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_elmin" table:style-name="ta1">
        <table:shapes>
          <draw:frame draw:z-index="0" draw:style-name="gr1" draw:text-style-name="P1" svg:width="20cm" svg:height="12cm" svg:x="16.008cm" svg:y="13.547cm">
            <draw:object draw:notify-on-update-of-ranges="P_elmin.A2:P_elmin.A400 P_elmin.D1:P_elmin.D1 P_elmin.D2:P_elmin.D400 P_elmin.A2:P_elmin.A400 P_elmin.E1:P_elmin.E1 P_elmin.E2:P_elmin.E4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0cm" svg:height="12cm" svg:x="16.008cm" svg:y="0.903cm">
            <draw:object draw:notify-on-update-of-ranges="P_elmin.A2:P_elmin.A400 P_elmin.B1:P_elmin.B1 P_elmin.B2:P_elmin.B400 P_elmin.A2:P_elmin.A400 P_elmin.C1:P_elmin.C1 P_elmin.C2:P_elmin.C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0cm" svg:height="12cm" svg:x="16.008cm" svg:y="26.19cm">
            <draw:object draw:notify-on-update-of-ranges="P_elmin.A2:P_elmin.A400 P_elmin.F1:P_elmin.F1 P_elmin.F2:P_elmin.F400 P_elmin.A2:P_elmin.A400 P_elmin.G1:P_elmin.G1 P_elmin.G2:P_elmin.G4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T_in</text:p>
          </table:table-cell>
          <table:table-cell office:value-type="string" calcext:value-type="string">
            <text:p>min35</text:p>
          </table:table-cell>
          <table:table-cell office:value-type="string" calcext:value-type="string">
            <text:p>max35</text:p>
          </table:table-cell>
          <table:table-cell office:value-type="string" calcext:value-type="string">
            <text:p>min55</text:p>
          </table:table-cell>
          <table:table-cell office:value-type="string" calcext:value-type="string">
            <text:p>max55</text:p>
          </table:table-cell>
          <table:table-cell office:value-type="string" calcext:value-type="string">
            <text:p>min65</text:p>
          </table:table-cell>
          <table:table-cell office:value-type="string" calcext:value-type="string">
            <text:p>max65</text:p>
          </table:table-cell>
          <table:table-cell table:number-columns-repeated="12"/>
          <table:table-cell office:value-type="string" calcext:value-type="string">
            <text:p>T_out</text:p>
          </table:table-cell>
          <table:table-cell office:value-type="string" calcext:value-type="string">
            <text:p>P_el35</text:p>
          </table:table-cell>
          <table:table-cell office:value-type="string" calcext:value-type="string">
            <text:p>P_th_35</text:p>
          </table:table-cell>
        </table:table-row>
        <table:table-row table:style-name="ro1">
          <table:table-cell office:value-type="float" office:value="-9.9" calcext:value-type="float">
            <text:p>-9,9</text:p>
          </table:table-cell>
          <table:table-cell office:value-type="float" office:value="2.75644444444444" calcext:value-type="float">
            <text:p>2,75644444444444</text:p>
          </table:table-cell>
          <table:table-cell office:value-type="float" office:value="3.25686319744257" calcext:value-type="float">
            <text:p>3,25686319744257</text:p>
          </table:table-cell>
          <table:table-cell office:value-type="float" office:value="1.8502909705275" calcext:value-type="float">
            <text:p>1,8502909705275</text:p>
          </table:table-cell>
          <table:table-cell office:value-type="float" office:value="2.44770349544484" calcext:value-type="float">
            <text:p>2,44770349544484</text:p>
          </table:table-cell>
          <table:table-cell office:value-type="float" office:value="1.70435993165855" calcext:value-type="float">
            <text:p>1,70435993165855</text:p>
          </table:table-cell>
          <table:table-cell office:value-type="float" office:value="2.17458511142722" calcext:value-type="float">
            <text:p>2,174585111427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5" calcext:value-type="float">
            <text:p>0,5625</text:p>
          </table:table-cell>
          <table:table-cell office:value-type="float" office:value="1.5505" calcext:value-type="float">
            <text:p>1,5505</text:p>
          </table:table-cell>
        </table:table-row>
        <table:table-row table:style-name="ro1">
          <table:table-cell office:value-type="float" office:value="-9.8" calcext:value-type="float">
            <text:p>-9,8</text:p>
          </table:table-cell>
          <table:table-cell office:value-type="float" office:value="2.77435988620199" calcext:value-type="float">
            <text:p>2,77435988620199</text:p>
          </table:table-cell>
          <table:table-cell office:value-type="float" office:value="3.26634837010207" calcext:value-type="float">
            <text:p>3,26634837010207</text:p>
          </table:table-cell>
          <table:table-cell office:value-type="float" office:value="1.85727699530516" calcext:value-type="float">
            <text:p>1,85727699530516</text:p>
          </table:table-cell>
          <table:table-cell office:value-type="float" office:value="2.45353922574375" calcext:value-type="float">
            <text:p>2,45353922574375</text:p>
          </table:table-cell>
          <table:table-cell office:value-type="float" office:value="1.71038493142026" calcext:value-type="float">
            <text:p>1,71038493142026</text:p>
          </table:table-cell>
          <table:table-cell office:value-type="float" office:value="2.1779534641513" calcext:value-type="float">
            <text:p>2,177953464151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4" calcext:value-type="float">
            <text:p>0,5624</text:p>
          </table:table-cell>
          <table:table-cell office:value-type="float" office:value="1.5603" calcext:value-type="float">
            <text:p>1,5603</text:p>
          </table:table-cell>
        </table:table-row>
        <table:table-row table:style-name="ro1">
          <table:table-cell office:value-type="float" office:value="-9.7" calcext:value-type="float">
            <text:p>-9,7</text:p>
          </table:table-cell>
          <table:table-cell office:value-type="float" office:value="2.79228170016006" calcext:value-type="float">
            <text:p>2,79228170016006</text:p>
          </table:table-cell>
          <table:table-cell office:value-type="float" office:value="3.27581669243675" calcext:value-type="float">
            <text:p>3,27581669243675</text:p>
          </table:table-cell>
          <table:table-cell office:value-type="float" office:value="1.86417433777945" calcext:value-type="float">
            <text:p>1,86417433777945</text:p>
          </table:table-cell>
          <table:table-cell office:value-type="float" office:value="2.45938586795352" calcext:value-type="float">
            <text:p>2,45938586795352</text:p>
          </table:table-cell>
          <table:table-cell office:value-type="float" office:value="1.71644146988256" calcext:value-type="float">
            <text:p>1,71644146988256</text:p>
          </table:table-cell>
          <table:table-cell office:value-type="float" office:value="2.18128323289614" calcext:value-type="float">
            <text:p>2,181283232896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3" calcext:value-type="float">
            <text:p>0,5623</text:p>
          </table:table-cell>
          <table:table-cell office:value-type="float" office:value="1.5701" calcext:value-type="float">
            <text:p>1,5701</text:p>
          </table:table-cell>
        </table:table-row>
        <table:table-row table:style-name="ro1">
          <table:table-cell office:value-type="float" office:value="-9.6" calcext:value-type="float">
            <text:p>-9,6</text:p>
          </table:table-cell>
          <table:table-cell office:value-type="float" office:value="2.81020988971896" calcext:value-type="float">
            <text:p>2,81020988971896</text:p>
          </table:table-cell>
          <table:table-cell office:value-type="float" office:value="3.28516023007395" calcext:value-type="float">
            <text:p>3,28516023007395</text:p>
          </table:table-cell>
          <table:table-cell office:value-type="float" office:value="1.87117083255027" calcext:value-type="float">
            <text:p>1,87117083255027</text:p>
          </table:table-cell>
          <table:table-cell office:value-type="float" office:value="2.46518953262977" calcext:value-type="float">
            <text:p>2,46518953262977</text:p>
          </table:table-cell>
          <table:table-cell office:value-type="float" office:value="1.72237638748739" calcext:value-type="float">
            <text:p>1,72237638748739</text:p>
          </table:table-cell>
          <table:table-cell office:value-type="float" office:value="2.18463026756642" calcext:value-type="float">
            <text:p>2,184630267566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2" calcext:value-type="float">
            <text:p>0,5622</text:p>
          </table:table-cell>
          <table:table-cell office:value-type="float" office:value="1.5799" calcext:value-type="float">
            <text:p>1,5799</text:p>
          </table:table-cell>
        </table:table-row>
        <table:table-row table:style-name="ro1">
          <table:table-cell office:value-type="float" office:value="-9.5" calcext:value-type="float">
            <text:p>-9,5</text:p>
          </table:table-cell>
          <table:table-cell office:value-type="float" office:value="2.82814445828144" calcext:value-type="float">
            <text:p>2,82814445828144</text:p>
          </table:table-cell>
          <table:table-cell office:value-type="float" office:value="3.29459477210035" calcext:value-type="float">
            <text:p>3,29459477210035</text:p>
          </table:table-cell>
          <table:table-cell office:value-type="float" office:value="1.87807858620041" calcext:value-type="float">
            <text:p>1,87807858620041</text:p>
          </table:table-cell>
          <table:table-cell office:value-type="float" office:value="2.4709108506291" calcext:value-type="float">
            <text:p>2,4709108506291</text:p>
          </table:table-cell>
          <table:table-cell office:value-type="float" office:value="1.72823484943933" calcext:value-type="float">
            <text:p>1,72823484943933</text:p>
          </table:table-cell>
          <table:table-cell office:value-type="float" office:value="2.18791519434629" calcext:value-type="float">
            <text:p>2,187915194346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1" calcext:value-type="float">
            <text:p>0,5621</text:p>
          </table:table-cell>
          <table:table-cell office:value-type="float" office:value="1.5897" calcext:value-type="float">
            <text:p>1,5897</text:p>
          </table:table-cell>
        </table:table-row>
        <table:table-row table:style-name="ro1">
          <table:table-cell office:value-type="float" office:value="-9.4" calcext:value-type="float">
            <text:p>-9,4</text:p>
          </table:table-cell>
          <table:table-cell office:value-type="float" office:value="2.84608540925267" calcext:value-type="float">
            <text:p>2,84608540925267</text:p>
          </table:table-cell>
          <table:table-cell office:value-type="float" office:value="3.30390419947507" calcext:value-type="float">
            <text:p>3,30390419947507</text:p>
          </table:table-cell>
          <table:table-cell office:value-type="float" office:value="1.88508557457213" calcext:value-type="float">
            <text:p>1,88508557457213</text:p>
          </table:table-cell>
          <table:table-cell office:value-type="float" office:value="2.47668268585389" calcext:value-type="float">
            <text:p>2,47668268585389</text:p>
          </table:table-cell>
          <table:table-cell office:value-type="float" office:value="1.73408004027183" calcext:value-type="float">
            <text:p>1,73408004027183</text:p>
          </table:table-cell>
          <table:table-cell office:value-type="float" office:value="2.19118961381062" calcext:value-type="float">
            <text:p>2,1911896138106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" calcext:value-type="float">
            <text:p>0,562</text:p>
          </table:table-cell>
          <table:table-cell office:value-type="float" office:value="1.5995" calcext:value-type="float">
            <text:p>1,5995</text:p>
          </table:table-cell>
        </table:table-row>
        <table:table-row table:style-name="ro1">
          <table:table-cell office:value-type="float" office:value="-9.3" calcext:value-type="float">
            <text:p>-9,3</text:p>
          </table:table-cell>
          <table:table-cell office:value-type="float" office:value="2.8635231316726" calcext:value-type="float">
            <text:p>2,8635231316726</text:p>
          </table:table-cell>
          <table:table-cell office:value-type="float" office:value="3.31330514308192" calcext:value-type="float">
            <text:p>3,31330514308192</text:p>
          </table:table-cell>
          <table:table-cell office:value-type="float" office:value="1.89218176686424" calcext:value-type="float">
            <text:p>1,89218176686424</text:p>
          </table:table-cell>
          <table:table-cell office:value-type="float" office:value="2.48243873666148" calcext:value-type="float">
            <text:p>2,48243873666148</text:p>
          </table:table-cell>
          <table:table-cell office:value-type="float" office:value="1.73991200502828" calcext:value-type="float">
            <text:p>1,73991200502828</text:p>
          </table:table-cell>
          <table:table-cell office:value-type="float" office:value="2.19447705818814" calcext:value-type="float">
            <text:p>2,194477058188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2" calcext:value-type="float">
            <text:p>0,562</text:p>
          </table:table-cell>
          <table:table-cell office:value-type="float" office:value="1.6093" calcext:value-type="float">
            <text:p>1,6093</text:p>
          </table:table-cell>
        </table:table-row>
        <table:table-row table:style-name="ro1">
          <table:table-cell office:value-type="float" office:value="-9.2" calcext:value-type="float">
            <text:p>-9,2</text:p>
          </table:table-cell>
          <table:table-cell office:value-type="float" office:value="2.88147357180993" calcext:value-type="float">
            <text:p>2,88147357180993</text:p>
          </table:table-cell>
          <table:table-cell office:value-type="float" office:value="3.3226894609288" calcext:value-type="float">
            <text:p>3,3226894609288</text:p>
          </table:table-cell>
          <table:table-cell office:value-type="float" office:value="1.8992" calcext:value-type="float">
            <text:p>1,8992</text:p>
          </table:table-cell>
          <table:table-cell office:value-type="float" office:value="2.48817906771266" calcext:value-type="float">
            <text:p>2,48817906771266</text:p>
          </table:table-cell>
          <table:table-cell office:value-type="float" office:value="1.74577761034721" calcext:value-type="float">
            <text:p>1,74577761034721</text:p>
          </table:table-cell>
          <table:table-cell office:value-type="float" office:value="2.19773057626483" calcext:value-type="float">
            <text:p>2,1977305762648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9" calcext:value-type="float">
            <text:p>0,5619</text:p>
          </table:table-cell>
          <table:table-cell office:value-type="float" office:value="1.6191" calcext:value-type="float">
            <text:p>1,6191</text:p>
          </table:table-cell>
        </table:table-row>
        <table:table-row table:style-name="ro1">
          <table:table-cell office:value-type="float" office:value="-9.1" calcext:value-type="float">
            <text:p>-9,1</text:p>
          </table:table-cell>
          <table:table-cell office:value-type="float" office:value="2.89943040227839" calcext:value-type="float">
            <text:p>2,89943040227839</text:p>
          </table:table-cell>
          <table:table-cell office:value-type="float" office:value="3.33194817093122" calcext:value-type="float">
            <text:p>3,33194817093122</text:p>
          </table:table-cell>
          <table:table-cell office:value-type="float" office:value="1.90612936634968" calcext:value-type="float">
            <text:p>1,90612936634968</text:p>
          </table:table-cell>
          <table:table-cell office:value-type="float" office:value="2.49390374331551" calcext:value-type="float">
            <text:p>2,49390374331551</text:p>
          </table:table-cell>
          <table:table-cell office:value-type="float" office:value="1.75152085293195" calcext:value-type="float">
            <text:p>1,75152085293195</text:p>
          </table:table-cell>
          <table:table-cell office:value-type="float" office:value="2.20097373718459" calcext:value-type="float">
            <text:p>2,200973737184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8" calcext:value-type="float">
            <text:p>0,5618</text:p>
          </table:table-cell>
          <table:table-cell office:value-type="float" office:value="1.6289" calcext:value-type="float">
            <text:p>1,628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.91739362649101" calcext:value-type="float">
            <text:p>2,91739362649101</text:p>
          </table:table-cell>
          <table:table-cell office:value-type="float" office:value="3.3412991598287" calcext:value-type="float">
            <text:p>3,3412991598287</text:p>
          </table:table-cell>
          <table:table-cell office:value-type="float" office:value="1.91315814260149" calcext:value-type="float">
            <text:p>1,91315814260149</text:p>
          </table:table-cell>
          <table:table-cell office:value-type="float" office:value="2.49954608565631" calcext:value-type="float">
            <text:p>2,49954608565631</text:p>
          </table:table-cell>
          <table:table-cell office:value-type="float" office:value="1.75725114326881" calcext:value-type="float">
            <text:p>1,75725114326881</text:p>
          </table:table-cell>
          <table:table-cell office:value-type="float" office:value="2.20420659032484" calcext:value-type="float">
            <text:p>2,2042065903248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7" calcext:value-type="float">
            <text:p>0,5617</text:p>
          </table:table-cell>
          <table:table-cell office:value-type="float" office:value="1.6387" calcext:value-type="float">
            <text:p>1,6387</text:p>
          </table:table-cell>
        </table:table-row>
        <table:table-row table:style-name="ro1">
          <table:table-cell office:value-type="float" office:value="-8.9" calcext:value-type="float">
            <text:p>-8,9</text:p>
          </table:table-cell>
          <table:table-cell office:value-type="float" office:value="2.93501869325263" calcext:value-type="float">
            <text:p>2,93501869325263</text:p>
          </table:table-cell>
          <table:table-cell office:value-type="float" office:value="3.35063365560491" calcext:value-type="float">
            <text:p>3,35063365560491</text:p>
          </table:table-cell>
          <table:table-cell office:value-type="float" office:value="1.92009799302742" calcext:value-type="float">
            <text:p>1,92009799302742</text:p>
          </table:table-cell>
          <table:table-cell office:value-type="float" office:value="2.50523958083353" calcext:value-type="float">
            <text:p>2,50523958083353</text:p>
          </table:table-cell>
          <table:table-cell office:value-type="float" office:value="1.76296852512358" calcext:value-type="float">
            <text:p>1,76296852512358</text:p>
          </table:table-cell>
          <table:table-cell office:value-type="float" office:value="2.20750402501342" calcext:value-type="float">
            <text:p>2,207504025013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7" calcext:value-type="float">
            <text:p>0,5617</text:p>
          </table:table-cell>
          <table:table-cell office:value-type="float" office:value="1.6486" calcext:value-type="float">
            <text:p>1,6486</text:p>
          </table:table-cell>
        </table:table-row>
        <table:table-row table:style-name="ro1">
          <table:table-cell office:value-type="float" office:value="-8.8" calcext:value-type="float">
            <text:p>-8,8</text:p>
          </table:table-cell>
          <table:table-cell office:value-type="float" office:value="2.95299145299145" calcext:value-type="float">
            <text:p>2,95299145299145</text:p>
          </table:table-cell>
          <table:table-cell office:value-type="float" office:value="3.35984205717269" calcext:value-type="float">
            <text:p>3,35984205717269</text:p>
          </table:table-cell>
          <table:table-cell office:value-type="float" office:value="1.92713733622396" calcext:value-type="float">
            <text:p>1,92713733622396</text:p>
          </table:table-cell>
          <table:table-cell office:value-type="float" office:value="2.51091761197209" calcext:value-type="float">
            <text:p>2,51091761197209</text:p>
          </table:table-cell>
          <table:table-cell office:value-type="float" office:value="1.76867304206513" calcext:value-type="float">
            <text:p>1,76867304206513</text:p>
          </table:table-cell>
          <table:table-cell office:value-type="float" office:value="2.21071636575422" calcext:value-type="float">
            <text:p>2,210716365754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6" calcext:value-type="float">
            <text:p>0,5616</text:p>
          </table:table-cell>
          <table:table-cell office:value-type="float" office:value="1.6584" calcext:value-type="float">
            <text:p>1,6584</text:p>
          </table:table-cell>
        </table:table-row>
        <table:table-row table:style-name="ro1">
          <table:table-cell office:value-type="float" office:value="-8.7" calcext:value-type="float">
            <text:p>-8,7</text:p>
          </table:table-cell>
          <table:table-cell office:value-type="float" office:value="2.97097061442565" calcext:value-type="float">
            <text:p>2,97097061442565</text:p>
          </table:table-cell>
          <table:table-cell office:value-type="float" office:value="3.36914349059372" calcext:value-type="float">
            <text:p>3,36914349059372</text:p>
          </table:table-cell>
          <table:table-cell office:value-type="float" office:value="1.93408769448373" calcext:value-type="float">
            <text:p>1,93408769448373</text:p>
          </table:table-cell>
          <table:table-cell office:value-type="float" office:value="2.5165802419891" calcext:value-type="float">
            <text:p>2,5165802419891</text:p>
          </table:table-cell>
          <table:table-cell office:value-type="float" office:value="1.77441308691309" calcext:value-type="float">
            <text:p>1,77441308691309</text:p>
          </table:table-cell>
          <table:table-cell office:value-type="float" office:value="2.2139185448794" calcext:value-type="float">
            <text:p>2,21391854487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5" calcext:value-type="float">
            <text:p>0,5615</text:p>
          </table:table-cell>
          <table:table-cell office:value-type="float" office:value="1.6682" calcext:value-type="float">
            <text:p>1,6682</text:p>
          </table:table-cell>
        </table:table-row>
        <table:table-row table:style-name="ro1">
          <table:table-cell office:value-type="float" office:value="-8.6" calcext:value-type="float">
            <text:p>-8,6</text:p>
          </table:table-cell>
          <table:table-cell office:value-type="float" office:value="2.98895618097613" calcext:value-type="float">
            <text:p>2,98895618097613</text:p>
          </table:table-cell>
          <table:table-cell office:value-type="float" office:value="3.37842856212131" calcext:value-type="float">
            <text:p>3,37842856212131</text:p>
          </table:table-cell>
          <table:table-cell office:value-type="float" office:value="1.94113762852561" calcext:value-type="float">
            <text:p>1,94113762852561</text:p>
          </table:table-cell>
          <table:table-cell office:value-type="float" office:value="2.52216055447858" calcext:value-type="float">
            <text:p>2,52216055447858</text:p>
          </table:table-cell>
          <table:table-cell office:value-type="float" office:value="1.78002993638518" calcext:value-type="float">
            <text:p>1,78002993638518</text:p>
          </table:table-cell>
          <table:table-cell office:value-type="float" office:value="2.21711061052925" calcext:value-type="float">
            <text:p>2,217110610529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4" calcext:value-type="float">
            <text:p>0,5614</text:p>
          </table:table-cell>
          <table:table-cell office:value-type="float" office:value="1.678" calcext:value-type="float">
            <text:p>1,678</text:p>
          </table:table-cell>
        </table:table-row>
        <table:table-row table:style-name="ro1">
          <table:table-cell office:value-type="float" office:value="-8.5" calcext:value-type="float">
            <text:p>-8,5</text:p>
          </table:table-cell>
          <table:table-cell office:value-type="float" office:value="3.00641254007838" calcext:value-type="float">
            <text:p>3,00641254007838</text:p>
          </table:table-cell>
          <table:table-cell office:value-type="float" office:value="3.38758705981905" calcext:value-type="float">
            <text:p>3,38758705981905</text:p>
          </table:table-cell>
          <table:table-cell office:value-type="float" office:value="1.94809851844862" calcext:value-type="float">
            <text:p>1,94809851844862</text:p>
          </table:table-cell>
          <table:table-cell office:value-type="float" office:value="2.52779251087302" calcext:value-type="float">
            <text:p>2,52779251087302</text:p>
          </table:table-cell>
          <table:table-cell office:value-type="float" office:value="1.78563418888612" calcext:value-type="float">
            <text:p>1,78563418888612</text:p>
          </table:table-cell>
          <table:table-cell office:value-type="float" office:value="2.22031579679566" calcext:value-type="float">
            <text:p>2,2203157967956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4" calcext:value-type="float">
            <text:p>0,5614</text:p>
          </table:table-cell>
          <table:table-cell office:value-type="float" office:value="1.6878" calcext:value-type="float">
            <text:p>1,6878</text:p>
          </table:table-cell>
        </table:table-row>
        <table:table-row table:style-name="ro1">
          <table:table-cell office:value-type="float" office:value="-8.4" calcext:value-type="float">
            <text:p>-8,4</text:p>
          </table:table-cell>
          <table:table-cell office:value-type="float" office:value="3.02458578300374" calcext:value-type="float">
            <text:p>3,02458578300374</text:p>
          </table:table-cell>
          <table:table-cell office:value-type="float" office:value="3.39683933274802" calcext:value-type="float">
            <text:p>3,39683933274802</text:p>
          </table:table-cell>
          <table:table-cell office:value-type="float" office:value="1.9551590673086" calcext:value-type="float">
            <text:p>1,9551590673086</text:p>
          </table:table-cell>
          <table:table-cell office:value-type="float" office:value="2.53340925342302" calcext:value-type="float">
            <text:p>2,53340925342302</text:p>
          </table:table-cell>
          <table:table-cell office:value-type="float" office:value="1.79128811449907" calcext:value-type="float">
            <text:p>1,79128811449907</text:p>
          </table:table-cell>
          <table:table-cell office:value-type="float" office:value="2.22348774220432" calcext:value-type="float">
            <text:p>2,223487742204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3" calcext:value-type="float">
            <text:p>0,5613</text:p>
          </table:table-cell>
          <table:table-cell office:value-type="float" office:value="1.6977" calcext:value-type="float">
            <text:p>1,6977</text:p>
          </table:table-cell>
        </table:table-row>
        <table:table-row table:style-name="ro1">
          <table:table-cell office:value-type="float" office:value="-8.3" calcext:value-type="float">
            <text:p>-8,3</text:p>
          </table:table-cell>
          <table:table-cell office:value-type="float" office:value="3.04258731290093" calcext:value-type="float">
            <text:p>3,04258731290093</text:p>
          </table:table-cell>
          <table:table-cell office:value-type="float" office:value="3.40607537361923" calcext:value-type="float">
            <text:p>3,40607537361923</text:p>
          </table:table-cell>
          <table:table-cell office:value-type="float" office:value="1.96231582924065" calcext:value-type="float">
            <text:p>1,96231582924065</text:p>
          </table:table-cell>
          <table:table-cell office:value-type="float" office:value="2.53903729172177" calcext:value-type="float">
            <text:p>2,53903729172177</text:p>
          </table:table-cell>
          <table:table-cell office:value-type="float" office:value="1.79697892708398" calcext:value-type="float">
            <text:p>1,79697892708398</text:p>
          </table:table-cell>
          <table:table-cell office:value-type="float" office:value="2.2266497168612" calcext:value-type="float">
            <text:p>2,22664971686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2" calcext:value-type="float">
            <text:p>0,5612</text:p>
          </table:table-cell>
          <table:table-cell office:value-type="float" office:value="1.7075" calcext:value-type="float">
            <text:p>1,7075</text:p>
          </table:table-cell>
        </table:table-row>
        <table:table-row table:style-name="ro1">
          <table:table-cell office:value-type="float" office:value="-8.2" calcext:value-type="float">
            <text:p>-8,2</text:p>
          </table:table-cell>
          <table:table-cell office:value-type="float" office:value="3.06059525931207" calcext:value-type="float">
            <text:p>3,06059525931207</text:p>
          </table:table-cell>
          <table:table-cell office:value-type="float" office:value="3.41515190859517" calcext:value-type="float">
            <text:p>3,41515190859517</text:p>
          </table:table-cell>
          <table:table-cell office:value-type="float" office:value="1.96938775510204" calcext:value-type="float">
            <text:p>1,96938775510204</text:p>
          </table:table-cell>
          <table:table-cell office:value-type="float" office:value="2.5446237553155" calcext:value-type="float">
            <text:p>2,5446237553155</text:p>
          </table:table-cell>
          <table:table-cell office:value-type="float" office:value="1.80254579323192" calcext:value-type="float">
            <text:p>1,80254579323192</text:p>
          </table:table-cell>
          <table:table-cell office:value-type="float" office:value="2.22987630388627" calcext:value-type="float">
            <text:p>2,229876303886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1" calcext:value-type="float">
            <text:p>0,5611</text:p>
          </table:table-cell>
          <table:table-cell office:value-type="float" office:value="1.7173" calcext:value-type="float">
            <text:p>1,7173</text:p>
          </table:table-cell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3.07860962566845" calcext:value-type="float">
            <text:p>3,07860962566845</text:p>
          </table:table-cell>
          <table:table-cell office:value-type="float" office:value="3.42435544024647" calcext:value-type="float">
            <text:p>3,42435544024647</text:p>
          </table:table-cell>
          <table:table-cell office:value-type="float" office:value="1.97637051039698" calcext:value-type="float">
            <text:p>1,97637051039698</text:p>
          </table:table-cell>
          <table:table-cell office:value-type="float" office:value="2.55019518885841" calcext:value-type="float">
            <text:p>2,55019518885841</text:p>
          </table:table-cell>
          <table:table-cell office:value-type="float" office:value="1.80810022948583" calcext:value-type="float">
            <text:p>1,80810022948583</text:p>
          </table:table-cell>
          <table:table-cell office:value-type="float" office:value="2.23301843317972" calcext:value-type="float">
            <text:p>2,2330184331797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" calcext:value-type="float">
            <text:p>0,561</text:p>
          </table:table-cell>
          <table:table-cell office:value-type="float" office:value="1.7271" calcext:value-type="float">
            <text:p>1,727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09607843137255" calcext:value-type="float">
            <text:p>3,09607843137255</text:p>
          </table:table-cell>
          <table:table-cell office:value-type="float" office:value="3.43354286825222" calcext:value-type="float">
            <text:p>3,43354286825222</text:p>
          </table:table-cell>
          <table:table-cell office:value-type="float" office:value="1.98345310136157" calcext:value-type="float">
            <text:p>1,98345310136157</text:p>
          </table:table-cell>
          <table:table-cell office:value-type="float" office:value="2.55571067326941" calcext:value-type="float">
            <text:p>2,55571067326941</text:p>
          </table:table-cell>
          <table:table-cell office:value-type="float" office:value="1.81364227743015" calcext:value-type="float">
            <text:p>1,81364227743015</text:p>
          </table:table-cell>
          <table:table-cell office:value-type="float" office:value="2.23620217636368" calcext:value-type="float">
            <text:p>2,236202176363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1" calcext:value-type="float">
            <text:p>0,561</text:p>
          </table:table-cell>
          <table:table-cell office:value-type="float" office:value="1.7369" calcext:value-type="float">
            <text:p>1,7369</text:p>
          </table:table-cell>
        </table:table-row>
        <table:table-row table:style-name="ro1">
          <table:table-cell office:value-type="float" office:value="-7.9" calcext:value-type="float">
            <text:p>-7,9</text:p>
          </table:table-cell>
          <table:table-cell office:value-type="float" office:value="3.11428062043145" calcext:value-type="float">
            <text:p>3,11428062043145</text:p>
          </table:table-cell>
          <table:table-cell office:value-type="float" office:value="3.44257041113629" calcext:value-type="float">
            <text:p>3,44257041113629</text:p>
          </table:table-cell>
          <table:table-cell office:value-type="float" office:value="1.99044646235339" calcext:value-type="float">
            <text:p>1,99044646235339</text:p>
          </table:table-cell>
          <table:table-cell office:value-type="float" office:value="2.56125213731422" calcext:value-type="float">
            <text:p>2,56125213731422</text:p>
          </table:table-cell>
          <table:table-cell office:value-type="float" office:value="1.81917197846401" calcext:value-type="float">
            <text:p>1,81917197846401</text:p>
          </table:table-cell>
          <table:table-cell office:value-type="float" office:value="2.2393761198144" calcext:value-type="float">
            <text:p>2,239376119814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9" calcext:value-type="float">
            <text:p>0,5609</text:p>
          </table:table-cell>
          <table:table-cell office:value-type="float" office:value="1.7468" calcext:value-type="float">
            <text:p>1,7468</text:p>
          </table:table-cell>
        </table:table-row>
        <table:table-row table:style-name="ro1">
          <table:table-cell office:value-type="float" office:value="-7.8" calcext:value-type="float">
            <text:p>-7,8</text:p>
          </table:table-cell>
          <table:table-cell office:value-type="float" office:value="3.13231098430813" calcext:value-type="float">
            <text:p>3,13231098430813</text:p>
          </table:table-cell>
          <table:table-cell office:value-type="float" office:value="3.45172558786428" calcext:value-type="float">
            <text:p>3,45172558786428</text:p>
          </table:table-cell>
          <table:table-cell office:value-type="float" office:value="1.99753974261923" calcext:value-type="float">
            <text:p>1,99753974261923</text:p>
          </table:table-cell>
          <table:table-cell office:value-type="float" office:value="2.56680502285504" calcext:value-type="float">
            <text:p>2,56680502285504</text:p>
          </table:table-cell>
          <table:table-cell office:value-type="float" office:value="1.8248021760633" calcext:value-type="float">
            <text:p>1,8248021760633</text:p>
          </table:table-cell>
          <table:table-cell office:value-type="float" office:value="2.24256324396229" calcext:value-type="float">
            <text:p>2,242563243962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8" calcext:value-type="float">
            <text:p>0,5608</text:p>
          </table:table-cell>
          <table:table-cell office:value-type="float" office:value="1.7566" calcext:value-type="float">
            <text:p>1,7566</text:p>
          </table:table-cell>
        </table:table-row>
        <table:table-row table:style-name="ro1">
          <table:table-cell office:value-type="float" office:value="-7.7" calcext:value-type="float">
            <text:p>-7,7</text:p>
          </table:table-cell>
          <table:table-cell office:value-type="float" office:value="3.15034777956126" calcext:value-type="float">
            <text:p>3,15034777956126</text:p>
          </table:table-cell>
          <table:table-cell office:value-type="float" office:value="3.46086478800414" calcext:value-type="float">
            <text:p>3,46086478800414</text:p>
          </table:table-cell>
          <table:table-cell office:value-type="float" office:value="2.00454373343431" calcext:value-type="float">
            <text:p>2,00454373343431</text:p>
          </table:table-cell>
          <table:table-cell office:value-type="float" office:value="2.57234304903324" calcext:value-type="float">
            <text:p>2,57234304903324</text:p>
          </table:table-cell>
          <table:table-cell office:value-type="float" office:value="1.83030752130419" calcext:value-type="float">
            <text:p>1,83030752130419</text:p>
          </table:table-cell>
          <table:table-cell office:value-type="float" office:value="2.24571768800953" calcext:value-type="float">
            <text:p>2,2457176880095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7" calcext:value-type="float">
            <text:p>0,5607</text:p>
          </table:table-cell>
          <table:table-cell office:value-type="float" office:value="1.7664" calcext:value-type="float">
            <text:p>1,7664</text:p>
          </table:table-cell>
        </table:table-row>
        <table:table-row table:style-name="ro1">
          <table:table-cell office:value-type="float" office:value="-7.6" calcext:value-type="float">
            <text:p>-7,6</text:p>
          </table:table-cell>
          <table:table-cell office:value-type="float" office:value="3.16839100963254" calcext:value-type="float">
            <text:p>3,16839100963254</text:p>
          </table:table-cell>
          <table:table-cell office:value-type="float" office:value="3.46984372982048" calcext:value-type="float">
            <text:p>3,46984372982048</text:p>
          </table:table-cell>
          <table:table-cell office:value-type="float" office:value="2.01164772727273" calcext:value-type="float">
            <text:p>2,01164772727273</text:p>
          </table:table-cell>
          <table:table-cell office:value-type="float" office:value="2.57786627541396" calcext:value-type="float">
            <text:p>2,57786627541396</text:p>
          </table:table-cell>
          <table:table-cell office:value-type="float" office:value="1.83586232420429" calcext:value-type="float">
            <text:p>1,83586232420429</text:p>
          </table:table-cell>
          <table:table-cell office:value-type="float" office:value="2.24886246713159" calcext:value-type="float">
            <text:p>2,248862467131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6" calcext:value-type="float">
            <text:p>0,5606</text:p>
          </table:table-cell>
          <table:table-cell office:value-type="float" office:value="1.7762" calcext:value-type="float">
            <text:p>1,7762</text:p>
          </table:table-cell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3.18700927908637" calcext:value-type="float">
            <text:p>3,18700927908637</text:p>
          </table:table-cell>
          <table:table-cell office:value-type="float" office:value="3.47891867479596" calcext:value-type="float">
            <text:p>3,47891867479596</text:p>
          </table:table-cell>
          <table:table-cell office:value-type="float" office:value="2.01866237211065" calcext:value-type="float">
            <text:p>2,01866237211065</text:p>
          </table:table-cell>
          <table:table-cell office:value-type="float" office:value="2.58337476124441" calcext:value-type="float">
            <text:p>2,58337476124441</text:p>
          </table:table-cell>
          <table:table-cell office:value-type="float" office:value="1.84140480591497" calcext:value-type="float">
            <text:p>1,84140480591497</text:p>
          </table:table-cell>
          <table:table-cell office:value-type="float" office:value="2.25202045568695" calcext:value-type="float">
            <text:p>2,2520204556869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4" calcext:value-type="float">
            <text:p>0,5604</text:p>
          </table:table-cell>
          <table:table-cell office:value-type="float" office:value="1.786" calcext:value-type="float">
            <text:p>1,786</text:p>
          </table:table-cell>
        </table:table-row>
        <table:table-row table:style-name="ro1">
          <table:table-cell office:value-type="float" office:value="-7.4" calcext:value-type="float">
            <text:p>-7,4</text:p>
          </table:table-cell>
          <table:table-cell office:value-type="float" office:value="3.20524718900589" calcext:value-type="float">
            <text:p>3,20524718900589</text:p>
          </table:table-cell>
          <table:table-cell office:value-type="float" office:value="3.4878976375415" calcext:value-type="float">
            <text:p>3,4878976375415</text:p>
          </table:table-cell>
          <table:table-cell office:value-type="float" office:value="2.02577710386657" calcext:value-type="float">
            <text:p>2,02577710386657</text:p>
          </table:table-cell>
          <table:table-cell office:value-type="float" office:value="2.58889469558401" calcext:value-type="float">
            <text:p>2,58889469558401</text:p>
          </table:table-cell>
          <table:table-cell office:value-type="float" office:value="1.84698713608666" calcext:value-type="float">
            <text:p>1,84698713608666</text:p>
          </table:table-cell>
          <table:table-cell office:value-type="float" office:value="2.25519741041306" calcext:value-type="float">
            <text:p>2,255197410413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3" calcext:value-type="float">
            <text:p>0,5603</text:p>
          </table:table-cell>
          <table:table-cell office:value-type="float" office:value="1.7959" calcext:value-type="float">
            <text:p>1,7959</text:p>
          </table:table-cell>
        </table:table-row>
        <table:table-row table:style-name="ro1">
          <table:table-cell office:value-type="float" office:value="-7.3" calcext:value-type="float">
            <text:p>-7,3</text:p>
          </table:table-cell>
          <table:table-cell office:value-type="float" office:value="3.22331310246341" calcext:value-type="float">
            <text:p>3,22331310246341</text:p>
          </table:table-cell>
          <table:table-cell office:value-type="float" office:value="3.49694081277774" calcext:value-type="float">
            <text:p>3,49694081277774</text:p>
          </table:table-cell>
          <table:table-cell office:value-type="float" office:value="2.03280242700038" calcext:value-type="float">
            <text:p>2,03280242700038</text:p>
          </table:table-cell>
          <table:table-cell office:value-type="float" office:value="2.59437384201874" calcext:value-type="float">
            <text:p>2,59437384201874</text:p>
          </table:table-cell>
          <table:table-cell office:value-type="float" office:value="1.85256686135875" calcext:value-type="float">
            <text:p>1,85256686135875</text:p>
          </table:table-cell>
          <table:table-cell office:value-type="float" office:value="2.25838758137206" calcext:value-type="float">
            <text:p>2,258387581372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2" calcext:value-type="float">
            <text:p>0,5602</text:p>
          </table:table-cell>
          <table:table-cell office:value-type="float" office:value="1.8057" calcext:value-type="float">
            <text:p>1,8057</text:p>
          </table:table-cell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3.24138546688091" calcext:value-type="float">
            <text:p>3,24138546688091</text:p>
          </table:table-cell>
          <table:table-cell office:value-type="float" office:value="3.5058554790554" calcext:value-type="float">
            <text:p>3,5058554790554</text:p>
          </table:table-cell>
          <table:table-cell office:value-type="float" office:value="2.03992792109256" calcext:value-type="float">
            <text:p>2,03992792109256</text:p>
          </table:table-cell>
          <table:table-cell office:value-type="float" office:value="2.59986448451996" calcext:value-type="float">
            <text:p>2,59986448451996</text:p>
          </table:table-cell>
          <table:table-cell office:value-type="float" office:value="1.85807283670085" calcext:value-type="float">
            <text:p>1,85807283670085</text:p>
          </table:table-cell>
          <table:table-cell office:value-type="float" office:value="2.26154545454545" calcext:value-type="float">
            <text:p>2,261545454545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601" calcext:value-type="float">
            <text:p>0,5601</text:p>
          </table:table-cell>
          <table:table-cell office:value-type="float" office:value="1.8155" calcext:value-type="float">
            <text:p>1,8155</text:p>
          </table:table-cell>
        </table:table-row>
        <table:table-row table:style-name="ro1">
          <table:table-cell office:value-type="float" office:value="-7.1" calcext:value-type="float">
            <text:p>-7,1</text:p>
          </table:table-cell>
          <table:table-cell office:value-type="float" office:value="3.26004643686373" calcext:value-type="float">
            <text:p>3,26004643686373</text:p>
          </table:table-cell>
          <table:table-cell office:value-type="float" office:value="3.51486708026616" calcext:value-type="float">
            <text:p>3,51486708026616</text:p>
          </table:table-cell>
          <table:table-cell office:value-type="float" office:value="2.04696394686907" calcext:value-type="float">
            <text:p>2,04696394686907</text:p>
          </table:table-cell>
          <table:table-cell office:value-type="float" office:value="2.60540835979387" calcext:value-type="float">
            <text:p>2,60540835979387</text:p>
          </table:table-cell>
          <table:table-cell office:value-type="float" office:value="1.86356665235262" calcext:value-type="float">
            <text:p>1,86356665235262</text:p>
          </table:table-cell>
          <table:table-cell office:value-type="float" office:value="2.26469386828848" calcext:value-type="float">
            <text:p>2,2646938682884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9" calcext:value-type="float">
            <text:p>0,5599</text:p>
          </table:table-cell>
          <table:table-cell office:value-type="float" office:value="1.8253" calcext:value-type="float">
            <text:p>1,825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27813504823151" calcext:value-type="float">
            <text:p>3,27813504823151</text:p>
          </table:table-cell>
          <table:table-cell office:value-type="float" office:value="3.52371776343257" calcext:value-type="float">
            <text:p>3,52371776343257</text:p>
          </table:table-cell>
          <table:table-cell office:value-type="float" office:value="2.05410022779043" calcext:value-type="float">
            <text:p>2,05410022779043</text:p>
          </table:table-cell>
          <table:table-cell office:value-type="float" office:value="2.610895953006" calcext:value-type="float">
            <text:p>2,610895953006</text:p>
          </table:table-cell>
          <table:table-cell office:value-type="float" office:value="1.86922416962863" calcext:value-type="float">
            <text:p>1,86922416962863</text:p>
          </table:table-cell>
          <table:table-cell office:value-type="float" office:value="2.26785552433608" calcext:value-type="float">
            <text:p>2,2678555243360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8" calcext:value-type="float">
            <text:p>0,5598</text:p>
          </table:table-cell>
          <table:table-cell office:value-type="float" office:value="1.8351" calcext:value-type="float">
            <text:p>1,8351</text:p>
          </table:table-cell>
        </table:table-row>
        <table:table-row table:style-name="ro1">
          <table:table-cell office:value-type="float" office:value="-6.9" calcext:value-type="float">
            <text:p>-6,9</text:p>
          </table:table-cell>
          <table:table-cell office:value-type="float" office:value="3.29681915654039" calcext:value-type="float">
            <text:p>3,29681915654039</text:p>
          </table:table-cell>
          <table:table-cell office:value-type="float" office:value="3.53269798485432" calcext:value-type="float">
            <text:p>3,53269798485432</text:p>
          </table:table-cell>
          <table:table-cell office:value-type="float" office:value="2.06114698063046" calcext:value-type="float">
            <text:p>2,06114698063046</text:p>
          </table:table-cell>
          <table:table-cell office:value-type="float" office:value="2.61634305887239" calcext:value-type="float">
            <text:p>2,61634305887239</text:p>
          </table:table-cell>
          <table:table-cell office:value-type="float" office:value="1.87481635651322" calcext:value-type="float">
            <text:p>1,87481635651322</text:p>
          </table:table-cell>
          <table:table-cell office:value-type="float" office:value="2.27103649568975" calcext:value-type="float">
            <text:p>2,271036495689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6" calcext:value-type="float">
            <text:p>0,5596</text:p>
          </table:table-cell>
          <table:table-cell office:value-type="float" office:value="1.8449" calcext:value-type="float">
            <text:p>1,8449</text:p>
          </table:table-cell>
        </table:table-row>
        <table:table-row table:style-name="ro1">
          <table:table-cell office:value-type="float" office:value="-6.8" calcext:value-type="float">
            <text:p>-6,8</text:p>
          </table:table-cell>
          <table:table-cell office:value-type="float" office:value="3.31492403932082" calcext:value-type="float">
            <text:p>3,31492403932082</text:p>
          </table:table-cell>
          <table:table-cell office:value-type="float" office:value="3.5415170556553" calcext:value-type="float">
            <text:p>3,5415170556553</text:p>
          </table:table-cell>
          <table:table-cell office:value-type="float" office:value="2.06829407294833" calcext:value-type="float">
            <text:p>2,06829407294833</text:p>
          </table:table-cell>
          <table:table-cell office:value-type="float" office:value="2.62180168502916" calcext:value-type="float">
            <text:p>2,62180168502916</text:p>
          </table:table-cell>
          <table:table-cell office:value-type="float" office:value="1.88033508621744" calcext:value-type="float">
            <text:p>1,88033508621744</text:p>
          </table:table-cell>
          <table:table-cell office:value-type="float" office:value="2.27423071709367" calcext:value-type="float">
            <text:p>2,274230717093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5" calcext:value-type="float">
            <text:p>0,5595</text:p>
          </table:table-cell>
          <table:table-cell office:value-type="float" office:value="1.8547" calcext:value-type="float">
            <text:p>1,8547</text:p>
          </table:table-cell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3.33363132487037" calcext:value-type="float">
            <text:p>3,33363132487037</text:p>
          </table:table-cell>
          <table:table-cell office:value-type="float" office:value="3.55046606233383" calcext:value-type="float">
            <text:p>3,55046606233383</text:p>
          </table:table-cell>
          <table:table-cell office:value-type="float" office:value="2.07535157734702" calcext:value-type="float">
            <text:p>2,07535157734702</text:p>
          </table:table-cell>
          <table:table-cell office:value-type="float" office:value="2.62731391585761" calcext:value-type="float">
            <text:p>2,62731391585761</text:p>
          </table:table-cell>
          <table:table-cell office:value-type="float" office:value="1.8860179585853" calcext:value-type="float">
            <text:p>1,8860179585853</text:p>
          </table:table-cell>
          <table:table-cell office:value-type="float" office:value="2.27739301103165" calcext:value-type="float">
            <text:p>2,277393011031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3" calcext:value-type="float">
            <text:p>0,5593</text:p>
          </table:table-cell>
          <table:table-cell office:value-type="float" office:value="1.8645" calcext:value-type="float">
            <text:p>1,8645</text:p>
          </table:table-cell>
        </table:table-row>
        <table:table-row table:style-name="ro1">
          <table:table-cell office:value-type="float" office:value="-6.6" calcext:value-type="float">
            <text:p>-6,6</text:p>
          </table:table-cell>
          <table:table-cell office:value-type="float" office:value="3.35235199427652" calcext:value-type="float">
            <text:p>3,35235199427652</text:p>
          </table:table-cell>
          <table:table-cell office:value-type="float" office:value="3.55925368835408" calcext:value-type="float">
            <text:p>3,55925368835408</text:p>
          </table:table-cell>
          <table:table-cell office:value-type="float" office:value="2.08250950570342" calcext:value-type="float">
            <text:p>2,08250950570342</text:p>
          </table:table-cell>
          <table:table-cell office:value-type="float" office:value="2.63274382045713" calcext:value-type="float">
            <text:p>2,63274382045713</text:p>
          </table:table-cell>
          <table:table-cell office:value-type="float" office:value="1.89163463298554" calcext:value-type="float">
            <text:p>1,89163463298554</text:p>
          </table:table-cell>
          <table:table-cell office:value-type="float" office:value="2.28061994548445" calcext:value-type="float">
            <text:p>2,280619945484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91" calcext:value-type="float">
            <text:p>0,5591</text:p>
          </table:table-cell>
          <table:table-cell office:value-type="float" office:value="1.8743" calcext:value-type="float">
            <text:p>1,8743</text:p>
          </table:table-cell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3.37108606190732" calcext:value-type="float">
            <text:p>3,37108606190732</text:p>
          </table:table-cell>
          <table:table-cell office:value-type="float" office:value="3.56813966873441" calcext:value-type="float">
            <text:p>3,56813966873441</text:p>
          </table:table-cell>
          <table:table-cell office:value-type="float" office:value="2.08967287942183" calcext:value-type="float">
            <text:p>2,08967287942183</text:p>
          </table:table-cell>
          <table:table-cell office:value-type="float" office:value="2.63825336982906" calcext:value-type="float">
            <text:p>2,63825336982906</text:p>
          </table:table-cell>
          <table:table-cell office:value-type="float" office:value="1.89723898336076" calcext:value-type="float">
            <text:p>1,89723898336076</text:p>
          </table:table-cell>
          <table:table-cell office:value-type="float" office:value="2.28378621558395" calcext:value-type="float">
            <text:p>2,2837862155839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9" calcext:value-type="float">
            <text:p>0,5589</text:p>
          </table:table-cell>
          <table:table-cell office:value-type="float" office:value="1.8841" calcext:value-type="float">
            <text:p>1,8841</text:p>
          </table:table-cell>
        </table:table-row>
        <table:table-row table:style-name="ro1">
          <table:table-cell office:value-type="float" office:value="-6.4" calcext:value-type="float">
            <text:p>-6,4</text:p>
          </table:table-cell>
          <table:table-cell office:value-type="float" office:value="3.38983354215142" calcext:value-type="float">
            <text:p>3,38983354215142</text:p>
          </table:table-cell>
          <table:table-cell office:value-type="float" office:value="3.57689604498115" calcext:value-type="float">
            <text:p>3,57689604498115</text:p>
          </table:table-cell>
          <table:table-cell office:value-type="float" office:value="2.09674657534247" calcext:value-type="float">
            <text:p>2,09674657534247</text:p>
          </table:table-cell>
          <table:table-cell office:value-type="float" office:value="2.64368053227429" calcext:value-type="float">
            <text:p>2,64368053227429</text:p>
          </table:table-cell>
          <table:table-cell office:value-type="float" office:value="1.90294690696542" calcext:value-type="float">
            <text:p>1,90294690696542</text:p>
          </table:table-cell>
          <table:table-cell office:value-type="float" office:value="2.28697214734951" calcext:value-type="float">
            <text:p>2,286972147349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7" calcext:value-type="float">
            <text:p>0,5587</text:p>
          </table:table-cell>
          <table:table-cell office:value-type="float" office:value="1.8939" calcext:value-type="float">
            <text:p>1,8939</text:p>
          </table:table-cell>
        </table:table-row>
        <table:table-row table:style-name="ro1">
          <table:table-cell office:value-type="float" office:value="-6.3" calcext:value-type="float">
            <text:p>-6,3</text:p>
          </table:table-cell>
          <table:table-cell office:value-type="float" office:value="3.40859444941808" calcext:value-type="float">
            <text:p>3,40859444941808</text:p>
          </table:table-cell>
          <table:table-cell office:value-type="float" office:value="3.58560485157996" calcext:value-type="float">
            <text:p>3,58560485157996</text:p>
          </table:table-cell>
          <table:table-cell office:value-type="float" office:value="2.10392082223068" calcext:value-type="float">
            <text:p>2,10392082223068</text:p>
          </table:table-cell>
          <table:table-cell office:value-type="float" office:value="2.64916166585108" calcext:value-type="float">
            <text:p>2,64916166585108</text:p>
          </table:table-cell>
          <table:table-cell office:value-type="float" office:value="1.90858776304586" calcext:value-type="float">
            <text:p>1,90858776304586</text:p>
          </table:table-cell>
          <table:table-cell office:value-type="float" office:value="2.29022273063724" calcext:value-type="float">
            <text:p>2,290222730637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5" calcext:value-type="float">
            <text:p>0,5585</text:p>
          </table:table-cell>
          <table:table-cell office:value-type="float" office:value="1.9037" calcext:value-type="float">
            <text:p>1,9037</text:p>
          </table:table-cell>
        </table:table-row>
        <table:table-row table:style-name="ro1">
          <table:table-cell office:value-type="float" office:value="-6.2" calcext:value-type="float">
            <text:p>-6,2</text:p>
          </table:table-cell>
          <table:table-cell office:value-type="float" office:value="3.4273687981372" calcext:value-type="float">
            <text:p>3,4273687981372</text:p>
          </table:table-cell>
          <table:table-cell office:value-type="float" office:value="3.59444462161559" calcext:value-type="float">
            <text:p>3,59444462161559</text:p>
          </table:table-cell>
          <table:table-cell office:value-type="float" office:value="2.11100533130236" calcext:value-type="float">
            <text:p>2,11100533130236</text:p>
          </table:table-cell>
          <table:table-cell office:value-type="float" office:value="2.65456041977468" calcext:value-type="float">
            <text:p>2,65456041977468</text:p>
          </table:table-cell>
          <table:table-cell office:value-type="float" office:value="1.91439334102922" calcext:value-type="float">
            <text:p>1,91439334102922</text:p>
          </table:table-cell>
          <table:table-cell office:value-type="float" office:value="2.29339037337335" calcext:value-type="float">
            <text:p>2,2933903733733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3" calcext:value-type="float">
            <text:p>0,5583</text:p>
          </table:table-cell>
          <table:table-cell office:value-type="float" office:value="1.9135" calcext:value-type="float">
            <text:p>1,9135</text:p>
          </table:table-cell>
        </table:table-row>
        <table:table-row table:style-name="ro1">
          <table:table-cell office:value-type="float" office:value="-6.1" calcext:value-type="float">
            <text:p>-6,1</text:p>
          </table:table-cell>
          <table:table-cell office:value-type="float" office:value="3.44615660275936" calcext:value-type="float">
            <text:p>3,44615660275936</text:p>
          </table:table-cell>
          <table:table-cell office:value-type="float" office:value="3.60312251075354" calcext:value-type="float">
            <text:p>3,60312251075354</text:p>
          </table:table-cell>
          <table:table-cell office:value-type="float" office:value="2.11798876297495" calcext:value-type="float">
            <text:p>2,11798876297495</text:p>
          </table:table-cell>
          <table:table-cell office:value-type="float" office:value="2.66003904644472" calcext:value-type="float">
            <text:p>2,66003904644472</text:p>
          </table:table-cell>
          <table:table-cell office:value-type="float" office:value="1.92007040116526" calcext:value-type="float">
            <text:p>1,92007040116526</text:p>
          </table:table-cell>
          <table:table-cell office:value-type="float" office:value="2.29662267949005" calcext:value-type="float">
            <text:p>2,296622679490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81" calcext:value-type="float">
            <text:p>0,5581</text:p>
          </table:table-cell>
          <table:table-cell office:value-type="float" office:value="1.9233" calcext:value-type="float">
            <text:p>1,923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46495787775587" calcext:value-type="float">
            <text:p>3,46495787775587</text:p>
          </table:table-cell>
          <table:table-cell office:value-type="float" office:value="3.61178492980613" calcext:value-type="float">
            <text:p>3,61178492980613</text:p>
          </table:table-cell>
          <table:table-cell office:value-type="float" office:value="2.12517862246356" calcext:value-type="float">
            <text:p>2,12517862246356</text:p>
          </table:table-cell>
          <table:table-cell office:value-type="float" office:value="2.66550361742521" calcext:value-type="float">
            <text:p>2,66550361742521</text:p>
          </table:table-cell>
          <table:table-cell office:value-type="float" office:value="1.92591245301322" calcext:value-type="float">
            <text:p>1,92591245301322</text:p>
          </table:table-cell>
          <table:table-cell office:value-type="float" office:value="2.29984588926362" calcext:value-type="float">
            <text:p>2,2998458892636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79" calcext:value-type="float">
            <text:p>0,5579</text:p>
          </table:table-cell>
          <table:table-cell office:value-type="float" office:value="1.9331" calcext:value-type="float">
            <text:p>1,9331</text:p>
          </table:table-cell>
        </table:table-row>
        <table:table-row table:style-name="ro1">
          <table:table-cell office:value-type="float" office:value="-5.9" calcext:value-type="float">
            <text:p>-5,9</text:p>
          </table:table-cell>
          <table:table-cell office:value-type="float" office:value="3.48377263761879" calcext:value-type="float">
            <text:p>3,48377263761879</text:p>
          </table:table-cell>
          <table:table-cell office:value-type="float" office:value="3.62040011450017" calcext:value-type="float">
            <text:p>3,62040011450017</text:p>
          </table:table-cell>
          <table:table-cell office:value-type="float" office:value="2.13227866196512" calcext:value-type="float">
            <text:p>2,13227866196512</text:p>
          </table:table-cell>
          <table:table-cell office:value-type="float" office:value="2.67097980936763" calcext:value-type="float">
            <text:p>2,67097980936763</text:p>
          </table:table-cell>
          <table:table-cell office:value-type="float" office:value="1.93168604651163" calcext:value-type="float">
            <text:p>1,93168604651163</text:p>
          </table:table-cell>
          <table:table-cell office:value-type="float" office:value="2.30306004103845" calcext:value-type="float">
            <text:p>2,303060041038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77" calcext:value-type="float">
            <text:p>0,5577</text:p>
          </table:table-cell>
          <table:table-cell office:value-type="float" office:value="1.9429" calcext:value-type="float">
            <text:p>1,9429</text:p>
          </table:table-cell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3.50304987441694" calcext:value-type="float">
            <text:p>3,50304987441694</text:p>
          </table:table-cell>
          <table:table-cell office:value-type="float" office:value="3.6291470700394" calcext:value-type="float">
            <text:p>3,6291470700394</text:p>
          </table:table-cell>
          <table:table-cell office:value-type="float" office:value="2.13947945466679" calcext:value-type="float">
            <text:p>2,13947945466679</text:p>
          </table:table-cell>
          <table:table-cell office:value-type="float" office:value="2.67644198781923" calcext:value-type="float">
            <text:p>2,67644198781923</text:p>
          </table:table-cell>
          <table:table-cell office:value-type="float" office:value="1.93744706594071" calcext:value-type="float">
            <text:p>1,93744706594071</text:p>
          </table:table-cell>
          <table:table-cell office:value-type="float" office:value="2.30629426700521" calcext:value-type="float">
            <text:p>2,306294267005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74" calcext:value-type="float">
            <text:p>0,5574</text:p>
          </table:table-cell>
          <table:table-cell office:value-type="float" office:value="1.9526" calcext:value-type="float">
            <text:p>1,9526</text:p>
          </table:table-cell>
        </table:table-row>
        <table:table-row table:style-name="ro1">
          <table:table-cell office:value-type="float" office:value="-5.7" calcext:value-type="float">
            <text:p>-5,7</text:p>
          </table:table-cell>
          <table:table-cell office:value-type="float" office:value="3.5218951902369" calcext:value-type="float">
            <text:p>3,5218951902369</text:p>
          </table:table-cell>
          <table:table-cell office:value-type="float" office:value="3.63773177546355" calcext:value-type="float">
            <text:p>3,63773177546355</text:p>
          </table:table-cell>
          <table:table-cell office:value-type="float" office:value="2.14668574153553" calcext:value-type="float">
            <text:p>2,14668574153553</text:p>
          </table:table-cell>
          <table:table-cell office:value-type="float" office:value="2.68189020650174" calcext:value-type="float">
            <text:p>2,68189020650174</text:p>
          </table:table-cell>
          <table:table-cell office:value-type="float" office:value="1.94343385507947" calcext:value-type="float">
            <text:p>1,94343385507947</text:p>
          </table:table-cell>
          <table:table-cell office:value-type="float" office:value="2.30954181494662" calcext:value-type="float">
            <text:p>2,3095418149466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72" calcext:value-type="float">
            <text:p>0,5572</text:p>
          </table:table-cell>
          <table:table-cell office:value-type="float" office:value="1.9624" calcext:value-type="float">
            <text:p>1,9624</text:p>
          </table:table-cell>
        </table:table-row>
        <table:table-row table:style-name="ro1">
          <table:table-cell office:value-type="float" office:value="-5.6" calcext:value-type="float">
            <text:p>-5,6</text:p>
          </table:table-cell>
          <table:table-cell office:value-type="float" office:value="3.54138983659544" calcext:value-type="float">
            <text:p>3,54138983659544</text:p>
          </table:table-cell>
          <table:table-cell office:value-type="float" office:value="3.64626950894557" calcext:value-type="float">
            <text:p>3,64626950894557</text:p>
          </table:table-cell>
          <table:table-cell office:value-type="float" office:value="2.15389752886175" calcext:value-type="float">
            <text:p>2,15389752886175</text:p>
          </table:table-cell>
          <table:table-cell office:value-type="float" office:value="2.6873500433917" calcext:value-type="float">
            <text:p>2,6873500433917</text:p>
          </table:table-cell>
          <table:table-cell office:value-type="float" office:value="1.94940835546969" calcext:value-type="float">
            <text:p>1,94940835546969</text:p>
          </table:table-cell>
          <table:table-cell office:value-type="float" office:value="2.31278041846208" calcext:value-type="float">
            <text:p>2,3127804184620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69" calcext:value-type="float">
            <text:p>0,5569</text:p>
          </table:table-cell>
          <table:table-cell office:value-type="float" office:value="1.9722" calcext:value-type="float">
            <text:p>1,9722</text:p>
          </table:table-cell>
        </table:table-row>
        <table:table-row table:style-name="ro1">
          <table:table-cell office:value-type="float" office:value="-5.5" calcext:value-type="float">
            <text:p>-5,5</text:p>
          </table:table-cell>
          <table:table-cell office:value-type="float" office:value="3.56008622238189" calcext:value-type="float">
            <text:p>3,56008622238189</text:p>
          </table:table-cell>
          <table:table-cell office:value-type="float" office:value="3.65482378296146" calcext:value-type="float">
            <text:p>3,65482378296146</text:p>
          </table:table-cell>
          <table:table-cell office:value-type="float" office:value="2.16081313227715" calcext:value-type="float">
            <text:p>2,16081313227715</text:p>
          </table:table-cell>
          <table:table-cell office:value-type="float" office:value="2.69279596206791" calcext:value-type="float">
            <text:p>2,69279596206791</text:p>
          </table:table-cell>
          <table:table-cell office:value-type="float" office:value="1.95531298998915" calcext:value-type="float">
            <text:p>1,95531298998915</text:p>
          </table:table-cell>
          <table:table-cell office:value-type="float" office:value="2.3160614865914" calcext:value-type="float">
            <text:p>2,31606148659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67" calcext:value-type="float">
            <text:p>0,5567</text:p>
          </table:table-cell>
          <table:table-cell office:value-type="float" office:value="1.9819" calcext:value-type="float">
            <text:p>1,9819</text:p>
          </table:table-cell>
        </table:table-row>
        <table:table-row table:style-name="ro1">
          <table:table-cell office:value-type="float" office:value="-5.4" calcext:value-type="float">
            <text:p>-5,4</text:p>
          </table:table-cell>
          <table:table-cell office:value-type="float" office:value="3.57961897915169" calcext:value-type="float">
            <text:p>3,57961897915169</text:p>
          </table:table-cell>
          <table:table-cell office:value-type="float" office:value="3.66333122229259" calcext:value-type="float">
            <text:p>3,66333122229259</text:p>
          </table:table-cell>
          <table:table-cell office:value-type="float" office:value="2.16803513461906" calcext:value-type="float">
            <text:p>2,16803513461906</text:p>
          </table:table-cell>
          <table:table-cell office:value-type="float" office:value="2.69825347522786" calcext:value-type="float">
            <text:p>2,69825347522786</text:p>
          </table:table-cell>
          <table:table-cell office:value-type="float" office:value="1.96144346044942" calcext:value-type="float">
            <text:p>1,96144346044942</text:p>
          </table:table-cell>
          <table:table-cell office:value-type="float" office:value="2.31928231254845" calcext:value-type="float">
            <text:p>2,319282312548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64" calcext:value-type="float">
            <text:p>0,5564</text:p>
          </table:table-cell>
          <table:table-cell office:value-type="float" office:value="1.9917" calcext:value-type="float">
            <text:p>1,9917</text:p>
          </table:table-cell>
        </table:table-row>
        <table:table-row table:style-name="ro1">
          <table:table-cell office:value-type="float" office:value="-5.3" calcext:value-type="float">
            <text:p>-5,3</text:p>
          </table:table-cell>
          <table:table-cell office:value-type="float" office:value="3.59899298687286" calcext:value-type="float">
            <text:p>3,59899298687286</text:p>
          </table:table-cell>
          <table:table-cell office:value-type="float" office:value="3.67182358896482" calcext:value-type="float">
            <text:p>3,67182358896482</text:p>
          </table:table-cell>
          <table:table-cell office:value-type="float" office:value="2.17526265520535" calcext:value-type="float">
            <text:p>2,17526265520535</text:p>
          </table:table-cell>
          <table:table-cell office:value-type="float" office:value="2.70374043278155" calcext:value-type="float">
            <text:p>2,70374043278155</text:p>
          </table:table-cell>
          <table:table-cell office:value-type="float" office:value="1.96744298008064" calcext:value-type="float">
            <text:p>1,96744298008064</text:p>
          </table:table-cell>
          <table:table-cell office:value-type="float" office:value="2.32254567977702" calcext:value-type="float">
            <text:p>2,3225456797770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61" calcext:value-type="float">
            <text:p>0,5561</text:p>
          </table:table-cell>
          <table:table-cell office:value-type="float" office:value="2.0014" calcext:value-type="float">
            <text:p>2,0014</text:p>
          </table:table-cell>
        </table:table-row>
        <table:table-row table:style-name="ro1">
          <table:table-cell office:value-type="float" office:value="-5.2" calcext:value-type="float">
            <text:p>-5,2</text:p>
          </table:table-cell>
          <table:table-cell office:value-type="float" office:value="3.61791689152725" calcext:value-type="float">
            <text:p>3,61791689152725</text:p>
          </table:table-cell>
          <table:table-cell office:value-type="float" office:value="3.68026931344038" calcext:value-type="float">
            <text:p>3,68026931344038</text:p>
          </table:table-cell>
          <table:table-cell office:value-type="float" office:value="2.1822871883061" calcext:value-type="float">
            <text:p>2,1822871883061</text:p>
          </table:table-cell>
          <table:table-cell office:value-type="float" office:value="2.70919572339183" calcext:value-type="float">
            <text:p>2,70919572339183</text:p>
          </table:table-cell>
          <table:table-cell office:value-type="float" office:value="1.97366839004449" calcext:value-type="float">
            <text:p>1,97366839004449</text:p>
          </table:table-cell>
          <table:table-cell office:value-type="float" office:value="2.32585163257191" calcext:value-type="float">
            <text:p>2,325851632571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59" calcext:value-type="float">
            <text:p>0,5559</text:p>
          </table:table-cell>
          <table:table-cell office:value-type="float" office:value="2.0112" calcext:value-type="float">
            <text:p>2,0112</text:p>
          </table:table-cell>
        </table:table-row>
        <table:table-row table:style-name="ro1">
          <table:table-cell office:value-type="float" office:value="-5.1" calcext:value-type="float">
            <text:p>-5,1</text:p>
          </table:table-cell>
          <table:table-cell office:value-type="float" office:value="3.63732901367891" calcext:value-type="float">
            <text:p>3,63732901367891</text:p>
          </table:table-cell>
          <table:table-cell office:value-type="float" office:value="3.68870010106114" calcext:value-type="float">
            <text:p>3,68870010106114</text:p>
          </table:table-cell>
          <table:table-cell office:value-type="float" office:value="2.18952499283188" calcext:value-type="float">
            <text:p>2,18952499283188</text:p>
          </table:table-cell>
          <table:table-cell office:value-type="float" office:value="2.71463717756867" calcext:value-type="float">
            <text:p>2,71463717756867</text:p>
          </table:table-cell>
          <table:table-cell office:value-type="float" office:value="1.97988108822293" calcext:value-type="float">
            <text:p>1,97988108822293</text:p>
          </table:table-cell>
          <table:table-cell office:value-type="float" office:value="2.32914883289944" calcext:value-type="float">
            <text:p>2,3291488328994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56" calcext:value-type="float">
            <text:p>0,5556</text:p>
          </table:table-cell>
          <table:table-cell office:value-type="float" office:value="2.0209" calcext:value-type="float">
            <text:p>2,020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65676211057086" calcext:value-type="float">
            <text:p>3,65676211057086</text:p>
          </table:table-cell>
          <table:table-cell office:value-type="float" office:value="3.69711599141739" calcext:value-type="float">
            <text:p>3,69711599141739</text:p>
          </table:table-cell>
          <table:table-cell office:value-type="float" office:value="2.19676833349269" calcext:value-type="float">
            <text:p>2,19676833349269</text:p>
          </table:table-cell>
          <table:table-cell office:value-type="float" office:value="2.72013375215321" calcext:value-type="float">
            <text:p>2,72013375215321</text:p>
          </table:table-cell>
          <table:table-cell office:value-type="float" office:value="1.98608194852721" calcext:value-type="float">
            <text:p>1,98608194852721</text:p>
          </table:table-cell>
          <table:table-cell office:value-type="float" office:value="2.33238592548527" calcext:value-type="float">
            <text:p>2,332385925485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53" calcext:value-type="float">
            <text:p>0,5553</text:p>
          </table:table-cell>
          <table:table-cell office:value-type="float" office:value="2.0306" calcext:value-type="float">
            <text:p>2,0306</text:p>
          </table:table-cell>
        </table:table-row>
        <table:table-row table:style-name="ro1">
          <table:table-cell office:value-type="float" office:value="-4.9" calcext:value-type="float">
            <text:p>-4,9</text:p>
          </table:table-cell>
          <table:table-cell office:value-type="float" office:value="3.67621621621622" calcext:value-type="float">
            <text:p>3,67621621621622</text:p>
          </table:table-cell>
          <table:table-cell office:value-type="float" office:value="3.70548549810845" calcext:value-type="float">
            <text:p>3,70548549810845</text:p>
          </table:table-cell>
          <table:table-cell office:value-type="float" office:value="2.2038064269319" calcext:value-type="float">
            <text:p>2,2038064269319</text:p>
          </table:table-cell>
          <table:table-cell office:value-type="float" office:value="2.72564199873498" calcext:value-type="float">
            <text:p>2,72564199873498</text:p>
          </table:table-cell>
          <table:table-cell office:value-type="float" office:value="1.99238882895841" calcext:value-type="float">
            <text:p>1,99238882895841</text:p>
          </table:table-cell>
          <table:table-cell office:value-type="float" office:value="2.33571711481759" calcext:value-type="float">
            <text:p>2,335717114817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5" calcext:value-type="float">
            <text:p>0,555</text:p>
          </table:table-cell>
          <table:table-cell office:value-type="float" office:value="2.0403" calcext:value-type="float">
            <text:p>2,0403</text:p>
          </table:table-cell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3.69587164232919" calcext:value-type="float">
            <text:p>3,69587164232919</text:p>
          </table:table-cell>
          <table:table-cell office:value-type="float" office:value="3.71369176981952" calcext:value-type="float">
            <text:p>3,71369176981952</text:p>
          </table:table-cell>
          <table:table-cell office:value-type="float" office:value="2.21106008419441" calcext:value-type="float">
            <text:p>2,21106008419441</text:p>
          </table:table-cell>
          <table:table-cell office:value-type="float" office:value="2.73113660484156" calcext:value-type="float">
            <text:p>2,73113660484156</text:p>
          </table:table-cell>
          <table:table-cell office:value-type="float" office:value="1.99880261030953" calcext:value-type="float">
            <text:p>1,99880261030953</text:p>
          </table:table-cell>
          <table:table-cell office:value-type="float" office:value="2.3389882652837" calcext:value-type="float">
            <text:p>2,33898826528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47" calcext:value-type="float">
            <text:p>0,5547</text:p>
          </table:table-cell>
          <table:table-cell office:value-type="float" office:value="2.0501" calcext:value-type="float">
            <text:p>2,0501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office:value-type="float" office:value="3.71536796536797" calcext:value-type="float">
            <text:p>3,71536796536797</text:p>
          </table:table-cell>
          <table:table-cell office:value-type="float" office:value="3.72200018881581" calcext:value-type="float">
            <text:p>3,72200018881581</text:p>
          </table:table-cell>
          <table:table-cell office:value-type="float" office:value="2.21831929555896" calcext:value-type="float">
            <text:p>2,21831929555896</text:p>
          </table:table-cell>
          <table:table-cell office:value-type="float" office:value="2.73654855643045" calcext:value-type="float">
            <text:p>2,73654855643045</text:p>
          </table:table-cell>
          <table:table-cell office:value-type="float" office:value="2.00514354066986" calcext:value-type="float">
            <text:p>2,00514354066986</text:p>
          </table:table-cell>
          <table:table-cell office:value-type="float" office:value="2.34232415230989" calcext:value-type="float">
            <text:p>2,3423241523098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44" calcext:value-type="float">
            <text:p>0,5544</text:p>
          </table:table-cell>
          <table:table-cell office:value-type="float" office:value="2.0598" calcext:value-type="float">
            <text:p>2,0598</text:p>
          </table:table-cell>
        </table:table-row>
        <table:table-row table:style-name="ro1">
          <table:table-cell office:value-type="float" office:value="-4.6" calcext:value-type="float">
            <text:p>-4,6</text:p>
          </table:table-cell>
          <table:table-cell office:value-type="float" office:value="3.73488539974734" calcext:value-type="float">
            <text:p>3,73488539974734</text:p>
          </table:table-cell>
          <table:table-cell office:value-type="float" office:value="3.7302625373369" calcext:value-type="float">
            <text:p>3,7302625373369</text:p>
          </table:table-cell>
          <table:table-cell office:value-type="float" office:value="2.22537099090474" calcext:value-type="float">
            <text:p>2,22537099090474</text:p>
          </table:table-cell>
          <table:table-cell office:value-type="float" office:value="2.74206639276082" calcext:value-type="float">
            <text:p>2,74206639276082</text:p>
          </table:table-cell>
          <table:table-cell office:value-type="float" office:value="2.01159108561869" calcext:value-type="float">
            <text:p>2,01159108561869</text:p>
          </table:table-cell>
          <table:table-cell office:value-type="float" office:value="2.34562949324917" calcext:value-type="float">
            <text:p>2,345629493249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41" calcext:value-type="float">
            <text:p>0,5541</text:p>
          </table:table-cell>
          <table:table-cell office:value-type="float" office:value="2.0695" calcext:value-type="float">
            <text:p>2,0695</text:p>
          </table:table-cell>
        </table:table-row>
        <table:table-row table:style-name="ro1">
          <table:table-cell office:value-type="float" office:value="-4.5" calcext:value-type="float">
            <text:p>-4,5</text:p>
          </table:table-cell>
          <table:table-cell office:value-type="float" office:value="3.75492143760159" calcext:value-type="float">
            <text:p>3,75492143760159</text:p>
          </table:table-cell>
          <table:table-cell office:value-type="float" office:value="3.73839291323742" calcext:value-type="float">
            <text:p>3,73839291323742</text:p>
          </table:table-cell>
          <table:table-cell office:value-type="float" office:value="2.2326405516713" calcext:value-type="float">
            <text:p>2,2326405516713</text:p>
          </table:table-cell>
          <table:table-cell office:value-type="float" office:value="2.74761461191813" calcext:value-type="float">
            <text:p>2,74761461191813</text:p>
          </table:table-cell>
          <table:table-cell office:value-type="float" office:value="2.01802554613824" calcext:value-type="float">
            <text:p>2,01802554613824</text:p>
          </table:table-cell>
          <table:table-cell office:value-type="float" office:value="2.34897771551158" calcext:value-type="float">
            <text:p>2,3489777155115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37" calcext:value-type="float">
            <text:p>0,5537</text:p>
          </table:table-cell>
          <table:table-cell office:value-type="float" office:value="2.0791" calcext:value-type="float">
            <text:p>2,0791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office:value-type="float" office:value="3.77448500180701" calcext:value-type="float">
            <text:p>3,77448500180701</text:p>
          </table:table-cell>
          <table:table-cell office:value-type="float" office:value="3.7465946895989" calcext:value-type="float">
            <text:p>3,7465946895989</text:p>
          </table:table-cell>
          <table:table-cell office:value-type="float" office:value="2.23970109216325" calcext:value-type="float">
            <text:p>2,23970109216325</text:p>
          </table:table-cell>
          <table:table-cell office:value-type="float" office:value="2.75310535579583" calcext:value-type="float">
            <text:p>2,75310535579583</text:p>
          </table:table-cell>
          <table:table-cell office:value-type="float" office:value="2.02444696201777" calcext:value-type="float">
            <text:p>2,02444696201777</text:p>
          </table:table-cell>
          <table:table-cell office:value-type="float" office:value="2.35228788176909" calcext:value-type="float">
            <text:p>2,3522878817690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34" calcext:value-type="float">
            <text:p>0,5534</text:p>
          </table:table-cell>
          <table:table-cell office:value-type="float" office:value="2.0888" calcext:value-type="float">
            <text:p>2,0888</text:p>
          </table:table-cell>
        </table:table-row>
        <table:table-row table:style-name="ro1">
          <table:table-cell office:value-type="float" office:value="-4.3" calcext:value-type="float">
            <text:p>-4,3</text:p>
          </table:table-cell>
          <table:table-cell office:value-type="float" office:value="3.79406978846501" calcext:value-type="float">
            <text:p>3,79406978846501</text:p>
          </table:table-cell>
          <table:table-cell office:value-type="float" office:value="3.75466432535825" calcext:value-type="float">
            <text:p>3,75466432535825</text:p>
          </table:table-cell>
          <table:table-cell office:value-type="float" office:value="2.24698102357677" calcext:value-type="float">
            <text:p>2,24698102357677</text:p>
          </table:table-cell>
          <table:table-cell office:value-type="float" office:value="2.75860769984178" calcext:value-type="float">
            <text:p>2,75860769984178</text:p>
          </table:table-cell>
          <table:table-cell office:value-type="float" office:value="2.03085537288539" calcext:value-type="float">
            <text:p>2,03085537288539</text:p>
          </table:table-cell>
          <table:table-cell office:value-type="float" office:value="2.35561911832136" calcext:value-type="float">
            <text:p>2,355619118321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31" calcext:value-type="float">
            <text:p>0,5531</text:p>
          </table:table-cell>
          <table:table-cell office:value-type="float" office:value="2.0985" calcext:value-type="float">
            <text:p>2,0985</text:p>
          </table:table-cell>
        </table:table-row>
        <table:table-row table:style-name="ro1">
          <table:table-cell office:value-type="float" office:value="-4.2" calcext:value-type="float">
            <text:p>-4,2</text:p>
          </table:table-cell>
          <table:table-cell office:value-type="float" office:value="3.81436584041976" calcext:value-type="float">
            <text:p>3,81436584041976</text:p>
          </table:table-cell>
          <table:table-cell office:value-type="float" office:value="3.76277452301137" calcext:value-type="float">
            <text:p>3,76277452301137</text:p>
          </table:table-cell>
          <table:table-cell office:value-type="float" office:value="2.25405042661298" calcext:value-type="float">
            <text:p>2,25405042661298</text:p>
          </table:table-cell>
          <table:table-cell office:value-type="float" office:value="2.76409651851109" calcext:value-type="float">
            <text:p>2,76409651851109</text:p>
          </table:table-cell>
          <table:table-cell office:value-type="float" office:value="2.03725081820887" calcext:value-type="float">
            <text:p>2,03725081820887</text:p>
          </table:table-cell>
          <table:table-cell office:value-type="float" office:value="2.35901517794836" calcext:value-type="float">
            <text:p>2,359015177948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27" calcext:value-type="float">
            <text:p>0,5527</text:p>
          </table:table-cell>
          <table:table-cell office:value-type="float" office:value="2.1082" calcext:value-type="float">
            <text:p>2,1082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3.83381607530775" calcext:value-type="float">
            <text:p>3,83381607530775</text:p>
          </table:table-cell>
          <table:table-cell office:value-type="float" office:value="3.77075247276825" calcext:value-type="float">
            <text:p>3,77075247276825</text:p>
          </table:table-cell>
          <table:table-cell office:value-type="float" office:value="2.26121979286536" calcext:value-type="float">
            <text:p>2,26121979286536</text:p>
          </table:table-cell>
          <table:table-cell office:value-type="float" office:value="2.76966629922838" calcext:value-type="float">
            <text:p>2,76966629922838</text:p>
          </table:table-cell>
          <table:table-cell office:value-type="float" office:value="2.04381427976934" calcext:value-type="float">
            <text:p>2,04381427976934</text:p>
          </table:table-cell>
          <table:table-cell office:value-type="float" office:value="2.36232957267936" calcext:value-type="float">
            <text:p>2,362329572679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24" calcext:value-type="float">
            <text:p>0,5524</text:p>
          </table:table-cell>
          <table:table-cell office:value-type="float" office:value="2.1178" calcext:value-type="float">
            <text:p>2,117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85416666666667" calcext:value-type="float">
            <text:p>3,85416666666667</text:p>
          </table:table-cell>
          <table:table-cell office:value-type="float" office:value="3.7788028521391" calcext:value-type="float">
            <text:p>3,7788028521391</text:p>
          </table:table-cell>
          <table:table-cell office:value-type="float" office:value="2.26851496546431" calcext:value-type="float">
            <text:p>2,26851496546431</text:p>
          </table:table-cell>
          <table:table-cell office:value-type="float" office:value="2.77524772295066" calcext:value-type="float">
            <text:p>2,77524772295066</text:p>
          </table:table-cell>
          <table:table-cell office:value-type="float" office:value="2.05012471789999" calcext:value-type="float">
            <text:p>2,05012471789999</text:p>
          </table:table-cell>
          <table:table-cell office:value-type="float" office:value="2.36570881642775" calcext:value-type="float">
            <text:p>2,365708816427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2" calcext:value-type="float">
            <text:p>0,552</text:p>
          </table:table-cell>
          <table:table-cell office:value-type="float" office:value="2.1275" calcext:value-type="float">
            <text:p>2,1275</text:p>
          </table:table-cell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3.873663222766" calcext:value-type="float">
            <text:p>3,873663222766</text:p>
          </table:table-cell>
          <table:table-cell office:value-type="float" office:value="3.78668957975316" calcext:value-type="float">
            <text:p>3,78668957975316</text:p>
          </table:table-cell>
          <table:table-cell office:value-type="float" office:value="2.27569331158238" calcext:value-type="float">
            <text:p>2,27569331158238</text:p>
          </table:table-cell>
          <table:table-cell office:value-type="float" office:value="2.78072126558868" calcext:value-type="float">
            <text:p>2,78072126558868</text:p>
          </table:table-cell>
          <table:table-cell office:value-type="float" office:value="2.05660377358491" calcext:value-type="float">
            <text:p>2,05660377358491</text:p>
          </table:table-cell>
          <table:table-cell office:value-type="float" office:value="2.3690796906231" calcext:value-type="float">
            <text:p>2,369079690623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17" calcext:value-type="float">
            <text:p>0,5517</text:p>
          </table:table-cell>
          <table:table-cell office:value-type="float" office:value="2.1371" calcext:value-type="float">
            <text:p>2,1371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3.89388717576637" calcext:value-type="float">
            <text:p>3,89388717576637</text:p>
          </table:table-cell>
          <table:table-cell office:value-type="float" office:value="3.7945308110133" calcext:value-type="float">
            <text:p>3,7945308110133</text:p>
          </table:table-cell>
          <table:table-cell office:value-type="float" office:value="2.28277980418506" calcext:value-type="float">
            <text:p>2,28277980418506</text:p>
          </table:table-cell>
          <table:table-cell office:value-type="float" office:value="2.78630089114101" calcext:value-type="float">
            <text:p>2,78630089114101</text:p>
          </table:table-cell>
          <table:table-cell office:value-type="float" office:value="2.06295198577356" calcext:value-type="float">
            <text:p>2,06295198577356</text:p>
          </table:table-cell>
          <table:table-cell office:value-type="float" office:value="2.37244222632093" calcext:value-type="float">
            <text:p>2,372442226320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13" calcext:value-type="float">
            <text:p>0,5513</text:p>
          </table:table-cell>
          <table:table-cell office:value-type="float" office:value="2.1467" calcext:value-type="float">
            <text:p>2,1467</text:p>
          </table:table-cell>
        </table:table-row>
        <table:table-row table:style-name="ro1">
          <table:table-cell office:value-type="float" office:value="-3.7" calcext:value-type="float">
            <text:p>-3,7</text:p>
          </table:table-cell>
          <table:table-cell office:value-type="float" office:value="3.91432201851516" calcext:value-type="float">
            <text:p>3,91432201851516</text:p>
          </table:table-cell>
          <table:table-cell office:value-type="float" office:value="3.80235785796713" calcext:value-type="float">
            <text:p>3,80235785796713</text:p>
          </table:table-cell>
          <table:table-cell office:value-type="float" office:value="2.29018628768965" calcext:value-type="float">
            <text:p>2,29018628768965</text:p>
          </table:table-cell>
          <table:table-cell office:value-type="float" office:value="2.79186716198359" calcext:value-type="float">
            <text:p>2,79186716198359</text:p>
          </table:table-cell>
          <table:table-cell office:value-type="float" office:value="2.0692881677129" calcext:value-type="float">
            <text:p>2,0692881677129</text:p>
          </table:table-cell>
          <table:table-cell office:value-type="float" office:value="2.37584794434451" calcext:value-type="float">
            <text:p>2,375847944344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09" calcext:value-type="float">
            <text:p>0,5509</text:p>
          </table:table-cell>
          <table:table-cell office:value-type="float" office:value="2.1564" calcext:value-type="float">
            <text:p>2,1564</text:p>
          </table:table-cell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3.93460490463215" calcext:value-type="float">
            <text:p>3,93460490463215</text:p>
          </table:table-cell>
          <table:table-cell office:value-type="float" office:value="3.81013959865387" calcext:value-type="float">
            <text:p>3,81013959865387</text:p>
          </table:table-cell>
          <table:table-cell office:value-type="float" office:value="2.29728172125636" calcext:value-type="float">
            <text:p>2,29728172125636</text:p>
          </table:table-cell>
          <table:table-cell office:value-type="float" office:value="2.79751469269848" calcext:value-type="float">
            <text:p>2,79751469269848</text:p>
          </table:table-cell>
          <table:table-cell office:value-type="float" office:value="2.07555318897172" calcext:value-type="float">
            <text:p>2,07555318897172</text:p>
          </table:table-cell>
          <table:table-cell office:value-type="float" office:value="2.37924540554581" calcext:value-type="float">
            <text:p>2,3792454055458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05" calcext:value-type="float">
            <text:p>0,5505</text:p>
          </table:table-cell>
          <table:table-cell office:value-type="float" office:value="2.166" calcext:value-type="float">
            <text:p>2,166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office:value-type="float" office:value="3.95419847328244" calcext:value-type="float">
            <text:p>3,95419847328244</text:p>
          </table:table-cell>
          <table:table-cell office:value-type="float" office:value="3.81787615578593" calcext:value-type="float">
            <text:p>3,81787615578593</text:p>
          </table:table-cell>
          <table:table-cell office:value-type="float" office:value="2.30447732513451" calcext:value-type="float">
            <text:p>2,30447732513451</text:p>
          </table:table-cell>
          <table:table-cell office:value-type="float" office:value="2.80307929559248" calcext:value-type="float">
            <text:p>2,80307929559248</text:p>
          </table:table-cell>
          <table:table-cell office:value-type="float" office:value="2.08174725144816" calcext:value-type="float">
            <text:p>2,08174725144816</text:p>
          </table:table-cell>
          <table:table-cell office:value-type="float" office:value="2.38263463991525" calcext:value-type="float">
            <text:p>2,382634639915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502" calcext:value-type="float">
            <text:p>0,5502</text:p>
          </table:table-cell>
          <table:table-cell office:value-type="float" office:value="2.1756" calcext:value-type="float">
            <text:p>2,1756</text:p>
          </table:table-cell>
        </table:table-row>
        <table:table-row table:style-name="ro1">
          <table:table-cell office:value-type="float" office:value="-3.4" calcext:value-type="float">
            <text:p>-3,4</text:p>
          </table:table-cell>
          <table:table-cell office:value-type="float" office:value="3.97435431065842" calcext:value-type="float">
            <text:p>3,97435431065842</text:p>
          </table:table-cell>
          <table:table-cell office:value-type="float" office:value="3.82559875583204" calcext:value-type="float">
            <text:p>3,82559875583204</text:p>
          </table:table-cell>
          <table:table-cell office:value-type="float" office:value="2.31167707832773" calcext:value-type="float">
            <text:p>2,31167707832773</text:p>
          </table:table-cell>
          <table:table-cell office:value-type="float" office:value="2.80865547053563" calcext:value-type="float">
            <text:p>2,80865547053563</text:p>
          </table:table-cell>
          <table:table-cell office:value-type="float" office:value="2.08787055627731" calcext:value-type="float">
            <text:p>2,08787055627731</text:p>
          </table:table-cell>
          <table:table-cell office:value-type="float" office:value="2.38606720221128" calcext:value-type="float">
            <text:p>2,3860672022112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98" calcext:value-type="float">
            <text:p>0,5498</text:p>
          </table:table-cell>
          <table:table-cell office:value-type="float" office:value="2.1851" calcext:value-type="float">
            <text:p>2,1851</text:p>
          </table:table-cell>
        </table:table-row>
        <table:table-row table:style-name="ro1">
          <table:table-cell office:value-type="float" office:value="-3.3" calcext:value-type="float">
            <text:p>-3,3</text:p>
          </table:table-cell>
          <table:table-cell office:value-type="float" office:value="3.99472151437932" calcext:value-type="float">
            <text:p>3,99472151437932</text:p>
          </table:table-cell>
          <table:table-cell office:value-type="float" office:value="3.83327636035924" calcext:value-type="float">
            <text:p>3,83327636035924</text:p>
          </table:table-cell>
          <table:table-cell office:value-type="float" office:value="2.31888098442607" calcext:value-type="float">
            <text:p>2,31888098442607</text:p>
          </table:table-cell>
          <table:table-cell office:value-type="float" office:value="2.81428819573687" calcext:value-type="float">
            <text:p>2,81428819573687</text:p>
          </table:table-cell>
          <table:table-cell office:value-type="float" office:value="2.09398784589061" calcext:value-type="float">
            <text:p>2,09398784589061</text:p>
          </table:table-cell>
          <table:table-cell office:value-type="float" office:value="2.38944008282288" calcext:value-type="float">
            <text:p>2,3894400828228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94" calcext:value-type="float">
            <text:p>0,5494</text:p>
          </table:table-cell>
          <table:table-cell office:value-type="float" office:value="2.1947" calcext:value-type="float">
            <text:p>2,1947</text:p>
          </table:table-cell>
        </table:table-row>
        <table:table-row table:style-name="ro1">
          <table:table-cell office:value-type="float" office:value="-3.2" calcext:value-type="float">
            <text:p>-3,2</text:p>
          </table:table-cell>
          <table:table-cell office:value-type="float" office:value="4.01511839708561" calcext:value-type="float">
            <text:p>4,01511839708561</text:p>
          </table:table-cell>
          <table:table-cell office:value-type="float" office:value="3.84085193579434" calcext:value-type="float">
            <text:p>3,84085193579434</text:p>
          </table:table-cell>
          <table:table-cell office:value-type="float" office:value="2.32608904702375" calcext:value-type="float">
            <text:p>2,32608904702375</text:p>
          </table:table-cell>
          <table:table-cell office:value-type="float" office:value="2.81986269115424" calcext:value-type="float">
            <text:p>2,81986269115424</text:p>
          </table:table-cell>
          <table:table-cell office:value-type="float" office:value="2.09985263778367" calcext:value-type="float">
            <text:p>2,09985263778367</text:p>
          </table:table-cell>
          <table:table-cell office:value-type="float" office:value="2.39285637346776" calcext:value-type="float">
            <text:p>2,3928563734677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9" calcext:value-type="float">
            <text:p>0,549</text:p>
          </table:table-cell>
          <table:table-cell office:value-type="float" office:value="2.2043" calcext:value-type="float">
            <text:p>2,2043</text:p>
          </table:table-cell>
        </table:table-row>
        <table:table-row table:style-name="ro1">
          <table:table-cell office:value-type="float" office:value="-3.1" calcext:value-type="float">
            <text:p>-3,1</text:p>
          </table:table-cell>
          <table:table-cell office:value-type="float" office:value="4.03536274152388" calcext:value-type="float">
            <text:p>4,03536274152388</text:p>
          </table:table-cell>
          <table:table-cell office:value-type="float" office:value="3.84847074880576" calcext:value-type="float">
            <text:p>3,84847074880576</text:p>
          </table:table-cell>
          <table:table-cell office:value-type="float" office:value="2.33352573352573" calcext:value-type="float">
            <text:p>2,33352573352573</text:p>
          </table:table-cell>
          <table:table-cell office:value-type="float" office:value="2.82551864138238" calcext:value-type="float">
            <text:p>2,82551864138238</text:p>
          </table:table-cell>
          <table:table-cell office:value-type="float" office:value="2.1057714958775" calcext:value-type="float">
            <text:p>2,1057714958775</text:p>
          </table:table-cell>
          <table:table-cell office:value-type="float" office:value="2.39628609545122" calcext:value-type="float">
            <text:p>2,396286095451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86" calcext:value-type="float">
            <text:p>0,5486</text:p>
          </table:table-cell>
          <table:table-cell office:value-type="float" office:value="2.2138" calcext:value-type="float">
            <text:p>2,213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.05581904414447" calcext:value-type="float">
            <text:p>4,05581904414447</text:p>
          </table:table-cell>
          <table:table-cell office:value-type="float" office:value="3.85610685840022" calcext:value-type="float">
            <text:p>3,85610685840022</text:p>
          </table:table-cell>
          <table:table-cell office:value-type="float" office:value="2.3407428791378" calcext:value-type="float">
            <text:p>2,3407428791378</text:p>
          </table:table-cell>
          <table:table-cell office:value-type="float" office:value="2.83118617244875" calcext:value-type="float">
            <text:p>2,83118617244875</text:p>
          </table:table-cell>
          <table:table-cell office:value-type="float" office:value="2.11150338334804" calcext:value-type="float">
            <text:p>2,11150338334804</text:p>
          </table:table-cell>
          <table:table-cell office:value-type="float" office:value="2.39973779229711" calcext:value-type="float">
            <text:p>2,399737792297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82" calcext:value-type="float">
            <text:p>0,5482</text:p>
          </table:table-cell>
          <table:table-cell office:value-type="float" office:value="2.2234" calcext:value-type="float">
            <text:p>2,2234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office:value-type="float" office:value="4.07612267250822" calcext:value-type="float">
            <text:p>4,07612267250822</text:p>
          </table:table-cell>
          <table:table-cell office:value-type="float" office:value="3.86360962318482" calcext:value-type="float">
            <text:p>3,86360962318482</text:p>
          </table:table-cell>
          <table:table-cell office:value-type="float" office:value="2.34806044855135" calcext:value-type="float">
            <text:p>2,34806044855135</text:p>
          </table:table-cell>
          <table:table-cell office:value-type="float" office:value="2.83684054534677" calcext:value-type="float">
            <text:p>2,83684054534677</text:p>
          </table:table-cell>
          <table:table-cell office:value-type="float" office:value="2.11704191405561" calcext:value-type="float">
            <text:p>2,11704191405561</text:p>
          </table:table-cell>
          <table:table-cell office:value-type="float" office:value="2.4032029539307" calcext:value-type="float">
            <text:p>2,403202953930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78" calcext:value-type="float">
            <text:p>0,5478</text:p>
          </table:table-cell>
          <table:table-cell office:value-type="float" office:value="2.2329" calcext:value-type="float">
            <text:p>2,2329</text:p>
          </table:table-cell>
        </table:table-row>
        <table:table-row table:style-name="ro1">
          <table:table-cell office:value-type="float" office:value="-2.8" calcext:value-type="float">
            <text:p>-2,8</text:p>
          </table:table-cell>
          <table:table-cell office:value-type="float" office:value="4.09645597369383" calcext:value-type="float">
            <text:p>4,09645597369383</text:p>
          </table:table-cell>
          <table:table-cell office:value-type="float" office:value="3.87109846258545" calcext:value-type="float">
            <text:p>3,87109846258545</text:p>
          </table:table-cell>
          <table:table-cell office:value-type="float" office:value="2.35505920862617" calcext:value-type="float">
            <text:p>2,35505920862617</text:p>
          </table:table-cell>
          <table:table-cell office:value-type="float" office:value="2.84255193171165" calcext:value-type="float">
            <text:p>2,84255193171165</text:p>
          </table:table-cell>
          <table:table-cell office:value-type="float" office:value="2.12251850111594" calcext:value-type="float">
            <text:p>2,12251850111594</text:p>
          </table:table-cell>
          <table:table-cell office:value-type="float" office:value="2.40666009091689" calcext:value-type="float">
            <text:p>2,4066600909168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74" calcext:value-type="float">
            <text:p>0,5474</text:p>
          </table:table-cell>
          <table:table-cell office:value-type="float" office:value="2.2424" calcext:value-type="float">
            <text:p>2,2424</text:p>
          </table:table-cell>
        </table:table-row>
        <table:table-row table:style-name="ro1">
          <table:table-cell office:value-type="float" office:value="-2.7" calcext:value-type="float">
            <text:p>-2,7</text:p>
          </table:table-cell>
          <table:table-cell office:value-type="float" office:value="4.11757176814774" calcext:value-type="float">
            <text:p>4,11757176814774</text:p>
          </table:table-cell>
          <table:table-cell office:value-type="float" office:value="3.87860432054888" calcext:value-type="float">
            <text:p>3,87860432054888</text:p>
          </table:table-cell>
          <table:table-cell office:value-type="float" office:value="2.3623844375963" calcext:value-type="float">
            <text:p>2,3623844375963</text:p>
          </table:table-cell>
          <table:table-cell office:value-type="float" office:value="2.84822946699194" calcext:value-type="float">
            <text:p>2,84822946699194</text:p>
          </table:table-cell>
          <table:table-cell office:value-type="float" office:value="2.12799295774648" calcext:value-type="float">
            <text:p>2,12799295774648</text:p>
          </table:table-cell>
          <table:table-cell office:value-type="float" office:value="2.41010923109874" calcext:value-type="float">
            <text:p>2,4101092310987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69" calcext:value-type="float">
            <text:p>0,5469</text:p>
          </table:table-cell>
          <table:table-cell office:value-type="float" office:value="2.2519" calcext:value-type="float">
            <text:p>2,2519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4.13778591033852" calcext:value-type="float">
            <text:p>4,13778591033852</text:p>
          </table:table-cell>
          <table:table-cell office:value-type="float" office:value="3.88618538874822" calcext:value-type="float">
            <text:p>3,88618538874822</text:p>
          </table:table-cell>
          <table:table-cell office:value-type="float" office:value="2.3698102302283" calcext:value-type="float">
            <text:p>2,3698102302283</text:p>
          </table:table-cell>
          <table:table-cell office:value-type="float" office:value="2.8538938662991" calcext:value-type="float">
            <text:p>2,8538938662991</text:p>
          </table:table-cell>
          <table:table-cell office:value-type="float" office:value="2.13327469950161" calcext:value-type="float">
            <text:p>2,13327469950161</text:p>
          </table:table-cell>
          <table:table-cell office:value-type="float" office:value="2.41355040219066" calcext:value-type="float">
            <text:p>2,4135504021906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65" calcext:value-type="float">
            <text:p>0,5465</text:p>
          </table:table-cell>
          <table:table-cell office:value-type="float" office:value="2.2613" calcext:value-type="float">
            <text:p>2,2613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4.15821278154184" calcext:value-type="float">
            <text:p>4,15821278154184</text:p>
          </table:table-cell>
          <table:table-cell office:value-type="float" office:value="3.89366362290227" calcext:value-type="float">
            <text:p>3,89366362290227</text:p>
          </table:table-cell>
          <table:table-cell office:value-type="float" office:value="2.37724031605319" calcext:value-type="float">
            <text:p>2,37724031605319</text:p>
          </table:table-cell>
          <table:table-cell office:value-type="float" office:value="2.85964006490633" calcext:value-type="float">
            <text:p>2,85964006490633</text:p>
          </table:table-cell>
          <table:table-cell office:value-type="float" office:value="2.13842999414177" calcext:value-type="float">
            <text:p>2,13842999414177</text:p>
          </table:table-cell>
          <table:table-cell office:value-type="float" office:value="2.41703528003932" calcext:value-type="float">
            <text:p>2,417035280039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61" calcext:value-type="float">
            <text:p>0,5461</text:p>
          </table:table-cell>
          <table:table-cell office:value-type="float" office:value="2.2708" calcext:value-type="float">
            <text:p>2,2708</text:p>
          </table:table-cell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4.17848634781015" calcext:value-type="float">
            <text:p>4,17848634781015</text:p>
          </table:table-cell>
          <table:table-cell office:value-type="float" office:value="3.90103861682128" calcext:value-type="float">
            <text:p>3,90103861682128</text:p>
          </table:table-cell>
          <table:table-cell office:value-type="float" office:value="2.38477108433735" calcext:value-type="float">
            <text:p>2,38477108433735</text:p>
          </table:table-cell>
          <table:table-cell office:value-type="float" office:value="2.86537328094303" calcext:value-type="float">
            <text:p>2,86537328094303</text:p>
          </table:table-cell>
          <table:table-cell office:value-type="float" office:value="2.1435177055897" calcext:value-type="float">
            <text:p>2,1435177055897</text:p>
          </table:table-cell>
          <table:table-cell office:value-type="float" office:value="2.42051227321238" calcext:value-type="float">
            <text:p>2,420512273212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57" calcext:value-type="float">
            <text:p>0,5457</text:p>
          </table:table-cell>
          <table:table-cell office:value-type="float" office:value="2.2802" calcext:value-type="float">
            <text:p>2,2802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office:value-type="float" office:value="4.19974321349963" calcext:value-type="float">
            <text:p>4,19974321349963</text:p>
          </table:table-cell>
          <table:table-cell office:value-type="float" office:value="3.90855066662561" calcext:value-type="float">
            <text:p>3,90855066662561</text:p>
          </table:table-cell>
          <table:table-cell office:value-type="float" office:value="2.3923062090243" calcext:value-type="float">
            <text:p>2,3923062090243</text:p>
          </table:table-cell>
          <table:table-cell office:value-type="float" office:value="2.87111808860325" calcext:value-type="float">
            <text:p>2,87111808860325</text:p>
          </table:table-cell>
          <table:table-cell office:value-type="float" office:value="2.14866366454179" calcext:value-type="float">
            <text:p>2,14866366454179</text:p>
          </table:table-cell>
          <table:table-cell office:value-type="float" office:value="2.42398140843869" calcext:value-type="float">
            <text:p>2,423981408438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52" calcext:value-type="float">
            <text:p>0,5452</text:p>
          </table:table-cell>
          <table:table-cell office:value-type="float" office:value="2.2897" calcext:value-type="float">
            <text:p>2,2897</text:p>
          </table:table-cell>
        </table:table-row>
        <table:table-row table:style-name="ro1">
          <table:table-cell office:value-type="float" office:value="-2.2" calcext:value-type="float">
            <text:p>-2,2</text:p>
          </table:table-cell>
          <table:table-cell office:value-type="float" office:value="4.22008076358297" calcext:value-type="float">
            <text:p>4,22008076358297</text:p>
          </table:table-cell>
          <table:table-cell office:value-type="float" office:value="3.9160488510167" calcext:value-type="float">
            <text:p>3,9160488510167</text:p>
          </table:table-cell>
          <table:table-cell office:value-type="float" office:value="2.39971070395371" calcext:value-type="float">
            <text:p>2,39971070395371</text:p>
          </table:table-cell>
          <table:table-cell office:value-type="float" office:value="2.87687444869156" calcext:value-type="float">
            <text:p>2,87687444869156</text:p>
          </table:table-cell>
          <table:table-cell office:value-type="float" office:value="2.15355849012504" calcext:value-type="float">
            <text:p>2,15355849012504</text:p>
          </table:table-cell>
          <table:table-cell office:value-type="float" office:value="2.42746400885936" calcext:value-type="float">
            <text:p>2,427464008859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48" calcext:value-type="float">
            <text:p>0,5448</text:p>
          </table:table-cell>
          <table:table-cell office:value-type="float" office:value="2.2991" calcext:value-type="float">
            <text:p>2,2991</text:p>
          </table:table-cell>
        </table:table-row>
        <table:table-row table:style-name="ro1">
          <table:table-cell office:value-type="float" office:value="-2.1" calcext:value-type="float">
            <text:p>-2,1</text:p>
          </table:table-cell>
          <table:table-cell office:value-type="float" office:value="4.24026451138868" calcext:value-type="float">
            <text:p>4,24026451138868</text:p>
          </table:table-cell>
          <table:table-cell office:value-type="float" office:value="3.92344335853464" calcext:value-type="float">
            <text:p>3,92344335853464</text:p>
          </table:table-cell>
          <table:table-cell office:value-type="float" office:value="2.4074467058937" calcext:value-type="float">
            <text:p>2,4074467058937</text:p>
          </table:table-cell>
          <table:table-cell office:value-type="float" office:value="2.88264232218905" calcext:value-type="float">
            <text:p>2,88264232218905</text:p>
          </table:table-cell>
          <table:table-cell office:value-type="float" office:value="2.15857076132648" calcext:value-type="float">
            <text:p>2,15857076132648</text:p>
          </table:table-cell>
          <table:table-cell office:value-type="float" office:value="2.43096919673247" calcext:value-type="float">
            <text:p>2,430969196732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44" calcext:value-type="float">
            <text:p>0,5444</text:p>
          </table:table-cell>
          <table:table-cell office:value-type="float" office:value="2.3084" calcext:value-type="float">
            <text:p>2,30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.26144511858798" calcext:value-type="float">
            <text:p>4,26144511858798</text:p>
          </table:table-cell>
          <table:table-cell office:value-type="float" office:value="3.9308544935368" calcext:value-type="float">
            <text:p>3,9308544935368</text:p>
          </table:table-cell>
          <table:table-cell office:value-type="float" office:value="2.4150506512301" calcext:value-type="float">
            <text:p>2,4150506512301</text:p>
          </table:table-cell>
          <table:table-cell office:value-type="float" office:value="2.88846783854485" calcext:value-type="float">
            <text:p>2,88846783854485</text:p>
          </table:table-cell>
          <table:table-cell office:value-type="float" office:value="2.16357484540894" calcext:value-type="float">
            <text:p>2,16357484540894</text:p>
          </table:table-cell>
          <table:table-cell office:value-type="float" office:value="2.4344878878028" calcext:value-type="float">
            <text:p>2,434487887802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39" calcext:value-type="float">
            <text:p>0,5439</text:p>
          </table:table-cell>
          <table:table-cell office:value-type="float" office:value="2.3178" calcext:value-type="float">
            <text:p>2,3178</text:p>
          </table:table-cell>
        </table:table-row>
        <table:table-row table:style-name="ro1">
          <table:table-cell office:value-type="float" office:value="-1.9" calcext:value-type="float">
            <text:p>-1,9</text:p>
          </table:table-cell>
          <table:table-cell office:value-type="float" office:value="4.281876724931" calcext:value-type="float">
            <text:p>4,281876724931</text:p>
          </table:table-cell>
          <table:table-cell office:value-type="float" office:value="3.93828220858896" calcext:value-type="float">
            <text:p>3,93828220858896</text:p>
          </table:table-cell>
          <table:table-cell office:value-type="float" office:value="2.42298784018529" calcext:value-type="float">
            <text:p>2,42298784018529</text:p>
          </table:table-cell>
          <table:table-cell office:value-type="float" office:value="2.89430497215981" calcext:value-type="float">
            <text:p>2,89430497215981</text:p>
          </table:table-cell>
          <table:table-cell office:value-type="float" office:value="2.16851247377011" calcext:value-type="float">
            <text:p>2,16851247377011</text:p>
          </table:table-cell>
          <table:table-cell office:value-type="float" office:value="2.43799881134318" calcext:value-type="float">
            <text:p>2,437998811343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35" calcext:value-type="float">
            <text:p>0,5435</text:p>
          </table:table-cell>
          <table:table-cell office:value-type="float" office:value="2.3272" calcext:value-type="float">
            <text:p>2,3272</text:p>
          </table:table-cell>
        </table:table-row>
        <table:table-row table:style-name="ro1">
          <table:table-cell office:value-type="float" office:value="-1.8" calcext:value-type="float">
            <text:p>-1,8</text:p>
          </table:table-cell>
          <table:table-cell office:value-type="float" office:value="4.30294659300184" calcext:value-type="float">
            <text:p>4,30294659300184</text:p>
          </table:table-cell>
          <table:table-cell office:value-type="float" office:value="3.94572645643713" calcext:value-type="float">
            <text:p>3,94572645643713</text:p>
          </table:table-cell>
          <table:table-cell office:value-type="float" office:value="2.43079150579151" calcext:value-type="float">
            <text:p>2,43079150579151</text:p>
          </table:table-cell>
          <table:table-cell office:value-type="float" office:value="2.90008293896668" calcext:value-type="float">
            <text:p>2,90008293896668</text:p>
          </table:table-cell>
          <table:table-cell office:value-type="float" office:value="2.1732572360375" calcext:value-type="float">
            <text:p>2,1732572360375</text:p>
          </table:table-cell>
          <table:table-cell office:value-type="float" office:value="2.44150199304554" calcext:value-type="float">
            <text:p>2,441501993045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3" calcext:value-type="float">
            <text:p>0,543</text:p>
          </table:table-cell>
          <table:table-cell office:value-type="float" office:value="2.3365" calcext:value-type="float">
            <text:p>2,3365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4.32325838555105" calcext:value-type="float">
            <text:p>4,32325838555105</text:p>
          </table:table-cell>
          <table:table-cell office:value-type="float" office:value="3.95315657338803" calcext:value-type="float">
            <text:p>3,95315657338803</text:p>
          </table:table-cell>
          <table:table-cell office:value-type="float" office:value="2.43893019214058" calcext:value-type="float">
            <text:p>2,43893019214058</text:p>
          </table:table-cell>
          <table:table-cell office:value-type="float" office:value="2.90594312726918" calcext:value-type="float">
            <text:p>2,90594312726918</text:p>
          </table:table-cell>
          <table:table-cell office:value-type="float" office:value="2.17817864416642" calcext:value-type="float">
            <text:p>2,17817864416642</text:p>
          </table:table-cell>
          <table:table-cell office:value-type="float" office:value="2.44507042253521" calcext:value-type="float">
            <text:p>2,445070422535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26" calcext:value-type="float">
            <text:p>0,5426</text:p>
          </table:table-cell>
          <table:table-cell office:value-type="float" office:value="2.3458" calcext:value-type="float">
            <text:p>2,3458</text:p>
          </table:table-cell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4.34440140195536" calcext:value-type="float">
            <text:p>4,34440140195536</text:p>
          </table:table-cell>
          <table:table-cell office:value-type="float" office:value="3.96063377481418" calcext:value-type="float">
            <text:p>3,96063377481418</text:p>
          </table:table-cell>
          <table:table-cell office:value-type="float" office:value="2.44693384838242" calcext:value-type="float">
            <text:p>2,44693384838242</text:p>
          </table:table-cell>
          <table:table-cell office:value-type="float" office:value="2.91186135384466" calcext:value-type="float">
            <text:p>2,91186135384466</text:p>
          </table:table-cell>
          <table:table-cell office:value-type="float" office:value="2.1830920402349" calcext:value-type="float">
            <text:p>2,1830920402349</text:p>
          </table:table-cell>
          <table:table-cell office:value-type="float" office:value="2.44855819070387" calcext:value-type="float">
            <text:p>2,4485581907038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21" calcext:value-type="float">
            <text:p>0,5421</text:p>
          </table:table-cell>
          <table:table-cell office:value-type="float" office:value="2.3551" calcext:value-type="float">
            <text:p>2,3551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4.36459294812627" calcext:value-type="float">
            <text:p>4,36459294812627</text:p>
          </table:table-cell>
          <table:table-cell office:value-type="float" office:value="3.96800611153552" calcext:value-type="float">
            <text:p>3,96800611153552</text:p>
          </table:table-cell>
          <table:table-cell office:value-type="float" office:value="2.45537094281298" calcext:value-type="float">
            <text:p>2,45537094281298</text:p>
          </table:table-cell>
          <table:table-cell office:value-type="float" office:value="2.91772028788173" calcext:value-type="float">
            <text:p>2,91772028788173</text:p>
          </table:table-cell>
          <table:table-cell office:value-type="float" office:value="2.18799744379248" calcext:value-type="float">
            <text:p>2,18799744379248</text:p>
          </table:table-cell>
          <table:table-cell office:value-type="float" office:value="2.45211124730547" calcext:value-type="float">
            <text:p>2,452111247305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17" calcext:value-type="float">
            <text:p>0,5417</text:p>
          </table:table-cell>
          <table:table-cell office:value-type="float" office:value="2.3643" calcext:value-type="float">
            <text:p>2,3643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office:value-type="float" office:value="4.38562453806356" calcext:value-type="float">
            <text:p>4,38562453806356</text:p>
          </table:table-cell>
          <table:table-cell office:value-type="float" office:value="3.97551593601172" calcext:value-type="float">
            <text:p>3,97551593601172</text:p>
          </table:table-cell>
          <table:table-cell office:value-type="float" office:value="2.46367149758454" calcext:value-type="float">
            <text:p>2,46367149758454</text:p>
          </table:table-cell>
          <table:table-cell office:value-type="float" office:value="2.92359070264494" calcext:value-type="float">
            <text:p>2,92359070264494</text:p>
          </table:table-cell>
          <table:table-cell office:value-type="float" office:value="2.19289487432519" calcext:value-type="float">
            <text:p>2,19289487432519</text:p>
          </table:table-cell>
          <table:table-cell office:value-type="float" office:value="2.45565665308535" calcext:value-type="float">
            <text:p>2,4556566530853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12" calcext:value-type="float">
            <text:p>0,5412</text:p>
          </table:table-cell>
          <table:table-cell office:value-type="float" office:value="2.3735" calcext:value-type="float">
            <text:p>2,3735</text:p>
          </table:table-cell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4.40588017751479" calcext:value-type="float">
            <text:p>4,40588017751479</text:p>
          </table:table-cell>
          <table:table-cell office:value-type="float" office:value="3.98304205935279" calcext:value-type="float">
            <text:p>3,98304205935279</text:p>
          </table:table-cell>
          <table:table-cell office:value-type="float" office:value="2.4720718979513" calcext:value-type="float">
            <text:p>2,4720718979513</text:p>
          </table:table-cell>
          <table:table-cell office:value-type="float" office:value="2.92954363490793" calcext:value-type="float">
            <text:p>2,92954363490793</text:p>
          </table:table-cell>
          <table:table-cell office:value-type="float" office:value="2.19796983758701" calcext:value-type="float">
            <text:p>2,19796983758701</text:p>
          </table:table-cell>
          <table:table-cell office:value-type="float" office:value="2.45924629367975" calcext:value-type="float">
            <text:p>2,459246293679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08" calcext:value-type="float">
            <text:p>0,5408</text:p>
          </table:table-cell>
          <table:table-cell office:value-type="float" office:value="2.3827" calcext:value-type="float">
            <text:p>2,3827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4.42698500832871" calcext:value-type="float">
            <text:p>4,42698500832871</text:p>
          </table:table-cell>
          <table:table-cell office:value-type="float" office:value="3.99046284164661" calcext:value-type="float">
            <text:p>3,99046284164661</text:p>
          </table:table-cell>
          <table:table-cell office:value-type="float" office:value="2.48057220181713" calcext:value-type="float">
            <text:p>2,48057220181713</text:p>
          </table:table-cell>
          <table:table-cell office:value-type="float" office:value="2.93548387096774" calcext:value-type="float">
            <text:p>2,93548387096774</text:p>
          </table:table-cell>
          <table:table-cell office:value-type="float" office:value="2.20296742784282" calcext:value-type="float">
            <text:p>2,20296742784282</text:p>
          </table:table-cell>
          <table:table-cell office:value-type="float" office:value="2.462776490415" calcext:value-type="float">
            <text:p>2,4627764904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403" calcext:value-type="float">
            <text:p>0,5403</text:p>
          </table:table-cell>
          <table:table-cell office:value-type="float" office:value="2.3919" calcext:value-type="float">
            <text:p>2,3919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4.44730505649194" calcext:value-type="float">
            <text:p>4,44730505649194</text:p>
          </table:table-cell>
          <table:table-cell office:value-type="float" office:value="3.99799086757991" calcext:value-type="float">
            <text:p>3,99799086757991</text:p>
          </table:table-cell>
          <table:table-cell office:value-type="float" office:value="2.48926914153132" calcext:value-type="float">
            <text:p>2,48926914153132</text:p>
          </table:table-cell>
          <table:table-cell office:value-type="float" office:value="2.94143566154219" calcext:value-type="float">
            <text:p>2,94143566154219</text:p>
          </table:table-cell>
          <table:table-cell office:value-type="float" office:value="2.20795691452397" calcext:value-type="float">
            <text:p>2,20795691452397</text:p>
          </table:table-cell>
          <table:table-cell office:value-type="float" office:value="2.46637205387205" calcext:value-type="float">
            <text:p>2,466372053872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99" calcext:value-type="float">
            <text:p>0,5399</text:p>
          </table:table-cell>
          <table:table-cell office:value-type="float" office:value="2.4011" calcext:value-type="float">
            <text:p>2,40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.46829810901001" calcext:value-type="float">
            <text:p>4,46829810901001</text:p>
          </table:table-cell>
          <table:table-cell office:value-type="float" office:value="4.00544370780366" calcext:value-type="float">
            <text:p>4,00544370780366</text:p>
          </table:table-cell>
          <table:table-cell office:value-type="float" office:value="2.49816283117385" calcext:value-type="float">
            <text:p>2,49816283117385</text:p>
          </table:table-cell>
          <table:table-cell office:value-type="float" office:value="2.94739896974534" calcext:value-type="float">
            <text:p>2,94739896974534</text:p>
          </table:table-cell>
          <table:table-cell office:value-type="float" office:value="2.21299618099757" calcext:value-type="float">
            <text:p>2,21299618099757</text:p>
          </table:table-cell>
          <table:table-cell office:value-type="float" office:value="2.46996005886063" calcext:value-type="float">
            <text:p>2,4699600588606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94" calcext:value-type="float">
            <text:p>0,5394</text:p>
          </table:table-cell>
          <table:table-cell office:value-type="float" office:value="2.4102" calcext:value-type="float">
            <text:p>2,4102</text:p>
          </table:table-cell>
        </table:table-row>
        <table:table-row table:style-name="ro1">
          <table:table-cell office:value-type="float" office:value="-0.9" calcext:value-type="float">
            <text:p>-0,9</text:p>
          </table:table-cell>
          <table:table-cell office:value-type="float" office:value="4.48933011690481" calcext:value-type="float">
            <text:p>4,48933011690481</text:p>
          </table:table-cell>
          <table:table-cell office:value-type="float" office:value="4.01303436332148" calcext:value-type="float">
            <text:p>4,01303436332148</text:p>
          </table:table-cell>
          <table:table-cell office:value-type="float" office:value="2.50705996131528" calcext:value-type="float">
            <text:p>2,50705996131528</text:p>
          </table:table-cell>
          <table:table-cell office:value-type="float" office:value="2.95344511016622" calcext:value-type="float">
            <text:p>2,95344511016622</text:p>
          </table:table-cell>
          <table:table-cell office:value-type="float" office:value="2.2182133564614" calcext:value-type="float">
            <text:p>2,2182133564614</text:p>
          </table:table-cell>
          <table:table-cell office:value-type="float" office:value="2.47354052918942" calcext:value-type="float">
            <text:p>2,473540529189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89" calcext:value-type="float">
            <text:p>0,5389</text:p>
          </table:table-cell>
          <table:table-cell office:value-type="float" office:value="2.4193" calcext:value-type="float">
            <text:p>2,4193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4.50937790157846" calcext:value-type="float">
            <text:p>4,50937790157846</text:p>
          </table:table-cell>
          <table:table-cell office:value-type="float" office:value="4.02061073336571" calcext:value-type="float">
            <text:p>4,02061073336571</text:p>
          </table:table-cell>
          <table:table-cell office:value-type="float" office:value="2.51615399497001" calcext:value-type="float">
            <text:p>2,51615399497001</text:p>
          </table:table-cell>
          <table:table-cell office:value-type="float" office:value="2.95943141229848" calcext:value-type="float">
            <text:p>2,95943141229848</text:p>
          </table:table-cell>
          <table:table-cell office:value-type="float" office:value="2.22335201340343" calcext:value-type="float">
            <text:p>2,22335201340343</text:p>
          </table:table-cell>
          <table:table-cell office:value-type="float" office:value="2.47711348856723" calcext:value-type="float">
            <text:p>2,4771134885672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85" calcext:value-type="float">
            <text:p>0,5385</text:p>
          </table:table-cell>
          <table:table-cell office:value-type="float" office:value="2.4283" calcext:value-type="float">
            <text:p>2,4283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4.53029739776952" calcext:value-type="float">
            <text:p>4,53029739776952</text:p>
          </table:table-cell>
          <table:table-cell office:value-type="float" office:value="4.02835567416753" calcext:value-type="float">
            <text:p>4,02835567416753</text:p>
          </table:table-cell>
          <table:table-cell office:value-type="float" office:value="2.52534829721362" calcext:value-type="float">
            <text:p>2,52534829721362</text:p>
          </table:table-cell>
          <table:table-cell office:value-type="float" office:value="2.96547650618385" calcext:value-type="float">
            <text:p>2,96547650618385</text:p>
          </table:table-cell>
          <table:table-cell office:value-type="float" office:value="2.22866874494862" calcext:value-type="float">
            <text:p>2,22866874494862</text:p>
          </table:table-cell>
          <table:table-cell office:value-type="float" office:value="2.48075190175821" calcext:value-type="float">
            <text:p>2,480751901758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8" calcext:value-type="float">
            <text:p>0,538</text:p>
          </table:table-cell>
          <table:table-cell office:value-type="float" office:value="2.4373" calcext:value-type="float">
            <text:p>2,4373</text:p>
          </table:table-cell>
        </table:table-row>
        <table:table-row table:style-name="ro1">
          <table:table-cell office:value-type="float" office:value="-0.6" calcext:value-type="float">
            <text:p>-0,6</text:p>
          </table:table-cell>
          <table:table-cell office:value-type="float" office:value="4.55040922619048" calcext:value-type="float">
            <text:p>4,55040922619048</text:p>
          </table:table-cell>
          <table:table-cell office:value-type="float" office:value="4.03596424784124" calcext:value-type="float">
            <text:p>4,03596424784124</text:p>
          </table:table-cell>
          <table:table-cell office:value-type="float" office:value="2.53473969421328" calcext:value-type="float">
            <text:p>2,53473969421328</text:p>
          </table:table-cell>
          <table:table-cell office:value-type="float" office:value="2.97155724676075" calcext:value-type="float">
            <text:p>2,97155724676075</text:p>
          </table:table-cell>
          <table:table-cell office:value-type="float" office:value="2.23390632210429" calcext:value-type="float">
            <text:p>2,23390632210429</text:p>
          </table:table-cell>
          <table:table-cell office:value-type="float" office:value="2.48438285044381" calcext:value-type="float">
            <text:p>2,4843828504438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76" calcext:value-type="float">
            <text:p>0,5376</text:p>
          </table:table-cell>
          <table:table-cell office:value-type="float" office:value="2.4463" calcext:value-type="float">
            <text:p>2,4463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4.57140197356172" calcext:value-type="float">
            <text:p>4,57140197356172</text:p>
          </table:table-cell>
          <table:table-cell office:value-type="float" office:value="4.04368094445285" calcext:value-type="float">
            <text:p>4,04368094445285</text:p>
          </table:table-cell>
          <table:table-cell office:value-type="float" office:value="2.54413472706156" calcext:value-type="float">
            <text:p>2,54413472706156</text:p>
          </table:table-cell>
          <table:table-cell office:value-type="float" office:value="2.97762540599062" calcext:value-type="float">
            <text:p>2,97762540599062</text:p>
          </table:table-cell>
          <table:table-cell office:value-type="float" office:value="2.23932215113263" calcext:value-type="float">
            <text:p>2,23932215113263</text:p>
          </table:table-cell>
          <table:table-cell office:value-type="float" office:value="2.48795432682254" calcext:value-type="float">
            <text:p>2,487954326822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71" calcext:value-type="float">
            <text:p>0,5371</text:p>
          </table:table-cell>
          <table:table-cell office:value-type="float" office:value="2.4553" calcext:value-type="float">
            <text:p>2,4553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4.59224748415952" calcext:value-type="float">
            <text:p>4,59224748415952</text:p>
          </table:table-cell>
          <table:table-cell office:value-type="float" office:value="4.05141388174807" calcext:value-type="float">
            <text:p>4,05141388174807</text:p>
          </table:table-cell>
          <table:table-cell office:value-type="float" office:value="2.55347981802342" calcext:value-type="float">
            <text:p>2,55347981802342</text:p>
          </table:table-cell>
          <table:table-cell office:value-type="float" office:value="2.98377676833225" calcext:value-type="float">
            <text:p>2,98377676833225</text:p>
          </table:table-cell>
          <table:table-cell office:value-type="float" office:value="2.24471577492369" calcext:value-type="float">
            <text:p>2,24471577492369</text:p>
          </table:table-cell>
          <table:table-cell office:value-type="float" office:value="2.49159128418326" calcext:value-type="float">
            <text:p>2,491591284183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66" calcext:value-type="float">
            <text:p>0,5366</text:p>
          </table:table-cell>
          <table:table-cell office:value-type="float" office:value="2.4642" calcext:value-type="float">
            <text:p>2,4642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4.61208504289444" calcext:value-type="float">
            <text:p>4,61208504289444</text:p>
          </table:table-cell>
          <table:table-cell office:value-type="float" office:value="4.05925545416087" calcext:value-type="float">
            <text:p>4,05925545416087</text:p>
          </table:table-cell>
          <table:table-cell office:value-type="float" office:value="2.56317165262852" calcext:value-type="float">
            <text:p>2,56317165262852</text:p>
          </table:table-cell>
          <table:table-cell office:value-type="float" office:value="2.98986794717887" calcext:value-type="float">
            <text:p>2,98986794717887</text:p>
          </table:table-cell>
          <table:table-cell office:value-type="float" office:value="2.25023020257827" calcext:value-type="float">
            <text:p>2,25023020257827</text:p>
          </table:table-cell>
          <table:table-cell office:value-type="float" office:value="2.4952937493478" calcext:value-type="float">
            <text:p>2,49529374934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62" calcext:value-type="float">
            <text:p>0,5362</text:p>
          </table:table-cell>
          <table:table-cell office:value-type="float" office:value="2.473" calcext:value-type="float">
            <text:p>2,473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4.63281687511667" calcext:value-type="float">
            <text:p>4,63281687511667</text:p>
          </table:table-cell>
          <table:table-cell office:value-type="float" office:value="4.06708329559521" calcext:value-type="float">
            <text:p>4,06708329559521</text:p>
          </table:table-cell>
          <table:table-cell office:value-type="float" office:value="2.5729640747555" calcext:value-type="float">
            <text:p>2,5729640747555</text:p>
          </table:table-cell>
          <table:table-cell office:value-type="float" office:value="2.99604240621702" calcext:value-type="float">
            <text:p>2,99604240621702</text:p>
          </table:table-cell>
          <table:table-cell office:value-type="float" office:value="2.25585140031054" calcext:value-type="float">
            <text:p>2,25585140031054</text:p>
          </table:table-cell>
          <table:table-cell office:value-type="float" office:value="2.49891585355683" calcext:value-type="float">
            <text:p>2,4989158535568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57" calcext:value-type="float">
            <text:p>0,5357</text:p>
          </table:table-cell>
          <table:table-cell office:value-type="float" office:value="2.4818" calcext:value-type="float">
            <text:p>2,4818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4.65358744394619" calcext:value-type="float">
            <text:p>4,65358744394619</text:p>
          </table:table-cell>
          <table:table-cell office:value-type="float" office:value="4.07489744208494" calcext:value-type="float">
            <text:p>4,07489744208494</text:p>
          </table:table-cell>
          <table:table-cell office:value-type="float" office:value="2.58260701142746" calcext:value-type="float">
            <text:p>2,58260701142746</text:p>
          </table:table-cell>
          <table:table-cell office:value-type="float" office:value="3.00220443762879" calcext:value-type="float">
            <text:p>3,00220443762879</text:p>
          </table:table-cell>
          <table:table-cell office:value-type="float" office:value="2.26144917542952" calcext:value-type="float">
            <text:p>2,26144917542952</text:p>
          </table:table-cell>
          <table:table-cell office:value-type="float" office:value="2.50260351578772" calcext:value-type="float">
            <text:p>2,5026035157877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52" calcext:value-type="float">
            <text:p>0,5352</text:p>
          </table:table-cell>
          <table:table-cell office:value-type="float" office:value="2.4906" calcext:value-type="float">
            <text:p>2,4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7333582647719" calcext:value-type="float">
            <text:p>4,67333582647719</text:p>
          </table:table-cell>
          <table:table-cell office:value-type="float" office:value="4.08282097649186" calcext:value-type="float">
            <text:p>4,08282097649186</text:p>
          </table:table-cell>
          <table:table-cell office:value-type="float" office:value="2.59250290585045" calcext:value-type="float">
            <text:p>2,59250290585045</text:p>
          </table:table-cell>
          <table:table-cell office:value-type="float" office:value="3.00847396768402" calcext:value-type="float">
            <text:p>3,00847396768402</text:p>
          </table:table-cell>
          <table:table-cell office:value-type="float" office:value="2.2671681212678" calcext:value-type="float">
            <text:p>2,2671681212678</text:p>
          </table:table-cell>
          <table:table-cell office:value-type="float" office:value="2.50625247081833" calcext:value-type="float">
            <text:p>2,5062524708183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48" calcext:value-type="float">
            <text:p>0,5348</text:p>
          </table:table-cell>
          <table:table-cell office:value-type="float" office:value="2.4993" calcext:value-type="float">
            <text:p>2,499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69399213924761" calcext:value-type="float">
            <text:p>4,69399213924761</text:p>
          </table:table-cell>
          <table:table-cell office:value-type="float" office:value="4.09070103589497" calcext:value-type="float">
            <text:p>4,09070103589497</text:p>
          </table:table-cell>
          <table:table-cell office:value-type="float" office:value="2.60234427976363" calcext:value-type="float">
            <text:p>2,60234427976363</text:p>
          </table:table-cell>
          <table:table-cell office:value-type="float" office:value="3.01465910993137" calcext:value-type="float">
            <text:p>3,01465910993137</text:p>
          </table:table-cell>
          <table:table-cell office:value-type="float" office:value="2.27293591141201" calcext:value-type="float">
            <text:p>2,27293591141201</text:p>
          </table:table-cell>
          <table:table-cell office:value-type="float" office:value="2.50996695005093" calcext:value-type="float">
            <text:p>2,509966950050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43" calcext:value-type="float">
            <text:p>0,5343</text:p>
          </table:table-cell>
          <table:table-cell office:value-type="float" office:value="2.508" calcext:value-type="float">
            <text:p>2,50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71449981266392" calcext:value-type="float">
            <text:p>4,71449981266392</text:p>
          </table:table-cell>
          <table:table-cell office:value-type="float" office:value="4.09869113885964" calcext:value-type="float">
            <text:p>4,09869113885964</text:p>
          </table:table-cell>
          <table:table-cell office:value-type="float" office:value="2.61228444099981" calcext:value-type="float">
            <text:p>2,61228444099981</text:p>
          </table:table-cell>
          <table:table-cell office:value-type="float" office:value="3.02092789908739" calcext:value-type="float">
            <text:p>3,02092789908739</text:p>
          </table:table-cell>
          <table:table-cell office:value-type="float" office:value="2.27867912629708" calcext:value-type="float">
            <text:p>2,27867912629708</text:p>
          </table:table-cell>
          <table:table-cell office:value-type="float" office:value="2.51367402454472" calcext:value-type="float">
            <text:p>2,5136740245447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38" calcext:value-type="float">
            <text:p>0,5338</text:p>
          </table:table-cell>
          <table:table-cell office:value-type="float" office:value="2.5166" calcext:value-type="float">
            <text:p>2,516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.73415823022122" calcext:value-type="float">
            <text:p>4,73415823022122</text:p>
          </table:table-cell>
          <table:table-cell office:value-type="float" office:value="4.10663820576033" calcext:value-type="float">
            <text:p>4,10663820576033</text:p>
          </table:table-cell>
          <table:table-cell office:value-type="float" office:value="2.62248062015504" calcext:value-type="float">
            <text:p>2,62248062015504</text:p>
          </table:table-cell>
          <table:table-cell office:value-type="float" office:value="3.02720828659395" calcext:value-type="float">
            <text:p>3,02720828659395</text:p>
          </table:table-cell>
          <table:table-cell office:value-type="float" office:value="2.28454399633364" calcext:value-type="float">
            <text:p>2,28454399633364</text:p>
          </table:table-cell>
          <table:table-cell office:value-type="float" office:value="2.51744668492241" calcext:value-type="float">
            <text:p>2,517446684922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34" calcext:value-type="float">
            <text:p>0,5334</text:p>
          </table:table-cell>
          <table:table-cell office:value-type="float" office:value="2.5252" calcext:value-type="float">
            <text:p>2,525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7543629198724" calcext:value-type="float">
            <text:p>4,7543629198724</text:p>
          </table:table-cell>
          <table:table-cell office:value-type="float" office:value="4.11466594568613" calcext:value-type="float">
            <text:p>4,11466594568613</text:p>
          </table:table-cell>
          <table:table-cell office:value-type="float" office:value="2.63252253125303" calcext:value-type="float">
            <text:p>2,63252253125303</text:p>
          </table:table-cell>
          <table:table-cell office:value-type="float" office:value="3.03350023843586" calcext:value-type="float">
            <text:p>3,03350023843586</text:p>
          </table:table-cell>
          <table:table-cell office:value-type="float" office:value="2.29045738164749" calcext:value-type="float">
            <text:p>2,29045738164749</text:p>
          </table:table-cell>
          <table:table-cell office:value-type="float" office:value="2.5211597446738" calcext:value-type="float">
            <text:p>2,52115974467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29" calcext:value-type="float">
            <text:p>0,5329</text:p>
          </table:table-cell>
          <table:table-cell office:value-type="float" office:value="2.5336" calcext:value-type="float">
            <text:p>2,533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77479338842975" calcext:value-type="float">
            <text:p>4,77479338842975</text:p>
          </table:table-cell>
          <table:table-cell office:value-type="float" office:value="4.12280491099571" calcext:value-type="float">
            <text:p>4,12280491099571</text:p>
          </table:table-cell>
          <table:table-cell office:value-type="float" office:value="2.64266330684241" calcext:value-type="float">
            <text:p>2,64266330684241</text:p>
          </table:table-cell>
          <table:table-cell office:value-type="float" office:value="3.03980372073081" calcext:value-type="float">
            <text:p>3,03980372073081</text:p>
          </table:table-cell>
          <table:table-cell office:value-type="float" office:value="2.29641917400755" calcext:value-type="float">
            <text:p>2,29641917400755</text:p>
          </table:table-cell>
          <table:table-cell office:value-type="float" office:value="2.52495910888424" calcext:value-type="float">
            <text:p>2,524959108884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24" calcext:value-type="float">
            <text:p>0,5324</text:p>
          </table:table-cell>
          <table:table-cell office:value-type="float" office:value="2.5421" calcext:value-type="float">
            <text:p>2,542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79398496240601" calcext:value-type="float">
            <text:p>4,79398496240601</text:p>
          </table:table-cell>
          <table:table-cell office:value-type="float" office:value="4.13090167376567" calcext:value-type="float">
            <text:p>4,13090167376567</text:p>
          </table:table-cell>
          <table:table-cell office:value-type="float" office:value="2.65280604826985" calcext:value-type="float">
            <text:p>2,65280604826985</text:p>
          </table:table-cell>
          <table:table-cell office:value-type="float" office:value="3.04619119011923" calcext:value-type="float">
            <text:p>3,04619119011923</text:p>
          </table:table-cell>
          <table:table-cell office:value-type="float" office:value="2.30242926550443" calcext:value-type="float">
            <text:p>2,30242926550443</text:p>
          </table:table-cell>
          <table:table-cell office:value-type="float" office:value="2.52871946553044" calcext:value-type="float">
            <text:p>2,5287194655304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2" calcext:value-type="float">
            <text:p>0,532</text:p>
          </table:table-cell>
          <table:table-cell office:value-type="float" office:value="2.5504" calcext:value-type="float">
            <text:p>2,550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4.81411100658514" calcext:value-type="float">
            <text:p>4,81411100658514</text:p>
          </table:table-cell>
          <table:table-cell office:value-type="float" office:value="4.13905041664169" calcext:value-type="float">
            <text:p>4,13905041664169</text:p>
          </table:table-cell>
          <table:table-cell office:value-type="float" office:value="2.66304769290423" calcext:value-type="float">
            <text:p>2,66304769290423</text:p>
          </table:table-cell>
          <table:table-cell office:value-type="float" office:value="3.05256651054421" calcext:value-type="float">
            <text:p>3,05256651054421</text:p>
          </table:table-cell>
          <table:table-cell office:value-type="float" office:value="2.30835570278143" calcext:value-type="float">
            <text:p>2,30835570278143</text:p>
          </table:table-cell>
          <table:table-cell office:value-type="float" office:value="2.53254535686242" calcext:value-type="float">
            <text:p>2,532545356862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15" calcext:value-type="float">
            <text:p>0,5315</text:p>
          </table:table-cell>
          <table:table-cell office:value-type="float" office:value="2.5587" calcext:value-type="float">
            <text:p>2,558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.83298813782715" calcext:value-type="float">
            <text:p>4,83298813782715</text:p>
          </table:table-cell>
          <table:table-cell office:value-type="float" office:value="4.14718744383874" calcext:value-type="float">
            <text:p>4,14718744383874</text:p>
          </table:table-cell>
          <table:table-cell office:value-type="float" office:value="2.67338826951042" calcext:value-type="float">
            <text:p>2,67338826951042</text:p>
          </table:table-cell>
          <table:table-cell office:value-type="float" office:value="3.05897722144367" calcext:value-type="float">
            <text:p>3,05897722144367</text:p>
          </table:table-cell>
          <table:table-cell office:value-type="float" office:value="2.3144047483164" calcext:value-type="float">
            <text:p>2,3144047483164</text:p>
          </table:table-cell>
          <table:table-cell office:value-type="float" office:value="2.5364051113726" calcext:value-type="float">
            <text:p>2,53640511137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11" calcext:value-type="float">
            <text:p>0,5311</text:p>
          </table:table-cell>
          <table:table-cell office:value-type="float" office:value="2.5668" calcext:value-type="float">
            <text:p>2,566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4.85280814172635" calcext:value-type="float">
            <text:p>4,85280814172635</text:p>
          </table:table-cell>
          <table:table-cell office:value-type="float" office:value="4.15540722559789" calcext:value-type="float">
            <text:p>4,15540722559789</text:p>
          </table:table-cell>
          <table:table-cell office:value-type="float" office:value="2.68373085127012" calcext:value-type="float">
            <text:p>2,68373085127012</text:p>
          </table:table-cell>
          <table:table-cell office:value-type="float" office:value="3.06537576232173" calcext:value-type="float">
            <text:p>3,06537576232173</text:p>
          </table:table-cell>
          <table:table-cell office:value-type="float" office:value="2.32050185343599" calcext:value-type="float">
            <text:p>2,32050185343599</text:p>
          </table:table-cell>
          <table:table-cell office:value-type="float" office:value="2.54027800692955" calcext:value-type="float">
            <text:p>2,5402780069295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06" calcext:value-type="float">
            <text:p>0,5306</text:p>
          </table:table-cell>
          <table:table-cell office:value-type="float" office:value="2.5749" calcext:value-type="float">
            <text:p>2,5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7247689115261" calcext:value-type="float">
            <text:p>4,87247689115261</text:p>
          </table:table-cell>
          <table:table-cell office:value-type="float" office:value="4.16358578607322" calcext:value-type="float">
            <text:p>4,16358578607322</text:p>
          </table:table-cell>
          <table:table-cell office:value-type="float" office:value="2.6940754387666" calcext:value-type="float">
            <text:p>2,6940754387666</text:p>
          </table:table-cell>
          <table:table-cell office:value-type="float" office:value="3.07180958251345" calcext:value-type="float">
            <text:p>3,07180958251345</text:p>
          </table:table-cell>
          <table:table-cell office:value-type="float" office:value="2.32664691132893" calcext:value-type="float">
            <text:p>2,32664691132893</text:p>
          </table:table-cell>
          <table:table-cell office:value-type="float" office:value="2.54418460904502" calcext:value-type="float">
            <text:p>2,5441846090450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301" calcext:value-type="float">
            <text:p>0,5301</text:p>
          </table:table-cell>
          <table:table-cell office:value-type="float" office:value="2.5829" calcext:value-type="float">
            <text:p>2,5829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4.89107041721729" calcext:value-type="float">
            <text:p>4,89107041721729</text:p>
          </table:table-cell>
          <table:table-cell office:value-type="float" office:value="4.17194272561504" calcext:value-type="float">
            <text:p>4,17194272561504</text:p>
          </table:table-cell>
          <table:table-cell office:value-type="float" office:value="2.70451900698216" calcext:value-type="float">
            <text:p>2,70451900698216</text:p>
          </table:table-cell>
          <table:table-cell office:value-type="float" office:value="3.07830412126954" calcext:value-type="float">
            <text:p>3,07830412126954</text:p>
          </table:table-cell>
          <table:table-cell office:value-type="float" office:value="2.3327828711349" calcext:value-type="float">
            <text:p>2,3327828711349</text:p>
          </table:table-cell>
          <table:table-cell office:value-type="float" office:value="2.54812481989214" calcext:value-type="float">
            <text:p>2,548124819892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97" calcext:value-type="float">
            <text:p>0,5297</text:p>
          </table:table-cell>
          <table:table-cell office:value-type="float" office:value="2.5908" calcext:value-type="float">
            <text:p>2,590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91024187452759" calcext:value-type="float">
            <text:p>4,91024187452759</text:p>
          </table:table-cell>
          <table:table-cell office:value-type="float" office:value="4.18013442867812" calcext:value-type="float">
            <text:p>4,18013442867812</text:p>
          </table:table-cell>
          <table:table-cell office:value-type="float" office:value="2.71470131885182" calcext:value-type="float">
            <text:p>2,71470131885182</text:p>
          </table:table-cell>
          <table:table-cell office:value-type="float" office:value="3.08481033625973" calcext:value-type="float">
            <text:p>3,08481033625973</text:p>
          </table:table-cell>
          <table:table-cell office:value-type="float" office:value="2.33896665528622" calcext:value-type="float">
            <text:p>2,33896665528622</text:p>
          </table:table-cell>
          <table:table-cell office:value-type="float" office:value="2.55217158838529" calcext:value-type="float">
            <text:p>2,552171588385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92" calcext:value-type="float">
            <text:p>0,5292</text:p>
          </table:table-cell>
          <table:table-cell office:value-type="float" office:value="2.5985" calcext:value-type="float">
            <text:p>2,598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4.92944959334216" calcext:value-type="float">
            <text:p>4,92944959334216</text:p>
          </table:table-cell>
          <table:table-cell office:value-type="float" office:value="4.18853560232871" calcext:value-type="float">
            <text:p>4,18853560232871</text:p>
          </table:table-cell>
          <table:table-cell office:value-type="float" office:value="2.72524488410435" calcext:value-type="float">
            <text:p>2,72524488410435</text:p>
          </table:table-cell>
          <table:table-cell office:value-type="float" office:value="3.09132819518653" calcext:value-type="float">
            <text:p>3,09132819518653</text:p>
          </table:table-cell>
          <table:table-cell office:value-type="float" office:value="2.34519815773014" calcext:value-type="float">
            <text:p>2,34519815773014</text:p>
          </table:table-cell>
          <table:table-cell office:value-type="float" office:value="2.55621982537237" calcext:value-type="float">
            <text:p>2,556219825372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87" calcext:value-type="float">
            <text:p>0,5287</text:p>
          </table:table-cell>
          <table:table-cell office:value-type="float" office:value="2.6062" calcext:value-type="float">
            <text:p>2,606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.94737838349423" calcext:value-type="float">
            <text:p>4,94737838349423</text:p>
          </table:table-cell>
          <table:table-cell office:value-type="float" office:value="4.19686707444428" calcext:value-type="float">
            <text:p>4,19686707444428</text:p>
          </table:table-cell>
          <table:table-cell office:value-type="float" office:value="2.73579049466537" calcext:value-type="float">
            <text:p>2,73579049466537</text:p>
          </table:table-cell>
          <table:table-cell office:value-type="float" office:value="3.09793083900227" calcext:value-type="float">
            <text:p>3,09793083900227</text:p>
          </table:table-cell>
          <table:table-cell office:value-type="float" office:value="2.35142045454545" calcext:value-type="float">
            <text:p>2,35142045454545</text:p>
          </table:table-cell>
          <table:table-cell office:value-type="float" office:value="2.56037437655221" calcext:value-type="float">
            <text:p>2,560374376552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83" calcext:value-type="float">
            <text:p>0,5283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.96608563849943" calcext:value-type="float">
            <text:p>4,96608563849943</text:p>
          </table:table-cell>
          <table:table-cell office:value-type="float" office:value="4.20515878932459" calcext:value-type="float">
            <text:p>4,20515878932459</text:p>
          </table:table-cell>
          <table:table-cell office:value-type="float" office:value="2.74607177497575" calcext:value-type="float">
            <text:p>2,74607177497575</text:p>
          </table:table-cell>
          <table:table-cell office:value-type="float" office:value="3.10447197640118" calcext:value-type="float">
            <text:p>3,10447197640118</text:p>
          </table:table-cell>
          <table:table-cell office:value-type="float" office:value="2.35763356611594" calcext:value-type="float">
            <text:p>2,35763356611594</text:p>
          </table:table-cell>
          <table:table-cell office:value-type="float" office:value="2.56458260709086" calcext:value-type="float">
            <text:p>2,564582607090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78" calcext:value-type="float">
            <text:p>0,5278</text:p>
          </table:table-cell>
          <table:table-cell office:value-type="float" office:value="2.6211" calcext:value-type="float">
            <text:p>2,6211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4.9835039817975" calcext:value-type="float">
            <text:p>4,9835039817975</text:p>
          </table:table-cell>
          <table:table-cell office:value-type="float" office:value="4.21350658639805" calcext:value-type="float">
            <text:p>4,21350658639805</text:p>
          </table:table-cell>
          <table:table-cell office:value-type="float" office:value="2.75671743137065" calcext:value-type="float">
            <text:p>2,75671743137065</text:p>
          </table:table-cell>
          <table:table-cell office:value-type="float" office:value="3.11109801240186" calcext:value-type="float">
            <text:p>3,11109801240186</text:p>
          </table:table-cell>
          <table:table-cell office:value-type="float" office:value="2.36389424713491" calcext:value-type="float">
            <text:p>2,36389424713491</text:p>
          </table:table-cell>
          <table:table-cell office:value-type="float" office:value="2.56885319785307" calcext:value-type="float">
            <text:p>2,5688531978530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74" calcext:value-type="float">
            <text:p>0,5274</text:p>
          </table:table-cell>
          <table:table-cell office:value-type="float" office:value="2.6283" calcext:value-type="float">
            <text:p>2,6283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5.00170810400456" calcext:value-type="float">
            <text:p>5,00170810400456</text:p>
          </table:table-cell>
          <table:table-cell office:value-type="float" office:value="4.22191111640653" calcext:value-type="float">
            <text:p>4,22191111640653</text:p>
          </table:table-cell>
          <table:table-cell office:value-type="float" office:value="2.76709671161121" calcext:value-type="float">
            <text:p>2,76709671161121</text:p>
          </table:table-cell>
          <table:table-cell office:value-type="float" office:value="3.11780918727915" calcext:value-type="float">
            <text:p>3,11780918727915</text:p>
          </table:table-cell>
          <table:table-cell office:value-type="float" office:value="2.37020239242587" calcext:value-type="float">
            <text:p>2,37020239242587</text:p>
          </table:table-cell>
          <table:table-cell office:value-type="float" office:value="2.5732501023332" calcext:value-type="float">
            <text:p>2,57325010233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69" calcext:value-type="float">
            <text:p>0,5269</text:p>
          </table:table-cell>
          <table:table-cell office:value-type="float" office:value="2.6354" calcext:value-type="float">
            <text:p>2,6354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5.01880341880342" calcext:value-type="float">
            <text:p>5,01880341880342</text:p>
          </table:table-cell>
          <table:table-cell office:value-type="float" office:value="4.2304028104439" calcext:value-type="float">
            <text:p>4,2304028104439</text:p>
          </table:table-cell>
          <table:table-cell office:value-type="float" office:value="2.77774544043461" calcext:value-type="float">
            <text:p>2,77774544043461</text:p>
          </table:table-cell>
          <table:table-cell office:value-type="float" office:value="3.12445867068349" calcext:value-type="float">
            <text:p>3,12445867068349</text:p>
          </table:table-cell>
          <table:table-cell office:value-type="float" office:value="2.3765012463177" calcext:value-type="float">
            <text:p>2,3765012463177</text:p>
          </table:table-cell>
          <table:table-cell office:value-type="float" office:value="2.57778186725555" calcext:value-type="float">
            <text:p>2,5777818672555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65" calcext:value-type="float">
            <text:p>0,5265</text:p>
          </table:table-cell>
          <table:table-cell office:value-type="float" office:value="2.6424" calcext:value-type="float">
            <text:p>2,6424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.03650190114068" calcext:value-type="float">
            <text:p>5,03650190114068</text:p>
          </table:table-cell>
          <table:table-cell office:value-type="float" office:value="4.23870027077692" calcext:value-type="float">
            <text:p>4,23870027077692</text:p>
          </table:table-cell>
          <table:table-cell office:value-type="float" office:value="2.78812572759022" calcext:value-type="float">
            <text:p>2,78812572759022</text:p>
          </table:table-cell>
          <table:table-cell office:value-type="float" office:value="3.13119341563786" calcext:value-type="float">
            <text:p>3,13119341563786</text:p>
          </table:table-cell>
          <table:table-cell office:value-type="float" office:value="2.38279082932352" calcext:value-type="float">
            <text:p>2,38279082932352</text:p>
          </table:table-cell>
          <table:table-cell office:value-type="float" office:value="2.58250086821515" calcext:value-type="float">
            <text:p>2,582500868215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6" calcext:value-type="float">
            <text:p>0,526</text:p>
          </table:table-cell>
          <table:table-cell office:value-type="float" office:value="2.6492" calcext:value-type="float">
            <text:p>2,6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5404376784015" calcext:value-type="float">
            <text:p>5,05404376784015</text:p>
          </table:table-cell>
          <table:table-cell office:value-type="float" office:value="4.24721173006573" calcext:value-type="float">
            <text:p>4,24721173006573</text:p>
          </table:table-cell>
          <table:table-cell office:value-type="float" office:value="2.79860302677532" calcext:value-type="float">
            <text:p>2,79860302677532</text:p>
          </table:table-cell>
          <table:table-cell office:value-type="float" office:value="3.13793994643109" calcext:value-type="float">
            <text:p>3,13793994643109</text:p>
          </table:table-cell>
          <table:table-cell office:value-type="float" office:value="2.38912772938115" calcext:value-type="float">
            <text:p>2,38912772938115</text:p>
          </table:table-cell>
          <table:table-cell office:value-type="float" office:value="2.58730126334265" calcext:value-type="float">
            <text:p>2,587301263342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55" calcext:value-type="float">
            <text:p>0,5255</text:p>
          </table:table-cell>
          <table:table-cell office:value-type="float" office:value="2.6559" calcext:value-type="float">
            <text:p>2,655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5.07027232908018" calcext:value-type="float">
            <text:p>5,07027232908018</text:p>
          </table:table-cell>
          <table:table-cell office:value-type="float" office:value="4.25562591040162" calcext:value-type="float">
            <text:p>4,25562591040162</text:p>
          </table:table-cell>
          <table:table-cell office:value-type="float" office:value="2.80925584554187" calcext:value-type="float">
            <text:p>2,80925584554187</text:p>
          </table:table-cell>
          <table:table-cell office:value-type="float" office:value="3.14469823235287" calcext:value-type="float">
            <text:p>3,14469823235287</text:p>
          </table:table-cell>
          <table:table-cell office:value-type="float" office:value="2.39545531626251" calcext:value-type="float">
            <text:p>2,39545531626251</text:p>
          </table:table-cell>
          <table:table-cell office:value-type="float" office:value="2.59227616581367" calcext:value-type="float">
            <text:p>2,592276165813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51" calcext:value-type="float">
            <text:p>0,5251</text:p>
          </table:table-cell>
          <table:table-cell office:value-type="float" office:value="2.6624" calcext:value-type="float">
            <text:p>2,6624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5.08711399161266" calcext:value-type="float">
            <text:p>5,08711399161266</text:p>
          </table:table-cell>
          <table:table-cell office:value-type="float" office:value="4.26397266379438" calcext:value-type="float">
            <text:p>4,26397266379438</text:p>
          </table:table-cell>
          <table:table-cell office:value-type="float" office:value="2.81973416124964" calcext:value-type="float">
            <text:p>2,81973416124964</text:p>
          </table:table-cell>
          <table:table-cell office:value-type="float" office:value="3.15144478844169" calcext:value-type="float">
            <text:p>3,15144478844169</text:p>
          </table:table-cell>
          <table:table-cell office:value-type="float" office:value="2.40183009489381" calcext:value-type="float">
            <text:p>2,40183009489381</text:p>
          </table:table-cell>
          <table:table-cell office:value-type="float" office:value="2.5974250850496" calcext:value-type="float">
            <text:p>2,59742508504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46" calcext:value-type="float">
            <text:p>0,5246</text:p>
          </table:table-cell>
          <table:table-cell office:value-type="float" office:value="2.6687" calcext:value-type="float">
            <text:p>2,668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5.10282334986646" calcext:value-type="float">
            <text:p>5,10282334986646</text:p>
          </table:table-cell>
          <table:table-cell office:value-type="float" office:value="4.27240867240867" calcext:value-type="float">
            <text:p>4,27240867240867</text:p>
          </table:table-cell>
          <table:table-cell office:value-type="float" office:value="2.83021247695741" calcext:value-type="float">
            <text:p>2,83021247695741</text:p>
          </table:table-cell>
          <table:table-cell office:value-type="float" office:value="3.15830052493438" calcext:value-type="float">
            <text:p>3,15830052493438</text:p>
          </table:table-cell>
          <table:table-cell office:value-type="float" office:value="2.40819551842863" calcext:value-type="float">
            <text:p>2,40819551842863</text:p>
          </table:table-cell>
          <table:table-cell office:value-type="float" office:value="2.60284120975292" calcext:value-type="float">
            <text:p>2,602841209752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42" calcext:value-type="float">
            <text:p>0,5242</text:p>
          </table:table-cell>
          <table:table-cell office:value-type="float" office:value="2.6749" calcext:value-type="float">
            <text:p>2,674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11915218636624" calcext:value-type="float">
            <text:p>5,11915218636624</text:p>
          </table:table-cell>
          <table:table-cell office:value-type="float" office:value="4.28087519296996" calcext:value-type="float">
            <text:p>4,28087519296996</text:p>
          </table:table-cell>
          <table:table-cell office:value-type="float" office:value="2.84069079266518" calcext:value-type="float">
            <text:p>2,84069079266518</text:p>
          </table:table-cell>
          <table:table-cell office:value-type="float" office:value="3.16516811838531" calcext:value-type="float">
            <text:p>3,16516811838531</text:p>
          </table:table-cell>
          <table:table-cell office:value-type="float" office:value="2.41468779965029" calcext:value-type="float">
            <text:p>2,41468779965029</text:p>
          </table:table-cell>
          <table:table-cell office:value-type="float" office:value="2.60843042762155" calcext:value-type="float">
            <text:p>2,6084304276215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37" calcext:value-type="float">
            <text:p>0,5237</text:p>
          </table:table-cell>
          <table:table-cell office:value-type="float" office:value="2.6809" calcext:value-type="float">
            <text:p>2,680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5.13414867188993" calcext:value-type="float">
            <text:p>5,13414867188993</text:p>
          </table:table-cell>
          <table:table-cell office:value-type="float" office:value="4.28927532791264" calcext:value-type="float">
            <text:p>4,28927532791264</text:p>
          </table:table-cell>
          <table:table-cell office:value-type="float" office:value="2.85126612981469" calcext:value-type="float">
            <text:p>2,85126612981469</text:p>
          </table:table-cell>
          <table:table-cell office:value-type="float" office:value="3.17202414373947" calcext:value-type="float">
            <text:p>3,17202414373947</text:p>
          </table:table-cell>
          <table:table-cell office:value-type="float" office:value="2.42109119603201" calcext:value-type="float">
            <text:p>2,42109119603201</text:p>
          </table:table-cell>
          <table:table-cell office:value-type="float" office:value="2.6141594718131" calcext:value-type="float">
            <text:p>2,614159471813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33" calcext:value-type="float">
            <text:p>0,5233</text:p>
          </table:table-cell>
          <table:table-cell office:value-type="float" office:value="2.6867" calcext:value-type="float">
            <text:p>2,686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5.14878561866514" calcext:value-type="float">
            <text:p>5,14878561866514</text:p>
          </table:table-cell>
          <table:table-cell office:value-type="float" office:value="4.29760915994305" calcext:value-type="float">
            <text:p>4,29760915994305</text:p>
          </table:table-cell>
          <table:table-cell office:value-type="float" office:value="2.86174444552246" calcext:value-type="float">
            <text:p>2,86174444552246</text:p>
          </table:table-cell>
          <table:table-cell office:value-type="float" office:value="3.17898969120363" calcext:value-type="float">
            <text:p>3,17898969120363</text:p>
          </table:table-cell>
          <table:table-cell office:value-type="float" office:value="2.4274288932695" calcext:value-type="float">
            <text:p>2,4274288932695</text:p>
          </table:table-cell>
          <table:table-cell office:value-type="float" office:value="2.62011365942764" calcext:value-type="float">
            <text:p>2,6201136594276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29" calcext:value-type="float">
            <text:p>0,5229</text:p>
          </table:table-cell>
          <table:table-cell office:value-type="float" office:value="2.6923" calcext:value-type="float">
            <text:p>2,6923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5.16424196018377" calcext:value-type="float">
            <text:p>5,16424196018377</text:p>
          </table:table-cell>
          <table:table-cell office:value-type="float" office:value="4.30600444773907" calcext:value-type="float">
            <text:p>4,30600444773907</text:p>
          </table:table-cell>
          <table:table-cell office:value-type="float" office:value="2.87231978267197" calcext:value-type="float">
            <text:p>2,87231978267197</text:p>
          </table:table-cell>
          <table:table-cell office:value-type="float" office:value="3.18594385014248" calcext:value-type="float">
            <text:p>3,18594385014248</text:p>
          </table:table-cell>
          <table:table-cell office:value-type="float" office:value="2.43386987843314" calcext:value-type="float">
            <text:p>2,43386987843314</text:p>
          </table:table-cell>
          <table:table-cell office:value-type="float" office:value="2.62619892527629" calcext:value-type="float">
            <text:p>2,626198925276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24" calcext:value-type="float">
            <text:p>0,5224</text:p>
          </table:table-cell>
          <table:table-cell office:value-type="float" office:value="2.6978" calcext:value-type="float">
            <text:p>2,697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5.17835249042146" calcext:value-type="float">
            <text:p>5,17835249042146</text:p>
          </table:table-cell>
          <table:table-cell office:value-type="float" office:value="4.31430434524868" calcext:value-type="float">
            <text:p>4,31430434524868</text:p>
          </table:table-cell>
          <table:table-cell office:value-type="float" office:value="2.8825184322856" calcext:value-type="float">
            <text:p>2,8825184322856</text:p>
          </table:table-cell>
          <table:table-cell office:value-type="float" office:value="3.19290998623072" calcext:value-type="float">
            <text:p>3,19290998623072</text:p>
          </table:table-cell>
          <table:table-cell office:value-type="float" office:value="2.44024520555649" calcext:value-type="float">
            <text:p>2,44024520555649</text:p>
          </table:table-cell>
          <table:table-cell office:value-type="float" office:value="2.632414910859" calcext:value-type="float">
            <text:p>2,6324149108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2" calcext:value-type="float">
            <text:p>0,522</text:p>
          </table:table-cell>
          <table:table-cell office:value-type="float" office:value="2.7031" calcext:value-type="float">
            <text:p>2,7031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5.19328859060403" calcext:value-type="float">
            <text:p>5,19328859060403</text:p>
          </table:table-cell>
          <table:table-cell office:value-type="float" office:value="4.32263703703704" calcext:value-type="float">
            <text:p>4,32263703703704</text:p>
          </table:table-cell>
          <table:table-cell office:value-type="float" office:value="2.89309274350019" calcext:value-type="float">
            <text:p>2,89309274350019</text:p>
          </table:table-cell>
          <table:table-cell office:value-type="float" office:value="3.19988807014271" calcext:value-type="float">
            <text:p>3,19988807014271</text:p>
          </table:table-cell>
          <table:table-cell office:value-type="float" office:value="2.44666741598292" calcext:value-type="float">
            <text:p>2,44666741598292</text:p>
          </table:table-cell>
          <table:table-cell office:value-type="float" office:value="2.63870053638296" calcext:value-type="float">
            <text:p>2,638700536382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15" calcext:value-type="float">
            <text:p>0,5215</text:p>
          </table:table-cell>
          <table:table-cell office:value-type="float" office:value="2.7083" calcext:value-type="float">
            <text:p>2,7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0706198426406" calcext:value-type="float">
            <text:p>5,20706198426406</text:p>
          </table:table-cell>
          <table:table-cell office:value-type="float" office:value="4.33093418636337" calcext:value-type="float">
            <text:p>4,33093418636337</text:p>
          </table:table-cell>
          <table:table-cell office:value-type="float" office:value="2.90366705471478" calcext:value-type="float">
            <text:p>2,90366705471478</text:p>
          </table:table-cell>
          <table:table-cell office:value-type="float" office:value="3.20687807264848" calcext:value-type="float">
            <text:p>3,20687807264848</text:p>
          </table:table-cell>
          <table:table-cell office:value-type="float" office:value="2.45321801639897" calcext:value-type="float">
            <text:p>2,45321801639897</text:p>
          </table:table-cell>
          <table:table-cell office:value-type="float" office:value="2.64501516683519" calcext:value-type="float">
            <text:p>2,6450151668351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11" calcext:value-type="float">
            <text:p>0,5211</text:p>
          </table:table-cell>
          <table:table-cell office:value-type="float" office:value="2.7134" calcext:value-type="float">
            <text:p>2,7134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5.22047244094488" calcext:value-type="float">
            <text:p>5,22047244094488</text:p>
          </table:table-cell>
          <table:table-cell office:value-type="float" office:value="4.33923548396648" calcext:value-type="float">
            <text:p>4,33923548396648</text:p>
          </table:table-cell>
          <table:table-cell office:value-type="float" office:value="2.91414435389988" calcext:value-type="float">
            <text:p>2,91414435389988</text:p>
          </table:table-cell>
          <table:table-cell office:value-type="float" office:value="3.21395478779131" calcext:value-type="float">
            <text:p>3,21395478779131</text:p>
          </table:table-cell>
          <table:table-cell office:value-type="float" office:value="2.4596217520624" calcext:value-type="float">
            <text:p>2,4596217520624</text:p>
          </table:table-cell>
          <table:table-cell office:value-type="float" office:value="2.65137892716436" calcext:value-type="float">
            <text:p>2,651378927164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07" calcext:value-type="float">
            <text:p>0,5207</text:p>
          </table:table-cell>
          <table:table-cell office:value-type="float" office:value="2.7183" calcext:value-type="float">
            <text:p>2,7183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5.23471741637832" calcext:value-type="float">
            <text:p>5,23471741637832</text:p>
          </table:table-cell>
          <table:table-cell office:value-type="float" office:value="4.34747217617807" calcext:value-type="float">
            <text:p>4,34747217617807</text:p>
          </table:table-cell>
          <table:table-cell office:value-type="float" office:value="2.92443495974391" calcext:value-type="float">
            <text:p>2,92443495974391</text:p>
          </table:table-cell>
          <table:table-cell office:value-type="float" office:value="3.22102030846535" calcext:value-type="float">
            <text:p>3,22102030846535</text:p>
          </table:table-cell>
          <table:table-cell office:value-type="float" office:value="2.46601615074024" calcext:value-type="float">
            <text:p>2,46601615074024</text:p>
          </table:table-cell>
          <table:table-cell office:value-type="float" office:value="2.65773112636254" calcext:value-type="float">
            <text:p>2,657731126362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202" calcext:value-type="float">
            <text:p>0,5202</text:p>
          </table:table-cell>
          <table:table-cell office:value-type="float" office:value="2.7231" calcext:value-type="float">
            <text:p>2,7231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5.24797999230473" calcext:value-type="float">
            <text:p>5,24797999230473</text:p>
          </table:table-cell>
          <table:table-cell office:value-type="float" office:value="4.35561473590768" calcext:value-type="float">
            <text:p>4,35561473590768</text:p>
          </table:table-cell>
          <table:table-cell office:value-type="float" office:value="2.93500824522262" calcext:value-type="float">
            <text:p>2,93500824522262</text:p>
          </table:table-cell>
          <table:table-cell office:value-type="float" office:value="3.22809790567397" calcext:value-type="float">
            <text:p>3,22809790567397</text:p>
          </table:table-cell>
          <table:table-cell office:value-type="float" office:value="2.47245727094424" calcext:value-type="float">
            <text:p>2,47245727094424</text:p>
          </table:table-cell>
          <table:table-cell office:value-type="float" office:value="2.66409196329535" calcext:value-type="float">
            <text:p>2,6640919632953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98" calcext:value-type="float">
            <text:p>0,5198</text:p>
          </table:table-cell>
          <table:table-cell office:value-type="float" office:value="2.7279" calcext:value-type="float">
            <text:p>2,7279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5.26107046592222" calcext:value-type="float">
            <text:p>5,26107046592222</text:p>
          </table:table-cell>
          <table:table-cell office:value-type="float" office:value="4.36379233841148" calcext:value-type="float">
            <text:p>4,36379233841148</text:p>
          </table:table-cell>
          <table:table-cell office:value-type="float" office:value="2.94529582929195" calcext:value-type="float">
            <text:p>2,94529582929195</text:p>
          </table:table-cell>
          <table:table-cell office:value-type="float" office:value="3.23526269336182" calcext:value-type="float">
            <text:p>3,23526269336182</text:p>
          </table:table-cell>
          <table:table-cell office:value-type="float" office:value="2.47897183177465" calcext:value-type="float">
            <text:p>2,47897183177465</text:p>
          </table:table-cell>
          <table:table-cell office:value-type="float" office:value="2.6704749239356" calcext:value-type="float">
            <text:p>2,670474923935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94" calcext:value-type="float">
            <text:p>0,5194</text:p>
          </table:table-cell>
          <table:table-cell office:value-type="float" office:value="2.7326" calcext:value-type="float">
            <text:p>2,732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5.27398843930636" calcext:value-type="float">
            <text:p>5,27398843930636</text:p>
          </table:table-cell>
          <table:table-cell office:value-type="float" office:value="4.37187638621913" calcext:value-type="float">
            <text:p>4,37187638621913</text:p>
          </table:table-cell>
          <table:table-cell office:value-type="float" office:value="2.95586808923375" calcext:value-type="float">
            <text:p>2,95586808923375</text:p>
          </table:table-cell>
          <table:table-cell office:value-type="float" office:value="3.24234125510583" calcext:value-type="float">
            <text:p>3,24234125510583</text:p>
          </table:table-cell>
          <table:table-cell office:value-type="float" office:value="2.48539451594852" calcext:value-type="float">
            <text:p>2,48539451594852</text:p>
          </table:table-cell>
          <table:table-cell office:value-type="float" office:value="2.67677255707211" calcext:value-type="float">
            <text:p>2,676772557072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9" calcext:value-type="float">
            <text:p>0,519</text:p>
          </table:table-cell>
          <table:table-cell office:value-type="float" office:value="2.7372" calcext:value-type="float">
            <text:p>2,7372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5.28813886210222" calcext:value-type="float">
            <text:p>5,28813886210222</text:p>
          </table:table-cell>
          <table:table-cell office:value-type="float" office:value="4.37999645222327" calcext:value-type="float">
            <text:p>4,37999645222327</text:p>
          </table:table-cell>
          <table:table-cell office:value-type="float" office:value="2.96615265250703" calcext:value-type="float">
            <text:p>2,96615265250703</text:p>
          </table:table-cell>
          <table:table-cell office:value-type="float" office:value="3.24953039122469" calcext:value-type="float">
            <text:p>3,24953039122469</text:p>
          </table:table-cell>
          <table:table-cell office:value-type="float" office:value="2.49175194318627" calcext:value-type="float">
            <text:p>2,49175194318627</text:p>
          </table:table-cell>
          <table:table-cell office:value-type="float" office:value="2.68311275594352" calcext:value-type="float">
            <text:p>2,6831127559435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85" calcext:value-type="float">
            <text:p>0,5185</text:p>
          </table:table-cell>
          <table:table-cell office:value-type="float" office:value="2.7419" calcext:value-type="float">
            <text:p>2,7419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5.30129318664351" calcext:value-type="float">
            <text:p>5,30129318664351</text:p>
          </table:table-cell>
          <table:table-cell office:value-type="float" office:value="4.38802352732539" calcext:value-type="float">
            <text:p>4,38802352732539</text:p>
          </table:table-cell>
          <table:table-cell office:value-type="float" office:value="2.97643522110163" calcext:value-type="float">
            <text:p>2,97643522110163</text:p>
          </table:table-cell>
          <table:table-cell office:value-type="float" office:value="3.25668535941048" calcext:value-type="float">
            <text:p>3,25668535941048</text:p>
          </table:table-cell>
          <table:table-cell office:value-type="float" office:value="2.49815601251676" calcext:value-type="float">
            <text:p>2,49815601251676</text:p>
          </table:table-cell>
          <table:table-cell office:value-type="float" office:value="2.68934750718405" calcext:value-type="float">
            <text:p>2,689347507184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81" calcext:value-type="float">
            <text:p>0,5181</text:p>
          </table:table-cell>
          <table:table-cell office:value-type="float" office:value="2.7466" calcext:value-type="float">
            <text:p>2,7466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5.31466100057949" calcext:value-type="float">
            <text:p>5,31466100057949</text:p>
          </table:table-cell>
          <table:table-cell office:value-type="float" office:value="4.39595768571597" calcext:value-type="float">
            <text:p>4,39595768571597</text:p>
          </table:table-cell>
          <table:table-cell office:value-type="float" office:value="2.98700543056633" calcext:value-type="float">
            <text:p>2,98700543056633</text:p>
          </table:table-cell>
          <table:table-cell office:value-type="float" office:value="3.26387570333665" calcext:value-type="float">
            <text:p>3,26387570333665</text:p>
          </table:table-cell>
          <table:table-cell office:value-type="float" office:value="2.50463480008935" calcext:value-type="float">
            <text:p>2,50463480008935</text:p>
          </table:table-cell>
          <table:table-cell office:value-type="float" office:value="2.69562511293593" calcext:value-type="float">
            <text:p>2,695625112935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77" calcext:value-type="float">
            <text:p>0,5177</text:p>
          </table:table-cell>
          <table:table-cell office:value-type="float" office:value="2.7514" calcext:value-type="float">
            <text:p>2,751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5.32824279914943" calcext:value-type="float">
            <text:p>5,32824279914943</text:p>
          </table:table-cell>
          <table:table-cell office:value-type="float" office:value="4.40376946028182" calcext:value-type="float">
            <text:p>4,40376946028182</text:p>
          </table:table-cell>
          <table:table-cell office:value-type="float" office:value="2.99728498012218" calcext:value-type="float">
            <text:p>2,99728498012218</text:p>
          </table:table-cell>
          <table:table-cell office:value-type="float" office:value="3.27105506709857" calcext:value-type="float">
            <text:p>3,27105506709857</text:p>
          </table:table-cell>
          <table:table-cell office:value-type="float" office:value="2.51096478991128" calcext:value-type="float">
            <text:p>2,51096478991128</text:p>
          </table:table-cell>
          <table:table-cell office:value-type="float" office:value="2.70181737944315" calcext:value-type="float">
            <text:p>2,701817379443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73" calcext:value-type="float">
            <text:p>0,5173</text:p>
          </table:table-cell>
          <table:table-cell office:value-type="float" office:value="2.7563" calcext:value-type="float">
            <text:p>2,7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4184561810795" calcext:value-type="float">
            <text:p>5,34184561810795</text:p>
          </table:table-cell>
          <table:table-cell office:value-type="float" office:value="4.4116187719661" calcext:value-type="float">
            <text:p>4,4116187719661</text:p>
          </table:table-cell>
          <table:table-cell office:value-type="float" office:value="3.00756253635835" calcext:value-type="float">
            <text:p>3,00756253635835</text:p>
          </table:table-cell>
          <table:table-cell office:value-type="float" office:value="3.27829926939795" calcext:value-type="float">
            <text:p>3,27829926939795</text:p>
          </table:table-cell>
          <table:table-cell office:value-type="float" office:value="2.51722984275677" calcext:value-type="float">
            <text:p>2,51722984275677</text:p>
          </table:table-cell>
          <table:table-cell office:value-type="float" office:value="2.70803270803271" calcext:value-type="float">
            <text:p>2,7080327080327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69" calcext:value-type="float">
            <text:p>0,5169</text:p>
          </table:table-cell>
          <table:table-cell office:value-type="float" office:value="2.7612" calcext:value-type="float">
            <text:p>2,7612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5.35585672797677" calcext:value-type="float">
            <text:p>5,35585672797677</text:p>
          </table:table-cell>
          <table:table-cell office:value-type="float" office:value="4.41934626627691" calcext:value-type="float">
            <text:p>4,41934626627691</text:p>
          </table:table-cell>
          <table:table-cell office:value-type="float" office:value="3.01783809985458" calcext:value-type="float">
            <text:p>3,01783809985458</text:p>
          </table:table-cell>
          <table:table-cell office:value-type="float" office:value="3.28555586359856" calcext:value-type="float">
            <text:p>3,28555586359856</text:p>
          </table:table-cell>
          <table:table-cell office:value-type="float" office:value="2.52368215758386" calcext:value-type="float">
            <text:p>2,52368215758386</text:p>
          </table:table-cell>
          <table:table-cell office:value-type="float" office:value="2.71421706047257" calcext:value-type="float">
            <text:p>2,714217060472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65" calcext:value-type="float">
            <text:p>0,5165</text:p>
          </table:table-cell>
          <table:table-cell office:value-type="float" office:value="2.7663" calcext:value-type="float">
            <text:p>2,766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5.37027707808564" calcext:value-type="float">
            <text:p>5,37027707808564</text:p>
          </table:table-cell>
          <table:table-cell office:value-type="float" office:value="4.4271122394757" calcext:value-type="float">
            <text:p>4,4271122394757</text:p>
          </table:table-cell>
          <table:table-cell office:value-type="float" office:value="3.02811167119038" calcext:value-type="float">
            <text:p>3,02811167119038</text:p>
          </table:table-cell>
          <table:table-cell office:value-type="float" office:value="3.29282482223659" calcext:value-type="float">
            <text:p>3,29282482223659</text:p>
          </table:table-cell>
          <table:table-cell office:value-type="float" office:value="2.52992928336767" calcext:value-type="float">
            <text:p>2,52992928336767</text:p>
          </table:table-cell>
          <table:table-cell office:value-type="float" office:value="2.72037051856594" calcext:value-type="float">
            <text:p>2,720370518565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61" calcext:value-type="float">
            <text:p>0,5161</text:p>
          </table:table-cell>
          <table:table-cell office:value-type="float" office:value="2.7716" calcext:value-type="float">
            <text:p>2,7716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5.38471979833236" calcext:value-type="float">
            <text:p>5,38471979833236</text:p>
          </table:table-cell>
          <table:table-cell office:value-type="float" office:value="4.43472742835217" calcext:value-type="float">
            <text:p>4,43472742835217</text:p>
          </table:table-cell>
          <table:table-cell office:value-type="float" office:value="3.03838325094504" calcext:value-type="float">
            <text:p>3,03838325094504</text:p>
          </table:table-cell>
          <table:table-cell office:value-type="float" office:value="3.30008304881425" calcext:value-type="float">
            <text:p>3,30008304881425</text:p>
          </table:table-cell>
          <table:table-cell office:value-type="float" office:value="2.53611172935678" calcext:value-type="float">
            <text:p>2,53611172935678</text:p>
          </table:table-cell>
          <table:table-cell office:value-type="float" office:value="2.72649316382826" calcext:value-type="float">
            <text:p>2,726493163828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57" calcext:value-type="float">
            <text:p>0,5157</text:p>
          </table:table-cell>
          <table:table-cell office:value-type="float" office:value="2.7769" calcext:value-type="float">
            <text:p>2,7769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5.39976712594605" calcext:value-type="float">
            <text:p>5,39976712594605</text:p>
          </table:table-cell>
          <table:table-cell office:value-type="float" office:value="4.44225094428706" calcext:value-type="float">
            <text:p>4,44225094428706</text:p>
          </table:table-cell>
          <table:table-cell office:value-type="float" office:value="3.04855592169025" calcext:value-type="float">
            <text:p>3,04855592169025</text:p>
          </table:table-cell>
          <table:table-cell office:value-type="float" office:value="3.30735361917935" calcext:value-type="float">
            <text:p>3,30735361917935</text:p>
          </table:table-cell>
          <table:table-cell office:value-type="float" office:value="2.54242660142349" calcext:value-type="float">
            <text:p>2,54242660142349</text:p>
          </table:table-cell>
          <table:table-cell office:value-type="float" office:value="2.73258507748842" calcext:value-type="float">
            <text:p>2,732585077488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53" calcext:value-type="float">
            <text:p>0,5153</text:p>
          </table:table-cell>
          <table:table-cell office:value-type="float" office:value="2.7825" calcext:value-type="float">
            <text:p>2,782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5.41503204505729" calcext:value-type="float">
            <text:p>5,41503204505729</text:p>
          </table:table-cell>
          <table:table-cell office:value-type="float" office:value="4.44962383832424" calcext:value-type="float">
            <text:p>4,44962383832424</text:p>
          </table:table-cell>
          <table:table-cell office:value-type="float" office:value="3.05882352941176" calcext:value-type="float">
            <text:p>3,05882352941176</text:p>
          </table:table-cell>
          <table:table-cell office:value-type="float" office:value="3.31468982515952" calcext:value-type="float">
            <text:p>3,31468982515952</text:p>
          </table:table-cell>
          <table:table-cell office:value-type="float" office:value="2.54859143190532" calcext:value-type="float">
            <text:p>2,54859143190532</text:p>
          </table:table-cell>
          <table:table-cell office:value-type="float" office:value="2.73862638678266" calcext:value-type="float">
            <text:p>2,7386263867826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49" calcext:value-type="float">
            <text:p>0,5149</text:p>
          </table:table-cell>
          <table:table-cell office:value-type="float" office:value="2.7882" calcext:value-type="float">
            <text:p>2,788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5.43051506316813" calcext:value-type="float">
            <text:p>5,43051506316813</text:p>
          </table:table-cell>
          <table:table-cell office:value-type="float" office:value="4.45700716793015" calcext:value-type="float">
            <text:p>4,45700716793015</text:p>
          </table:table-cell>
          <table:table-cell office:value-type="float" office:value="3.06908914728682" calcext:value-type="float">
            <text:p>3,06908914728682</text:p>
          </table:table-cell>
          <table:table-cell office:value-type="float" office:value="3.32201556097786" calcext:value-type="float">
            <text:p>3,32201556097786</text:p>
          </table:table-cell>
          <table:table-cell office:value-type="float" office:value="2.55469183786785" calcext:value-type="float">
            <text:p>2,55469183786785</text:p>
          </table:table-cell>
          <table:table-cell office:value-type="float" office:value="2.74465709728868" calcext:value-type="float">
            <text:p>2,744657097288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45" calcext:value-type="float">
            <text:p>0,5145</text:p>
          </table:table-cell>
          <table:table-cell office:value-type="float" office:value="2.794" calcext:value-type="float">
            <text:p>2,79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5.44641120404591" calcext:value-type="float">
            <text:p>5,44641120404591</text:p>
          </table:table-cell>
          <table:table-cell office:value-type="float" office:value="4.46413825645865" calcext:value-type="float">
            <text:p>4,46413825645865</text:p>
          </table:table-cell>
          <table:table-cell office:value-type="float" office:value="3.07895756636311" calcext:value-type="float">
            <text:p>3,07895756636311</text:p>
          </table:table-cell>
          <table:table-cell office:value-type="float" office:value="3.32927726917238" calcext:value-type="float">
            <text:p>3,32927726917238</text:p>
          </table:table-cell>
          <table:table-cell office:value-type="float" office:value="2.56087004771945" calcext:value-type="float">
            <text:p>2,56087004771945</text:p>
          </table:table-cell>
          <table:table-cell office:value-type="float" office:value="2.75063739941041" calcext:value-type="float">
            <text:p>2,750637399410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41" calcext:value-type="float">
            <text:p>0,514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5.46272143274285" calcext:value-type="float">
            <text:p>5,46272143274285</text:p>
          </table:table-cell>
          <table:table-cell office:value-type="float" office:value="4.47125081087457" calcext:value-type="float">
            <text:p>4,47125081087457</text:p>
          </table:table-cell>
          <table:table-cell office:value-type="float" office:value="3.08912137944396" calcext:value-type="float">
            <text:p>3,08912137944396</text:p>
          </table:table-cell>
          <table:table-cell office:value-type="float" office:value="3.33660498793242" calcext:value-type="float">
            <text:p>3,33660498793242</text:p>
          </table:table-cell>
          <table:table-cell office:value-type="float" office:value="2.56684225117826" calcext:value-type="float">
            <text:p>2,56684225117826</text:p>
          </table:table-cell>
          <table:table-cell office:value-type="float" office:value="2.75660722814838" calcext:value-type="float">
            <text:p>2,756607228148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37" calcext:value-type="float">
            <text:p>0,5137</text:p>
          </table:table-cell>
          <table:table-cell office:value-type="float" office:value="2.8062" calcext:value-type="float">
            <text:p>2,8062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5.4783794312427" calcext:value-type="float">
            <text:p>5,4783794312427</text:p>
          </table:table-cell>
          <table:table-cell office:value-type="float" office:value="4.47837495209175" calcext:value-type="float">
            <text:p>4,47837495209175</text:p>
          </table:table-cell>
          <table:table-cell office:value-type="float" office:value="3.09928322355676" calcext:value-type="float">
            <text:p>3,09928322355676</text:p>
          </table:table-cell>
          <table:table-cell office:value-type="float" office:value="3.34402205122315" calcext:value-type="float">
            <text:p>3,34402205122315</text:p>
          </table:table-cell>
          <table:table-cell office:value-type="float" office:value="2.57294841247853" calcext:value-type="float">
            <text:p>2,57294841247853</text:p>
          </table:table-cell>
          <table:table-cell office:value-type="float" office:value="2.7625268432355" calcext:value-type="float">
            <text:p>2,762526843235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34" calcext:value-type="float">
            <text:p>0,5134</text:p>
          </table:table-cell>
          <table:table-cell office:value-type="float" office:value="2.8126" calcext:value-type="float">
            <text:p>2,8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953216374269" calcext:value-type="float">
            <text:p>5,4953216374269</text:p>
          </table:table-cell>
          <table:table-cell office:value-type="float" office:value="4.48518791451732" calcext:value-type="float">
            <text:p>4,48518791451732</text:p>
          </table:table-cell>
          <table:table-cell office:value-type="float" office:value="3.10914197172187" calcext:value-type="float">
            <text:p>3,10914197172187</text:p>
          </table:table-cell>
          <table:table-cell office:value-type="float" office:value="3.35135197172107" calcext:value-type="float">
            <text:p>3,35135197172107</text:p>
          </table:table-cell>
          <table:table-cell office:value-type="float" office:value="2.57884828349945" calcext:value-type="float">
            <text:p>2,57884828349945</text:p>
          </table:table-cell>
          <table:table-cell office:value-type="float" office:value="2.76841624284806" calcext:value-type="float">
            <text:p>2,768416242848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3" calcext:value-type="float">
            <text:p>0,513</text:p>
          </table:table-cell>
          <table:table-cell office:value-type="float" office:value="2.8191" calcext:value-type="float">
            <text:p>2,8191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5.51248536870855" calcext:value-type="float">
            <text:p>5,51248536870855</text:p>
          </table:table-cell>
          <table:table-cell office:value-type="float" office:value="4.49201296787504" calcext:value-type="float">
            <text:p>4,49201296787504</text:p>
          </table:table-cell>
          <table:table-cell office:value-type="float" office:value="3.11929892514767" calcext:value-type="float">
            <text:p>3,11929892514767</text:p>
          </table:table-cell>
          <table:table-cell office:value-type="float" office:value="3.35874850903753" calcext:value-type="float">
            <text:p>3,35874850903753</text:p>
          </table:table-cell>
          <table:table-cell office:value-type="float" office:value="2.5848826914564" calcext:value-type="float">
            <text:p>2,5848826914564</text:p>
          </table:table-cell>
          <table:table-cell office:value-type="float" office:value="2.77431072470672" calcext:value-type="float">
            <text:p>2,7743107247067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26" calcext:value-type="float">
            <text:p>0,5126</text:p>
          </table:table-cell>
          <table:table-cell office:value-type="float" office:value="2.8257" calcext:value-type="float">
            <text:p>2,825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5.53006638032019" calcext:value-type="float">
            <text:p>5,53006638032019</text:p>
          </table:table-cell>
          <table:table-cell office:value-type="float" office:value="4.49871813761603" calcext:value-type="float">
            <text:p>4,49871813761603</text:p>
          </table:table-cell>
          <table:table-cell office:value-type="float" office:value="3.12915093426276" calcext:value-type="float">
            <text:p>3,12915093426276</text:p>
          </table:table-cell>
          <table:table-cell office:value-type="float" office:value="3.36608063813693" calcext:value-type="float">
            <text:p>3,36608063813693</text:p>
          </table:table-cell>
          <table:table-cell office:value-type="float" office:value="2.59065523914847" calcext:value-type="float">
            <text:p>2,59065523914847</text:p>
          </table:table-cell>
          <table:table-cell office:value-type="float" office:value="2.78014001546913" calcext:value-type="float">
            <text:p>2,7801400154691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22" calcext:value-type="float">
            <text:p>0,5122</text:p>
          </table:table-cell>
          <table:table-cell office:value-type="float" office:value="2.8325" calcext:value-type="float">
            <text:p>2,832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5.54678648173471" calcext:value-type="float">
            <text:p>5,54678648173471</text:p>
          </table:table-cell>
          <table:table-cell office:value-type="float" office:value="4.50527401296405" calcext:value-type="float">
            <text:p>4,50527401296405</text:p>
          </table:table-cell>
          <table:table-cell office:value-type="float" office:value="3.13920619554695" calcext:value-type="float">
            <text:p>3,13920619554695</text:p>
          </table:table-cell>
          <table:table-cell office:value-type="float" office:value="3.37347962526055" calcext:value-type="float">
            <text:p>3,37347962526055</text:p>
          </table:table-cell>
          <table:table-cell office:value-type="float" office:value="2.59641949386673" calcext:value-type="float">
            <text:p>2,59641949386673</text:p>
          </table:table-cell>
          <table:table-cell office:value-type="float" office:value="2.78597471565014" calcext:value-type="float">
            <text:p>2,785974715650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19" calcext:value-type="float">
            <text:p>0,5119</text:p>
          </table:table-cell>
          <table:table-cell office:value-type="float" office:value="2.8394" calcext:value-type="float">
            <text:p>2,8394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5.56480938416422" calcext:value-type="float">
            <text:p>5,56480938416422</text:p>
          </table:table-cell>
          <table:table-cell office:value-type="float" office:value="4.51184303558803" calcext:value-type="float">
            <text:p>4,51184303558803</text:p>
          </table:table-cell>
          <table:table-cell office:value-type="float" office:value="3.14895470383275" calcext:value-type="float">
            <text:p>3,14895470383275</text:p>
          </table:table-cell>
          <table:table-cell office:value-type="float" office:value="3.38086845056882" calcext:value-type="float">
            <text:p>3,38086845056882</text:p>
          </table:table-cell>
          <table:table-cell office:value-type="float" office:value="2.60220872446162" calcext:value-type="float">
            <text:p>2,60220872446162</text:p>
          </table:table-cell>
          <table:table-cell office:value-type="float" office:value="2.79174420906751" calcext:value-type="float">
            <text:p>2,791744209067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15" calcext:value-type="float">
            <text:p>0,5115</text:p>
          </table:table-cell>
          <table:table-cell office:value-type="float" office:value="2.8464" calcext:value-type="float">
            <text:p>2,846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5.58196400625978" calcext:value-type="float">
            <text:p>5,58196400625978</text:p>
          </table:table-cell>
          <table:table-cell office:value-type="float" office:value="4.51815959232967" calcext:value-type="float">
            <text:p>4,51815959232967</text:p>
          </table:table-cell>
          <table:table-cell office:value-type="float" office:value="3.15869943874589" calcext:value-type="float">
            <text:p>3,15869943874589</text:p>
          </table:table-cell>
          <table:table-cell office:value-type="float" office:value="3.38824713498182" calcext:value-type="float">
            <text:p>3,38824713498182</text:p>
          </table:table-cell>
          <table:table-cell office:value-type="float" office:value="2.60784638304916" calcext:value-type="float">
            <text:p>2,60784638304916</text:p>
          </table:table-cell>
          <table:table-cell office:value-type="float" office:value="2.79751943504837" calcext:value-type="float">
            <text:p>2,797519435048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12" calcext:value-type="float">
            <text:p>0,5112</text:p>
          </table:table-cell>
          <table:table-cell office:value-type="float" office:value="2.8535" calcext:value-type="float">
            <text:p>2,853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5.60043069694597" calcext:value-type="float">
            <text:p>5,60043069694597</text:p>
          </table:table-cell>
          <table:table-cell office:value-type="float" office:value="4.52446028333284" calcext:value-type="float">
            <text:p>4,52446028333284</text:p>
          </table:table-cell>
          <table:table-cell office:value-type="float" office:value="3.16865021770682" calcext:value-type="float">
            <text:p>3,16865021770682</text:p>
          </table:table-cell>
          <table:table-cell office:value-type="float" office:value="3.39571617976501" calcext:value-type="float">
            <text:p>3,39571617976501</text:p>
          </table:table-cell>
          <table:table-cell office:value-type="float" office:value="2.61350978770334" calcext:value-type="float">
            <text:p>2,61350978770334</text:p>
          </table:table-cell>
          <table:table-cell office:value-type="float" office:value="2.80320967646303" calcext:value-type="float">
            <text:p>2,803209676463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08" calcext:value-type="float">
            <text:p>0,5108</text:p>
          </table:table-cell>
          <table:table-cell office:value-type="float" office:value="2.8607" calcext:value-type="float">
            <text:p>2,8607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5.61802154750245" calcext:value-type="float">
            <text:p>5,61802154750245</text:p>
          </table:table-cell>
          <table:table-cell office:value-type="float" office:value="4.530641693907" calcext:value-type="float">
            <text:p>4,530641693907</text:p>
          </table:table-cell>
          <table:table-cell office:value-type="float" office:value="3.17838831382413" calcext:value-type="float">
            <text:p>3,17838831382413</text:p>
          </table:table-cell>
          <table:table-cell office:value-type="float" office:value="3.40307474415205" calcext:value-type="float">
            <text:p>3,40307474415205</text:p>
          </table:table-cell>
          <table:table-cell office:value-type="float" office:value="2.61902137976637" calcext:value-type="float">
            <text:p>2,61902137976637</text:p>
          </table:table-cell>
          <table:table-cell office:value-type="float" office:value="2.80890600315956" calcext:value-type="float">
            <text:p>2,8089060031595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05" calcext:value-type="float">
            <text:p>0,5105</text:p>
          </table:table-cell>
          <table:table-cell office:value-type="float" office:value="2.868" calcext:value-type="float">
            <text:p>2,868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5.63563308506468" calcext:value-type="float">
            <text:p>5,63563308506468</text:p>
          </table:table-cell>
          <table:table-cell office:value-type="float" office:value="4.53673331173994" calcext:value-type="float">
            <text:p>4,53673331173994</text:p>
          </table:table-cell>
          <table:table-cell office:value-type="float" office:value="3.18792920011606" calcext:value-type="float">
            <text:p>3,18792920011606</text:p>
          </table:table-cell>
          <table:table-cell office:value-type="float" office:value="3.41052391279534" calcext:value-type="float">
            <text:p>3,41052391279534</text:p>
          </table:table-cell>
          <table:table-cell office:value-type="float" office:value="2.62455947136564" calcext:value-type="float">
            <text:p>2,62455947136564</text:p>
          </table:table-cell>
          <table:table-cell office:value-type="float" office:value="2.81453713203378" calcext:value-type="float">
            <text:p>2,814537132033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102" calcext:value-type="float">
            <text:p>0,5102</text:p>
          </table:table-cell>
          <table:table-cell office:value-type="float" office:value="2.8753" calcext:value-type="float">
            <text:p>2,8753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5.65457041977246" calcext:value-type="float">
            <text:p>5,65457041977246</text:p>
          </table:table-cell>
          <table:table-cell office:value-type="float" office:value="4.54267628441042" calcext:value-type="float">
            <text:p>4,54267628441042</text:p>
          </table:table-cell>
          <table:table-cell office:value-type="float" office:value="3.19756309834639" calcext:value-type="float">
            <text:p>3,19756309834639</text:p>
          </table:table-cell>
          <table:table-cell office:value-type="float" office:value="3.41790806433215" calcext:value-type="float">
            <text:p>3,41790806433215</text:p>
          </table:table-cell>
          <table:table-cell office:value-type="float" office:value="2.62994552357894" calcext:value-type="float">
            <text:p>2,62994552357894</text:p>
          </table:table-cell>
          <table:table-cell office:value-type="float" office:value="2.82017466043724" calcext:value-type="float">
            <text:p>2,820174660437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98" calcext:value-type="float">
            <text:p>0,5098</text:p>
          </table:table-cell>
          <table:table-cell office:value-type="float" office:value="2.8827" calcext:value-type="float">
            <text:p>2,88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7262021589794" calcext:value-type="float">
            <text:p>5,67262021589794</text:p>
          </table:table-cell>
          <table:table-cell office:value-type="float" office:value="4.54863400847857" calcext:value-type="float">
            <text:p>4,54863400847857</text:p>
          </table:table-cell>
          <table:table-cell office:value-type="float" office:value="3.20709658706371" calcext:value-type="float">
            <text:p>3,20709658706371</text:p>
          </table:table-cell>
          <table:table-cell office:value-type="float" office:value="3.42533740652927" calcext:value-type="float">
            <text:p>3,42533740652927</text:p>
          </table:table-cell>
          <table:table-cell office:value-type="float" office:value="2.63535881220786" calcext:value-type="float">
            <text:p>2,63535881220786</text:p>
          </table:table-cell>
          <table:table-cell office:value-type="float" office:value="2.82578294268269" calcext:value-type="float">
            <text:p>2,825782942682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95" calcext:value-type="float">
            <text:p>0,5095</text:p>
          </table:table-cell>
          <table:table-cell office:value-type="float" office:value="2.8902" calcext:value-type="float">
            <text:p>2,8902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5.69069128043991" calcext:value-type="float">
            <text:p>5,69069128043991</text:p>
          </table:table-cell>
          <table:table-cell office:value-type="float" office:value="4.55436830330861" calcext:value-type="float">
            <text:p>4,55436830330861</text:p>
          </table:table-cell>
          <table:table-cell office:value-type="float" office:value="3.21652972450459" calcext:value-type="float">
            <text:p>3,21652972450459</text:p>
          </table:table-cell>
          <table:table-cell office:value-type="float" office:value="3.43275693162919" calcext:value-type="float">
            <text:p>3,43275693162919</text:p>
          </table:table-cell>
          <table:table-cell office:value-type="float" office:value="2.64050994614793" calcext:value-type="float">
            <text:p>2,64050994614793</text:p>
          </table:table-cell>
          <table:table-cell office:value-type="float" office:value="2.83136205301793" calcext:value-type="float">
            <text:p>2,831362053017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92" calcext:value-type="float">
            <text:p>0,5092</text:p>
          </table:table-cell>
          <table:table-cell office:value-type="float" office:value="2.8977" calcext:value-type="float">
            <text:p>2,8977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5.70898015327176" calcext:value-type="float">
            <text:p>5,70898015327176</text:p>
          </table:table-cell>
          <table:table-cell office:value-type="float" office:value="4.56011773362767" calcext:value-type="float">
            <text:p>4,56011773362767</text:p>
          </table:table-cell>
          <table:table-cell office:value-type="float" office:value="3.22595921523147" calcext:value-type="float">
            <text:p>3,22595921523147</text:p>
          </table:table-cell>
          <table:table-cell office:value-type="float" office:value="3.44018942671099" calcext:value-type="float">
            <text:p>3,44018942671099</text:p>
          </table:table-cell>
          <table:table-cell office:value-type="float" office:value="2.64579901153213" calcext:value-type="float">
            <text:p>2,64579901153213</text:p>
          </table:table-cell>
          <table:table-cell office:value-type="float" office:value="2.83683662032759" calcext:value-type="float">
            <text:p>2,836836620327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89" calcext:value-type="float">
            <text:p>0,5089</text:p>
          </table:table-cell>
          <table:table-cell office:value-type="float" office:value="2.9053" calcext:value-type="float">
            <text:p>2,9053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5.72729060165159" calcext:value-type="float">
            <text:p>5,72729060165159</text:p>
          </table:table-cell>
          <table:table-cell office:value-type="float" office:value="4.56574842545176" calcext:value-type="float">
            <text:p>4,56574842545176</text:p>
          </table:table-cell>
          <table:table-cell office:value-type="float" office:value="3.23528843366509" calcext:value-type="float">
            <text:p>3,23528843366509</text:p>
          </table:table-cell>
          <table:table-cell office:value-type="float" office:value="3.44766780432309" calcext:value-type="float">
            <text:p>3,44766780432309</text:p>
          </table:table-cell>
          <table:table-cell office:value-type="float" office:value="2.65102623202722" calcext:value-type="float">
            <text:p>2,65102623202722</text:p>
          </table:table-cell>
          <table:table-cell office:value-type="float" office:value="2.84233791748527" calcext:value-type="float">
            <text:p>2,842337917485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86" calcext:value-type="float">
            <text:p>0,5086</text:p>
          </table:table-cell>
          <table:table-cell office:value-type="float" office:value="2.9129" calcext:value-type="float">
            <text:p>2,9129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5.74581939799331" calcext:value-type="float">
            <text:p>5,74581939799331</text:p>
          </table:table-cell>
          <table:table-cell office:value-type="float" office:value="4.57128983843913" calcext:value-type="float">
            <text:p>4,57128983843913</text:p>
          </table:table-cell>
          <table:table-cell office:value-type="float" office:value="3.24461404695199" calcext:value-type="float">
            <text:p>3,24461404695199</text:p>
          </table:table-cell>
          <table:table-cell office:value-type="float" office:value="3.45508083403443" calcext:value-type="float">
            <text:p>3,45508083403443</text:p>
          </table:table-cell>
          <table:table-cell office:value-type="float" office:value="2.65599122566493" calcext:value-type="float">
            <text:p>2,65599122566493</text:p>
          </table:table-cell>
          <table:table-cell office:value-type="float" office:value="2.8478102977838" calcext:value-type="float">
            <text:p>2,84781029778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83" calcext:value-type="float">
            <text:p>0,5083</text:p>
          </table:table-cell>
          <table:table-cell office:value-type="float" office:value="2.9206" calcext:value-type="float">
            <text:p>2,92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76437007874016" calcext:value-type="float">
            <text:p>5,76437007874016</text:p>
          </table:table-cell>
          <table:table-cell office:value-type="float" office:value="4.57674199623352" calcext:value-type="float">
            <text:p>4,57674199623352</text:p>
          </table:table-cell>
          <table:table-cell office:value-type="float" office:value="3.25383946682121" calcext:value-type="float">
            <text:p>3,25383946682121</text:p>
          </table:table-cell>
          <table:table-cell office:value-type="float" office:value="3.46248409380113" calcext:value-type="float">
            <text:p>3,46248409380113</text:p>
          </table:table-cell>
          <table:table-cell office:value-type="float" office:value="2.66098536745766" calcext:value-type="float">
            <text:p>2,66098536745766</text:p>
          </table:table-cell>
          <table:table-cell office:value-type="float" office:value="2.85325383438591" calcext:value-type="float">
            <text:p>2,853253834385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8" calcext:value-type="float">
            <text:p>0,508</text:p>
          </table:table-cell>
          <table:table-cell office:value-type="float" office:value="2.9283" calcext:value-type="float">
            <text:p>2,9283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5.78294268268663" calcext:value-type="float">
            <text:p>5,78294268268663</text:p>
          </table:table-cell>
          <table:table-cell office:value-type="float" office:value="4.58207549945568" calcext:value-type="float">
            <text:p>4,58207549945568</text:p>
          </table:table-cell>
          <table:table-cell office:value-type="float" office:value="3.26306132303235" calcext:value-type="float">
            <text:p>3,26306132303235</text:p>
          </table:table-cell>
          <table:table-cell office:value-type="float" office:value="3.46993369061677" calcext:value-type="float">
            <text:p>3,46993369061677</text:p>
          </table:table-cell>
          <table:table-cell office:value-type="float" office:value="2.6658269441402" calcext:value-type="float">
            <text:p>2,6658269441402</text:p>
          </table:table-cell>
          <table:table-cell office:value-type="float" office:value="2.85866860020773" calcext:value-type="float">
            <text:p>2,858668600207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77" calcext:value-type="float">
            <text:p>0,5077</text:p>
          </table:table-cell>
          <table:table-cell office:value-type="float" office:value="2.936" calcext:value-type="float">
            <text:p>2,93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5.80173433188806" calcext:value-type="float">
            <text:p>5,80173433188806</text:p>
          </table:table-cell>
          <table:table-cell office:value-type="float" office:value="4.58731979994116" calcext:value-type="float">
            <text:p>4,58731979994116</text:p>
          </table:table-cell>
          <table:table-cell office:value-type="float" office:value="3.27186715582159" calcext:value-type="float">
            <text:p>3,27186715582159</text:p>
          </table:table-cell>
          <table:table-cell office:value-type="float" office:value="3.47739651416122" calcext:value-type="float">
            <text:p>3,47739651416122</text:p>
          </table:table-cell>
          <table:table-cell office:value-type="float" office:value="2.67069833625219" calcext:value-type="float">
            <text:p>2,67069833625219</text:p>
          </table:table-cell>
          <table:table-cell office:value-type="float" office:value="2.8640350877193" calcext:value-type="float">
            <text:p>2,86403508771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74" calcext:value-type="float">
            <text:p>0,5074</text:p>
          </table:table-cell>
          <table:table-cell office:value-type="float" office:value="2.9438" calcext:value-type="float">
            <text:p>2,9438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5.82035101557878" calcext:value-type="float">
            <text:p>5,82035101557878</text:p>
          </table:table-cell>
          <table:table-cell office:value-type="float" office:value="4.59247492130733" calcext:value-type="float">
            <text:p>4,59247492130733</text:p>
          </table:table-cell>
          <table:table-cell office:value-type="float" office:value="3.28098455598456" calcext:value-type="float">
            <text:p>3,28098455598456</text:p>
          </table:table-cell>
          <table:table-cell office:value-type="float" office:value="3.48484985938492" calcext:value-type="float">
            <text:p>3,48484985938492</text:p>
          </table:table-cell>
          <table:table-cell office:value-type="float" office:value="2.67550864143513" calcext:value-type="float">
            <text:p>2,67550864143513</text:p>
          </table:table-cell>
          <table:table-cell office:value-type="float" office:value="2.86937298249046" calcext:value-type="float">
            <text:p>2,8693729824904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71" calcext:value-type="float">
            <text:p>0,5071</text:p>
          </table:table-cell>
          <table:table-cell office:value-type="float" office:value="2.9515" calcext:value-type="float">
            <text:p>2,951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5.83823239297692" calcext:value-type="float">
            <text:p>5,83823239297692</text:p>
          </table:table-cell>
          <table:table-cell office:value-type="float" office:value="4.59767612884248" calcext:value-type="float">
            <text:p>4,59767612884248</text:p>
          </table:table-cell>
          <table:table-cell office:value-type="float" office:value="3.29000193012932" calcext:value-type="float">
            <text:p>3,29000193012932</text:p>
          </table:table-cell>
          <table:table-cell office:value-type="float" office:value="3.4921919267469" calcext:value-type="float">
            <text:p>3,4921919267469</text:p>
          </table:table-cell>
          <table:table-cell office:value-type="float" office:value="2.68011149368749" calcext:value-type="float">
            <text:p>2,68011149368749</text:p>
          </table:table-cell>
          <table:table-cell office:value-type="float" office:value="2.87468235662067" calcext:value-type="float">
            <text:p>2,874682356620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69" calcext:value-type="float">
            <text:p>0,5069</text:p>
          </table:table-cell>
          <table:table-cell office:value-type="float" office:value="2.9594" calcext:value-type="float">
            <text:p>2,95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5708645874457" calcext:value-type="float">
            <text:p>5,85708645874457</text:p>
          </table:table-cell>
          <table:table-cell office:value-type="float" office:value="4.60278848133659" calcext:value-type="float">
            <text:p>4,60278848133659</text:p>
          </table:table-cell>
          <table:table-cell office:value-type="float" office:value="3.29860106126387" calcext:value-type="float">
            <text:p>3,29860106126387</text:p>
          </table:table-cell>
          <table:table-cell office:value-type="float" office:value="3.49970553592462" calcext:value-type="float">
            <text:p>3,49970553592462</text:p>
          </table:table-cell>
          <table:table-cell office:value-type="float" office:value="2.68479982522257" calcext:value-type="float">
            <text:p>2,68479982522257</text:p>
          </table:table-cell>
          <table:table-cell office:value-type="float" office:value="2.87996328196715" calcext:value-type="float">
            <text:p>2,879963281967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66" calcext:value-type="float">
            <text:p>0,5066</text:p>
          </table:table-cell>
          <table:table-cell office:value-type="float" office:value="2.9672" calcext:value-type="float">
            <text:p>2,9672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5.87480252764613" calcext:value-type="float">
            <text:p>5,87480252764613</text:p>
          </table:table-cell>
          <table:table-cell office:value-type="float" office:value="4.60767647058824" calcext:value-type="float">
            <text:p>4,60767647058824</text:p>
          </table:table-cell>
          <table:table-cell office:value-type="float" office:value="3.30751422783833" calcext:value-type="float">
            <text:p>3,30751422783833</text:p>
          </table:table-cell>
          <table:table-cell office:value-type="float" office:value="3.50710793190873" calcext:value-type="float">
            <text:p>3,50710793190873</text:p>
          </table:table-cell>
          <table:table-cell office:value-type="float" office:value="2.68942743300038" calcext:value-type="float">
            <text:p>2,68942743300038</text:p>
          </table:table-cell>
          <table:table-cell office:value-type="float" office:value="2.88519631566622" calcext:value-type="float">
            <text:p>2,885196315666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64" calcext:value-type="float">
            <text:p>0,5064</text:p>
          </table:table-cell>
          <table:table-cell office:value-type="float" office:value="2.975" calcext:value-type="float">
            <text:p>2,97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5.89389448725548" calcext:value-type="float">
            <text:p>5,89389448725548</text:p>
          </table:table-cell>
          <table:table-cell office:value-type="float" office:value="4.61264043291571" calcext:value-type="float">
            <text:p>4,61264043291571</text:p>
          </table:table-cell>
          <table:table-cell office:value-type="float" office:value="3.31600771456123" calcext:value-type="float">
            <text:p>3,31600771456123</text:p>
          </table:table-cell>
          <table:table-cell office:value-type="float" office:value="3.51452357252737" calcext:value-type="float">
            <text:p>3,51452357252737</text:p>
          </table:table-cell>
          <table:table-cell office:value-type="float" office:value="2.69384749645467" calcext:value-type="float">
            <text:p>2,69384749645467</text:p>
          </table:table-cell>
          <table:table-cell office:value-type="float" office:value="2.89040107629614" calcext:value-type="float">
            <text:p>2,890401076296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61" calcext:value-type="float">
            <text:p>0,5061</text:p>
          </table:table-cell>
          <table:table-cell office:value-type="float" office:value="2.9829" calcext:value-type="float">
            <text:p>2,9829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5.91184028464123" calcext:value-type="float">
            <text:p>5,91184028464123</text:p>
          </table:table-cell>
          <table:table-cell office:value-type="float" office:value="4.6175155864016" calcext:value-type="float">
            <text:p>4,6175155864016</text:p>
          </table:table-cell>
          <table:table-cell office:value-type="float" office:value="3.32481681450058" calcext:value-type="float">
            <text:p>3,32481681450058</text:p>
          </table:table-cell>
          <table:table-cell office:value-type="float" office:value="3.52190721649485" calcext:value-type="float">
            <text:p>3,52190721649485</text:p>
          </table:table-cell>
          <table:table-cell office:value-type="float" office:value="2.69835386460264" calcext:value-type="float">
            <text:p>2,69835386460264</text:p>
          </table:table-cell>
          <table:table-cell office:value-type="float" office:value="2.89557763491136" calcext:value-type="float">
            <text:p>2,895577634911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9" calcext:value-type="float">
            <text:p>0,5059</text:p>
          </table:table-cell>
          <table:table-cell office:value-type="float" office:value="2.9908" calcext:value-type="float">
            <text:p>2,9908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5.92980027684398" calcext:value-type="float">
            <text:p>5,92980027684398</text:p>
          </table:table-cell>
          <table:table-cell office:value-type="float" office:value="4.6223313532906" calcext:value-type="float">
            <text:p>4,6223313532906</text:p>
          </table:table-cell>
          <table:table-cell office:value-type="float" office:value="3.33320481927711" calcext:value-type="float">
            <text:p>3,33320481927711</text:p>
          </table:table-cell>
          <table:table-cell office:value-type="float" office:value="3.52936125985675" calcext:value-type="float">
            <text:p>3,52936125985675</text:p>
          </table:table-cell>
          <table:table-cell office:value-type="float" office:value="2.7027998692668" calcext:value-type="float">
            <text:p>2,7027998692668</text:p>
          </table:table-cell>
          <table:table-cell office:value-type="float" office:value="2.90078252744686" calcext:value-type="float">
            <text:p>2,900782527446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7" calcext:value-type="float">
            <text:p>0,5057</text:p>
          </table:table-cell>
          <table:table-cell office:value-type="float" office:value="2.9987" calcext:value-type="float">
            <text:p>2,998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5.94895132568263" calcext:value-type="float">
            <text:p>5,94895132568263</text:p>
          </table:table-cell>
          <table:table-cell office:value-type="float" office:value="4.62708774406022" calcext:value-type="float">
            <text:p>4,62708774406022</text:p>
          </table:table-cell>
          <table:table-cell office:value-type="float" office:value="3.34181362628891" calcext:value-type="float">
            <text:p>3,34181362628891</text:p>
          </table:table-cell>
          <table:table-cell office:value-type="float" office:value="3.53672635310588" calcext:value-type="float">
            <text:p>3,53672635310588</text:p>
          </table:table-cell>
          <table:table-cell office:value-type="float" office:value="2.7070382668336" calcext:value-type="float">
            <text:p>2,7070382668336</text:p>
          </table:table-cell>
          <table:table-cell office:value-type="float" office:value="2.90588349703394" calcext:value-type="float">
            <text:p>2,905883497033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4" calcext:value-type="float">
            <text:p>0,5054</text:p>
          </table:table-cell>
          <table:table-cell office:value-type="float" office:value="3.0066" calcext:value-type="float">
            <text:p>3,006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5.96694378463975" calcext:value-type="float">
            <text:p>5,96694378463975</text:p>
          </table:table-cell>
          <table:table-cell office:value-type="float" office:value="4.63178476918553" calcext:value-type="float">
            <text:p>4,63178476918553</text:p>
          </table:table-cell>
          <table:table-cell office:value-type="float" office:value="3.35009633911368" calcext:value-type="float">
            <text:p>3,35009633911368</text:p>
          </table:table-cell>
          <table:table-cell office:value-type="float" office:value="3.5441621158099" calcext:value-type="float">
            <text:p>3,5441621158099</text:p>
          </table:table-cell>
          <table:table-cell office:value-type="float" office:value="2.71136375999565" calcext:value-type="float">
            <text:p>2,71136375999565</text:p>
          </table:table-cell>
          <table:table-cell office:value-type="float" office:value="2.9109565082203" calcext:value-type="float">
            <text:p>2,91095650822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2" calcext:value-type="float">
            <text:p>0,5052</text:p>
          </table:table-cell>
          <table:table-cell office:value-type="float" office:value="3.0145" calcext:value-type="float">
            <text:p>3,014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5.98495049504951" calcext:value-type="float">
            <text:p>5,98495049504951</text:p>
          </table:table-cell>
          <table:table-cell office:value-type="float" office:value="4.63642243913913" calcext:value-type="float">
            <text:p>4,63642243913913</text:p>
          </table:table-cell>
          <table:table-cell office:value-type="float" office:value="3.35827795434845" calcext:value-type="float">
            <text:p>3,35827795434845</text:p>
          </table:table-cell>
          <table:table-cell office:value-type="float" office:value="3.55148617563484" calcext:value-type="float">
            <text:p>3,55148617563484</text:p>
          </table:table-cell>
          <table:table-cell office:value-type="float" office:value="2.71562924707801" calcext:value-type="float">
            <text:p>2,71562924707801</text:p>
          </table:table-cell>
          <table:table-cell office:value-type="float" office:value="2.91600163103629" calcext:value-type="float">
            <text:p>2,916001631036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5" calcext:value-type="float">
            <text:p>0,505</text:p>
          </table:table-cell>
          <table:table-cell office:value-type="float" office:value="3.0224" calcext:value-type="float">
            <text:p>3,022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6.00297147385103" calcext:value-type="float">
            <text:p>6,00297147385103</text:p>
          </table:table-cell>
          <table:table-cell office:value-type="float" office:value="4.64116661276571" calcext:value-type="float">
            <text:p>4,64116661276571</text:p>
          </table:table-cell>
          <table:table-cell office:value-type="float" office:value="3.36645484305796" calcext:value-type="float">
            <text:p>3,36645484305796</text:p>
          </table:table-cell>
          <table:table-cell office:value-type="float" office:value="3.55890373909712" calcext:value-type="float">
            <text:p>3,55890373909712</text:p>
          </table:table-cell>
          <table:table-cell office:value-type="float" office:value="2.71974141677531" calcext:value-type="float">
            <text:p>2,71974141677531</text:p>
          </table:table-cell>
          <table:table-cell office:value-type="float" office:value="2.92105620549832" calcext:value-type="float">
            <text:p>2,921056205498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8" calcext:value-type="float">
            <text:p>0,5048</text:p>
          </table:table-cell>
          <table:table-cell office:value-type="float" office:value="3.0303" calcext:value-type="float">
            <text:p>3,0303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6.01981375074301" calcext:value-type="float">
            <text:p>6,01981375074301</text:p>
          </table:table-cell>
          <table:table-cell office:value-type="float" office:value="4.64571512567985" calcext:value-type="float">
            <text:p>4,64571512567985</text:p>
          </table:table-cell>
          <table:table-cell office:value-type="float" office:value="3.37485560261841" calcext:value-type="float">
            <text:p>3,37485560261841</text:p>
          </table:table-cell>
          <table:table-cell office:value-type="float" office:value="3.56628975583386" calcext:value-type="float">
            <text:p>3,56628975583386</text:p>
          </table:table-cell>
          <table:table-cell office:value-type="float" office:value="2.72394136807818" calcext:value-type="float">
            <text:p>2,72394136807818</text:p>
          </table:table-cell>
          <table:table-cell office:value-type="float" office:value="2.92602644128252" calcext:value-type="float">
            <text:p>2,9260264412825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7" calcext:value-type="float">
            <text:p>0,5047</text:p>
          </table:table-cell>
          <table:table-cell office:value-type="float" office:value="3.0382" calcext:value-type="float">
            <text:p>3,03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380574826561" calcext:value-type="float">
            <text:p>6,0380574826561</text:p>
          </table:table-cell>
          <table:table-cell office:value-type="float" office:value="4.65034101599247" calcext:value-type="float">
            <text:p>4,65034101599247</text:p>
          </table:table-cell>
          <table:table-cell office:value-type="float" office:value="3.3829275334424" calcext:value-type="float">
            <text:p>3,3829275334424</text:p>
          </table:table-cell>
          <table:table-cell office:value-type="float" office:value="3.57364428336672" calcext:value-type="float">
            <text:p>3,57364428336672</text:p>
          </table:table-cell>
          <table:table-cell office:value-type="float" office:value="2.72808159722222" calcext:value-type="float">
            <text:p>2,72808159722222</text:p>
          </table:table-cell>
          <table:table-cell office:value-type="float" office:value="2.93096902903407" calcext:value-type="float">
            <text:p>2,9309690290340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5" calcext:value-type="float">
            <text:p>0,5045</text:p>
          </table:table-cell>
          <table:table-cell office:value-type="float" office:value="3.0462" calcext:value-type="float">
            <text:p>3,0462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6.0561173904422" calcext:value-type="float">
            <text:p>6,0561173904422</text:p>
          </table:table-cell>
          <table:table-cell office:value-type="float" office:value="4.65482979599036" calcext:value-type="float">
            <text:p>4,65482979599036</text:p>
          </table:table-cell>
          <table:table-cell office:value-type="float" office:value="3.39099480469502" calcext:value-type="float">
            <text:p>3,39099480469502</text:p>
          </table:table-cell>
          <table:table-cell office:value-type="float" office:value="3.58101237345332" calcext:value-type="float">
            <text:p>3,58101237345332</text:p>
          </table:table-cell>
          <table:table-cell office:value-type="float" office:value="2.7321622207764" calcext:value-type="float">
            <text:p>2,7321622207764</text:p>
          </table:table-cell>
          <table:table-cell office:value-type="float" office:value="2.93594085657332" calcext:value-type="float">
            <text:p>2,935940856573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3" calcext:value-type="float">
            <text:p>0,5043</text:p>
          </table:table-cell>
          <table:table-cell office:value-type="float" office:value="3.0541" calcext:value-type="float">
            <text:p>3,0541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6.07298690995637" calcext:value-type="float">
            <text:p>6,07298690995637</text:p>
          </table:table-cell>
          <table:table-cell office:value-type="float" office:value="4.65939621975955" calcext:value-type="float">
            <text:p>4,65939621975955</text:p>
          </table:table-cell>
          <table:table-cell office:value-type="float" office:value="3.39905742040973" calcext:value-type="float">
            <text:p>3,39905742040973</text:p>
          </table:table-cell>
          <table:table-cell office:value-type="float" office:value="3.58826835739017" calcext:value-type="float">
            <text:p>3,58826835739017</text:p>
          </table:table-cell>
          <table:table-cell office:value-type="float" office:value="2.73608928861678" calcext:value-type="float">
            <text:p>2,73608928861678</text:p>
          </table:table-cell>
          <table:table-cell office:value-type="float" office:value="2.94080906524345" calcext:value-type="float">
            <text:p>2,940809065243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2" calcext:value-type="float">
            <text:p>0,5042</text:p>
          </table:table-cell>
          <table:table-cell office:value-type="float" office:value="3.062" calcext:value-type="float">
            <text:p>3,062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.09107142857143" calcext:value-type="float">
            <text:p>6,09107142857143</text:p>
          </table:table-cell>
          <table:table-cell office:value-type="float" office:value="4.66382528438318" calcext:value-type="float">
            <text:p>4,66382528438318</text:p>
          </table:table-cell>
          <table:table-cell office:value-type="float" office:value="3.40701923076923" calcext:value-type="float">
            <text:p>3,40701923076923</text:p>
          </table:table-cell>
          <table:table-cell office:value-type="float" office:value="3.59559600044939" calcext:value-type="float">
            <text:p>3,59559600044939</text:p>
          </table:table-cell>
          <table:table-cell office:value-type="float" office:value="2.74010504087931" calcext:value-type="float">
            <text:p>2,74010504087931</text:p>
          </table:table-cell>
          <table:table-cell office:value-type="float" office:value="2.94570677795811" calcext:value-type="float">
            <text:p>2,945706777958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4" calcext:value-type="float">
            <text:p>0,504</text:p>
          </table:table-cell>
          <table:table-cell office:value-type="float" office:value="3.0699" calcext:value-type="float">
            <text:p>3,0699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6.10795792816035" calcext:value-type="float">
            <text:p>6,10795792816035</text:p>
          </table:table-cell>
          <table:table-cell office:value-type="float" office:value="4.66836164834519" calcext:value-type="float">
            <text:p>4,66836164834519</text:p>
          </table:table-cell>
          <table:table-cell office:value-type="float" office:value="3.41497644910122" calcext:value-type="float">
            <text:p>3,41497644910122</text:p>
          </table:table-cell>
          <table:table-cell office:value-type="float" office:value="3.60297320967416" calcext:value-type="float">
            <text:p>3,60297320967416</text:p>
          </table:table-cell>
          <table:table-cell office:value-type="float" office:value="2.74411557816135" calcext:value-type="float">
            <text:p>2,74411557816135</text:p>
          </table:table-cell>
          <table:table-cell office:value-type="float" office:value="2.95052028031429" calcext:value-type="float">
            <text:p>2,950520280314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9" calcext:value-type="float">
            <text:p>0,5039</text:p>
          </table:table-cell>
          <table:table-cell office:value-type="float" office:value="3.0778" calcext:value-type="float">
            <text:p>3,0778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6.12606710343458" calcext:value-type="float">
            <text:p>6,12606710343458</text:p>
          </table:table-cell>
          <table:table-cell office:value-type="float" office:value="4.67292713752462" calcext:value-type="float">
            <text:p>4,67292713752462</text:p>
          </table:table-cell>
          <table:table-cell office:value-type="float" office:value="3.42292907937728" calcext:value-type="float">
            <text:p>3,42292907937728</text:p>
          </table:table-cell>
          <table:table-cell office:value-type="float" office:value="3.61026078369765" calcext:value-type="float">
            <text:p>3,61026078369765</text:p>
          </table:table-cell>
          <table:table-cell office:value-type="float" office:value="2.74806683610015" calcext:value-type="float">
            <text:p>2,74806683610015</text:p>
          </table:table-cell>
          <table:table-cell office:value-type="float" office:value="2.95534422561293" calcext:value-type="float">
            <text:p>2,955344225612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7" calcext:value-type="float">
            <text:p>0,5037</text:p>
          </table:table-cell>
          <table:table-cell office:value-type="float" office:value="3.0857" calcext:value-type="float">
            <text:p>3,0857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6.14316918189039" calcext:value-type="float">
            <text:p>6,14316918189039</text:p>
          </table:table-cell>
          <table:table-cell office:value-type="float" office:value="4.67746296731719" calcext:value-type="float">
            <text:p>4,67746296731719</text:p>
          </table:table-cell>
          <table:table-cell office:value-type="float" office:value="3.43087712556442" calcext:value-type="float">
            <text:p>3,43087712556442</text:p>
          </table:table-cell>
          <table:table-cell office:value-type="float" office:value="3.61753953123248" calcext:value-type="float">
            <text:p>3,61753953123248</text:p>
          </table:table-cell>
          <table:table-cell office:value-type="float" office:value="2.75186426023992" calcext:value-type="float">
            <text:p>2,75186426023992</text:p>
          </table:table-cell>
          <table:table-cell office:value-type="float" office:value="2.960103307378" calcext:value-type="float">
            <text:p>2,9601033073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6" calcext:value-type="float">
            <text:p>0,5036</text:p>
          </table:table-cell>
          <table:table-cell office:value-type="float" office:value="3.0937" calcext:value-type="float">
            <text:p>3,0937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6.15988083416088" calcext:value-type="float">
            <text:p>6,15988083416088</text:p>
          </table:table-cell>
          <table:table-cell office:value-type="float" office:value="4.68199853049229" calcext:value-type="float">
            <text:p>4,68199853049229</text:p>
          </table:table-cell>
          <table:table-cell office:value-type="float" office:value="3.43882059162505" calcext:value-type="float">
            <text:p>3,43882059162505</text:p>
          </table:table-cell>
          <table:table-cell office:value-type="float" office:value="3.6247870528109" calcext:value-type="float">
            <text:p>3,6247870528109</text:p>
          </table:table-cell>
          <table:table-cell office:value-type="float" office:value="2.75575116103251" calcext:value-type="float">
            <text:p>2,75575116103251</text:p>
          </table:table-cell>
          <table:table-cell office:value-type="float" office:value="2.96487308862612" calcext:value-type="float">
            <text:p>2,964873088626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5" calcext:value-type="float">
            <text:p>0,5035</text:p>
          </table:table-cell>
          <table:table-cell office:value-type="float" office:value="3.1015" calcext:value-type="float">
            <text:p>3,101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6.17802503477052" calcext:value-type="float">
            <text:p>6,17802503477052</text:p>
          </table:table-cell>
          <table:table-cell office:value-type="float" office:value="4.6865926056545" calcext:value-type="float">
            <text:p>4,6865926056545</text:p>
          </table:table-cell>
          <table:table-cell office:value-type="float" office:value="3.44642857142857" calcext:value-type="float">
            <text:p>3,44642857142857</text:p>
          </table:table-cell>
          <table:table-cell office:value-type="float" office:value="3.63202580702973" calcext:value-type="float">
            <text:p>3,63202580702973</text:p>
          </table:table-cell>
          <table:table-cell office:value-type="float" office:value="2.75963302752294" calcext:value-type="float">
            <text:p>2,75963302752294</text:p>
          </table:table-cell>
          <table:table-cell office:value-type="float" office:value="2.96955877542381" calcext:value-type="float">
            <text:p>2,9695587754238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3" calcext:value-type="float">
            <text:p>0,5033</text:p>
          </table:table-cell>
          <table:table-cell office:value-type="float" office:value="3.1094" calcext:value-type="float">
            <text:p>3,1094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6.19495230524642" calcext:value-type="float">
            <text:p>6,19495230524642</text:p>
          </table:table-cell>
          <table:table-cell office:value-type="float" office:value="4.69118641079143" calcext:value-type="float">
            <text:p>4,69118641079143</text:p>
          </table:table-cell>
          <table:table-cell office:value-type="float" office:value="3.45445820136289" calcext:value-type="float">
            <text:p>3,45445820136289</text:p>
          </table:table-cell>
          <table:table-cell office:value-type="float" office:value="3.63923342139435" calcext:value-type="float">
            <text:p>3,63923342139435</text:p>
          </table:table-cell>
          <table:table-cell office:value-type="float" office:value="2.76345593787078" calcext:value-type="float">
            <text:p>2,76345593787078</text:p>
          </table:table-cell>
          <table:table-cell office:value-type="float" office:value="2.9742746726654" calcext:value-type="float">
            <text:p>2,97427467266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2" calcext:value-type="float">
            <text:p>0,5032</text:p>
          </table:table-cell>
          <table:table-cell office:value-type="float" office:value="3.1173" calcext:value-type="float">
            <text:p>3,11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21188630490956" calcext:value-type="float">
            <text:p>6,21188630490956</text:p>
          </table:table-cell>
          <table:table-cell office:value-type="float" office:value="4.69580933349007" calcext:value-type="float">
            <text:p>4,69580933349007</text:p>
          </table:table-cell>
          <table:table-cell office:value-type="float" office:value="3.4624832085972" calcext:value-type="float">
            <text:p>3,4624832085972</text:p>
          </table:table-cell>
          <table:table-cell office:value-type="float" office:value="3.64643232721008" calcext:value-type="float">
            <text:p>3,64643232721008</text:p>
          </table:table-cell>
          <table:table-cell office:value-type="float" office:value="2.76727390320147" calcext:value-type="float">
            <text:p>2,76727390320147</text:p>
          </table:table-cell>
          <table:table-cell office:value-type="float" office:value="2.97892573097168" calcext:value-type="float">
            <text:p>2,978925730971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1" calcext:value-type="float">
            <text:p>0,5031</text:p>
          </table:table-cell>
          <table:table-cell office:value-type="float" office:value="3.1252" calcext:value-type="float">
            <text:p>3,1252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6.2286282306163" calcext:value-type="float">
            <text:p>6,2286282306163</text:p>
          </table:table-cell>
          <table:table-cell office:value-type="float" office:value="4.70049075788298" calcext:value-type="float">
            <text:p>4,70049075788298</text:p>
          </table:table-cell>
          <table:table-cell office:value-type="float" office:value="3.4705035971223" calcext:value-type="float">
            <text:p>3,4705035971223</text:p>
          </table:table-cell>
          <table:table-cell office:value-type="float" office:value="3.65368188018516" calcext:value-type="float">
            <text:p>3,65368188018516</text:p>
          </table:table-cell>
          <table:table-cell office:value-type="float" office:value="2.77088382614316" calcext:value-type="float">
            <text:p>2,77088382614316</text:p>
          </table:table-cell>
          <table:table-cell office:value-type="float" office:value="2.98358799140049" calcext:value-type="float">
            <text:p>2,983587991400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3" calcext:value-type="float">
            <text:p>0,503</text:p>
          </table:table-cell>
          <table:table-cell office:value-type="float" office:value="3.133" calcext:value-type="float">
            <text:p>3,133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6.24537681447604" calcext:value-type="float">
            <text:p>6,24537681447604</text:p>
          </table:table-cell>
          <table:table-cell office:value-type="float" office:value="4.70523067881281" calcext:value-type="float">
            <text:p>4,70523067881281</text:p>
          </table:table-cell>
          <table:table-cell office:value-type="float" office:value="3.47828171445009" calcext:value-type="float">
            <text:p>3,47828171445009</text:p>
          </table:table-cell>
          <table:table-cell office:value-type="float" office:value="3.66084119250883" calcext:value-type="float">
            <text:p>3,66084119250883</text:p>
          </table:table-cell>
          <table:table-cell office:value-type="float" office:value="2.77469185639701" calcext:value-type="float">
            <text:p>2,77469185639701</text:p>
          </table:table-cell>
          <table:table-cell office:value-type="float" office:value="2.98818542741518" calcext:value-type="float">
            <text:p>2,988185427415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9" calcext:value-type="float">
            <text:p>0,5029</text:p>
          </table:table-cell>
          <table:table-cell office:value-type="float" office:value="3.1408" calcext:value-type="float">
            <text:p>3,1408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6.26088685623384" calcext:value-type="float">
            <text:p>6,26088685623384</text:p>
          </table:table-cell>
          <table:table-cell office:value-type="float" office:value="4.71005847609533" calcext:value-type="float">
            <text:p>4,71005847609533</text:p>
          </table:table-cell>
          <table:table-cell office:value-type="float" office:value="3.48638803680982" calcext:value-type="float">
            <text:p>3,48638803680982</text:p>
          </table:table-cell>
          <table:table-cell office:value-type="float" office:value="3.66796953521095" calcext:value-type="float">
            <text:p>3,66796953521095</text:p>
          </table:table-cell>
          <table:table-cell office:value-type="float" office:value="2.77844118121672" calcext:value-type="float">
            <text:p>2,77844118121672</text:p>
          </table:table-cell>
          <table:table-cell office:value-type="float" office:value="2.99279431210594" calcext:value-type="float">
            <text:p>2,992794312105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9" calcext:value-type="float">
            <text:p>0,5029</text:p>
          </table:table-cell>
          <table:table-cell office:value-type="float" office:value="3.1486" calcext:value-type="float">
            <text:p>3,148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6.27764518695306" calcext:value-type="float">
            <text:p>6,27764518695306</text:p>
          </table:table-cell>
          <table:table-cell office:value-type="float" office:value="4.71508330639711" calcext:value-type="float">
            <text:p>4,71508330639711</text:p>
          </table:table-cell>
          <table:table-cell office:value-type="float" office:value="3.49448969813129" calcext:value-type="float">
            <text:p>3,49448969813129</text:p>
          </table:table-cell>
          <table:table-cell office:value-type="float" office:value="3.67506696428571" calcext:value-type="float">
            <text:p>3,67506696428571</text:p>
          </table:table-cell>
          <table:table-cell office:value-type="float" office:value="2.78213191420739" calcext:value-type="float">
            <text:p>2,78213191420739</text:p>
          </table:table-cell>
          <table:table-cell office:value-type="float" office:value="2.99739578346705" calcext:value-type="float">
            <text:p>2,997395783467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8" calcext:value-type="float">
            <text:p>0,5028</text:p>
          </table:table-cell>
          <table:table-cell office:value-type="float" office:value="3.1564" calcext:value-type="float">
            <text:p>3,1564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6.29441018500099" calcext:value-type="float">
            <text:p>6,29441018500099</text:p>
          </table:table-cell>
          <table:table-cell office:value-type="float" office:value="4.72008697696286" calcext:value-type="float">
            <text:p>4,72008697696286</text:p>
          </table:table-cell>
          <table:table-cell office:value-type="float" office:value="3.50234696810039" calcext:value-type="float">
            <text:p>3,50234696810039</text:p>
          </table:table-cell>
          <table:table-cell office:value-type="float" office:value="3.68215584357642" calcext:value-type="float">
            <text:p>3,68215584357642</text:p>
          </table:table-cell>
          <table:table-cell office:value-type="float" office:value="2.78587160891754" calcext:value-type="float">
            <text:p>2,78587160891754</text:p>
          </table:table-cell>
          <table:table-cell office:value-type="float" office:value="3.00191328971033" calcext:value-type="float">
            <text:p>3,0019132897103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7" calcext:value-type="float">
            <text:p>0,5027</text:p>
          </table:table-cell>
          <table:table-cell office:value-type="float" office:value="3.1642" calcext:value-type="float">
            <text:p>3,1642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6.30972747165307" calcext:value-type="float">
            <text:p>6,30972747165307</text:p>
          </table:table-cell>
          <table:table-cell office:value-type="float" office:value="4.72520788646314" calcext:value-type="float">
            <text:p>4,72520788646314</text:p>
          </table:table-cell>
          <table:table-cell office:value-type="float" office:value="3.5105343803869" calcext:value-type="float">
            <text:p>3,5105343803869</text:p>
          </table:table-cell>
          <table:table-cell office:value-type="float" office:value="3.68931844023811" calcext:value-type="float">
            <text:p>3,68931844023811</text:p>
          </table:table-cell>
          <table:table-cell office:value-type="float" office:value="2.78940304917329" calcext:value-type="float">
            <text:p>2,78940304917329</text:p>
          </table:table-cell>
          <table:table-cell office:value-type="float" office:value="3.00646172669573" calcext:value-type="float">
            <text:p>3,006461726695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7" calcext:value-type="float">
            <text:p>0,5027</text:p>
          </table:table-cell>
          <table:table-cell office:value-type="float" office:value="3.1719" calcext:value-type="float">
            <text:p>3,1719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6.32650218861918" calcext:value-type="float">
            <text:p>6,32650218861918</text:p>
          </table:table-cell>
          <table:table-cell office:value-type="float" office:value="4.73058502042136" calcext:value-type="float">
            <text:p>4,73058502042136</text:p>
          </table:table-cell>
          <table:table-cell office:value-type="float" office:value="3.51847597166379" calcext:value-type="float">
            <text:p>3,51847597166379</text:p>
          </table:table-cell>
          <table:table-cell office:value-type="float" office:value="3.69634581105169" calcext:value-type="float">
            <text:p>3,69634581105169</text:p>
          </table:table-cell>
          <table:table-cell office:value-type="float" office:value="2.79307939914163" calcext:value-type="float">
            <text:p>2,79307939914163</text:p>
          </table:table-cell>
          <table:table-cell office:value-type="float" office:value="3.01100286532951" calcext:value-type="float">
            <text:p>3,011002865329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6" calcext:value-type="float">
            <text:p>0,5026</text:p>
          </table:table-cell>
          <table:table-cell office:value-type="float" office:value="3.1797" calcext:value-type="float">
            <text:p>3,1797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6.34308457711443" calcext:value-type="float">
            <text:p>6,34308457711443</text:p>
          </table:table-cell>
          <table:table-cell office:value-type="float" office:value="4.7359699124405" calcext:value-type="float">
            <text:p>4,7359699124405</text:p>
          </table:table-cell>
          <table:table-cell office:value-type="float" office:value="3.52665326825534" calcext:value-type="float">
            <text:p>3,52665326825534</text:p>
          </table:table-cell>
          <table:table-cell office:value-type="float" office:value="3.70336473155633" calcext:value-type="float">
            <text:p>3,70336473155633</text:p>
          </table:table-cell>
          <table:table-cell office:value-type="float" office:value="2.79669740510401" calcext:value-type="float">
            <text:p>2,79669740510401</text:p>
          </table:table-cell>
          <table:table-cell office:value-type="float" office:value="3.01546008054511" calcext:value-type="float">
            <text:p>3,015460080545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5" calcext:value-type="float">
            <text:p>0,5025</text:p>
          </table:table-cell>
          <table:table-cell office:value-type="float" office:value="3.1874" calcext:value-type="float">
            <text:p>3,1874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6.35820895522388" calcext:value-type="float">
            <text:p>6,35820895522388</text:p>
          </table:table-cell>
          <table:table-cell office:value-type="float" office:value="4.74161132984662" calcext:value-type="float">
            <text:p>4,74161132984662</text:p>
          </table:table-cell>
          <table:table-cell office:value-type="float" office:value="3.53467903951019" calcext:value-type="float">
            <text:p>3,53467903951019</text:p>
          </table:table-cell>
          <table:table-cell office:value-type="float" office:value="3.71035296212222" calcext:value-type="float">
            <text:p>3,71035296212222</text:p>
          </table:table-cell>
          <table:table-cell office:value-type="float" office:value="2.80036433776254" calcext:value-type="float">
            <text:p>2,80036433776254</text:p>
          </table:table-cell>
          <table:table-cell office:value-type="float" office:value="3.01994850767617" calcext:value-type="float">
            <text:p>3,019948507676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5" calcext:value-type="float">
            <text:p>0,5025</text:p>
          </table:table-cell>
          <table:table-cell office:value-type="float" office:value="3.195" calcext:value-type="float">
            <text:p>3,1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7480095541401" calcext:value-type="float">
            <text:p>6,37480095541401</text:p>
          </table:table-cell>
          <table:table-cell office:value-type="float" office:value="4.74723079183194" calcext:value-type="float">
            <text:p>4,74723079183194</text:p>
          </table:table-cell>
          <table:table-cell office:value-type="float" office:value="3.54260304102515" calcext:value-type="float">
            <text:p>3,54260304102515</text:p>
          </table:table-cell>
          <table:table-cell office:value-type="float" office:value="3.71731055803919" calcext:value-type="float">
            <text:p>3,71731055803919</text:p>
          </table:table-cell>
          <table:table-cell office:value-type="float" office:value="2.80397301349325" calcext:value-type="float">
            <text:p>2,80397301349325</text:p>
          </table:table-cell>
          <table:table-cell office:value-type="float" office:value="3.02437211783986" calcext:value-type="float">
            <text:p>3,024372117839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4" calcext:value-type="float">
            <text:p>0,5024</text:p>
          </table:table-cell>
          <table:table-cell office:value-type="float" office:value="3.2027" calcext:value-type="float">
            <text:p>3,202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6.38992834394905" calcext:value-type="float">
            <text:p>6,38992834394905</text:p>
          </table:table-cell>
          <table:table-cell office:value-type="float" office:value="4.75310709563684" calcext:value-type="float">
            <text:p>4,75310709563684</text:p>
          </table:table-cell>
          <table:table-cell office:value-type="float" office:value="3.5508604206501" calcext:value-type="float">
            <text:p>3,5508604206501</text:p>
          </table:table-cell>
          <table:table-cell office:value-type="float" office:value="3.72417702104959" calcext:value-type="float">
            <text:p>3,72417702104959</text:p>
          </table:table-cell>
          <table:table-cell office:value-type="float" office:value="2.80748033602654" calcext:value-type="float">
            <text:p>2,80748033602654</text:p>
          </table:table-cell>
          <table:table-cell office:value-type="float" office:value="3.02882711348058" calcext:value-type="float">
            <text:p>3,0288271134805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4" calcext:value-type="float">
            <text:p>0,5024</text:p>
          </table:table-cell>
          <table:table-cell office:value-type="float" office:value="3.2103" calcext:value-type="float">
            <text:p>3,2103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6.40505573248408" calcext:value-type="float">
            <text:p>6,40505573248408</text:p>
          </table:table-cell>
          <table:table-cell office:value-type="float" office:value="4.75893171935598" calcext:value-type="float">
            <text:p>4,75893171935598</text:p>
          </table:table-cell>
          <table:table-cell office:value-type="float" office:value="3.55886850152905" calcext:value-type="float">
            <text:p>3,55886850152905</text:p>
          </table:table-cell>
          <table:table-cell office:value-type="float" office:value="3.73109561044962" calcext:value-type="float">
            <text:p>3,73109561044962</text:p>
          </table:table-cell>
          <table:table-cell office:value-type="float" office:value="2.81107962141062" calcext:value-type="float">
            <text:p>2,81107962141062</text:p>
          </table:table-cell>
          <table:table-cell office:value-type="float" office:value="3.03325596438492" calcext:value-type="float">
            <text:p>3,033255964384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4" calcext:value-type="float">
            <text:p>0,5024</text:p>
          </table:table-cell>
          <table:table-cell office:value-type="float" office:value="3.2179" calcext:value-type="float">
            <text:p>3,2179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6.42146127812065" calcext:value-type="float">
            <text:p>6,42146127812065</text:p>
          </table:table-cell>
          <table:table-cell office:value-type="float" office:value="4.7649547537901" calcext:value-type="float">
            <text:p>4,7649547537901</text:p>
          </table:table-cell>
          <table:table-cell office:value-type="float" office:value="3.56687046236148" calcext:value-type="float">
            <text:p>3,56687046236148</text:p>
          </table:table-cell>
          <table:table-cell office:value-type="float" office:value="3.73798370446018" calcext:value-type="float">
            <text:p>3,73798370446018</text:p>
          </table:table-cell>
          <table:table-cell office:value-type="float" office:value="2.81467429060012" calcext:value-type="float">
            <text:p>2,81467429060012</text:p>
          </table:table-cell>
          <table:table-cell office:value-type="float" office:value="3.03761999809904" calcext:value-type="float">
            <text:p>3,0376199980990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3" calcext:value-type="float">
            <text:p>0,5023</text:p>
          </table:table-cell>
          <table:table-cell office:value-type="float" office:value="3.2255" calcext:value-type="float">
            <text:p>3,225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6.43639259406729" calcext:value-type="float">
            <text:p>6,43639259406729</text:p>
          </table:table-cell>
          <table:table-cell office:value-type="float" office:value="4.77100716888001" calcext:value-type="float">
            <text:p>4,77100716888001</text:p>
          </table:table-cell>
          <table:table-cell office:value-type="float" office:value="3.57520771655047" calcext:value-type="float">
            <text:p>3,57520771655047</text:p>
          </table:table-cell>
          <table:table-cell office:value-type="float" office:value="3.74475827028466" calcext:value-type="float">
            <text:p>3,74475827028466</text:p>
          </table:table-cell>
          <table:table-cell office:value-type="float" office:value="2.81811385239774" calcext:value-type="float">
            <text:p>2,81811385239774</text:p>
          </table:table-cell>
          <table:table-cell office:value-type="float" office:value="3.042015689403" calcext:value-type="float">
            <text:p>3,0420156894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3" calcext:value-type="float">
            <text:p>0,5023</text:p>
          </table:table-cell>
          <table:table-cell office:value-type="float" office:value="3.233" calcext:value-type="float">
            <text:p>3,233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6.45132391001394" calcext:value-type="float">
            <text:p>6,45132391001394</text:p>
          </table:table-cell>
          <table:table-cell office:value-type="float" office:value="4.77700737432794" calcext:value-type="float">
            <text:p>4,77700737432794</text:p>
          </table:table-cell>
          <table:table-cell office:value-type="float" office:value="3.58319809069212" calcext:value-type="float">
            <text:p>3,58319809069212</text:p>
          </table:table-cell>
          <table:table-cell office:value-type="float" office:value="3.75158543616125" calcext:value-type="float">
            <text:p>3,75158543616125</text:p>
          </table:table-cell>
          <table:table-cell office:value-type="float" office:value="2.82169922083467" calcext:value-type="float">
            <text:p>2,82169922083467</text:p>
          </table:table-cell>
          <table:table-cell office:value-type="float" office:value="3.04640437282924" calcext:value-type="float">
            <text:p>3,046404372829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3" calcext:value-type="float">
            <text:p>0,5023</text:p>
          </table:table-cell>
          <table:table-cell office:value-type="float" office:value="3.2405" calcext:value-type="float">
            <text:p>3,240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6.46625522596058" calcext:value-type="float">
            <text:p>6,46625522596058</text:p>
          </table:table-cell>
          <table:table-cell office:value-type="float" office:value="4.7831183711843" calcext:value-type="float">
            <text:p>4,7831183711843</text:p>
          </table:table-cell>
          <table:table-cell office:value-type="float" office:value="3.59118236472946" calcext:value-type="float">
            <text:p>3,59118236472946</text:p>
          </table:table-cell>
          <table:table-cell office:value-type="float" office:value="3.75829898506404" calcext:value-type="float">
            <text:p>3,75829898506404</text:p>
          </table:table-cell>
          <table:table-cell office:value-type="float" office:value="2.82528" calcext:value-type="float">
            <text:p>2,82528</text:p>
          </table:table-cell>
          <table:table-cell office:value-type="float" office:value="3.05070924675719" calcext:value-type="float">
            <text:p>3,0507092467571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3" calcext:value-type="float">
            <text:p>0,5023</text:p>
          </table:table-cell>
          <table:table-cell office:value-type="float" office:value="3.248" calcext:value-type="float">
            <text:p>3,248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6.48227797690163" calcext:value-type="float">
            <text:p>6,48227797690163</text:p>
          </table:table-cell>
          <table:table-cell office:value-type="float" office:value="4.78925874783324" calcext:value-type="float">
            <text:p>4,78925874783324</text:p>
          </table:table-cell>
          <table:table-cell office:value-type="float" office:value="3.59925593818563" calcext:value-type="float">
            <text:p>3,59925593818563</text:p>
          </table:table-cell>
          <table:table-cell office:value-type="float" office:value="3.76498206138991" calcext:value-type="float">
            <text:p>3,76498206138991</text:p>
          </table:table-cell>
          <table:table-cell office:value-type="float" office:value="2.82890949792133" calcext:value-type="float">
            <text:p>2,82890949792133</text:p>
          </table:table-cell>
          <table:table-cell office:value-type="float" office:value="3.0550649941259" calcext:value-type="float">
            <text:p>3,05506499412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554" calcext:value-type="float">
            <text:p>3,2554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6.49701314217443" calcext:value-type="float">
            <text:p>6,49701314217443</text:p>
          </table:table-cell>
          <table:table-cell office:value-type="float" office:value="4.7953697446896" calcext:value-type="float">
            <text:p>4,7953697446896</text:p>
          </table:table-cell>
          <table:table-cell office:value-type="float" office:value="3.60722799656718" calcext:value-type="float">
            <text:p>3,60722799656718</text:p>
          </table:table-cell>
          <table:table-cell office:value-type="float" office:value="3.77165685449958" calcext:value-type="float">
            <text:p>3,77165685449958</text:p>
          </table:table-cell>
          <table:table-cell office:value-type="float" office:value="2.83233022636485" calcext:value-type="float">
            <text:p>2,83233022636485</text:p>
          </table:table-cell>
          <table:table-cell office:value-type="float" office:value="3.05939488033929" calcext:value-type="float">
            <text:p>3,059394880339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628" calcext:value-type="float">
            <text:p>3,2628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6.51154918359219" calcext:value-type="float">
            <text:p>6,51154918359219</text:p>
          </table:table-cell>
          <table:table-cell office:value-type="float" office:value="4.80131030025266" calcext:value-type="float">
            <text:p>4,80131030025266</text:p>
          </table:table-cell>
          <table:table-cell office:value-type="float" office:value="3.61563393708294" calcext:value-type="float">
            <text:p>3,61563393708294</text:p>
          </table:table-cell>
          <table:table-cell office:value-type="float" office:value="3.7781955718741" calcext:value-type="float">
            <text:p>3,7781955718741</text:p>
          </table:table-cell>
          <table:table-cell office:value-type="float" office:value="2.83595039122798" calcext:value-type="float">
            <text:p>2,83595039122798</text:p>
          </table:table-cell>
          <table:table-cell office:value-type="float" office:value="3.06365992546208" calcext:value-type="float">
            <text:p>3,0636599254620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701" calcext:value-type="float">
            <text:p>3,2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52608522500996" calcext:value-type="float">
            <text:p>6,52608522500996</text:p>
          </table:table-cell>
          <table:table-cell office:value-type="float" office:value="4.80736235971561" calcext:value-type="float">
            <text:p>4,80736235971561</text:p>
          </table:table-cell>
          <table:table-cell office:value-type="float" office:value="3.62359443491519" calcext:value-type="float">
            <text:p>3,62359443491519</text:p>
          </table:table-cell>
          <table:table-cell office:value-type="float" office:value="3.78478746214549" calcext:value-type="float">
            <text:p>3,78478746214549</text:p>
          </table:table-cell>
          <table:table-cell office:value-type="float" office:value="2.83941489361702" calcext:value-type="float">
            <text:p>2,83941489361702</text:p>
          </table:table-cell>
          <table:table-cell office:value-type="float" office:value="3.06797603069885" calcext:value-type="float">
            <text:p>3,0679760306988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774" calcext:value-type="float">
            <text:p>3,2774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6.54062126642772" calcext:value-type="float">
            <text:p>6,54062126642772</text:p>
          </table:table-cell>
          <table:table-cell office:value-type="float" office:value="4.81338504024913" calcext:value-type="float">
            <text:p>4,81338504024913</text:p>
          </table:table-cell>
          <table:table-cell office:value-type="float" office:value="3.63154886645075" calcext:value-type="float">
            <text:p>3,63154886645075</text:p>
          </table:table-cell>
          <table:table-cell office:value-type="float" office:value="3.79126535300875" calcext:value-type="float">
            <text:p>3,79126535300875</text:p>
          </table:table-cell>
          <table:table-cell office:value-type="float" office:value="2.84302572825856" calcext:value-type="float">
            <text:p>2,84302572825856</text:p>
          </table:table-cell>
          <table:table-cell office:value-type="float" office:value="3.0722083711091" calcext:value-type="float">
            <text:p>3,07220837110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847" calcext:value-type="float">
            <text:p>3,284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6.55495818399044" calcext:value-type="float">
            <text:p>6,55495818399044</text:p>
          </table:table-cell>
          <table:table-cell office:value-type="float" office:value="4.81931958399436" calcext:value-type="float">
            <text:p>4,81931958399436</text:p>
          </table:table-cell>
          <table:table-cell office:value-type="float" office:value="3.63959245857932" calcext:value-type="float">
            <text:p>3,63959245857932</text:p>
          </table:table-cell>
          <table:table-cell office:value-type="float" office:value="3.79771287281718" calcext:value-type="float">
            <text:p>3,79771287281718</text:p>
          </table:table-cell>
          <table:table-cell office:value-type="float" office:value="2.84663195920102" calcext:value-type="float">
            <text:p>2,84663195920102</text:p>
          </table:table-cell>
          <table:table-cell office:value-type="float" office:value="3.07649190352168" calcext:value-type="float">
            <text:p>3,076491903521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919" calcext:value-type="float">
            <text:p>3,2919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6.56909597769813" calcext:value-type="float">
            <text:p>6,56909597769813</text:p>
          </table:table-cell>
          <table:table-cell office:value-type="float" office:value="4.82519536988072" calcext:value-type="float">
            <text:p>4,82519536988072</text:p>
          </table:table-cell>
          <table:table-cell office:value-type="float" office:value="3.64753474205216" calcext:value-type="float">
            <text:p>3,64753474205216</text:p>
          </table:table-cell>
          <table:table-cell office:value-type="float" office:value="3.80404615350674" calcext:value-type="float">
            <text:p>3,80404615350674</text:p>
          </table:table-cell>
          <table:table-cell office:value-type="float" office:value="2.85028668507114" calcext:value-type="float">
            <text:p>2,85028668507114</text:p>
          </table:table-cell>
          <table:table-cell office:value-type="float" office:value="3.08069169699598" calcext:value-type="float">
            <text:p>3,0806916969959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299" calcext:value-type="float">
            <text:p>3,299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6.58343289526085" calcext:value-type="float">
            <text:p>6,58343289526085</text:p>
          </table:table-cell>
          <table:table-cell office:value-type="float" office:value="4.83098301897879" calcext:value-type="float">
            <text:p>4,83098301897879</text:p>
          </table:table-cell>
          <table:table-cell office:value-type="float" office:value="3.65547098001903" calcext:value-type="float">
            <text:p>3,65547098001903</text:p>
          </table:table-cell>
          <table:table-cell office:value-type="float" office:value="3.81032696165972" calcext:value-type="float">
            <text:p>3,81032696165972</text:p>
          </table:table-cell>
          <table:table-cell office:value-type="float" office:value="2.85378534670274" calcext:value-type="float">
            <text:p>2,85378534670274</text:p>
          </table:table-cell>
          <table:table-cell office:value-type="float" office:value="3.08494281245878" calcext:value-type="float">
            <text:p>3,084942812458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062" calcext:value-type="float">
            <text:p>3,306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6.5973715651135" calcext:value-type="float">
            <text:p>6,5973715651135</text:p>
          </table:table-cell>
          <table:table-cell office:value-type="float" office:value="4.83671191021799" calcext:value-type="float">
            <text:p>4,83671191021799</text:p>
          </table:table-cell>
          <table:table-cell office:value-type="float" office:value="3.66349629066007" calcext:value-type="float">
            <text:p>3,66349629066007</text:p>
          </table:table-cell>
          <table:table-cell office:value-type="float" office:value="3.81659946680768" calcext:value-type="float">
            <text:p>3,81659946680768</text:p>
          </table:table-cell>
          <table:table-cell office:value-type="float" office:value="2.85743067705848" calcext:value-type="float">
            <text:p>2,85743067705848</text:p>
          </table:table-cell>
          <table:table-cell office:value-type="float" office:value="3.08912904319012" calcext:value-type="float">
            <text:p>3,089129043190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132" calcext:value-type="float">
            <text:p>3,3132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6.61131023496615" calcext:value-type="float">
            <text:p>6,61131023496615</text:p>
          </table:table-cell>
          <table:table-cell office:value-type="float" office:value="4.84238204359833" calcext:value-type="float">
            <text:p>4,84238204359833</text:p>
          </table:table-cell>
          <table:table-cell office:value-type="float" office:value="3.67142042213349" calcext:value-type="float">
            <text:p>3,67142042213349</text:p>
          </table:table-cell>
          <table:table-cell office:value-type="float" office:value="3.82273547932538" calcext:value-type="float">
            <text:p>3,82273547932538</text:p>
          </table:table-cell>
          <table:table-cell office:value-type="float" office:value="2.86112435754782" calcext:value-type="float">
            <text:p>2,86112435754782</text:p>
          </table:table-cell>
          <table:table-cell office:value-type="float" office:value="3.09336669425841" calcext:value-type="float">
            <text:p>3,093366694258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202" calcext:value-type="float">
            <text:p>3,3202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6.6252489048188" calcext:value-type="float">
            <text:p>6,6252489048188</text:p>
          </table:table-cell>
          <table:table-cell office:value-type="float" office:value="4.84793466126094" calcext:value-type="float">
            <text:p>4,84793466126094</text:p>
          </table:table-cell>
          <table:table-cell office:value-type="float" office:value="3.67933852879681" calcext:value-type="float">
            <text:p>3,67933852879681</text:p>
          </table:table-cell>
          <table:table-cell office:value-type="float" office:value="3.82884111861647" calcext:value-type="float">
            <text:p>3,82884111861647</text:p>
          </table:table-cell>
          <table:table-cell office:value-type="float" office:value="2.86486629600212" calcext:value-type="float">
            <text:p>2,86486629600212</text:p>
          </table:table-cell>
          <table:table-cell office:value-type="float" office:value="3.09752063008703" calcext:value-type="float">
            <text:p>3,097520630087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272" calcext:value-type="float">
            <text:p>3,3272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6.63898845081641" calcext:value-type="float">
            <text:p>6,63898845081641</text:p>
          </table:table-cell>
          <table:table-cell office:value-type="float" office:value="4.85342852106469" calcext:value-type="float">
            <text:p>4,85342852106469</text:p>
          </table:table-cell>
          <table:table-cell office:value-type="float" office:value="3.68725061751853" calcext:value-type="float">
            <text:p>3,68725061751853</text:p>
          </table:table-cell>
          <table:table-cell office:value-type="float" office:value="3.83481014049823" calcext:value-type="float">
            <text:p>3,83481014049823</text:p>
          </table:table-cell>
          <table:table-cell office:value-type="float" office:value="2.86860348203419" calcext:value-type="float">
            <text:p>2,86860348203419</text:p>
          </table:table-cell>
          <table:table-cell office:value-type="float" office:value="3.10168663836821" calcext:value-type="float">
            <text:p>3,1016866383682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2" calcext:value-type="float">
            <text:p>0,5022</text:p>
          </table:table-cell>
          <table:table-cell office:value-type="float" office:value="3.3341" calcext:value-type="float">
            <text:p>3,3341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6.65405297749452" calcext:value-type="float">
            <text:p>6,65405297749452</text:p>
          </table:table-cell>
          <table:table-cell office:value-type="float" office:value="4.85883424408015" calcext:value-type="float">
            <text:p>4,85883424408015</text:p>
          </table:table-cell>
          <table:table-cell office:value-type="float" office:value="3.69471085367012" calcext:value-type="float">
            <text:p>3,69471085367012</text:p>
          </table:table-cell>
          <table:table-cell office:value-type="float" office:value="3.840748797047" calcext:value-type="float">
            <text:p>3,840748797047</text:p>
          </table:table-cell>
          <table:table-cell office:value-type="float" office:value="2.87233592469195" calcext:value-type="float">
            <text:p>2,87233592469195</text:p>
          </table:table-cell>
          <table:table-cell office:value-type="float" office:value="3.10588544403573" calcext:value-type="float">
            <text:p>3,105885444035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41" calcext:value-type="float">
            <text:p>3,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66759609639514" calcext:value-type="float">
            <text:p>6,66759609639514</text:p>
          </table:table-cell>
          <table:table-cell office:value-type="float" office:value="4.86418120923674" calcext:value-type="float">
            <text:p>4,86418120923674</text:p>
          </table:table-cell>
          <table:table-cell office:value-type="float" office:value="3.70261034646417" calcext:value-type="float">
            <text:p>3,70261034646417</text:p>
          </table:table-cell>
          <table:table-cell office:value-type="float" office:value="3.84657269573618" calcext:value-type="float">
            <text:p>3,84657269573618</text:p>
          </table:table-cell>
          <table:table-cell office:value-type="float" office:value="2.87616933565879" calcext:value-type="float">
            <text:p>2,87616933565879</text:p>
          </table:table-cell>
          <table:table-cell office:value-type="float" office:value="3.1100005625668" calcext:value-type="float">
            <text:p>3,110000562566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478" calcext:value-type="float">
            <text:p>3,3478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6.68094005178251" calcext:value-type="float">
            <text:p>6,68094005178251</text:p>
          </table:table-cell>
          <table:table-cell office:value-type="float" office:value="4.8694106586756" calcext:value-type="float">
            <text:p>4,8694106586756</text:p>
          </table:table-cell>
          <table:table-cell office:value-type="float" office:value="3.71040895720657" calcext:value-type="float">
            <text:p>3,71040895720657</text:p>
          </table:table-cell>
          <table:table-cell office:value-type="float" office:value="3.85225976305397" calcext:value-type="float">
            <text:p>3,85225976305397</text:p>
          </table:table-cell>
          <table:table-cell office:value-type="float" office:value="2.88009718994295" calcext:value-type="float">
            <text:p>2,88009718994295</text:p>
          </table:table-cell>
          <table:table-cell office:value-type="float" office:value="3.11412778714634" calcext:value-type="float">
            <text:p>3,1141277871463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545" calcext:value-type="float">
            <text:p>3,3545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6.69448317068313" calcext:value-type="float">
            <text:p>6,69448317068313</text:p>
          </table:table-cell>
          <table:table-cell office:value-type="float" office:value="4.8745813502556" calcext:value-type="float">
            <text:p>4,8745813502556</text:p>
          </table:table-cell>
          <table:table-cell office:value-type="float" office:value="3.71820165038414" calcext:value-type="float">
            <text:p>3,71820165038414</text:p>
          </table:table-cell>
          <table:table-cell office:value-type="float" office:value="3.85791642916648" calcext:value-type="float">
            <text:p>3,85791642916648</text:p>
          </table:table-cell>
          <table:table-cell office:value-type="float" office:value="2.88397381756757" calcext:value-type="float">
            <text:p>2,88397381756757</text:p>
          </table:table-cell>
          <table:table-cell office:value-type="float" office:value="3.11824836650254" calcext:value-type="float">
            <text:p>3,118248366502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613" calcext:value-type="float">
            <text:p>3,3613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6.7078271260705" calcext:value-type="float">
            <text:p>6,7078271260705</text:p>
          </table:table-cell>
          <table:table-cell office:value-type="float" office:value="4.87969328397673" calcext:value-type="float">
            <text:p>4,87969328397673</text:p>
          </table:table-cell>
          <table:table-cell office:value-type="float" office:value="3.72589361903859" calcext:value-type="float">
            <text:p>3,72589361903859</text:p>
          </table:table-cell>
          <table:table-cell office:value-type="float" office:value="3.86343621985148" calcext:value-type="float">
            <text:p>3,86343621985148</text:p>
          </table:table-cell>
          <table:table-cell office:value-type="float" office:value="2.88799788973885" calcext:value-type="float">
            <text:p>2,88799788973885</text:p>
          </table:table-cell>
          <table:table-cell office:value-type="float" office:value="3.1223436096977" calcext:value-type="float">
            <text:p>3,122343609697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68" calcext:value-type="float">
            <text:p>3,368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6.72097191794463" calcext:value-type="float">
            <text:p>6,72097191794463</text:p>
          </table:table-cell>
          <table:table-cell office:value-type="float" office:value="4.88471708090957" calcext:value-type="float">
            <text:p>4,88471708090957</text:p>
          </table:table-cell>
          <table:table-cell office:value-type="float" office:value="3.73357975547341" calcext:value-type="float">
            <text:p>3,73357975547341</text:p>
          </table:table-cell>
          <table:table-cell office:value-type="float" office:value="3.86890377375011" calcext:value-type="float">
            <text:p>3,86890377375011</text:p>
          </table:table-cell>
          <table:table-cell office:value-type="float" office:value="2.89186481784151" calcext:value-type="float">
            <text:p>2,89186481784151</text:p>
          </table:table-cell>
          <table:table-cell office:value-type="float" office:value="3.12639252336449" calcext:value-type="float">
            <text:p>3,126392523364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746" calcext:value-type="float">
            <text:p>3,374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6.73411670981876" calcext:value-type="float">
            <text:p>6,73411670981876</text:p>
          </table:table-cell>
          <table:table-cell office:value-type="float" office:value="4.88965274105412" calcext:value-type="float">
            <text:p>4,88965274105412</text:p>
          </table:table-cell>
          <table:table-cell office:value-type="float" office:value="3.74090564607806" calcext:value-type="float">
            <text:p>3,74090564607806</text:p>
          </table:table-cell>
          <table:table-cell office:value-type="float" office:value="3.87417160604536" calcext:value-type="float">
            <text:p>3,87417160604536</text:p>
          </table:table-cell>
          <table:table-cell office:value-type="float" office:value="2.89598482453367" calcext:value-type="float">
            <text:p>2,89598482453367</text:p>
          </table:table-cell>
          <table:table-cell office:value-type="float" office:value="3.13047457183946" calcext:value-type="float">
            <text:p>3,1304745718394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1" calcext:value-type="float">
            <text:p>0,5021</text:p>
          </table:table-cell>
          <table:table-cell office:value-type="float" office:value="3.3812" calcext:value-type="float">
            <text:p>3,3812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6.74860557768924" calcext:value-type="float">
            <text:p>6,74860557768924</text:p>
          </table:table-cell>
          <table:table-cell office:value-type="float" office:value="4.8945296433398" calcext:value-type="float">
            <text:p>4,8945296433398</text:p>
          </table:table-cell>
          <table:table-cell office:value-type="float" office:value="3.74848484848485" calcext:value-type="float">
            <text:p>3,74848484848485</text:p>
          </table:table-cell>
          <table:table-cell office:value-type="float" office:value="3.87947199335621" calcext:value-type="float">
            <text:p>3,87947199335621</text:p>
          </table:table-cell>
          <table:table-cell office:value-type="float" office:value="2.90010005792827" calcext:value-type="float">
            <text:p>2,90010005792827</text:p>
          </table:table-cell>
          <table:table-cell office:value-type="float" office:value="3.1345687306386" calcext:value-type="float">
            <text:p>3,13456873063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" calcext:value-type="float">
            <text:p>0,502</text:p>
          </table:table-cell>
          <table:table-cell office:value-type="float" office:value="3.3878" calcext:value-type="float">
            <text:p>3,3878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6.76155378486056" calcext:value-type="float">
            <text:p>6,76155378486056</text:p>
          </table:table-cell>
          <table:table-cell office:value-type="float" office:value="4.89934778776661" calcext:value-type="float">
            <text:p>4,89934778776661</text:p>
          </table:table-cell>
          <table:table-cell office:value-type="float" office:value="3.75596365013253" calcext:value-type="float">
            <text:p>3,75596365013253</text:p>
          </table:table-cell>
          <table:table-cell office:value-type="float" office:value="3.8845725515886" calcext:value-type="float">
            <text:p>3,8845725515886</text:p>
          </table:table-cell>
          <table:table-cell office:value-type="float" office:value="2.90426315789474" calcext:value-type="float">
            <text:p>2,90426315789474</text:p>
          </table:table-cell>
          <table:table-cell office:value-type="float" office:value="3.13857915345888" calcext:value-type="float">
            <text:p>3,1385791534588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" calcext:value-type="float">
            <text:p>0,502</text:p>
          </table:table-cell>
          <table:table-cell office:value-type="float" office:value="3.3943" calcext:value-type="float">
            <text:p>3,3943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6.77450199203187" calcext:value-type="float">
            <text:p>6,77450199203187</text:p>
          </table:table-cell>
          <table:table-cell office:value-type="float" office:value="4.90407779540514" calcext:value-type="float">
            <text:p>4,90407779540514</text:p>
          </table:table-cell>
          <table:table-cell office:value-type="float" office:value="3.7633421650265" calcext:value-type="float">
            <text:p>3,7633421650265</text:p>
          </table:table-cell>
          <table:table-cell office:value-type="float" office:value="3.88959919708507" calcext:value-type="float">
            <text:p>3,88959919708507</text:p>
          </table:table-cell>
          <table:table-cell office:value-type="float" office:value="2.90842144021882" calcext:value-type="float">
            <text:p>2,90842144021882</text:p>
          </table:table-cell>
          <table:table-cell office:value-type="float" office:value="3.14260163207512" calcext:value-type="float">
            <text:p>3,142601632075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2" calcext:value-type="float">
            <text:p>0,502</text:p>
          </table:table-cell>
          <table:table-cell office:value-type="float" office:value="3.4008" calcext:value-type="float">
            <text:p>3,4008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6.78860330743176" calcext:value-type="float">
            <text:p>6,78860330743176</text:p>
          </table:table-cell>
          <table:table-cell office:value-type="float" office:value="4.90889326321356" calcext:value-type="float">
            <text:p>4,90889326321356</text:p>
          </table:table-cell>
          <table:table-cell office:value-type="float" office:value="3.77035846022889" calcext:value-type="float">
            <text:p>3,77035846022889</text:p>
          </table:table-cell>
          <table:table-cell office:value-type="float" office:value="3.89442591502627" calcext:value-type="float">
            <text:p>3,89442591502627</text:p>
          </table:table-cell>
          <table:table-cell office:value-type="float" office:value="2.91283318437516" calcext:value-type="float">
            <text:p>2,91283318437516</text:p>
          </table:table-cell>
          <table:table-cell office:value-type="float" office:value="3.14667609881416" calcext:value-type="float">
            <text:p>3,1466760988141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9" calcext:value-type="float">
            <text:p>0,5019</text:p>
          </table:table-cell>
          <table:table-cell office:value-type="float" office:value="3.4072" calcext:value-type="float">
            <text:p>3,4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80155409444112" calcext:value-type="float">
            <text:p>6,80155409444112</text:p>
          </table:table-cell>
          <table:table-cell office:value-type="float" office:value="4.91350589064841" calcext:value-type="float">
            <text:p>4,91350589064841</text:p>
          </table:table-cell>
          <table:table-cell office:value-type="float" office:value="3.7776307081403" calcext:value-type="float">
            <text:p>3,7776307081403</text:p>
          </table:table-cell>
          <table:table-cell office:value-type="float" office:value="3.89928558982401" calcext:value-type="float">
            <text:p>3,89928558982401</text:p>
          </table:table-cell>
          <table:table-cell office:value-type="float" office:value="2.91708701134931" calcext:value-type="float">
            <text:p>2,91708701134931</text:p>
          </table:table-cell>
          <table:table-cell office:value-type="float" office:value="3.15068544111903" calcext:value-type="float">
            <text:p>3,1506854411190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9" calcext:value-type="float">
            <text:p>0,5019</text:p>
          </table:table-cell>
          <table:table-cell office:value-type="float" office:value="3.4137" calcext:value-type="float">
            <text:p>3,4137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6.8156636110004" calcext:value-type="float">
            <text:p>6,8156636110004</text:p>
          </table:table-cell>
          <table:table-cell office:value-type="float" office:value="4.91805975849811" calcext:value-type="float">
            <text:p>4,91805975849811</text:p>
          </table:table-cell>
          <table:table-cell office:value-type="float" office:value="3.7848029486816" calcext:value-type="float">
            <text:p>3,7848029486816</text:p>
          </table:table-cell>
          <table:table-cell office:value-type="float" office:value="3.90392357408657" calcext:value-type="float">
            <text:p>3,90392357408657</text:p>
          </table:table-cell>
          <table:table-cell office:value-type="float" office:value="2.92154185484718" calcext:value-type="float">
            <text:p>2,92154185484718</text:p>
          </table:table-cell>
          <table:table-cell office:value-type="float" office:value="3.15470681163461" calcext:value-type="float">
            <text:p>3,1547068116346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8" calcext:value-type="float">
            <text:p>0,5018</text:p>
          </table:table-cell>
          <table:table-cell office:value-type="float" office:value="3.4201" calcext:value-type="float">
            <text:p>3,4201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6.82821841371064" calcext:value-type="float">
            <text:p>6,82821841371064</text:p>
          </table:table-cell>
          <table:table-cell office:value-type="float" office:value="4.92255486676264" calcext:value-type="float">
            <text:p>4,92255486676264</text:p>
          </table:table-cell>
          <table:table-cell office:value-type="float" office:value="3.79161156244096" calcext:value-type="float">
            <text:p>3,79161156244096</text:p>
          </table:table-cell>
          <table:table-cell office:value-type="float" office:value="3.90850980562682" calcext:value-type="float">
            <text:p>3,90850980562682</text:p>
          </table:table-cell>
          <table:table-cell office:value-type="float" office:value="2.92604450976275" calcext:value-type="float">
            <text:p>2,92604450976275</text:p>
          </table:table-cell>
          <table:table-cell office:value-type="float" office:value="3.15872161042916" calcext:value-type="float">
            <text:p>3,1587216104291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8" calcext:value-type="float">
            <text:p>0,5018</text:p>
          </table:table-cell>
          <table:table-cell office:value-type="float" office:value="3.4264" calcext:value-type="float">
            <text:p>3,4264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6.84233605740482" calcext:value-type="float">
            <text:p>6,84233605740482</text:p>
          </table:table-cell>
          <table:table-cell office:value-type="float" office:value="4.92699121544202" calcext:value-type="float">
            <text:p>4,92699121544202</text:p>
          </table:table-cell>
          <table:table-cell office:value-type="float" office:value="3.79877242681775" calcext:value-type="float">
            <text:p>3,79877242681775</text:p>
          </table:table-cell>
          <table:table-cell office:value-type="float" office:value="3.91295942306021" calcext:value-type="float">
            <text:p>3,91295942306021</text:p>
          </table:table-cell>
          <table:table-cell office:value-type="float" office:value="2.93059490084986" calcext:value-type="float">
            <text:p>2,93059490084986</text:p>
          </table:table-cell>
          <table:table-cell office:value-type="float" office:value="3.1627298535988" calcext:value-type="float">
            <text:p>3,162729853598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7" calcext:value-type="float">
            <text:p>0,5017</text:p>
          </table:table-cell>
          <table:table-cell office:value-type="float" office:value="3.4328" calcext:value-type="float">
            <text:p>3,4328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6.85489336256727" calcext:value-type="float">
            <text:p>6,85489336256727</text:p>
          </table:table-cell>
          <table:table-cell office:value-type="float" office:value="4.93136880453624" calcext:value-type="float">
            <text:p>4,93136880453624</text:p>
          </table:table-cell>
          <table:table-cell office:value-type="float" office:value="3.80547428032091" calcext:value-type="float">
            <text:p>3,80547428032091</text:p>
          </table:table-cell>
          <table:table-cell office:value-type="float" office:value="3.91727251025413" calcext:value-type="float">
            <text:p>3,91727251025413</text:p>
          </table:table-cell>
          <table:table-cell office:value-type="float" office:value="2.93514052013423" calcext:value-type="float">
            <text:p>2,93514052013423</text:p>
          </table:table-cell>
          <table:table-cell office:value-type="float" office:value="3.16676863748447" calcext:value-type="float">
            <text:p>3,166768637484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7" calcext:value-type="float">
            <text:p>0,5017</text:p>
          </table:table-cell>
          <table:table-cell office:value-type="float" office:value="3.4391" calcext:value-type="float">
            <text:p>3,439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6.86881977671451" calcext:value-type="float">
            <text:p>6,86881977671451</text:p>
          </table:table-cell>
          <table:table-cell office:value-type="float" office:value="4.9356876340453" calcext:value-type="float">
            <text:p>4,9356876340453</text:p>
          </table:table-cell>
          <table:table-cell office:value-type="float" office:value="3.81271818096047" calcext:value-type="float">
            <text:p>3,81271818096047</text:p>
          </table:table-cell>
          <table:table-cell office:value-type="float" office:value="3.92151251029877" calcext:value-type="float">
            <text:p>3,92151251029877</text:p>
          </table:table-cell>
          <table:table-cell office:value-type="float" office:value="2.93994025470363" calcext:value-type="float">
            <text:p>2,93994025470363</text:p>
          </table:table-cell>
          <table:table-cell office:value-type="float" office:value="3.17084105224157" calcext:value-type="float">
            <text:p>3,170841052241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6" calcext:value-type="float">
            <text:p>0,5016</text:p>
          </table:table-cell>
          <table:table-cell office:value-type="float" office:value="3.4454" calcext:value-type="float">
            <text:p>3,4454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6.88255234297109" calcext:value-type="float">
            <text:p>6,88255234297109</text:p>
          </table:table-cell>
          <table:table-cell office:value-type="float" office:value="4.94009284287225" calcext:value-type="float">
            <text:p>4,94009284287225</text:p>
          </table:table-cell>
          <table:table-cell office:value-type="float" office:value="3.81995661605206" calcext:value-type="float">
            <text:p>3,81995661605206</text:p>
          </table:table-cell>
          <table:table-cell office:value-type="float" office:value="3.92570128885519" calcext:value-type="float">
            <text:p>3,92570128885519</text:p>
          </table:table-cell>
          <table:table-cell office:value-type="float" office:value="2.94458121627992" calcext:value-type="float">
            <text:p>2,94458121627992</text:p>
          </table:table-cell>
          <table:table-cell office:value-type="float" office:value="3.17494400533106" calcext:value-type="float">
            <text:p>3,174944005331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5" calcext:value-type="float">
            <text:p>0,5015</text:p>
          </table:table-cell>
          <table:table-cell office:value-type="float" office:value="3.4516" calcext:value-type="float">
            <text:p>3,4516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6.89648982848026" calcext:value-type="float">
            <text:p>6,89648982848026</text:p>
          </table:table-cell>
          <table:table-cell office:value-type="float" office:value="4.94432365730403" calcext:value-type="float">
            <text:p>4,94432365730403</text:p>
          </table:table-cell>
          <table:table-cell office:value-type="float" office:value="3.82692307692308" calcext:value-type="float">
            <text:p>3,82692307692308</text:p>
          </table:table-cell>
          <table:table-cell office:value-type="float" office:value="3.92975394403688" calcext:value-type="float">
            <text:p>3,92975394403688</text:p>
          </table:table-cell>
          <table:table-cell office:value-type="float" office:value="2.94942408376963" calcext:value-type="float">
            <text:p>2,94942408376963</text:p>
          </table:table-cell>
          <table:table-cell office:value-type="float" office:value="3.17905892797692" calcext:value-type="float">
            <text:p>3,179058927976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4" calcext:value-type="float">
            <text:p>0,5014</text:p>
          </table:table-cell>
          <table:table-cell office:value-type="float" office:value="3.4579" calcext:value-type="float">
            <text:p>3,4579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6.90885520542481" calcext:value-type="float">
            <text:p>6,90885520542481</text:p>
          </table:table-cell>
          <table:table-cell office:value-type="float" office:value="4.94849571042426" calcext:value-type="float">
            <text:p>4,94849571042426</text:p>
          </table:table-cell>
          <table:table-cell office:value-type="float" office:value="3.8344327176781" calcext:value-type="float">
            <text:p>3,8344327176781</text:p>
          </table:table-cell>
          <table:table-cell office:value-type="float" office:value="3.93375564828227" calcext:value-type="float">
            <text:p>3,93375564828227</text:p>
          </table:table-cell>
          <table:table-cell office:value-type="float" office:value="2.95431472081218" calcext:value-type="float">
            <text:p>2,95431472081218</text:p>
          </table:table-cell>
          <table:table-cell office:value-type="float" office:value="3.18324462186738" calcext:value-type="float">
            <text:p>3,183244621867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4" calcext:value-type="float">
            <text:p>0,5014</text:p>
          </table:table-cell>
          <table:table-cell office:value-type="float" office:value="3.4641" calcext:value-type="float">
            <text:p>3,4641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6.92260123678436" calcext:value-type="float">
            <text:p>6,92260123678436</text:p>
          </table:table-cell>
          <table:table-cell office:value-type="float" office:value="4.95260900223293" calcext:value-type="float">
            <text:p>4,95260900223293</text:p>
          </table:table-cell>
          <table:table-cell office:value-type="float" office:value="3.8416690213808" calcext:value-type="float">
            <text:p>3,8416690213808</text:p>
          </table:table-cell>
          <table:table-cell office:value-type="float" office:value="3.93777000172801" calcext:value-type="float">
            <text:p>3,93777000172801</text:p>
          </table:table-cell>
          <table:table-cell office:value-type="float" office:value="2.95925305994351" calcext:value-type="float">
            <text:p>2,95925305994351</text:p>
          </table:table-cell>
          <table:table-cell office:value-type="float" office:value="3.18756002068405" calcext:value-type="float">
            <text:p>3,187560020684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3" calcext:value-type="float">
            <text:p>0,5013</text:p>
          </table:table-cell>
          <table:table-cell office:value-type="float" office:value="3.4703" calcext:value-type="float">
            <text:p>3,47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93635275339186" calcext:value-type="float">
            <text:p>6,93635275339186</text:p>
          </table:table-cell>
          <table:table-cell office:value-type="float" office:value="4.95669291338583" calcext:value-type="float">
            <text:p>4,95669291338583</text:p>
          </table:table-cell>
          <table:table-cell office:value-type="float" office:value="3.84954335749929" calcext:value-type="float">
            <text:p>3,84954335749929</text:p>
          </table:table-cell>
          <table:table-cell office:value-type="float" office:value="3.9417337447938" calcext:value-type="float">
            <text:p>3,9417337447938</text:p>
          </table:table-cell>
          <table:table-cell office:value-type="float" office:value="2.96423903382653" calcext:value-type="float">
            <text:p>2,96423903382653</text:p>
          </table:table-cell>
          <table:table-cell office:value-type="float" office:value="3.19198331703176" calcext:value-type="float">
            <text:p>3,1919833170317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2" calcext:value-type="float">
            <text:p>0,5012</text:p>
          </table:table-cell>
          <table:table-cell office:value-type="float" office:value="3.4765" calcext:value-type="float">
            <text:p>3,4765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6.95010975853123" calcext:value-type="float">
            <text:p>6,95010975853123</text:p>
          </table:table-cell>
          <table:table-cell office:value-type="float" office:value="4.96071806322717" calcext:value-type="float">
            <text:p>4,96071806322717</text:p>
          </table:table-cell>
          <table:table-cell office:value-type="float" office:value="3.85733107472238" calcext:value-type="float">
            <text:p>3,85733107472238</text:p>
          </table:table-cell>
          <table:table-cell office:value-type="float" office:value="3.94562545815187" calcext:value-type="float">
            <text:p>3,94562545815187</text:p>
          </table:table-cell>
          <table:table-cell office:value-type="float" office:value="2.96942775019598" calcext:value-type="float">
            <text:p>2,96942775019598</text:p>
          </table:table-cell>
          <table:table-cell office:value-type="float" office:value="3.19655503098259" calcext:value-type="float">
            <text:p>3,1965550309825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11" calcext:value-type="float">
            <text:p>0,5011</text:p>
          </table:table-cell>
          <table:table-cell office:value-type="float" office:value="3.4827" calcext:value-type="float">
            <text:p>3,4827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6.96526252745059" calcext:value-type="float">
            <text:p>6,96526252745059</text:p>
          </table:table-cell>
          <table:table-cell office:value-type="float" office:value="4.96471383241274" calcext:value-type="float">
            <text:p>4,96471383241274</text:p>
          </table:table-cell>
          <table:table-cell office:value-type="float" office:value="3.8656632173095" calcext:value-type="float">
            <text:p>3,8656632173095</text:p>
          </table:table-cell>
          <table:table-cell office:value-type="float" office:value="3.94961549232062" calcext:value-type="float">
            <text:p>3,94961549232062</text:p>
          </table:table-cell>
          <table:table-cell office:value-type="float" office:value="2.97450898453824" calcext:value-type="float">
            <text:p>2,97450898453824</text:p>
          </table:table-cell>
          <table:table-cell office:value-type="float" office:value="3.20131222470005" calcext:value-type="float">
            <text:p>3,201312224700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9" calcext:value-type="float">
            <text:p>0,5009</text:p>
          </table:table-cell>
          <table:table-cell office:value-type="float" office:value="3.4889" calcext:value-type="float">
            <text:p>3,4889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6.9788338658147" calcext:value-type="float">
            <text:p>6,9788338658147</text:p>
          </table:table-cell>
          <table:table-cell office:value-type="float" office:value="4.96882620831497" calcext:value-type="float">
            <text:p>4,96882620831497</text:p>
          </table:table-cell>
          <table:table-cell office:value-type="float" office:value="3.87381288199342" calcext:value-type="float">
            <text:p>3,87381288199342</text:p>
          </table:table-cell>
          <table:table-cell office:value-type="float" office:value="3.95370410227713" calcext:value-type="float">
            <text:p>3,95370410227713</text:p>
          </table:table-cell>
          <table:table-cell office:value-type="float" office:value="2.9797410192147" calcext:value-type="float">
            <text:p>2,9797410192147</text:p>
          </table:table-cell>
          <table:table-cell office:value-type="float" office:value="3.20643224225902" calcext:value-type="float">
            <text:p>3,2064322422590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8" calcext:value-type="float">
            <text:p>0,5008</text:p>
          </table:table-cell>
          <table:table-cell office:value-type="float" office:value="3.495" calcext:value-type="float">
            <text:p>3,495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6.99261034551628" calcext:value-type="float">
            <text:p>6,99261034551628</text:p>
          </table:table-cell>
          <table:table-cell office:value-type="float" office:value="4.97273395034523" calcext:value-type="float">
            <text:p>4,97273395034523</text:p>
          </table:table-cell>
          <table:table-cell office:value-type="float" office:value="3.88223684210526" calcext:value-type="float">
            <text:p>3,88223684210526</text:p>
          </table:table-cell>
          <table:table-cell office:value-type="float" office:value="3.95782795698925" calcext:value-type="float">
            <text:p>3,95782795698925</text:p>
          </table:table-cell>
          <table:table-cell office:value-type="float" office:value="2.98507306889353" calcext:value-type="float">
            <text:p>2,98507306889353</text:p>
          </table:table-cell>
          <table:table-cell office:value-type="float" office:value="3.21185676148394" calcext:value-type="float">
            <text:p>3,211856761483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7" calcext:value-type="float">
            <text:p>0,5007</text:p>
          </table:table-cell>
          <table:table-cell office:value-type="float" office:value="3.5012" calcext:value-type="float">
            <text:p>3,5012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7.00759240759241" calcext:value-type="float">
            <text:p>7,00759240759241</text:p>
          </table:table-cell>
          <table:table-cell office:value-type="float" office:value="4.97661231085647" calcext:value-type="float">
            <text:p>4,97661231085647</text:p>
          </table:table-cell>
          <table:table-cell office:value-type="float" office:value="3.89120631341601" calcext:value-type="float">
            <text:p>3,89120631341601</text:p>
          </table:table-cell>
          <table:table-cell office:value-type="float" office:value="3.96205088533608" calcext:value-type="float">
            <text:p>3,96205088533608</text:p>
          </table:table-cell>
          <table:table-cell office:value-type="float" office:value="2.99040066777963" calcext:value-type="float">
            <text:p>2,99040066777963</text:p>
          </table:table-cell>
          <table:table-cell office:value-type="float" office:value="3.21768657403147" calcext:value-type="float">
            <text:p>3,217686574031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5" calcext:value-type="float">
            <text:p>0,5005</text:p>
          </table:table-cell>
          <table:table-cell office:value-type="float" office:value="3.5073" calcext:value-type="float">
            <text:p>3,5073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7.02138289368505" calcext:value-type="float">
            <text:p>7,02138289368505</text:p>
          </table:table-cell>
          <table:table-cell office:value-type="float" office:value="4.98043190832966" calcext:value-type="float">
            <text:p>4,98043190832966</text:p>
          </table:table-cell>
          <table:table-cell office:value-type="float" office:value="3.8999906094469" calcext:value-type="float">
            <text:p>3,8999906094469</text:p>
          </table:table-cell>
          <table:table-cell office:value-type="float" office:value="3.96645837359617" calcext:value-type="float">
            <text:p>3,96645837359617</text:p>
          </table:table-cell>
          <table:table-cell office:value-type="float" office:value="2.99582811848143" calcext:value-type="float">
            <text:p>2,99582811848143</text:p>
          </table:table-cell>
          <table:table-cell office:value-type="float" office:value="3.22386384544618" calcext:value-type="float">
            <text:p>3,223863845446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4" calcext:value-type="float">
            <text:p>0,5004</text:p>
          </table:table-cell>
          <table:table-cell office:value-type="float" office:value="3.5135" calcext:value-type="float">
            <text:p>3,5135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7.03658536585366" calcext:value-type="float">
            <text:p>7,03658536585366</text:p>
          </table:table-cell>
          <table:table-cell office:value-type="float" office:value="4.98422212428383" calcext:value-type="float">
            <text:p>4,98422212428383</text:p>
          </table:table-cell>
          <table:table-cell office:value-type="float" office:value="3.90904824479069" calcext:value-type="float">
            <text:p>3,90904824479069</text:p>
          </table:table-cell>
          <table:table-cell office:value-type="float" office:value="3.97098712446352" calcext:value-type="float">
            <text:p>3,97098712446352</text:p>
          </table:table-cell>
          <table:table-cell office:value-type="float" office:value="3.00140749622061" calcext:value-type="float">
            <text:p>3,00140749622061</text:p>
          </table:table-cell>
          <table:table-cell office:value-type="float" office:value="3.23041262716385" calcext:value-type="float">
            <text:p>3,2304126271638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2" calcext:value-type="float">
            <text:p>0,5002</text:p>
          </table:table-cell>
          <table:table-cell office:value-type="float" office:value="3.5197" calcext:value-type="float">
            <text:p>3,5197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7.0501899620076" calcext:value-type="float">
            <text:p>7,0501899620076</text:p>
          </table:table-cell>
          <table:table-cell office:value-type="float" office:value="4.98801234023799" calcext:value-type="float">
            <text:p>4,98801234023799</text:p>
          </table:table-cell>
          <table:table-cell office:value-type="float" office:value="3.9185588290486" calcext:value-type="float">
            <text:p>3,9185588290486</text:p>
          </table:table-cell>
          <table:table-cell office:value-type="float" office:value="3.97567984901776" calcext:value-type="float">
            <text:p>3,97567984901776</text:p>
          </table:table-cell>
          <table:table-cell office:value-type="float" office:value="3.00693033192642" calcext:value-type="float">
            <text:p>3,00693033192642</text:p>
          </table:table-cell>
          <table:table-cell office:value-type="float" office:value="3.23718337840075" calcext:value-type="float">
            <text:p>3,237183378400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5001" calcext:value-type="float">
            <text:p>0,5001</text:p>
          </table:table-cell>
          <table:table-cell office:value-type="float" office:value="3.5258" calcext:value-type="float">
            <text:p>3,5258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7.06541308261652" calcext:value-type="float">
            <text:p>7,06541308261652</text:p>
          </table:table-cell>
          <table:table-cell office:value-type="float" office:value="4.99171441163508" calcext:value-type="float">
            <text:p>4,99171441163508</text:p>
          </table:table-cell>
          <table:table-cell office:value-type="float" office:value="3.92778767701397" calcext:value-type="float">
            <text:p>3,92778767701397</text:p>
          </table:table-cell>
          <table:table-cell office:value-type="float" office:value="3.98049470570583" calcext:value-type="float">
            <text:p>3,98049470570583</text:p>
          </table:table-cell>
          <table:table-cell office:value-type="float" office:value="3.01260547973747" calcext:value-type="float">
            <text:p>3,01260547973747</text:p>
          </table:table-cell>
          <table:table-cell office:value-type="float" office:value="3.24406754718369" calcext:value-type="float">
            <text:p>3,244067547183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9" calcext:value-type="float">
            <text:p>0,4999</text:p>
          </table:table-cell>
          <table:table-cell office:value-type="float" office:value="3.532" calcext:value-type="float">
            <text:p>3,5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08044826896138" calcext:value-type="float">
            <text:p>7,08044826896138</text:p>
          </table:table-cell>
          <table:table-cell office:value-type="float" office:value="4.99541648303217" calcext:value-type="float">
            <text:p>4,99541648303217</text:p>
          </table:table-cell>
          <table:table-cell office:value-type="float" office:value="3.93728908886389" calcext:value-type="float">
            <text:p>3,93728908886389</text:p>
          </table:table-cell>
          <table:table-cell office:value-type="float" office:value="3.98549606872764" calcext:value-type="float">
            <text:p>3,98549606872764</text:p>
          </table:table-cell>
          <table:table-cell office:value-type="float" office:value="3.01832856027076" calcext:value-type="float">
            <text:p>3,01832856027076</text:p>
          </table:table-cell>
          <table:table-cell office:value-type="float" office:value="3.2507220515462" calcext:value-type="float">
            <text:p>3,250722051546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7" calcext:value-type="float">
            <text:p>0,4997</text:p>
          </table:table-cell>
          <table:table-cell office:value-type="float" office:value="3.5381" calcext:value-type="float">
            <text:p>3,5381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7.0956956956957" calcext:value-type="float">
            <text:p>7,0956956956957</text:p>
          </table:table-cell>
          <table:table-cell office:value-type="float" office:value="4.99908917291024" calcext:value-type="float">
            <text:p>4,99908917291024</text:p>
          </table:table-cell>
          <table:table-cell office:value-type="float" office:value="3.94678159842593" calcext:value-type="float">
            <text:p>3,94678159842593</text:p>
          </table:table-cell>
          <table:table-cell office:value-type="float" office:value="3.9905991691293" calcext:value-type="float">
            <text:p>3,9905991691293</text:p>
          </table:table-cell>
          <table:table-cell office:value-type="float" office:value="3.02409952113263" calcext:value-type="float">
            <text:p>3,02409952113263</text:p>
          </table:table-cell>
          <table:table-cell office:value-type="float" office:value="3.25715231909922" calcext:value-type="float">
            <text:p>3,257152319099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5" calcext:value-type="float">
            <text:p>0,4995</text:p>
          </table:table-cell>
          <table:table-cell office:value-type="float" office:value="3.5443" calcext:value-type="float">
            <text:p>3,5443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7.11095533747246" calcext:value-type="float">
            <text:p>7,11095533747246</text:p>
          </table:table-cell>
          <table:table-cell office:value-type="float" office:value="5.00270309975026" calcext:value-type="float">
            <text:p>5,00270309975026</text:p>
          </table:table-cell>
          <table:table-cell office:value-type="float" office:value="3.95682307764353" calcext:value-type="float">
            <text:p>3,95682307764353</text:p>
          </table:table-cell>
          <table:table-cell office:value-type="float" office:value="3.99582593060342" calcext:value-type="float">
            <text:p>3,99582593060342</text:p>
          </table:table-cell>
          <table:table-cell office:value-type="float" office:value="3.02991831000572" calcext:value-type="float">
            <text:p>3,02991831000572</text:p>
          </table:table-cell>
          <table:table-cell office:value-type="float" office:value="3.26318404298384" calcext:value-type="float">
            <text:p>3,2631840429838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3" calcext:value-type="float">
            <text:p>0,4993</text:p>
          </table:table-cell>
          <table:table-cell office:value-type="float" office:value="3.5505" calcext:value-type="float">
            <text:p>3,5505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7.12622720897616" calcext:value-type="float">
            <text:p>7,12622720897616</text:p>
          </table:table-cell>
          <table:table-cell office:value-type="float" office:value="5.00631702659028" calcext:value-type="float">
            <text:p>5,00631702659028</text:p>
          </table:table-cell>
          <table:table-cell office:value-type="float" office:value="3.96657929226737" calcext:value-type="float">
            <text:p>3,96657929226737</text:p>
          </table:table-cell>
          <table:table-cell office:value-type="float" office:value="4.0012196948623" calcext:value-type="float">
            <text:p>4,0012196948623</text:p>
          </table:table-cell>
          <table:table-cell office:value-type="float" office:value="3.03594278283485" calcext:value-type="float">
            <text:p>3,03594278283485</text:p>
          </table:table-cell>
          <table:table-cell office:value-type="float" office:value="3.2688910154956" calcext:value-type="float">
            <text:p>3,268891015495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91" calcext:value-type="float">
            <text:p>0,4991</text:p>
          </table:table-cell>
          <table:table-cell office:value-type="float" office:value="3.5567" calcext:value-type="float">
            <text:p>3,5567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7.14171176588495" calcext:value-type="float">
            <text:p>7,14171176588495</text:p>
          </table:table-cell>
          <table:table-cell office:value-type="float" office:value="5.00987219039224" calcext:value-type="float">
            <text:p>5,00987219039224</text:p>
          </table:table-cell>
          <table:table-cell office:value-type="float" office:value="3.97641994947132" calcext:value-type="float">
            <text:p>3,97641994947132</text:p>
          </table:table-cell>
          <table:table-cell office:value-type="float" office:value="4.00665269102421" calcext:value-type="float">
            <text:p>4,00665269102421</text:p>
          </table:table-cell>
          <table:table-cell office:value-type="float" office:value="3.04185732113145" calcext:value-type="float">
            <text:p>3,04185732113145</text:p>
          </table:table-cell>
          <table:table-cell office:value-type="float" office:value="3.27428676605927" calcext:value-type="float">
            <text:p>3,274286766059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9" calcext:value-type="float">
            <text:p>0,4989</text:p>
          </table:table-cell>
          <table:table-cell office:value-type="float" office:value="3.563" calcext:value-type="float">
            <text:p>3,563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7.15700822137558" calcext:value-type="float">
            <text:p>7,15700822137558</text:p>
          </table:table-cell>
          <table:table-cell office:value-type="float" office:value="5.01342735419421" calcext:value-type="float">
            <text:p>5,01342735419421</text:p>
          </table:table-cell>
          <table:table-cell office:value-type="float" office:value="3.98625140291807" calcext:value-type="float">
            <text:p>3,98625140291807</text:p>
          </table:table-cell>
          <table:table-cell office:value-type="float" office:value="4.01218964521717" calcext:value-type="float">
            <text:p>4,01218964521717</text:p>
          </table:table-cell>
          <table:table-cell office:value-type="float" office:value="3.04797796028693" calcext:value-type="float">
            <text:p>3,04797796028693</text:p>
          </table:table-cell>
          <table:table-cell office:value-type="float" office:value="3.27950516374883" calcext:value-type="float">
            <text:p>3,2795051637488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7" calcext:value-type="float">
            <text:p>0,4987</text:p>
          </table:table-cell>
          <table:table-cell office:value-type="float" office:value="3.5692" calcext:value-type="float">
            <text:p>3,5692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7.17251755265797" calcext:value-type="float">
            <text:p>7,17251755265797</text:p>
          </table:table-cell>
          <table:table-cell office:value-type="float" office:value="5.01695313647716" calcext:value-type="float">
            <text:p>5,01695313647716</text:p>
          </table:table-cell>
          <table:table-cell office:value-type="float" office:value="3.99616714966813" calcext:value-type="float">
            <text:p>3,99616714966813</text:p>
          </table:table-cell>
          <table:table-cell office:value-type="float" office:value="4.01774528039681" calcext:value-type="float">
            <text:p>4,01774528039681</text:p>
          </table:table-cell>
          <table:table-cell office:value-type="float" office:value="3.05414674703804" calcext:value-type="float">
            <text:p>3,05414674703804</text:p>
          </table:table-cell>
          <table:table-cell office:value-type="float" office:value="3.28449910702778" calcext:value-type="float">
            <text:p>3,284499107027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5" calcext:value-type="float">
            <text:p>0,4985</text:p>
          </table:table-cell>
          <table:table-cell office:value-type="float" office:value="3.5755" calcext:value-type="float">
            <text:p>3,5755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7.1880393337347" calcext:value-type="float">
            <text:p>7,1880393337347</text:p>
          </table:table-cell>
          <table:table-cell office:value-type="float" office:value="5.02042015572205" calcext:value-type="float">
            <text:p>5,02042015572205</text:p>
          </table:table-cell>
          <table:table-cell office:value-type="float" office:value="4.00607363109699" calcext:value-type="float">
            <text:p>4,00607363109699</text:p>
          </table:table-cell>
          <table:table-cell office:value-type="float" office:value="4.02331993844049" calcext:value-type="float">
            <text:p>4,02331993844049</text:p>
          </table:table-cell>
          <table:table-cell office:value-type="float" office:value="3.06031168831169" calcext:value-type="float">
            <text:p>3,06031168831169</text:p>
          </table:table-cell>
          <table:table-cell office:value-type="float" office:value="3.28942619328226" calcext:value-type="float">
            <text:p>3,289426193282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3" calcext:value-type="float">
            <text:p>0,4983</text:p>
          </table:table-cell>
          <table:table-cell office:value-type="float" office:value="3.5818" calcext:value-type="float">
            <text:p>3,5818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7.20502008032129" calcext:value-type="float">
            <text:p>7,20502008032129</text:p>
          </table:table-cell>
          <table:table-cell office:value-type="float" office:value="5.02388717496695" calcext:value-type="float">
            <text:p>5,02388717496695</text:p>
          </table:table-cell>
          <table:table-cell office:value-type="float" office:value="4.01606425702811" calcext:value-type="float">
            <text:p>4,01606425702811</text:p>
          </table:table-cell>
          <table:table-cell office:value-type="float" office:value="4.02902143483" calcext:value-type="float">
            <text:p>4,02902143483</text:p>
          </table:table-cell>
          <table:table-cell office:value-type="float" office:value="3.06652471956793" calcext:value-type="float">
            <text:p>3,06652471956793</text:p>
          </table:table-cell>
          <table:table-cell office:value-type="float" office:value="3.29418373360837" calcext:value-type="float">
            <text:p>3,294183733608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8" calcext:value-type="float">
            <text:p>0,498</text:p>
          </table:table-cell>
          <table:table-cell office:value-type="float" office:value="3.5881" calcext:value-type="float">
            <text:p>3,5881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7.22077139413419" calcext:value-type="float">
            <text:p>7,22077139413419</text:p>
          </table:table-cell>
          <table:table-cell office:value-type="float" office:value="5.02735419421184" calcext:value-type="float">
            <text:p>5,02735419421184</text:p>
          </table:table-cell>
          <table:table-cell office:value-type="float" office:value="4.02595220313667" calcext:value-type="float">
            <text:p>4,02595220313667</text:p>
          </table:table-cell>
          <table:table-cell office:value-type="float" office:value="4.03463527199692" calcext:value-type="float">
            <text:p>4,03463527199692</text:p>
          </table:table-cell>
          <table:table-cell office:value-type="float" office:value="3.07278579586751" calcext:value-type="float">
            <text:p>3,07278579586751</text:p>
          </table:table-cell>
          <table:table-cell office:value-type="float" office:value="3.29888741526673" calcext:value-type="float">
            <text:p>3,298887415266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78" calcext:value-type="float">
            <text:p>0,4978</text:p>
          </table:table-cell>
          <table:table-cell office:value-type="float" office:value="3.5945" calcext:value-type="float">
            <text:p>3,59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3798994974874" calcext:value-type="float">
            <text:p>7,23798994974874</text:p>
          </table:table-cell>
          <table:table-cell office:value-type="float" office:value="5.03076245041869" calcext:value-type="float">
            <text:p>5,03076245041869</text:p>
          </table:table-cell>
          <table:table-cell office:value-type="float" office:value="4.03592423252776" calcext:value-type="float">
            <text:p>4,03592423252776</text:p>
          </table:table-cell>
          <table:table-cell office:value-type="float" office:value="4.04029053621021" calcext:value-type="float">
            <text:p>4,04029053621021</text:p>
          </table:table-cell>
          <table:table-cell office:value-type="float" office:value="3.07925468417501" calcext:value-type="float">
            <text:p>3,07925468417501</text:p>
          </table:table-cell>
          <table:table-cell office:value-type="float" office:value="3.30351879145173" calcext:value-type="float">
            <text:p>3,303518791451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75" calcext:value-type="float">
            <text:p>0,4975</text:p>
          </table:table-cell>
          <table:table-cell office:value-type="float" office:value="3.6009" calcext:value-type="float">
            <text:p>3,6009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7.25397144580736" calcext:value-type="float">
            <text:p>7,25397144580736</text:p>
          </table:table-cell>
          <table:table-cell office:value-type="float" office:value="5.03417070662553" calcext:value-type="float">
            <text:p>5,03417070662553</text:p>
          </table:table-cell>
          <table:table-cell office:value-type="float" office:value="4.04626434101297" calcext:value-type="float">
            <text:p>4,04626434101297</text:p>
          </table:table-cell>
          <table:table-cell office:value-type="float" office:value="4.04596620885576" calcext:value-type="float">
            <text:p>4,04596620885576</text:p>
          </table:table-cell>
          <table:table-cell office:value-type="float" office:value="3.08556010999844" calcext:value-type="float">
            <text:p>3,08556010999844</text:p>
          </table:table-cell>
          <table:table-cell office:value-type="float" office:value="3.30805372837322" calcext:value-type="float">
            <text:p>3,308053728373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73" calcext:value-type="float">
            <text:p>0,4973</text:p>
          </table:table-cell>
          <table:table-cell office:value-type="float" office:value="3.6074" calcext:value-type="float">
            <text:p>3,6074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7.27142857142857" calcext:value-type="float">
            <text:p>7,27142857142857</text:p>
          </table:table-cell>
          <table:table-cell office:value-type="float" office:value="5.03754958131335" calcext:value-type="float">
            <text:p>5,03754958131335</text:p>
          </table:table-cell>
          <table:table-cell office:value-type="float" office:value="4.05574718001305" calcext:value-type="float">
            <text:p>4,05574718001305</text:p>
          </table:table-cell>
          <table:table-cell office:value-type="float" office:value="4.05166264442688" calcext:value-type="float">
            <text:p>4,05166264442688</text:p>
          </table:table-cell>
          <table:table-cell office:value-type="float" office:value="3.09207386658367" calcext:value-type="float">
            <text:p>3,09207386658367</text:p>
          </table:table-cell>
          <table:table-cell office:value-type="float" office:value="3.31255297976634" calcext:value-type="float">
            <text:p>3,3125529797663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7" calcext:value-type="float">
            <text:p>0,497</text:p>
          </table:table-cell>
          <table:table-cell office:value-type="float" office:value="3.6139" calcext:value-type="float">
            <text:p>3,6139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7.28890678477955" calcext:value-type="float">
            <text:p>7,28890678477955</text:p>
          </table:table-cell>
          <table:table-cell office:value-type="float" office:value="5.04089907448215" calcext:value-type="float">
            <text:p>5,04089907448215</text:p>
          </table:table-cell>
          <table:table-cell office:value-type="float" office:value="4.06559821095788" calcext:value-type="float">
            <text:p>4,06559821095788</text:p>
          </table:table-cell>
          <table:table-cell office:value-type="float" office:value="4.05729355741101" calcext:value-type="float">
            <text:p>4,05729355741101</text:p>
          </table:table-cell>
          <table:table-cell office:value-type="float" office:value="3.09863610434061" calcext:value-type="float">
            <text:p>3,09863610434061</text:p>
          </table:table-cell>
          <table:table-cell office:value-type="float" office:value="3.31701653181961" calcext:value-type="float">
            <text:p>3,3170165318196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67" calcext:value-type="float">
            <text:p>0,4967</text:p>
          </table:table-cell>
          <table:table-cell office:value-type="float" office:value="3.6204" calcext:value-type="float">
            <text:p>3,6204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7.30513595166163" calcext:value-type="float">
            <text:p>7,30513595166163</text:p>
          </table:table-cell>
          <table:table-cell office:value-type="float" office:value="5.04424856765095" calcext:value-type="float">
            <text:p>5,04424856765095</text:p>
          </table:table-cell>
          <table:table-cell office:value-type="float" office:value="4.07544006705784" calcext:value-type="float">
            <text:p>4,07544006705784</text:p>
          </table:table-cell>
          <table:table-cell office:value-type="float" office:value="4.06296707520178" calcext:value-type="float">
            <text:p>4,06296707520178</text:p>
          </table:table-cell>
          <table:table-cell office:value-type="float" office:value="3.10519493985898" calcext:value-type="float">
            <text:p>3,10519493985898</text:p>
          </table:table-cell>
          <table:table-cell office:value-type="float" office:value="3.32148123571481" calcext:value-type="float">
            <text:p>3,3214812357148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65" calcext:value-type="float">
            <text:p>0,4965</text:p>
          </table:table-cell>
          <table:table-cell office:value-type="float" office:value="3.627" calcext:value-type="float">
            <text:p>3,62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7.32305521966949" calcext:value-type="float">
            <text:p>7,32305521966949</text:p>
          </table:table-cell>
          <table:table-cell office:value-type="float" office:value="5.04742037842285" calcext:value-type="float">
            <text:p>5,04742037842285</text:p>
          </table:table-cell>
          <table:table-cell office:value-type="float" office:value="4.08527276112456" calcext:value-type="float">
            <text:p>4,08527276112456</text:p>
          </table:table-cell>
          <table:table-cell office:value-type="float" office:value="4.06857533252204" calcext:value-type="float">
            <text:p>4,06857533252204</text:p>
          </table:table-cell>
          <table:table-cell office:value-type="float" office:value="3.11180220805473" calcext:value-type="float">
            <text:p>3,11180220805473</text:p>
          </table:table-cell>
          <table:table-cell office:value-type="float" office:value="3.32584891051875" calcext:value-type="float">
            <text:p>3,325848910518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62" calcext:value-type="float">
            <text:p>0,4962</text:p>
          </table:table-cell>
          <table:table-cell office:value-type="float" office:value="3.6337" calcext:value-type="float">
            <text:p>3,6337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7.34099616858238" calcext:value-type="float">
            <text:p>7,34099616858238</text:p>
          </table:table-cell>
          <table:table-cell office:value-type="float" office:value="5.05074039252556" calcext:value-type="float">
            <text:p>5,05074039252556</text:p>
          </table:table-cell>
          <table:table-cell office:value-type="float" office:value="4.09500325672281" calcext:value-type="float">
            <text:p>4,09500325672281</text:p>
          </table:table-cell>
          <table:table-cell office:value-type="float" office:value="4.07420532416797" calcext:value-type="float">
            <text:p>4,07420532416797</text:p>
          </table:table-cell>
          <table:table-cell office:value-type="float" office:value="3.11840605244067" calcext:value-type="float">
            <text:p>3,11840605244067</text:p>
          </table:table-cell>
          <table:table-cell office:value-type="float" office:value="3.33021755162242" calcext:value-type="float">
            <text:p>3,330217551622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59" calcext:value-type="float">
            <text:p>0,4959</text:p>
          </table:table-cell>
          <table:table-cell office:value-type="float" office:value="3.6404" calcext:value-type="float">
            <text:p>3,6404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7.3591606133979" calcext:value-type="float">
            <text:p>7,3591606133979</text:p>
          </table:table-cell>
          <table:table-cell office:value-type="float" office:value="5.0540310259725" calcext:value-type="float">
            <text:p>5,0540310259725</text:p>
          </table:table-cell>
          <table:table-cell office:value-type="float" office:value="4.10472470238095" calcext:value-type="float">
            <text:p>4,10472470238095</text:p>
          </table:table-cell>
          <table:table-cell office:value-type="float" office:value="4.07985740511463" calcext:value-type="float">
            <text:p>4,07985740511463</text:p>
          </table:table-cell>
          <table:table-cell office:value-type="float" office:value="3.1250582810962" calcext:value-type="float">
            <text:p>3,1250582810962</text:p>
          </table:table-cell>
          <table:table-cell office:value-type="float" office:value="3.33450723702406" calcext:value-type="float">
            <text:p>3,334507237024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56" calcext:value-type="float">
            <text:p>0,4956</text:p>
          </table:table-cell>
          <table:table-cell office:value-type="float" office:value="3.6472" calcext:value-type="float">
            <text:p>3,6472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7.37734706238643" calcext:value-type="float">
            <text:p>7,37734706238643</text:p>
          </table:table-cell>
          <table:table-cell office:value-type="float" office:value="5.0571436965655" calcext:value-type="float">
            <text:p>5,0571436965655</text:p>
          </table:table-cell>
          <table:table-cell office:value-type="float" office:value="4.11434414799665" calcext:value-type="float">
            <text:p>4,11434414799665</text:p>
          </table:table-cell>
          <table:table-cell office:value-type="float" office:value="4.08535752401281" calcext:value-type="float">
            <text:p>4,08535752401281</text:p>
          </table:table-cell>
          <table:table-cell office:value-type="float" office:value="3.13175885643257" calcext:value-type="float">
            <text:p>3,13175885643257</text:p>
          </table:table-cell>
          <table:table-cell office:value-type="float" office:value="3.33877927346487" calcext:value-type="float">
            <text:p>3,3387792734648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53" calcext:value-type="float">
            <text:p>0,4953</text:p>
          </table:table-cell>
          <table:table-cell office:value-type="float" office:value="3.654" calcext:value-type="float">
            <text:p>3,654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7.3959595959596" calcext:value-type="float">
            <text:p>7,3959595959596</text:p>
          </table:table-cell>
          <table:table-cell office:value-type="float" office:value="5.06040485354173" calcext:value-type="float">
            <text:p>5,06040485354173</text:p>
          </table:table-cell>
          <table:table-cell office:value-type="float" office:value="4.12395465526854" calcext:value-type="float">
            <text:p>4,12395465526854</text:p>
          </table:table-cell>
          <table:table-cell office:value-type="float" office:value="4.09090132969074" calcext:value-type="float">
            <text:p>4,09090132969074</text:p>
          </table:table-cell>
          <table:table-cell office:value-type="float" office:value="3.13845596230518" calcext:value-type="float">
            <text:p>3,13845596230518</text:p>
          </table:table-cell>
          <table:table-cell office:value-type="float" office:value="3.34305209774089" calcext:value-type="float">
            <text:p>3,3430520977408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5" calcext:value-type="float">
            <text:p>0,495</text:p>
          </table:table-cell>
          <table:table-cell office:value-type="float" office:value="3.661" calcext:value-type="float">
            <text:p>3,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41459470386093" calcext:value-type="float">
            <text:p>7,41459470386093</text:p>
          </table:table-cell>
          <table:table-cell office:value-type="float" office:value="5.06366601051797" calcext:value-type="float">
            <text:p>5,06366601051797</text:p>
          </table:table-cell>
          <table:table-cell office:value-type="float" office:value="4.13346336026748" calcext:value-type="float">
            <text:p>4,13346336026748</text:p>
          </table:table-cell>
          <table:table-cell office:value-type="float" office:value="4.09638039952194" calcext:value-type="float">
            <text:p>4,09638039952194</text:p>
          </table:table-cell>
          <table:table-cell office:value-type="float" office:value="3.1453124191127" calcext:value-type="float">
            <text:p>3,1453124191127</text:p>
          </table:table-cell>
          <table:table-cell office:value-type="float" office:value="3.34732571007008" calcext:value-type="float">
            <text:p>3,3473257100700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47" calcext:value-type="float">
            <text:p>0,4947</text:p>
          </table:table-cell>
          <table:table-cell office:value-type="float" office:value="3.668" calcext:value-type="float">
            <text:p>3,668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7.43345469255663" calcext:value-type="float">
            <text:p>7,43345469255663</text:p>
          </table:table-cell>
          <table:table-cell office:value-type="float" office:value="5.06671954873964" calcext:value-type="float">
            <text:p>5,06671954873964</text:p>
          </table:table-cell>
          <table:table-cell office:value-type="float" office:value="4.14296323802451" calcext:value-type="float">
            <text:p>4,14296323802451</text:p>
          </table:table-cell>
          <table:table-cell office:value-type="float" office:value="4.10188228264117" calcext:value-type="float">
            <text:p>4,10188228264117</text:p>
          </table:table-cell>
          <table:table-cell office:value-type="float" office:value="3.15210640720422" calcext:value-type="float">
            <text:p>3,15210640720422</text:p>
          </table:table-cell>
          <table:table-cell office:value-type="float" office:value="3.35160011067048" calcext:value-type="float">
            <text:p>3,3516001106704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44" calcext:value-type="float">
            <text:p>0,4944</text:p>
          </table:table-cell>
          <table:table-cell office:value-type="float" office:value="3.6751" calcext:value-type="float">
            <text:p>3,6751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7.45253997166566" calcext:value-type="float">
            <text:p>7,45253997166566</text:p>
          </table:table-cell>
          <table:table-cell office:value-type="float" office:value="5.06995123097714" calcext:value-type="float">
            <text:p>5,06995123097714</text:p>
          </table:table-cell>
          <table:table-cell office:value-type="float" office:value="4.15197624791241" calcext:value-type="float">
            <text:p>4,15197624791241</text:p>
          </table:table-cell>
          <table:table-cell office:value-type="float" office:value="4.10725336633875" calcext:value-type="float">
            <text:p>4,10725336633875</text:p>
          </table:table-cell>
          <table:table-cell office:value-type="float" office:value="3.15884513892482" calcext:value-type="float">
            <text:p>3,15884513892482</text:p>
          </table:table-cell>
          <table:table-cell office:value-type="float" office:value="3.35585685297915" calcext:value-type="float">
            <text:p>3,355856852979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41" calcext:value-type="float">
            <text:p>0,4941</text:p>
          </table:table-cell>
          <table:table-cell office:value-type="float" office:value="3.6823" calcext:value-type="float">
            <text:p>3,6823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7.47164844066424" calcext:value-type="float">
            <text:p>7,47164844066424</text:p>
          </table:table-cell>
          <table:table-cell office:value-type="float" office:value="5.07300449484415" calcext:value-type="float">
            <text:p>5,07300449484415</text:p>
          </table:table-cell>
          <table:table-cell office:value-type="float" office:value="4.16127237318001" calcext:value-type="float">
            <text:p>4,16127237318001</text:p>
          </table:table-cell>
          <table:table-cell office:value-type="float" office:value="4.11262616563173" calcext:value-type="float">
            <text:p>4,11262616563173</text:p>
          </table:table-cell>
          <table:table-cell office:value-type="float" office:value="3.16579587191558" calcext:value-type="float">
            <text:p>3,16579587191558</text:p>
          </table:table-cell>
          <table:table-cell office:value-type="float" office:value="3.36005239272405" calcext:value-type="float">
            <text:p>3,360052392724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38" calcext:value-type="float">
            <text:p>0,4938</text:p>
          </table:table-cell>
          <table:table-cell office:value-type="float" office:value="3.6895" calcext:value-type="float">
            <text:p>3,6895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7.49270368869072" calcext:value-type="float">
            <text:p>7,49270368869072</text:p>
          </table:table-cell>
          <table:table-cell office:value-type="float" office:value="5.07620670407474" calcext:value-type="float">
            <text:p>5,07620670407474</text:p>
          </table:table-cell>
          <table:table-cell office:value-type="float" office:value="4.17055988134965" calcext:value-type="float">
            <text:p>4,17055988134965</text:p>
          </table:table-cell>
          <table:table-cell office:value-type="float" office:value="4.11797716846261" calcext:value-type="float">
            <text:p>4,11797716846261</text:p>
          </table:table-cell>
          <table:table-cell office:value-type="float" office:value="3.17263136119156" calcext:value-type="float">
            <text:p>3,17263136119156</text:p>
          </table:table-cell>
          <table:table-cell office:value-type="float" office:value="3.36426700121767" calcext:value-type="float">
            <text:p>3,364267001217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34" calcext:value-type="float">
            <text:p>0,4934</text:p>
          </table:table-cell>
          <table:table-cell office:value-type="float" office:value="3.6969" calcext:value-type="float">
            <text:p>3,6969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7.51247211518962" calcext:value-type="float">
            <text:p>7,51247211518962</text:p>
          </table:table-cell>
          <table:table-cell office:value-type="float" office:value="5.0792303172738" calcext:value-type="float">
            <text:p>5,0792303172738</text:p>
          </table:table-cell>
          <table:table-cell office:value-type="float" office:value="4.17965347910683" calcext:value-type="float">
            <text:p>4,17965347910683</text:p>
          </table:table-cell>
          <table:table-cell office:value-type="float" office:value="4.12324236669725" calcext:value-type="float">
            <text:p>4,12324236669725</text:p>
          </table:table-cell>
          <table:table-cell office:value-type="float" office:value="3.17962771458118" calcext:value-type="float">
            <text:p>3,17962771458118</text:p>
          </table:table-cell>
          <table:table-cell office:value-type="float" office:value="3.36846378095133" calcext:value-type="float">
            <text:p>3,3684637809513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31" calcext:value-type="float">
            <text:p>0,4931</text:p>
          </table:table-cell>
          <table:table-cell office:value-type="float" office:value="3.7044" calcext:value-type="float">
            <text:p>3,7044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7.53246753246753" calcext:value-type="float">
            <text:p>7,53246753246753</text:p>
          </table:table-cell>
          <table:table-cell office:value-type="float" office:value="5.08237367802585" calcext:value-type="float">
            <text:p>5,08237367802585</text:p>
          </table:table-cell>
          <table:table-cell office:value-type="float" office:value="4.18873865530654" calcext:value-type="float">
            <text:p>4,18873865530654</text:p>
          </table:table-cell>
          <table:table-cell office:value-type="float" office:value="4.12846444344876" calcext:value-type="float">
            <text:p>4,12846444344876</text:p>
          </table:table-cell>
          <table:table-cell office:value-type="float" office:value="3.18667287014061" calcext:value-type="float">
            <text:p>3,18667287014061</text:p>
          </table:table-cell>
          <table:table-cell office:value-type="float" office:value="3.37266118020445" calcext:value-type="float">
            <text:p>3,372661180204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28" calcext:value-type="float">
            <text:p>0,4928</text:p>
          </table:table-cell>
          <table:table-cell office:value-type="float" office:value="3.712" calcext:value-type="float">
            <text:p>3,712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7.55422420796101" calcext:value-type="float">
            <text:p>7,55422420796101</text:p>
          </table:table-cell>
          <table:table-cell office:value-type="float" office:value="5.08539702123909" calcext:value-type="float">
            <text:p>5,08539702123909</text:p>
          </table:table-cell>
          <table:table-cell office:value-type="float" office:value="4.19724176231026" calcext:value-type="float">
            <text:p>4,19724176231026</text:p>
          </table:table-cell>
          <table:table-cell office:value-type="float" office:value="4.13371026242799" calcext:value-type="float">
            <text:p>4,13371026242799</text:p>
          </table:table-cell>
          <table:table-cell office:value-type="float" office:value="3.19355005426637" calcext:value-type="float">
            <text:p>3,19355005426637</text:p>
          </table:table-cell>
          <table:table-cell office:value-type="float" office:value="3.376840745525" calcext:value-type="float">
            <text:p>3,3768407455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24" calcext:value-type="float">
            <text:p>0,4924</text:p>
          </table:table-cell>
          <table:table-cell office:value-type="float" office:value="3.7197" calcext:value-type="float">
            <text:p>3,7197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7.57488315383052" calcext:value-type="float">
            <text:p>7,57488315383052</text:p>
          </table:table-cell>
          <table:table-cell office:value-type="float" office:value="5.08854028965072" calcext:value-type="float">
            <text:p>5,08854028965072</text:p>
          </table:table-cell>
          <table:table-cell office:value-type="float" office:value="4.20612452585808" calcext:value-type="float">
            <text:p>4,20612452585808</text:p>
          </table:table-cell>
          <table:table-cell office:value-type="float" office:value="4.13882488479263" calcext:value-type="float">
            <text:p>4,13882488479263</text:p>
          </table:table-cell>
          <table:table-cell office:value-type="float" office:value="3.20058905596032" calcext:value-type="float">
            <text:p>3,20058905596032</text:p>
          </table:table-cell>
          <table:table-cell office:value-type="float" office:value="3.38103938286642" calcext:value-type="float">
            <text:p>3,381039382866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21" calcext:value-type="float">
            <text:p>0,4921</text:p>
          </table:table-cell>
          <table:table-cell office:value-type="float" office:value="3.7276" calcext:value-type="float">
            <text:p>3,7276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7.59711206019931" calcext:value-type="float">
            <text:p>7,59711206019931</text:p>
          </table:table-cell>
          <table:table-cell office:value-type="float" office:value="5.09150461194994" calcext:value-type="float">
            <text:p>5,09150461194994</text:p>
          </table:table-cell>
          <table:table-cell office:value-type="float" office:value="4.2148141298317" calcext:value-type="float">
            <text:p>4,2148141298317</text:p>
          </table:table-cell>
          <table:table-cell office:value-type="float" office:value="4.14387506933481" calcext:value-type="float">
            <text:p>4,14387506933481</text:p>
          </table:table-cell>
          <table:table-cell office:value-type="float" office:value="3.20767680942295" calcext:value-type="float">
            <text:p>3,20767680942295</text:p>
          </table:table-cell>
          <table:table-cell office:value-type="float" office:value="3.38517616226492" calcext:value-type="float">
            <text:p>3,385176162264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17" calcext:value-type="float">
            <text:p>0,4917</text:p>
          </table:table-cell>
          <table:table-cell office:value-type="float" office:value="3.7355" calcext:value-type="float">
            <text:p>3,7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1823361823362" calcext:value-type="float">
            <text:p>7,61823361823362</text:p>
          </table:table-cell>
          <table:table-cell office:value-type="float" office:value="5.09446876009752" calcext:value-type="float">
            <text:p>5,09446876009752</text:p>
          </table:table-cell>
          <table:table-cell office:value-type="float" office:value="4.22310536044362" calcext:value-type="float">
            <text:p>4,22310536044362</text:p>
          </table:table-cell>
          <table:table-cell office:value-type="float" office:value="4.14888215718065" calcext:value-type="float">
            <text:p>4,14888215718065</text:p>
          </table:table-cell>
          <table:table-cell office:value-type="float" office:value="3.21476163421311" calcext:value-type="float">
            <text:p>3,21476163421311</text:p>
          </table:table-cell>
          <table:table-cell office:value-type="float" office:value="3.38935750013843" calcext:value-type="float">
            <text:p>3,389357500138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14" calcext:value-type="float">
            <text:p>0,4914</text:p>
          </table:table-cell>
          <table:table-cell office:value-type="float" office:value="3.7436" calcext:value-type="float">
            <text:p>3,7436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7.64093686354379" calcext:value-type="float">
            <text:p>7,64093686354379</text:p>
          </table:table-cell>
          <table:table-cell office:value-type="float" office:value="5.0974327341088" calcext:value-type="float">
            <text:p>5,0974327341088</text:p>
          </table:table-cell>
          <table:table-cell office:value-type="float" office:value="4.2315935334873" calcext:value-type="float">
            <text:p>4,2315935334873</text:p>
          </table:table-cell>
          <table:table-cell office:value-type="float" office:value="4.15384615384615" calcext:value-type="float">
            <text:p>4,15384615384615</text:p>
          </table:table-cell>
          <table:table-cell office:value-type="float" office:value="3.2217288030569" calcext:value-type="float">
            <text:p>3,2217288030569</text:p>
          </table:table-cell>
          <table:table-cell office:value-type="float" office:value="3.39349527466037" calcext:value-type="float">
            <text:p>3,393495274660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1" calcext:value-type="float">
            <text:p>0,491</text:p>
          </table:table-cell>
          <table:table-cell office:value-type="float" office:value="3.7517" calcext:value-type="float">
            <text:p>3,7517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7.66252292643163" calcext:value-type="float">
            <text:p>7,66252292643163</text:p>
          </table:table-cell>
          <table:table-cell office:value-type="float" office:value="5.10039653399912" calcext:value-type="float">
            <text:p>5,10039653399912</text:p>
          </table:table-cell>
          <table:table-cell office:value-type="float" office:value="4.2398891966759" calcext:value-type="float">
            <text:p>4,2398891966759</text:p>
          </table:table-cell>
          <table:table-cell office:value-type="float" office:value="4.15872440273038" calcext:value-type="float">
            <text:p>4,15872440273038</text:p>
          </table:table-cell>
          <table:table-cell office:value-type="float" office:value="3.22885906040268" calcext:value-type="float">
            <text:p>3,22885906040268</text:p>
          </table:table-cell>
          <table:table-cell office:value-type="float" office:value="3.39767776711216" calcext:value-type="float">
            <text:p>3,3976777671121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07" calcext:value-type="float">
            <text:p>0,4907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7.68570263104222" calcext:value-type="float">
            <text:p>7,68570263104222</text:p>
          </table:table-cell>
          <table:table-cell office:value-type="float" office:value="5.1034806873256" calcext:value-type="float">
            <text:p>5,1034806873256</text:p>
          </table:table-cell>
          <table:table-cell office:value-type="float" office:value="4.24769287559985" calcext:value-type="float">
            <text:p>4,24769287559985</text:p>
          </table:table-cell>
          <table:table-cell office:value-type="float" office:value="4.16358090525148" calcext:value-type="float">
            <text:p>4,16358090525148</text:p>
          </table:table-cell>
          <table:table-cell office:value-type="float" office:value="3.23598637349024" calcext:value-type="float">
            <text:p>3,23598637349024</text:p>
          </table:table-cell>
          <table:table-cell office:value-type="float" office:value="3.40181653713378" calcext:value-type="float">
            <text:p>3,401816537133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903" calcext:value-type="float">
            <text:p>0,4903</text:p>
          </table:table-cell>
          <table:table-cell office:value-type="float" office:value="3.7683" calcext:value-type="float">
            <text:p>3,7683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7.70932843437436" calcext:value-type="float">
            <text:p>7,70932843437436</text:p>
          </table:table-cell>
          <table:table-cell office:value-type="float" office:value="5.10641485049639" calcext:value-type="float">
            <text:p>5,10641485049639</text:p>
          </table:table-cell>
          <table:table-cell office:value-type="float" office:value="4.25578821141961" calcext:value-type="float">
            <text:p>4,25578821141961</text:p>
          </table:table-cell>
          <table:table-cell office:value-type="float" office:value="4.16828409939213" calcext:value-type="float">
            <text:p>4,16828409939213</text:p>
          </table:table-cell>
          <table:table-cell office:value-type="float" office:value="3.24316234905563" calcext:value-type="float">
            <text:p>3,24316234905563</text:p>
          </table:table-cell>
          <table:table-cell office:value-type="float" office:value="3.40593730384374" calcext:value-type="float">
            <text:p>3,4059373038437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99" calcext:value-type="float">
            <text:p>0,4899</text:p>
          </table:table-cell>
          <table:table-cell office:value-type="float" office:value="3.7768" calcext:value-type="float">
            <text:p>3,7768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7.73161764705882" calcext:value-type="float">
            <text:p>7,73161764705882</text:p>
          </table:table-cell>
          <table:table-cell office:value-type="float" office:value="5.10931947014421" calcext:value-type="float">
            <text:p>5,10931947014421</text:p>
          </table:table-cell>
          <table:table-cell office:value-type="float" office:value="4.26369168356998" calcext:value-type="float">
            <text:p>4,26369168356998</text:p>
          </table:table-cell>
          <table:table-cell office:value-type="float" office:value="4.17303303687589" calcext:value-type="float">
            <text:p>4,17303303687589</text:p>
          </table:table-cell>
          <table:table-cell office:value-type="float" office:value="3.25033536270767" calcext:value-type="float">
            <text:p>3,25033536270767</text:p>
          </table:table-cell>
          <table:table-cell office:value-type="float" office:value="3.410076989827" calcext:value-type="float">
            <text:p>3,4100769898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96" calcext:value-type="float">
            <text:p>0,4896</text:p>
          </table:table-cell>
          <table:table-cell office:value-type="float" office:value="3.7854" calcext:value-type="float">
            <text:p>3,7854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7.75551921504497" calcext:value-type="float">
            <text:p>7,75551921504497</text:p>
          </table:table-cell>
          <table:table-cell office:value-type="float" office:value="5.11222391917293" calcext:value-type="float">
            <text:p>5,11222391917293</text:p>
          </table:table-cell>
          <table:table-cell office:value-type="float" office:value="4.27100995208257" calcext:value-type="float">
            <text:p>4,27100995208257</text:p>
          </table:table-cell>
          <table:table-cell office:value-type="float" office:value="4.17753939988484" calcext:value-type="float">
            <text:p>4,17753939988484</text:p>
          </table:table-cell>
          <table:table-cell office:value-type="float" office:value="3.25755699989683" calcext:value-type="float">
            <text:p>3,25755699989683</text:p>
          </table:table-cell>
          <table:table-cell office:value-type="float" office:value="3.41419867060561" calcext:value-type="float">
            <text:p>3,4141986706056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92" calcext:value-type="float">
            <text:p>0,4892</text:p>
          </table:table-cell>
          <table:table-cell office:value-type="float" office:value="3.794" calcext:value-type="float">
            <text:p>3,794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7.77986906710311" calcext:value-type="float">
            <text:p>7,77986906710311</text:p>
          </table:table-cell>
          <table:table-cell office:value-type="float" office:value="5.11512819759758" calcext:value-type="float">
            <text:p>5,11512819759758</text:p>
          </table:table-cell>
          <table:table-cell office:value-type="float" office:value="4.27852998065764" calcext:value-type="float">
            <text:p>4,27852998065764</text:p>
          </table:table-cell>
          <table:table-cell office:value-type="float" office:value="4.18211285025803" calcext:value-type="float">
            <text:p>4,18211285025803</text:p>
          </table:table-cell>
          <table:table-cell office:value-type="float" office:value="3.26477565755544" calcext:value-type="float">
            <text:p>3,26477565755544</text:p>
          </table:table-cell>
          <table:table-cell office:value-type="float" office:value="3.41832080802112" calcext:value-type="float">
            <text:p>3,418320808021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88" calcext:value-type="float">
            <text:p>0,4888</text:p>
          </table:table-cell>
          <table:table-cell office:value-type="float" office:value="3.8028" calcext:value-type="float">
            <text:p>3,8028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7.8042588042588" calcext:value-type="float">
            <text:p>7,8042588042588</text:p>
          </table:table-cell>
          <table:table-cell office:value-type="float" office:value="5.11803230543319" calcext:value-type="float">
            <text:p>5,11803230543319</text:p>
          </table:table-cell>
          <table:table-cell office:value-type="float" office:value="4.28546442050999" calcext:value-type="float">
            <text:p>4,28546442050999</text:p>
          </table:table-cell>
          <table:table-cell office:value-type="float" office:value="4.1865324747324" calcext:value-type="float">
            <text:p>4,1865324747324</text:p>
          </table:table-cell>
          <table:table-cell office:value-type="float" office:value="3.27182263469966" calcext:value-type="float">
            <text:p>3,27182263469966</text:p>
          </table:table-cell>
          <table:table-cell office:value-type="float" office:value="3.42244340214943" calcext:value-type="float">
            <text:p>3,422443402149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84" calcext:value-type="float">
            <text:p>0,4884</text:p>
          </table:table-cell>
          <table:table-cell office:value-type="float" office:value="3.8116" calcext:value-type="float">
            <text:p>3,8116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7.82889344262295" calcext:value-type="float">
            <text:p>7,82889344262295</text:p>
          </table:table-cell>
          <table:table-cell office:value-type="float" office:value="5.120756490074" calcext:value-type="float">
            <text:p>5,120756490074</text:p>
          </table:table-cell>
          <table:table-cell office:value-type="float" office:value="4.29251012145749" calcext:value-type="float">
            <text:p>4,29251012145749</text:p>
          </table:table-cell>
          <table:table-cell office:value-type="float" office:value="4.19090870325359" calcext:value-type="float">
            <text:p>4,19090870325359</text:p>
          </table:table-cell>
          <table:table-cell office:value-type="float" office:value="3.27903500180422" calcext:value-type="float">
            <text:p>3,27903500180422</text:p>
          </table:table-cell>
          <table:table-cell office:value-type="float" office:value="3.42656645306643" calcext:value-type="float">
            <text:p>3,426566453066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8" calcext:value-type="float">
            <text:p>0,488</text:p>
          </table:table-cell>
          <table:table-cell office:value-type="float" office:value="3.8205" calcext:value-type="float">
            <text:p>3,82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85377358490566" calcext:value-type="float">
            <text:p>7,85377358490566</text:p>
          </table:table-cell>
          <table:table-cell office:value-type="float" office:value="5.12363081079494" calcext:value-type="float">
            <text:p>5,12363081079494</text:p>
          </table:table-cell>
          <table:table-cell office:value-type="float" office:value="4.29906198271106" calcext:value-type="float">
            <text:p>4,29906198271106</text:p>
          </table:table-cell>
          <table:table-cell office:value-type="float" office:value="4.19515210949325" calcext:value-type="float">
            <text:p>4,19515210949325</text:p>
          </table:table-cell>
          <table:table-cell office:value-type="float" office:value="3.28629593361851" calcext:value-type="float">
            <text:p>3,28629593361851</text:p>
          </table:table-cell>
          <table:table-cell office:value-type="float" office:value="3.43070842875083" calcext:value-type="float">
            <text:p>3,4307084287508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76" calcext:value-type="float">
            <text:p>0,4876</text:p>
          </table:table-cell>
          <table:table-cell office:value-type="float" office:value="3.8295" calcext:value-type="float">
            <text:p>3,8295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7.87889983579639" calcext:value-type="float">
            <text:p>7,87889983579639</text:p>
          </table:table-cell>
          <table:table-cell office:value-type="float" office:value="5.12650496270629" calcext:value-type="float">
            <text:p>5,12650496270629</text:p>
          </table:table-cell>
          <table:table-cell office:value-type="float" office:value="4.30563470907252" calcext:value-type="float">
            <text:p>4,30563470907252</text:p>
          </table:table-cell>
          <table:table-cell office:value-type="float" office:value="4.19926246456206" calcext:value-type="float">
            <text:p>4,19926246456206</text:p>
          </table:table-cell>
          <table:table-cell office:value-type="float" office:value="3.29360540011336" calcext:value-type="float">
            <text:p>3,29360540011336</text:p>
          </table:table-cell>
          <table:table-cell office:value-type="float" office:value="3.43483239449626" calcext:value-type="float">
            <text:p>3,434832394496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72" calcext:value-type="float">
            <text:p>0,4872</text:p>
          </table:table-cell>
          <table:table-cell office:value-type="float" office:value="3.8386" calcext:value-type="float">
            <text:p>3,8386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7.90427280197206" calcext:value-type="float">
            <text:p>7,90427280197206</text:p>
          </table:table-cell>
          <table:table-cell office:value-type="float" office:value="5.12937894582293" calcext:value-type="float">
            <text:p>5,12937894582293</text:p>
          </table:table-cell>
          <table:table-cell office:value-type="float" office:value="4.31162149747359" calcext:value-type="float">
            <text:p>4,31162149747359</text:p>
          </table:table-cell>
          <table:table-cell office:value-type="float" office:value="4.20323955669224" calcext:value-type="float">
            <text:p>4,20323955669224</text:p>
          </table:table-cell>
          <table:table-cell office:value-type="float" office:value="3.30086033692236" calcext:value-type="float">
            <text:p>3,30086033692236</text:p>
          </table:table-cell>
          <table:table-cell office:value-type="float" office:value="3.43895681725832" calcext:value-type="float">
            <text:p>3,438956817258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68" calcext:value-type="float">
            <text:p>0,4868</text:p>
          </table:table-cell>
          <table:table-cell office:value-type="float" office:value="3.8478" calcext:value-type="float">
            <text:p>3,8478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7.9296875" calcext:value-type="float">
            <text:p>7,9296875</text:p>
          </table:table-cell>
          <table:table-cell office:value-type="float" office:value="5.13222339675828" calcext:value-type="float">
            <text:p>5,13222339675828</text:p>
          </table:table-cell>
          <table:table-cell office:value-type="float" office:value="4.31772268135905" calcext:value-type="float">
            <text:p>4,31772268135905</text:p>
          </table:table-cell>
          <table:table-cell office:value-type="float" office:value="4.20717284292625" calcext:value-type="float">
            <text:p>4,20717284292625</text:p>
          </table:table-cell>
          <table:table-cell office:value-type="float" office:value="3.30816379088334" calcext:value-type="float">
            <text:p>3,30816379088334</text:p>
          </table:table-cell>
          <table:table-cell office:value-type="float" office:value="3.44301810121906" calcext:value-type="float">
            <text:p>3,443018101219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64" calcext:value-type="float">
            <text:p>0,4864</text:p>
          </table:table-cell>
          <table:table-cell office:value-type="float" office:value="3.857" calcext:value-type="float">
            <text:p>3,857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7.95534979423868" calcext:value-type="float">
            <text:p>7,95534979423868</text:p>
          </table:table-cell>
          <table:table-cell office:value-type="float" office:value="5.1349169064537" calcext:value-type="float">
            <text:p>5,1349169064537</text:p>
          </table:table-cell>
          <table:table-cell office:value-type="float" office:value="4.32305433186491" calcext:value-type="float">
            <text:p>4,32305433186491</text:p>
          </table:table-cell>
          <table:table-cell office:value-type="float" office:value="4.21090420998807" calcext:value-type="float">
            <text:p>4,21090420998807</text:p>
          </table:table-cell>
          <table:table-cell office:value-type="float" office:value="3.31546423605747" calcext:value-type="float">
            <text:p>3,31546423605747</text:p>
          </table:table-cell>
          <table:table-cell office:value-type="float" office:value="3.44714335851636" calcext:value-type="float">
            <text:p>3,4471433585163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6" calcext:value-type="float">
            <text:p>0,486</text:p>
          </table:table-cell>
          <table:table-cell office:value-type="float" office:value="3.8663" calcext:value-type="float">
            <text:p>3,8663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7.98105436573311" calcext:value-type="float">
            <text:p>7,98105436573311</text:p>
          </table:table-cell>
          <table:table-cell office:value-type="float" office:value="5.13776094424381" calcext:value-type="float">
            <text:p>5,13776094424381</text:p>
          </table:table-cell>
          <table:table-cell office:value-type="float" office:value="4.32850197229612" calcext:value-type="float">
            <text:p>4,32850197229612</text:p>
          </table:table-cell>
          <table:table-cell office:value-type="float" office:value="4.21457024177229" calcext:value-type="float">
            <text:p>4,21457024177229</text:p>
          </table:table-cell>
          <table:table-cell office:value-type="float" office:value="3.32281315965608" calcext:value-type="float">
            <text:p>3,32281315965608</text:p>
          </table:table-cell>
          <table:table-cell office:value-type="float" office:value="3.45120532003325" calcext:value-type="float">
            <text:p>3,451205320033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56" calcext:value-type="float">
            <text:p>0,4856</text:p>
          </table:table-cell>
          <table:table-cell office:value-type="float" office:value="3.8756" calcext:value-type="float">
            <text:p>3,8756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8.00700741962077" calcext:value-type="float">
            <text:p>8,00700741962077</text:p>
          </table:table-cell>
          <table:table-cell office:value-type="float" office:value="5.14042453245648" calcext:value-type="float">
            <text:p>5,14042453245648</text:p>
          </table:table-cell>
          <table:table-cell office:value-type="float" office:value="4.33318052626754" calcext:value-type="float">
            <text:p>4,33318052626754</text:p>
          </table:table-cell>
          <table:table-cell office:value-type="float" office:value="4.21803390408042" calcext:value-type="float">
            <text:p>4,21803390408042</text:p>
          </table:table-cell>
          <table:table-cell office:value-type="float" office:value="3.32993617459337" calcext:value-type="float">
            <text:p>3,32993617459337</text:p>
          </table:table-cell>
          <table:table-cell office:value-type="float" office:value="3.45533141210375" calcext:value-type="float">
            <text:p>3,455331412103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52" calcext:value-type="float">
            <text:p>0,4852</text:p>
          </table:table-cell>
          <table:table-cell office:value-type="float" office:value="3.885" calcext:value-type="float">
            <text:p>3,885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8.0332095709571" calcext:value-type="float">
            <text:p>8,0332095709571</text:p>
          </table:table-cell>
          <table:table-cell office:value-type="float" office:value="5.14323879983559" calcext:value-type="float">
            <text:p>5,14323879983559</text:p>
          </table:table-cell>
          <table:table-cell office:value-type="float" office:value="4.33797653958944" calcext:value-type="float">
            <text:p>4,33797653958944</text:p>
          </table:table-cell>
          <table:table-cell office:value-type="float" office:value="4.22138477261114" calcext:value-type="float">
            <text:p>4,22138477261114</text:p>
          </table:table-cell>
          <table:table-cell office:value-type="float" office:value="3.33733017702758" calcext:value-type="float">
            <text:p>3,33733017702758</text:p>
          </table:table-cell>
          <table:table-cell office:value-type="float" office:value="3.45939405135784" calcext:value-type="float">
            <text:p>3,4593940513578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48" calcext:value-type="float">
            <text:p>0,4848</text:p>
          </table:table-cell>
          <table:table-cell office:value-type="float" office:value="3.8945" calcext:value-type="float">
            <text:p>3,8945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8.05945499587118" calcext:value-type="float">
            <text:p>8,05945499587118</text:p>
          </table:table-cell>
          <table:table-cell office:value-type="float" office:value="5.14608225934298" calcext:value-type="float">
            <text:p>5,14608225934298</text:p>
          </table:table-cell>
          <table:table-cell office:value-type="float" office:value="4.34209562190878" calcext:value-type="float">
            <text:p>4,34209562190878</text:p>
          </table:table-cell>
          <table:table-cell office:value-type="float" office:value="4.22467007237122" calcext:value-type="float">
            <text:p>4,22467007237122</text:p>
          </table:table-cell>
          <table:table-cell office:value-type="float" office:value="3.3446696851204" calcext:value-type="float">
            <text:p>3,3446696851204</text:p>
          </table:table-cell>
          <table:table-cell office:value-type="float" office:value="3.4635025033717" calcext:value-type="float">
            <text:p>3,46350250337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44" calcext:value-type="float">
            <text:p>0,4844</text:p>
          </table:table-cell>
          <table:table-cell office:value-type="float" office:value="3.904" calcext:value-type="float">
            <text:p>3,904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8.08741475511469" calcext:value-type="float">
            <text:p>8,08741475511469</text:p>
          </table:table-cell>
          <table:table-cell office:value-type="float" office:value="5.14871569059152" calcext:value-type="float">
            <text:p>5,14871569059152</text:p>
          </table:table-cell>
          <table:table-cell office:value-type="float" office:value="4.34633342488327" calcext:value-type="float">
            <text:p>4,34633342488327</text:p>
          </table:table-cell>
          <table:table-cell office:value-type="float" office:value="4.22768379614853" calcext:value-type="float">
            <text:p>4,22768379614853</text:p>
          </table:table-cell>
          <table:table-cell office:value-type="float" office:value="3.35200617283951" calcext:value-type="float">
            <text:p>3,35200617283951</text:p>
          </table:table-cell>
          <table:table-cell office:value-type="float" office:value="3.46756581986143" calcext:value-type="float">
            <text:p>3,467565819861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39" calcext:value-type="float">
            <text:p>0,4839</text:p>
          </table:table-cell>
          <table:table-cell office:value-type="float" office:value="3.9135" calcext:value-type="float">
            <text:p>3,91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11396070320579" calcext:value-type="float">
            <text:p>8,11396070320579</text:p>
          </table:table-cell>
          <table:table-cell office:value-type="float" office:value="5.15137816655414" calcext:value-type="float">
            <text:p>5,15137816655414</text:p>
          </table:table-cell>
          <table:table-cell office:value-type="float" office:value="4.34980327568854" calcext:value-type="float">
            <text:p>4,34980327568854</text:p>
          </table:table-cell>
          <table:table-cell office:value-type="float" office:value="4.23065305254201" calcext:value-type="float">
            <text:p>4,23065305254201</text:p>
          </table:table-cell>
          <table:table-cell office:value-type="float" office:value="3.35939107179593" calcext:value-type="float">
            <text:p>3,35939107179593</text:p>
          </table:table-cell>
          <table:table-cell office:value-type="float" office:value="3.47169358116847" calcext:value-type="float">
            <text:p>3,4716935811684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35" calcext:value-type="float">
            <text:p>0,4835</text:p>
          </table:table-cell>
          <table:table-cell office:value-type="float" office:value="3.9231" calcext:value-type="float">
            <text:p>3,9231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8.14055061063962" calcext:value-type="float">
            <text:p>8,14055061063962</text:p>
          </table:table-cell>
          <table:table-cell office:value-type="float" office:value="5.15416226370788" calcext:value-type="float">
            <text:p>5,15416226370788</text:p>
          </table:table-cell>
          <table:table-cell office:value-type="float" office:value="4.35357600146333" calcext:value-type="float">
            <text:p>4,35357600146333</text:p>
          </table:table-cell>
          <table:table-cell office:value-type="float" office:value="4.2334878577808" calcext:value-type="float">
            <text:p>4,2334878577808</text:p>
          </table:table-cell>
          <table:table-cell office:value-type="float" office:value="3.36665124170908" calcext:value-type="float">
            <text:p>3,36665124170908</text:p>
          </table:table-cell>
          <table:table-cell office:value-type="float" office:value="3.47575757575758" calcext:value-type="float">
            <text:p>3,4757575757575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31" calcext:value-type="float">
            <text:p>0,4831</text:p>
          </table:table-cell>
          <table:table-cell office:value-type="float" office:value="3.9327" calcext:value-type="float">
            <text:p>3,9327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8.1688769167012" calcext:value-type="float">
            <text:p>8,1688769167012</text:p>
          </table:table-cell>
          <table:table-cell office:value-type="float" office:value="5.15682418550044" calcext:value-type="float">
            <text:p>5,15682418550044</text:p>
          </table:table-cell>
          <table:table-cell office:value-type="float" office:value="4.35667276051188" calcext:value-type="float">
            <text:p>4,35667276051188</text:p>
          </table:table-cell>
          <table:table-cell office:value-type="float" office:value="4.23623068256701" calcext:value-type="float">
            <text:p>4,23623068256701</text:p>
          </table:table-cell>
          <table:table-cell office:value-type="float" office:value="3.37402971264072" calcext:value-type="float">
            <text:p>3,37402971264072</text:p>
          </table:table-cell>
          <table:table-cell office:value-type="float" office:value="3.47982187072693" calcext:value-type="float">
            <text:p>3,479821870726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26" calcext:value-type="float">
            <text:p>0,4826</text:p>
          </table:table-cell>
          <table:table-cell office:value-type="float" office:value="3.9423" calcext:value-type="float">
            <text:p>3,9423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8.19556200746578" calcext:value-type="float">
            <text:p>8,19556200746578</text:p>
          </table:table-cell>
          <table:table-cell office:value-type="float" office:value="5.15945644517492" calcext:value-type="float">
            <text:p>5,15945644517492</text:p>
          </table:table-cell>
          <table:table-cell office:value-type="float" office:value="4.35958340946465" calcext:value-type="float">
            <text:p>4,35958340946465</text:p>
          </table:table-cell>
          <table:table-cell office:value-type="float" office:value="4.2387488844503" calcext:value-type="float">
            <text:p>4,2387488844503</text:p>
          </table:table-cell>
          <table:table-cell office:value-type="float" office:value="3.38145654520224" calcext:value-type="float">
            <text:p>3,38145654520224</text:p>
          </table:table-cell>
          <table:table-cell office:value-type="float" office:value="3.48395084542179" calcext:value-type="float">
            <text:p>3,4839508454217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22" calcext:value-type="float">
            <text:p>0,4822</text:p>
          </table:table-cell>
          <table:table-cell office:value-type="float" office:value="3.9519" calcext:value-type="float">
            <text:p>3,9519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8.22420593730538" calcext:value-type="float">
            <text:p>8,22420593730538</text:p>
          </table:table-cell>
          <table:table-cell office:value-type="float" office:value="5.16221054794119" calcext:value-type="float">
            <text:p>5,16221054794119</text:p>
          </table:table-cell>
          <table:table-cell office:value-type="float" office:value="4.36270660213679" calcext:value-type="float">
            <text:p>4,36270660213679</text:p>
          </table:table-cell>
          <table:table-cell office:value-type="float" office:value="4.24124381385272" calcext:value-type="float">
            <text:p>4,24124381385272</text:p>
          </table:table-cell>
          <table:table-cell office:value-type="float" office:value="3.38888032475207" calcext:value-type="float">
            <text:p>3,38888032475207</text:p>
          </table:table-cell>
          <table:table-cell office:value-type="float" office:value="3.48799733890193" calcext:value-type="float">
            <text:p>3,487997338901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17" calcext:value-type="float">
            <text:p>0,4817</text:p>
          </table:table-cell>
          <table:table-cell office:value-type="float" office:value="3.9616" calcext:value-type="float">
            <text:p>3,9616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8.2511946810721" calcext:value-type="float">
            <text:p>8,2511946810721</text:p>
          </table:table-cell>
          <table:table-cell office:value-type="float" office:value="5.1648422597212" calcext:value-type="float">
            <text:p>5,1648422597212</text:p>
          </table:table-cell>
          <table:table-cell office:value-type="float" office:value="4.36533722734325" calcext:value-type="float">
            <text:p>4,36533722734325</text:p>
          </table:table-cell>
          <table:table-cell office:value-type="float" office:value="4.24362540073459" calcext:value-type="float">
            <text:p>4,24362540073459</text:p>
          </table:table-cell>
          <table:table-cell office:value-type="float" office:value="3.39612657967739" calcext:value-type="float">
            <text:p>3,39612657967739</text:p>
          </table:table-cell>
          <table:table-cell office:value-type="float" office:value="3.49206261203822" calcext:value-type="float">
            <text:p>3,4920626120382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13" calcext:value-type="float">
            <text:p>0,4813</text:p>
          </table:table-cell>
          <table:table-cell office:value-type="float" office:value="3.9713" calcext:value-type="float">
            <text:p>3,9713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8.27995008319468" calcext:value-type="float">
            <text:p>8,27995008319468</text:p>
          </table:table-cell>
          <table:table-cell office:value-type="float" office:value="5.16747366258767" calcext:value-type="float">
            <text:p>5,16747366258767</text:p>
          </table:table-cell>
          <table:table-cell office:value-type="float" office:value="4.3682722130998" calcext:value-type="float">
            <text:p>4,3682722130998</text:p>
          </table:table-cell>
          <table:table-cell office:value-type="float" office:value="4.24589363779127" calcext:value-type="float">
            <text:p>4,24589363779127</text:p>
          </table:table-cell>
          <table:table-cell office:value-type="float" office:value="3.4035439137134" calcext:value-type="float">
            <text:p>3,4035439137134</text:p>
          </table:table-cell>
          <table:table-cell office:value-type="float" office:value="3.49612818569924" calcext:value-type="float">
            <text:p>3,496128185699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08" calcext:value-type="float">
            <text:p>0,4808</text:p>
          </table:table-cell>
          <table:table-cell office:value-type="float" office:value="3.981" calcext:value-type="float">
            <text:p>3,981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8.30703580349709" calcext:value-type="float">
            <text:p>8,30703580349709</text:p>
          </table:table-cell>
          <table:table-cell office:value-type="float" office:value="5.17007541301095" calcext:value-type="float">
            <text:p>5,17007541301095</text:p>
          </table:table-cell>
          <table:table-cell office:value-type="float" office:value="4.37071480671043" calcext:value-type="float">
            <text:p>4,37071480671043</text:p>
          </table:table-cell>
          <table:table-cell office:value-type="float" office:value="4.24815985406105" calcext:value-type="float">
            <text:p>4,24815985406105</text:p>
          </table:table-cell>
          <table:table-cell office:value-type="float" office:value="3.41083440308087" calcext:value-type="float">
            <text:p>3,41083440308087</text:p>
          </table:table-cell>
          <table:table-cell office:value-type="float" office:value="3.50017557802133" calcext:value-type="float">
            <text:p>3,5001755780213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804" calcext:value-type="float">
            <text:p>0,4804</text:p>
          </table:table-cell>
          <table:table-cell office:value-type="float" office:value="3.9907" calcext:value-type="float">
            <text:p>3,9907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8.33590331319025" calcext:value-type="float">
            <text:p>8,33590331319025</text:p>
          </table:table-cell>
          <table:table-cell office:value-type="float" office:value="5.17267685807341" calcext:value-type="float">
            <text:p>5,17267685807341</text:p>
          </table:table-cell>
          <table:table-cell office:value-type="float" office:value="4.37315472936031" calcext:value-type="float">
            <text:p>4,37315472936031</text:p>
          </table:table-cell>
          <table:table-cell office:value-type="float" office:value="4.25040284963108" calcext:value-type="float">
            <text:p>4,25040284963108</text:p>
          </table:table-cell>
          <table:table-cell office:value-type="float" office:value="3.41829662713692" calcext:value-type="float">
            <text:p>3,41829662713692</text:p>
          </table:table-cell>
          <table:table-cell office:value-type="float" office:value="3.5042417521486" calcext:value-type="float">
            <text:p>3,50424175214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99" calcext:value-type="float">
            <text:p>0,4799</text:p>
          </table:table-cell>
          <table:table-cell office:value-type="float" office:value="4.0004" calcext:value-type="float">
            <text:p>4,0004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8.36308654848801" calcext:value-type="float">
            <text:p>8,36308654848801</text:p>
          </table:table-cell>
          <table:table-cell office:value-type="float" office:value="5.17527799782883" calcext:value-type="float">
            <text:p>5,17527799782883</text:p>
          </table:table-cell>
          <table:table-cell office:value-type="float" office:value="4.37599052737043" calcext:value-type="float">
            <text:p>4,37599052737043</text:p>
          </table:table-cell>
          <table:table-cell office:value-type="float" office:value="4.25253253083542" calcext:value-type="float">
            <text:p>4,25253253083542</text:p>
          </table:table-cell>
          <table:table-cell office:value-type="float" office:value="3.4255799630466" calcext:value-type="float">
            <text:p>3,4255799630466</text:p>
          </table:table-cell>
          <table:table-cell office:value-type="float" office:value="3.50830822690054" calcext:value-type="float">
            <text:p>3,508308226900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95" calcext:value-type="float">
            <text:p>0,4795</text:p>
          </table:table-cell>
          <table:table-cell office:value-type="float" office:value="4.0101" calcext:value-type="float">
            <text:p>4,0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9206680584551" calcext:value-type="float">
            <text:p>8,39206680584551</text:p>
          </table:table-cell>
          <table:table-cell office:value-type="float" office:value="5.17803074756484" calcext:value-type="float">
            <text:p>5,17803074756484</text:p>
          </table:table-cell>
          <table:table-cell office:value-type="float" office:value="4.37851615839782" calcext:value-type="float">
            <text:p>4,37851615839782</text:p>
          </table:table-cell>
          <table:table-cell office:value-type="float" office:value="4.25463904422979" calcext:value-type="float">
            <text:p>4,25463904422979</text:p>
          </table:table-cell>
          <table:table-cell office:value-type="float" office:value="3.43303571428571" calcext:value-type="float">
            <text:p>3,43303571428571</text:p>
          </table:table-cell>
          <table:table-cell office:value-type="float" office:value="3.5123565183638" calcext:value-type="float">
            <text:p>3,512356518363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9" calcext:value-type="float">
            <text:p>0,479</text:p>
          </table:table-cell>
          <table:table-cell office:value-type="float" office:value="4.0198" calcext:value-type="float">
            <text:p>4,0198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8.41934809862098" calcext:value-type="float">
            <text:p>8,41934809862098</text:p>
          </table:table-cell>
          <table:table-cell office:value-type="float" office:value="5.18060200668896" calcext:value-type="float">
            <text:p>5,18060200668896</text:p>
          </table:table-cell>
          <table:table-cell office:value-type="float" office:value="4.3811300154672" calcext:value-type="float">
            <text:p>4,3811300154672</text:p>
          </table:table-cell>
          <table:table-cell office:value-type="float" office:value="4.25667464165485" calcext:value-type="float">
            <text:p>4,25667464165485</text:p>
          </table:table-cell>
          <table:table-cell office:value-type="float" office:value="3.44031190683835" calcext:value-type="float">
            <text:p>3,44031190683835</text:p>
          </table:table-cell>
          <table:table-cell office:value-type="float" office:value="3.51642359378177" calcext:value-type="float">
            <text:p>3,5164235937817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86" calcext:value-type="float">
            <text:p>0,4786</text:p>
          </table:table-cell>
          <table:table-cell office:value-type="float" office:value="4.0295" calcext:value-type="float">
            <text:p>4,0295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8.44844174858816" calcext:value-type="float">
            <text:p>8,44844174858816</text:p>
          </table:table-cell>
          <table:table-cell office:value-type="float" office:value="5.18302091583795" calcext:value-type="float">
            <text:p>5,18302091583795</text:p>
          </table:table-cell>
          <table:table-cell office:value-type="float" office:value="4.38423062931975" calcext:value-type="float">
            <text:p>4,38423062931975</text:p>
          </table:table-cell>
          <table:table-cell office:value-type="float" office:value="4.25875605781644" calcext:value-type="float">
            <text:p>4,25875605781644</text:p>
          </table:table-cell>
          <table:table-cell office:value-type="float" office:value="3.44763565493897" calcext:value-type="float">
            <text:p>3,44763565493897</text:p>
          </table:table-cell>
          <table:table-cell office:value-type="float" office:value="3.52049096992439" calcext:value-type="float">
            <text:p>3,5204909699243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81" calcext:value-type="float">
            <text:p>0,4781</text:p>
          </table:table-cell>
          <table:table-cell office:value-type="float" office:value="4.0392" calcext:value-type="float">
            <text:p>4,0392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8.47759631490787" calcext:value-type="float">
            <text:p>8,47759631490787</text:p>
          </table:table-cell>
          <table:table-cell office:value-type="float" office:value="5.18562083834443" calcext:value-type="float">
            <text:p>5,18562083834443</text:p>
          </table:table-cell>
          <table:table-cell office:value-type="float" office:value="4.38702054171969" calcext:value-type="float">
            <text:p>4,38702054171969</text:p>
          </table:table-cell>
          <table:table-cell office:value-type="float" office:value="4.26085668958223" calcext:value-type="float">
            <text:p>4,26085668958223</text:p>
          </table:table-cell>
          <table:table-cell office:value-type="float" office:value="3.4551328068916" calcext:value-type="float">
            <text:p>3,4551328068916</text:p>
          </table:table-cell>
          <table:table-cell office:value-type="float" office:value="3.52454016082817" calcext:value-type="float">
            <text:p>3,524540160828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76" calcext:value-type="float">
            <text:p>0,4776</text:p>
          </table:table-cell>
          <table:table-cell office:value-type="float" office:value="4.0489" calcext:value-type="float">
            <text:p>4,0489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8.50660238943618" calcext:value-type="float">
            <text:p>8,50660238943618</text:p>
          </table:table-cell>
          <table:table-cell office:value-type="float" office:value="5.18819112427771" calcext:value-type="float">
            <text:p>5,18819112427771</text:p>
          </table:table-cell>
          <table:table-cell office:value-type="float" office:value="4.38998909883721" calcext:value-type="float">
            <text:p>4,38998909883721</text:p>
          </table:table-cell>
          <table:table-cell office:value-type="float" office:value="4.26295536714802" calcext:value-type="float">
            <text:p>4,26295536714802</text:p>
          </table:table-cell>
          <table:table-cell office:value-type="float" office:value="3.46244937714666" calcext:value-type="float">
            <text:p>3,46244937714666</text:p>
          </table:table-cell>
          <table:table-cell office:value-type="float" office:value="3.52860813783669" calcext:value-type="float">
            <text:p>3,528608137836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71" calcext:value-type="float">
            <text:p>0,4771</text:p>
          </table:table-cell>
          <table:table-cell office:value-type="float" office:value="4.0585" calcext:value-type="float">
            <text:p>4,0585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8.53387874973778" calcext:value-type="float">
            <text:p>8,53387874973778</text:p>
          </table:table-cell>
          <table:table-cell office:value-type="float" office:value="5.19076110866696" calcext:value-type="float">
            <text:p>5,19076110866696</text:p>
          </table:table-cell>
          <table:table-cell office:value-type="float" office:value="4.3935349132843" calcext:value-type="float">
            <text:p>4,3935349132843</text:p>
          </table:table-cell>
          <table:table-cell office:value-type="float" office:value="4.26503096007946" calcext:value-type="float">
            <text:p>4,26503096007946</text:p>
          </table:table-cell>
          <table:table-cell office:value-type="float" office:value="3.46976219762198" calcext:value-type="float">
            <text:p>3,46976219762198</text:p>
          </table:table-cell>
          <table:table-cell office:value-type="float" office:value="3.532657928306" calcext:value-type="float">
            <text:p>3,53265792830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67" calcext:value-type="float">
            <text:p>0,4767</text:p>
          </table:table-cell>
          <table:table-cell office:value-type="float" office:value="4.0681" calcext:value-type="float">
            <text:p>4,0681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8.56320873582528" calcext:value-type="float">
            <text:p>8,56320873582528</text:p>
          </table:table-cell>
          <table:table-cell office:value-type="float" office:value="5.19333079156524" calcext:value-type="float">
            <text:p>5,19333079156524</text:p>
          </table:table-cell>
          <table:table-cell office:value-type="float" office:value="4.39685996914421" calcext:value-type="float">
            <text:p>4,39685996914421</text:p>
          </table:table-cell>
          <table:table-cell office:value-type="float" office:value="4.26712574723812" calcext:value-type="float">
            <text:p>4,26712574723812</text:p>
          </table:table-cell>
          <table:table-cell office:value-type="float" office:value="3.47707127119947" calcext:value-type="float">
            <text:p>3,47707127119947</text:p>
          </table:table-cell>
          <table:table-cell office:value-type="float" office:value="3.53672650631367" calcext:value-type="float">
            <text:p>3,536726506313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62" calcext:value-type="float">
            <text:p>0,4762</text:p>
          </table:table-cell>
          <table:table-cell office:value-type="float" office:value="4.0778" calcext:value-type="float">
            <text:p>4,0778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8.5921799453437" calcext:value-type="float">
            <text:p>8,5921799453437</text:p>
          </table:table-cell>
          <table:table-cell office:value-type="float" office:value="5.19587084665239" calcext:value-type="float">
            <text:p>5,19587084665239</text:p>
          </table:table-cell>
          <table:table-cell office:value-type="float" office:value="4.40045351473923" calcext:value-type="float">
            <text:p>4,40045351473923</text:p>
          </table:table-cell>
          <table:table-cell office:value-type="float" office:value="4.26921858834956" calcext:value-type="float">
            <text:p>4,26921858834956</text:p>
          </table:table-cell>
          <table:table-cell office:value-type="float" office:value="3.48437660075812" calcext:value-type="float">
            <text:p>3,48437660075812</text:p>
          </table:table-cell>
          <table:table-cell office:value-type="float" office:value="3.54079538521271" calcext:value-type="float">
            <text:p>3,5407953852127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57" calcext:value-type="float">
            <text:p>0,4757</text:p>
          </table:table-cell>
          <table:table-cell office:value-type="float" office:value="4.0873" calcext:value-type="float">
            <text:p>4,0873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8.62142255892256" calcext:value-type="float">
            <text:p>8,62142255892256</text:p>
          </table:table-cell>
          <table:table-cell office:value-type="float" office:value="5.19828749046977" calcext:value-type="float">
            <text:p>5,19828749046977</text:p>
          </table:table-cell>
          <table:table-cell office:value-type="float" office:value="4.40453309156845" calcext:value-type="float">
            <text:p>4,40453309156845</text:p>
          </table:table-cell>
          <table:table-cell office:value-type="float" office:value="4.27139962856661" calcext:value-type="float">
            <text:p>4,27139962856661</text:p>
          </table:table-cell>
          <table:table-cell office:value-type="float" office:value="3.49167818917396" calcext:value-type="float">
            <text:p>3,49167818917396</text:p>
          </table:table-cell>
          <table:table-cell office:value-type="float" office:value="3.54484607562171" calcext:value-type="float">
            <text:p>3,5448460756217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52" calcext:value-type="float">
            <text:p>0,4752</text:p>
          </table:table-cell>
          <table:table-cell office:value-type="float" office:value="4.0969" calcext:value-type="float">
            <text:p>4,0969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8.65051611544133" calcext:value-type="float">
            <text:p>8,65051611544133</text:p>
          </table:table-cell>
          <table:table-cell office:value-type="float" office:value="5.20082688247713" calcext:value-type="float">
            <text:p>5,20082688247713</text:p>
          </table:table-cell>
          <table:table-cell office:value-type="float" office:value="4.4084813338166" calcext:value-type="float">
            <text:p>4,4084813338166</text:p>
          </table:table-cell>
          <table:table-cell office:value-type="float" office:value="4.27359983124143" calcext:value-type="float">
            <text:p>4,27359983124143</text:p>
          </table:table-cell>
          <table:table-cell office:value-type="float" office:value="3.49897603932009" calcext:value-type="float">
            <text:p>3,49897603932009</text:p>
          </table:table-cell>
          <table:table-cell office:value-type="float" office:value="3.54891555571991" calcext:value-type="float">
            <text:p>3,548915555719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47" calcext:value-type="float">
            <text:p>0,4747</text:p>
          </table:table-cell>
          <table:table-cell office:value-type="float" office:value="4.1064" calcext:value-type="float">
            <text:p>4,10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67988190636862" calcext:value-type="float">
            <text:p>8,67988190636862</text:p>
          </table:table-cell>
          <table:table-cell office:value-type="float" office:value="5.203365976661" calcext:value-type="float">
            <text:p>5,203365976661</text:p>
          </table:table-cell>
          <table:table-cell office:value-type="float" office:value="4.41260641188191" calcext:value-type="float">
            <text:p>4,41260641188191</text:p>
          </table:table-cell>
          <table:table-cell office:value-type="float" office:value="4.27579808543837" calcext:value-type="float">
            <text:p>4,27579808543837</text:p>
          </table:table-cell>
          <table:table-cell office:value-type="float" office:value="3.50621896913549" calcext:value-type="float">
            <text:p>3,50621896913549</text:p>
          </table:table-cell>
          <table:table-cell office:value-type="float" office:value="3.55296684602726" calcext:value-type="float">
            <text:p>3,552966846027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42" calcext:value-type="float">
            <text:p>0,4742</text:p>
          </table:table-cell>
          <table:table-cell office:value-type="float" office:value="4.116" calcext:value-type="float">
            <text:p>4,116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8.70888748152839" calcext:value-type="float">
            <text:p>8,70888748152839</text:p>
          </table:table-cell>
          <table:table-cell office:value-type="float" office:value="5.20575214752705" calcext:value-type="float">
            <text:p>5,20575214752705</text:p>
          </table:table-cell>
          <table:table-cell office:value-type="float" office:value="4.41699855177408" calcext:value-type="float">
            <text:p>4,41699855177408</text:p>
          </table:table-cell>
          <table:table-cell office:value-type="float" office:value="4.27810563588079" calcext:value-type="float">
            <text:p>4,27810563588079</text:p>
          </table:table-cell>
          <table:table-cell office:value-type="float" office:value="3.51332958092412" calcext:value-type="float">
            <text:p>3,51332958092412</text:p>
          </table:table-cell>
          <table:table-cell office:value-type="float" office:value="3.55697115384615" calcext:value-type="float">
            <text:p>3,5569711538461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37" calcext:value-type="float">
            <text:p>0,4737</text:p>
          </table:table-cell>
          <table:table-cell office:value-type="float" office:value="4.1254" calcext:value-type="float">
            <text:p>4,1254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8.73816568047337" calcext:value-type="float">
            <text:p>8,73816568047337</text:p>
          </table:table-cell>
          <table:table-cell office:value-type="float" office:value="5.20829058075108" calcext:value-type="float">
            <text:p>5,20829058075108</text:p>
          </table:table-cell>
          <table:table-cell office:value-type="float" office:value="4.42205735999276" calcext:value-type="float">
            <text:p>4,42205735999276</text:p>
          </table:table-cell>
          <table:table-cell office:value-type="float" office:value="4.28043230944255" calcext:value-type="float">
            <text:p>4,28043230944255</text:p>
          </table:table-cell>
          <table:table-cell office:value-type="float" office:value="3.52061591978719" calcext:value-type="float">
            <text:p>3,52061591978719</text:p>
          </table:table-cell>
          <table:table-cell office:value-type="float" office:value="3.5610229668257" calcext:value-type="float">
            <text:p>3,56102296682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32" calcext:value-type="float">
            <text:p>0,4732</text:p>
          </table:table-cell>
          <table:table-cell office:value-type="float" office:value="4.1349" calcext:value-type="float">
            <text:p>4,1349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8.76729426697694" calcext:value-type="float">
            <text:p>8,76729426697694</text:p>
          </table:table-cell>
          <table:table-cell office:value-type="float" office:value="5.21067596881046" calcext:value-type="float">
            <text:p>5,21067596881046</text:p>
          </table:table-cell>
          <table:table-cell office:value-type="float" office:value="4.42689212406185" calcext:value-type="float">
            <text:p>4,42689212406185</text:p>
          </table:table-cell>
          <table:table-cell office:value-type="float" office:value="4.2827570231226" calcext:value-type="float">
            <text:p>4,2827570231226</text:p>
          </table:table-cell>
          <table:table-cell office:value-type="float" office:value="3.52784738914745" calcext:value-type="float">
            <text:p>3,52784738914745</text:p>
          </table:table-cell>
          <table:table-cell office:value-type="float" office:value="3.56509357200976" calcext:value-type="float">
            <text:p>3,5650935720097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27" calcext:value-type="float">
            <text:p>0,4727</text:p>
          </table:table-cell>
          <table:table-cell office:value-type="float" office:value="4.1443" calcext:value-type="float">
            <text:p>4,1443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8.79648454044896" calcext:value-type="float">
            <text:p>8,79648454044896</text:p>
          </table:table-cell>
          <table:table-cell office:value-type="float" office:value="5.21321374135303" calcext:value-type="float">
            <text:p>5,21321374135303</text:p>
          </table:table-cell>
          <table:table-cell office:value-type="float" office:value="4.431902394939" calcext:value-type="float">
            <text:p>4,431902394939</text:p>
          </table:table-cell>
          <table:table-cell office:value-type="float" office:value="4.28521208293864" calcext:value-type="float">
            <text:p>4,28521208293864</text:p>
          </table:table-cell>
          <table:table-cell office:value-type="float" office:value="3.53484329464697" calcext:value-type="float">
            <text:p>3,53484329464697</text:p>
          </table:table-cell>
          <table:table-cell office:value-type="float" office:value="3.56914598513149" calcext:value-type="float">
            <text:p>3,569145985131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22" calcext:value-type="float">
            <text:p>0,4722</text:p>
          </table:table-cell>
          <table:table-cell office:value-type="float" office:value="4.1537" calcext:value-type="float">
            <text:p>4,153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8.82552469790121" calcext:value-type="float">
            <text:p>8,82552469790121</text:p>
          </table:table-cell>
          <table:table-cell office:value-type="float" office:value="5.21556903777954" calcext:value-type="float">
            <text:p>5,21556903777954</text:p>
          </table:table-cell>
          <table:table-cell office:value-type="float" office:value="4.43717821335019" calcext:value-type="float">
            <text:p>4,43717821335019</text:p>
          </table:table-cell>
          <table:table-cell office:value-type="float" office:value="4.28759600210416" calcext:value-type="float">
            <text:p>4,28759600210416</text:p>
          </table:table-cell>
          <table:table-cell office:value-type="float" office:value="3.54206706195052" calcext:value-type="float">
            <text:p>3,54206706195052</text:p>
          </table:table-cell>
          <table:table-cell office:value-type="float" office:value="3.57313261701774" calcext:value-type="float">
            <text:p>3,5731326170177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17" calcext:value-type="float">
            <text:p>0,4717</text:p>
          </table:table-cell>
          <table:table-cell office:value-type="float" office:value="4.163" calcext:value-type="float">
            <text:p>4,163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8.85462648556876" calcext:value-type="float">
            <text:p>8,85462648556876</text:p>
          </table:table-cell>
          <table:table-cell office:value-type="float" office:value="5.21810615163682" calcext:value-type="float">
            <text:p>5,21810615163682</text:p>
          </table:table-cell>
          <table:table-cell office:value-type="float" office:value="4.44302997472012" calcext:value-type="float">
            <text:p>4,44302997472012</text:p>
          </table:table-cell>
          <table:table-cell office:value-type="float" office:value="4.2900681474003" calcext:value-type="float">
            <text:p>4,2900681474003</text:p>
          </table:table-cell>
          <table:table-cell office:value-type="float" office:value="3.54905467552376" calcext:value-type="float">
            <text:p>3,54905467552376</text:p>
          </table:table-cell>
          <table:table-cell office:value-type="float" office:value="3.57720404653141" calcext:value-type="float">
            <text:p>3,577204046531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12" calcext:value-type="float">
            <text:p>0,4712</text:p>
          </table:table-cell>
          <table:table-cell office:value-type="float" office:value="4.1723" calcext:value-type="float">
            <text:p>4,1723</text:p>
          </table:table-cell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8.88379009985129" calcext:value-type="float">
            <text:p>8,88379009985129</text:p>
          </table:table-cell>
          <table:table-cell office:value-type="float" office:value="5.22046067284023" calcext:value-type="float">
            <text:p>5,22046067284023</text:p>
          </table:table-cell>
          <table:table-cell office:value-type="float" office:value="4.44874571377008" calcext:value-type="float">
            <text:p>4,44874571377008</text:p>
          </table:table-cell>
          <table:table-cell office:value-type="float" office:value="4.29269164459022" calcext:value-type="float">
            <text:p>4,29269164459022</text:p>
          </table:table-cell>
          <table:table-cell office:value-type="float" office:value="3.55598692276257" calcext:value-type="float">
            <text:p>3,55598692276257</text:p>
          </table:table-cell>
          <table:table-cell office:value-type="float" office:value="3.58125728236143" calcext:value-type="float">
            <text:p>3,5812572823614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07" calcext:value-type="float">
            <text:p>0,4707</text:p>
          </table:table-cell>
          <table:table-cell office:value-type="float" office:value="4.1816" calcext:value-type="float">
            <text:p>4,1816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8.91280306252659" calcext:value-type="float">
            <text:p>8,91280306252659</text:p>
          </table:table-cell>
          <table:table-cell office:value-type="float" office:value="5.22296782511868" calcext:value-type="float">
            <text:p>5,22296782511868</text:p>
          </table:table-cell>
          <table:table-cell office:value-type="float" office:value="4.45463564213564" calcext:value-type="float">
            <text:p>4,45463564213564</text:p>
          </table:table-cell>
          <table:table-cell office:value-type="float" office:value="4.29522288308358" calcext:value-type="float">
            <text:p>4,29522288308358</text:p>
          </table:table-cell>
          <table:table-cell office:value-type="float" office:value="3.56291492186702" calcext:value-type="float">
            <text:p>3,56291492186702</text:p>
          </table:table-cell>
          <table:table-cell office:value-type="float" office:value="3.58526300214545" calcext:value-type="float">
            <text:p>3,585263002145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702" calcext:value-type="float">
            <text:p>0,4702</text:p>
          </table:table-cell>
          <table:table-cell office:value-type="float" office:value="4.1908" calcext:value-type="float">
            <text:p>4,1908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8.94378194207837" calcext:value-type="float">
            <text:p>8,94378194207837</text:p>
          </table:table-cell>
          <table:table-cell office:value-type="float" office:value="5.22532157402795" calcext:value-type="float">
            <text:p>5,22532157402795</text:p>
          </table:table-cell>
          <table:table-cell office:value-type="float" office:value="4.46069947719488" calcext:value-type="float">
            <text:p>4,46069947719488</text:p>
          </table:table-cell>
          <table:table-cell office:value-type="float" office:value="4.29788440933633" calcext:value-type="float">
            <text:p>4,29788440933633</text:p>
          </table:table-cell>
          <table:table-cell office:value-type="float" office:value="3.56978762507658" calcext:value-type="float">
            <text:p>3,56978762507658</text:p>
          </table:table-cell>
          <table:table-cell office:value-type="float" office:value="3.58931676099582" calcext:value-type="float">
            <text:p>3,5893167609958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96" calcext:value-type="float">
            <text:p>0,469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9727137070987" calcext:value-type="float">
            <text:p>8,9727137070987</text:p>
          </table:table-cell>
          <table:table-cell office:value-type="float" office:value="5.22767490917614" calcext:value-type="float">
            <text:p>5,22767490917614</text:p>
          </table:table-cell>
          <table:table-cell office:value-type="float" office:value="4.46742949815299" calcext:value-type="float">
            <text:p>4,46742949815299</text:p>
          </table:table-cell>
          <table:table-cell office:value-type="float" office:value="4.30056492429175" calcext:value-type="float">
            <text:p>4,30056492429175</text:p>
          </table:table-cell>
          <table:table-cell office:value-type="float" office:value="3.57660508318873" calcext:value-type="float">
            <text:p>3,57660508318873</text:p>
          </table:table-cell>
          <table:table-cell office:value-type="float" office:value="3.59338931636579" calcext:value-type="float">
            <text:p>3,5933893163657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91" calcext:value-type="float">
            <text:p>0,4691</text:p>
          </table:table-cell>
          <table:table-cell office:value-type="float" office:value="4.2091" calcext:value-type="float">
            <text:p>4,2091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9.00170721297482" calcext:value-type="float">
            <text:p>9,00170721297482</text:p>
          </table:table-cell>
          <table:table-cell office:value-type="float" office:value="5.23018105115134" calcext:value-type="float">
            <text:p>5,23018105115134</text:p>
          </table:table-cell>
          <table:table-cell office:value-type="float" office:value="4.47393066186403" calcext:value-type="float">
            <text:p>4,47393066186403</text:p>
          </table:table-cell>
          <table:table-cell office:value-type="float" office:value="4.30337574001764" calcext:value-type="float">
            <text:p>4,30337574001764</text:p>
          </table:table-cell>
          <table:table-cell office:value-type="float" office:value="3.58336734693878" calcext:value-type="float">
            <text:p>3,58336734693878</text:p>
          </table:table-cell>
          <table:table-cell office:value-type="float" office:value="3.59737713408431" calcext:value-type="float">
            <text:p>3,5973771340843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86" calcext:value-type="float">
            <text:p>0,4686</text:p>
          </table:table-cell>
          <table:table-cell office:value-type="float" office:value="4.2182" calcext:value-type="float">
            <text:p>4,2182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9.0307626575518" calcext:value-type="float">
            <text:p>9,0307626575518</text:p>
          </table:table-cell>
          <table:table-cell office:value-type="float" office:value="5.23253361455313" calcext:value-type="float">
            <text:p>5,23253361455313</text:p>
          </table:table-cell>
          <table:table-cell office:value-type="float" office:value="4.48060480604806" calcext:value-type="float">
            <text:p>4,48060480604806</text:p>
          </table:table-cell>
          <table:table-cell office:value-type="float" office:value="4.30611516830353" calcext:value-type="float">
            <text:p>4,30611516830353</text:p>
          </table:table-cell>
          <table:table-cell office:value-type="float" office:value="3.59012547179435" calcext:value-type="float">
            <text:p>3,59012547179435</text:p>
          </table:table-cell>
          <table:table-cell office:value-type="float" office:value="3.60143171602449" calcext:value-type="float">
            <text:p>3,601431716024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81" calcext:value-type="float">
            <text:p>0,4681</text:p>
          </table:table-cell>
          <table:table-cell office:value-type="float" office:value="4.2273" calcext:value-type="float">
            <text:p>4,2273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9.06160427807487" calcext:value-type="float">
            <text:p>9,06160427807487</text:p>
          </table:table-cell>
          <table:table-cell office:value-type="float" office:value="5.23488576449912" calcext:value-type="float">
            <text:p>5,23488576449912</text:p>
          </table:table-cell>
          <table:table-cell office:value-type="float" office:value="4.48745165062517" calcext:value-type="float">
            <text:p>4,48745165062517</text:p>
          </table:table-cell>
          <table:table-cell office:value-type="float" office:value="4.30896389687218" calcext:value-type="float">
            <text:p>4,30896389687218</text:p>
          </table:table-cell>
          <table:table-cell office:value-type="float" office:value="3.59677748317357" calcext:value-type="float">
            <text:p>3,59677748317357</text:p>
          </table:table-cell>
          <table:table-cell office:value-type="float" office:value="3.60550509628369" calcext:value-type="float">
            <text:p>3,6055050962836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75" calcext:value-type="float">
            <text:p>0,4675</text:p>
          </table:table-cell>
          <table:table-cell office:value-type="float" office:value="4.2363" calcext:value-type="float">
            <text:p>4,2363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9.09079229122056" calcext:value-type="float">
            <text:p>9,09079229122056</text:p>
          </table:table-cell>
          <table:table-cell office:value-type="float" office:value="5.23720821251794" calcext:value-type="float">
            <text:p>5,23720821251794</text:p>
          </table:table-cell>
          <table:table-cell office:value-type="float" office:value="4.49487502247797" calcext:value-type="float">
            <text:p>4,49487502247797</text:p>
          </table:table-cell>
          <table:table-cell office:value-type="float" office:value="4.31174114538553" calcext:value-type="float">
            <text:p>4,31174114538553</text:p>
          </table:table-cell>
          <table:table-cell office:value-type="float" office:value="3.60319078444365" calcext:value-type="float">
            <text:p>3,60319078444365</text:p>
          </table:table-cell>
          <table:table-cell office:value-type="float" office:value="3.60949350697399" calcext:value-type="float">
            <text:p>3,6094935069739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7" calcext:value-type="float">
            <text:p>0,467</text:p>
          </table:table-cell>
          <table:table-cell office:value-type="float" office:value="4.2454" calcext:value-type="float">
            <text:p>4,2454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9.11961414790997" calcext:value-type="float">
            <text:p>9,11961414790997</text:p>
          </table:table-cell>
          <table:table-cell office:value-type="float" office:value="5.23955953845253" calcext:value-type="float">
            <text:p>5,23955953845253</text:p>
          </table:table-cell>
          <table:table-cell office:value-type="float" office:value="4.50197699496765" calcext:value-type="float">
            <text:p>4,50197699496765</text:p>
          </table:table-cell>
          <table:table-cell office:value-type="float" office:value="4.31464866677847" calcext:value-type="float">
            <text:p>4,31464866677847</text:p>
          </table:table-cell>
          <table:table-cell office:value-type="float" office:value="3.60959951085295" calcext:value-type="float">
            <text:p>3,60959951085295</text:p>
          </table:table-cell>
          <table:table-cell office:value-type="float" office:value="3.61356741157318" calcext:value-type="float">
            <text:p>3,613567411573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65" calcext:value-type="float">
            <text:p>0,4665</text:p>
          </table:table-cell>
          <table:table-cell office:value-type="float" office:value="4.2543" calcext:value-type="float">
            <text:p>4,2543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9.15067611075338" calcext:value-type="float">
            <text:p>9,15067611075338</text:p>
          </table:table-cell>
          <table:table-cell office:value-type="float" office:value="5.24188116782336" calcext:value-type="float">
            <text:p>5,24188116782336</text:p>
          </table:table-cell>
          <table:table-cell office:value-type="float" office:value="4.5092509430573" calcext:value-type="float">
            <text:p>4,5092509430573</text:p>
          </table:table-cell>
          <table:table-cell office:value-type="float" office:value="4.31757507177134" calcext:value-type="float">
            <text:p>4,31757507177134</text:p>
          </table:table-cell>
          <table:table-cell office:value-type="float" office:value="3.61608598207009" calcext:value-type="float">
            <text:p>3,61608598207009</text:p>
          </table:table-cell>
          <table:table-cell office:value-type="float" office:value="3.61755619276663" calcext:value-type="float">
            <text:p>3,6175561927666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59" calcext:value-type="float">
            <text:p>0,4659</text:p>
          </table:table-cell>
          <table:table-cell office:value-type="float" office:value="4.2633" calcext:value-type="float">
            <text:p>4,2633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9.17963042544048" calcext:value-type="float">
            <text:p>9,17963042544048</text:p>
          </table:table-cell>
          <table:table-cell office:value-type="float" office:value="5.24423167018037" calcext:value-type="float">
            <text:p>5,24423167018037</text:p>
          </table:table-cell>
          <table:table-cell office:value-type="float" office:value="4.51669658886894" calcext:value-type="float">
            <text:p>4,51669658886894</text:p>
          </table:table-cell>
          <table:table-cell office:value-type="float" office:value="4.32061084693215" calcext:value-type="float">
            <text:p>4,32061084693215</text:p>
          </table:table-cell>
          <table:table-cell office:value-type="float" office:value="3.62228219359438" calcext:value-type="float">
            <text:p>3,62228219359438</text:p>
          </table:table-cell>
          <table:table-cell office:value-type="float" office:value="3.62161212143637" calcext:value-type="float">
            <text:p>3,6216121214363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54" calcext:value-type="float">
            <text:p>0,4654</text:p>
          </table:table-cell>
          <table:table-cell office:value-type="float" office:value="4.2722" calcext:value-type="float">
            <text:p>4,2722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9.21062822719449" calcext:value-type="float">
            <text:p>9,21062822719449</text:p>
          </table:table-cell>
          <table:table-cell office:value-type="float" office:value="5.24670609591849" calcext:value-type="float">
            <text:p>5,24670609591849</text:p>
          </table:table-cell>
          <table:table-cell office:value-type="float" office:value="4.52422393683833" calcext:value-type="float">
            <text:p>4,52422393683833</text:p>
          </table:table-cell>
          <table:table-cell office:value-type="float" office:value="4.32357498848264" calcext:value-type="float">
            <text:p>4,32357498848264</text:p>
          </table:table-cell>
          <table:table-cell office:value-type="float" office:value="3.62847398961621" calcext:value-type="float">
            <text:p>3,62847398961621</text:p>
          </table:table-cell>
          <table:table-cell office:value-type="float" office:value="3.6256197735514" calcext:value-type="float">
            <text:p>3,625619773551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48" calcext:value-type="float">
            <text:p>0,4648</text:p>
          </table:table-cell>
          <table:table-cell office:value-type="float" office:value="4.2811" calcext:value-type="float">
            <text:p>4,2811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9.23971570105535" calcext:value-type="float">
            <text:p>9,23971570105535</text:p>
          </table:table-cell>
          <table:table-cell office:value-type="float" office:value="5.24902655385426" calcext:value-type="float">
            <text:p>5,24902655385426</text:p>
          </table:table-cell>
          <table:table-cell office:value-type="float" office:value="4.5323289391086" calcext:value-type="float">
            <text:p>4,5323289391086</text:p>
          </table:table-cell>
          <table:table-cell office:value-type="float" office:value="4.32657888677231" calcext:value-type="float">
            <text:p>4,32657888677231</text:p>
          </table:table-cell>
          <table:table-cell office:value-type="float" office:value="3.63455960921997" calcext:value-type="float">
            <text:p>3,63455960921997</text:p>
          </table:table-cell>
          <table:table-cell office:value-type="float" office:value="3.62967622571693" calcext:value-type="float">
            <text:p>3,6296762257169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43" calcext:value-type="float">
            <text:p>0,4643</text:p>
          </table:table-cell>
          <table:table-cell office:value-type="float" office:value="4.29" calcext:value-type="float">
            <text:p>4,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27064912659047" calcext:value-type="float">
            <text:p>9,27064912659047</text:p>
          </table:table-cell>
          <table:table-cell office:value-type="float" office:value="5.25134660421546" calcext:value-type="float">
            <text:p>5,25134660421546</text:p>
          </table:table-cell>
          <table:table-cell office:value-type="float" office:value="4.54010934839115" calcext:value-type="float">
            <text:p>4,54010934839115</text:p>
          </table:table-cell>
          <table:table-cell office:value-type="float" office:value="4.32969217569632" calcext:value-type="float">
            <text:p>4,32969217569632</text:p>
          </table:table-cell>
          <table:table-cell office:value-type="float" office:value="3.64059003051882" calcext:value-type="float">
            <text:p>3,64059003051882</text:p>
          </table:table-cell>
          <table:table-cell office:value-type="float" office:value="3.63366574774741" calcext:value-type="float">
            <text:p>3,6336657477474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37" calcext:value-type="float">
            <text:p>0,4637</text:p>
          </table:table-cell>
          <table:table-cell office:value-type="float" office:value="4.2988" calcext:value-type="float">
            <text:p>4,2988</text:p>
          </table:table-cell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9.29965457685665" calcext:value-type="float">
            <text:p>9,29965457685665</text:p>
          </table:table-cell>
          <table:table-cell office:value-type="float" office:value="5.25351246926589" calcext:value-type="float">
            <text:p>5,25351246926589</text:p>
          </table:table-cell>
          <table:table-cell office:value-type="float" office:value="4.54797097554421" calcext:value-type="float">
            <text:p>4,54797097554421</text:p>
          </table:table-cell>
          <table:table-cell office:value-type="float" office:value="4.33271274370346" calcext:value-type="float">
            <text:p>4,33271274370346</text:p>
          </table:table-cell>
          <table:table-cell office:value-type="float" office:value="3.64651446585651" calcext:value-type="float">
            <text:p>3,64651446585651</text:p>
          </table:table-cell>
          <table:table-cell office:value-type="float" office:value="3.63774122522989" calcext:value-type="float">
            <text:p>3,6377412252298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32" calcext:value-type="float">
            <text:p>0,4632</text:p>
          </table:table-cell>
          <table:table-cell office:value-type="float" office:value="4.3076" calcext:value-type="float">
            <text:p>4,3076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9.33073929961089" calcext:value-type="float">
            <text:p>9,33073929961089</text:p>
          </table:table-cell>
          <table:table-cell office:value-type="float" office:value="5.25583165042292" calcext:value-type="float">
            <text:p>5,25583165042292</text:p>
          </table:table-cell>
          <table:table-cell office:value-type="float" office:value="4.55591368967678" calcext:value-type="float">
            <text:p>4,55591368967678</text:p>
          </table:table-cell>
          <table:table-cell office:value-type="float" office:value="4.33586365537432" calcext:value-type="float">
            <text:p>4,33586365537432</text:p>
          </table:table-cell>
          <table:table-cell office:value-type="float" office:value="3.65238385686693" calcext:value-type="float">
            <text:p>3,65238385686693</text:p>
          </table:table-cell>
          <table:table-cell office:value-type="float" office:value="3.64173111793657" calcext:value-type="float">
            <text:p>3,641731117936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26" calcext:value-type="float">
            <text:p>0,4626</text:p>
          </table:table-cell>
          <table:table-cell office:value-type="float" office:value="4.3164" calcext:value-type="float">
            <text:p>4,3164</text:p>
          </table:table-cell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9.36190476190476" calcext:value-type="float">
            <text:p>9,36190476190476</text:p>
          </table:table-cell>
          <table:table-cell office:value-type="float" office:value="5.25815042434884" calcext:value-type="float">
            <text:p>5,25815042434884</text:p>
          </table:table-cell>
          <table:table-cell office:value-type="float" office:value="4.56393736017897" calcext:value-type="float">
            <text:p>4,56393736017897</text:p>
          </table:table-cell>
          <table:table-cell office:value-type="float" office:value="4.33903336399365" calcext:value-type="float">
            <text:p>4,33903336399365</text:p>
          </table:table-cell>
          <table:table-cell office:value-type="float" office:value="3.65801239711411" calcext:value-type="float">
            <text:p>3,65801239711411</text:p>
          </table:table-cell>
          <table:table-cell office:value-type="float" office:value="3.6457886166827" calcext:value-type="float">
            <text:p>3,645788616682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2" calcext:value-type="float">
            <text:p>0,462</text:p>
          </table:table-cell>
          <table:table-cell office:value-type="float" office:value="4.3252" calcext:value-type="float">
            <text:p>4,3252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9.39111592632719" calcext:value-type="float">
            <text:p>9,39111592632719</text:p>
          </table:table-cell>
          <table:table-cell office:value-type="float" office:value="5.26043952828256" calcext:value-type="float">
            <text:p>5,26043952828256</text:p>
          </table:table-cell>
          <table:table-cell office:value-type="float" office:value="4.57204185672122" calcext:value-type="float">
            <text:p>4,57204185672122</text:p>
          </table:table-cell>
          <table:table-cell office:value-type="float" office:value="4.34224274847446" calcext:value-type="float">
            <text:p>4,34224274847446</text:p>
          </table:table-cell>
          <table:table-cell office:value-type="float" office:value="3.6637208593631" calcext:value-type="float">
            <text:p>3,6637208593631</text:p>
          </table:table-cell>
          <table:table-cell office:value-type="float" office:value="3.64979738356494" calcext:value-type="float">
            <text:p>3,649797383564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15" calcext:value-type="float">
            <text:p>0,4615</text:p>
          </table:table-cell>
          <table:table-cell office:value-type="float" office:value="4.334" calcext:value-type="float">
            <text:p>4,334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9.42221740073769" calcext:value-type="float">
            <text:p>9,42221740073769</text:p>
          </table:table-cell>
          <table:table-cell office:value-type="float" office:value="5.2627574906367" calcext:value-type="float">
            <text:p>5,2627574906367</text:p>
          </table:table-cell>
          <table:table-cell office:value-type="float" office:value="4.58063650992312" calcext:value-type="float">
            <text:p>4,58063650992312</text:p>
          </table:table-cell>
          <table:table-cell office:value-type="float" office:value="4.34544998746553" calcext:value-type="float">
            <text:p>4,34544998746553</text:p>
          </table:table-cell>
          <table:table-cell office:value-type="float" office:value="3.66923897040158" calcext:value-type="float">
            <text:p>3,66923897040158</text:p>
          </table:table-cell>
          <table:table-cell office:value-type="float" office:value="3.65385540608057" calcext:value-type="float">
            <text:p>3,653855406080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09" calcext:value-type="float">
            <text:p>0,4609</text:p>
          </table:table-cell>
          <table:table-cell office:value-type="float" office:value="4.3427" calcext:value-type="float">
            <text:p>4,3427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9.45339995655008" calcext:value-type="float">
            <text:p>9,45339995655008</text:p>
          </table:table-cell>
          <table:table-cell office:value-type="float" office:value="5.26504578834957" calcext:value-type="float">
            <text:p>5,26504578834957</text:p>
          </table:table-cell>
          <table:table-cell office:value-type="float" office:value="4.5889027877055" calcext:value-type="float">
            <text:p>4,5889027877055</text:p>
          </table:table-cell>
          <table:table-cell office:value-type="float" office:value="4.34867596692006" calcext:value-type="float">
            <text:p>4,34867596692006</text:p>
          </table:table-cell>
          <table:table-cell office:value-type="float" office:value="3.6747868453106" calcext:value-type="float">
            <text:p>3,6747868453106</text:p>
          </table:table-cell>
          <table:table-cell office:value-type="float" office:value="3.65784603997039" calcext:value-type="float">
            <text:p>3,6578460399703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603" calcext:value-type="float">
            <text:p>0,4603</text:p>
          </table:table-cell>
          <table:table-cell office:value-type="float" office:value="4.3514" calcext:value-type="float">
            <text:p>4,3514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9.48466391124647" calcext:value-type="float">
            <text:p>9,48466391124647</text:p>
          </table:table-cell>
          <table:table-cell office:value-type="float" office:value="5.26736293955883" calcext:value-type="float">
            <text:p>5,26736293955883</text:p>
          </table:table-cell>
          <table:table-cell office:value-type="float" office:value="4.59724950884086" calcext:value-type="float">
            <text:p>4,59724950884086</text:p>
          </table:table-cell>
          <table:table-cell office:value-type="float" office:value="4.35192066805846" calcext:value-type="float">
            <text:p>4,35192066805846</text:p>
          </table:table-cell>
          <table:table-cell office:value-type="float" office:value="3.68014407467532" calcext:value-type="float">
            <text:p>3,68014407467532</text:p>
          </table:table-cell>
          <table:table-cell office:value-type="float" office:value="3.66192309115807" calcext:value-type="float">
            <text:p>3,6619230911580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97" calcext:value-type="float">
            <text:p>0,4597</text:p>
          </table:table-cell>
          <table:table-cell office:value-type="float" office:value="4.3601" calcext:value-type="float">
            <text:p>4,3601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9.51600958396863" calcext:value-type="float">
            <text:p>9,51600958396863</text:p>
          </table:table-cell>
          <table:table-cell office:value-type="float" office:value="5.26949628502896" calcext:value-type="float">
            <text:p>5,26949628502896</text:p>
          </table:table-cell>
          <table:table-cell office:value-type="float" office:value="4.6056765440914" calcext:value-type="float">
            <text:p>4,6056765440914</text:p>
          </table:table-cell>
          <table:table-cell office:value-type="float" office:value="4.3552049419818" calcext:value-type="float">
            <text:p>4,3552049419818</text:p>
          </table:table-cell>
          <table:table-cell office:value-type="float" office:value="3.68539553752535" calcext:value-type="float">
            <text:p>3,68539553752535</text:p>
          </table:table-cell>
          <table:table-cell office:value-type="float" office:value="3.66591409589726" calcext:value-type="float">
            <text:p>3,665914095897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91" calcext:value-type="float">
            <text:p>0,4591</text:p>
          </table:table-cell>
          <table:table-cell office:value-type="float" office:value="4.3688" calcext:value-type="float">
            <text:p>4,3688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9.54535542956825" calcext:value-type="float">
            <text:p>9,54535542956825</text:p>
          </table:table-cell>
          <table:table-cell office:value-type="float" office:value="5.27181257129486" calcext:value-type="float">
            <text:p>5,27181257129486</text:p>
          </table:table-cell>
          <table:table-cell office:value-type="float" office:value="4.61418376449599" calcext:value-type="float">
            <text:p>4,61418376449599</text:p>
          </table:table-cell>
          <table:table-cell office:value-type="float" office:value="4.35857795581148" calcext:value-type="float">
            <text:p>4,35857795581148</text:p>
          </table:table-cell>
          <table:table-cell office:value-type="float" office:value="3.69082982714047" calcext:value-type="float">
            <text:p>3,69082982714047</text:p>
          </table:table-cell>
          <table:table-cell office:value-type="float" office:value="3.66990524835295" calcext:value-type="float">
            <text:p>3,6699052483529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86" calcext:value-type="float">
            <text:p>0,4586</text:p>
          </table:table-cell>
          <table:table-cell office:value-type="float" office:value="4.3775" calcext:value-type="float">
            <text:p>4,37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57663755458515" calcext:value-type="float">
            <text:p>9,57663755458515</text:p>
          </table:table-cell>
          <table:table-cell office:value-type="float" office:value="5.27409920449228" calcext:value-type="float">
            <text:p>5,27409920449228</text:p>
          </table:table-cell>
          <table:table-cell office:value-type="float" office:value="4.62268188302425" calcext:value-type="float">
            <text:p>4,62268188302425</text:p>
          </table:table-cell>
          <table:table-cell office:value-type="float" office:value="4.36189959747221" calcext:value-type="float">
            <text:p>4,36189959747221</text:p>
          </table:table-cell>
          <table:table-cell office:value-type="float" office:value="3.69597162401824" calcext:value-type="float">
            <text:p>3,69597162401824</text:p>
          </table:table-cell>
          <table:table-cell office:value-type="float" office:value="3.67396454084465" calcext:value-type="float">
            <text:p>3,673964540844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8" calcext:value-type="float">
            <text:p>0,458</text:p>
          </table:table-cell>
          <table:table-cell office:value-type="float" office:value="4.3861" calcext:value-type="float">
            <text:p>4,3861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9.60800174901618" calcext:value-type="float">
            <text:p>9,60800174901618</text:p>
          </table:table-cell>
          <table:table-cell office:value-type="float" office:value="5.27623113814481" calcext:value-type="float">
            <text:p>5,27623113814481</text:p>
          </table:table-cell>
          <table:table-cell office:value-type="float" office:value="4.63167275643882" calcext:value-type="float">
            <text:p>4,63167275643882</text:p>
          </table:table-cell>
          <table:table-cell office:value-type="float" office:value="4.36521902299689" calcext:value-type="float">
            <text:p>4,36521902299689</text:p>
          </table:table-cell>
          <table:table-cell office:value-type="float" office:value="3.70110925391278" calcext:value-type="float">
            <text:p>3,70110925391278</text:p>
          </table:table-cell>
          <table:table-cell office:value-type="float" office:value="3.67797457109544" calcext:value-type="float">
            <text:p>3,6779745710954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74" calcext:value-type="float">
            <text:p>0,4574</text:p>
          </table:table-cell>
          <table:table-cell office:value-type="float" office:value="4.3947" calcext:value-type="float">
            <text:p>4,3947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9.63944833625219" calcext:value-type="float">
            <text:p>9,63944833625219</text:p>
          </table:table-cell>
          <table:table-cell office:value-type="float" office:value="5.27851691569929" calcext:value-type="float">
            <text:p>5,27851691569929</text:p>
          </table:table-cell>
          <table:table-cell office:value-type="float" office:value="4.64024227309165" calcext:value-type="float">
            <text:p>4,64024227309165</text:p>
          </table:table-cell>
          <table:table-cell office:value-type="float" office:value="4.3686481303931" calcext:value-type="float">
            <text:p>4,3686481303931</text:p>
          </table:table-cell>
          <table:table-cell office:value-type="float" office:value="3.70600445524504" calcext:value-type="float">
            <text:p>3,70600445524504</text:p>
          </table:table-cell>
          <table:table-cell office:value-type="float" office:value="3.68203438766634" calcext:value-type="float">
            <text:p>3,6820343876663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68" calcext:value-type="float">
            <text:p>0,4568</text:p>
          </table:table-cell>
          <table:table-cell office:value-type="float" office:value="4.4033" calcext:value-type="float">
            <text:p>4,4033</text:p>
          </table:table-cell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9.67097764138536" calcext:value-type="float">
            <text:p>9,67097764138536</text:p>
          </table:table-cell>
          <table:table-cell office:value-type="float" office:value="5.28080229226361" calcext:value-type="float">
            <text:p>5,28080229226361</text:p>
          </table:table-cell>
          <table:table-cell office:value-type="float" office:value="4.64898068191935" calcext:value-type="float">
            <text:p>4,64898068191935</text:p>
          </table:table-cell>
          <table:table-cell office:value-type="float" office:value="4.37200483393758" calcext:value-type="float">
            <text:p>4,37200483393758</text:p>
          </table:table-cell>
          <table:table-cell office:value-type="float" office:value="3.71103238866397" calcext:value-type="float">
            <text:p>3,71103238866397</text:p>
          </table:table-cell>
          <table:table-cell office:value-type="float" office:value="3.68602628169535" calcext:value-type="float">
            <text:p>3,6860262816953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62" calcext:value-type="float">
            <text:p>0,4562</text:p>
          </table:table-cell>
          <table:table-cell office:value-type="float" office:value="4.4119" calcext:value-type="float">
            <text:p>4,4119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9.70258999122037" calcext:value-type="float">
            <text:p>9,70258999122037</text:p>
          </table:table-cell>
          <table:table-cell office:value-type="float" office:value="5.28293281880372" calcext:value-type="float">
            <text:p>5,28293281880372</text:p>
          </table:table-cell>
          <table:table-cell office:value-type="float" office:value="4.65762078476733" calcext:value-type="float">
            <text:p>4,65762078476733</text:p>
          </table:table-cell>
          <table:table-cell office:value-type="float" office:value="4.37547126580433" calcext:value-type="float">
            <text:p>4,37547126580433</text:p>
          </table:table-cell>
          <table:table-cell office:value-type="float" office:value="3.71605625252934" calcext:value-type="float">
            <text:p>3,71605625252934</text:p>
          </table:table-cell>
          <table:table-cell office:value-type="float" office:value="3.69001832349294" calcext:value-type="float">
            <text:p>3,6900183234929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56" calcext:value-type="float">
            <text:p>0,4556</text:p>
          </table:table-cell>
          <table:table-cell office:value-type="float" office:value="4.4205" calcext:value-type="float">
            <text:p>4,4205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9.73428571428572" calcext:value-type="float">
            <text:p>9,73428571428572</text:p>
          </table:table-cell>
          <table:table-cell office:value-type="float" office:value="5.28521734046596" calcext:value-type="float">
            <text:p>5,28521734046596</text:p>
          </table:table-cell>
          <table:table-cell office:value-type="float" office:value="4.66642952423299" calcext:value-type="float">
            <text:p>4,66642952423299</text:p>
          </table:table-cell>
          <table:table-cell office:value-type="float" office:value="4.37895635515576" calcext:value-type="float">
            <text:p>4,37895635515576</text:p>
          </table:table-cell>
          <table:table-cell office:value-type="float" office:value="3.72102548543689" calcext:value-type="float">
            <text:p>3,72102548543689</text:p>
          </table:table-cell>
          <table:table-cell office:value-type="float" office:value="3.69409739574657" calcext:value-type="float">
            <text:p>3,6940973957465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5" calcext:value-type="float">
            <text:p>0,455</text:p>
          </table:table-cell>
          <table:table-cell office:value-type="float" office:value="4.4291" calcext:value-type="float">
            <text:p>4,4291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9.76584507042253" calcext:value-type="float">
            <text:p>9,76584507042253</text:p>
          </table:table-cell>
          <table:table-cell office:value-type="float" office:value="5.28734691491538" calcext:value-type="float">
            <text:p>5,28734691491538</text:p>
          </table:table-cell>
          <table:table-cell office:value-type="float" office:value="4.67522886854502" calcext:value-type="float">
            <text:p>4,67522886854502</text:p>
          </table:table-cell>
          <table:table-cell office:value-type="float" office:value="4.38236885928393" calcext:value-type="float">
            <text:p>4,38236885928393</text:p>
          </table:table-cell>
          <table:table-cell office:value-type="float" office:value="3.72580237553702" calcext:value-type="float">
            <text:p>3,72580237553702</text:p>
          </table:table-cell>
          <table:table-cell office:value-type="float" office:value="3.69808980861067" calcext:value-type="float">
            <text:p>3,6980898086106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44" calcext:value-type="float">
            <text:p>0,4544</text:p>
          </table:table-cell>
          <table:table-cell office:value-type="float" office:value="4.4376" calcext:value-type="float">
            <text:p>4,4376</text:p>
          </table:table-cell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9.79986775402248" calcext:value-type="float">
            <text:p>9,79986775402248</text:p>
          </table:table-cell>
          <table:table-cell office:value-type="float" office:value="5.28963058218377" calcext:value-type="float">
            <text:p>5,28963058218377</text:p>
          </table:table-cell>
          <table:table-cell office:value-type="float" office:value="4.68443496801706" calcext:value-type="float">
            <text:p>4,68443496801706</text:p>
          </table:table-cell>
          <table:table-cell office:value-type="float" office:value="4.38589116637187" calcext:value-type="float">
            <text:p>4,38589116637187</text:p>
          </table:table-cell>
          <table:table-cell office:value-type="float" office:value="3.73076340120244" calcext:value-type="float">
            <text:p>3,73076340120244</text:p>
          </table:table-cell>
          <table:table-cell office:value-type="float" office:value="3.70208236927348" calcext:value-type="float">
            <text:p>3,7020823692734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37" calcext:value-type="float">
            <text:p>0,4537</text:p>
          </table:table-cell>
          <table:table-cell office:value-type="float" office:value="4.4462" calcext:value-type="float">
            <text:p>4,4462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9.83160450231737" calcext:value-type="float">
            <text:p>9,83160450231737</text:p>
          </table:table-cell>
          <table:table-cell office:value-type="float" office:value="5.29175920514319" calcext:value-type="float">
            <text:p>5,29175920514319</text:p>
          </table:table-cell>
          <table:table-cell office:value-type="float" office:value="4.6933049191973" calcext:value-type="float">
            <text:p>4,6933049191973</text:p>
          </table:table-cell>
          <table:table-cell office:value-type="float" office:value="4.38943207821926" calcext:value-type="float">
            <text:p>4,38943207821926</text:p>
          </table:table-cell>
          <table:table-cell office:value-type="float" office:value="3.73548126451874" calcext:value-type="float">
            <text:p>3,73548126451874</text:p>
          </table:table-cell>
          <table:table-cell office:value-type="float" office:value="3.7061436795439" calcext:value-type="float">
            <text:p>3,706143679543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31" calcext:value-type="float">
            <text:p>0,4531</text:p>
          </table:table-cell>
          <table:table-cell office:value-type="float" office:value="4.4547" calcext:value-type="float">
            <text:p>4,4547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9.86342541436464" calcext:value-type="float">
            <text:p>9,86342541436464</text:p>
          </table:table-cell>
          <table:table-cell office:value-type="float" office:value="5.29401279841043" calcext:value-type="float">
            <text:p>5,29401279841043</text:p>
          </table:table-cell>
          <table:table-cell office:value-type="float" office:value="4.70225417110401" calcext:value-type="float">
            <text:p>4,70225417110401</text:p>
          </table:table-cell>
          <table:table-cell office:value-type="float" office:value="4.39287942436468" calcext:value-type="float">
            <text:p>4,39287942436468</text:p>
          </table:table-cell>
          <table:table-cell office:value-type="float" office:value="3.74024531825753" calcext:value-type="float">
            <text:p>3,74024531825753</text:p>
          </table:table-cell>
          <table:table-cell office:value-type="float" office:value="3.71015512198734" calcext:value-type="float">
            <text:p>3,7101551219873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25" calcext:value-type="float">
            <text:p>0,4525</text:p>
          </table:table-cell>
          <table:table-cell office:value-type="float" office:value="4.4632" calcext:value-type="float">
            <text:p>4,46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89533082540385" calcext:value-type="float">
            <text:p>9,89533082540385</text:p>
          </table:table-cell>
          <table:table-cell office:value-type="float" office:value="5.29614047389488" calcext:value-type="float">
            <text:p>5,29614047389488</text:p>
          </table:table-cell>
          <table:table-cell office:value-type="float" office:value="4.71119389746319" calcext:value-type="float">
            <text:p>4,71119389746319</text:p>
          </table:table-cell>
          <table:table-cell office:value-type="float" office:value="4.39643666451841" calcext:value-type="float">
            <text:p>4,39643666451841</text:p>
          </table:table-cell>
          <table:table-cell office:value-type="float" office:value="3.7449545913219" calcext:value-type="float">
            <text:p>3,7449545913219</text:p>
          </table:table-cell>
          <table:table-cell office:value-type="float" office:value="3.71414820162529" calcext:value-type="float">
            <text:p>3,714148201625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19" calcext:value-type="float">
            <text:p>0,4519</text:p>
          </table:table-cell>
          <table:table-cell office:value-type="float" office:value="4.4717" calcext:value-type="float">
            <text:p>4,4717</text:p>
          </table:table-cell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9.92952127659575" calcext:value-type="float">
            <text:p>9,92952127659575</text:p>
          </table:table-cell>
          <table:table-cell office:value-type="float" office:value="5.2983932223196" calcext:value-type="float">
            <text:p>5,2983932223196</text:p>
          </table:table-cell>
          <table:table-cell office:value-type="float" office:value="4.72012411347518" calcext:value-type="float">
            <text:p>4,72012411347518</text:p>
          </table:table-cell>
          <table:table-cell office:value-type="float" office:value="4.40001246986449" calcext:value-type="float">
            <text:p>4,40001246986449</text:p>
          </table:table-cell>
          <table:table-cell office:value-type="float" office:value="3.74984869880976" calcext:value-type="float">
            <text:p>3,74984869880976</text:p>
          </table:table-cell>
          <table:table-cell office:value-type="float" office:value="3.71821025935319" calcext:value-type="float">
            <text:p>3,7182102593531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12" calcext:value-type="float">
            <text:p>0,4512</text:p>
          </table:table-cell>
          <table:table-cell office:value-type="float" office:value="4.4802" calcext:value-type="float">
            <text:p>4,4802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9.96160674656014" calcext:value-type="float">
            <text:p>9,96160674656014</text:p>
          </table:table-cell>
          <table:table-cell office:value-type="float" office:value="5.30051995092598" calcext:value-type="float">
            <text:p>5,30051995092598</text:p>
          </table:table-cell>
          <table:table-cell office:value-type="float" office:value="4.72913343965976" calcext:value-type="float">
            <text:p>4,72913343965976</text:p>
          </table:table-cell>
          <table:table-cell office:value-type="float" office:value="4.40360682304544" calcext:value-type="float">
            <text:p>4,40360682304544</text:p>
          </table:table-cell>
          <table:table-cell office:value-type="float" office:value="3.75454957906942" calcext:value-type="float">
            <text:p>3,75454957906942</text:p>
          </table:table-cell>
          <table:table-cell office:value-type="float" office:value="3.72220370987449" calcext:value-type="float">
            <text:p>3,7222037098744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06" calcext:value-type="float">
            <text:p>0,4506</text:p>
          </table:table-cell>
          <table:table-cell office:value-type="float" office:value="4.4887" calcext:value-type="float">
            <text:p>4,4887</text:p>
          </table:table-cell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9.99355555555555" calcext:value-type="float">
            <text:p>9,99355555555555</text:p>
          </table:table-cell>
          <table:table-cell office:value-type="float" office:value="5.30261697529061" calcext:value-type="float">
            <text:p>5,30261697529061</text:p>
          </table:table-cell>
          <table:table-cell office:value-type="float" office:value="4.73822174991144" calcext:value-type="float">
            <text:p>4,73822174991144</text:p>
          </table:table-cell>
          <table:table-cell office:value-type="float" office:value="4.40719893656794" calcext:value-type="float">
            <text:p>4,40719893656794</text:p>
          </table:table-cell>
          <table:table-cell office:value-type="float" office:value="3.75924619570694" calcext:value-type="float">
            <text:p>3,75924619570694</text:p>
          </table:table-cell>
          <table:table-cell office:value-type="float" office:value="3.72621582094526" calcext:value-type="float">
            <text:p>3,726215820945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5" calcext:value-type="float">
            <text:p>0,45</text:p>
          </table:table-cell>
          <table:table-cell office:value-type="float" office:value="4.4971" calcext:value-type="float">
            <text:p>4,4971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10.0280436234142" calcext:value-type="float">
            <text:p>10,0280436234142</text:p>
          </table:table-cell>
          <table:table-cell office:value-type="float" office:value="5.30489763733536" calcext:value-type="float">
            <text:p>5,30489763733536</text:p>
          </table:table-cell>
          <table:table-cell office:value-type="float" office:value="4.74763211472072" calcext:value-type="float">
            <text:p>4,74763211472072</text:p>
          </table:table-cell>
          <table:table-cell office:value-type="float" office:value="4.41083033990158" calcext:value-type="float">
            <text:p>4,41083033990158</text:p>
          </table:table-cell>
          <table:table-cell office:value-type="float" office:value="3.76398891966759" calcext:value-type="float">
            <text:p>3,76398891966759</text:p>
          </table:table-cell>
          <table:table-cell office:value-type="float" office:value="3.73027862630751" calcext:value-type="float">
            <text:p>3,7302786263075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93" calcext:value-type="float">
            <text:p>0,4493</text:p>
          </table:table-cell>
          <table:table-cell office:value-type="float" office:value="4.5056" calcext:value-type="float">
            <text:p>4,5056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10.0601738355249" calcext:value-type="float">
            <text:p>10,0601738355249</text:p>
          </table:table-cell>
          <table:table-cell office:value-type="float" office:value="5.3069937217112" calcext:value-type="float">
            <text:p>5,3069937217112</text:p>
          </table:table-cell>
          <table:table-cell office:value-type="float" office:value="4.75670176059453" calcext:value-type="float">
            <text:p>4,75670176059453</text:p>
          </table:table-cell>
          <table:table-cell office:value-type="float" office:value="4.41443872467619" calcext:value-type="float">
            <text:p>4,41443872467619</text:p>
          </table:table-cell>
          <table:table-cell office:value-type="float" office:value="3.76867700362465" calcext:value-type="float">
            <text:p>3,76867700362465</text:p>
          </table:table-cell>
          <table:table-cell office:value-type="float" office:value="3.73427259599363" calcext:value-type="float">
            <text:p>3,7342725959936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87" calcext:value-type="float">
            <text:p>0,4487</text:p>
          </table:table-cell>
          <table:table-cell office:value-type="float" office:value="4.514" calcext:value-type="float">
            <text:p>4,514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10.0948660714286" calcext:value-type="float">
            <text:p>10,0948660714286</text:p>
          </table:table-cell>
          <table:table-cell office:value-type="float" office:value="5.30911851440918" calcext:value-type="float">
            <text:p>5,30911851440918</text:p>
          </table:table-cell>
          <table:table-cell office:value-type="float" office:value="4.7658502077991" calcext:value-type="float">
            <text:p>4,7658502077991</text:p>
          </table:table-cell>
          <table:table-cell office:value-type="float" office:value="4.4180863646739" calcext:value-type="float">
            <text:p>4,4180863646739</text:p>
          </table:table-cell>
          <table:table-cell office:value-type="float" office:value="3.77341116087153" calcext:value-type="float">
            <text:p>3,77341116087153</text:p>
          </table:table-cell>
          <table:table-cell office:value-type="float" office:value="3.73826671356896" calcext:value-type="float">
            <text:p>3,738266713568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8" calcext:value-type="float">
            <text:p>0,448</text:p>
          </table:table-cell>
          <table:table-cell office:value-type="float" office:value="4.5225" calcext:value-type="float">
            <text:p>4,5225</text:p>
          </table:table-cell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10.1271792579347" calcext:value-type="float">
            <text:p>10,1271792579347</text:p>
          </table:table-cell>
          <table:table-cell office:value-type="float" office:value="5.31136867920121" calcext:value-type="float">
            <text:p>5,31136867920121</text:p>
          </table:table-cell>
          <table:table-cell office:value-type="float" office:value="4.77498895271763" calcext:value-type="float">
            <text:p>4,77498895271763</text:p>
          </table:table-cell>
          <table:table-cell office:value-type="float" office:value="4.42173173463884" calcext:value-type="float">
            <text:p>4,42173173463884</text:p>
          </table:table-cell>
          <table:table-cell office:value-type="float" office:value="3.77800130764975" calcext:value-type="float">
            <text:p>3,77800130764975</text:p>
          </table:table-cell>
          <table:table-cell office:value-type="float" office:value="3.74234878080391" calcext:value-type="float">
            <text:p>3,742348780803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74" calcext:value-type="float">
            <text:p>0,4474</text:p>
          </table:table-cell>
          <table:table-cell office:value-type="float" office:value="4.5309" calcext:value-type="float">
            <text:p>4,5309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10.1618535930154" calcext:value-type="float">
            <text:p>10,1618535930154</text:p>
          </table:table-cell>
          <table:table-cell office:value-type="float" office:value="5.31346333489024" calcext:value-type="float">
            <text:p>5,31346333489024</text:p>
          </table:table-cell>
          <table:table-cell office:value-type="float" office:value="4.78411801077643" calcext:value-type="float">
            <text:p>4,78411801077643</text:p>
          </table:table-cell>
          <table:table-cell office:value-type="float" office:value="4.42539557454221" calcext:value-type="float">
            <text:p>4,42539557454221</text:p>
          </table:table-cell>
          <table:table-cell office:value-type="float" office:value="3.7827769957772" calcext:value-type="float">
            <text:p>3,7827769957772</text:p>
          </table:table-cell>
          <table:table-cell office:value-type="float" office:value="3.74634326976486" calcext:value-type="float">
            <text:p>3,746343269764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67" calcext:value-type="float">
            <text:p>0,4467</text:p>
          </table:table-cell>
          <table:table-cell office:value-type="float" office:value="4.5393" calcext:value-type="float">
            <text:p>4,5393</text:p>
          </table:table-cell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10.1943510423672" calcext:value-type="float">
            <text:p>10,1943510423672</text:p>
          </table:table-cell>
          <table:table-cell office:value-type="float" office:value="5.31558669001751" calcext:value-type="float">
            <text:p>5,31558669001751</text:p>
          </table:table-cell>
          <table:table-cell office:value-type="float" office:value="4.79323739736912" calcext:value-type="float">
            <text:p>4,79323739736912</text:p>
          </table:table-cell>
          <table:table-cell office:value-type="float" office:value="4.42907786715316" calcext:value-type="float">
            <text:p>4,42907786715316</text:p>
          </table:table-cell>
          <table:table-cell office:value-type="float" office:value="3.7875483644038" calcext:value-type="float">
            <text:p>3,7875483644038</text:p>
          </table:table-cell>
          <table:table-cell office:value-type="float" office:value="3.75033790664519" calcext:value-type="float">
            <text:p>3,7503379066451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61" calcext:value-type="float">
            <text:p>0,4461</text:p>
          </table:table-cell>
          <table:table-cell office:value-type="float" office:value="4.5477" calcext:value-type="float">
            <text:p>4,5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2292321508756" calcext:value-type="float">
            <text:p>10,2292321508756</text:p>
          </table:table-cell>
          <table:table-cell office:value-type="float" office:value="5.31768036423068" calcext:value-type="float">
            <text:p>5,31768036423068</text:p>
          </table:table-cell>
          <table:table-cell office:value-type="float" office:value="4.80243536574605" calcext:value-type="float">
            <text:p>4,80243536574605</text:p>
          </table:table-cell>
          <table:table-cell office:value-type="float" office:value="4.43284974093264" calcext:value-type="float">
            <text:p>4,43284974093264</text:p>
          </table:table-cell>
          <table:table-cell office:value-type="float" office:value="3.79217517954899" calcext:value-type="float">
            <text:p>3,79217517954899</text:p>
          </table:table-cell>
          <table:table-cell office:value-type="float" office:value="3.75433269145312" calcext:value-type="float">
            <text:p>3,7543326914531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54" calcext:value-type="float">
            <text:p>0,4454</text:p>
          </table:table-cell>
          <table:table-cell office:value-type="float" office:value="4.5561" calcext:value-type="float">
            <text:p>4,5561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10.2619154676259" calcext:value-type="float">
            <text:p>10,2619154676259</text:p>
          </table:table-cell>
          <table:table-cell office:value-type="float" office:value="5.31992879446698" calcext:value-type="float">
            <text:p>5,31992879446698</text:p>
          </table:table-cell>
          <table:table-cell office:value-type="float" office:value="4.81162359996472" calcext:value-type="float">
            <text:p>4,81162359996472</text:p>
          </table:table-cell>
          <table:table-cell office:value-type="float" office:value="4.43654822335025" calcext:value-type="float">
            <text:p>4,43654822335025</text:p>
          </table:table-cell>
          <table:table-cell office:value-type="float" office:value="3.79698795180723" calcext:value-type="float">
            <text:p>3,79698795180723</text:p>
          </table:table-cell>
          <table:table-cell office:value-type="float" office:value="3.75839721512425" calcext:value-type="float">
            <text:p>3,7583972151242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48" calcext:value-type="float">
            <text:p>0,4448</text:p>
          </table:table-cell>
          <table:table-cell office:value-type="float" office:value="4.5645" calcext:value-type="float">
            <text:p>4,5645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10.2970051790137" calcext:value-type="float">
            <text:p>10,2970051790137</text:p>
          </table:table-cell>
          <table:table-cell office:value-type="float" office:value="5.32202153424178" calcext:value-type="float">
            <text:p>5,32202153424178</text:p>
          </table:table-cell>
          <table:table-cell office:value-type="float" office:value="4.82122708039492" calcext:value-type="float">
            <text:p>4,82122708039492</text:p>
          </table:table-cell>
          <table:table-cell office:value-type="float" office:value="4.4402444076222" calcext:value-type="float">
            <text:p>4,4402444076222</text:p>
          </table:table-cell>
          <table:table-cell office:value-type="float" office:value="3.80170597089814" calcext:value-type="float">
            <text:p>3,80170597089814</text:p>
          </table:table-cell>
          <table:table-cell office:value-type="float" office:value="3.76241088788075" calcext:value-type="float">
            <text:p>3,7624108878807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41" calcext:value-type="float">
            <text:p>0,4441</text:p>
          </table:table-cell>
          <table:table-cell office:value-type="float" office:value="4.5729" calcext:value-type="float">
            <text:p>4,5729</text:p>
          </table:table-cell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10.3319801533604" calcext:value-type="float">
            <text:p>10,3319801533604</text:p>
          </table:table-cell>
          <table:table-cell office:value-type="float" office:value="5.32411378555799" calcext:value-type="float">
            <text:p>5,32411378555799</text:p>
          </table:table-cell>
          <table:table-cell office:value-type="float" office:value="4.8304845814978" calcext:value-type="float">
            <text:p>4,8304845814978</text:p>
          </table:table-cell>
          <table:table-cell office:value-type="float" office:value="4.44395900196708" calcext:value-type="float">
            <text:p>4,44395900196708</text:p>
          </table:table-cell>
          <table:table-cell office:value-type="float" office:value="3.80661016099102" calcext:value-type="float">
            <text:p>3,80661016099102</text:p>
          </table:table-cell>
          <table:table-cell office:value-type="float" office:value="3.76640619213392" calcext:value-type="float">
            <text:p>3,7664061921339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34" calcext:value-type="float">
            <text:p>0,4434</text:p>
          </table:table-cell>
          <table:table-cell office:value-type="float" office:value="4.5812" calcext:value-type="float">
            <text:p>4,5812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10.367291619607" calcext:value-type="float">
            <text:p>10,367291619607</text:p>
          </table:table-cell>
          <table:table-cell office:value-type="float" office:value="5.3262055485866" calcext:value-type="float">
            <text:p>5,3262055485866</text:p>
          </table:table-cell>
          <table:table-cell office:value-type="float" office:value="4.83973230010567" calcext:value-type="float">
            <text:p>4,83973230010567</text:p>
          </table:table-cell>
          <table:table-cell office:value-type="float" office:value="4.44776335672442" calcext:value-type="float">
            <text:p>4,44776335672442</text:p>
          </table:table-cell>
          <table:table-cell office:value-type="float" office:value="3.81136899092686" calcext:value-type="float">
            <text:p>3,81136899092686</text:p>
          </table:table-cell>
          <table:table-cell office:value-type="float" office:value="3.77040164435309" calcext:value-type="float">
            <text:p>3,7704016443530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27" calcext:value-type="float">
            <text:p>0,4427</text:p>
          </table:table-cell>
          <table:table-cell office:value-type="float" office:value="4.5896" calcext:value-type="float">
            <text:p>4,5896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10.4003619090703" calcext:value-type="float">
            <text:p>10,4003619090703</text:p>
          </table:table-cell>
          <table:table-cell office:value-type="float" office:value="5.32829682349853" calcext:value-type="float">
            <text:p>5,32829682349853</text:p>
          </table:table-cell>
          <table:table-cell office:value-type="float" office:value="4.84897025171625" calcext:value-type="float">
            <text:p>4,84897025171625</text:p>
          </table:table-cell>
          <table:table-cell office:value-type="float" office:value="4.45149408161576" calcext:value-type="float">
            <text:p>4,45149408161576</text:p>
          </table:table-cell>
          <table:table-cell office:value-type="float" office:value="3.81617315496768" calcext:value-type="float">
            <text:p>3,81617315496768</text:p>
          </table:table-cell>
          <table:table-cell office:value-type="float" office:value="3.77446713949742" calcext:value-type="float">
            <text:p>3,774467139497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21" calcext:value-type="float">
            <text:p>0,4421</text:p>
          </table:table-cell>
          <table:table-cell office:value-type="float" office:value="4.598" calcext:value-type="float">
            <text:p>4,598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10.4356592659719" calcext:value-type="float">
            <text:p>10,4356592659719</text:p>
          </table:table-cell>
          <table:table-cell office:value-type="float" office:value="5.33038761046461" calcext:value-type="float">
            <text:p>5,33038761046461</text:p>
          </table:table-cell>
          <table:table-cell office:value-type="float" office:value="4.85819845179451" calcext:value-type="float">
            <text:p>4,85819845179451</text:p>
          </table:table-cell>
          <table:table-cell office:value-type="float" office:value="4.45522249115621" calcext:value-type="float">
            <text:p>4,45522249115621</text:p>
          </table:table-cell>
          <table:table-cell office:value-type="float" office:value="3.8212640224359" calcext:value-type="float">
            <text:p>3,8212640224359</text:p>
          </table:table-cell>
          <table:table-cell office:value-type="float" office:value="3.77846296296296" calcext:value-type="float">
            <text:p>3,778462962962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14" calcext:value-type="float">
            <text:p>0,4414</text:p>
          </table:table-cell>
          <table:table-cell office:value-type="float" office:value="4.6063" calcext:value-type="float">
            <text:p>4,6063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10.4712956659859" calcext:value-type="float">
            <text:p>10,4712956659859</text:p>
          </table:table-cell>
          <table:table-cell office:value-type="float" office:value="5.3326334208224" calcext:value-type="float">
            <text:p>5,3326334208224</text:p>
          </table:table-cell>
          <table:table-cell office:value-type="float" office:value="4.86750483558994" calcext:value-type="float">
            <text:p>4,86750483558994</text:p>
          </table:table-cell>
          <table:table-cell office:value-type="float" office:value="4.45896926831286" calcext:value-type="float">
            <text:p>4,45896926831286</text:p>
          </table:table-cell>
          <table:table-cell office:value-type="float" office:value="3.82620882971268" calcext:value-type="float">
            <text:p>3,82620882971268</text:p>
          </table:table-cell>
          <table:table-cell office:value-type="float" office:value="3.78247745328617" calcext:value-type="float">
            <text:p>3,78247745328617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07" calcext:value-type="float">
            <text:p>0,4407</text:p>
          </table:table-cell>
          <table:table-cell office:value-type="float" office:value="4.6147" calcext:value-type="float">
            <text:p>4,6147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office:value-type="float" office:value="10.5068181818182" calcext:value-type="float">
            <text:p>10,5068181818182</text:p>
          </table:table-cell>
          <table:table-cell office:value-type="float" office:value="5.33472327520849" calcext:value-type="float">
            <text:p>5,33472327520849</text:p>
          </table:table-cell>
          <table:table-cell office:value-type="float" office:value="4.8768014059754" calcext:value-type="float">
            <text:p>4,8768014059754</text:p>
          </table:table-cell>
          <table:table-cell office:value-type="float" office:value="4.46282666225604" calcext:value-type="float">
            <text:p>4,46282666225604</text:p>
          </table:table-cell>
          <table:table-cell office:value-type="float" office:value="3.83119871923154" calcext:value-type="float">
            <text:p>3,83119871923154</text:p>
          </table:table-cell>
          <table:table-cell office:value-type="float" office:value="3.7864735730953" calcext:value-type="float">
            <text:p>3,786473573095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4" calcext:value-type="float">
            <text:p>0,44</text:p>
          </table:table-cell>
          <table:table-cell office:value-type="float" office:value="4.623" calcext:value-type="float">
            <text:p>4,623</text:p>
          </table:table-cell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10.5424539039381" calcext:value-type="float">
            <text:p>10,5424539039381</text:p>
          </table:table-cell>
          <table:table-cell office:value-type="float" office:value="5.33681264213657" calcext:value-type="float">
            <text:p>5,33681264213657</text:p>
          </table:table-cell>
          <table:table-cell office:value-type="float" office:value="4.88608817846478" calcext:value-type="float">
            <text:p>4,88608817846478</text:p>
          </table:table-cell>
          <table:table-cell office:value-type="float" office:value="4.46658950457805" calcext:value-type="float">
            <text:p>4,46658950457805</text:p>
          </table:table-cell>
          <table:table-cell office:value-type="float" office:value="3.83628362836284" calcext:value-type="float">
            <text:p>3,83628362836284</text:p>
          </table:table-cell>
          <table:table-cell office:value-type="float" office:value="3.79054004000296" calcext:value-type="float">
            <text:p>3,7905400400029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93" calcext:value-type="float">
            <text:p>0,4393</text:p>
          </table:table-cell>
          <table:table-cell office:value-type="float" office:value="4.6313" calcext:value-type="float">
            <text:p>4,63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578203374373" calcext:value-type="float">
            <text:p>10,578203374373</text:p>
          </table:table-cell>
          <table:table-cell office:value-type="float" office:value="5.33890152177716" calcext:value-type="float">
            <text:p>5,33890152177716</text:p>
          </table:table-cell>
          <table:table-cell office:value-type="float" office:value="4.89536516853933" calcext:value-type="float">
            <text:p>4,89536516853933</text:p>
          </table:table-cell>
          <table:table-cell office:value-type="float" office:value="4.47035001446341" calcext:value-type="float">
            <text:p>4,47035001446341</text:p>
          </table:table-cell>
          <table:table-cell office:value-type="float" office:value="3.84165542060279" calcext:value-type="float">
            <text:p>3,84165542060279</text:p>
          </table:table-cell>
          <table:table-cell office:value-type="float" office:value="3.79453653116029" calcext:value-type="float">
            <text:p>3,7945365311602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86" calcext:value-type="float">
            <text:p>0,4386</text:p>
          </table:table-cell>
          <table:table-cell office:value-type="float" office:value="4.6396" calcext:value-type="float">
            <text:p>4,6396</text:p>
          </table:table-cell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10.614295501256" calcext:value-type="float">
            <text:p>10,614295501256</text:p>
          </table:table-cell>
          <table:table-cell office:value-type="float" office:value="5.34098991430071" calcext:value-type="float">
            <text:p>5,34098991430071</text:p>
          </table:table-cell>
          <table:table-cell office:value-type="float" office:value="4.90506273580767" calcext:value-type="float">
            <text:p>4,90506273580767</text:p>
          </table:table-cell>
          <table:table-cell office:value-type="float" office:value="4.47420061141866" calcext:value-type="float">
            <text:p>4,47420061141866</text:p>
          </table:table-cell>
          <table:table-cell office:value-type="float" office:value="3.846930109407" calcext:value-type="float">
            <text:p>3,846930109407</text:p>
          </table:table-cell>
          <table:table-cell office:value-type="float" office:value="3.79853317035226" calcext:value-type="float">
            <text:p>3,7985331703522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79" calcext:value-type="float">
            <text:p>0,4379</text:p>
          </table:table-cell>
          <table:table-cell office:value-type="float" office:value="4.648" calcext:value-type="float">
            <text:p>4,648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office:value-type="float" office:value="10.650274473925" calcext:value-type="float">
            <text:p>10,650274473925</text:p>
          </table:table-cell>
          <table:table-cell office:value-type="float" office:value="5.34304867385602" calcext:value-type="float">
            <text:p>5,34304867385602</text:p>
          </table:table-cell>
          <table:table-cell office:value-type="float" office:value="4.91440848899412" calcext:value-type="float">
            <text:p>4,91440848899412</text:p>
          </table:table-cell>
          <table:table-cell office:value-type="float" office:value="4.47797716150082" calcext:value-type="float">
            <text:p>4,47797716150082</text:p>
          </table:table-cell>
          <table:table-cell office:value-type="float" office:value="3.85234932840665" calcext:value-type="float">
            <text:p>3,85234932840665</text:p>
          </table:table-cell>
          <table:table-cell office:value-type="float" office:value="3.80252995758709" calcext:value-type="float">
            <text:p>3,8025299575870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72" calcext:value-type="float">
            <text:p>0,4372</text:p>
          </table:table-cell>
          <table:table-cell office:value-type="float" office:value="4.6563" calcext:value-type="float">
            <text:p>4,6563</text:p>
          </table:table-cell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10.6863688430699" calcext:value-type="float">
            <text:p>10,6863688430699</text:p>
          </table:table-cell>
          <table:table-cell office:value-type="float" office:value="5.34513609605409" calcext:value-type="float">
            <text:p>5,34513609605409</text:p>
          </table:table-cell>
          <table:table-cell office:value-type="float" office:value="4.92374441230607" calcext:value-type="float">
            <text:p>4,92374441230607</text:p>
          </table:table-cell>
          <table:table-cell office:value-type="float" office:value="4.48186453623996" calcext:value-type="float">
            <text:p>4,48186453623996</text:p>
          </table:table-cell>
          <table:table-cell office:value-type="float" office:value="3.85786295353596" calcext:value-type="float">
            <text:p>3,85786295353596</text:p>
          </table:table-cell>
          <table:table-cell office:value-type="float" office:value="3.80661591746773" calcext:value-type="float">
            <text:p>3,8066159174677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65" calcext:value-type="float">
            <text:p>0,4365</text:p>
          </table:table-cell>
          <table:table-cell office:value-type="float" office:value="4.6646" calcext:value-type="float">
            <text:p>4,6646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10.7225791647545" calcext:value-type="float">
            <text:p>10,7225791647545</text:p>
          </table:table-cell>
          <table:table-cell office:value-type="float" office:value="5.3472230316452" calcext:value-type="float">
            <text:p>5,3472230316452</text:p>
          </table:table-cell>
          <table:table-cell office:value-type="float" office:value="4.93298291721419" calcext:value-type="float">
            <text:p>4,93298291721419</text:p>
          </table:table-cell>
          <table:table-cell office:value-type="float" office:value="4.48563645368995" calcext:value-type="float">
            <text:p>4,48563645368995</text:p>
          </table:table-cell>
          <table:table-cell office:value-type="float" office:value="3.86352072629321" calcext:value-type="float">
            <text:p>3,86352072629321</text:p>
          </table:table-cell>
          <table:table-cell office:value-type="float" office:value="3.81061307649565" calcext:value-type="float">
            <text:p>3,810613076495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58" calcext:value-type="float">
            <text:p>0,4358</text:p>
          </table:table-cell>
          <table:table-cell office:value-type="float" office:value="4.6729" calcext:value-type="float">
            <text:p>4,6729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10.758905998621" calcext:value-type="float">
            <text:p>10,758905998621</text:p>
          </table:table-cell>
          <table:table-cell office:value-type="float" office:value="5.34930948079949" calcext:value-type="float">
            <text:p>5,34930948079949</text:p>
          </table:table-cell>
          <table:table-cell office:value-type="float" office:value="4.94238683127572" calcext:value-type="float">
            <text:p>4,94238683127572</text:p>
          </table:table-cell>
          <table:table-cell office:value-type="float" office:value="4.4894266674919" calcext:value-type="float">
            <text:p>4,4894266674919</text:p>
          </table:table-cell>
          <table:table-cell office:value-type="float" office:value="3.86937228897642" calcext:value-type="float">
            <text:p>3,86937228897642</text:p>
          </table:table-cell>
          <table:table-cell office:value-type="float" office:value="3.81461038359666" calcext:value-type="float">
            <text:p>3,8146103835966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51" calcext:value-type="float">
            <text:p>0,4351</text:p>
          </table:table-cell>
          <table:table-cell office:value-type="float" office:value="4.6812" calcext:value-type="float">
            <text:p>4,6812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10.795349907919" calcext:value-type="float">
            <text:p>10,795349907919</text:p>
          </table:table-cell>
          <table:table-cell office:value-type="float" office:value="5.351395443687" calcext:value-type="float">
            <text:p>5,351395443687</text:p>
          </table:table-cell>
          <table:table-cell office:value-type="float" office:value="4.9516933578367" calcext:value-type="float">
            <text:p>4,9516933578367</text:p>
          </table:table-cell>
          <table:table-cell office:value-type="float" office:value="4.49332783335052" calcext:value-type="float">
            <text:p>4,49332783335052</text:p>
          </table:table-cell>
          <table:table-cell office:value-type="float" office:value="3.87522423759219" calcext:value-type="float">
            <text:p>3,87522423759219</text:p>
          </table:table-cell>
          <table:table-cell office:value-type="float" office:value="3.81860783877899" calcext:value-type="float">
            <text:p>3,8186078387789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44" calcext:value-type="float">
            <text:p>0,4344</text:p>
          </table:table-cell>
          <table:table-cell office:value-type="float" office:value="4.6895" calcext:value-type="float">
            <text:p>4,6895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10.8319114595342" calcext:value-type="float">
            <text:p>10,8319114595342</text:p>
          </table:table-cell>
          <table:table-cell office:value-type="float" office:value="5.35345179143606" calcext:value-type="float">
            <text:p>5,35345179143606</text:p>
          </table:table-cell>
          <table:table-cell office:value-type="float" office:value="4.96099011632992" calcext:value-type="float">
            <text:p>4,96099011632992</text:p>
          </table:table-cell>
          <table:table-cell office:value-type="float" office:value="4.49711340206186" calcext:value-type="float">
            <text:p>4,49711340206186</text:p>
          </table:table-cell>
          <table:table-cell office:value-type="float" office:value="3.88141249128399" calcext:value-type="float">
            <text:p>3,88141249128399</text:p>
          </table:table-cell>
          <table:table-cell office:value-type="float" office:value="3.82260544205086" calcext:value-type="float">
            <text:p>3,82260544205086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37" calcext:value-type="float">
            <text:p>0,4337</text:p>
          </table:table-cell>
          <table:table-cell office:value-type="float" office:value="4.6978" calcext:value-type="float">
            <text:p>4,6978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10.8685912240185" calcext:value-type="float">
            <text:p>10,8685912240185</text:p>
          </table:table-cell>
          <table:table-cell office:value-type="float" office:value="5.35553678569348" calcext:value-type="float">
            <text:p>5,35553678569348</text:p>
          </table:table-cell>
          <table:table-cell office:value-type="float" office:value="4.9703645423551" calcext:value-type="float">
            <text:p>4,9703645423551</text:p>
          </table:table-cell>
          <table:table-cell office:value-type="float" office:value="4.50101001772684" calcext:value-type="float">
            <text:p>4,50101001772684</text:p>
          </table:table-cell>
          <table:table-cell office:value-type="float" office:value="3.8878932696137" calcext:value-type="float">
            <text:p>3,8878932696137</text:p>
          </table:table-cell>
          <table:table-cell office:value-type="float" office:value="3.82669259979624" calcext:value-type="float">
            <text:p>3,8266925997962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3" calcext:value-type="float">
            <text:p>0,433</text:p>
          </table:table-cell>
          <table:table-cell office:value-type="float" office:value="4.7061" calcext:value-type="float">
            <text:p>4,7061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10.9053897756188" calcext:value-type="float">
            <text:p>10,9053897756188</text:p>
          </table:table-cell>
          <table:table-cell office:value-type="float" office:value="5.35762129419302" calcext:value-type="float">
            <text:p>5,35762129419302</text:p>
          </table:table-cell>
          <table:table-cell office:value-type="float" office:value="4.97964176496287" calcext:value-type="float">
            <text:p>4,97964176496287</text:p>
          </table:table-cell>
          <table:table-cell office:value-type="float" office:value="4.50481155597684" calcext:value-type="float">
            <text:p>4,50481155597684</text:p>
          </table:table-cell>
          <table:table-cell office:value-type="float" office:value="3.89456662354463" calcext:value-type="float">
            <text:p>3,89456662354463</text:p>
          </table:table-cell>
          <table:table-cell office:value-type="float" office:value="3.83069057498518" calcext:value-type="float">
            <text:p>3,830690574985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23" calcext:value-type="float">
            <text:p>0,4323</text:p>
          </table:table-cell>
          <table:table-cell office:value-type="float" office:value="4.7144" calcext:value-type="float">
            <text:p>4,71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9420759962929" calcext:value-type="float">
            <text:p>10,9420759962929</text:p>
          </table:table-cell>
          <table:table-cell office:value-type="float" office:value="5.35967619824122" calcext:value-type="float">
            <text:p>5,35967619824122</text:p>
          </table:table-cell>
          <table:table-cell office:value-type="float" office:value="4.98943231441048" calcext:value-type="float">
            <text:p>4,98943231441048</text:p>
          </table:table-cell>
          <table:table-cell office:value-type="float" office:value="4.50872422388398" calcext:value-type="float">
            <text:p>4,50872422388398</text:p>
          </table:table-cell>
          <table:table-cell office:value-type="float" office:value="3.90153172866521" calcext:value-type="float">
            <text:p>3,90153172866521</text:p>
          </table:table-cell>
          <table:table-cell office:value-type="float" office:value="3.83468869829391" calcext:value-type="float">
            <text:p>3,8346886982939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16" calcext:value-type="float">
            <text:p>0,4316</text:p>
          </table:table-cell>
          <table:table-cell office:value-type="float" office:value="4.7226" calcext:value-type="float">
            <text:p>4,7226</text:p>
          </table:table-cell>
        </table:table-row>
        <table:table-row table:style-name="ro1">
          <table:table-cell office:value-type="float" office:value="29.1" calcext:value-type="float">
            <text:p>29,1</text:p>
          </table:table-cell>
          <table:table-cell office:value-type="float" office:value="10.9791134834068" calcext:value-type="float">
            <text:p>10,9791134834068</text:p>
          </table:table-cell>
          <table:table-cell office:value-type="float" office:value="5.36175973912537" calcext:value-type="float">
            <text:p>5,36175973912537</text:p>
          </table:table-cell>
          <table:table-cell office:value-type="float" office:value="4.9987779329609" calcext:value-type="float">
            <text:p>4,9987779329609</text:p>
          </table:table-cell>
          <table:table-cell office:value-type="float" office:value="4.51252110877713" calcext:value-type="float">
            <text:p>4,51252110877713</text:p>
          </table:table-cell>
          <table:table-cell office:value-type="float" office:value="3.90873844318521" calcext:value-type="float">
            <text:p>3,90873844318521</text:p>
          </table:table-cell>
          <table:table-cell office:value-type="float" office:value="3.83868696973065" calcext:value-type="float">
            <text:p>3,8386869697306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09" calcext:value-type="float">
            <text:p>0,4309</text:p>
          </table:table-cell>
          <table:table-cell office:value-type="float" office:value="4.7309" calcext:value-type="float">
            <text:p>4,7309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11.0188328295745" calcext:value-type="float">
            <text:p>11,0188328295745</text:p>
          </table:table-cell>
          <table:table-cell office:value-type="float" office:value="5.36384279475983" calcext:value-type="float">
            <text:p>5,36384279475983</text:p>
          </table:table-cell>
          <table:table-cell office:value-type="float" office:value="5.00811376723085" calcext:value-type="float">
            <text:p>5,00811376723085</text:p>
          </table:table-cell>
          <table:table-cell office:value-type="float" office:value="4.51633623618059" calcext:value-type="float">
            <text:p>4,51633623618059</text:p>
          </table:table-cell>
          <table:table-cell office:value-type="float" office:value="3.91604153211784" calcext:value-type="float">
            <text:p>3,91604153211784</text:p>
          </table:table-cell>
          <table:table-cell office:value-type="float" office:value="3.84275657650982" calcext:value-type="float">
            <text:p>3,8427565765098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01" calcext:value-type="float">
            <text:p>0,4301</text:p>
          </table:table-cell>
          <table:table-cell office:value-type="float" office:value="4.7392" calcext:value-type="float">
            <text:p>4,7392</text:p>
          </table:table-cell>
        </table:table-row>
        <table:table-row table:style-name="ro1">
          <table:table-cell office:value-type="float" office:value="29.3" calcext:value-type="float">
            <text:p>29,3</text:p>
          </table:table-cell>
          <table:table-cell office:value-type="float" office:value="11.0561248253377" calcext:value-type="float">
            <text:p>11,0561248253377</text:p>
          </table:table-cell>
          <table:table-cell office:value-type="float" office:value="5.36589625662223" calcext:value-type="float">
            <text:p>5,36589625662223</text:p>
          </table:table-cell>
          <table:table-cell office:value-type="float" office:value="5.01743983257761" calcext:value-type="float">
            <text:p>5,01743983257761</text:p>
          </table:table-cell>
          <table:table-cell office:value-type="float" office:value="4.52024204005187" calcext:value-type="float">
            <text:p>4,52024204005187</text:p>
          </table:table-cell>
          <table:table-cell office:value-type="float" office:value="3.92382938576891" calcext:value-type="float">
            <text:p>3,92382938576891</text:p>
          </table:table-cell>
          <table:table-cell office:value-type="float" office:value="3.84675521962245" calcext:value-type="float">
            <text:p>3,8467552196224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94" calcext:value-type="float">
            <text:p>0,4294</text:p>
          </table:table-cell>
          <table:table-cell office:value-type="float" office:value="4.7475" calcext:value-type="float">
            <text:p>4,7475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11.0933053417308" calcext:value-type="float">
            <text:p>11,0933053417308</text:p>
          </table:table-cell>
          <table:table-cell office:value-type="float" office:value="5.36797834565458" calcext:value-type="float">
            <text:p>5,36797834565458</text:p>
          </table:table-cell>
          <table:table-cell office:value-type="float" office:value="5.0267561443263" calcext:value-type="float">
            <text:p>5,0267561443263</text:p>
          </table:table-cell>
          <table:table-cell office:value-type="float" office:value="4.52405250812724" calcext:value-type="float">
            <text:p>4,52405250812724</text:p>
          </table:table-cell>
          <table:table-cell office:value-type="float" office:value="3.931956920939" calcext:value-type="float">
            <text:p>3,931956920939</text:p>
          </table:table-cell>
          <table:table-cell office:value-type="float" office:value="3.8507725369595" calcext:value-type="float">
            <text:p>3,850772536959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87" calcext:value-type="float">
            <text:p>0,4287</text:p>
          </table:table-cell>
          <table:table-cell office:value-type="float" office:value="4.7557" calcext:value-type="float">
            <text:p>4,7557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11.1308411214953" calcext:value-type="float">
            <text:p>11,1308411214953</text:p>
          </table:table-cell>
          <table:table-cell office:value-type="float" office:value="5.37005994994471" calcext:value-type="float">
            <text:p>5,37005994994471</text:p>
          </table:table-cell>
          <table:table-cell office:value-type="float" office:value="5.03606271777004" calcext:value-type="float">
            <text:p>5,03606271777004</text:p>
          </table:table-cell>
          <table:table-cell office:value-type="float" office:value="4.52795376007899" calcext:value-type="float">
            <text:p>4,52795376007899</text:p>
          </table:table-cell>
          <table:table-cell office:value-type="float" office:value="3.94047323775981" calcext:value-type="float">
            <text:p>3,94047323775981</text:p>
          </table:table-cell>
          <table:table-cell office:value-type="float" office:value="3.85477147674009" calcext:value-type="float">
            <text:p>3,85477147674009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8" calcext:value-type="float">
            <text:p>0,428</text:p>
          </table:table-cell>
          <table:table-cell office:value-type="float" office:value="4.764" calcext:value-type="float">
            <text:p>4,764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office:value-type="float" office:value="11.1684998829862" calcext:value-type="float">
            <text:p>11,1684998829862</text:p>
          </table:table-cell>
          <table:table-cell office:value-type="float" office:value="5.37211197113426" calcext:value-type="float">
            <text:p>5,37211197113426</text:p>
          </table:table-cell>
          <table:table-cell office:value-type="float" office:value="5.04535956816995" calcext:value-type="float">
            <text:p>5,04535956816995</text:p>
          </table:table-cell>
          <table:table-cell office:value-type="float" office:value="4.53178014023976" calcext:value-type="float">
            <text:p>4,53178014023976</text:p>
          </table:table-cell>
          <table:table-cell office:value-type="float" office:value="3.94913237481408" calcext:value-type="float">
            <text:p>3,94913237481408</text:p>
          </table:table-cell>
          <table:table-cell office:value-type="float" office:value="3.85877056469542" calcext:value-type="float">
            <text:p>3,8587705646954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73" calcext:value-type="float">
            <text:p>0,4273</text:p>
          </table:table-cell>
          <table:table-cell office:value-type="float" office:value="4.7723" calcext:value-type="float">
            <text:p>4,7723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11.2086752637749" calcext:value-type="float">
            <text:p>11,2086752637749</text:p>
          </table:table-cell>
          <table:table-cell office:value-type="float" office:value="5.37419260983416" calcext:value-type="float">
            <text:p>5,37419260983416</text:p>
          </table:table-cell>
          <table:table-cell office:value-type="float" office:value="5.05464671075531" calcext:value-type="float">
            <text:p>5,05464671075531</text:p>
          </table:table-cell>
          <table:table-cell office:value-type="float" office:value="4.53567684242985" calcext:value-type="float">
            <text:p>4,53567684242985</text:p>
          </table:table-cell>
          <table:table-cell office:value-type="float" office:value="3.9583746283449" calcext:value-type="float">
            <text:p>3,9583746283449</text:p>
          </table:table-cell>
          <table:table-cell office:value-type="float" office:value="3.86284136806611" calcext:value-type="float">
            <text:p>3,8628413680661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65" calcext:value-type="float">
            <text:p>0,4265</text:p>
          </table:table-cell>
          <table:table-cell office:value-type="float" office:value="4.7805" calcext:value-type="float">
            <text:p>4,7805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11.2465946453734" calcext:value-type="float">
            <text:p>11,2465946453734</text:p>
          </table:table-cell>
          <table:table-cell office:value-type="float" office:value="5.3762436725432" calcext:value-type="float">
            <text:p>5,3762436725432</text:p>
          </table:table-cell>
          <table:table-cell office:value-type="float" office:value="5.06401113237085" calcext:value-type="float">
            <text:p>5,06401113237085</text:p>
          </table:table-cell>
          <table:table-cell office:value-type="float" office:value="4.53949856144677" calcext:value-type="float">
            <text:p>4,53949856144677</text:p>
          </table:table-cell>
          <table:table-cell office:value-type="float" office:value="3.9680039623576" calcext:value-type="float">
            <text:p>3,9680039623576</text:p>
          </table:table-cell>
          <table:table-cell office:value-type="float" office:value="3.86684082782132" calcext:value-type="float">
            <text:p>3,8668408278213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58" calcext:value-type="float">
            <text:p>0,4258</text:p>
          </table:table-cell>
          <table:table-cell office:value-type="float" office:value="4.7888" calcext:value-type="float">
            <text:p>4,7888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11.2844036697248" calcext:value-type="float">
            <text:p>11,2844036697248</text:p>
          </table:table-cell>
          <table:table-cell office:value-type="float" office:value="5.37832334632614" calcext:value-type="float">
            <text:p>5,37832334632614</text:p>
          </table:table-cell>
          <table:table-cell office:value-type="float" office:value="5.07327885952712" calcext:value-type="float">
            <text:p>5,07327885952712</text:p>
          </table:table-cell>
          <table:table-cell office:value-type="float" office:value="4.54339072194601" calcext:value-type="float">
            <text:p>4,54339072194601</text:p>
          </table:table-cell>
          <table:table-cell office:value-type="float" office:value="3.9780198019802" calcext:value-type="float">
            <text:p>3,9780198019802</text:p>
          </table:table-cell>
          <table:table-cell office:value-type="float" office:value="3.87084043578152" calcext:value-type="float">
            <text:p>3,8708404357815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251" calcext:value-type="float">
            <text:p>0,4251</text:p>
          </table:table-cell>
          <table:table-cell office:value-type="float" office:value="4.797" calcext:value-type="float">
            <text:p>4,79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-9.9" calcext:value-type="float">
            <text:p>-9,9</text:p>
          </table:table-cell>
          <table:table-cell office:value-type="float" office:value="1.8502909705275" calcext:value-type="float">
            <text:p>1,8502909705275</text:p>
          </table:table-cell>
          <table:table-cell office:value-type="float" office:value="2.44770349544484" calcext:value-type="float">
            <text:p>2,447703495444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54" calcext:value-type="float">
            <text:p>1,0654</text:p>
          </table:table-cell>
          <table:table-cell office:value-type="float" office:value="1.9713" calcext:value-type="float">
            <text:p>1,9713</text:p>
          </table:table-cell>
        </table:table-row>
        <table:table-row table:style-name="ro1">
          <table:table-cell office:value-type="float" office:value="-9.8" calcext:value-type="float">
            <text:p>-9,8</text:p>
          </table:table-cell>
          <table:table-cell office:value-type="float" office:value="1.85727699530516" calcext:value-type="float">
            <text:p>1,85727699530516</text:p>
          </table:table-cell>
          <table:table-cell office:value-type="float" office:value="2.45353922574375" calcext:value-type="float">
            <text:p>2,453539225743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5" calcext:value-type="float">
            <text:p>1,065</text:p>
          </table:table-cell>
          <table:table-cell office:value-type="float" office:value="1.978" calcext:value-type="float">
            <text:p>1,978</text:p>
          </table:table-cell>
        </table:table-row>
        <table:table-row table:style-name="ro1">
          <table:table-cell office:value-type="float" office:value="-9.7" calcext:value-type="float">
            <text:p>-9,7</text:p>
          </table:table-cell>
          <table:table-cell office:value-type="float" office:value="1.86417433777945" calcext:value-type="float">
            <text:p>1,86417433777945</text:p>
          </table:table-cell>
          <table:table-cell office:value-type="float" office:value="2.45938586795352" calcext:value-type="float">
            <text:p>2,4593858679535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6" calcext:value-type="float">
            <text:p>1,0646</text:p>
          </table:table-cell>
          <table:table-cell office:value-type="float" office:value="1.9846" calcext:value-type="float">
            <text:p>1,9846</text:p>
          </table:table-cell>
        </table:table-row>
        <table:table-row table:style-name="ro1">
          <table:table-cell office:value-type="float" office:value="-9.6" calcext:value-type="float">
            <text:p>-9,6</text:p>
          </table:table-cell>
          <table:table-cell office:value-type="float" office:value="1.87117083255027" calcext:value-type="float">
            <text:p>1,87117083255027</text:p>
          </table:table-cell>
          <table:table-cell office:value-type="float" office:value="2.46518953262977" calcext:value-type="float">
            <text:p>2,465189532629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2" calcext:value-type="float">
            <text:p>1,0642</text:p>
          </table:table-cell>
          <table:table-cell office:value-type="float" office:value="1.9913" calcext:value-type="float">
            <text:p>1,9913</text:p>
          </table:table-cell>
        </table:table-row>
        <table:table-row table:style-name="ro1">
          <table:table-cell office:value-type="float" office:value="-9.5" calcext:value-type="float">
            <text:p>-9,5</text:p>
          </table:table-cell>
          <table:table-cell office:value-type="float" office:value="1.87807858620041" calcext:value-type="float">
            <text:p>1,87807858620041</text:p>
          </table:table-cell>
          <table:table-cell office:value-type="float" office:value="2.4709108506291" calcext:value-type="float">
            <text:p>2,47091085062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38" calcext:value-type="float">
            <text:p>1,0638</text:p>
          </table:table-cell>
          <table:table-cell office:value-type="float" office:value="1.9979" calcext:value-type="float">
            <text:p>1,9979</text:p>
          </table:table-cell>
        </table:table-row>
        <table:table-row table:style-name="ro1">
          <table:table-cell office:value-type="float" office:value="-9.4" calcext:value-type="float">
            <text:p>-9,4</text:p>
          </table:table-cell>
          <table:table-cell office:value-type="float" office:value="1.88508557457213" calcext:value-type="float">
            <text:p>1,88508557457213</text:p>
          </table:table-cell>
          <table:table-cell office:value-type="float" office:value="2.47668268585389" calcext:value-type="float">
            <text:p>2,4766826858538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34" calcext:value-type="float">
            <text:p>1,0634</text:p>
          </table:table-cell>
          <table:table-cell office:value-type="float" office:value="2.0046" calcext:value-type="float">
            <text:p>2,0046</text:p>
          </table:table-cell>
        </table:table-row>
        <table:table-row table:style-name="ro1">
          <table:table-cell office:value-type="float" office:value="-9.3" calcext:value-type="float">
            <text:p>-9,3</text:p>
          </table:table-cell>
          <table:table-cell office:value-type="float" office:value="1.89218176686424" calcext:value-type="float">
            <text:p>1,89218176686424</text:p>
          </table:table-cell>
          <table:table-cell office:value-type="float" office:value="2.48243873666148" calcext:value-type="float">
            <text:p>2,482438736661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9" calcext:value-type="float">
            <text:p>1,0629</text:p>
          </table:table-cell>
          <table:table-cell office:value-type="float" office:value="2.0112" calcext:value-type="float">
            <text:p>2,0112</text:p>
          </table:table-cell>
        </table:table-row>
        <table:table-row table:style-name="ro1">
          <table:table-cell office:value-type="float" office:value="-9.2" calcext:value-type="float">
            <text:p>-9,2</text:p>
          </table:table-cell>
          <table:table-cell office:value-type="float" office:value="1.8992" calcext:value-type="float">
            <text:p>1,8992</text:p>
          </table:table-cell>
          <table:table-cell office:value-type="float" office:value="2.48817906771266" calcext:value-type="float">
            <text:p>2,488179067712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5" calcext:value-type="float">
            <text:p>1,0625</text:p>
          </table:table-cell>
          <table:table-cell office:value-type="float" office:value="2.0179" calcext:value-type="float">
            <text:p>2,0179</text:p>
          </table:table-cell>
        </table:table-row>
        <table:table-row table:style-name="ro1">
          <table:table-cell office:value-type="float" office:value="-9.1" calcext:value-type="float">
            <text:p>-9,1</text:p>
          </table:table-cell>
          <table:table-cell office:value-type="float" office:value="1.90612936634968" calcext:value-type="float">
            <text:p>1,90612936634968</text:p>
          </table:table-cell>
          <table:table-cell office:value-type="float" office:value="2.49390374331551" calcext:value-type="float">
            <text:p>2,4939037433155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1" calcext:value-type="float">
            <text:p>1,0621</text:p>
          </table:table-cell>
          <table:table-cell office:value-type="float" office:value="2.0245" calcext:value-type="float">
            <text:p>2,024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91315814260149" calcext:value-type="float">
            <text:p>1,91315814260149</text:p>
          </table:table-cell>
          <table:table-cell office:value-type="float" office:value="2.49954608565631" calcext:value-type="float">
            <text:p>2,499546085656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17" calcext:value-type="float">
            <text:p>1,0617</text:p>
          </table:table-cell>
          <table:table-cell office:value-type="float" office:value="2.0312" calcext:value-type="float">
            <text:p>2,0312</text:p>
          </table:table-cell>
        </table:table-row>
        <table:table-row table:style-name="ro1">
          <table:table-cell office:value-type="float" office:value="-8.9" calcext:value-type="float">
            <text:p>-8,9</text:p>
          </table:table-cell>
          <table:table-cell office:value-type="float" office:value="1.92009799302742" calcext:value-type="float">
            <text:p>1,92009799302742</text:p>
          </table:table-cell>
          <table:table-cell office:value-type="float" office:value="2.50523958083353" calcext:value-type="float">
            <text:p>2,505239580833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13" calcext:value-type="float">
            <text:p>1,0613</text:p>
          </table:table-cell>
          <table:table-cell office:value-type="float" office:value="2.0378" calcext:value-type="float">
            <text:p>2,0378</text:p>
          </table:table-cell>
        </table:table-row>
        <table:table-row table:style-name="ro1">
          <table:table-cell office:value-type="float" office:value="-8.8" calcext:value-type="float">
            <text:p>-8,8</text:p>
          </table:table-cell>
          <table:table-cell office:value-type="float" office:value="1.92713733622396" calcext:value-type="float">
            <text:p>1,92713733622396</text:p>
          </table:table-cell>
          <table:table-cell office:value-type="float" office:value="2.51091761197209" calcext:value-type="float">
            <text:p>2,510917611972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9" calcext:value-type="float">
            <text:p>1,0609</text:p>
          </table:table-cell>
          <table:table-cell office:value-type="float" office:value="2.0445" calcext:value-type="float">
            <text:p>2,0445</text:p>
          </table:table-cell>
        </table:table-row>
        <table:table-row table:style-name="ro1">
          <table:table-cell office:value-type="float" office:value="-8.7" calcext:value-type="float">
            <text:p>-8,7</text:p>
          </table:table-cell>
          <table:table-cell office:value-type="float" office:value="1.93408769448373" calcext:value-type="float">
            <text:p>1,93408769448373</text:p>
          </table:table-cell>
          <table:table-cell office:value-type="float" office:value="2.5165802419891" calcext:value-type="float">
            <text:p>2,51658024198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5" calcext:value-type="float">
            <text:p>1,0605</text:p>
          </table:table-cell>
          <table:table-cell office:value-type="float" office:value="2.0511" calcext:value-type="float">
            <text:p>2,0511</text:p>
          </table:table-cell>
        </table:table-row>
        <table:table-row table:style-name="ro1">
          <table:table-cell office:value-type="float" office:value="-8.6" calcext:value-type="float">
            <text:p>-8,6</text:p>
          </table:table-cell>
          <table:table-cell office:value-type="float" office:value="1.94113762852561" calcext:value-type="float">
            <text:p>1,94113762852561</text:p>
          </table:table-cell>
          <table:table-cell office:value-type="float" office:value="2.52216055447858" calcext:value-type="float">
            <text:p>2,522160554478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1" calcext:value-type="float">
            <text:p>1,0601</text:p>
          </table:table-cell>
          <table:table-cell office:value-type="float" office:value="2.0578" calcext:value-type="float">
            <text:p>2,0578</text:p>
          </table:table-cell>
        </table:table-row>
        <table:table-row table:style-name="ro1">
          <table:table-cell office:value-type="float" office:value="-8.5" calcext:value-type="float">
            <text:p>-8,5</text:p>
          </table:table-cell>
          <table:table-cell office:value-type="float" office:value="1.94809851844862" calcext:value-type="float">
            <text:p>1,94809851844862</text:p>
          </table:table-cell>
          <table:table-cell office:value-type="float" office:value="2.52779251087302" calcext:value-type="float">
            <text:p>2,527792510873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7" calcext:value-type="float">
            <text:p>1,0597</text:p>
          </table:table-cell>
          <table:table-cell office:value-type="float" office:value="2.0644" calcext:value-type="float">
            <text:p>2,0644</text:p>
          </table:table-cell>
        </table:table-row>
        <table:table-row table:style-name="ro1">
          <table:table-cell office:value-type="float" office:value="-8.4" calcext:value-type="float">
            <text:p>-8,4</text:p>
          </table:table-cell>
          <table:table-cell office:value-type="float" office:value="1.9551590673086" calcext:value-type="float">
            <text:p>1,9551590673086</text:p>
          </table:table-cell>
          <table:table-cell office:value-type="float" office:value="2.53340925342302" calcext:value-type="float">
            <text:p>2,533409253423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3" calcext:value-type="float">
            <text:p>1,0593</text:p>
          </table:table-cell>
          <table:table-cell office:value-type="float" office:value="2.0711" calcext:value-type="float">
            <text:p>2,0711</text:p>
          </table:table-cell>
        </table:table-row>
        <table:table-row table:style-name="ro1">
          <table:table-cell office:value-type="float" office:value="-8.3" calcext:value-type="float">
            <text:p>-8,3</text:p>
          </table:table-cell>
          <table:table-cell office:value-type="float" office:value="1.96231582924065" calcext:value-type="float">
            <text:p>1,96231582924065</text:p>
          </table:table-cell>
          <table:table-cell office:value-type="float" office:value="2.53903729172177" calcext:value-type="float">
            <text:p>2,539037291721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8" calcext:value-type="float">
            <text:p>1,0588</text:p>
          </table:table-cell>
          <table:table-cell office:value-type="float" office:value="2.0777" calcext:value-type="float">
            <text:p>2,0777</text:p>
          </table:table-cell>
        </table:table-row>
        <table:table-row table:style-name="ro1">
          <table:table-cell office:value-type="float" office:value="-8.2" calcext:value-type="float">
            <text:p>-8,2</text:p>
          </table:table-cell>
          <table:table-cell office:value-type="float" office:value="1.96938775510204" calcext:value-type="float">
            <text:p>1,96938775510204</text:p>
          </table:table-cell>
          <table:table-cell office:value-type="float" office:value="2.5446237553155" calcext:value-type="float">
            <text:p>2,544623755315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4" calcext:value-type="float">
            <text:p>1,0584</text:p>
          </table:table-cell>
          <table:table-cell office:value-type="float" office:value="2.0844" calcext:value-type="float">
            <text:p>2,0844</text:p>
          </table:table-cell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1.97637051039698" calcext:value-type="float">
            <text:p>1,97637051039698</text:p>
          </table:table-cell>
          <table:table-cell office:value-type="float" office:value="2.55019518885841" calcext:value-type="float">
            <text:p>2,550195188858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" calcext:value-type="float">
            <text:p>1,058</text:p>
          </table:table-cell>
          <table:table-cell office:value-type="float" office:value="2.091" calcext:value-type="float">
            <text:p>2,09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98345310136157" calcext:value-type="float">
            <text:p>1,98345310136157</text:p>
          </table:table-cell>
          <table:table-cell office:value-type="float" office:value="2.55571067326941" calcext:value-type="float">
            <text:p>2,555710673269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76" calcext:value-type="float">
            <text:p>1,0576</text:p>
          </table:table-cell>
          <table:table-cell office:value-type="float" office:value="2.0977" calcext:value-type="float">
            <text:p>2,0977</text:p>
          </table:table-cell>
        </table:table-row>
        <table:table-row table:style-name="ro1">
          <table:table-cell office:value-type="float" office:value="-7.9" calcext:value-type="float">
            <text:p>-7,9</text:p>
          </table:table-cell>
          <table:table-cell office:value-type="float" office:value="1.99044646235339" calcext:value-type="float">
            <text:p>1,99044646235339</text:p>
          </table:table-cell>
          <table:table-cell office:value-type="float" office:value="2.56125213731422" calcext:value-type="float">
            <text:p>2,561252137314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72" calcext:value-type="float">
            <text:p>1,0572</text:p>
          </table:table-cell>
          <table:table-cell office:value-type="float" office:value="2.1043" calcext:value-type="float">
            <text:p>2,1043</text:p>
          </table:table-cell>
        </table:table-row>
        <table:table-row table:style-name="ro1">
          <table:table-cell office:value-type="float" office:value="-7.8" calcext:value-type="float">
            <text:p>-7,8</text:p>
          </table:table-cell>
          <table:table-cell office:value-type="float" office:value="1.99753974261923" calcext:value-type="float">
            <text:p>1,99753974261923</text:p>
          </table:table-cell>
          <table:table-cell office:value-type="float" office:value="2.56680502285504" calcext:value-type="float">
            <text:p>2,5668050228550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8" calcext:value-type="float">
            <text:p>1,0568</text:p>
          </table:table-cell>
          <table:table-cell office:value-type="float" office:value="2.111" calcext:value-type="float">
            <text:p>2,111</text:p>
          </table:table-cell>
        </table:table-row>
        <table:table-row table:style-name="ro1">
          <table:table-cell office:value-type="float" office:value="-7.7" calcext:value-type="float">
            <text:p>-7,7</text:p>
          </table:table-cell>
          <table:table-cell office:value-type="float" office:value="2.00454373343431" calcext:value-type="float">
            <text:p>2,00454373343431</text:p>
          </table:table-cell>
          <table:table-cell office:value-type="float" office:value="2.57234304903324" calcext:value-type="float">
            <text:p>2,572343049033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4" calcext:value-type="float">
            <text:p>1,0564</text:p>
          </table:table-cell>
          <table:table-cell office:value-type="float" office:value="2.1176" calcext:value-type="float">
            <text:p>2,1176</text:p>
          </table:table-cell>
        </table:table-row>
        <table:table-row table:style-name="ro1">
          <table:table-cell office:value-type="float" office:value="-7.6" calcext:value-type="float">
            <text:p>-7,6</text:p>
          </table:table-cell>
          <table:table-cell office:value-type="float" office:value="2.01164772727273" calcext:value-type="float">
            <text:p>2,01164772727273</text:p>
          </table:table-cell>
          <table:table-cell office:value-type="float" office:value="2.57786627541396" calcext:value-type="float">
            <text:p>2,5778662754139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" calcext:value-type="float">
            <text:p>1,056</text:p>
          </table:table-cell>
          <table:table-cell office:value-type="float" office:value="2.1243" calcext:value-type="float">
            <text:p>2,1243</text:p>
          </table:table-cell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2.01866237211065" calcext:value-type="float">
            <text:p>2,01866237211065</text:p>
          </table:table-cell>
          <table:table-cell office:value-type="float" office:value="2.58337476124441" calcext:value-type="float">
            <text:p>2,583374761244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56" calcext:value-type="float">
            <text:p>1,0556</text:p>
          </table:table-cell>
          <table:table-cell office:value-type="float" office:value="2.1309" calcext:value-type="float">
            <text:p>2,1309</text:p>
          </table:table-cell>
        </table:table-row>
        <table:table-row table:style-name="ro1">
          <table:table-cell office:value-type="float" office:value="-7.4" calcext:value-type="float">
            <text:p>-7,4</text:p>
          </table:table-cell>
          <table:table-cell office:value-type="float" office:value="2.02577710386657" calcext:value-type="float">
            <text:p>2,02577710386657</text:p>
          </table:table-cell>
          <table:table-cell office:value-type="float" office:value="2.58889469558401" calcext:value-type="float">
            <text:p>2,588894695584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52" calcext:value-type="float">
            <text:p>1,0552</text:p>
          </table:table-cell>
          <table:table-cell office:value-type="float" office:value="2.1376" calcext:value-type="float">
            <text:p>2,1376</text:p>
          </table:table-cell>
        </table:table-row>
        <table:table-row table:style-name="ro1">
          <table:table-cell office:value-type="float" office:value="-7.3" calcext:value-type="float">
            <text:p>-7,3</text:p>
          </table:table-cell>
          <table:table-cell office:value-type="float" office:value="2.03280242700038" calcext:value-type="float">
            <text:p>2,03280242700038</text:p>
          </table:table-cell>
          <table:table-cell office:value-type="float" office:value="2.59437384201874" calcext:value-type="float">
            <text:p>2,594373842018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8" calcext:value-type="float">
            <text:p>1,0548</text:p>
          </table:table-cell>
          <table:table-cell office:value-type="float" office:value="2.1442" calcext:value-type="float">
            <text:p>2,1442</text:p>
          </table:table-cell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2.03992792109256" calcext:value-type="float">
            <text:p>2,03992792109256</text:p>
          </table:table-cell>
          <table:table-cell office:value-type="float" office:value="2.59986448451996" calcext:value-type="float">
            <text:p>2,5998644845199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4" calcext:value-type="float">
            <text:p>1,0544</text:p>
          </table:table-cell>
          <table:table-cell office:value-type="float" office:value="2.1509" calcext:value-type="float">
            <text:p>2,1509</text:p>
          </table:table-cell>
        </table:table-row>
        <table:table-row table:style-name="ro1">
          <table:table-cell office:value-type="float" office:value="-7.1" calcext:value-type="float">
            <text:p>-7,1</text:p>
          </table:table-cell>
          <table:table-cell office:value-type="float" office:value="2.04696394686907" calcext:value-type="float">
            <text:p>2,04696394686907</text:p>
          </table:table-cell>
          <table:table-cell office:value-type="float" office:value="2.60540835979387" calcext:value-type="float">
            <text:p>2,605408359793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" calcext:value-type="float">
            <text:p>1,054</text:p>
          </table:table-cell>
          <table:table-cell office:value-type="float" office:value="2.1575" calcext:value-type="float">
            <text:p>2,157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.05410022779043" calcext:value-type="float">
            <text:p>2,05410022779043</text:p>
          </table:table-cell>
          <table:table-cell office:value-type="float" office:value="2.610895953006" calcext:value-type="float">
            <text:p>2,61089595300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6" calcext:value-type="float">
            <text:p>1,0536</text:p>
          </table:table-cell>
          <table:table-cell office:value-type="float" office:value="2.1642" calcext:value-type="float">
            <text:p>2,1642</text:p>
          </table:table-cell>
        </table:table-row>
        <table:table-row table:style-name="ro1">
          <table:table-cell office:value-type="float" office:value="-6.9" calcext:value-type="float">
            <text:p>-6,9</text:p>
          </table:table-cell>
          <table:table-cell office:value-type="float" office:value="2.06114698063046" calcext:value-type="float">
            <text:p>2,06114698063046</text:p>
          </table:table-cell>
          <table:table-cell office:value-type="float" office:value="2.61634305887239" calcext:value-type="float">
            <text:p>2,6163430588723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2" calcext:value-type="float">
            <text:p>1,0532</text:p>
          </table:table-cell>
          <table:table-cell office:value-type="float" office:value="2.1708" calcext:value-type="float">
            <text:p>2,1708</text:p>
          </table:table-cell>
        </table:table-row>
        <table:table-row table:style-name="ro1">
          <table:table-cell office:value-type="float" office:value="-6.8" calcext:value-type="float">
            <text:p>-6,8</text:p>
          </table:table-cell>
          <table:table-cell office:value-type="float" office:value="2.06829407294833" calcext:value-type="float">
            <text:p>2,06829407294833</text:p>
          </table:table-cell>
          <table:table-cell office:value-type="float" office:value="2.62180168502916" calcext:value-type="float">
            <text:p>2,621801685029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8" calcext:value-type="float">
            <text:p>1,0528</text:p>
          </table:table-cell>
          <table:table-cell office:value-type="float" office:value="2.1775" calcext:value-type="float">
            <text:p>2,1775</text:p>
          </table:table-cell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2.07535157734702" calcext:value-type="float">
            <text:p>2,07535157734702</text:p>
          </table:table-cell>
          <table:table-cell office:value-type="float" office:value="2.62731391585761" calcext:value-type="float">
            <text:p>2,6273139158576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4" calcext:value-type="float">
            <text:p>1,0524</text:p>
          </table:table-cell>
          <table:table-cell office:value-type="float" office:value="2.1841" calcext:value-type="float">
            <text:p>2,1841</text:p>
          </table:table-cell>
        </table:table-row>
        <table:table-row table:style-name="ro1">
          <table:table-cell office:value-type="float" office:value="-6.6" calcext:value-type="float">
            <text:p>-6,6</text:p>
          </table:table-cell>
          <table:table-cell office:value-type="float" office:value="2.08250950570342" calcext:value-type="float">
            <text:p>2,08250950570342</text:p>
          </table:table-cell>
          <table:table-cell office:value-type="float" office:value="2.63274382045713" calcext:value-type="float">
            <text:p>2,632743820457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" calcext:value-type="float">
            <text:p>1,052</text:p>
          </table:table-cell>
          <table:table-cell office:value-type="float" office:value="2.1908" calcext:value-type="float">
            <text:p>2,1908</text:p>
          </table:table-cell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2.08967287942183" calcext:value-type="float">
            <text:p>2,08967287942183</text:p>
          </table:table-cell>
          <table:table-cell office:value-type="float" office:value="2.63825336982906" calcext:value-type="float">
            <text:p>2,6382533698290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6" calcext:value-type="float">
            <text:p>1,0516</text:p>
          </table:table-cell>
          <table:table-cell office:value-type="float" office:value="2.1975" calcext:value-type="float">
            <text:p>2,1975</text:p>
          </table:table-cell>
        </table:table-row>
        <table:table-row table:style-name="ro1">
          <table:table-cell office:value-type="float" office:value="-6.4" calcext:value-type="float">
            <text:p>-6,4</text:p>
          </table:table-cell>
          <table:table-cell office:value-type="float" office:value="2.09674657534247" calcext:value-type="float">
            <text:p>2,09674657534247</text:p>
          </table:table-cell>
          <table:table-cell office:value-type="float" office:value="2.64368053227429" calcext:value-type="float">
            <text:p>2,6436805322742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2" calcext:value-type="float">
            <text:p>1,0512</text:p>
          </table:table-cell>
          <table:table-cell office:value-type="float" office:value="2.2041" calcext:value-type="float">
            <text:p>2,2041</text:p>
          </table:table-cell>
        </table:table-row>
        <table:table-row table:style-name="ro1">
          <table:table-cell office:value-type="float" office:value="-6.3" calcext:value-type="float">
            <text:p>-6,3</text:p>
          </table:table-cell>
          <table:table-cell office:value-type="float" office:value="2.10392082223068" calcext:value-type="float">
            <text:p>2,10392082223068</text:p>
          </table:table-cell>
          <table:table-cell office:value-type="float" office:value="2.64916166585108" calcext:value-type="float">
            <text:p>2,649161665851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8" calcext:value-type="float">
            <text:p>1,0508</text:p>
          </table:table-cell>
          <table:table-cell office:value-type="float" office:value="2.2108" calcext:value-type="float">
            <text:p>2,2108</text:p>
          </table:table-cell>
        </table:table-row>
        <table:table-row table:style-name="ro1">
          <table:table-cell office:value-type="float" office:value="-6.2" calcext:value-type="float">
            <text:p>-6,2</text:p>
          </table:table-cell>
          <table:table-cell office:value-type="float" office:value="2.11100533130236" calcext:value-type="float">
            <text:p>2,11100533130236</text:p>
          </table:table-cell>
          <table:table-cell office:value-type="float" office:value="2.65456041977468" calcext:value-type="float">
            <text:p>2,654560419774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4" calcext:value-type="float">
            <text:p>1,0504</text:p>
          </table:table-cell>
          <table:table-cell office:value-type="float" office:value="2.2174" calcext:value-type="float">
            <text:p>2,2174</text:p>
          </table:table-cell>
        </table:table-row>
        <table:table-row table:style-name="ro1">
          <table:table-cell office:value-type="float" office:value="-6.1" calcext:value-type="float">
            <text:p>-6,1</text:p>
          </table:table-cell>
          <table:table-cell office:value-type="float" office:value="2.11798876297495" calcext:value-type="float">
            <text:p>2,11798876297495</text:p>
          </table:table-cell>
          <table:table-cell office:value-type="float" office:value="2.66003904644472" calcext:value-type="float">
            <text:p>2,660039046444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1" calcext:value-type="float">
            <text:p>1,0501</text:p>
          </table:table-cell>
          <table:table-cell office:value-type="float" office:value="2.2241" calcext:value-type="float">
            <text:p>2,224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.12517862246356" calcext:value-type="float">
            <text:p>2,12517862246356</text:p>
          </table:table-cell>
          <table:table-cell office:value-type="float" office:value="2.66550361742521" calcext:value-type="float">
            <text:p>2,665503617425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7" calcext:value-type="float">
            <text:p>1,0497</text:p>
          </table:table-cell>
          <table:table-cell office:value-type="float" office:value="2.2308" calcext:value-type="float">
            <text:p>2,2308</text:p>
          </table:table-cell>
        </table:table-row>
        <table:table-row table:style-name="ro1">
          <table:table-cell office:value-type="float" office:value="-5.9" calcext:value-type="float">
            <text:p>-5,9</text:p>
          </table:table-cell>
          <table:table-cell office:value-type="float" office:value="2.13227866196512" calcext:value-type="float">
            <text:p>2,13227866196512</text:p>
          </table:table-cell>
          <table:table-cell office:value-type="float" office:value="2.67097980936763" calcext:value-type="float">
            <text:p>2,670979809367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3" calcext:value-type="float">
            <text:p>1,0493</text:p>
          </table:table-cell>
          <table:table-cell office:value-type="float" office:value="2.2374" calcext:value-type="float">
            <text:p>2,2374</text:p>
          </table:table-cell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2.13947945466679" calcext:value-type="float">
            <text:p>2,13947945466679</text:p>
          </table:table-cell>
          <table:table-cell office:value-type="float" office:value="2.67644198781923" calcext:value-type="float">
            <text:p>2,676441987819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9" calcext:value-type="float">
            <text:p>1,0489</text:p>
          </table:table-cell>
          <table:table-cell office:value-type="float" office:value="2.2441" calcext:value-type="float">
            <text:p>2,2441</text:p>
          </table:table-cell>
        </table:table-row>
        <table:table-row table:style-name="ro1">
          <table:table-cell office:value-type="float" office:value="-5.7" calcext:value-type="float">
            <text:p>-5,7</text:p>
          </table:table-cell>
          <table:table-cell office:value-type="float" office:value="2.14668574153553" calcext:value-type="float">
            <text:p>2,14668574153553</text:p>
          </table:table-cell>
          <table:table-cell office:value-type="float" office:value="2.68189020650174" calcext:value-type="float">
            <text:p>2,681890206501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5" calcext:value-type="float">
            <text:p>1,0485</text:p>
          </table:table-cell>
          <table:table-cell office:value-type="float" office:value="2.2508" calcext:value-type="float">
            <text:p>2,2508</text:p>
          </table:table-cell>
        </table:table-row>
        <table:table-row table:style-name="ro1">
          <table:table-cell office:value-type="float" office:value="-5.6" calcext:value-type="float">
            <text:p>-5,6</text:p>
          </table:table-cell>
          <table:table-cell office:value-type="float" office:value="2.15389752886175" calcext:value-type="float">
            <text:p>2,15389752886175</text:p>
          </table:table-cell>
          <table:table-cell office:value-type="float" office:value="2.6873500433917" calcext:value-type="float">
            <text:p>2,68735004339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1" calcext:value-type="float">
            <text:p>1,0481</text:p>
          </table:table-cell>
          <table:table-cell office:value-type="float" office:value="2.2575" calcext:value-type="float">
            <text:p>2,2575</text:p>
          </table:table-cell>
        </table:table-row>
        <table:table-row table:style-name="ro1">
          <table:table-cell office:value-type="float" office:value="-5.5" calcext:value-type="float">
            <text:p>-5,5</text:p>
          </table:table-cell>
          <table:table-cell office:value-type="float" office:value="2.16081313227715" calcext:value-type="float">
            <text:p>2,16081313227715</text:p>
          </table:table-cell>
          <table:table-cell office:value-type="float" office:value="2.69279596206791" calcext:value-type="float">
            <text:p>2,692795962067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8" calcext:value-type="float">
            <text:p>1,0478</text:p>
          </table:table-cell>
          <table:table-cell office:value-type="float" office:value="2.2641" calcext:value-type="float">
            <text:p>2,2641</text:p>
          </table:table-cell>
        </table:table-row>
        <table:table-row table:style-name="ro1">
          <table:table-cell office:value-type="float" office:value="-5.4" calcext:value-type="float">
            <text:p>-5,4</text:p>
          </table:table-cell>
          <table:table-cell office:value-type="float" office:value="2.16803513461906" calcext:value-type="float">
            <text:p>2,16803513461906</text:p>
          </table:table-cell>
          <table:table-cell office:value-type="float" office:value="2.69825347522786" calcext:value-type="float">
            <text:p>2,698253475227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4" calcext:value-type="float">
            <text:p>1,0474</text:p>
          </table:table-cell>
          <table:table-cell office:value-type="float" office:value="2.2708" calcext:value-type="float">
            <text:p>2,2708</text:p>
          </table:table-cell>
        </table:table-row>
        <table:table-row table:style-name="ro1">
          <table:table-cell office:value-type="float" office:value="-5.3" calcext:value-type="float">
            <text:p>-5,3</text:p>
          </table:table-cell>
          <table:table-cell office:value-type="float" office:value="2.17526265520535" calcext:value-type="float">
            <text:p>2,17526265520535</text:p>
          </table:table-cell>
          <table:table-cell office:value-type="float" office:value="2.70374043278155" calcext:value-type="float">
            <text:p>2,7037404327815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" calcext:value-type="float">
            <text:p>1,047</text:p>
          </table:table-cell>
          <table:table-cell office:value-type="float" office:value="2.2775" calcext:value-type="float">
            <text:p>2,2775</text:p>
          </table:table-cell>
        </table:table-row>
        <table:table-row table:style-name="ro1">
          <table:table-cell office:value-type="float" office:value="-5.2" calcext:value-type="float">
            <text:p>-5,2</text:p>
          </table:table-cell>
          <table:table-cell office:value-type="float" office:value="2.1822871883061" calcext:value-type="float">
            <text:p>2,1822871883061</text:p>
          </table:table-cell>
          <table:table-cell office:value-type="float" office:value="2.70919572339183" calcext:value-type="float">
            <text:p>2,709195723391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7" calcext:value-type="float">
            <text:p>1,0467</text:p>
          </table:table-cell>
          <table:table-cell office:value-type="float" office:value="2.2842" calcext:value-type="float">
            <text:p>2,2842</text:p>
          </table:table-cell>
        </table:table-row>
        <table:table-row table:style-name="ro1">
          <table:table-cell office:value-type="float" office:value="-5.1" calcext:value-type="float">
            <text:p>-5,1</text:p>
          </table:table-cell>
          <table:table-cell office:value-type="float" office:value="2.18952499283188" calcext:value-type="float">
            <text:p>2,18952499283188</text:p>
          </table:table-cell>
          <table:table-cell office:value-type="float" office:value="2.71463717756867" calcext:value-type="float">
            <text:p>2,7146371775686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3" calcext:value-type="float">
            <text:p>1,0463</text:p>
          </table:table-cell>
          <table:table-cell office:value-type="float" office:value="2.2909" calcext:value-type="float">
            <text:p>2,290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.19676833349269" calcext:value-type="float">
            <text:p>2,19676833349269</text:p>
          </table:table-cell>
          <table:table-cell office:value-type="float" office:value="2.72013375215321" calcext:value-type="float">
            <text:p>2,720133752153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9" calcext:value-type="float">
            <text:p>1,0459</text:p>
          </table:table-cell>
          <table:table-cell office:value-type="float" office:value="2.2976" calcext:value-type="float">
            <text:p>2,2976</text:p>
          </table:table-cell>
        </table:table-row>
        <table:table-row table:style-name="ro1">
          <table:table-cell office:value-type="float" office:value="-4.9" calcext:value-type="float">
            <text:p>-4,9</text:p>
          </table:table-cell>
          <table:table-cell office:value-type="float" office:value="2.2038064269319" calcext:value-type="float">
            <text:p>2,2038064269319</text:p>
          </table:table-cell>
          <table:table-cell office:value-type="float" office:value="2.72564199873498" calcext:value-type="float">
            <text:p>2,7256419987349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6" calcext:value-type="float">
            <text:p>1,0456</text:p>
          </table:table-cell>
          <table:table-cell office:value-type="float" office:value="2.3043" calcext:value-type="float">
            <text:p>2,3043</text:p>
          </table:table-cell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2.21106008419441" calcext:value-type="float">
            <text:p>2,21106008419441</text:p>
          </table:table-cell>
          <table:table-cell office:value-type="float" office:value="2.73113660484156" calcext:value-type="float">
            <text:p>2,7311366048415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2" calcext:value-type="float">
            <text:p>1,0452</text:p>
          </table:table-cell>
          <table:table-cell office:value-type="float" office:value="2.311" calcext:value-type="float">
            <text:p>2,311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office:value-type="float" office:value="2.21831929555896" calcext:value-type="float">
            <text:p>2,21831929555896</text:p>
          </table:table-cell>
          <table:table-cell office:value-type="float" office:value="2.73654855643045" calcext:value-type="float">
            <text:p>2,7365485564304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8" calcext:value-type="float">
            <text:p>1,0448</text:p>
          </table:table-cell>
          <table:table-cell office:value-type="float" office:value="2.3177" calcext:value-type="float">
            <text:p>2,3177</text:p>
          </table:table-cell>
        </table:table-row>
        <table:table-row table:style-name="ro1">
          <table:table-cell office:value-type="float" office:value="-4.6" calcext:value-type="float">
            <text:p>-4,6</text:p>
          </table:table-cell>
          <table:table-cell office:value-type="float" office:value="2.22537099090474" calcext:value-type="float">
            <text:p>2,22537099090474</text:p>
          </table:table-cell>
          <table:table-cell office:value-type="float" office:value="2.74206639276082" calcext:value-type="float">
            <text:p>2,742066392760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5" calcext:value-type="float">
            <text:p>1,0445</text:p>
          </table:table-cell>
          <table:table-cell office:value-type="float" office:value="2.3244" calcext:value-type="float">
            <text:p>2,3244</text:p>
          </table:table-cell>
        </table:table-row>
        <table:table-row table:style-name="ro1">
          <table:table-cell office:value-type="float" office:value="-4.5" calcext:value-type="float">
            <text:p>-4,5</text:p>
          </table:table-cell>
          <table:table-cell office:value-type="float" office:value="2.2326405516713" calcext:value-type="float">
            <text:p>2,2326405516713</text:p>
          </table:table-cell>
          <table:table-cell office:value-type="float" office:value="2.74761461191813" calcext:value-type="float">
            <text:p>2,747614611918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1" calcext:value-type="float">
            <text:p>1,0441</text:p>
          </table:table-cell>
          <table:table-cell office:value-type="float" office:value="2.3311" calcext:value-type="float">
            <text:p>2,3311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office:value-type="float" office:value="2.23970109216325" calcext:value-type="float">
            <text:p>2,23970109216325</text:p>
          </table:table-cell>
          <table:table-cell office:value-type="float" office:value="2.75310535579583" calcext:value-type="float">
            <text:p>2,753105355795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8" calcext:value-type="float">
            <text:p>1,0438</text:p>
          </table:table-cell>
          <table:table-cell office:value-type="float" office:value="2.3378" calcext:value-type="float">
            <text:p>2,3378</text:p>
          </table:table-cell>
        </table:table-row>
        <table:table-row table:style-name="ro1">
          <table:table-cell office:value-type="float" office:value="-4.3" calcext:value-type="float">
            <text:p>-4,3</text:p>
          </table:table-cell>
          <table:table-cell office:value-type="float" office:value="2.24698102357677" calcext:value-type="float">
            <text:p>2,24698102357677</text:p>
          </table:table-cell>
          <table:table-cell office:value-type="float" office:value="2.75860769984178" calcext:value-type="float">
            <text:p>2,7586076998417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4" calcext:value-type="float">
            <text:p>1,0434</text:p>
          </table:table-cell>
          <table:table-cell office:value-type="float" office:value="2.3445" calcext:value-type="float">
            <text:p>2,3445</text:p>
          </table:table-cell>
        </table:table-row>
        <table:table-row table:style-name="ro1">
          <table:table-cell office:value-type="float" office:value="-4.2" calcext:value-type="float">
            <text:p>-4,2</text:p>
          </table:table-cell>
          <table:table-cell office:value-type="float" office:value="2.25405042661298" calcext:value-type="float">
            <text:p>2,25405042661298</text:p>
          </table:table-cell>
          <table:table-cell office:value-type="float" office:value="2.76409651851109" calcext:value-type="float">
            <text:p>2,764096518511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1" calcext:value-type="float">
            <text:p>1,0431</text:p>
          </table:table-cell>
          <table:table-cell office:value-type="float" office:value="2.3512" calcext:value-type="float">
            <text:p>2,3512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2.26121979286536" calcext:value-type="float">
            <text:p>2,26121979286536</text:p>
          </table:table-cell>
          <table:table-cell office:value-type="float" office:value="2.76966629922838" calcext:value-type="float">
            <text:p>2,769666299228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8" calcext:value-type="float">
            <text:p>1,0428</text:p>
          </table:table-cell>
          <table:table-cell office:value-type="float" office:value="2.358" calcext:value-type="float">
            <text:p>2,35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.26851496546431" calcext:value-type="float">
            <text:p>2,26851496546431</text:p>
          </table:table-cell>
          <table:table-cell office:value-type="float" office:value="2.77524772295066" calcext:value-type="float">
            <text:p>2,775247722950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4" calcext:value-type="float">
            <text:p>1,0424</text:p>
          </table:table-cell>
          <table:table-cell office:value-type="float" office:value="2.3647" calcext:value-type="float">
            <text:p>2,3647</text:p>
          </table:table-cell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2.27569331158238" calcext:value-type="float">
            <text:p>2,27569331158238</text:p>
          </table:table-cell>
          <table:table-cell office:value-type="float" office:value="2.78072126558868" calcext:value-type="float">
            <text:p>2,780721265588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1" calcext:value-type="float">
            <text:p>1,0421</text:p>
          </table:table-cell>
          <table:table-cell office:value-type="float" office:value="2.3715" calcext:value-type="float">
            <text:p>2,3715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2.28277980418506" calcext:value-type="float">
            <text:p>2,28277980418506</text:p>
          </table:table-cell>
          <table:table-cell office:value-type="float" office:value="2.78630089114101" calcext:value-type="float">
            <text:p>2,786300891141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8" calcext:value-type="float">
            <text:p>1,0418</text:p>
          </table:table-cell>
          <table:table-cell office:value-type="float" office:value="2.3782" calcext:value-type="float">
            <text:p>2,3782</text:p>
          </table:table-cell>
        </table:table-row>
        <table:table-row table:style-name="ro1">
          <table:table-cell office:value-type="float" office:value="-3.7" calcext:value-type="float">
            <text:p>-3,7</text:p>
          </table:table-cell>
          <table:table-cell office:value-type="float" office:value="2.29018628768965" calcext:value-type="float">
            <text:p>2,29018628768965</text:p>
          </table:table-cell>
          <table:table-cell office:value-type="float" office:value="2.79186716198359" calcext:value-type="float">
            <text:p>2,791867161983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4" calcext:value-type="float">
            <text:p>1,0414</text:p>
          </table:table-cell>
          <table:table-cell office:value-type="float" office:value="2.385" calcext:value-type="float">
            <text:p>2,385</text:p>
          </table:table-cell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2.29728172125636" calcext:value-type="float">
            <text:p>2,29728172125636</text:p>
          </table:table-cell>
          <table:table-cell office:value-type="float" office:value="2.79751469269848" calcext:value-type="float">
            <text:p>2,797514692698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1" calcext:value-type="float">
            <text:p>1,0411</text:p>
          </table:table-cell>
          <table:table-cell office:value-type="float" office:value="2.3917" calcext:value-type="float">
            <text:p>2,3917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office:value-type="float" office:value="2.30447732513451" calcext:value-type="float">
            <text:p>2,30447732513451</text:p>
          </table:table-cell>
          <table:table-cell office:value-type="float" office:value="2.80307929559248" calcext:value-type="float">
            <text:p>2,803079295592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8" calcext:value-type="float">
            <text:p>1,0408</text:p>
          </table:table-cell>
          <table:table-cell office:value-type="float" office:value="2.3985" calcext:value-type="float">
            <text:p>2,3985</text:p>
          </table:table-cell>
        </table:table-row>
        <table:table-row table:style-name="ro1">
          <table:table-cell office:value-type="float" office:value="-3.4" calcext:value-type="float">
            <text:p>-3,4</text:p>
          </table:table-cell>
          <table:table-cell office:value-type="float" office:value="2.31167707832773" calcext:value-type="float">
            <text:p>2,31167707832773</text:p>
          </table:table-cell>
          <table:table-cell office:value-type="float" office:value="2.80865547053563" calcext:value-type="float">
            <text:p>2,808655470535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5" calcext:value-type="float">
            <text:p>1,0405</text:p>
          </table:table-cell>
          <table:table-cell office:value-type="float" office:value="2.4053" calcext:value-type="float">
            <text:p>2,4053</text:p>
          </table:table-cell>
        </table:table-row>
        <table:table-row table:style-name="ro1">
          <table:table-cell office:value-type="float" office:value="-3.3" calcext:value-type="float">
            <text:p>-3,3</text:p>
          </table:table-cell>
          <table:table-cell office:value-type="float" office:value="2.31888098442607" calcext:value-type="float">
            <text:p>2,31888098442607</text:p>
          </table:table-cell>
          <table:table-cell office:value-type="float" office:value="2.81428819573687" calcext:value-type="float">
            <text:p>2,814288195736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2" calcext:value-type="float">
            <text:p>1,0402</text:p>
          </table:table-cell>
          <table:table-cell office:value-type="float" office:value="2.4121" calcext:value-type="float">
            <text:p>2,4121</text:p>
          </table:table-cell>
        </table:table-row>
        <table:table-row table:style-name="ro1">
          <table:table-cell office:value-type="float" office:value="-3.2" calcext:value-type="float">
            <text:p>-3,2</text:p>
          </table:table-cell>
          <table:table-cell office:value-type="float" office:value="2.32608904702375" calcext:value-type="float">
            <text:p>2,32608904702375</text:p>
          </table:table-cell>
          <table:table-cell office:value-type="float" office:value="2.81986269115424" calcext:value-type="float">
            <text:p>2,819862691154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9" calcext:value-type="float">
            <text:p>1,0399</text:p>
          </table:table-cell>
          <table:table-cell office:value-type="float" office:value="2.4189" calcext:value-type="float">
            <text:p>2,4189</text:p>
          </table:table-cell>
        </table:table-row>
        <table:table-row table:style-name="ro1">
          <table:table-cell office:value-type="float" office:value="-3.1" calcext:value-type="float">
            <text:p>-3,1</text:p>
          </table:table-cell>
          <table:table-cell office:value-type="float" office:value="2.33352573352573" calcext:value-type="float">
            <text:p>2,33352573352573</text:p>
          </table:table-cell>
          <table:table-cell office:value-type="float" office:value="2.82551864138238" calcext:value-type="float">
            <text:p>2,825518641382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5" calcext:value-type="float">
            <text:p>1,0395</text:p>
          </table:table-cell>
          <table:table-cell office:value-type="float" office:value="2.4257" calcext:value-type="float">
            <text:p>2,425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.3407428791378" calcext:value-type="float">
            <text:p>2,3407428791378</text:p>
          </table:table-cell>
          <table:table-cell office:value-type="float" office:value="2.83118617244875" calcext:value-type="float">
            <text:p>2,831186172448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2" calcext:value-type="float">
            <text:p>1,0392</text:p>
          </table:table-cell>
          <table:table-cell office:value-type="float" office:value="2.4325" calcext:value-type="float">
            <text:p>2,4325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office:value-type="float" office:value="2.34806044855135" calcext:value-type="float">
            <text:p>2,34806044855135</text:p>
          </table:table-cell>
          <table:table-cell office:value-type="float" office:value="2.83684054534677" calcext:value-type="float">
            <text:p>2,836840545346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9" calcext:value-type="float">
            <text:p>1,0389</text:p>
          </table:table-cell>
          <table:table-cell office:value-type="float" office:value="2.4394" calcext:value-type="float">
            <text:p>2,4394</text:p>
          </table:table-cell>
        </table:table-row>
        <table:table-row table:style-name="ro1">
          <table:table-cell office:value-type="float" office:value="-2.8" calcext:value-type="float">
            <text:p>-2,8</text:p>
          </table:table-cell>
          <table:table-cell office:value-type="float" office:value="2.35505920862617" calcext:value-type="float">
            <text:p>2,35505920862617</text:p>
          </table:table-cell>
          <table:table-cell office:value-type="float" office:value="2.84255193171165" calcext:value-type="float">
            <text:p>2,842551931711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7" calcext:value-type="float">
            <text:p>1,0387</text:p>
          </table:table-cell>
          <table:table-cell office:value-type="float" office:value="2.4462" calcext:value-type="float">
            <text:p>2,4462</text:p>
          </table:table-cell>
        </table:table-row>
        <table:table-row table:style-name="ro1">
          <table:table-cell office:value-type="float" office:value="-2.7" calcext:value-type="float">
            <text:p>-2,7</text:p>
          </table:table-cell>
          <table:table-cell office:value-type="float" office:value="2.3623844375963" calcext:value-type="float">
            <text:p>2,3623844375963</text:p>
          </table:table-cell>
          <table:table-cell office:value-type="float" office:value="2.84822946699194" calcext:value-type="float">
            <text:p>2,8482294669919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4" calcext:value-type="float">
            <text:p>1,0384</text:p>
          </table:table-cell>
          <table:table-cell office:value-type="float" office:value="2.4531" calcext:value-type="float">
            <text:p>2,4531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2.3698102302283" calcext:value-type="float">
            <text:p>2,3698102302283</text:p>
          </table:table-cell>
          <table:table-cell office:value-type="float" office:value="2.8538938662991" calcext:value-type="float">
            <text:p>2,85389386629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1" calcext:value-type="float">
            <text:p>1,0381</text:p>
          </table:table-cell>
          <table:table-cell office:value-type="float" office:value="2.4601" calcext:value-type="float">
            <text:p>2,4601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2.37724031605319" calcext:value-type="float">
            <text:p>2,37724031605319</text:p>
          </table:table-cell>
          <table:table-cell office:value-type="float" office:value="2.85964006490633" calcext:value-type="float">
            <text:p>2,8596400649063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8" calcext:value-type="float">
            <text:p>1,0378</text:p>
          </table:table-cell>
          <table:table-cell office:value-type="float" office:value="2.4671" calcext:value-type="float">
            <text:p>2,4671</text:p>
          </table:table-cell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2.38477108433735" calcext:value-type="float">
            <text:p>2,38477108433735</text:p>
          </table:table-cell>
          <table:table-cell office:value-type="float" office:value="2.86537328094303" calcext:value-type="float">
            <text:p>2,8653732809430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5" calcext:value-type="float">
            <text:p>1,0375</text:p>
          </table:table-cell>
          <table:table-cell office:value-type="float" office:value="2.4742" calcext:value-type="float">
            <text:p>2,4742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office:value-type="float" office:value="2.3923062090243" calcext:value-type="float">
            <text:p>2,3923062090243</text:p>
          </table:table-cell>
          <table:table-cell office:value-type="float" office:value="2.87111808860325" calcext:value-type="float">
            <text:p>2,871118088603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2" calcext:value-type="float">
            <text:p>1,0372</text:p>
          </table:table-cell>
          <table:table-cell office:value-type="float" office:value="2.4813" calcext:value-type="float">
            <text:p>2,4813</text:p>
          </table:table-cell>
        </table:table-row>
        <table:table-row table:style-name="ro1">
          <table:table-cell office:value-type="float" office:value="-2.2" calcext:value-type="float">
            <text:p>-2,2</text:p>
          </table:table-cell>
          <table:table-cell office:value-type="float" office:value="2.39971070395371" calcext:value-type="float">
            <text:p>2,39971070395371</text:p>
          </table:table-cell>
          <table:table-cell office:value-type="float" office:value="2.87687444869156" calcext:value-type="float">
            <text:p>2,8768744486915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" calcext:value-type="float">
            <text:p>1,037</text:p>
          </table:table-cell>
          <table:table-cell office:value-type="float" office:value="2.4885" calcext:value-type="float">
            <text:p>2,4885</text:p>
          </table:table-cell>
        </table:table-row>
        <table:table-row table:style-name="ro1">
          <table:table-cell office:value-type="float" office:value="-2.1" calcext:value-type="float">
            <text:p>-2,1</text:p>
          </table:table-cell>
          <table:table-cell office:value-type="float" office:value="2.4074467058937" calcext:value-type="float">
            <text:p>2,4074467058937</text:p>
          </table:table-cell>
          <table:table-cell office:value-type="float" office:value="2.88264232218905" calcext:value-type="float">
            <text:p>2,8826423221890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7" calcext:value-type="float">
            <text:p>1,0367</text:p>
          </table:table-cell>
          <table:table-cell office:value-type="float" office:value="2.4958" calcext:value-type="float">
            <text:p>2,495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4150506512301" calcext:value-type="float">
            <text:p>2,4150506512301</text:p>
          </table:table-cell>
          <table:table-cell office:value-type="float" office:value="2.88846783854485" calcext:value-type="float">
            <text:p>2,888467838544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5" calcext:value-type="float">
            <text:p>1,0365</text:p>
          </table:table-cell>
          <table:table-cell office:value-type="float" office:value="2.5032" calcext:value-type="float">
            <text:p>2,5032</text:p>
          </table:table-cell>
        </table:table-row>
        <table:table-row table:style-name="ro1">
          <table:table-cell office:value-type="float" office:value="-1.9" calcext:value-type="float">
            <text:p>-1,9</text:p>
          </table:table-cell>
          <table:table-cell office:value-type="float" office:value="2.42298784018529" calcext:value-type="float">
            <text:p>2,42298784018529</text:p>
          </table:table-cell>
          <table:table-cell office:value-type="float" office:value="2.89430497215981" calcext:value-type="float">
            <text:p>2,894304972159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2" calcext:value-type="float">
            <text:p>1,0362</text:p>
          </table:table-cell>
          <table:table-cell office:value-type="float" office:value="2.5107" calcext:value-type="float">
            <text:p>2,5107</text:p>
          </table:table-cell>
        </table:table-row>
        <table:table-row table:style-name="ro1">
          <table:table-cell office:value-type="float" office:value="-1.8" calcext:value-type="float">
            <text:p>-1,8</text:p>
          </table:table-cell>
          <table:table-cell office:value-type="float" office:value="2.43079150579151" calcext:value-type="float">
            <text:p>2,43079150579151</text:p>
          </table:table-cell>
          <table:table-cell office:value-type="float" office:value="2.90008293896668" calcext:value-type="float">
            <text:p>2,900082938966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" calcext:value-type="float">
            <text:p>1,036</text:p>
          </table:table-cell>
          <table:table-cell office:value-type="float" office:value="2.5183" calcext:value-type="float">
            <text:p>2,5183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2.43893019214058" calcext:value-type="float">
            <text:p>2,43893019214058</text:p>
          </table:table-cell>
          <table:table-cell office:value-type="float" office:value="2.90594312726918" calcext:value-type="float">
            <text:p>2,905943127269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7" calcext:value-type="float">
            <text:p>1,0357</text:p>
          </table:table-cell>
          <table:table-cell office:value-type="float" office:value="2.526" calcext:value-type="float">
            <text:p>2,526</text:p>
          </table:table-cell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2.44693384838242" calcext:value-type="float">
            <text:p>2,44693384838242</text:p>
          </table:table-cell>
          <table:table-cell office:value-type="float" office:value="2.91186135384466" calcext:value-type="float">
            <text:p>2,911861353844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5" calcext:value-type="float">
            <text:p>1,0355</text:p>
          </table:table-cell>
          <table:table-cell office:value-type="float" office:value="2.5338" calcext:value-type="float">
            <text:p>2,5338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2.45537094281298" calcext:value-type="float">
            <text:p>2,45537094281298</text:p>
          </table:table-cell>
          <table:table-cell office:value-type="float" office:value="2.91772028788173" calcext:value-type="float">
            <text:p>2,917720287881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2" calcext:value-type="float">
            <text:p>1,0352</text:p>
          </table:table-cell>
          <table:table-cell office:value-type="float" office:value="2.5418" calcext:value-type="float">
            <text:p>2,5418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office:value-type="float" office:value="2.46367149758454" calcext:value-type="float">
            <text:p>2,46367149758454</text:p>
          </table:table-cell>
          <table:table-cell office:value-type="float" office:value="2.92359070264494" calcext:value-type="float">
            <text:p>2,9235907026449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" calcext:value-type="float">
            <text:p>1,035</text:p>
          </table:table-cell>
          <table:table-cell office:value-type="float" office:value="2.5499" calcext:value-type="float">
            <text:p>2,5499</text:p>
          </table:table-cell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2.4720718979513" calcext:value-type="float">
            <text:p>2,4720718979513</text:p>
          </table:table-cell>
          <table:table-cell office:value-type="float" office:value="2.92954363490793" calcext:value-type="float">
            <text:p>2,9295436349079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8" calcext:value-type="float">
            <text:p>1,0348</text:p>
          </table:table-cell>
          <table:table-cell office:value-type="float" office:value="2.5581" calcext:value-type="float">
            <text:p>2,5581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2.48057220181713" calcext:value-type="float">
            <text:p>2,48057220181713</text:p>
          </table:table-cell>
          <table:table-cell office:value-type="float" office:value="2.93548387096774" calcext:value-type="float">
            <text:p>2,935483870967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6" calcext:value-type="float">
            <text:p>1,0346</text:p>
          </table:table-cell>
          <table:table-cell office:value-type="float" office:value="2.5664" calcext:value-type="float">
            <text:p>2,5664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2.48926914153132" calcext:value-type="float">
            <text:p>2,48926914153132</text:p>
          </table:table-cell>
          <table:table-cell office:value-type="float" office:value="2.94143566154219" calcext:value-type="float">
            <text:p>2,941435661542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4" calcext:value-type="float">
            <text:p>1,0344</text:p>
          </table:table-cell>
          <table:table-cell office:value-type="float" office:value="2.5749" calcext:value-type="float">
            <text:p>2,574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49816283117385" calcext:value-type="float">
            <text:p>2,49816283117385</text:p>
          </table:table-cell>
          <table:table-cell office:value-type="float" office:value="2.94739896974534" calcext:value-type="float">
            <text:p>2,9473989697453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2" calcext:value-type="float">
            <text:p>1,0342</text:p>
          </table:table-cell>
          <table:table-cell office:value-type="float" office:value="2.5836" calcext:value-type="float">
            <text:p>2,5836</text:p>
          </table:table-cell>
        </table:table-row>
        <table:table-row table:style-name="ro1">
          <table:table-cell office:value-type="float" office:value="-0.9" calcext:value-type="float">
            <text:p>-0,9</text:p>
          </table:table-cell>
          <table:table-cell office:value-type="float" office:value="2.50705996131528" calcext:value-type="float">
            <text:p>2,50705996131528</text:p>
          </table:table-cell>
          <table:table-cell office:value-type="float" office:value="2.95344511016622" calcext:value-type="float">
            <text:p>2,953445110166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" calcext:value-type="float">
            <text:p>1,034</text:p>
          </table:table-cell>
          <table:table-cell office:value-type="float" office:value="2.5923" calcext:value-type="float">
            <text:p>2,5923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2.51615399497001" calcext:value-type="float">
            <text:p>2,51615399497001</text:p>
          </table:table-cell>
          <table:table-cell office:value-type="float" office:value="2.95943141229848" calcext:value-type="float">
            <text:p>2,959431412298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8" calcext:value-type="float">
            <text:p>1,0338</text:p>
          </table:table-cell>
          <table:table-cell office:value-type="float" office:value="2.6012" calcext:value-type="float">
            <text:p>2,6012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2.52534829721362" calcext:value-type="float">
            <text:p>2,52534829721362</text:p>
          </table:table-cell>
          <table:table-cell office:value-type="float" office:value="2.96547650618385" calcext:value-type="float">
            <text:p>2,965476506183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6" calcext:value-type="float">
            <text:p>1,0336</text:p>
          </table:table-cell>
          <table:table-cell office:value-type="float" office:value="2.6102" calcext:value-type="float">
            <text:p>2,6102</text:p>
          </table:table-cell>
        </table:table-row>
        <table:table-row table:style-name="ro1">
          <table:table-cell office:value-type="float" office:value="-0.6" calcext:value-type="float">
            <text:p>-0,6</text:p>
          </table:table-cell>
          <table:table-cell office:value-type="float" office:value="2.53473969421328" calcext:value-type="float">
            <text:p>2,53473969421328</text:p>
          </table:table-cell>
          <table:table-cell office:value-type="float" office:value="2.97155724676075" calcext:value-type="float">
            <text:p>2,971557246760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4" calcext:value-type="float">
            <text:p>1,0334</text:p>
          </table:table-cell>
          <table:table-cell office:value-type="float" office:value="2.6194" calcext:value-type="float">
            <text:p>2,6194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2.54413472706156" calcext:value-type="float">
            <text:p>2,54413472706156</text:p>
          </table:table-cell>
          <table:table-cell office:value-type="float" office:value="2.97762540599062" calcext:value-type="float">
            <text:p>2,9776254059906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2" calcext:value-type="float">
            <text:p>1,0332</text:p>
          </table:table-cell>
          <table:table-cell office:value-type="float" office:value="2.6286" calcext:value-type="float">
            <text:p>2,6286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2.55347981802342" calcext:value-type="float">
            <text:p>2,55347981802342</text:p>
          </table:table-cell>
          <table:table-cell office:value-type="float" office:value="2.98377676833225" calcext:value-type="float">
            <text:p>2,983776768332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1" calcext:value-type="float">
            <text:p>1,0331</text:p>
          </table:table-cell>
          <table:table-cell office:value-type="float" office:value="2.638" calcext:value-type="float">
            <text:p>2,638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2.56317165262852" calcext:value-type="float">
            <text:p>2,56317165262852</text:p>
          </table:table-cell>
          <table:table-cell office:value-type="float" office:value="2.98986794717887" calcext:value-type="float">
            <text:p>2,989867947178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9" calcext:value-type="float">
            <text:p>1,0329</text:p>
          </table:table-cell>
          <table:table-cell office:value-type="float" office:value="2.6475" calcext:value-type="float">
            <text:p>2,6475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2.5729640747555" calcext:value-type="float">
            <text:p>2,5729640747555</text:p>
          </table:table-cell>
          <table:table-cell office:value-type="float" office:value="2.99604240621702" calcext:value-type="float">
            <text:p>2,996042406217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7" calcext:value-type="float">
            <text:p>1,0327</text:p>
          </table:table-cell>
          <table:table-cell office:value-type="float" office:value="2.6571" calcext:value-type="float">
            <text:p>2,6571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2.58260701142746" calcext:value-type="float">
            <text:p>2,58260701142746</text:p>
          </table:table-cell>
          <table:table-cell office:value-type="float" office:value="3.00220443762879" calcext:value-type="float">
            <text:p>3,0022044376287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6" calcext:value-type="float">
            <text:p>1,0326</text:p>
          </table:table-cell>
          <table:table-cell office:value-type="float" office:value="2.6668" calcext:value-type="float">
            <text:p>2,6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9250290585045" calcext:value-type="float">
            <text:p>2,59250290585045</text:p>
          </table:table-cell>
          <table:table-cell office:value-type="float" office:value="3.00847396768402" calcext:value-type="float">
            <text:p>3,008473967684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4" calcext:value-type="float">
            <text:p>1,0324</text:p>
          </table:table-cell>
          <table:table-cell office:value-type="float" office:value="2.6765" calcext:value-type="float">
            <text:p>2,676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60234427976363" calcext:value-type="float">
            <text:p>2,60234427976363</text:p>
          </table:table-cell>
          <table:table-cell office:value-type="float" office:value="3.01465910993137" calcext:value-type="float">
            <text:p>3,0146591099313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3" calcext:value-type="float">
            <text:p>1,0323</text:p>
          </table:table-cell>
          <table:table-cell office:value-type="float" office:value="2.6864" calcext:value-type="float">
            <text:p>2,686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61228444099981" calcext:value-type="float">
            <text:p>2,61228444099981</text:p>
          </table:table-cell>
          <table:table-cell office:value-type="float" office:value="3.02092789908739" calcext:value-type="float">
            <text:p>3,0209278990873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2" calcext:value-type="float">
            <text:p>1,0322</text:p>
          </table:table-cell>
          <table:table-cell office:value-type="float" office:value="2.6964" calcext:value-type="float">
            <text:p>2,696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62248062015504" calcext:value-type="float">
            <text:p>2,62248062015504</text:p>
          </table:table-cell>
          <table:table-cell office:value-type="float" office:value="3.02720828659395" calcext:value-type="float">
            <text:p>3,0272082865939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" calcext:value-type="float">
            <text:p>1,032</text:p>
          </table:table-cell>
          <table:table-cell office:value-type="float" office:value="2.7064" calcext:value-type="float">
            <text:p>2,706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63252253125303" calcext:value-type="float">
            <text:p>2,63252253125303</text:p>
          </table:table-cell>
          <table:table-cell office:value-type="float" office:value="3.03350023843586" calcext:value-type="float">
            <text:p>3,033500238435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9" calcext:value-type="float">
            <text:p>1,0319</text:p>
          </table:table-cell>
          <table:table-cell office:value-type="float" office:value="2.7165" calcext:value-type="float">
            <text:p>2,716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64266330684241" calcext:value-type="float">
            <text:p>2,64266330684241</text:p>
          </table:table-cell>
          <table:table-cell office:value-type="float" office:value="3.03980372073081" calcext:value-type="float">
            <text:p>3,039803720730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8" calcext:value-type="float">
            <text:p>1,0318</text:p>
          </table:table-cell>
          <table:table-cell office:value-type="float" office:value="2.7267" calcext:value-type="float">
            <text:p>2,726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65280604826985" calcext:value-type="float">
            <text:p>2,65280604826985</text:p>
          </table:table-cell>
          <table:table-cell office:value-type="float" office:value="3.04619119011923" calcext:value-type="float">
            <text:p>3,046191190119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7" calcext:value-type="float">
            <text:p>1,0317</text:p>
          </table:table-cell>
          <table:table-cell office:value-type="float" office:value="2.7369" calcext:value-type="float">
            <text:p>2,7369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2.66304769290423" calcext:value-type="float">
            <text:p>2,66304769290423</text:p>
          </table:table-cell>
          <table:table-cell office:value-type="float" office:value="3.05256651054421" calcext:value-type="float">
            <text:p>3,052566510544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6" calcext:value-type="float">
            <text:p>1,0316</text:p>
          </table:table-cell>
          <table:table-cell office:value-type="float" office:value="2.7472" calcext:value-type="float">
            <text:p>2,747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67338826951042" calcext:value-type="float">
            <text:p>2,67338826951042</text:p>
          </table:table-cell>
          <table:table-cell office:value-type="float" office:value="3.05897722144367" calcext:value-type="float">
            <text:p>3,0589772214436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5" calcext:value-type="float">
            <text:p>1,0315</text:p>
          </table:table-cell>
          <table:table-cell office:value-type="float" office:value="2.7576" calcext:value-type="float">
            <text:p>2,757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68373085127012" calcext:value-type="float">
            <text:p>2,68373085127012</text:p>
          </table:table-cell>
          <table:table-cell office:value-type="float" office:value="3.06537576232173" calcext:value-type="float">
            <text:p>3,065375762321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4" calcext:value-type="float">
            <text:p>1,0314</text:p>
          </table:table-cell>
          <table:table-cell office:value-type="float" office:value="2.768" calcext:value-type="float">
            <text:p>2,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940754387666" calcext:value-type="float">
            <text:p>2,6940754387666</text:p>
          </table:table-cell>
          <table:table-cell office:value-type="float" office:value="3.07180958251345" calcext:value-type="float">
            <text:p>3,0718095825134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3" calcext:value-type="float">
            <text:p>1,0313</text:p>
          </table:table-cell>
          <table:table-cell office:value-type="float" office:value="2.7784" calcext:value-type="float">
            <text:p>2,778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.70451900698216" calcext:value-type="float">
            <text:p>2,70451900698216</text:p>
          </table:table-cell>
          <table:table-cell office:value-type="float" office:value="3.07830412126954" calcext:value-type="float">
            <text:p>3,0783041212695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2" calcext:value-type="float">
            <text:p>1,0312</text:p>
          </table:table-cell>
          <table:table-cell office:value-type="float" office:value="2.7889" calcext:value-type="float">
            <text:p>2,788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.71470131885182" calcext:value-type="float">
            <text:p>2,71470131885182</text:p>
          </table:table-cell>
          <table:table-cell office:value-type="float" office:value="3.08481033625973" calcext:value-type="float">
            <text:p>3,084810336259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2" calcext:value-type="float">
            <text:p>1,0312</text:p>
          </table:table-cell>
          <table:table-cell office:value-type="float" office:value="2.7994" calcext:value-type="float">
            <text:p>2,7994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.72524488410435" calcext:value-type="float">
            <text:p>2,72524488410435</text:p>
          </table:table-cell>
          <table:table-cell office:value-type="float" office:value="3.09132819518653" calcext:value-type="float">
            <text:p>3,091328195186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1" calcext:value-type="float">
            <text:p>1,0311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2.73579049466537" calcext:value-type="float">
            <text:p>2,73579049466537</text:p>
          </table:table-cell>
          <table:table-cell office:value-type="float" office:value="3.09793083900227" calcext:value-type="float">
            <text:p>3,097930839002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" calcext:value-type="float">
            <text:p>1,031</text:p>
          </table:table-cell>
          <table:table-cell office:value-type="float" office:value="2.8206" calcext:value-type="float">
            <text:p>2,820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.74607177497575" calcext:value-type="float">
            <text:p>2,74607177497575</text:p>
          </table:table-cell>
          <table:table-cell office:value-type="float" office:value="3.10447197640118" calcext:value-type="float">
            <text:p>3,104471976401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" calcext:value-type="float">
            <text:p>1,031</text:p>
          </table:table-cell>
          <table:table-cell office:value-type="float" office:value="2.8312" calcext:value-type="float">
            <text:p>2,831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.75671743137065" calcext:value-type="float">
            <text:p>2,75671743137065</text:p>
          </table:table-cell>
          <table:table-cell office:value-type="float" office:value="3.11109801240186" calcext:value-type="float">
            <text:p>3,111098012401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9" calcext:value-type="float">
            <text:p>1,0309</text:p>
          </table:table-cell>
          <table:table-cell office:value-type="float" office:value="2.8419" calcext:value-type="float">
            <text:p>2,8419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76709671161121" calcext:value-type="float">
            <text:p>2,76709671161121</text:p>
          </table:table-cell>
          <table:table-cell office:value-type="float" office:value="3.11780918727915" calcext:value-type="float">
            <text:p>3,117809187279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9" calcext:value-type="float">
            <text:p>1,0309</text:p>
          </table:table-cell>
          <table:table-cell office:value-type="float" office:value="2.8526" calcext:value-type="float">
            <text:p>2,852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77774544043461" calcext:value-type="float">
            <text:p>2,77774544043461</text:p>
          </table:table-cell>
          <table:table-cell office:value-type="float" office:value="3.12445867068349" calcext:value-type="float">
            <text:p>3,1244586706834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8633" calcext:value-type="float">
            <text:p>2,863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78812572759022" calcext:value-type="float">
            <text:p>2,78812572759022</text:p>
          </table:table-cell>
          <table:table-cell office:value-type="float" office:value="3.13119341563786" calcext:value-type="float">
            <text:p>3,131193415637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874" calcext:value-type="float">
            <text:p>2,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9860302677532" calcext:value-type="float">
            <text:p>2,79860302677532</text:p>
          </table:table-cell>
          <table:table-cell office:value-type="float" office:value="3.13793994643109" calcext:value-type="float">
            <text:p>3,137939946431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8848" calcext:value-type="float">
            <text:p>2,884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80925584554187" calcext:value-type="float">
            <text:p>2,80925584554187</text:p>
          </table:table-cell>
          <table:table-cell office:value-type="float" office:value="3.14469823235287" calcext:value-type="float">
            <text:p>3,144698232352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8955" calcext:value-type="float">
            <text:p>2,895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81973416124964" calcext:value-type="float">
            <text:p>2,81973416124964</text:p>
          </table:table-cell>
          <table:table-cell office:value-type="float" office:value="3.15144478844169" calcext:value-type="float">
            <text:p>3,1514447884416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063" calcext:value-type="float">
            <text:p>2,9063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83021247695741" calcext:value-type="float">
            <text:p>2,83021247695741</text:p>
          </table:table-cell>
          <table:table-cell office:value-type="float" office:value="3.15830052493438" calcext:value-type="float">
            <text:p>3,158300524934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171" calcext:value-type="float">
            <text:p>2,9171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84069079266518" calcext:value-type="float">
            <text:p>2,84069079266518</text:p>
          </table:table-cell>
          <table:table-cell office:value-type="float" office:value="3.16516811838531" calcext:value-type="float">
            <text:p>3,165168118385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279" calcext:value-type="float">
            <text:p>2,927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85126612981469" calcext:value-type="float">
            <text:p>2,85126612981469</text:p>
          </table:table-cell>
          <table:table-cell office:value-type="float" office:value="3.17202414373947" calcext:value-type="float">
            <text:p>3,1720241437394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388" calcext:value-type="float">
            <text:p>2,9388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86174444552246" calcext:value-type="float">
            <text:p>2,86174444552246</text:p>
          </table:table-cell>
          <table:table-cell office:value-type="float" office:value="3.17898969120363" calcext:value-type="float">
            <text:p>3,178989691203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496" calcext:value-type="float">
            <text:p>2,949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87231978267197" calcext:value-type="float">
            <text:p>2,87231978267197</text:p>
          </table:table-cell>
          <table:table-cell office:value-type="float" office:value="3.18594385014248" calcext:value-type="float">
            <text:p>3,185943850142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7" calcext:value-type="float">
            <text:p>1,0307</text:p>
          </table:table-cell>
          <table:table-cell office:value-type="float" office:value="2.9605" calcext:value-type="float">
            <text:p>2,9605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8825184322856" calcext:value-type="float">
            <text:p>2,8825184322856</text:p>
          </table:table-cell>
          <table:table-cell office:value-type="float" office:value="3.19290998623072" calcext:value-type="float">
            <text:p>3,192909986230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9713" calcext:value-type="float">
            <text:p>2,971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89309274350019" calcext:value-type="float">
            <text:p>2,89309274350019</text:p>
          </table:table-cell>
          <table:table-cell office:value-type="float" office:value="3.19988807014271" calcext:value-type="float">
            <text:p>3,1998880701427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9822" calcext:value-type="float">
            <text:p>2,9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0366705471478" calcext:value-type="float">
            <text:p>2,90366705471478</text:p>
          </table:table-cell>
          <table:table-cell office:value-type="float" office:value="3.20687807264848" calcext:value-type="float">
            <text:p>3,206878072648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2.9931" calcext:value-type="float">
            <text:p>2,9931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91414435389988" calcext:value-type="float">
            <text:p>2,91414435389988</text:p>
          </table:table-cell>
          <table:table-cell office:value-type="float" office:value="3.21395478779131" calcext:value-type="float">
            <text:p>3,213954787791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8" calcext:value-type="float">
            <text:p>1,0308</text:p>
          </table:table-cell>
          <table:table-cell office:value-type="float" office:value="3.0039" calcext:value-type="float">
            <text:p>3,0039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92443495974391" calcext:value-type="float">
            <text:p>2,92443495974391</text:p>
          </table:table-cell>
          <table:table-cell office:value-type="float" office:value="3.22102030846535" calcext:value-type="float">
            <text:p>3,2210203084653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9" calcext:value-type="float">
            <text:p>1,0309</text:p>
          </table:table-cell>
          <table:table-cell office:value-type="float" office:value="3.0148" calcext:value-type="float">
            <text:p>3,014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93500824522262" calcext:value-type="float">
            <text:p>2,93500824522262</text:p>
          </table:table-cell>
          <table:table-cell office:value-type="float" office:value="3.22809790567397" calcext:value-type="float">
            <text:p>3,2280979056739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09" calcext:value-type="float">
            <text:p>1,0309</text:p>
          </table:table-cell>
          <table:table-cell office:value-type="float" office:value="3.0257" calcext:value-type="float">
            <text:p>3,0257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94529582929195" calcext:value-type="float">
            <text:p>2,94529582929195</text:p>
          </table:table-cell>
          <table:table-cell office:value-type="float" office:value="3.23526269336182" calcext:value-type="float">
            <text:p>3,235262693361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" calcext:value-type="float">
            <text:p>1,031</text:p>
          </table:table-cell>
          <table:table-cell office:value-type="float" office:value="3.0366" calcext:value-type="float">
            <text:p>3,036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5586808923375" calcext:value-type="float">
            <text:p>2,95586808923375</text:p>
          </table:table-cell>
          <table:table-cell office:value-type="float" office:value="3.24234125510583" calcext:value-type="float">
            <text:p>3,242341255105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" calcext:value-type="float">
            <text:p>1,031</text:p>
          </table:table-cell>
          <table:table-cell office:value-type="float" office:value="3.0475" calcext:value-type="float">
            <text:p>3,0475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96615265250703" calcext:value-type="float">
            <text:p>2,96615265250703</text:p>
          </table:table-cell>
          <table:table-cell office:value-type="float" office:value="3.24953039122469" calcext:value-type="float">
            <text:p>3,2495303912246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1" calcext:value-type="float">
            <text:p>1,0311</text:p>
          </table:table-cell>
          <table:table-cell office:value-type="float" office:value="3.0584" calcext:value-type="float">
            <text:p>3,0584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97643522110163" calcext:value-type="float">
            <text:p>2,97643522110163</text:p>
          </table:table-cell>
          <table:table-cell office:value-type="float" office:value="3.25668535941048" calcext:value-type="float">
            <text:p>3,256685359410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2" calcext:value-type="float">
            <text:p>1,0312</text:p>
          </table:table-cell>
          <table:table-cell office:value-type="float" office:value="3.0693" calcext:value-type="float">
            <text:p>3,069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98700543056633" calcext:value-type="float">
            <text:p>2,98700543056633</text:p>
          </table:table-cell>
          <table:table-cell office:value-type="float" office:value="3.26387570333665" calcext:value-type="float">
            <text:p>3,263875703336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2" calcext:value-type="float">
            <text:p>1,0312</text:p>
          </table:table-cell>
          <table:table-cell office:value-type="float" office:value="3.0802" calcext:value-type="float">
            <text:p>3,0802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99728498012218" calcext:value-type="float">
            <text:p>2,99728498012218</text:p>
          </table:table-cell>
          <table:table-cell office:value-type="float" office:value="3.27105506709857" calcext:value-type="float">
            <text:p>3,2710550670985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3" calcext:value-type="float">
            <text:p>1,0313</text:p>
          </table:table-cell>
          <table:table-cell office:value-type="float" office:value="3.0911" calcext:value-type="float">
            <text:p>3,0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0756253635835" calcext:value-type="float">
            <text:p>3,00756253635835</text:p>
          </table:table-cell>
          <table:table-cell office:value-type="float" office:value="3.27829926939795" calcext:value-type="float">
            <text:p>3,2782992693979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4" calcext:value-type="float">
            <text:p>1,0314</text:p>
          </table:table-cell>
          <table:table-cell office:value-type="float" office:value="3.102" calcext:value-type="float">
            <text:p>3,102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3.01783809985458" calcext:value-type="float">
            <text:p>3,01783809985458</text:p>
          </table:table-cell>
          <table:table-cell office:value-type="float" office:value="3.28555586359856" calcext:value-type="float">
            <text:p>3,2855558635985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5" calcext:value-type="float">
            <text:p>1,0315</text:p>
          </table:table-cell>
          <table:table-cell office:value-type="float" office:value="3.1129" calcext:value-type="float">
            <text:p>3,112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3.02811167119038" calcext:value-type="float">
            <text:p>3,02811167119038</text:p>
          </table:table-cell>
          <table:table-cell office:value-type="float" office:value="3.29282482223659" calcext:value-type="float">
            <text:p>3,292824822236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6" calcext:value-type="float">
            <text:p>1,0316</text:p>
          </table:table-cell>
          <table:table-cell office:value-type="float" office:value="3.1238" calcext:value-type="float">
            <text:p>3,1238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.03838325094504" calcext:value-type="float">
            <text:p>3,03838325094504</text:p>
          </table:table-cell>
          <table:table-cell office:value-type="float" office:value="3.30008304881425" calcext:value-type="float">
            <text:p>3,300083048814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7" calcext:value-type="float">
            <text:p>1,0317</text:p>
          </table:table-cell>
          <table:table-cell office:value-type="float" office:value="3.1347" calcext:value-type="float">
            <text:p>3,134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.04855592169025" calcext:value-type="float">
            <text:p>3,04855592169025</text:p>
          </table:table-cell>
          <table:table-cell office:value-type="float" office:value="3.30735361917935" calcext:value-type="float">
            <text:p>3,3073536191793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8" calcext:value-type="float">
            <text:p>1,0318</text:p>
          </table:table-cell>
          <table:table-cell office:value-type="float" office:value="3.1455" calcext:value-type="float">
            <text:p>3,145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05882352941176" calcext:value-type="float">
            <text:p>3,05882352941176</text:p>
          </table:table-cell>
          <table:table-cell office:value-type="float" office:value="3.31468982515952" calcext:value-type="float">
            <text:p>3,3146898251595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19" calcext:value-type="float">
            <text:p>1,0319</text:p>
          </table:table-cell>
          <table:table-cell office:value-type="float" office:value="3.1564" calcext:value-type="float">
            <text:p>3,156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06908914728682" calcext:value-type="float">
            <text:p>3,06908914728682</text:p>
          </table:table-cell>
          <table:table-cell office:value-type="float" office:value="3.32201556097786" calcext:value-type="float">
            <text:p>3,322015560977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" calcext:value-type="float">
            <text:p>1,032</text:p>
          </table:table-cell>
          <table:table-cell office:value-type="float" office:value="3.1673" calcext:value-type="float">
            <text:p>3,1673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07895756636311" calcext:value-type="float">
            <text:p>3,07895756636311</text:p>
          </table:table-cell>
          <table:table-cell office:value-type="float" office:value="3.32927726917238" calcext:value-type="float">
            <text:p>3,329277269172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2" calcext:value-type="float">
            <text:p>1,0322</text:p>
          </table:table-cell>
          <table:table-cell office:value-type="float" office:value="3.1781" calcext:value-type="float">
            <text:p>3,178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08912137944396" calcext:value-type="float">
            <text:p>3,08912137944396</text:p>
          </table:table-cell>
          <table:table-cell office:value-type="float" office:value="3.33660498793242" calcext:value-type="float">
            <text:p>3,336604987932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3" calcext:value-type="float">
            <text:p>1,0323</text:p>
          </table:table-cell>
          <table:table-cell office:value-type="float" office:value="3.1889" calcext:value-type="float">
            <text:p>3,1889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09928322355676" calcext:value-type="float">
            <text:p>3,09928322355676</text:p>
          </table:table-cell>
          <table:table-cell office:value-type="float" office:value="3.34402205122315" calcext:value-type="float">
            <text:p>3,344022051223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4" calcext:value-type="float">
            <text:p>1,0324</text:p>
          </table:table-cell>
          <table:table-cell office:value-type="float" office:value="3.1997" calcext:value-type="float">
            <text:p>3,1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0914197172187" calcext:value-type="float">
            <text:p>3,10914197172187</text:p>
          </table:table-cell>
          <table:table-cell office:value-type="float" office:value="3.35135197172107" calcext:value-type="float">
            <text:p>3,3513519717210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6" calcext:value-type="float">
            <text:p>1,0326</text:p>
          </table:table-cell>
          <table:table-cell office:value-type="float" office:value="3.2105" calcext:value-type="float">
            <text:p>3,210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11929892514767" calcext:value-type="float">
            <text:p>3,11929892514767</text:p>
          </table:table-cell>
          <table:table-cell office:value-type="float" office:value="3.35874850903753" calcext:value-type="float">
            <text:p>3,358748509037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7" calcext:value-type="float">
            <text:p>1,0327</text:p>
          </table:table-cell>
          <table:table-cell office:value-type="float" office:value="3.2213" calcext:value-type="float">
            <text:p>3,221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12915093426276" calcext:value-type="float">
            <text:p>3,12915093426276</text:p>
          </table:table-cell>
          <table:table-cell office:value-type="float" office:value="3.36608063813693" calcext:value-type="float">
            <text:p>3,3660806381369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29" calcext:value-type="float">
            <text:p>1,0329</text:p>
          </table:table-cell>
          <table:table-cell office:value-type="float" office:value="3.2321" calcext:value-type="float">
            <text:p>3,2321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3.13920619554695" calcext:value-type="float">
            <text:p>3,13920619554695</text:p>
          </table:table-cell>
          <table:table-cell office:value-type="float" office:value="3.37347962526055" calcext:value-type="float">
            <text:p>3,3734796252605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" calcext:value-type="float">
            <text:p>1,033</text:p>
          </table:table-cell>
          <table:table-cell office:value-type="float" office:value="3.2428" calcext:value-type="float">
            <text:p>3,242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14895470383275" calcext:value-type="float">
            <text:p>3,14895470383275</text:p>
          </table:table-cell>
          <table:table-cell office:value-type="float" office:value="3.38086845056882" calcext:value-type="float">
            <text:p>3,380868450568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2" calcext:value-type="float">
            <text:p>1,0332</text:p>
          </table:table-cell>
          <table:table-cell office:value-type="float" office:value="3.2535" calcext:value-type="float">
            <text:p>3,253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15869943874589" calcext:value-type="float">
            <text:p>3,15869943874589</text:p>
          </table:table-cell>
          <table:table-cell office:value-type="float" office:value="3.38824713498182" calcext:value-type="float">
            <text:p>3,388247134981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4" calcext:value-type="float">
            <text:p>1,0334</text:p>
          </table:table-cell>
          <table:table-cell office:value-type="float" office:value="3.2642" calcext:value-type="float">
            <text:p>3,2642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3.16865021770682" calcext:value-type="float">
            <text:p>3,16865021770682</text:p>
          </table:table-cell>
          <table:table-cell office:value-type="float" office:value="3.39571617976501" calcext:value-type="float">
            <text:p>3,395716179765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5" calcext:value-type="float">
            <text:p>1,0335</text:p>
          </table:table-cell>
          <table:table-cell office:value-type="float" office:value="3.2748" calcext:value-type="float">
            <text:p>3,274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.17838831382413" calcext:value-type="float">
            <text:p>3,17838831382413</text:p>
          </table:table-cell>
          <table:table-cell office:value-type="float" office:value="3.40307474415205" calcext:value-type="float">
            <text:p>3,4030747441520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7" calcext:value-type="float">
            <text:p>1,0337</text:p>
          </table:table-cell>
          <table:table-cell office:value-type="float" office:value="3.2855" calcext:value-type="float">
            <text:p>3,285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3.18792920011606" calcext:value-type="float">
            <text:p>3,18792920011606</text:p>
          </table:table-cell>
          <table:table-cell office:value-type="float" office:value="3.41052391279534" calcext:value-type="float">
            <text:p>3,4105239127953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39" calcext:value-type="float">
            <text:p>1,0339</text:p>
          </table:table-cell>
          <table:table-cell office:value-type="float" office:value="3.296" calcext:value-type="float">
            <text:p>3,29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.19756309834639" calcext:value-type="float">
            <text:p>3,19756309834639</text:p>
          </table:table-cell>
          <table:table-cell office:value-type="float" office:value="3.41790806433215" calcext:value-type="float">
            <text:p>3,417908064332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1" calcext:value-type="float">
            <text:p>1,0341</text:p>
          </table:table-cell>
          <table:table-cell office:value-type="float" office:value="3.3066" calcext:value-type="float">
            <text:p>3,3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0709658706371" calcext:value-type="float">
            <text:p>3,20709658706371</text:p>
          </table:table-cell>
          <table:table-cell office:value-type="float" office:value="3.42533740652927" calcext:value-type="float">
            <text:p>3,425337406529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3" calcext:value-type="float">
            <text:p>1,0343</text:p>
          </table:table-cell>
          <table:table-cell office:value-type="float" office:value="3.3171" calcext:value-type="float">
            <text:p>3,317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.21652972450459" calcext:value-type="float">
            <text:p>3,21652972450459</text:p>
          </table:table-cell>
          <table:table-cell office:value-type="float" office:value="3.43275693162919" calcext:value-type="float">
            <text:p>3,432756931629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5" calcext:value-type="float">
            <text:p>1,0345</text:p>
          </table:table-cell>
          <table:table-cell office:value-type="float" office:value="3.3275" calcext:value-type="float">
            <text:p>3,327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3.22595921523147" calcext:value-type="float">
            <text:p>3,22595921523147</text:p>
          </table:table-cell>
          <table:table-cell office:value-type="float" office:value="3.44018942671099" calcext:value-type="float">
            <text:p>3,4401894267109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7" calcext:value-type="float">
            <text:p>1,0347</text:p>
          </table:table-cell>
          <table:table-cell office:value-type="float" office:value="3.3379" calcext:value-type="float">
            <text:p>3,3379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23528843366509" calcext:value-type="float">
            <text:p>3,23528843366509</text:p>
          </table:table-cell>
          <table:table-cell office:value-type="float" office:value="3.44766780432309" calcext:value-type="float">
            <text:p>3,447667804323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49" calcext:value-type="float">
            <text:p>1,0349</text:p>
          </table:table-cell>
          <table:table-cell office:value-type="float" office:value="3.3482" calcext:value-type="float">
            <text:p>3,348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24461404695199" calcext:value-type="float">
            <text:p>3,24461404695199</text:p>
          </table:table-cell>
          <table:table-cell office:value-type="float" office:value="3.45508083403443" calcext:value-type="float">
            <text:p>3,4550808340344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1" calcext:value-type="float">
            <text:p>1,0351</text:p>
          </table:table-cell>
          <table:table-cell office:value-type="float" office:value="3.3585" calcext:value-type="float">
            <text:p>3,358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25383946682121" calcext:value-type="float">
            <text:p>3,25383946682121</text:p>
          </table:table-cell>
          <table:table-cell office:value-type="float" office:value="3.46248409380113" calcext:value-type="float">
            <text:p>3,462484093801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3" calcext:value-type="float">
            <text:p>1,0353</text:p>
          </table:table-cell>
          <table:table-cell office:value-type="float" office:value="3.3687" calcext:value-type="float">
            <text:p>3,368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3.26306132303235" calcext:value-type="float">
            <text:p>3,26306132303235</text:p>
          </table:table-cell>
          <table:table-cell office:value-type="float" office:value="3.46993369061677" calcext:value-type="float">
            <text:p>3,469933690616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5" calcext:value-type="float">
            <text:p>1,0355</text:p>
          </table:table-cell>
          <table:table-cell office:value-type="float" office:value="3.3789" calcext:value-type="float">
            <text:p>3,3789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27186715582159" calcext:value-type="float">
            <text:p>3,27186715582159</text:p>
          </table:table-cell>
          <table:table-cell office:value-type="float" office:value="3.47739651416122" calcext:value-type="float">
            <text:p>3,477396514161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58" calcext:value-type="float">
            <text:p>1,0358</text:p>
          </table:table-cell>
          <table:table-cell office:value-type="float" office:value="3.389" calcext:value-type="float">
            <text:p>3,389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.28098455598456" calcext:value-type="float">
            <text:p>3,28098455598456</text:p>
          </table:table-cell>
          <table:table-cell office:value-type="float" office:value="3.48484985938492" calcext:value-type="float">
            <text:p>3,4848498593849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" calcext:value-type="float">
            <text:p>1,036</text:p>
          </table:table-cell>
          <table:table-cell office:value-type="float" office:value="3.3991" calcext:value-type="float">
            <text:p>3,3991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29000193012932" calcext:value-type="float">
            <text:p>3,29000193012932</text:p>
          </table:table-cell>
          <table:table-cell office:value-type="float" office:value="3.4921919267469" calcext:value-type="float">
            <text:p>3,492191926746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2" calcext:value-type="float">
            <text:p>1,0362</text:p>
          </table:table-cell>
          <table:table-cell office:value-type="float" office:value="3.4091" calcext:value-type="float">
            <text:p>3,4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9860106126387" calcext:value-type="float">
            <text:p>3,29860106126387</text:p>
          </table:table-cell>
          <table:table-cell office:value-type="float" office:value="3.49970553592462" calcext:value-type="float">
            <text:p>3,4997055359246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5" calcext:value-type="float">
            <text:p>1,0365</text:p>
          </table:table-cell>
          <table:table-cell office:value-type="float" office:value="3.419" calcext:value-type="float">
            <text:p>3,419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3.30751422783833" calcext:value-type="float">
            <text:p>3,30751422783833</text:p>
          </table:table-cell>
          <table:table-cell office:value-type="float" office:value="3.50710793190873" calcext:value-type="float">
            <text:p>3,507107931908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67" calcext:value-type="float">
            <text:p>1,0367</text:p>
          </table:table-cell>
          <table:table-cell office:value-type="float" office:value="3.4289" calcext:value-type="float">
            <text:p>3,4289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31600771456123" calcext:value-type="float">
            <text:p>3,31600771456123</text:p>
          </table:table-cell>
          <table:table-cell office:value-type="float" office:value="3.51452357252737" calcext:value-type="float">
            <text:p>3,5145235725273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" calcext:value-type="float">
            <text:p>1,037</text:p>
          </table:table-cell>
          <table:table-cell office:value-type="float" office:value="3.4387" calcext:value-type="float">
            <text:p>3,438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.32481681450058" calcext:value-type="float">
            <text:p>3,32481681450058</text:p>
          </table:table-cell>
          <table:table-cell office:value-type="float" office:value="3.52190721649485" calcext:value-type="float">
            <text:p>3,521907216494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2" calcext:value-type="float">
            <text:p>1,0372</text:p>
          </table:table-cell>
          <table:table-cell office:value-type="float" office:value="3.4485" calcext:value-type="float">
            <text:p>3,448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3.33320481927711" calcext:value-type="float">
            <text:p>3,33320481927711</text:p>
          </table:table-cell>
          <table:table-cell office:value-type="float" office:value="3.52936125985675" calcext:value-type="float">
            <text:p>3,529361259856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5" calcext:value-type="float">
            <text:p>1,0375</text:p>
          </table:table-cell>
          <table:table-cell office:value-type="float" office:value="3.4582" calcext:value-type="float">
            <text:p>3,458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.34181362628891" calcext:value-type="float">
            <text:p>3,34181362628891</text:p>
          </table:table-cell>
          <table:table-cell office:value-type="float" office:value="3.53672635310588" calcext:value-type="float">
            <text:p>3,5367263531058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77" calcext:value-type="float">
            <text:p>1,0377</text:p>
          </table:table-cell>
          <table:table-cell office:value-type="float" office:value="3.4678" calcext:value-type="float">
            <text:p>3,4678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3.35009633911368" calcext:value-type="float">
            <text:p>3,35009633911368</text:p>
          </table:table-cell>
          <table:table-cell office:value-type="float" office:value="3.5441621158099" calcext:value-type="float">
            <text:p>3,544162115809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" calcext:value-type="float">
            <text:p>1,038</text:p>
          </table:table-cell>
          <table:table-cell office:value-type="float" office:value="3.4774" calcext:value-type="float">
            <text:p>3,477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3.35827795434845" calcext:value-type="float">
            <text:p>3,35827795434845</text:p>
          </table:table-cell>
          <table:table-cell office:value-type="float" office:value="3.55148617563484" calcext:value-type="float">
            <text:p>3,551486175634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3" calcext:value-type="float">
            <text:p>1,0383</text:p>
          </table:table-cell>
          <table:table-cell office:value-type="float" office:value="3.4869" calcext:value-type="float">
            <text:p>3,4869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3.36645484305796" calcext:value-type="float">
            <text:p>3,36645484305796</text:p>
          </table:table-cell>
          <table:table-cell office:value-type="float" office:value="3.55890373909712" calcext:value-type="float">
            <text:p>3,5589037390971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6" calcext:value-type="float">
            <text:p>1,0386</text:p>
          </table:table-cell>
          <table:table-cell office:value-type="float" office:value="3.4964" calcext:value-type="float">
            <text:p>3,496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3.37485560261841" calcext:value-type="float">
            <text:p>3,37485560261841</text:p>
          </table:table-cell>
          <table:table-cell office:value-type="float" office:value="3.56628975583386" calcext:value-type="float">
            <text:p>3,566289755833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88" calcext:value-type="float">
            <text:p>1,0388</text:p>
          </table:table-cell>
          <table:table-cell office:value-type="float" office:value="3.5058" calcext:value-type="float">
            <text:p>3,50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829275334424" calcext:value-type="float">
            <text:p>3,3829275334424</text:p>
          </table:table-cell>
          <table:table-cell office:value-type="float" office:value="3.57364428336672" calcext:value-type="float">
            <text:p>3,573644283366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1" calcext:value-type="float">
            <text:p>1,0391</text:p>
          </table:table-cell>
          <table:table-cell office:value-type="float" office:value="3.5152" calcext:value-type="float">
            <text:p>3,5152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3.39099480469502" calcext:value-type="float">
            <text:p>3,39099480469502</text:p>
          </table:table-cell>
          <table:table-cell office:value-type="float" office:value="3.58101237345332" calcext:value-type="float">
            <text:p>3,5810123734533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4" calcext:value-type="float">
            <text:p>1,0394</text:p>
          </table:table-cell>
          <table:table-cell office:value-type="float" office:value="3.5246" calcext:value-type="float">
            <text:p>3,524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3.39905742040973" calcext:value-type="float">
            <text:p>3,39905742040973</text:p>
          </table:table-cell>
          <table:table-cell office:value-type="float" office:value="3.58826835739017" calcext:value-type="float">
            <text:p>3,588268357390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397" calcext:value-type="float">
            <text:p>1,0397</text:p>
          </table:table-cell>
          <table:table-cell office:value-type="float" office:value="3.534" calcext:value-type="float">
            <text:p>3,534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3.40701923076923" calcext:value-type="float">
            <text:p>3,40701923076923</text:p>
          </table:table-cell>
          <table:table-cell office:value-type="float" office:value="3.59559600044939" calcext:value-type="float">
            <text:p>3,5955960004493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" calcext:value-type="float">
            <text:p>1,04</text:p>
          </table:table-cell>
          <table:table-cell office:value-type="float" office:value="3.5433" calcext:value-type="float">
            <text:p>3,5433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3.41497644910122" calcext:value-type="float">
            <text:p>3,41497644910122</text:p>
          </table:table-cell>
          <table:table-cell office:value-type="float" office:value="3.60297320967416" calcext:value-type="float">
            <text:p>3,602973209674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3" calcext:value-type="float">
            <text:p>1,0403</text:p>
          </table:table-cell>
          <table:table-cell office:value-type="float" office:value="3.5526" calcext:value-type="float">
            <text:p>3,552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.42292907937728" calcext:value-type="float">
            <text:p>3,42292907937728</text:p>
          </table:table-cell>
          <table:table-cell office:value-type="float" office:value="3.61026078369765" calcext:value-type="float">
            <text:p>3,610260783697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6" calcext:value-type="float">
            <text:p>1,0406</text:p>
          </table:table-cell>
          <table:table-cell office:value-type="float" office:value="3.5619" calcext:value-type="float">
            <text:p>3,5619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3.43087712556442" calcext:value-type="float">
            <text:p>3,43087712556442</text:p>
          </table:table-cell>
          <table:table-cell office:value-type="float" office:value="3.61753953123248" calcext:value-type="float">
            <text:p>3,617539531232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09" calcext:value-type="float">
            <text:p>1,0409</text:p>
          </table:table-cell>
          <table:table-cell office:value-type="float" office:value="3.5712" calcext:value-type="float">
            <text:p>3,5712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3.43882059162505" calcext:value-type="float">
            <text:p>3,43882059162505</text:p>
          </table:table-cell>
          <table:table-cell office:value-type="float" office:value="3.6247870528109" calcext:value-type="float">
            <text:p>3,624787052810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2" calcext:value-type="float">
            <text:p>1,0412</text:p>
          </table:table-cell>
          <table:table-cell office:value-type="float" office:value="3.5805" calcext:value-type="float">
            <text:p>3,580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3.44642857142857" calcext:value-type="float">
            <text:p>3,44642857142857</text:p>
          </table:table-cell>
          <table:table-cell office:value-type="float" office:value="3.63202580702973" calcext:value-type="float">
            <text:p>3,632025807029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6" calcext:value-type="float">
            <text:p>1,0416</text:p>
          </table:table-cell>
          <table:table-cell office:value-type="float" office:value="3.5898" calcext:value-type="float">
            <text:p>3,5898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3.45445820136289" calcext:value-type="float">
            <text:p>3,45445820136289</text:p>
          </table:table-cell>
          <table:table-cell office:value-type="float" office:value="3.63923342139435" calcext:value-type="float">
            <text:p>3,6392334213943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19" calcext:value-type="float">
            <text:p>1,0419</text:p>
          </table:table-cell>
          <table:table-cell office:value-type="float" office:value="3.5992" calcext:value-type="float">
            <text:p>3,5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624832085972" calcext:value-type="float">
            <text:p>3,4624832085972</text:p>
          </table:table-cell>
          <table:table-cell office:value-type="float" office:value="3.64643232721008" calcext:value-type="float">
            <text:p>3,646432327210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2" calcext:value-type="float">
            <text:p>1,0422</text:p>
          </table:table-cell>
          <table:table-cell office:value-type="float" office:value="3.6086" calcext:value-type="float">
            <text:p>3,608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3.4705035971223" calcext:value-type="float">
            <text:p>3,4705035971223</text:p>
          </table:table-cell>
          <table:table-cell office:value-type="float" office:value="3.65368188018516" calcext:value-type="float">
            <text:p>3,653681880185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5" calcext:value-type="float">
            <text:p>1,0425</text:p>
          </table:table-cell>
          <table:table-cell office:value-type="float" office:value="3.618" calcext:value-type="float">
            <text:p>3,618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3.47828171445009" calcext:value-type="float">
            <text:p>3,47828171445009</text:p>
          </table:table-cell>
          <table:table-cell office:value-type="float" office:value="3.66084119250883" calcext:value-type="float">
            <text:p>3,660841192508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29" calcext:value-type="float">
            <text:p>1,0429</text:p>
          </table:table-cell>
          <table:table-cell office:value-type="float" office:value="3.6275" calcext:value-type="float">
            <text:p>3,627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3.48638803680982" calcext:value-type="float">
            <text:p>3,48638803680982</text:p>
          </table:table-cell>
          <table:table-cell office:value-type="float" office:value="3.66796953521095" calcext:value-type="float">
            <text:p>3,6679695352109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2" calcext:value-type="float">
            <text:p>1,0432</text:p>
          </table:table-cell>
          <table:table-cell office:value-type="float" office:value="3.637" calcext:value-type="float">
            <text:p>3,637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3.49448969813129" calcext:value-type="float">
            <text:p>3,49448969813129</text:p>
          </table:table-cell>
          <table:table-cell office:value-type="float" office:value="3.67506696428571" calcext:value-type="float">
            <text:p>3,6750669642857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5" calcext:value-type="float">
            <text:p>1,0435</text:p>
          </table:table-cell>
          <table:table-cell office:value-type="float" office:value="3.6465" calcext:value-type="float">
            <text:p>3,646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3.50234696810039" calcext:value-type="float">
            <text:p>3,50234696810039</text:p>
          </table:table-cell>
          <table:table-cell office:value-type="float" office:value="3.68215584357642" calcext:value-type="float">
            <text:p>3,682155843576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39" calcext:value-type="float">
            <text:p>1,0439</text:p>
          </table:table-cell>
          <table:table-cell office:value-type="float" office:value="3.6561" calcext:value-type="float">
            <text:p>3,6561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3.5105343803869" calcext:value-type="float">
            <text:p>3,5105343803869</text:p>
          </table:table-cell>
          <table:table-cell office:value-type="float" office:value="3.68931844023811" calcext:value-type="float">
            <text:p>3,6893184402381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2" calcext:value-type="float">
            <text:p>1,0442</text:p>
          </table:table-cell>
          <table:table-cell office:value-type="float" office:value="3.6657" calcext:value-type="float">
            <text:p>3,6657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3.51847597166379" calcext:value-type="float">
            <text:p>3,51847597166379</text:p>
          </table:table-cell>
          <table:table-cell office:value-type="float" office:value="3.69634581105169" calcext:value-type="float">
            <text:p>3,6963458110516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6" calcext:value-type="float">
            <text:p>1,0446</text:p>
          </table:table-cell>
          <table:table-cell office:value-type="float" office:value="3.6754" calcext:value-type="float">
            <text:p>3,6754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3.52665326825534" calcext:value-type="float">
            <text:p>3,52665326825534</text:p>
          </table:table-cell>
          <table:table-cell office:value-type="float" office:value="3.70336473155633" calcext:value-type="float">
            <text:p>3,7033647315563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49" calcext:value-type="float">
            <text:p>1,0449</text:p>
          </table:table-cell>
          <table:table-cell office:value-type="float" office:value="3.685" calcext:value-type="float">
            <text:p>3,68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3.53467903951019" calcext:value-type="float">
            <text:p>3,53467903951019</text:p>
          </table:table-cell>
          <table:table-cell office:value-type="float" office:value="3.71035296212222" calcext:value-type="float">
            <text:p>3,710352962122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3" calcext:value-type="float">
            <text:p>1,0453</text:p>
          </table:table-cell>
          <table:table-cell office:value-type="float" office:value="3.6948" calcext:value-type="float">
            <text:p>3,69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4260304102515" calcext:value-type="float">
            <text:p>3,54260304102515</text:p>
          </table:table-cell>
          <table:table-cell office:value-type="float" office:value="3.71731055803919" calcext:value-type="float">
            <text:p>3,717310558039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57" calcext:value-type="float">
            <text:p>1,0457</text:p>
          </table:table-cell>
          <table:table-cell office:value-type="float" office:value="3.7045" calcext:value-type="float">
            <text:p>3,7045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3.5508604206501" calcext:value-type="float">
            <text:p>3,5508604206501</text:p>
          </table:table-cell>
          <table:table-cell office:value-type="float" office:value="3.72417702104959" calcext:value-type="float">
            <text:p>3,724177021049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" calcext:value-type="float">
            <text:p>1,046</text:p>
          </table:table-cell>
          <table:table-cell office:value-type="float" office:value="3.7142" calcext:value-type="float">
            <text:p>3,7142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3.55886850152905" calcext:value-type="float">
            <text:p>3,55886850152905</text:p>
          </table:table-cell>
          <table:table-cell office:value-type="float" office:value="3.73109561044962" calcext:value-type="float">
            <text:p>3,7310956104496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4" calcext:value-type="float">
            <text:p>1,0464</text:p>
          </table:table-cell>
          <table:table-cell office:value-type="float" office:value="3.724" calcext:value-type="float">
            <text:p>3,724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3.56687046236148" calcext:value-type="float">
            <text:p>3,56687046236148</text:p>
          </table:table-cell>
          <table:table-cell office:value-type="float" office:value="3.73798370446018" calcext:value-type="float">
            <text:p>3,737983704460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68" calcext:value-type="float">
            <text:p>1,0468</text:p>
          </table:table-cell>
          <table:table-cell office:value-type="float" office:value="3.7338" calcext:value-type="float">
            <text:p>3,7338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3.57520771655047" calcext:value-type="float">
            <text:p>3,57520771655047</text:p>
          </table:table-cell>
          <table:table-cell office:value-type="float" office:value="3.74475827028466" calcext:value-type="float">
            <text:p>3,744758270284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1" calcext:value-type="float">
            <text:p>1,0471</text:p>
          </table:table-cell>
          <table:table-cell office:value-type="float" office:value="3.7436" calcext:value-type="float">
            <text:p>3,743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3.58319809069212" calcext:value-type="float">
            <text:p>3,58319809069212</text:p>
          </table:table-cell>
          <table:table-cell office:value-type="float" office:value="3.75158543616125" calcext:value-type="float">
            <text:p>3,751585436161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5" calcext:value-type="float">
            <text:p>1,0475</text:p>
          </table:table-cell>
          <table:table-cell office:value-type="float" office:value="3.7534" calcext:value-type="float">
            <text:p>3,7534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3.59118236472946" calcext:value-type="float">
            <text:p>3,59118236472946</text:p>
          </table:table-cell>
          <table:table-cell office:value-type="float" office:value="3.75829898506404" calcext:value-type="float">
            <text:p>3,7582989850640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79" calcext:value-type="float">
            <text:p>1,0479</text:p>
          </table:table-cell>
          <table:table-cell office:value-type="float" office:value="3.7632" calcext:value-type="float">
            <text:p>3,7632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3.59925593818563" calcext:value-type="float">
            <text:p>3,59925593818563</text:p>
          </table:table-cell>
          <table:table-cell office:value-type="float" office:value="3.76498206138991" calcext:value-type="float">
            <text:p>3,7649820613899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3" calcext:value-type="float">
            <text:p>1,0483</text:p>
          </table:table-cell>
          <table:table-cell office:value-type="float" office:value="3.7731" calcext:value-type="float">
            <text:p>3,7731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3.60722799656718" calcext:value-type="float">
            <text:p>3,60722799656718</text:p>
          </table:table-cell>
          <table:table-cell office:value-type="float" office:value="3.77165685449958" calcext:value-type="float">
            <text:p>3,771656854499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87" calcext:value-type="float">
            <text:p>1,0487</text:p>
          </table:table-cell>
          <table:table-cell office:value-type="float" office:value="3.7829" calcext:value-type="float">
            <text:p>3,7829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3.61563393708294" calcext:value-type="float">
            <text:p>3,61563393708294</text:p>
          </table:table-cell>
          <table:table-cell office:value-type="float" office:value="3.7781955718741" calcext:value-type="float">
            <text:p>3,77819557187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" calcext:value-type="float">
            <text:p>1,049</text:p>
          </table:table-cell>
          <table:table-cell office:value-type="float" office:value="3.7928" calcext:value-type="float">
            <text:p>3,79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2359443491519" calcext:value-type="float">
            <text:p>3,62359443491519</text:p>
          </table:table-cell>
          <table:table-cell office:value-type="float" office:value="3.78478746214549" calcext:value-type="float">
            <text:p>3,7847874621454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4" calcext:value-type="float">
            <text:p>1,0494</text:p>
          </table:table-cell>
          <table:table-cell office:value-type="float" office:value="3.8026" calcext:value-type="float">
            <text:p>3,802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3.63154886645075" calcext:value-type="float">
            <text:p>3,63154886645075</text:p>
          </table:table-cell>
          <table:table-cell office:value-type="float" office:value="3.79126535300875" calcext:value-type="float">
            <text:p>3,791265353008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498" calcext:value-type="float">
            <text:p>1,0498</text:p>
          </table:table-cell>
          <table:table-cell office:value-type="float" office:value="3.8124" calcext:value-type="float">
            <text:p>3,8124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3.63959245857932" calcext:value-type="float">
            <text:p>3,63959245857932</text:p>
          </table:table-cell>
          <table:table-cell office:value-type="float" office:value="3.79771287281718" calcext:value-type="float">
            <text:p>3,797712872817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2" calcext:value-type="float">
            <text:p>1,0502</text:p>
          </table:table-cell>
          <table:table-cell office:value-type="float" office:value="3.8223" calcext:value-type="float">
            <text:p>3,8223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3.64753474205216" calcext:value-type="float">
            <text:p>3,64753474205216</text:p>
          </table:table-cell>
          <table:table-cell office:value-type="float" office:value="3.80404615350674" calcext:value-type="float">
            <text:p>3,804046153506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06" calcext:value-type="float">
            <text:p>1,0506</text:p>
          </table:table-cell>
          <table:table-cell office:value-type="float" office:value="3.8321" calcext:value-type="float">
            <text:p>3,8321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3.65547098001903" calcext:value-type="float">
            <text:p>3,65547098001903</text:p>
          </table:table-cell>
          <table:table-cell office:value-type="float" office:value="3.81032696165972" calcext:value-type="float">
            <text:p>3,810326961659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" calcext:value-type="float">
            <text:p>1,051</text:p>
          </table:table-cell>
          <table:table-cell office:value-type="float" office:value="3.8419" calcext:value-type="float">
            <text:p>3,8419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.66349629066007" calcext:value-type="float">
            <text:p>3,66349629066007</text:p>
          </table:table-cell>
          <table:table-cell office:value-type="float" office:value="3.81659946680768" calcext:value-type="float">
            <text:p>3,816599466807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4" calcext:value-type="float">
            <text:p>1,0514</text:p>
          </table:table-cell>
          <table:table-cell office:value-type="float" office:value="3.8518" calcext:value-type="float">
            <text:p>3,8518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3.67142042213349" calcext:value-type="float">
            <text:p>3,67142042213349</text:p>
          </table:table-cell>
          <table:table-cell office:value-type="float" office:value="3.82273547932538" calcext:value-type="float">
            <text:p>3,822735479325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18" calcext:value-type="float">
            <text:p>1,0518</text:p>
          </table:table-cell>
          <table:table-cell office:value-type="float" office:value="3.8616" calcext:value-type="float">
            <text:p>3,8616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3.67933852879681" calcext:value-type="float">
            <text:p>3,67933852879681</text:p>
          </table:table-cell>
          <table:table-cell office:value-type="float" office:value="3.82884111861647" calcext:value-type="float">
            <text:p>3,8288411186164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2" calcext:value-type="float">
            <text:p>1,0522</text:p>
          </table:table-cell>
          <table:table-cell office:value-type="float" office:value="3.8714" calcext:value-type="float">
            <text:p>3,8714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3.68725061751853" calcext:value-type="float">
            <text:p>3,68725061751853</text:p>
          </table:table-cell>
          <table:table-cell office:value-type="float" office:value="3.83481014049823" calcext:value-type="float">
            <text:p>3,834810140498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26" calcext:value-type="float">
            <text:p>1,0526</text:p>
          </table:table-cell>
          <table:table-cell office:value-type="float" office:value="3.8812" calcext:value-type="float">
            <text:p>3,8812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3.69471085367012" calcext:value-type="float">
            <text:p>3,69471085367012</text:p>
          </table:table-cell>
          <table:table-cell office:value-type="float" office:value="3.840748797047" calcext:value-type="float">
            <text:p>3,84074879704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1" calcext:value-type="float">
            <text:p>1,0531</text:p>
          </table:table-cell>
          <table:table-cell office:value-type="float" office:value="3.8909" calcext:value-type="float">
            <text:p>3,8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0261034646417" calcext:value-type="float">
            <text:p>3,70261034646417</text:p>
          </table:table-cell>
          <table:table-cell office:value-type="float" office:value="3.84657269573618" calcext:value-type="float">
            <text:p>3,846572695736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5" calcext:value-type="float">
            <text:p>1,0535</text:p>
          </table:table-cell>
          <table:table-cell office:value-type="float" office:value="3.9007" calcext:value-type="float">
            <text:p>3,9007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3.71040895720657" calcext:value-type="float">
            <text:p>3,71040895720657</text:p>
          </table:table-cell>
          <table:table-cell office:value-type="float" office:value="3.85225976305397" calcext:value-type="float">
            <text:p>3,8522597630539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39" calcext:value-type="float">
            <text:p>1,0539</text:p>
          </table:table-cell>
          <table:table-cell office:value-type="float" office:value="3.9104" calcext:value-type="float">
            <text:p>3,9104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3.71820165038414" calcext:value-type="float">
            <text:p>3,71820165038414</text:p>
          </table:table-cell>
          <table:table-cell office:value-type="float" office:value="3.85791642916648" calcext:value-type="float">
            <text:p>3,857916429166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3" calcext:value-type="float">
            <text:p>1,0543</text:p>
          </table:table-cell>
          <table:table-cell office:value-type="float" office:value="3.9201" calcext:value-type="float">
            <text:p>3,9201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3.72589361903859" calcext:value-type="float">
            <text:p>3,72589361903859</text:p>
          </table:table-cell>
          <table:table-cell office:value-type="float" office:value="3.86343621985148" calcext:value-type="float">
            <text:p>3,863436219851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47" calcext:value-type="float">
            <text:p>1,0547</text:p>
          </table:table-cell>
          <table:table-cell office:value-type="float" office:value="3.9297" calcext:value-type="float">
            <text:p>3,9297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3.73357975547341" calcext:value-type="float">
            <text:p>3,73357975547341</text:p>
          </table:table-cell>
          <table:table-cell office:value-type="float" office:value="3.86890377375011" calcext:value-type="float">
            <text:p>3,8689037737501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51" calcext:value-type="float">
            <text:p>1,0551</text:p>
          </table:table-cell>
          <table:table-cell office:value-type="float" office:value="3.9393" calcext:value-type="float">
            <text:p>3,9393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.74090564607806" calcext:value-type="float">
            <text:p>3,74090564607806</text:p>
          </table:table-cell>
          <table:table-cell office:value-type="float" office:value="3.87417160604536" calcext:value-type="float">
            <text:p>3,8741716060453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56" calcext:value-type="float">
            <text:p>1,0556</text:p>
          </table:table-cell>
          <table:table-cell office:value-type="float" office:value="3.9489" calcext:value-type="float">
            <text:p>3,9489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3.74848484848485" calcext:value-type="float">
            <text:p>3,74848484848485</text:p>
          </table:table-cell>
          <table:table-cell office:value-type="float" office:value="3.87947199335621" calcext:value-type="float">
            <text:p>3,879471993356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" calcext:value-type="float">
            <text:p>1,056</text:p>
          </table:table-cell>
          <table:table-cell office:value-type="float" office:value="3.9584" calcext:value-type="float">
            <text:p>3,9584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75596365013253" calcext:value-type="float">
            <text:p>3,75596365013253</text:p>
          </table:table-cell>
          <table:table-cell office:value-type="float" office:value="3.8845725515886" calcext:value-type="float">
            <text:p>3,88457255158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4" calcext:value-type="float">
            <text:p>1,0564</text:p>
          </table:table-cell>
          <table:table-cell office:value-type="float" office:value="3.9678" calcext:value-type="float">
            <text:p>3,9678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3.7633421650265" calcext:value-type="float">
            <text:p>3,7633421650265</text:p>
          </table:table-cell>
          <table:table-cell office:value-type="float" office:value="3.88959919708507" calcext:value-type="float">
            <text:p>3,8895991970850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68" calcext:value-type="float">
            <text:p>1,0568</text:p>
          </table:table-cell>
          <table:table-cell office:value-type="float" office:value="3.9771" calcext:value-type="float">
            <text:p>3,9771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3.77035846022889" calcext:value-type="float">
            <text:p>3,77035846022889</text:p>
          </table:table-cell>
          <table:table-cell office:value-type="float" office:value="3.89442591502627" calcext:value-type="float">
            <text:p>3,894425915026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73" calcext:value-type="float">
            <text:p>1,0573</text:p>
          </table:table-cell>
          <table:table-cell office:value-type="float" office:value="3.9864" calcext:value-type="float">
            <text:p>3,98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776307081403" calcext:value-type="float">
            <text:p>3,7776307081403</text:p>
          </table:table-cell>
          <table:table-cell office:value-type="float" office:value="3.89928558982401" calcext:value-type="float">
            <text:p>3,899285589824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77" calcext:value-type="float">
            <text:p>1,0577</text:p>
          </table:table-cell>
          <table:table-cell office:value-type="float" office:value="3.9956" calcext:value-type="float">
            <text:p>3,9956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3.7848029486816" calcext:value-type="float">
            <text:p>3,7848029486816</text:p>
          </table:table-cell>
          <table:table-cell office:value-type="float" office:value="3.90392357408657" calcext:value-type="float">
            <text:p>3,9039235740865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1" calcext:value-type="float">
            <text:p>1,0581</text:p>
          </table:table-cell>
          <table:table-cell office:value-type="float" office:value="4.0047" calcext:value-type="float">
            <text:p>4,0047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3.79161156244096" calcext:value-type="float">
            <text:p>3,79161156244096</text:p>
          </table:table-cell>
          <table:table-cell office:value-type="float" office:value="3.90850980562682" calcext:value-type="float">
            <text:p>3,908509805626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86" calcext:value-type="float">
            <text:p>1,0586</text:p>
          </table:table-cell>
          <table:table-cell office:value-type="float" office:value="4.0138" calcext:value-type="float">
            <text:p>4,0138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3.79877242681775" calcext:value-type="float">
            <text:p>3,79877242681775</text:p>
          </table:table-cell>
          <table:table-cell office:value-type="float" office:value="3.91295942306021" calcext:value-type="float">
            <text:p>3,912959423060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" calcext:value-type="float">
            <text:p>1,059</text:p>
          </table:table-cell>
          <table:table-cell office:value-type="float" office:value="4.0229" calcext:value-type="float">
            <text:p>4,0229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.80547428032091" calcext:value-type="float">
            <text:p>3,80547428032091</text:p>
          </table:table-cell>
          <table:table-cell office:value-type="float" office:value="3.91727251025413" calcext:value-type="float">
            <text:p>3,917272510254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5" calcext:value-type="float">
            <text:p>1,0595</text:p>
          </table:table-cell>
          <table:table-cell office:value-type="float" office:value="4.0319" calcext:value-type="float">
            <text:p>4,031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.81271818096047" calcext:value-type="float">
            <text:p>3,81271818096047</text:p>
          </table:table-cell>
          <table:table-cell office:value-type="float" office:value="3.92151251029877" calcext:value-type="float">
            <text:p>3,921512510298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599" calcext:value-type="float">
            <text:p>1,0599</text:p>
          </table:table-cell>
          <table:table-cell office:value-type="float" office:value="4.0411" calcext:value-type="float">
            <text:p>4,0411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3.81995661605206" calcext:value-type="float">
            <text:p>3,81995661605206</text:p>
          </table:table-cell>
          <table:table-cell office:value-type="float" office:value="3.92570128885519" calcext:value-type="float">
            <text:p>3,925701288855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3" calcext:value-type="float">
            <text:p>1,0603</text:p>
          </table:table-cell>
          <table:table-cell office:value-type="float" office:value="4.0503" calcext:value-type="float">
            <text:p>4,0503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3.82692307692308" calcext:value-type="float">
            <text:p>3,82692307692308</text:p>
          </table:table-cell>
          <table:table-cell office:value-type="float" office:value="3.92975394403688" calcext:value-type="float">
            <text:p>3,9297539440368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08" calcext:value-type="float">
            <text:p>1,0608</text:p>
          </table:table-cell>
          <table:table-cell office:value-type="float" office:value="4.0596" calcext:value-type="float">
            <text:p>4,0596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3.8344327176781" calcext:value-type="float">
            <text:p>3,8344327176781</text:p>
          </table:table-cell>
          <table:table-cell office:value-type="float" office:value="3.93375564828227" calcext:value-type="float">
            <text:p>3,933755648282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12" calcext:value-type="float">
            <text:p>1,0612</text:p>
          </table:table-cell>
          <table:table-cell office:value-type="float" office:value="4.0691" calcext:value-type="float">
            <text:p>4,0691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3.8416690213808" calcext:value-type="float">
            <text:p>3,8416690213808</text:p>
          </table:table-cell>
          <table:table-cell office:value-type="float" office:value="3.93777000172801" calcext:value-type="float">
            <text:p>3,937770001728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17" calcext:value-type="float">
            <text:p>1,0617</text:p>
          </table:table-cell>
          <table:table-cell office:value-type="float" office:value="4.0787" calcext:value-type="float">
            <text:p>4,07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4954335749929" calcext:value-type="float">
            <text:p>3,84954335749929</text:p>
          </table:table-cell>
          <table:table-cell office:value-type="float" office:value="3.9417337447938" calcext:value-type="float">
            <text:p>3,94173374479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1" calcext:value-type="float">
            <text:p>1,0621</text:p>
          </table:table-cell>
          <table:table-cell office:value-type="float" office:value="4.0886" calcext:value-type="float">
            <text:p>4,0886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3.85733107472238" calcext:value-type="float">
            <text:p>3,85733107472238</text:p>
          </table:table-cell>
          <table:table-cell office:value-type="float" office:value="3.94562545815187" calcext:value-type="float">
            <text:p>3,945625458151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26" calcext:value-type="float">
            <text:p>1,0626</text:p>
          </table:table-cell>
          <table:table-cell office:value-type="float" office:value="4.0988" calcext:value-type="float">
            <text:p>4,0988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3.8656632173095" calcext:value-type="float">
            <text:p>3,8656632173095</text:p>
          </table:table-cell>
          <table:table-cell office:value-type="float" office:value="3.94961549232062" calcext:value-type="float">
            <text:p>3,9496154923206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3" calcext:value-type="float">
            <text:p>1,063</text:p>
          </table:table-cell>
          <table:table-cell office:value-type="float" office:value="4.1092" calcext:value-type="float">
            <text:p>4,1092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3.87381288199342" calcext:value-type="float">
            <text:p>3,87381288199342</text:p>
          </table:table-cell>
          <table:table-cell office:value-type="float" office:value="3.95370410227713" calcext:value-type="float">
            <text:p>3,953704102277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35" calcext:value-type="float">
            <text:p>1,0635</text:p>
          </table:table-cell>
          <table:table-cell office:value-type="float" office:value="4.1198" calcext:value-type="float">
            <text:p>4,1198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3.88223684210526" calcext:value-type="float">
            <text:p>3,88223684210526</text:p>
          </table:table-cell>
          <table:table-cell office:value-type="float" office:value="3.95782795698925" calcext:value-type="float">
            <text:p>3,957827956989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" calcext:value-type="float">
            <text:p>1,064</text:p>
          </table:table-cell>
          <table:table-cell office:value-type="float" office:value="4.1307" calcext:value-type="float">
            <text:p>4,1307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.89120631341601" calcext:value-type="float">
            <text:p>3,89120631341601</text:p>
          </table:table-cell>
          <table:table-cell office:value-type="float" office:value="3.96205088533608" calcext:value-type="float">
            <text:p>3,962050885336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4" calcext:value-type="float">
            <text:p>1,0644</text:p>
          </table:table-cell>
          <table:table-cell office:value-type="float" office:value="4.1418" calcext:value-type="float">
            <text:p>4,1418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3.8999906094469" calcext:value-type="float">
            <text:p>3,8999906094469</text:p>
          </table:table-cell>
          <table:table-cell office:value-type="float" office:value="3.96645837359617" calcext:value-type="float">
            <text:p>3,966458373596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49" calcext:value-type="float">
            <text:p>1,0649</text:p>
          </table:table-cell>
          <table:table-cell office:value-type="float" office:value="4.1531" calcext:value-type="float">
            <text:p>4,1531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3.90904824479069" calcext:value-type="float">
            <text:p>3,90904824479069</text:p>
          </table:table-cell>
          <table:table-cell office:value-type="float" office:value="3.97098712446352" calcext:value-type="float">
            <text:p>3,9709871244635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54" calcext:value-type="float">
            <text:p>1,0654</text:p>
          </table:table-cell>
          <table:table-cell office:value-type="float" office:value="4.1647" calcext:value-type="float">
            <text:p>4,1647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3.9185588290486" calcext:value-type="float">
            <text:p>3,9185588290486</text:p>
          </table:table-cell>
          <table:table-cell office:value-type="float" office:value="3.97567984901776" calcext:value-type="float">
            <text:p>3,975679849017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58" calcext:value-type="float">
            <text:p>1,0658</text:p>
          </table:table-cell>
          <table:table-cell office:value-type="float" office:value="4.1764" calcext:value-type="float">
            <text:p>4,1764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3.92778767701397" calcext:value-type="float">
            <text:p>3,92778767701397</text:p>
          </table:table-cell>
          <table:table-cell office:value-type="float" office:value="3.98049470570583" calcext:value-type="float">
            <text:p>3,980494705705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63" calcext:value-type="float">
            <text:p>1,0663</text:p>
          </table:table-cell>
          <table:table-cell office:value-type="float" office:value="4.1882" calcext:value-type="float">
            <text:p>4,1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3728908886389" calcext:value-type="float">
            <text:p>3,93728908886389</text:p>
          </table:table-cell>
          <table:table-cell office:value-type="float" office:value="3.98549606872764" calcext:value-type="float">
            <text:p>3,985496068727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68" calcext:value-type="float">
            <text:p>1,0668</text:p>
          </table:table-cell>
          <table:table-cell office:value-type="float" office:value="4.2003" calcext:value-type="float">
            <text:p>4,2003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3.94678159842593" calcext:value-type="float">
            <text:p>3,94678159842593</text:p>
          </table:table-cell>
          <table:table-cell office:value-type="float" office:value="3.9905991691293" calcext:value-type="float">
            <text:p>3,990599169129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73" calcext:value-type="float">
            <text:p>1,0673</text:p>
          </table:table-cell>
          <table:table-cell office:value-type="float" office:value="4.2124" calcext:value-type="float">
            <text:p>4,2124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3.95682307764353" calcext:value-type="float">
            <text:p>3,95682307764353</text:p>
          </table:table-cell>
          <table:table-cell office:value-type="float" office:value="3.99582593060342" calcext:value-type="float">
            <text:p>3,995825930603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77" calcext:value-type="float">
            <text:p>1,0677</text:p>
          </table:table-cell>
          <table:table-cell office:value-type="float" office:value="4.2247" calcext:value-type="float">
            <text:p>4,2247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3.96657929226737" calcext:value-type="float">
            <text:p>3,96657929226737</text:p>
          </table:table-cell>
          <table:table-cell office:value-type="float" office:value="4.0012196948623" calcext:value-type="float">
            <text:p>4,00121969486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82" calcext:value-type="float">
            <text:p>1,0682</text:p>
          </table:table-cell>
          <table:table-cell office:value-type="float" office:value="4.2371" calcext:value-type="float">
            <text:p>4,2371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3.97641994947132" calcext:value-type="float">
            <text:p>3,97641994947132</text:p>
          </table:table-cell>
          <table:table-cell office:value-type="float" office:value="4.00665269102421" calcext:value-type="float">
            <text:p>4,006652691024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87" calcext:value-type="float">
            <text:p>1,0687</text:p>
          </table:table-cell>
          <table:table-cell office:value-type="float" office:value="4.2496" calcext:value-type="float">
            <text:p>4,2496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3.98625140291807" calcext:value-type="float">
            <text:p>3,98625140291807</text:p>
          </table:table-cell>
          <table:table-cell office:value-type="float" office:value="4.01218964521717" calcext:value-type="float">
            <text:p>4,012189645217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92" calcext:value-type="float">
            <text:p>1,0692</text:p>
          </table:table-cell>
          <table:table-cell office:value-type="float" office:value="4.2621" calcext:value-type="float">
            <text:p>4,2621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3.99616714966813" calcext:value-type="float">
            <text:p>3,99616714966813</text:p>
          </table:table-cell>
          <table:table-cell office:value-type="float" office:value="4.01774528039681" calcext:value-type="float">
            <text:p>4,017745280396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697" calcext:value-type="float">
            <text:p>1,0697</text:p>
          </table:table-cell>
          <table:table-cell office:value-type="float" office:value="4.2747" calcext:value-type="float">
            <text:p>4,2747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4.00607363109699" calcext:value-type="float">
            <text:p>4,00607363109699</text:p>
          </table:table-cell>
          <table:table-cell office:value-type="float" office:value="4.02331993844049" calcext:value-type="float">
            <text:p>4,0233199384404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02" calcext:value-type="float">
            <text:p>1,0702</text:p>
          </table:table-cell>
          <table:table-cell office:value-type="float" office:value="4.2873" calcext:value-type="float">
            <text:p>4,2873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4.01606425702811" calcext:value-type="float">
            <text:p>4,01606425702811</text:p>
          </table:table-cell>
          <table:table-cell office:value-type="float" office:value="4.02902143483" calcext:value-type="float">
            <text:p>4,0290214348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07" calcext:value-type="float">
            <text:p>1,0707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4.02595220313667" calcext:value-type="float">
            <text:p>4,02595220313667</text:p>
          </table:table-cell>
          <table:table-cell office:value-type="float" office:value="4.03463527199692" calcext:value-type="float">
            <text:p>4,0346352719969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12" calcext:value-type="float">
            <text:p>1,0712</text:p>
          </table:table-cell>
          <table:table-cell office:value-type="float" office:value="4.3126" calcext:value-type="float">
            <text:p>4,31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3592423252776" calcext:value-type="float">
            <text:p>4,03592423252776</text:p>
          </table:table-cell>
          <table:table-cell office:value-type="float" office:value="4.04029053621021" calcext:value-type="float">
            <text:p>4,040290536210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17" calcext:value-type="float">
            <text:p>1,0717</text:p>
          </table:table-cell>
          <table:table-cell office:value-type="float" office:value="4.3253" calcext:value-type="float">
            <text:p>4,3253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4.04626434101297" calcext:value-type="float">
            <text:p>4,04626434101297</text:p>
          </table:table-cell>
          <table:table-cell office:value-type="float" office:value="4.04596620885576" calcext:value-type="float">
            <text:p>4,045966208855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21" calcext:value-type="float">
            <text:p>1,0721</text:p>
          </table:table-cell>
          <table:table-cell office:value-type="float" office:value="4.338" calcext:value-type="float">
            <text:p>4,338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4.05574718001305" calcext:value-type="float">
            <text:p>4,05574718001305</text:p>
          </table:table-cell>
          <table:table-cell office:value-type="float" office:value="4.05166264442688" calcext:value-type="float">
            <text:p>4,0516626444268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27" calcext:value-type="float">
            <text:p>1,0727</text:p>
          </table:table-cell>
          <table:table-cell office:value-type="float" office:value="4.3506" calcext:value-type="float">
            <text:p>4,3506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4.06559821095788" calcext:value-type="float">
            <text:p>4,06559821095788</text:p>
          </table:table-cell>
          <table:table-cell office:value-type="float" office:value="4.05729355741101" calcext:value-type="float">
            <text:p>4,057293557411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32" calcext:value-type="float">
            <text:p>1,0732</text:p>
          </table:table-cell>
          <table:table-cell office:value-type="float" office:value="4.3632" calcext:value-type="float">
            <text:p>4,3632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4.07544006705784" calcext:value-type="float">
            <text:p>4,07544006705784</text:p>
          </table:table-cell>
          <table:table-cell office:value-type="float" office:value="4.06296707520178" calcext:value-type="float">
            <text:p>4,0629670752017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37" calcext:value-type="float">
            <text:p>1,0737</text:p>
          </table:table-cell>
          <table:table-cell office:value-type="float" office:value="4.3758" calcext:value-type="float">
            <text:p>4,3758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4.08527276112456" calcext:value-type="float">
            <text:p>4,08527276112456</text:p>
          </table:table-cell>
          <table:table-cell office:value-type="float" office:value="4.06857533252204" calcext:value-type="float">
            <text:p>4,0685753325220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42" calcext:value-type="float">
            <text:p>1,0742</text:p>
          </table:table-cell>
          <table:table-cell office:value-type="float" office:value="4.3884" calcext:value-type="float">
            <text:p>4,3884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4.09500325672281" calcext:value-type="float">
            <text:p>4,09500325672281</text:p>
          </table:table-cell>
          <table:table-cell office:value-type="float" office:value="4.07420532416797" calcext:value-type="float">
            <text:p>4,0742053241679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47" calcext:value-type="float">
            <text:p>1,0747</text:p>
          </table:table-cell>
          <table:table-cell office:value-type="float" office:value="4.4009" calcext:value-type="float">
            <text:p>4,4009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4.10472470238095" calcext:value-type="float">
            <text:p>4,10472470238095</text:p>
          </table:table-cell>
          <table:table-cell office:value-type="float" office:value="4.07985740511463" calcext:value-type="float">
            <text:p>4,079857405114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52" calcext:value-type="float">
            <text:p>1,0752</text:p>
          </table:table-cell>
          <table:table-cell office:value-type="float" office:value="4.4134" calcext:value-type="float">
            <text:p>4,4134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4.11434414799665" calcext:value-type="float">
            <text:p>4,11434414799665</text:p>
          </table:table-cell>
          <table:table-cell office:value-type="float" office:value="4.08535752401281" calcext:value-type="float">
            <text:p>4,085357524012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57" calcext:value-type="float">
            <text:p>1,0757</text:p>
          </table:table-cell>
          <table:table-cell office:value-type="float" office:value="4.4258" calcext:value-type="float">
            <text:p>4,4258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4.12395465526854" calcext:value-type="float">
            <text:p>4,12395465526854</text:p>
          </table:table-cell>
          <table:table-cell office:value-type="float" office:value="4.09090132969074" calcext:value-type="float">
            <text:p>4,0909013296907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62" calcext:value-type="float">
            <text:p>1,0762</text:p>
          </table:table-cell>
          <table:table-cell office:value-type="float" office:value="4.4382" calcext:value-type="float">
            <text:p>4,43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13346336026748" calcext:value-type="float">
            <text:p>4,13346336026748</text:p>
          </table:table-cell>
          <table:table-cell office:value-type="float" office:value="4.09638039952194" calcext:value-type="float">
            <text:p>4,0963803995219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67" calcext:value-type="float">
            <text:p>1,0767</text:p>
          </table:table-cell>
          <table:table-cell office:value-type="float" office:value="4.4505" calcext:value-type="float">
            <text:p>4,4505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4.14296323802451" calcext:value-type="float">
            <text:p>4,14296323802451</text:p>
          </table:table-cell>
          <table:table-cell office:value-type="float" office:value="4.10188228264117" calcext:value-type="float">
            <text:p>4,1018822826411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72" calcext:value-type="float">
            <text:p>1,0772</text:p>
          </table:table-cell>
          <table:table-cell office:value-type="float" office:value="4.4628" calcext:value-type="float">
            <text:p>4,4628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4.15197624791241" calcext:value-type="float">
            <text:p>4,15197624791241</text:p>
          </table:table-cell>
          <table:table-cell office:value-type="float" office:value="4.10725336633875" calcext:value-type="float">
            <text:p>4,107253366338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78" calcext:value-type="float">
            <text:p>1,0778</text:p>
          </table:table-cell>
          <table:table-cell office:value-type="float" office:value="4.475" calcext:value-type="float">
            <text:p>4,475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4.16127237318001" calcext:value-type="float">
            <text:p>4,16127237318001</text:p>
          </table:table-cell>
          <table:table-cell office:value-type="float" office:value="4.11262616563173" calcext:value-type="float">
            <text:p>4,1126261656317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83" calcext:value-type="float">
            <text:p>1,0783</text:p>
          </table:table-cell>
          <table:table-cell office:value-type="float" office:value="4.4871" calcext:value-type="float">
            <text:p>4,4871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4.17055988134965" calcext:value-type="float">
            <text:p>4,17055988134965</text:p>
          </table:table-cell>
          <table:table-cell office:value-type="float" office:value="4.11797716846261" calcext:value-type="float">
            <text:p>4,1179771684626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88" calcext:value-type="float">
            <text:p>1,0788</text:p>
          </table:table-cell>
          <table:table-cell office:value-type="float" office:value="4.4992" calcext:value-type="float">
            <text:p>4,4992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4.17965347910683" calcext:value-type="float">
            <text:p>4,17965347910683</text:p>
          </table:table-cell>
          <table:table-cell office:value-type="float" office:value="4.12324236669725" calcext:value-type="float">
            <text:p>4,123242366697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93" calcext:value-type="float">
            <text:p>1,0793</text:p>
          </table:table-cell>
          <table:table-cell office:value-type="float" office:value="4.5111" calcext:value-type="float">
            <text:p>4,5111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4.18873865530654" calcext:value-type="float">
            <text:p>4,18873865530654</text:p>
          </table:table-cell>
          <table:table-cell office:value-type="float" office:value="4.12846444344876" calcext:value-type="float">
            <text:p>4,128464443448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798" calcext:value-type="float">
            <text:p>1,0798</text:p>
          </table:table-cell>
          <table:table-cell office:value-type="float" office:value="4.523" calcext:value-type="float">
            <text:p>4,523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4.19724176231026" calcext:value-type="float">
            <text:p>4,19724176231026</text:p>
          </table:table-cell>
          <table:table-cell office:value-type="float" office:value="4.13371026242799" calcext:value-type="float">
            <text:p>4,1337102624279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04" calcext:value-type="float">
            <text:p>1,0804</text:p>
          </table:table-cell>
          <table:table-cell office:value-type="float" office:value="4.5347" calcext:value-type="float">
            <text:p>4,5347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4.20612452585808" calcext:value-type="float">
            <text:p>4,20612452585808</text:p>
          </table:table-cell>
          <table:table-cell office:value-type="float" office:value="4.13882488479263" calcext:value-type="float">
            <text:p>4,1388248847926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09" calcext:value-type="float">
            <text:p>1,0809</text:p>
          </table:table-cell>
          <table:table-cell office:value-type="float" office:value="4.5464" calcext:value-type="float">
            <text:p>4,5464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4.2148141298317" calcext:value-type="float">
            <text:p>4,2148141298317</text:p>
          </table:table-cell>
          <table:table-cell office:value-type="float" office:value="4.14387506933481" calcext:value-type="float">
            <text:p>4,1438750693348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14" calcext:value-type="float">
            <text:p>1,0814</text:p>
          </table:table-cell>
          <table:table-cell office:value-type="float" office:value="4.5579" calcext:value-type="float">
            <text:p>4,55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2310536044362" calcext:value-type="float">
            <text:p>4,22310536044362</text:p>
          </table:table-cell>
          <table:table-cell office:value-type="float" office:value="4.14888215718065" calcext:value-type="float">
            <text:p>4,148882157180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2" calcext:value-type="float">
            <text:p>1,082</text:p>
          </table:table-cell>
          <table:table-cell office:value-type="float" office:value="4.5694" calcext:value-type="float">
            <text:p>4,5694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4.2315935334873" calcext:value-type="float">
            <text:p>4,2315935334873</text:p>
          </table:table-cell>
          <table:table-cell office:value-type="float" office:value="4.15384615384615" calcext:value-type="float">
            <text:p>4,153846153846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25" calcext:value-type="float">
            <text:p>1,0825</text:p>
          </table:table-cell>
          <table:table-cell office:value-type="float" office:value="4.5807" calcext:value-type="float">
            <text:p>4,5807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4.2398891966759" calcext:value-type="float">
            <text:p>4,2398891966759</text:p>
          </table:table-cell>
          <table:table-cell office:value-type="float" office:value="4.15872440273038" calcext:value-type="float">
            <text:p>4,1587244027303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3" calcext:value-type="float">
            <text:p>1,083</text:p>
          </table:table-cell>
          <table:table-cell office:value-type="float" office:value="4.5918" calcext:value-type="float">
            <text:p>4,5918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4.24769287559985" calcext:value-type="float">
            <text:p>4,24769287559985</text:p>
          </table:table-cell>
          <table:table-cell office:value-type="float" office:value="4.16358090525148" calcext:value-type="float">
            <text:p>4,163580905251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36" calcext:value-type="float">
            <text:p>1,0836</text:p>
          </table:table-cell>
          <table:table-cell office:value-type="float" office:value="4.6028" calcext:value-type="float">
            <text:p>4,6028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4.25578821141961" calcext:value-type="float">
            <text:p>4,25578821141961</text:p>
          </table:table-cell>
          <table:table-cell office:value-type="float" office:value="4.16828409939213" calcext:value-type="float">
            <text:p>4,168284099392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41" calcext:value-type="float">
            <text:p>1,0841</text:p>
          </table:table-cell>
          <table:table-cell office:value-type="float" office:value="4.6137" calcext:value-type="float">
            <text:p>4,6137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4.26369168356998" calcext:value-type="float">
            <text:p>4,26369168356998</text:p>
          </table:table-cell>
          <table:table-cell office:value-type="float" office:value="4.17303303687589" calcext:value-type="float">
            <text:p>4,1730330368758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46" calcext:value-type="float">
            <text:p>1,0846</text:p>
          </table:table-cell>
          <table:table-cell office:value-type="float" office:value="4.6244" calcext:value-type="float">
            <text:p>4,6244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4.27100995208257" calcext:value-type="float">
            <text:p>4,27100995208257</text:p>
          </table:table-cell>
          <table:table-cell office:value-type="float" office:value="4.17753939988484" calcext:value-type="float">
            <text:p>4,177539399884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52" calcext:value-type="float">
            <text:p>1,0852</text:p>
          </table:table-cell>
          <table:table-cell office:value-type="float" office:value="4.6349" calcext:value-type="float">
            <text:p>4,6349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4.27852998065764" calcext:value-type="float">
            <text:p>4,27852998065764</text:p>
          </table:table-cell>
          <table:table-cell office:value-type="float" office:value="4.18211285025803" calcext:value-type="float">
            <text:p>4,1821128502580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57" calcext:value-type="float">
            <text:p>1,0857</text:p>
          </table:table-cell>
          <table:table-cell office:value-type="float" office:value="4.6452" calcext:value-type="float">
            <text:p>4,6452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4.28546442050999" calcext:value-type="float">
            <text:p>4,28546442050999</text:p>
          </table:table-cell>
          <table:table-cell office:value-type="float" office:value="4.1865324747324" calcext:value-type="float">
            <text:p>4,18653247473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63" calcext:value-type="float">
            <text:p>1,0863</text:p>
          </table:table-cell>
          <table:table-cell office:value-type="float" office:value="4.6553" calcext:value-type="float">
            <text:p>4,6553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4.29251012145749" calcext:value-type="float">
            <text:p>4,29251012145749</text:p>
          </table:table-cell>
          <table:table-cell office:value-type="float" office:value="4.19090870325359" calcext:value-type="float">
            <text:p>4,190908703253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68" calcext:value-type="float">
            <text:p>1,0868</text:p>
          </table:table-cell>
          <table:table-cell office:value-type="float" office:value="4.6651" calcext:value-type="float">
            <text:p>4,6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29906198271106" calcext:value-type="float">
            <text:p>4,29906198271106</text:p>
          </table:table-cell>
          <table:table-cell office:value-type="float" office:value="4.19515210949325" calcext:value-type="float">
            <text:p>4,195152109493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74" calcext:value-type="float">
            <text:p>1,0874</text:p>
          </table:table-cell>
          <table:table-cell office:value-type="float" office:value="4.6748" calcext:value-type="float">
            <text:p>4,6748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4.30563470907252" calcext:value-type="float">
            <text:p>4,30563470907252</text:p>
          </table:table-cell>
          <table:table-cell office:value-type="float" office:value="4.19926246456206" calcext:value-type="float">
            <text:p>4,1992624645620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79" calcext:value-type="float">
            <text:p>1,0879</text:p>
          </table:table-cell>
          <table:table-cell office:value-type="float" office:value="4.6841" calcext:value-type="float">
            <text:p>4,6841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4.31162149747359" calcext:value-type="float">
            <text:p>4,31162149747359</text:p>
          </table:table-cell>
          <table:table-cell office:value-type="float" office:value="4.20323955669224" calcext:value-type="float">
            <text:p>4,203239556692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85" calcext:value-type="float">
            <text:p>1,0885</text:p>
          </table:table-cell>
          <table:table-cell office:value-type="float" office:value="4.6932" calcext:value-type="float">
            <text:p>4,6932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4.31772268135905" calcext:value-type="float">
            <text:p>4,31772268135905</text:p>
          </table:table-cell>
          <table:table-cell office:value-type="float" office:value="4.20717284292625" calcext:value-type="float">
            <text:p>4,207172842926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9" calcext:value-type="float">
            <text:p>1,089</text:p>
          </table:table-cell>
          <table:table-cell office:value-type="float" office:value="4.702" calcext:value-type="float">
            <text:p>4,702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4.32305433186491" calcext:value-type="float">
            <text:p>4,32305433186491</text:p>
          </table:table-cell>
          <table:table-cell office:value-type="float" office:value="4.21090420998807" calcext:value-type="float">
            <text:p>4,2109042099880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896" calcext:value-type="float">
            <text:p>1,0896</text:p>
          </table:table-cell>
          <table:table-cell office:value-type="float" office:value="4.7104" calcext:value-type="float">
            <text:p>4,7104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4.32850197229612" calcext:value-type="float">
            <text:p>4,32850197229612</text:p>
          </table:table-cell>
          <table:table-cell office:value-type="float" office:value="4.21457024177229" calcext:value-type="float">
            <text:p>4,2145702417722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01" calcext:value-type="float">
            <text:p>1,0901</text:p>
          </table:table-cell>
          <table:table-cell office:value-type="float" office:value="4.7185" calcext:value-type="float">
            <text:p>4,7185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4.33318052626754" calcext:value-type="float">
            <text:p>4,33318052626754</text:p>
          </table:table-cell>
          <table:table-cell office:value-type="float" office:value="4.21803390408042" calcext:value-type="float">
            <text:p>4,218033904080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07" calcext:value-type="float">
            <text:p>1,0907</text:p>
          </table:table-cell>
          <table:table-cell office:value-type="float" office:value="4.7262" calcext:value-type="float">
            <text:p>4,7262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4.33797653958944" calcext:value-type="float">
            <text:p>4,33797653958944</text:p>
          </table:table-cell>
          <table:table-cell office:value-type="float" office:value="4.22138477261114" calcext:value-type="float">
            <text:p>4,2213847726111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12" calcext:value-type="float">
            <text:p>1,0912</text:p>
          </table:table-cell>
          <table:table-cell office:value-type="float" office:value="4.7336" calcext:value-type="float">
            <text:p>4,7336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4.34209562190878" calcext:value-type="float">
            <text:p>4,34209562190878</text:p>
          </table:table-cell>
          <table:table-cell office:value-type="float" office:value="4.22467007237122" calcext:value-type="float">
            <text:p>4,224670072371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18" calcext:value-type="float">
            <text:p>1,0918</text:p>
          </table:table-cell>
          <table:table-cell office:value-type="float" office:value="4.7407" calcext:value-type="float">
            <text:p>4,7407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4.34633342488327" calcext:value-type="float">
            <text:p>4,34633342488327</text:p>
          </table:table-cell>
          <table:table-cell office:value-type="float" office:value="4.22768379614853" calcext:value-type="float">
            <text:p>4,227683796148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23" calcext:value-type="float">
            <text:p>1,0923</text:p>
          </table:table-cell>
          <table:table-cell office:value-type="float" office:value="4.7475" calcext:value-type="float">
            <text:p>4,74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34980327568854" calcext:value-type="float">
            <text:p>4,34980327568854</text:p>
          </table:table-cell>
          <table:table-cell office:value-type="float" office:value="4.23065305254201" calcext:value-type="float">
            <text:p>4,230653052542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29" calcext:value-type="float">
            <text:p>1,0929</text:p>
          </table:table-cell>
          <table:table-cell office:value-type="float" office:value="4.7539" calcext:value-type="float">
            <text:p>4,7539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4.35357600146333" calcext:value-type="float">
            <text:p>4,35357600146333</text:p>
          </table:table-cell>
          <table:table-cell office:value-type="float" office:value="4.2334878577808" calcext:value-type="float">
            <text:p>4,23348785778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34" calcext:value-type="float">
            <text:p>1,0934</text:p>
          </table:table-cell>
          <table:table-cell office:value-type="float" office:value="4.7602" calcext:value-type="float">
            <text:p>4,7602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4.35667276051188" calcext:value-type="float">
            <text:p>4,35667276051188</text:p>
          </table:table-cell>
          <table:table-cell office:value-type="float" office:value="4.23623068256701" calcext:value-type="float">
            <text:p>4,236230682567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4" calcext:value-type="float">
            <text:p>1,094</text:p>
          </table:table-cell>
          <table:table-cell office:value-type="float" office:value="4.7662" calcext:value-type="float">
            <text:p>4,7662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4.35958340946465" calcext:value-type="float">
            <text:p>4,35958340946465</text:p>
          </table:table-cell>
          <table:table-cell office:value-type="float" office:value="4.2387488844503" calcext:value-type="float">
            <text:p>4,238748884450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46" calcext:value-type="float">
            <text:p>1,0946</text:p>
          </table:table-cell>
          <table:table-cell office:value-type="float" office:value="4.772" calcext:value-type="float">
            <text:p>4,772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4.36270660213679" calcext:value-type="float">
            <text:p>4,36270660213679</text:p>
          </table:table-cell>
          <table:table-cell office:value-type="float" office:value="4.24124381385272" calcext:value-type="float">
            <text:p>4,2412438138527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51" calcext:value-type="float">
            <text:p>1,0951</text:p>
          </table:table-cell>
          <table:table-cell office:value-type="float" office:value="4.7776" calcext:value-type="float">
            <text:p>4,7776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4.36533722734325" calcext:value-type="float">
            <text:p>4,36533722734325</text:p>
          </table:table-cell>
          <table:table-cell office:value-type="float" office:value="4.24362540073459" calcext:value-type="float">
            <text:p>4,243625400734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57" calcext:value-type="float">
            <text:p>1,0957</text:p>
          </table:table-cell>
          <table:table-cell office:value-type="float" office:value="4.7831" calcext:value-type="float">
            <text:p>4,7831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4.3682722130998" calcext:value-type="float">
            <text:p>4,3682722130998</text:p>
          </table:table-cell>
          <table:table-cell office:value-type="float" office:value="4.24589363779127" calcext:value-type="float">
            <text:p>4,2458936377912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62" calcext:value-type="float">
            <text:p>1,0962</text:p>
          </table:table-cell>
          <table:table-cell office:value-type="float" office:value="4.7885" calcext:value-type="float">
            <text:p>4,7885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4.37071480671043" calcext:value-type="float">
            <text:p>4,37071480671043</text:p>
          </table:table-cell>
          <table:table-cell office:value-type="float" office:value="4.24815985406105" calcext:value-type="float">
            <text:p>4,2481598540610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68" calcext:value-type="float">
            <text:p>1,0968</text:p>
          </table:table-cell>
          <table:table-cell office:value-type="float" office:value="4.7938" calcext:value-type="float">
            <text:p>4,7938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4.37315472936031" calcext:value-type="float">
            <text:p>4,37315472936031</text:p>
          </table:table-cell>
          <table:table-cell office:value-type="float" office:value="4.25040284963108" calcext:value-type="float">
            <text:p>4,250402849631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74" calcext:value-type="float">
            <text:p>1,0974</text:p>
          </table:table-cell>
          <table:table-cell office:value-type="float" office:value="4.7991" calcext:value-type="float">
            <text:p>4,7991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4.37599052737043" calcext:value-type="float">
            <text:p>4,37599052737043</text:p>
          </table:table-cell>
          <table:table-cell office:value-type="float" office:value="4.25253253083542" calcext:value-type="float">
            <text:p>4,252532530835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79" calcext:value-type="float">
            <text:p>1,0979</text:p>
          </table:table-cell>
          <table:table-cell office:value-type="float" office:value="4.8044" calcext:value-type="float">
            <text:p>4,80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37851615839782" calcext:value-type="float">
            <text:p>4,37851615839782</text:p>
          </table:table-cell>
          <table:table-cell office:value-type="float" office:value="4.25463904422979" calcext:value-type="float">
            <text:p>4,2546390442297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85" calcext:value-type="float">
            <text:p>1,0985</text:p>
          </table:table-cell>
          <table:table-cell office:value-type="float" office:value="4.8098" calcext:value-type="float">
            <text:p>4,8098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4.3811300154672" calcext:value-type="float">
            <text:p>4,3811300154672</text:p>
          </table:table-cell>
          <table:table-cell office:value-type="float" office:value="4.25667464165485" calcext:value-type="float">
            <text:p>4,256674641654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91" calcext:value-type="float">
            <text:p>1,0991</text:p>
          </table:table-cell>
          <table:table-cell office:value-type="float" office:value="4.8153" calcext:value-type="float">
            <text:p>4,8153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4.38423062931975" calcext:value-type="float">
            <text:p>4,38423062931975</text:p>
          </table:table-cell>
          <table:table-cell office:value-type="float" office:value="4.25875605781644" calcext:value-type="float">
            <text:p>4,2587560578164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0996" calcext:value-type="float">
            <text:p>1,0996</text:p>
          </table:table-cell>
          <table:table-cell office:value-type="float" office:value="4.8209" calcext:value-type="float">
            <text:p>4,8209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4.38702054171969" calcext:value-type="float">
            <text:p>4,38702054171969</text:p>
          </table:table-cell>
          <table:table-cell office:value-type="float" office:value="4.26085668958223" calcext:value-type="float">
            <text:p>4,2608566895822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02" calcext:value-type="float">
            <text:p>1,1002</text:p>
          </table:table-cell>
          <table:table-cell office:value-type="float" office:value="4.8266" calcext:value-type="float">
            <text:p>4,8266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4.38998909883721" calcext:value-type="float">
            <text:p>4,38998909883721</text:p>
          </table:table-cell>
          <table:table-cell office:value-type="float" office:value="4.26295536714802" calcext:value-type="float">
            <text:p>4,2629553671480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08" calcext:value-type="float">
            <text:p>1,1008</text:p>
          </table:table-cell>
          <table:table-cell office:value-type="float" office:value="4.8325" calcext:value-type="float">
            <text:p>4,8325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4.3935349132843" calcext:value-type="float">
            <text:p>4,3935349132843</text:p>
          </table:table-cell>
          <table:table-cell office:value-type="float" office:value="4.26503096007946" calcext:value-type="float">
            <text:p>4,2650309600794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13" calcext:value-type="float">
            <text:p>1,1013</text:p>
          </table:table-cell>
          <table:table-cell office:value-type="float" office:value="4.8386" calcext:value-type="float">
            <text:p>4,8386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4.39685996914421" calcext:value-type="float">
            <text:p>4,39685996914421</text:p>
          </table:table-cell>
          <table:table-cell office:value-type="float" office:value="4.26712574723812" calcext:value-type="float">
            <text:p>4,2671257472381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19" calcext:value-type="float">
            <text:p>1,1019</text:p>
          </table:table-cell>
          <table:table-cell office:value-type="float" office:value="4.8449" calcext:value-type="float">
            <text:p>4,8449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4.40045351473923" calcext:value-type="float">
            <text:p>4,40045351473923</text:p>
          </table:table-cell>
          <table:table-cell office:value-type="float" office:value="4.26921858834956" calcext:value-type="float">
            <text:p>4,2692185883495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25" calcext:value-type="float">
            <text:p>1,1025</text:p>
          </table:table-cell>
          <table:table-cell office:value-type="float" office:value="4.8515" calcext:value-type="float">
            <text:p>4,8515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4.40453309156845" calcext:value-type="float">
            <text:p>4,40453309156845</text:p>
          </table:table-cell>
          <table:table-cell office:value-type="float" office:value="4.27139962856661" calcext:value-type="float">
            <text:p>4,2713996285666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3" calcext:value-type="float">
            <text:p>1,103</text:p>
          </table:table-cell>
          <table:table-cell office:value-type="float" office:value="4.8582" calcext:value-type="float">
            <text:p>4,8582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4.4084813338166" calcext:value-type="float">
            <text:p>4,4084813338166</text:p>
          </table:table-cell>
          <table:table-cell office:value-type="float" office:value="4.27359983124143" calcext:value-type="float">
            <text:p>4,2735998312414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36" calcext:value-type="float">
            <text:p>1,1036</text:p>
          </table:table-cell>
          <table:table-cell office:value-type="float" office:value="4.8652" calcext:value-type="float">
            <text:p>4,86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41260641188191" calcext:value-type="float">
            <text:p>4,41260641188191</text:p>
          </table:table-cell>
          <table:table-cell office:value-type="float" office:value="4.27579808543837" calcext:value-type="float">
            <text:p>4,2757980854383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42" calcext:value-type="float">
            <text:p>1,1042</text:p>
          </table:table-cell>
          <table:table-cell office:value-type="float" office:value="4.8724" calcext:value-type="float">
            <text:p>4,8724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4.41699855177408" calcext:value-type="float">
            <text:p>4,41699855177408</text:p>
          </table:table-cell>
          <table:table-cell office:value-type="float" office:value="4.27810563588079" calcext:value-type="float">
            <text:p>4,2781056358807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48" calcext:value-type="float">
            <text:p>1,1048</text:p>
          </table:table-cell>
          <table:table-cell office:value-type="float" office:value="4.8799" calcext:value-type="float">
            <text:p>4,8799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4.42205735999276" calcext:value-type="float">
            <text:p>4,42205735999276</text:p>
          </table:table-cell>
          <table:table-cell office:value-type="float" office:value="4.28043230944255" calcext:value-type="float">
            <text:p>4,2804323094425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53" calcext:value-type="float">
            <text:p>1,1053</text:p>
          </table:table-cell>
          <table:table-cell office:value-type="float" office:value="4.8877" calcext:value-type="float">
            <text:p>4,8877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4.42689212406185" calcext:value-type="float">
            <text:p>4,42689212406185</text:p>
          </table:table-cell>
          <table:table-cell office:value-type="float" office:value="4.2827570231226" calcext:value-type="float">
            <text:p>4,282757023122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59" calcext:value-type="float">
            <text:p>1,1059</text:p>
          </table:table-cell>
          <table:table-cell office:value-type="float" office:value="4.8957" calcext:value-type="float">
            <text:p>4,8957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4.431902394939" calcext:value-type="float">
            <text:p>4,431902394939</text:p>
          </table:table-cell>
          <table:table-cell office:value-type="float" office:value="4.28521208293864" calcext:value-type="float">
            <text:p>4,285212082938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65" calcext:value-type="float">
            <text:p>1,1065</text:p>
          </table:table-cell>
          <table:table-cell office:value-type="float" office:value="4.9039" calcext:value-type="float">
            <text:p>4,9039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4.43717821335019" calcext:value-type="float">
            <text:p>4,43717821335019</text:p>
          </table:table-cell>
          <table:table-cell office:value-type="float" office:value="4.28759600210416" calcext:value-type="float">
            <text:p>4,287596002104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71" calcext:value-type="float">
            <text:p>1,1071</text:p>
          </table:table-cell>
          <table:table-cell office:value-type="float" office:value="4.9124" calcext:value-type="float">
            <text:p>4,9124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4.44302997472012" calcext:value-type="float">
            <text:p>4,44302997472012</text:p>
          </table:table-cell>
          <table:table-cell office:value-type="float" office:value="4.2900681474003" calcext:value-type="float">
            <text:p>4,290068147400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76" calcext:value-type="float">
            <text:p>1,1076</text:p>
          </table:table-cell>
          <table:table-cell office:value-type="float" office:value="4.9211" calcext:value-type="float">
            <text:p>4,9211</text:p>
          </table:table-cell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4.44874571377008" calcext:value-type="float">
            <text:p>4,44874571377008</text:p>
          </table:table-cell>
          <table:table-cell office:value-type="float" office:value="4.29269164459022" calcext:value-type="float">
            <text:p>4,292691644590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82" calcext:value-type="float">
            <text:p>1,1082</text:p>
          </table:table-cell>
          <table:table-cell office:value-type="float" office:value="4.9301" calcext:value-type="float">
            <text:p>4,9301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4.45463564213564" calcext:value-type="float">
            <text:p>4,45463564213564</text:p>
          </table:table-cell>
          <table:table-cell office:value-type="float" office:value="4.29522288308358" calcext:value-type="float">
            <text:p>4,295222883083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88" calcext:value-type="float">
            <text:p>1,1088</text:p>
          </table:table-cell>
          <table:table-cell office:value-type="float" office:value="4.9393" calcext:value-type="float">
            <text:p>4,9393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4.46069947719488" calcext:value-type="float">
            <text:p>4,46069947719488</text:p>
          </table:table-cell>
          <table:table-cell office:value-type="float" office:value="4.29788440933633" calcext:value-type="float">
            <text:p>4,2978844093363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94" calcext:value-type="float">
            <text:p>1,1094</text:p>
          </table:table-cell>
          <table:table-cell office:value-type="float" office:value="4.9487" calcext:value-type="float">
            <text:p>4,94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46742949815299" calcext:value-type="float">
            <text:p>4,46742949815299</text:p>
          </table:table-cell>
          <table:table-cell office:value-type="float" office:value="4.30056492429175" calcext:value-type="float">
            <text:p>4,3005649242917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099" calcext:value-type="float">
            <text:p>1,1099</text:p>
          </table:table-cell>
          <table:table-cell office:value-type="float" office:value="4.9584" calcext:value-type="float">
            <text:p>4,9584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4.47393066186403" calcext:value-type="float">
            <text:p>4,47393066186403</text:p>
          </table:table-cell>
          <table:table-cell office:value-type="float" office:value="4.30337574001764" calcext:value-type="float">
            <text:p>4,303375740017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05" calcext:value-type="float">
            <text:p>1,1105</text:p>
          </table:table-cell>
          <table:table-cell office:value-type="float" office:value="4.9683" calcext:value-type="float">
            <text:p>4,9683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4.48060480604806" calcext:value-type="float">
            <text:p>4,48060480604806</text:p>
          </table:table-cell>
          <table:table-cell office:value-type="float" office:value="4.30611516830353" calcext:value-type="float">
            <text:p>4,306115168303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11" calcext:value-type="float">
            <text:p>1,1111</text:p>
          </table:table-cell>
          <table:table-cell office:value-type="float" office:value="4.9784" calcext:value-type="float">
            <text:p>4,9784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4.48745165062517" calcext:value-type="float">
            <text:p>4,48745165062517</text:p>
          </table:table-cell>
          <table:table-cell office:value-type="float" office:value="4.30896389687218" calcext:value-type="float">
            <text:p>4,308963896872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17" calcext:value-type="float">
            <text:p>1,1117</text:p>
          </table:table-cell>
          <table:table-cell office:value-type="float" office:value="4.9887" calcext:value-type="float">
            <text:p>4,9887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4.49487502247797" calcext:value-type="float">
            <text:p>4,49487502247797</text:p>
          </table:table-cell>
          <table:table-cell office:value-type="float" office:value="4.31174114538553" calcext:value-type="float">
            <text:p>4,311741145385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22" calcext:value-type="float">
            <text:p>1,1122</text:p>
          </table:table-cell>
          <table:table-cell office:value-type="float" office:value="4.9992" calcext:value-type="float">
            <text:p>4,9992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4.50197699496765" calcext:value-type="float">
            <text:p>4,50197699496765</text:p>
          </table:table-cell>
          <table:table-cell office:value-type="float" office:value="4.31464866677847" calcext:value-type="float">
            <text:p>4,3146486667784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28" calcext:value-type="float">
            <text:p>1,1128</text:p>
          </table:table-cell>
          <table:table-cell office:value-type="float" office:value="5.0098" calcext:value-type="float">
            <text:p>5,0098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4.5092509430573" calcext:value-type="float">
            <text:p>4,5092509430573</text:p>
          </table:table-cell>
          <table:table-cell office:value-type="float" office:value="4.31757507177134" calcext:value-type="float">
            <text:p>4,3175750717713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34" calcext:value-type="float">
            <text:p>1,1134</text:p>
          </table:table-cell>
          <table:table-cell office:value-type="float" office:value="5.0206" calcext:value-type="float">
            <text:p>5,0206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4.51669658886894" calcext:value-type="float">
            <text:p>4,51669658886894</text:p>
          </table:table-cell>
          <table:table-cell office:value-type="float" office:value="4.32061084693215" calcext:value-type="float">
            <text:p>4,3206108469321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4" calcext:value-type="float">
            <text:p>1,114</text:p>
          </table:table-cell>
          <table:table-cell office:value-type="float" office:value="5.0316" calcext:value-type="float">
            <text:p>5,0316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4.52422393683833" calcext:value-type="float">
            <text:p>4,52422393683833</text:p>
          </table:table-cell>
          <table:table-cell office:value-type="float" office:value="4.32357498848264" calcext:value-type="float">
            <text:p>4,323574988482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46" calcext:value-type="float">
            <text:p>1,1146</text:p>
          </table:table-cell>
          <table:table-cell office:value-type="float" office:value="5.0427" calcext:value-type="float">
            <text:p>5,0427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4.5323289391086" calcext:value-type="float">
            <text:p>4,5323289391086</text:p>
          </table:table-cell>
          <table:table-cell office:value-type="float" office:value="4.32657888677231" calcext:value-type="float">
            <text:p>4,326578886772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51" calcext:value-type="float">
            <text:p>1,1151</text:p>
          </table:table-cell>
          <table:table-cell office:value-type="float" office:value="5.054" calcext:value-type="float">
            <text:p>5,0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4010934839115" calcext:value-type="float">
            <text:p>4,54010934839115</text:p>
          </table:table-cell>
          <table:table-cell office:value-type="float" office:value="4.32969217569632" calcext:value-type="float">
            <text:p>4,3296921756963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57" calcext:value-type="float">
            <text:p>1,1157</text:p>
          </table:table-cell>
          <table:table-cell office:value-type="float" office:value="5.0654" calcext:value-type="float">
            <text:p>5,0654</text:p>
          </table:table-cell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4.54797097554421" calcext:value-type="float">
            <text:p>4,54797097554421</text:p>
          </table:table-cell>
          <table:table-cell office:value-type="float" office:value="4.33271274370346" calcext:value-type="float">
            <text:p>4,3327127437034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63" calcext:value-type="float">
            <text:p>1,1163</text:p>
          </table:table-cell>
          <table:table-cell office:value-type="float" office:value="5.0769" calcext:value-type="float">
            <text:p>5,0769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4.55591368967678" calcext:value-type="float">
            <text:p>4,55591368967678</text:p>
          </table:table-cell>
          <table:table-cell office:value-type="float" office:value="4.33586365537432" calcext:value-type="float">
            <text:p>4,3358636553743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69" calcext:value-type="float">
            <text:p>1,1169</text:p>
          </table:table-cell>
          <table:table-cell office:value-type="float" office:value="5.0885" calcext:value-type="float">
            <text:p>5,0885</text:p>
          </table:table-cell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4.56393736017897" calcext:value-type="float">
            <text:p>4,56393736017897</text:p>
          </table:table-cell>
          <table:table-cell office:value-type="float" office:value="4.33903336399365" calcext:value-type="float">
            <text:p>4,3390333639936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75" calcext:value-type="float">
            <text:p>1,1175</text:p>
          </table:table-cell>
          <table:table-cell office:value-type="float" office:value="5.1002" calcext:value-type="float">
            <text:p>5,1002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4.57204185672122" calcext:value-type="float">
            <text:p>4,57204185672122</text:p>
          </table:table-cell>
          <table:table-cell office:value-type="float" office:value="4.34224274847446" calcext:value-type="float">
            <text:p>4,3422427484744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81" calcext:value-type="float">
            <text:p>1,1181</text:p>
          </table:table-cell>
          <table:table-cell office:value-type="float" office:value="5.112" calcext:value-type="float">
            <text:p>5,112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4.58063650992312" calcext:value-type="float">
            <text:p>4,58063650992312</text:p>
          </table:table-cell>
          <table:table-cell office:value-type="float" office:value="4.34544998746553" calcext:value-type="float">
            <text:p>4,3454499874655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86" calcext:value-type="float">
            <text:p>1,1186</text:p>
          </table:table-cell>
          <table:table-cell office:value-type="float" office:value="5.1239" calcext:value-type="float">
            <text:p>5,1239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4.5889027877055" calcext:value-type="float">
            <text:p>4,5889027877055</text:p>
          </table:table-cell>
          <table:table-cell office:value-type="float" office:value="4.34867596692006" calcext:value-type="float">
            <text:p>4,3486759669200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92" calcext:value-type="float">
            <text:p>1,1192</text:p>
          </table:table-cell>
          <table:table-cell office:value-type="float" office:value="5.1359" calcext:value-type="float">
            <text:p>5,1359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4.59724950884086" calcext:value-type="float">
            <text:p>4,59724950884086</text:p>
          </table:table-cell>
          <table:table-cell office:value-type="float" office:value="4.35192066805846" calcext:value-type="float">
            <text:p>4,3519206680584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198" calcext:value-type="float">
            <text:p>1,1198</text:p>
          </table:table-cell>
          <table:table-cell office:value-type="float" office:value="5.148" calcext:value-type="float">
            <text:p>5,148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4.6056765440914" calcext:value-type="float">
            <text:p>4,6056765440914</text:p>
          </table:table-cell>
          <table:table-cell office:value-type="float" office:value="4.3552049419818" calcext:value-type="float">
            <text:p>4,355204941981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04" calcext:value-type="float">
            <text:p>1,1204</text:p>
          </table:table-cell>
          <table:table-cell office:value-type="float" office:value="5.1602" calcext:value-type="float">
            <text:p>5,1602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4.61418376449599" calcext:value-type="float">
            <text:p>4,61418376449599</text:p>
          </table:table-cell>
          <table:table-cell office:value-type="float" office:value="4.35857795581148" calcext:value-type="float">
            <text:p>4,3585779558114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1" calcext:value-type="float">
            <text:p>1,121</text:p>
          </table:table-cell>
          <table:table-cell office:value-type="float" office:value="5.1725" calcext:value-type="float">
            <text:p>5,17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62268188302425" calcext:value-type="float">
            <text:p>4,62268188302425</text:p>
          </table:table-cell>
          <table:table-cell office:value-type="float" office:value="4.36189959747221" calcext:value-type="float">
            <text:p>4,361899597472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16" calcext:value-type="float">
            <text:p>1,1216</text:p>
          </table:table-cell>
          <table:table-cell office:value-type="float" office:value="5.1848" calcext:value-type="float">
            <text:p>5,1848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4.63167275643882" calcext:value-type="float">
            <text:p>4,63167275643882</text:p>
          </table:table-cell>
          <table:table-cell office:value-type="float" office:value="4.36521902299689" calcext:value-type="float">
            <text:p>4,3652190229968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21" calcext:value-type="float">
            <text:p>1,1221</text:p>
          </table:table-cell>
          <table:table-cell office:value-type="float" office:value="5.1972" calcext:value-type="float">
            <text:p>5,1972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4.64024227309165" calcext:value-type="float">
            <text:p>4,64024227309165</text:p>
          </table:table-cell>
          <table:table-cell office:value-type="float" office:value="4.3686481303931" calcext:value-type="float">
            <text:p>4,368648130393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27" calcext:value-type="float">
            <text:p>1,1227</text:p>
          </table:table-cell>
          <table:table-cell office:value-type="float" office:value="5.2096" calcext:value-type="float">
            <text:p>5,2096</text:p>
          </table:table-cell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4.64898068191935" calcext:value-type="float">
            <text:p>4,64898068191935</text:p>
          </table:table-cell>
          <table:table-cell office:value-type="float" office:value="4.37200483393758" calcext:value-type="float">
            <text:p>4,372004833937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33" calcext:value-type="float">
            <text:p>1,1233</text:p>
          </table:table-cell>
          <table:table-cell office:value-type="float" office:value="5.2222" calcext:value-type="float">
            <text:p>5,2222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4.65762078476733" calcext:value-type="float">
            <text:p>4,65762078476733</text:p>
          </table:table-cell>
          <table:table-cell office:value-type="float" office:value="4.37547126580433" calcext:value-type="float">
            <text:p>4,3754712658043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39" calcext:value-type="float">
            <text:p>1,1239</text:p>
          </table:table-cell>
          <table:table-cell office:value-type="float" office:value="5.2347" calcext:value-type="float">
            <text:p>5,234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4.66642952423299" calcext:value-type="float">
            <text:p>4,66642952423299</text:p>
          </table:table-cell>
          <table:table-cell office:value-type="float" office:value="4.37895635515576" calcext:value-type="float">
            <text:p>4,378956355155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45" calcext:value-type="float">
            <text:p>1,1245</text:p>
          </table:table-cell>
          <table:table-cell office:value-type="float" office:value="5.2474" calcext:value-type="float">
            <text:p>5,2474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4.67522886854502" calcext:value-type="float">
            <text:p>4,67522886854502</text:p>
          </table:table-cell>
          <table:table-cell office:value-type="float" office:value="4.38236885928393" calcext:value-type="float">
            <text:p>4,3823688592839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51" calcext:value-type="float">
            <text:p>1,1251</text:p>
          </table:table-cell>
          <table:table-cell office:value-type="float" office:value="5.2601" calcext:value-type="float">
            <text:p>5,2601</text:p>
          </table:table-cell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4.68443496801706" calcext:value-type="float">
            <text:p>4,68443496801706</text:p>
          </table:table-cell>
          <table:table-cell office:value-type="float" office:value="4.38589116637187" calcext:value-type="float">
            <text:p>4,385891166371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56" calcext:value-type="float">
            <text:p>1,1256</text:p>
          </table:table-cell>
          <table:table-cell office:value-type="float" office:value="5.2728" calcext:value-type="float">
            <text:p>5,2728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4.6933049191973" calcext:value-type="float">
            <text:p>4,6933049191973</text:p>
          </table:table-cell>
          <table:table-cell office:value-type="float" office:value="4.38943207821926" calcext:value-type="float">
            <text:p>4,3894320782192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62" calcext:value-type="float">
            <text:p>1,1262</text:p>
          </table:table-cell>
          <table:table-cell office:value-type="float" office:value="5.2856" calcext:value-type="float">
            <text:p>5,2856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4.70225417110401" calcext:value-type="float">
            <text:p>4,70225417110401</text:p>
          </table:table-cell>
          <table:table-cell office:value-type="float" office:value="4.39287942436468" calcext:value-type="float">
            <text:p>4,3928794243646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68" calcext:value-type="float">
            <text:p>1,1268</text:p>
          </table:table-cell>
          <table:table-cell office:value-type="float" office:value="5.2985" calcext:value-type="float">
            <text:p>5,2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71119389746319" calcext:value-type="float">
            <text:p>4,71119389746319</text:p>
          </table:table-cell>
          <table:table-cell office:value-type="float" office:value="4.39643666451841" calcext:value-type="float">
            <text:p>4,396436664518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74" calcext:value-type="float">
            <text:p>1,1274</text:p>
          </table:table-cell>
          <table:table-cell office:value-type="float" office:value="5.3114" calcext:value-type="float">
            <text:p>5,3114</text:p>
          </table:table-cell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4.72012411347518" calcext:value-type="float">
            <text:p>4,72012411347518</text:p>
          </table:table-cell>
          <table:table-cell office:value-type="float" office:value="4.40001246986449" calcext:value-type="float">
            <text:p>4,4000124698644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8" calcext:value-type="float">
            <text:p>1,128</text:p>
          </table:table-cell>
          <table:table-cell office:value-type="float" office:value="5.3243" calcext:value-type="float">
            <text:p>5,3243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4.72913343965976" calcext:value-type="float">
            <text:p>4,72913343965976</text:p>
          </table:table-cell>
          <table:table-cell office:value-type="float" office:value="4.40360682304544" calcext:value-type="float">
            <text:p>4,4036068230454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86" calcext:value-type="float">
            <text:p>1,1286</text:p>
          </table:table-cell>
          <table:table-cell office:value-type="float" office:value="5.3373" calcext:value-type="float">
            <text:p>5,3373</text:p>
          </table:table-cell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4.73822174991144" calcext:value-type="float">
            <text:p>4,73822174991144</text:p>
          </table:table-cell>
          <table:table-cell office:value-type="float" office:value="4.40719893656794" calcext:value-type="float">
            <text:p>4,4071989365679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92" calcext:value-type="float">
            <text:p>1,1292</text:p>
          </table:table-cell>
          <table:table-cell office:value-type="float" office:value="5.3504" calcext:value-type="float">
            <text:p>5,3504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4.74763211472072" calcext:value-type="float">
            <text:p>4,74763211472072</text:p>
          </table:table-cell>
          <table:table-cell office:value-type="float" office:value="4.41083033990158" calcext:value-type="float">
            <text:p>4,4108303399015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297" calcext:value-type="float">
            <text:p>1,1297</text:p>
          </table:table-cell>
          <table:table-cell office:value-type="float" office:value="5.3634" calcext:value-type="float">
            <text:p>5,3634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4.75670176059453" calcext:value-type="float">
            <text:p>4,75670176059453</text:p>
          </table:table-cell>
          <table:table-cell office:value-type="float" office:value="4.41443872467619" calcext:value-type="float">
            <text:p>4,414438724676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03" calcext:value-type="float">
            <text:p>1,1303</text:p>
          </table:table-cell>
          <table:table-cell office:value-type="float" office:value="5.3765" calcext:value-type="float">
            <text:p>5,3765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4.7658502077991" calcext:value-type="float">
            <text:p>4,7658502077991</text:p>
          </table:table-cell>
          <table:table-cell office:value-type="float" office:value="4.4180863646739" calcext:value-type="float">
            <text:p>4,418086364673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09" calcext:value-type="float">
            <text:p>1,1309</text:p>
          </table:table-cell>
          <table:table-cell office:value-type="float" office:value="5.3897" calcext:value-type="float">
            <text:p>5,3897</text:p>
          </table:table-cell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4.77498895271763" calcext:value-type="float">
            <text:p>4,77498895271763</text:p>
          </table:table-cell>
          <table:table-cell office:value-type="float" office:value="4.42173173463884" calcext:value-type="float">
            <text:p>4,421731734638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15" calcext:value-type="float">
            <text:p>1,1315</text:p>
          </table:table-cell>
          <table:table-cell office:value-type="float" office:value="5.4029" calcext:value-type="float">
            <text:p>5,4029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4.78411801077643" calcext:value-type="float">
            <text:p>4,78411801077643</text:p>
          </table:table-cell>
          <table:table-cell office:value-type="float" office:value="4.42539557454221" calcext:value-type="float">
            <text:p>4,425395574542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21" calcext:value-type="float">
            <text:p>1,1321</text:p>
          </table:table-cell>
          <table:table-cell office:value-type="float" office:value="5.4161" calcext:value-type="float">
            <text:p>5,4161</text:p>
          </table:table-cell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4.79323739736912" calcext:value-type="float">
            <text:p>4,79323739736912</text:p>
          </table:table-cell>
          <table:table-cell office:value-type="float" office:value="4.42907786715316" calcext:value-type="float">
            <text:p>4,4290778671531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27" calcext:value-type="float">
            <text:p>1,1327</text:p>
          </table:table-cell>
          <table:table-cell office:value-type="float" office:value="5.4293" calcext:value-type="float">
            <text:p>5,42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80243536574605" calcext:value-type="float">
            <text:p>4,80243536574605</text:p>
          </table:table-cell>
          <table:table-cell office:value-type="float" office:value="4.43284974093264" calcext:value-type="float">
            <text:p>4,4328497409326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33" calcext:value-type="float">
            <text:p>1,1333</text:p>
          </table:table-cell>
          <table:table-cell office:value-type="float" office:value="5.4426" calcext:value-type="float">
            <text:p>5,4426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4.81162359996472" calcext:value-type="float">
            <text:p>4,81162359996472</text:p>
          </table:table-cell>
          <table:table-cell office:value-type="float" office:value="4.43654822335025" calcext:value-type="float">
            <text:p>4,4365482233502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39" calcext:value-type="float">
            <text:p>1,1339</text:p>
          </table:table-cell>
          <table:table-cell office:value-type="float" office:value="5.4559" calcext:value-type="float">
            <text:p>5,4559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4.82122708039492" calcext:value-type="float">
            <text:p>4,82122708039492</text:p>
          </table:table-cell>
          <table:table-cell office:value-type="float" office:value="4.4402444076222" calcext:value-type="float">
            <text:p>4,440244407622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44" calcext:value-type="float">
            <text:p>1,1344</text:p>
          </table:table-cell>
          <table:table-cell office:value-type="float" office:value="5.4692" calcext:value-type="float">
            <text:p>5,4692</text:p>
          </table:table-cell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4.8304845814978" calcext:value-type="float">
            <text:p>4,8304845814978</text:p>
          </table:table-cell>
          <table:table-cell office:value-type="float" office:value="4.44395900196708" calcext:value-type="float">
            <text:p>4,4439590019670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5" calcext:value-type="float">
            <text:p>1,135</text:p>
          </table:table-cell>
          <table:table-cell office:value-type="float" office:value="5.4826" calcext:value-type="float">
            <text:p>5,4826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4.83973230010567" calcext:value-type="float">
            <text:p>4,83973230010567</text:p>
          </table:table-cell>
          <table:table-cell office:value-type="float" office:value="4.44776335672442" calcext:value-type="float">
            <text:p>4,4477633567244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56" calcext:value-type="float">
            <text:p>1,1356</text:p>
          </table:table-cell>
          <table:table-cell office:value-type="float" office:value="5.496" calcext:value-type="float">
            <text:p>5,496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4.84897025171625" calcext:value-type="float">
            <text:p>4,84897025171625</text:p>
          </table:table-cell>
          <table:table-cell office:value-type="float" office:value="4.45149408161576" calcext:value-type="float">
            <text:p>4,451494081615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62" calcext:value-type="float">
            <text:p>1,1362</text:p>
          </table:table-cell>
          <table:table-cell office:value-type="float" office:value="5.5094" calcext:value-type="float">
            <text:p>5,5094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4.85819845179451" calcext:value-type="float">
            <text:p>4,85819845179451</text:p>
          </table:table-cell>
          <table:table-cell office:value-type="float" office:value="4.45522249115621" calcext:value-type="float">
            <text:p>4,4552224911562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68" calcext:value-type="float">
            <text:p>1,1368</text:p>
          </table:table-cell>
          <table:table-cell office:value-type="float" office:value="5.5228" calcext:value-type="float">
            <text:p>5,5228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4.86750483558994" calcext:value-type="float">
            <text:p>4,86750483558994</text:p>
          </table:table-cell>
          <table:table-cell office:value-type="float" office:value="4.45896926831286" calcext:value-type="float">
            <text:p>4,458969268312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74" calcext:value-type="float">
            <text:p>1,1374</text:p>
          </table:table-cell>
          <table:table-cell office:value-type="float" office:value="5.5363" calcext:value-type="float">
            <text:p>5,5363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office:value-type="float" office:value="4.8768014059754" calcext:value-type="float">
            <text:p>4,8768014059754</text:p>
          </table:table-cell>
          <table:table-cell office:value-type="float" office:value="4.46282666225604" calcext:value-type="float">
            <text:p>4,4628266622560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8" calcext:value-type="float">
            <text:p>1,138</text:p>
          </table:table-cell>
          <table:table-cell office:value-type="float" office:value="5.5498" calcext:value-type="float">
            <text:p>5,5498</text:p>
          </table:table-cell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4.88608817846478" calcext:value-type="float">
            <text:p>4,88608817846478</text:p>
          </table:table-cell>
          <table:table-cell office:value-type="float" office:value="4.46658950457805" calcext:value-type="float">
            <text:p>4,4665895045780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86" calcext:value-type="float">
            <text:p>1,1386</text:p>
          </table:table-cell>
          <table:table-cell office:value-type="float" office:value="5.5633" calcext:value-type="float">
            <text:p>5,56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89536516853933" calcext:value-type="float">
            <text:p>4,89536516853933</text:p>
          </table:table-cell>
          <table:table-cell office:value-type="float" office:value="4.47035001446341" calcext:value-type="float">
            <text:p>4,4703500144634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92" calcext:value-type="float">
            <text:p>1,1392</text:p>
          </table:table-cell>
          <table:table-cell office:value-type="float" office:value="5.5768" calcext:value-type="float">
            <text:p>5,5768</text:p>
          </table:table-cell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4.90506273580767" calcext:value-type="float">
            <text:p>4,90506273580767</text:p>
          </table:table-cell>
          <table:table-cell office:value-type="float" office:value="4.47420061141866" calcext:value-type="float">
            <text:p>4,4742006114186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397" calcext:value-type="float">
            <text:p>1,1397</text:p>
          </table:table-cell>
          <table:table-cell office:value-type="float" office:value="5.5903" calcext:value-type="float">
            <text:p>5,5903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office:value-type="float" office:value="4.91440848899412" calcext:value-type="float">
            <text:p>4,91440848899412</text:p>
          </table:table-cell>
          <table:table-cell office:value-type="float" office:value="4.47797716150082" calcext:value-type="float">
            <text:p>4,4779771615008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03" calcext:value-type="float">
            <text:p>1,1403</text:p>
          </table:table-cell>
          <table:table-cell office:value-type="float" office:value="5.6039" calcext:value-type="float">
            <text:p>5,6039</text:p>
          </table:table-cell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4.92374441230607" calcext:value-type="float">
            <text:p>4,92374441230607</text:p>
          </table:table-cell>
          <table:table-cell office:value-type="float" office:value="4.48186453623996" calcext:value-type="float">
            <text:p>4,4818645362399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09" calcext:value-type="float">
            <text:p>1,1409</text:p>
          </table:table-cell>
          <table:table-cell office:value-type="float" office:value="5.6175" calcext:value-type="float">
            <text:p>5,6175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4.93298291721419" calcext:value-type="float">
            <text:p>4,93298291721419</text:p>
          </table:table-cell>
          <table:table-cell office:value-type="float" office:value="4.48563645368995" calcext:value-type="float">
            <text:p>4,4856364536899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15" calcext:value-type="float">
            <text:p>1,1415</text:p>
          </table:table-cell>
          <table:table-cell office:value-type="float" office:value="5.631" calcext:value-type="float">
            <text:p>5,631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4.94238683127572" calcext:value-type="float">
            <text:p>4,94238683127572</text:p>
          </table:table-cell>
          <table:table-cell office:value-type="float" office:value="4.4894266674919" calcext:value-type="float">
            <text:p>4,489426667491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21" calcext:value-type="float">
            <text:p>1,1421</text:p>
          </table:table-cell>
          <table:table-cell office:value-type="float" office:value="5.6447" calcext:value-type="float">
            <text:p>5,6447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4.9516933578367" calcext:value-type="float">
            <text:p>4,9516933578367</text:p>
          </table:table-cell>
          <table:table-cell office:value-type="float" office:value="4.49332783335052" calcext:value-type="float">
            <text:p>4,49332783335052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27" calcext:value-type="float">
            <text:p>1,1427</text:p>
          </table:table-cell>
          <table:table-cell office:value-type="float" office:value="5.6583" calcext:value-type="float">
            <text:p>5,6583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4.96099011632992" calcext:value-type="float">
            <text:p>4,96099011632992</text:p>
          </table:table-cell>
          <table:table-cell office:value-type="float" office:value="4.49711340206186" calcext:value-type="float">
            <text:p>4,4971134020618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33" calcext:value-type="float">
            <text:p>1,1433</text:p>
          </table:table-cell>
          <table:table-cell office:value-type="float" office:value="5.6719" calcext:value-type="float">
            <text:p>5,6719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4.9703645423551" calcext:value-type="float">
            <text:p>4,9703645423551</text:p>
          </table:table-cell>
          <table:table-cell office:value-type="float" office:value="4.50101001772684" calcext:value-type="float">
            <text:p>4,501010017726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39" calcext:value-type="float">
            <text:p>1,1439</text:p>
          </table:table-cell>
          <table:table-cell office:value-type="float" office:value="5.6856" calcext:value-type="float">
            <text:p>5,6856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4.97964176496287" calcext:value-type="float">
            <text:p>4,97964176496287</text:p>
          </table:table-cell>
          <table:table-cell office:value-type="float" office:value="4.50481155597684" calcext:value-type="float">
            <text:p>4,5048115559768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45" calcext:value-type="float">
            <text:p>1,1445</text:p>
          </table:table-cell>
          <table:table-cell office:value-type="float" office:value="5.6992" calcext:value-type="float">
            <text:p>5,69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98943231441048" calcext:value-type="float">
            <text:p>4,98943231441048</text:p>
          </table:table-cell>
          <table:table-cell office:value-type="float" office:value="4.50872422388398" calcext:value-type="float">
            <text:p>4,50872422388398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5" calcext:value-type="float">
            <text:p>1,145</text:p>
          </table:table-cell>
          <table:table-cell office:value-type="float" office:value="5.7129" calcext:value-type="float">
            <text:p>5,7129</text:p>
          </table:table-cell>
        </table:table-row>
        <table:table-row table:style-name="ro1">
          <table:table-cell office:value-type="float" office:value="29.1" calcext:value-type="float">
            <text:p>29,1</text:p>
          </table:table-cell>
          <table:table-cell office:value-type="float" office:value="4.9987779329609" calcext:value-type="float">
            <text:p>4,9987779329609</text:p>
          </table:table-cell>
          <table:table-cell office:value-type="float" office:value="4.51252110877713" calcext:value-type="float">
            <text:p>4,51252110877713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56" calcext:value-type="float">
            <text:p>1,1456</text:p>
          </table:table-cell>
          <table:table-cell office:value-type="float" office:value="5.7266" calcext:value-type="float">
            <text:p>5,7266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5.00811376723085" calcext:value-type="float">
            <text:p>5,00811376723085</text:p>
          </table:table-cell>
          <table:table-cell office:value-type="float" office:value="4.51633623618059" calcext:value-type="float">
            <text:p>4,5163362361805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62" calcext:value-type="float">
            <text:p>1,1462</text:p>
          </table:table-cell>
          <table:table-cell office:value-type="float" office:value="5.7403" calcext:value-type="float">
            <text:p>5,7403</text:p>
          </table:table-cell>
        </table:table-row>
        <table:table-row table:style-name="ro1">
          <table:table-cell office:value-type="float" office:value="29.3" calcext:value-type="float">
            <text:p>29,3</text:p>
          </table:table-cell>
          <table:table-cell office:value-type="float" office:value="5.01743983257761" calcext:value-type="float">
            <text:p>5,01743983257761</text:p>
          </table:table-cell>
          <table:table-cell office:value-type="float" office:value="4.52024204005187" calcext:value-type="float">
            <text:p>4,5202420400518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68" calcext:value-type="float">
            <text:p>1,1468</text:p>
          </table:table-cell>
          <table:table-cell office:value-type="float" office:value="5.754" calcext:value-type="float">
            <text:p>5,754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5.0267561443263" calcext:value-type="float">
            <text:p>5,0267561443263</text:p>
          </table:table-cell>
          <table:table-cell office:value-type="float" office:value="4.52405250812724" calcext:value-type="float">
            <text:p>4,52405250812724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74" calcext:value-type="float">
            <text:p>1,1474</text:p>
          </table:table-cell>
          <table:table-cell office:value-type="float" office:value="5.7677" calcext:value-type="float">
            <text:p>5,7677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5.03606271777004" calcext:value-type="float">
            <text:p>5,03606271777004</text:p>
          </table:table-cell>
          <table:table-cell office:value-type="float" office:value="4.52795376007899" calcext:value-type="float">
            <text:p>4,52795376007899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8" calcext:value-type="float">
            <text:p>1,148</text:p>
          </table:table-cell>
          <table:table-cell office:value-type="float" office:value="5.7814" calcext:value-type="float">
            <text:p>5,7814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office:value-type="float" office:value="5.04535956816995" calcext:value-type="float">
            <text:p>5,04535956816995</text:p>
          </table:table-cell>
          <table:table-cell office:value-type="float" office:value="4.53178014023976" calcext:value-type="float">
            <text:p>4,53178014023976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86" calcext:value-type="float">
            <text:p>1,1486</text:p>
          </table:table-cell>
          <table:table-cell office:value-type="float" office:value="5.7951" calcext:value-type="float">
            <text:p>5,7951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5.05464671075531" calcext:value-type="float">
            <text:p>5,05464671075531</text:p>
          </table:table-cell>
          <table:table-cell office:value-type="float" office:value="4.53567684242985" calcext:value-type="float">
            <text:p>4,53567684242985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92" calcext:value-type="float">
            <text:p>1,1492</text:p>
          </table:table-cell>
          <table:table-cell office:value-type="float" office:value="5.8088" calcext:value-type="float">
            <text:p>5,8088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5.06401113237085" calcext:value-type="float">
            <text:p>5,06401113237085</text:p>
          </table:table-cell>
          <table:table-cell office:value-type="float" office:value="4.53949856144677" calcext:value-type="float">
            <text:p>4,53949856144677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498" calcext:value-type="float">
            <text:p>1,1498</text:p>
          </table:table-cell>
          <table:table-cell office:value-type="float" office:value="5.8226" calcext:value-type="float">
            <text:p>5,8226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5.07327885952712" calcext:value-type="float">
            <text:p>5,07327885952712</text:p>
          </table:table-cell>
          <table:table-cell office:value-type="float" office:value="4.54339072194601" calcext:value-type="float">
            <text:p>4,54339072194601</text:p>
          </table:table-cell>
          <table:table-cell table:number-columns-repeated="16"/>
          <table:table-cell office:value-type="float" office:value="55" calcext:value-type="float">
            <text:p>55</text:p>
          </table:table-cell>
          <table:table-cell office:value-type="float" office:value="1.1504" calcext:value-type="float">
            <text:p>1,1504</text:p>
          </table:table-cell>
          <table:table-cell office:value-type="float" office:value="5.8363" calcext:value-type="float">
            <text:p>5,8363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-9.9" calcext:value-type="float">
            <text:p>-9,9</text:p>
          </table:table-cell>
          <table:table-cell office:value-type="float" office:value="1.70435993165855" calcext:value-type="float">
            <text:p>1,70435993165855</text:p>
          </table:table-cell>
          <table:table-cell office:value-type="float" office:value="2.17458511142722" calcext:value-type="float">
            <text:p>2,174585111427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03" calcext:value-type="float">
            <text:p>1,5803</text:p>
          </table:table-cell>
          <table:table-cell office:value-type="float" office:value="2.6934" calcext:value-type="float">
            <text:p>2,6934</text:p>
          </table:table-cell>
        </table:table-row>
        <table:table-row table:style-name="ro1">
          <table:table-cell office:value-type="float" office:value="-9.8" calcext:value-type="float">
            <text:p>-9,8</text:p>
          </table:table-cell>
          <table:table-cell office:value-type="float" office:value="1.71038493142026" calcext:value-type="float">
            <text:p>1,71038493142026</text:p>
          </table:table-cell>
          <table:table-cell office:value-type="float" office:value="2.1779534641513" calcext:value-type="float">
            <text:p>2,177953464151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21" calcext:value-type="float">
            <text:p>1,5821</text:p>
          </table:table-cell>
          <table:table-cell office:value-type="float" office:value="2.706" calcext:value-type="float">
            <text:p>2,706</text:p>
          </table:table-cell>
        </table:table-row>
        <table:table-row table:style-name="ro1">
          <table:table-cell office:value-type="float" office:value="-9.7" calcext:value-type="float">
            <text:p>-9,7</text:p>
          </table:table-cell>
          <table:table-cell office:value-type="float" office:value="1.71644146988256" calcext:value-type="float">
            <text:p>1,71644146988256</text:p>
          </table:table-cell>
          <table:table-cell office:value-type="float" office:value="2.18128323289614" calcext:value-type="float">
            <text:p>2,181283232896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38" calcext:value-type="float">
            <text:p>1,5838</text:p>
          </table:table-cell>
          <table:table-cell office:value-type="float" office:value="2.7185" calcext:value-type="float">
            <text:p>2,7185</text:p>
          </table:table-cell>
        </table:table-row>
        <table:table-row table:style-name="ro1">
          <table:table-cell office:value-type="float" office:value="-9.6" calcext:value-type="float">
            <text:p>-9,6</text:p>
          </table:table-cell>
          <table:table-cell office:value-type="float" office:value="1.72237638748739" calcext:value-type="float">
            <text:p>1,72237638748739</text:p>
          </table:table-cell>
          <table:table-cell office:value-type="float" office:value="2.18463026756642" calcext:value-type="float">
            <text:p>2,184630267566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56" calcext:value-type="float">
            <text:p>1,5856</text:p>
          </table:table-cell>
          <table:table-cell office:value-type="float" office:value="2.731" calcext:value-type="float">
            <text:p>2,731</text:p>
          </table:table-cell>
        </table:table-row>
        <table:table-row table:style-name="ro1">
          <table:table-cell office:value-type="float" office:value="-9.5" calcext:value-type="float">
            <text:p>-9,5</text:p>
          </table:table-cell>
          <table:table-cell office:value-type="float" office:value="1.72823484943933" calcext:value-type="float">
            <text:p>1,72823484943933</text:p>
          </table:table-cell>
          <table:table-cell office:value-type="float" office:value="2.18791519434629" calcext:value-type="float">
            <text:p>2,187915194346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74" calcext:value-type="float">
            <text:p>1,5874</text:p>
          </table:table-cell>
          <table:table-cell office:value-type="float" office:value="2.7434" calcext:value-type="float">
            <text:p>2,7434</text:p>
          </table:table-cell>
        </table:table-row>
        <table:table-row table:style-name="ro1">
          <table:table-cell office:value-type="float" office:value="-9.4" calcext:value-type="float">
            <text:p>-9,4</text:p>
          </table:table-cell>
          <table:table-cell office:value-type="float" office:value="1.73408004027183" calcext:value-type="float">
            <text:p>1,73408004027183</text:p>
          </table:table-cell>
          <table:table-cell office:value-type="float" office:value="2.19118961381062" calcext:value-type="float">
            <text:p>2,1911896138106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892" calcext:value-type="float">
            <text:p>1,5892</text:p>
          </table:table-cell>
          <table:table-cell office:value-type="float" office:value="2.7558" calcext:value-type="float">
            <text:p>2,7558</text:p>
          </table:table-cell>
        </table:table-row>
        <table:table-row table:style-name="ro1">
          <table:table-cell office:value-type="float" office:value="-9.3" calcext:value-type="float">
            <text:p>-9,3</text:p>
          </table:table-cell>
          <table:table-cell office:value-type="float" office:value="1.73991200502828" calcext:value-type="float">
            <text:p>1,73991200502828</text:p>
          </table:table-cell>
          <table:table-cell office:value-type="float" office:value="2.19447705818814" calcext:value-type="float">
            <text:p>2,194477058188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1" calcext:value-type="float">
            <text:p>1,591</text:p>
          </table:table-cell>
          <table:table-cell office:value-type="float" office:value="2.7682" calcext:value-type="float">
            <text:p>2,7682</text:p>
          </table:table-cell>
        </table:table-row>
        <table:table-row table:style-name="ro1">
          <table:table-cell office:value-type="float" office:value="-9.2" calcext:value-type="float">
            <text:p>-9,2</text:p>
          </table:table-cell>
          <table:table-cell office:value-type="float" office:value="1.74577761034721" calcext:value-type="float">
            <text:p>1,74577761034721</text:p>
          </table:table-cell>
          <table:table-cell office:value-type="float" office:value="2.19773057626483" calcext:value-type="float">
            <text:p>2,1977305762648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27" calcext:value-type="float">
            <text:p>1,5927</text:p>
          </table:table-cell>
          <table:table-cell office:value-type="float" office:value="2.7805" calcext:value-type="float">
            <text:p>2,7805</text:p>
          </table:table-cell>
        </table:table-row>
        <table:table-row table:style-name="ro1">
          <table:table-cell office:value-type="float" office:value="-9.1" calcext:value-type="float">
            <text:p>-9,1</text:p>
          </table:table-cell>
          <table:table-cell office:value-type="float" office:value="1.75152085293195" calcext:value-type="float">
            <text:p>1,75152085293195</text:p>
          </table:table-cell>
          <table:table-cell office:value-type="float" office:value="2.20097373718459" calcext:value-type="float">
            <text:p>2,200973737184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45" calcext:value-type="float">
            <text:p>1,5945</text:p>
          </table:table-cell>
          <table:table-cell office:value-type="float" office:value="2.7928" calcext:value-type="float">
            <text:p>2,792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75725114326881" calcext:value-type="float">
            <text:p>1,75725114326881</text:p>
          </table:table-cell>
          <table:table-cell office:value-type="float" office:value="2.20420659032484" calcext:value-type="float">
            <text:p>2,2042065903248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63" calcext:value-type="float">
            <text:p>1,5963</text:p>
          </table:table-cell>
          <table:table-cell office:value-type="float" office:value="2.8051" calcext:value-type="float">
            <text:p>2,8051</text:p>
          </table:table-cell>
        </table:table-row>
        <table:table-row table:style-name="ro1">
          <table:table-cell office:value-type="float" office:value="-8.9" calcext:value-type="float">
            <text:p>-8,9</text:p>
          </table:table-cell>
          <table:table-cell office:value-type="float" office:value="1.76296852512358" calcext:value-type="float">
            <text:p>1,76296852512358</text:p>
          </table:table-cell>
          <table:table-cell office:value-type="float" office:value="2.20750402501342" calcext:value-type="float">
            <text:p>2,207504025013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81" calcext:value-type="float">
            <text:p>1,5981</text:p>
          </table:table-cell>
          <table:table-cell office:value-type="float" office:value="2.8174" calcext:value-type="float">
            <text:p>2,8174</text:p>
          </table:table-cell>
        </table:table-row>
        <table:table-row table:style-name="ro1">
          <table:table-cell office:value-type="float" office:value="-8.8" calcext:value-type="float">
            <text:p>-8,8</text:p>
          </table:table-cell>
          <table:table-cell office:value-type="float" office:value="1.76867304206513" calcext:value-type="float">
            <text:p>1,76867304206513</text:p>
          </table:table-cell>
          <table:table-cell office:value-type="float" office:value="2.21071636575422" calcext:value-type="float">
            <text:p>2,210716365754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5999" calcext:value-type="float">
            <text:p>1,5999</text:p>
          </table:table-cell>
          <table:table-cell office:value-type="float" office:value="2.8297" calcext:value-type="float">
            <text:p>2,8297</text:p>
          </table:table-cell>
        </table:table-row>
        <table:table-row table:style-name="ro1">
          <table:table-cell office:value-type="float" office:value="-8.7" calcext:value-type="float">
            <text:p>-8,7</text:p>
          </table:table-cell>
          <table:table-cell office:value-type="float" office:value="1.77441308691309" calcext:value-type="float">
            <text:p>1,77441308691309</text:p>
          </table:table-cell>
          <table:table-cell office:value-type="float" office:value="2.2139185448794" calcext:value-type="float">
            <text:p>2,21391854487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16" calcext:value-type="float">
            <text:p>1,6016</text:p>
          </table:table-cell>
          <table:table-cell office:value-type="float" office:value="2.8419" calcext:value-type="float">
            <text:p>2,8419</text:p>
          </table:table-cell>
        </table:table-row>
        <table:table-row table:style-name="ro1">
          <table:table-cell office:value-type="float" office:value="-8.6" calcext:value-type="float">
            <text:p>-8,6</text:p>
          </table:table-cell>
          <table:table-cell office:value-type="float" office:value="1.78002993638518" calcext:value-type="float">
            <text:p>1,78002993638518</text:p>
          </table:table-cell>
          <table:table-cell office:value-type="float" office:value="2.21711061052925" calcext:value-type="float">
            <text:p>2,217110610529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34" calcext:value-type="float">
            <text:p>1,6034</text:p>
          </table:table-cell>
          <table:table-cell office:value-type="float" office:value="2.8541" calcext:value-type="float">
            <text:p>2,8541</text:p>
          </table:table-cell>
        </table:table-row>
        <table:table-row table:style-name="ro1">
          <table:table-cell office:value-type="float" office:value="-8.5" calcext:value-type="float">
            <text:p>-8,5</text:p>
          </table:table-cell>
          <table:table-cell office:value-type="float" office:value="1.78563418888612" calcext:value-type="float">
            <text:p>1,78563418888612</text:p>
          </table:table-cell>
          <table:table-cell office:value-type="float" office:value="2.22031579679566" calcext:value-type="float">
            <text:p>2,2203157967956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52" calcext:value-type="float">
            <text:p>1,6052</text:p>
          </table:table-cell>
          <table:table-cell office:value-type="float" office:value="2.8663" calcext:value-type="float">
            <text:p>2,8663</text:p>
          </table:table-cell>
        </table:table-row>
        <table:table-row table:style-name="ro1">
          <table:table-cell office:value-type="float" office:value="-8.4" calcext:value-type="float">
            <text:p>-8,4</text:p>
          </table:table-cell>
          <table:table-cell office:value-type="float" office:value="1.79128811449907" calcext:value-type="float">
            <text:p>1,79128811449907</text:p>
          </table:table-cell>
          <table:table-cell office:value-type="float" office:value="2.22348774220432" calcext:value-type="float">
            <text:p>2,223487742204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7" calcext:value-type="float">
            <text:p>1,607</text:p>
          </table:table-cell>
          <table:table-cell office:value-type="float" office:value="2.8786" calcext:value-type="float">
            <text:p>2,8786</text:p>
          </table:table-cell>
        </table:table-row>
        <table:table-row table:style-name="ro1">
          <table:table-cell office:value-type="float" office:value="-8.3" calcext:value-type="float">
            <text:p>-8,3</text:p>
          </table:table-cell>
          <table:table-cell office:value-type="float" office:value="1.79697892708398" calcext:value-type="float">
            <text:p>1,79697892708398</text:p>
          </table:table-cell>
          <table:table-cell office:value-type="float" office:value="2.2266497168612" calcext:value-type="float">
            <text:p>2,22664971686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087" calcext:value-type="float">
            <text:p>1,6087</text:p>
          </table:table-cell>
          <table:table-cell office:value-type="float" office:value="2.8908" calcext:value-type="float">
            <text:p>2,8908</text:p>
          </table:table-cell>
        </table:table-row>
        <table:table-row table:style-name="ro1">
          <table:table-cell office:value-type="float" office:value="-8.2" calcext:value-type="float">
            <text:p>-8,2</text:p>
          </table:table-cell>
          <table:table-cell office:value-type="float" office:value="1.80254579323192" calcext:value-type="float">
            <text:p>1,80254579323192</text:p>
          </table:table-cell>
          <table:table-cell office:value-type="float" office:value="2.22987630388627" calcext:value-type="float">
            <text:p>2,229876303886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05" calcext:value-type="float">
            <text:p>1,6105</text:p>
          </table:table-cell>
          <table:table-cell office:value-type="float" office:value="2.903" calcext:value-type="float">
            <text:p>2,903</text:p>
          </table:table-cell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1.80810022948583" calcext:value-type="float">
            <text:p>1,80810022948583</text:p>
          </table:table-cell>
          <table:table-cell office:value-type="float" office:value="2.23301843317972" calcext:value-type="float">
            <text:p>2,2330184331797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23" calcext:value-type="float">
            <text:p>1,6123</text:p>
          </table:table-cell>
          <table:table-cell office:value-type="float" office:value="2.9152" calcext:value-type="float">
            <text:p>2,915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81364227743015" calcext:value-type="float">
            <text:p>1,81364227743015</text:p>
          </table:table-cell>
          <table:table-cell office:value-type="float" office:value="2.23620217636368" calcext:value-type="float">
            <text:p>2,236202176363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41" calcext:value-type="float">
            <text:p>1,6141</text:p>
          </table:table-cell>
          <table:table-cell office:value-type="float" office:value="2.9274" calcext:value-type="float">
            <text:p>2,9274</text:p>
          </table:table-cell>
        </table:table-row>
        <table:table-row table:style-name="ro1">
          <table:table-cell office:value-type="float" office:value="-7.9" calcext:value-type="float">
            <text:p>-7,9</text:p>
          </table:table-cell>
          <table:table-cell office:value-type="float" office:value="1.81917197846401" calcext:value-type="float">
            <text:p>1,81917197846401</text:p>
          </table:table-cell>
          <table:table-cell office:value-type="float" office:value="2.2393761198144" calcext:value-type="float">
            <text:p>2,239376119814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59" calcext:value-type="float">
            <text:p>1,6159</text:p>
          </table:table-cell>
          <table:table-cell office:value-type="float" office:value="2.9396" calcext:value-type="float">
            <text:p>2,9396</text:p>
          </table:table-cell>
        </table:table-row>
        <table:table-row table:style-name="ro1">
          <table:table-cell office:value-type="float" office:value="-7.8" calcext:value-type="float">
            <text:p>-7,8</text:p>
          </table:table-cell>
          <table:table-cell office:value-type="float" office:value="1.8248021760633" calcext:value-type="float">
            <text:p>1,8248021760633</text:p>
          </table:table-cell>
          <table:table-cell office:value-type="float" office:value="2.24256324396229" calcext:value-type="float">
            <text:p>2,242563243962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76" calcext:value-type="float">
            <text:p>1,6176</text:p>
          </table:table-cell>
          <table:table-cell office:value-type="float" office:value="2.9518" calcext:value-type="float">
            <text:p>2,9518</text:p>
          </table:table-cell>
        </table:table-row>
        <table:table-row table:style-name="ro1">
          <table:table-cell office:value-type="float" office:value="-7.7" calcext:value-type="float">
            <text:p>-7,7</text:p>
          </table:table-cell>
          <table:table-cell office:value-type="float" office:value="1.83030752130419" calcext:value-type="float">
            <text:p>1,83030752130419</text:p>
          </table:table-cell>
          <table:table-cell office:value-type="float" office:value="2.24571768800953" calcext:value-type="float">
            <text:p>2,2457176880095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194" calcext:value-type="float">
            <text:p>1,6194</text:p>
          </table:table-cell>
          <table:table-cell office:value-type="float" office:value="2.964" calcext:value-type="float">
            <text:p>2,964</text:p>
          </table:table-cell>
        </table:table-row>
        <table:table-row table:style-name="ro1">
          <table:table-cell office:value-type="float" office:value="-7.6" calcext:value-type="float">
            <text:p>-7,6</text:p>
          </table:table-cell>
          <table:table-cell office:value-type="float" office:value="1.83586232420429" calcext:value-type="float">
            <text:p>1,83586232420429</text:p>
          </table:table-cell>
          <table:table-cell office:value-type="float" office:value="2.24886246713159" calcext:value-type="float">
            <text:p>2,248862467131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12" calcext:value-type="float">
            <text:p>1,6212</text:p>
          </table:table-cell>
          <table:table-cell office:value-type="float" office:value="2.9763" calcext:value-type="float">
            <text:p>2,9763</text:p>
          </table:table-cell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1.84140480591497" calcext:value-type="float">
            <text:p>1,84140480591497</text:p>
          </table:table-cell>
          <table:table-cell office:value-type="float" office:value="2.25202045568695" calcext:value-type="float">
            <text:p>2,2520204556869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3" calcext:value-type="float">
            <text:p>1,623</text:p>
          </table:table-cell>
          <table:table-cell office:value-type="float" office:value="2.9886" calcext:value-type="float">
            <text:p>2,9886</text:p>
          </table:table-cell>
        </table:table-row>
        <table:table-row table:style-name="ro1">
          <table:table-cell office:value-type="float" office:value="-7.4" calcext:value-type="float">
            <text:p>-7,4</text:p>
          </table:table-cell>
          <table:table-cell office:value-type="float" office:value="1.84698713608666" calcext:value-type="float">
            <text:p>1,84698713608666</text:p>
          </table:table-cell>
          <table:table-cell office:value-type="float" office:value="2.25519741041306" calcext:value-type="float">
            <text:p>2,255197410413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47" calcext:value-type="float">
            <text:p>1,6247</text:p>
          </table:table-cell>
          <table:table-cell office:value-type="float" office:value="3.0008" calcext:value-type="float">
            <text:p>3,0008</text:p>
          </table:table-cell>
        </table:table-row>
        <table:table-row table:style-name="ro1">
          <table:table-cell office:value-type="float" office:value="-7.3" calcext:value-type="float">
            <text:p>-7,3</text:p>
          </table:table-cell>
          <table:table-cell office:value-type="float" office:value="1.85256686135875" calcext:value-type="float">
            <text:p>1,85256686135875</text:p>
          </table:table-cell>
          <table:table-cell office:value-type="float" office:value="2.25838758137206" calcext:value-type="float">
            <text:p>2,258387581372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65" calcext:value-type="float">
            <text:p>1,6265</text:p>
          </table:table-cell>
          <table:table-cell office:value-type="float" office:value="3.0132" calcext:value-type="float">
            <text:p>3,0132</text:p>
          </table:table-cell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1.85807283670085" calcext:value-type="float">
            <text:p>1,85807283670085</text:p>
          </table:table-cell>
          <table:table-cell office:value-type="float" office:value="2.26154545454545" calcext:value-type="float">
            <text:p>2,261545454545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283" calcext:value-type="float">
            <text:p>1,6283</text:p>
          </table:table-cell>
          <table:table-cell office:value-type="float" office:value="3.0255" calcext:value-type="float">
            <text:p>3,0255</text:p>
          </table:table-cell>
        </table:table-row>
        <table:table-row table:style-name="ro1">
          <table:table-cell office:value-type="float" office:value="-7.1" calcext:value-type="float">
            <text:p>-7,1</text:p>
          </table:table-cell>
          <table:table-cell office:value-type="float" office:value="1.86356665235262" calcext:value-type="float">
            <text:p>1,86356665235262</text:p>
          </table:table-cell>
          <table:table-cell office:value-type="float" office:value="2.26469386828848" calcext:value-type="float">
            <text:p>2,2646938682884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01" calcext:value-type="float">
            <text:p>1,6301</text:p>
          </table:table-cell>
          <table:table-cell office:value-type="float" office:value="3.0378" calcext:value-type="float">
            <text:p>3,037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.86922416962863" calcext:value-type="float">
            <text:p>1,86922416962863</text:p>
          </table:table-cell>
          <table:table-cell office:value-type="float" office:value="2.26785552433608" calcext:value-type="float">
            <text:p>2,2678555243360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18" calcext:value-type="float">
            <text:p>1,6318</text:p>
          </table:table-cell>
          <table:table-cell office:value-type="float" office:value="3.0502" calcext:value-type="float">
            <text:p>3,0502</text:p>
          </table:table-cell>
        </table:table-row>
        <table:table-row table:style-name="ro1">
          <table:table-cell office:value-type="float" office:value="-6.9" calcext:value-type="float">
            <text:p>-6,9</text:p>
          </table:table-cell>
          <table:table-cell office:value-type="float" office:value="1.87481635651322" calcext:value-type="float">
            <text:p>1,87481635651322</text:p>
          </table:table-cell>
          <table:table-cell office:value-type="float" office:value="2.27103649568975" calcext:value-type="float">
            <text:p>2,271036495689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36" calcext:value-type="float">
            <text:p>1,6336</text:p>
          </table:table-cell>
          <table:table-cell office:value-type="float" office:value="3.0627" calcext:value-type="float">
            <text:p>3,0627</text:p>
          </table:table-cell>
        </table:table-row>
        <table:table-row table:style-name="ro1">
          <table:table-cell office:value-type="float" office:value="-6.8" calcext:value-type="float">
            <text:p>-6,8</text:p>
          </table:table-cell>
          <table:table-cell office:value-type="float" office:value="1.88033508621744" calcext:value-type="float">
            <text:p>1,88033508621744</text:p>
          </table:table-cell>
          <table:table-cell office:value-type="float" office:value="2.27423071709367" calcext:value-type="float">
            <text:p>2,274230717093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54" calcext:value-type="float">
            <text:p>1,6354</text:p>
          </table:table-cell>
          <table:table-cell office:value-type="float" office:value="3.0751" calcext:value-type="float">
            <text:p>3,0751</text:p>
          </table:table-cell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1.8860179585853" calcext:value-type="float">
            <text:p>1,8860179585853</text:p>
          </table:table-cell>
          <table:table-cell office:value-type="float" office:value="2.27739301103165" calcext:value-type="float">
            <text:p>2,277393011031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71" calcext:value-type="float">
            <text:p>1,6371</text:p>
          </table:table-cell>
          <table:table-cell office:value-type="float" office:value="3.0876" calcext:value-type="float">
            <text:p>3,0876</text:p>
          </table:table-cell>
        </table:table-row>
        <table:table-row table:style-name="ro1">
          <table:table-cell office:value-type="float" office:value="-6.6" calcext:value-type="float">
            <text:p>-6,6</text:p>
          </table:table-cell>
          <table:table-cell office:value-type="float" office:value="1.89163463298554" calcext:value-type="float">
            <text:p>1,89163463298554</text:p>
          </table:table-cell>
          <table:table-cell office:value-type="float" office:value="2.28061994548445" calcext:value-type="float">
            <text:p>2,280619945484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389" calcext:value-type="float">
            <text:p>1,6389</text:p>
          </table:table-cell>
          <table:table-cell office:value-type="float" office:value="3.1002" calcext:value-type="float">
            <text:p>3,1002</text:p>
          </table:table-cell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1.89723898336076" calcext:value-type="float">
            <text:p>1,89723898336076</text:p>
          </table:table-cell>
          <table:table-cell office:value-type="float" office:value="2.28378621558395" calcext:value-type="float">
            <text:p>2,2837862155839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07" calcext:value-type="float">
            <text:p>1,6407</text:p>
          </table:table-cell>
          <table:table-cell office:value-type="float" office:value="3.1128" calcext:value-type="float">
            <text:p>3,1128</text:p>
          </table:table-cell>
        </table:table-row>
        <table:table-row table:style-name="ro1">
          <table:table-cell office:value-type="float" office:value="-6.4" calcext:value-type="float">
            <text:p>-6,4</text:p>
          </table:table-cell>
          <table:table-cell office:value-type="float" office:value="1.90294690696542" calcext:value-type="float">
            <text:p>1,90294690696542</text:p>
          </table:table-cell>
          <table:table-cell office:value-type="float" office:value="2.28697214734951" calcext:value-type="float">
            <text:p>2,286972147349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24" calcext:value-type="float">
            <text:p>1,6424</text:p>
          </table:table-cell>
          <table:table-cell office:value-type="float" office:value="3.1254" calcext:value-type="float">
            <text:p>3,1254</text:p>
          </table:table-cell>
        </table:table-row>
        <table:table-row table:style-name="ro1">
          <table:table-cell office:value-type="float" office:value="-6.3" calcext:value-type="float">
            <text:p>-6,3</text:p>
          </table:table-cell>
          <table:table-cell office:value-type="float" office:value="1.90858776304586" calcext:value-type="float">
            <text:p>1,90858776304586</text:p>
          </table:table-cell>
          <table:table-cell office:value-type="float" office:value="2.29022273063724" calcext:value-type="float">
            <text:p>2,290222730637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42" calcext:value-type="float">
            <text:p>1,6442</text:p>
          </table:table-cell>
          <table:table-cell office:value-type="float" office:value="3.1381" calcext:value-type="float">
            <text:p>3,1381</text:p>
          </table:table-cell>
        </table:table-row>
        <table:table-row table:style-name="ro1">
          <table:table-cell office:value-type="float" office:value="-6.2" calcext:value-type="float">
            <text:p>-6,2</text:p>
          </table:table-cell>
          <table:table-cell office:value-type="float" office:value="1.91439334102922" calcext:value-type="float">
            <text:p>1,91439334102922</text:p>
          </table:table-cell>
          <table:table-cell office:value-type="float" office:value="2.29339037337335" calcext:value-type="float">
            <text:p>2,2933903733733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59" calcext:value-type="float">
            <text:p>1,6459</text:p>
          </table:table-cell>
          <table:table-cell office:value-type="float" office:value="3.1509" calcext:value-type="float">
            <text:p>3,1509</text:p>
          </table:table-cell>
        </table:table-row>
        <table:table-row table:style-name="ro1">
          <table:table-cell office:value-type="float" office:value="-6.1" calcext:value-type="float">
            <text:p>-6,1</text:p>
          </table:table-cell>
          <table:table-cell office:value-type="float" office:value="1.92007040116526" calcext:value-type="float">
            <text:p>1,92007040116526</text:p>
          </table:table-cell>
          <table:table-cell office:value-type="float" office:value="2.29662267949005" calcext:value-type="float">
            <text:p>2,296622679490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77" calcext:value-type="float">
            <text:p>1,6477</text:p>
          </table:table-cell>
          <table:table-cell office:value-type="float" office:value="3.1637" calcext:value-type="float">
            <text:p>3,163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.92591245301322" calcext:value-type="float">
            <text:p>1,92591245301322</text:p>
          </table:table-cell>
          <table:table-cell office:value-type="float" office:value="2.29984588926362" calcext:value-type="float">
            <text:p>2,2998458892636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494" calcext:value-type="float">
            <text:p>1,6494</text:p>
          </table:table-cell>
          <table:table-cell office:value-type="float" office:value="3.1766" calcext:value-type="float">
            <text:p>3,1766</text:p>
          </table:table-cell>
        </table:table-row>
        <table:table-row table:style-name="ro1">
          <table:table-cell office:value-type="float" office:value="-5.9" calcext:value-type="float">
            <text:p>-5,9</text:p>
          </table:table-cell>
          <table:table-cell office:value-type="float" office:value="1.93168604651163" calcext:value-type="float">
            <text:p>1,93168604651163</text:p>
          </table:table-cell>
          <table:table-cell office:value-type="float" office:value="2.30306004103845" calcext:value-type="float">
            <text:p>2,303060041038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12" calcext:value-type="float">
            <text:p>1,6512</text:p>
          </table:table-cell>
          <table:table-cell office:value-type="float" office:value="3.1896" calcext:value-type="float">
            <text:p>3,1896</text:p>
          </table:table-cell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1.93744706594071" calcext:value-type="float">
            <text:p>1,93744706594071</text:p>
          </table:table-cell>
          <table:table-cell office:value-type="float" office:value="2.30629426700521" calcext:value-type="float">
            <text:p>2,306294267005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3" calcext:value-type="float">
            <text:p>1,653</text:p>
          </table:table-cell>
          <table:table-cell office:value-type="float" office:value="3.2026" calcext:value-type="float">
            <text:p>3,2026</text:p>
          </table:table-cell>
        </table:table-row>
        <table:table-row table:style-name="ro1">
          <table:table-cell office:value-type="float" office:value="-5.7" calcext:value-type="float">
            <text:p>-5,7</text:p>
          </table:table-cell>
          <table:table-cell office:value-type="float" office:value="1.94343385507947" calcext:value-type="float">
            <text:p>1,94343385507947</text:p>
          </table:table-cell>
          <table:table-cell office:value-type="float" office:value="2.30954181494662" calcext:value-type="float">
            <text:p>2,3095418149466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47" calcext:value-type="float">
            <text:p>1,6547</text:p>
          </table:table-cell>
          <table:table-cell office:value-type="float" office:value="3.2158" calcext:value-type="float">
            <text:p>3,2158</text:p>
          </table:table-cell>
        </table:table-row>
        <table:table-row table:style-name="ro1">
          <table:table-cell office:value-type="float" office:value="-5.6" calcext:value-type="float">
            <text:p>-5,6</text:p>
          </table:table-cell>
          <table:table-cell office:value-type="float" office:value="1.94940835546969" calcext:value-type="float">
            <text:p>1,94940835546969</text:p>
          </table:table-cell>
          <table:table-cell office:value-type="float" office:value="2.31278041846208" calcext:value-type="float">
            <text:p>2,3127804184620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64" calcext:value-type="float">
            <text:p>1,6564</text:p>
          </table:table-cell>
          <table:table-cell office:value-type="float" office:value="3.229" calcext:value-type="float">
            <text:p>3,229</text:p>
          </table:table-cell>
        </table:table-row>
        <table:table-row table:style-name="ro1">
          <table:table-cell office:value-type="float" office:value="-5.5" calcext:value-type="float">
            <text:p>-5,5</text:p>
          </table:table-cell>
          <table:table-cell office:value-type="float" office:value="1.95531298998915" calcext:value-type="float">
            <text:p>1,95531298998915</text:p>
          </table:table-cell>
          <table:table-cell office:value-type="float" office:value="2.3160614865914" calcext:value-type="float">
            <text:p>2,31606148659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82" calcext:value-type="float">
            <text:p>1,6582</text:p>
          </table:table-cell>
          <table:table-cell office:value-type="float" office:value="3.2423" calcext:value-type="float">
            <text:p>3,2423</text:p>
          </table:table-cell>
        </table:table-row>
        <table:table-row table:style-name="ro1">
          <table:table-cell office:value-type="float" office:value="-5.4" calcext:value-type="float">
            <text:p>-5,4</text:p>
          </table:table-cell>
          <table:table-cell office:value-type="float" office:value="1.96144346044942" calcext:value-type="float">
            <text:p>1,96144346044942</text:p>
          </table:table-cell>
          <table:table-cell office:value-type="float" office:value="2.31928231254845" calcext:value-type="float">
            <text:p>2,319282312548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599" calcext:value-type="float">
            <text:p>1,6599</text:p>
          </table:table-cell>
          <table:table-cell office:value-type="float" office:value="3.2558" calcext:value-type="float">
            <text:p>3,2558</text:p>
          </table:table-cell>
        </table:table-row>
        <table:table-row table:style-name="ro1">
          <table:table-cell office:value-type="float" office:value="-5.3" calcext:value-type="float">
            <text:p>-5,3</text:p>
          </table:table-cell>
          <table:table-cell office:value-type="float" office:value="1.96744298008064" calcext:value-type="float">
            <text:p>1,96744298008064</text:p>
          </table:table-cell>
          <table:table-cell office:value-type="float" office:value="2.32254567977702" calcext:value-type="float">
            <text:p>2,3225456797770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17" calcext:value-type="float">
            <text:p>1,6617</text:p>
          </table:table-cell>
          <table:table-cell office:value-type="float" office:value="3.2693" calcext:value-type="float">
            <text:p>3,2693</text:p>
          </table:table-cell>
        </table:table-row>
        <table:table-row table:style-name="ro1">
          <table:table-cell office:value-type="float" office:value="-5.2" calcext:value-type="float">
            <text:p>-5,2</text:p>
          </table:table-cell>
          <table:table-cell office:value-type="float" office:value="1.97366839004449" calcext:value-type="float">
            <text:p>1,97366839004449</text:p>
          </table:table-cell>
          <table:table-cell office:value-type="float" office:value="2.32585163257191" calcext:value-type="float">
            <text:p>2,325851632571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34" calcext:value-type="float">
            <text:p>1,6634</text:p>
          </table:table-cell>
          <table:table-cell office:value-type="float" office:value="3.283" calcext:value-type="float">
            <text:p>3,283</text:p>
          </table:table-cell>
        </table:table-row>
        <table:table-row table:style-name="ro1">
          <table:table-cell office:value-type="float" office:value="-5.1" calcext:value-type="float">
            <text:p>-5,1</text:p>
          </table:table-cell>
          <table:table-cell office:value-type="float" office:value="1.97988108822293" calcext:value-type="float">
            <text:p>1,97988108822293</text:p>
          </table:table-cell>
          <table:table-cell office:value-type="float" office:value="2.32914883289944" calcext:value-type="float">
            <text:p>2,3291488328994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51" calcext:value-type="float">
            <text:p>1,6651</text:p>
          </table:table-cell>
          <table:table-cell office:value-type="float" office:value="3.2967" calcext:value-type="float">
            <text:p>3,296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98608194852721" calcext:value-type="float">
            <text:p>1,98608194852721</text:p>
          </table:table-cell>
          <table:table-cell office:value-type="float" office:value="2.33238592548527" calcext:value-type="float">
            <text:p>2,332385925485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69" calcext:value-type="float">
            <text:p>1,6669</text:p>
          </table:table-cell>
          <table:table-cell office:value-type="float" office:value="3.3106" calcext:value-type="float">
            <text:p>3,3106</text:p>
          </table:table-cell>
        </table:table-row>
        <table:table-row table:style-name="ro1">
          <table:table-cell office:value-type="float" office:value="-4.9" calcext:value-type="float">
            <text:p>-4,9</text:p>
          </table:table-cell>
          <table:table-cell office:value-type="float" office:value="1.99238882895841" calcext:value-type="float">
            <text:p>1,99238882895841</text:p>
          </table:table-cell>
          <table:table-cell office:value-type="float" office:value="2.33571711481759" calcext:value-type="float">
            <text:p>2,335717114817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686" calcext:value-type="float">
            <text:p>1,6686</text:p>
          </table:table-cell>
          <table:table-cell office:value-type="float" office:value="3.3245" calcext:value-type="float">
            <text:p>3,3245</text:p>
          </table:table-cell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1.99880261030953" calcext:value-type="float">
            <text:p>1,99880261030953</text:p>
          </table:table-cell>
          <table:table-cell office:value-type="float" office:value="2.3389882652837" calcext:value-type="float">
            <text:p>2,33898826528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03" calcext:value-type="float">
            <text:p>1,6703</text:p>
          </table:table-cell>
          <table:table-cell office:value-type="float" office:value="3.3386" calcext:value-type="float">
            <text:p>3,3386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office:value-type="float" office:value="2.00514354066986" calcext:value-type="float">
            <text:p>2,00514354066986</text:p>
          </table:table-cell>
          <table:table-cell office:value-type="float" office:value="2.34232415230989" calcext:value-type="float">
            <text:p>2,3423241523098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2" calcext:value-type="float">
            <text:p>1,672</text:p>
          </table:table-cell>
          <table:table-cell office:value-type="float" office:value="3.3526" calcext:value-type="float">
            <text:p>3,3526</text:p>
          </table:table-cell>
        </table:table-row>
        <table:table-row table:style-name="ro1">
          <table:table-cell office:value-type="float" office:value="-4.6" calcext:value-type="float">
            <text:p>-4,6</text:p>
          </table:table-cell>
          <table:table-cell office:value-type="float" office:value="2.01159108561869" calcext:value-type="float">
            <text:p>2,01159108561869</text:p>
          </table:table-cell>
          <table:table-cell office:value-type="float" office:value="2.34562949324917" calcext:value-type="float">
            <text:p>2,345629493249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37" calcext:value-type="float">
            <text:p>1,6737</text:p>
          </table:table-cell>
          <table:table-cell office:value-type="float" office:value="3.3668" calcext:value-type="float">
            <text:p>3,3668</text:p>
          </table:table-cell>
        </table:table-row>
        <table:table-row table:style-name="ro1">
          <table:table-cell office:value-type="float" office:value="-4.5" calcext:value-type="float">
            <text:p>-4,5</text:p>
          </table:table-cell>
          <table:table-cell office:value-type="float" office:value="2.01802554613824" calcext:value-type="float">
            <text:p>2,01802554613824</text:p>
          </table:table-cell>
          <table:table-cell office:value-type="float" office:value="2.34897771551158" calcext:value-type="float">
            <text:p>2,3489777155115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54" calcext:value-type="float">
            <text:p>1,6754</text:p>
          </table:table-cell>
          <table:table-cell office:value-type="float" office:value="3.381" calcext:value-type="float">
            <text:p>3,381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office:value-type="float" office:value="2.02444696201777" calcext:value-type="float">
            <text:p>2,02444696201777</text:p>
          </table:table-cell>
          <table:table-cell office:value-type="float" office:value="2.35228788176909" calcext:value-type="float">
            <text:p>2,3522878817690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71" calcext:value-type="float">
            <text:p>1,6771</text:p>
          </table:table-cell>
          <table:table-cell office:value-type="float" office:value="3.3952" calcext:value-type="float">
            <text:p>3,3952</text:p>
          </table:table-cell>
        </table:table-row>
        <table:table-row table:style-name="ro1">
          <table:table-cell office:value-type="float" office:value="-4.3" calcext:value-type="float">
            <text:p>-4,3</text:p>
          </table:table-cell>
          <table:table-cell office:value-type="float" office:value="2.03085537288539" calcext:value-type="float">
            <text:p>2,03085537288539</text:p>
          </table:table-cell>
          <table:table-cell office:value-type="float" office:value="2.35561911832136" calcext:value-type="float">
            <text:p>2,355619118321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788" calcext:value-type="float">
            <text:p>1,6788</text:p>
          </table:table-cell>
          <table:table-cell office:value-type="float" office:value="3.4094" calcext:value-type="float">
            <text:p>3,4094</text:p>
          </table:table-cell>
        </table:table-row>
        <table:table-row table:style-name="ro1">
          <table:table-cell office:value-type="float" office:value="-4.2" calcext:value-type="float">
            <text:p>-4,2</text:p>
          </table:table-cell>
          <table:table-cell office:value-type="float" office:value="2.03725081820887" calcext:value-type="float">
            <text:p>2,03725081820887</text:p>
          </table:table-cell>
          <table:table-cell office:value-type="float" office:value="2.35901517794836" calcext:value-type="float">
            <text:p>2,359015177948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05" calcext:value-type="float">
            <text:p>1,6805</text:p>
          </table:table-cell>
          <table:table-cell office:value-type="float" office:value="3.4236" calcext:value-type="float">
            <text:p>3,4236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2.04381427976934" calcext:value-type="float">
            <text:p>2,04381427976934</text:p>
          </table:table-cell>
          <table:table-cell office:value-type="float" office:value="2.36232957267936" calcext:value-type="float">
            <text:p>2,362329572679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21" calcext:value-type="float">
            <text:p>1,6821</text:p>
          </table:table-cell>
          <table:table-cell office:value-type="float" office:value="3.4379" calcext:value-type="float">
            <text:p>3,437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.05012471789999" calcext:value-type="float">
            <text:p>2,05012471789999</text:p>
          </table:table-cell>
          <table:table-cell office:value-type="float" office:value="2.36570881642775" calcext:value-type="float">
            <text:p>2,365708816427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38" calcext:value-type="float">
            <text:p>1,6838</text:p>
          </table:table-cell>
          <table:table-cell office:value-type="float" office:value="3.452" calcext:value-type="float">
            <text:p>3,452</text:p>
          </table:table-cell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2.05660377358491" calcext:value-type="float">
            <text:p>2,05660377358491</text:p>
          </table:table-cell>
          <table:table-cell office:value-type="float" office:value="2.3690796906231" calcext:value-type="float">
            <text:p>2,369079690623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54" calcext:value-type="float">
            <text:p>1,6854</text:p>
          </table:table-cell>
          <table:table-cell office:value-type="float" office:value="3.4662" calcext:value-type="float">
            <text:p>3,4662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2.06295198577356" calcext:value-type="float">
            <text:p>2,06295198577356</text:p>
          </table:table-cell>
          <table:table-cell office:value-type="float" office:value="2.37244222632093" calcext:value-type="float">
            <text:p>2,372442226320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7" calcext:value-type="float">
            <text:p>1,687</text:p>
          </table:table-cell>
          <table:table-cell office:value-type="float" office:value="3.4802" calcext:value-type="float">
            <text:p>3,4802</text:p>
          </table:table-cell>
        </table:table-row>
        <table:table-row table:style-name="ro1">
          <table:table-cell office:value-type="float" office:value="-3.7" calcext:value-type="float">
            <text:p>-3,7</text:p>
          </table:table-cell>
          <table:table-cell office:value-type="float" office:value="2.0692881677129" calcext:value-type="float">
            <text:p>2,0692881677129</text:p>
          </table:table-cell>
          <table:table-cell office:value-type="float" office:value="2.37584794434451" calcext:value-type="float">
            <text:p>2,375847944344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886" calcext:value-type="float">
            <text:p>1,6886</text:p>
          </table:table-cell>
          <table:table-cell office:value-type="float" office:value="3.4942" calcext:value-type="float">
            <text:p>3,4942</text:p>
          </table:table-cell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2.07555318897172" calcext:value-type="float">
            <text:p>2,07555318897172</text:p>
          </table:table-cell>
          <table:table-cell office:value-type="float" office:value="2.37924540554581" calcext:value-type="float">
            <text:p>2,3792454055458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02" calcext:value-type="float">
            <text:p>1,6902</text:p>
          </table:table-cell>
          <table:table-cell office:value-type="float" office:value="3.5081" calcext:value-type="float">
            <text:p>3,5081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office:value-type="float" office:value="2.08174725144816" calcext:value-type="float">
            <text:p>2,08174725144816</text:p>
          </table:table-cell>
          <table:table-cell office:value-type="float" office:value="2.38263463991525" calcext:value-type="float">
            <text:p>2,382634639915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18" calcext:value-type="float">
            <text:p>1,6918</text:p>
          </table:table-cell>
          <table:table-cell office:value-type="float" office:value="3.5219" calcext:value-type="float">
            <text:p>3,5219</text:p>
          </table:table-cell>
        </table:table-row>
        <table:table-row table:style-name="ro1">
          <table:table-cell office:value-type="float" office:value="-3.4" calcext:value-type="float">
            <text:p>-3,4</text:p>
          </table:table-cell>
          <table:table-cell office:value-type="float" office:value="2.08787055627731" calcext:value-type="float">
            <text:p>2,08787055627731</text:p>
          </table:table-cell>
          <table:table-cell office:value-type="float" office:value="2.38606720221128" calcext:value-type="float">
            <text:p>2,3860672022112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34" calcext:value-type="float">
            <text:p>1,6934</text:p>
          </table:table-cell>
          <table:table-cell office:value-type="float" office:value="3.5356" calcext:value-type="float">
            <text:p>3,5356</text:p>
          </table:table-cell>
        </table:table-row>
        <table:table-row table:style-name="ro1">
          <table:table-cell office:value-type="float" office:value="-3.3" calcext:value-type="float">
            <text:p>-3,3</text:p>
          </table:table-cell>
          <table:table-cell office:value-type="float" office:value="2.09398784589061" calcext:value-type="float">
            <text:p>2,09398784589061</text:p>
          </table:table-cell>
          <table:table-cell office:value-type="float" office:value="2.38944008282288" calcext:value-type="float">
            <text:p>2,3894400828228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49" calcext:value-type="float">
            <text:p>1,6949</text:p>
          </table:table-cell>
          <table:table-cell office:value-type="float" office:value="3.5491" calcext:value-type="float">
            <text:p>3,5491</text:p>
          </table:table-cell>
        </table:table-row>
        <table:table-row table:style-name="ro1">
          <table:table-cell office:value-type="float" office:value="-3.2" calcext:value-type="float">
            <text:p>-3,2</text:p>
          </table:table-cell>
          <table:table-cell office:value-type="float" office:value="2.09985263778367" calcext:value-type="float">
            <text:p>2,09985263778367</text:p>
          </table:table-cell>
          <table:table-cell office:value-type="float" office:value="2.39285637346776" calcext:value-type="float">
            <text:p>2,3928563734677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65" calcext:value-type="float">
            <text:p>1,6965</text:p>
          </table:table-cell>
          <table:table-cell office:value-type="float" office:value="3.5624" calcext:value-type="float">
            <text:p>3,5624</text:p>
          </table:table-cell>
        </table:table-row>
        <table:table-row table:style-name="ro1">
          <table:table-cell office:value-type="float" office:value="-3.1" calcext:value-type="float">
            <text:p>-3,1</text:p>
          </table:table-cell>
          <table:table-cell office:value-type="float" office:value="2.1057714958775" calcext:value-type="float">
            <text:p>2,1057714958775</text:p>
          </table:table-cell>
          <table:table-cell office:value-type="float" office:value="2.39628609545122" calcext:value-type="float">
            <text:p>2,396286095451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8" calcext:value-type="float">
            <text:p>1,698</text:p>
          </table:table-cell>
          <table:table-cell office:value-type="float" office:value="3.5756" calcext:value-type="float">
            <text:p>3,575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.11150338334804" calcext:value-type="float">
            <text:p>2,11150338334804</text:p>
          </table:table-cell>
          <table:table-cell office:value-type="float" office:value="2.39973779229711" calcext:value-type="float">
            <text:p>2,399737792297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6995" calcext:value-type="float">
            <text:p>1,6995</text:p>
          </table:table-cell>
          <table:table-cell office:value-type="float" office:value="3.5885" calcext:value-type="float">
            <text:p>3,5885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office:value-type="float" office:value="2.11704191405561" calcext:value-type="float">
            <text:p>2,11704191405561</text:p>
          </table:table-cell>
          <table:table-cell office:value-type="float" office:value="2.4032029539307" calcext:value-type="float">
            <text:p>2,403202953930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11" calcext:value-type="float">
            <text:p>1,7011</text:p>
          </table:table-cell>
          <table:table-cell office:value-type="float" office:value="3.6013" calcext:value-type="float">
            <text:p>3,6013</text:p>
          </table:table-cell>
        </table:table-row>
        <table:table-row table:style-name="ro1">
          <table:table-cell office:value-type="float" office:value="-2.8" calcext:value-type="float">
            <text:p>-2,8</text:p>
          </table:table-cell>
          <table:table-cell office:value-type="float" office:value="2.12251850111594" calcext:value-type="float">
            <text:p>2,12251850111594</text:p>
          </table:table-cell>
          <table:table-cell office:value-type="float" office:value="2.40666009091689" calcext:value-type="float">
            <text:p>2,4066600909168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26" calcext:value-type="float">
            <text:p>1,7026</text:p>
          </table:table-cell>
          <table:table-cell office:value-type="float" office:value="3.6138" calcext:value-type="float">
            <text:p>3,6138</text:p>
          </table:table-cell>
        </table:table-row>
        <table:table-row table:style-name="ro1">
          <table:table-cell office:value-type="float" office:value="-2.7" calcext:value-type="float">
            <text:p>-2,7</text:p>
          </table:table-cell>
          <table:table-cell office:value-type="float" office:value="2.12799295774648" calcext:value-type="float">
            <text:p>2,12799295774648</text:p>
          </table:table-cell>
          <table:table-cell office:value-type="float" office:value="2.41010923109874" calcext:value-type="float">
            <text:p>2,4101092310987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4" calcext:value-type="float">
            <text:p>1,704</text:p>
          </table:table-cell>
          <table:table-cell office:value-type="float" office:value="3.6261" calcext:value-type="float">
            <text:p>3,6261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2.13327469950161" calcext:value-type="float">
            <text:p>2,13327469950161</text:p>
          </table:table-cell>
          <table:table-cell office:value-type="float" office:value="2.41355040219066" calcext:value-type="float">
            <text:p>2,4135504021906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55" calcext:value-type="float">
            <text:p>1,7055</text:p>
          </table:table-cell>
          <table:table-cell office:value-type="float" office:value="3.6383" calcext:value-type="float">
            <text:p>3,6383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2.13842999414177" calcext:value-type="float">
            <text:p>2,13842999414177</text:p>
          </table:table-cell>
          <table:table-cell office:value-type="float" office:value="2.41703528003932" calcext:value-type="float">
            <text:p>2,417035280039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7" calcext:value-type="float">
            <text:p>1,707</text:p>
          </table:table-cell>
          <table:table-cell office:value-type="float" office:value="3.6503" calcext:value-type="float">
            <text:p>3,6503</text:p>
          </table:table-cell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2.1435177055897" calcext:value-type="float">
            <text:p>2,1435177055897</text:p>
          </table:table-cell>
          <table:table-cell office:value-type="float" office:value="2.42051227321238" calcext:value-type="float">
            <text:p>2,420512273212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85" calcext:value-type="float">
            <text:p>1,7085</text:p>
          </table:table-cell>
          <table:table-cell office:value-type="float" office:value="3.6622" calcext:value-type="float">
            <text:p>3,6622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office:value-type="float" office:value="2.14866366454179" calcext:value-type="float">
            <text:p>2,14866366454179</text:p>
          </table:table-cell>
          <table:table-cell office:value-type="float" office:value="2.42398140843869" calcext:value-type="float">
            <text:p>2,423981408438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099" calcext:value-type="float">
            <text:p>1,7099</text:p>
          </table:table-cell>
          <table:table-cell office:value-type="float" office:value="3.674" calcext:value-type="float">
            <text:p>3,674</text:p>
          </table:table-cell>
        </table:table-row>
        <table:table-row table:style-name="ro1">
          <table:table-cell office:value-type="float" office:value="-2.2" calcext:value-type="float">
            <text:p>-2,2</text:p>
          </table:table-cell>
          <table:table-cell office:value-type="float" office:value="2.15355849012504" calcext:value-type="float">
            <text:p>2,15355849012504</text:p>
          </table:table-cell>
          <table:table-cell office:value-type="float" office:value="2.42746400885936" calcext:value-type="float">
            <text:p>2,427464008859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14" calcext:value-type="float">
            <text:p>1,7114</text:p>
          </table:table-cell>
          <table:table-cell office:value-type="float" office:value="3.6856" calcext:value-type="float">
            <text:p>3,6856</text:p>
          </table:table-cell>
        </table:table-row>
        <table:table-row table:style-name="ro1">
          <table:table-cell office:value-type="float" office:value="-2.1" calcext:value-type="float">
            <text:p>-2,1</text:p>
          </table:table-cell>
          <table:table-cell office:value-type="float" office:value="2.15857076132648" calcext:value-type="float">
            <text:p>2,15857076132648</text:p>
          </table:table-cell>
          <table:table-cell office:value-type="float" office:value="2.43096919673247" calcext:value-type="float">
            <text:p>2,430969196732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28" calcext:value-type="float">
            <text:p>1,7128</text:p>
          </table:table-cell>
          <table:table-cell office:value-type="float" office:value="3.6972" calcext:value-type="float">
            <text:p>3,697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6357484540894" calcext:value-type="float">
            <text:p>2,16357484540894</text:p>
          </table:table-cell>
          <table:table-cell office:value-type="float" office:value="2.4344878878028" calcext:value-type="float">
            <text:p>2,434487887802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42" calcext:value-type="float">
            <text:p>1,7142</text:p>
          </table:table-cell>
          <table:table-cell office:value-type="float" office:value="3.7088" calcext:value-type="float">
            <text:p>3,7088</text:p>
          </table:table-cell>
        </table:table-row>
        <table:table-row table:style-name="ro1">
          <table:table-cell office:value-type="float" office:value="-1.9" calcext:value-type="float">
            <text:p>-1,9</text:p>
          </table:table-cell>
          <table:table-cell office:value-type="float" office:value="2.16851247377011" calcext:value-type="float">
            <text:p>2,16851247377011</text:p>
          </table:table-cell>
          <table:table-cell office:value-type="float" office:value="2.43799881134318" calcext:value-type="float">
            <text:p>2,437998811343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56" calcext:value-type="float">
            <text:p>1,7156</text:p>
          </table:table-cell>
          <table:table-cell office:value-type="float" office:value="3.7203" calcext:value-type="float">
            <text:p>3,7203</text:p>
          </table:table-cell>
        </table:table-row>
        <table:table-row table:style-name="ro1">
          <table:table-cell office:value-type="float" office:value="-1.8" calcext:value-type="float">
            <text:p>-1,8</text:p>
          </table:table-cell>
          <table:table-cell office:value-type="float" office:value="2.1732572360375" calcext:value-type="float">
            <text:p>2,1732572360375</text:p>
          </table:table-cell>
          <table:table-cell office:value-type="float" office:value="2.44150199304554" calcext:value-type="float">
            <text:p>2,441501993045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71" calcext:value-type="float">
            <text:p>1,7171</text:p>
          </table:table-cell>
          <table:table-cell office:value-type="float" office:value="3.7317" calcext:value-type="float">
            <text:p>3,7317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2.17817864416642" calcext:value-type="float">
            <text:p>2,17817864416642</text:p>
          </table:table-cell>
          <table:table-cell office:value-type="float" office:value="2.44507042253521" calcext:value-type="float">
            <text:p>2,445070422535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85" calcext:value-type="float">
            <text:p>1,7185</text:p>
          </table:table-cell>
          <table:table-cell office:value-type="float" office:value="3.7432" calcext:value-type="float">
            <text:p>3,7432</text:p>
          </table:table-cell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2.1830920402349" calcext:value-type="float">
            <text:p>2,1830920402349</text:p>
          </table:table-cell>
          <table:table-cell office:value-type="float" office:value="2.44855819070387" calcext:value-type="float">
            <text:p>2,4485581907038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199" calcext:value-type="float">
            <text:p>1,7199</text:p>
          </table:table-cell>
          <table:table-cell office:value-type="float" office:value="3.7547" calcext:value-type="float">
            <text:p>3,7547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2.18799744379248" calcext:value-type="float">
            <text:p>2,18799744379248</text:p>
          </table:table-cell>
          <table:table-cell office:value-type="float" office:value="2.45211124730547" calcext:value-type="float">
            <text:p>2,452111247305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13" calcext:value-type="float">
            <text:p>1,7213</text:p>
          </table:table-cell>
          <table:table-cell office:value-type="float" office:value="3.7662" calcext:value-type="float">
            <text:p>3,7662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office:value-type="float" office:value="2.19289487432519" calcext:value-type="float">
            <text:p>2,19289487432519</text:p>
          </table:table-cell>
          <table:table-cell office:value-type="float" office:value="2.45565665308535" calcext:value-type="float">
            <text:p>2,4556566530853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27" calcext:value-type="float">
            <text:p>1,7227</text:p>
          </table:table-cell>
          <table:table-cell office:value-type="float" office:value="3.7777" calcext:value-type="float">
            <text:p>3,7777</text:p>
          </table:table-cell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2.19796983758701" calcext:value-type="float">
            <text:p>2,19796983758701</text:p>
          </table:table-cell>
          <table:table-cell office:value-type="float" office:value="2.45924629367975" calcext:value-type="float">
            <text:p>2,459246293679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4" calcext:value-type="float">
            <text:p>1,724</text:p>
          </table:table-cell>
          <table:table-cell office:value-type="float" office:value="3.7893" calcext:value-type="float">
            <text:p>3,7893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2.20296742784282" calcext:value-type="float">
            <text:p>2,20296742784282</text:p>
          </table:table-cell>
          <table:table-cell office:value-type="float" office:value="2.462776490415" calcext:value-type="float">
            <text:p>2,4627764904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54" calcext:value-type="float">
            <text:p>1,7254</text:p>
          </table:table-cell>
          <table:table-cell office:value-type="float" office:value="3.801" calcext:value-type="float">
            <text:p>3,801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2.20795691452397" calcext:value-type="float">
            <text:p>2,20795691452397</text:p>
          </table:table-cell>
          <table:table-cell office:value-type="float" office:value="2.46637205387205" calcext:value-type="float">
            <text:p>2,466372053872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68" calcext:value-type="float">
            <text:p>1,7268</text:p>
          </table:table-cell>
          <table:table-cell office:value-type="float" office:value="3.8127" calcext:value-type="float">
            <text:p>3,812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1299618099757" calcext:value-type="float">
            <text:p>2,21299618099757</text:p>
          </table:table-cell>
          <table:table-cell office:value-type="float" office:value="2.46996005886063" calcext:value-type="float">
            <text:p>2,4699600588606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82" calcext:value-type="float">
            <text:p>1,7282</text:p>
          </table:table-cell>
          <table:table-cell office:value-type="float" office:value="3.8245" calcext:value-type="float">
            <text:p>3,8245</text:p>
          </table:table-cell>
        </table:table-row>
        <table:table-row table:style-name="ro1">
          <table:table-cell office:value-type="float" office:value="-0.9" calcext:value-type="float">
            <text:p>-0,9</text:p>
          </table:table-cell>
          <table:table-cell office:value-type="float" office:value="2.2182133564614" calcext:value-type="float">
            <text:p>2,2182133564614</text:p>
          </table:table-cell>
          <table:table-cell office:value-type="float" office:value="2.47354052918942" calcext:value-type="float">
            <text:p>2,473540529189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295" calcext:value-type="float">
            <text:p>1,7295</text:p>
          </table:table-cell>
          <table:table-cell office:value-type="float" office:value="3.8364" calcext:value-type="float">
            <text:p>3,8364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2.22335201340343" calcext:value-type="float">
            <text:p>2,22335201340343</text:p>
          </table:table-cell>
          <table:table-cell office:value-type="float" office:value="2.47711348856723" calcext:value-type="float">
            <text:p>2,4771134885672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09" calcext:value-type="float">
            <text:p>1,7309</text:p>
          </table:table-cell>
          <table:table-cell office:value-type="float" office:value="3.8484" calcext:value-type="float">
            <text:p>3,8484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2.22866874494862" calcext:value-type="float">
            <text:p>2,22866874494862</text:p>
          </table:table-cell>
          <table:table-cell office:value-type="float" office:value="2.48075190175821" calcext:value-type="float">
            <text:p>2,480751901758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22" calcext:value-type="float">
            <text:p>1,7322</text:p>
          </table:table-cell>
          <table:table-cell office:value-type="float" office:value="3.8605" calcext:value-type="float">
            <text:p>3,8605</text:p>
          </table:table-cell>
        </table:table-row>
        <table:table-row table:style-name="ro1">
          <table:table-cell office:value-type="float" office:value="-0.6" calcext:value-type="float">
            <text:p>-0,6</text:p>
          </table:table-cell>
          <table:table-cell office:value-type="float" office:value="2.23390632210429" calcext:value-type="float">
            <text:p>2,23390632210429</text:p>
          </table:table-cell>
          <table:table-cell office:value-type="float" office:value="2.48438285044381" calcext:value-type="float">
            <text:p>2,4843828504438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36" calcext:value-type="float">
            <text:p>1,7336</text:p>
          </table:table-cell>
          <table:table-cell office:value-type="float" office:value="3.8727" calcext:value-type="float">
            <text:p>3,8727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2.23932215113263" calcext:value-type="float">
            <text:p>2,23932215113263</text:p>
          </table:table-cell>
          <table:table-cell office:value-type="float" office:value="2.48795432682254" calcext:value-type="float">
            <text:p>2,487954326822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49" calcext:value-type="float">
            <text:p>1,7349</text:p>
          </table:table-cell>
          <table:table-cell office:value-type="float" office:value="3.885" calcext:value-type="float">
            <text:p>3,885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2.24471577492369" calcext:value-type="float">
            <text:p>2,24471577492369</text:p>
          </table:table-cell>
          <table:table-cell office:value-type="float" office:value="2.49159128418326" calcext:value-type="float">
            <text:p>2,491591284183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63" calcext:value-type="float">
            <text:p>1,7363</text:p>
          </table:table-cell>
          <table:table-cell office:value-type="float" office:value="3.8975" calcext:value-type="float">
            <text:p>3,8975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2.25023020257827" calcext:value-type="float">
            <text:p>2,25023020257827</text:p>
          </table:table-cell>
          <table:table-cell office:value-type="float" office:value="2.4952937493478" calcext:value-type="float">
            <text:p>2,49529374934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76" calcext:value-type="float">
            <text:p>1,7376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2.25585140031054" calcext:value-type="float">
            <text:p>2,25585140031054</text:p>
          </table:table-cell>
          <table:table-cell office:value-type="float" office:value="2.49891585355683" calcext:value-type="float">
            <text:p>2,4989158535568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389" calcext:value-type="float">
            <text:p>1,7389</text:p>
          </table:table-cell>
          <table:table-cell office:value-type="float" office:value="3.9227" calcext:value-type="float">
            <text:p>3,9227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2.26144917542952" calcext:value-type="float">
            <text:p>2,26144917542952</text:p>
          </table:table-cell>
          <table:table-cell office:value-type="float" office:value="2.50260351578772" calcext:value-type="float">
            <text:p>2,5026035157877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03" calcext:value-type="float">
            <text:p>1,7403</text:p>
          </table:table-cell>
          <table:table-cell office:value-type="float" office:value="3.9356" calcext:value-type="float">
            <text:p>3,9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671681212678" calcext:value-type="float">
            <text:p>2,2671681212678</text:p>
          </table:table-cell>
          <table:table-cell office:value-type="float" office:value="2.50625247081833" calcext:value-type="float">
            <text:p>2,5062524708183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16" calcext:value-type="float">
            <text:p>1,7416</text:p>
          </table:table-cell>
          <table:table-cell office:value-type="float" office:value="3.9485" calcext:value-type="float">
            <text:p>3,948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27293591141201" calcext:value-type="float">
            <text:p>2,27293591141201</text:p>
          </table:table-cell>
          <table:table-cell office:value-type="float" office:value="2.50996695005093" calcext:value-type="float">
            <text:p>2,509966950050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29" calcext:value-type="float">
            <text:p>1,7429</text:p>
          </table:table-cell>
          <table:table-cell office:value-type="float" office:value="3.9615" calcext:value-type="float">
            <text:p>3,96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27867912629708" calcext:value-type="float">
            <text:p>2,27867912629708</text:p>
          </table:table-cell>
          <table:table-cell office:value-type="float" office:value="2.51367402454472" calcext:value-type="float">
            <text:p>2,5136740245447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43" calcext:value-type="float">
            <text:p>1,7443</text:p>
          </table:table-cell>
          <table:table-cell office:value-type="float" office:value="3.9747" calcext:value-type="float">
            <text:p>3,974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28454399633364" calcext:value-type="float">
            <text:p>2,28454399633364</text:p>
          </table:table-cell>
          <table:table-cell office:value-type="float" office:value="2.51744668492241" calcext:value-type="float">
            <text:p>2,517446684922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56" calcext:value-type="float">
            <text:p>1,7456</text:p>
          </table:table-cell>
          <table:table-cell office:value-type="float" office:value="3.9879" calcext:value-type="float">
            <text:p>3,987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29045738164749" calcext:value-type="float">
            <text:p>2,29045738164749</text:p>
          </table:table-cell>
          <table:table-cell office:value-type="float" office:value="2.5211597446738" calcext:value-type="float">
            <text:p>2,52115974467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69" calcext:value-type="float">
            <text:p>1,7469</text:p>
          </table:table-cell>
          <table:table-cell office:value-type="float" office:value="4.0012" calcext:value-type="float">
            <text:p>4,001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29641917400755" calcext:value-type="float">
            <text:p>2,29641917400755</text:p>
          </table:table-cell>
          <table:table-cell office:value-type="float" office:value="2.52495910888424" calcext:value-type="float">
            <text:p>2,524959108884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82" calcext:value-type="float">
            <text:p>1,7482</text:p>
          </table:table-cell>
          <table:table-cell office:value-type="float" office:value="4.0146" calcext:value-type="float">
            <text:p>4,014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30242926550443" calcext:value-type="float">
            <text:p>2,30242926550443</text:p>
          </table:table-cell>
          <table:table-cell office:value-type="float" office:value="2.52871946553044" calcext:value-type="float">
            <text:p>2,5287194655304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495" calcext:value-type="float">
            <text:p>1,7495</text:p>
          </table:table-cell>
          <table:table-cell office:value-type="float" office:value="4.0281" calcext:value-type="float">
            <text:p>4,028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2.30835570278143" calcext:value-type="float">
            <text:p>2,30835570278143</text:p>
          </table:table-cell>
          <table:table-cell office:value-type="float" office:value="2.53254535686242" calcext:value-type="float">
            <text:p>2,532545356862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09" calcext:value-type="float">
            <text:p>1,7509</text:p>
          </table:table-cell>
          <table:table-cell office:value-type="float" office:value="4.0417" calcext:value-type="float">
            <text:p>4,041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.3144047483164" calcext:value-type="float">
            <text:p>2,3144047483164</text:p>
          </table:table-cell>
          <table:table-cell office:value-type="float" office:value="2.5364051113726" calcext:value-type="float">
            <text:p>2,53640511137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22" calcext:value-type="float">
            <text:p>1,7522</text:p>
          </table:table-cell>
          <table:table-cell office:value-type="float" office:value="4.0553" calcext:value-type="float">
            <text:p>4,055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32050185343599" calcext:value-type="float">
            <text:p>2,32050185343599</text:p>
          </table:table-cell>
          <table:table-cell office:value-type="float" office:value="2.54027800692955" calcext:value-type="float">
            <text:p>2,5402780069295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35" calcext:value-type="float">
            <text:p>1,7535</text:p>
          </table:table-cell>
          <table:table-cell office:value-type="float" office:value="4.069" calcext:value-type="float">
            <text:p>4,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2664691132893" calcext:value-type="float">
            <text:p>2,32664691132893</text:p>
          </table:table-cell>
          <table:table-cell office:value-type="float" office:value="2.54418460904502" calcext:value-type="float">
            <text:p>2,5441846090450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48" calcext:value-type="float">
            <text:p>1,7548</text:p>
          </table:table-cell>
          <table:table-cell office:value-type="float" office:value="4.0828" calcext:value-type="float">
            <text:p>4,082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.3327828711349" calcext:value-type="float">
            <text:p>2,3327828711349</text:p>
          </table:table-cell>
          <table:table-cell office:value-type="float" office:value="2.54812481989214" calcext:value-type="float">
            <text:p>2,548124819892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61" calcext:value-type="float">
            <text:p>1,7561</text:p>
          </table:table-cell>
          <table:table-cell office:value-type="float" office:value="4.0966" calcext:value-type="float">
            <text:p>4,0966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.33896665528622" calcext:value-type="float">
            <text:p>2,33896665528622</text:p>
          </table:table-cell>
          <table:table-cell office:value-type="float" office:value="2.55217158838529" calcext:value-type="float">
            <text:p>2,552171588385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74" calcext:value-type="float">
            <text:p>1,7574</text:p>
          </table:table-cell>
          <table:table-cell office:value-type="float" office:value="4.1105" calcext:value-type="float">
            <text:p>4,110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.34519815773014" calcext:value-type="float">
            <text:p>2,34519815773014</text:p>
          </table:table-cell>
          <table:table-cell office:value-type="float" office:value="2.55621982537237" calcext:value-type="float">
            <text:p>2,556219825372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587" calcext:value-type="float">
            <text:p>1,7587</text:p>
          </table:table-cell>
          <table:table-cell office:value-type="float" office:value="4.1245" calcext:value-type="float">
            <text:p>4,1245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2.35142045454545" calcext:value-type="float">
            <text:p>2,35142045454545</text:p>
          </table:table-cell>
          <table:table-cell office:value-type="float" office:value="2.56037437655221" calcext:value-type="float">
            <text:p>2,560374376552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" calcext:value-type="float">
            <text:p>1,76</text:p>
          </table:table-cell>
          <table:table-cell office:value-type="float" office:value="4.1385" calcext:value-type="float">
            <text:p>4,138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.35763356611594" calcext:value-type="float">
            <text:p>2,35763356611594</text:p>
          </table:table-cell>
          <table:table-cell office:value-type="float" office:value="2.56458260709086" calcext:value-type="float">
            <text:p>2,564582607090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13" calcext:value-type="float">
            <text:p>1,7613</text:p>
          </table:table-cell>
          <table:table-cell office:value-type="float" office:value="4.1525" calcext:value-type="float">
            <text:p>4,152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.36389424713491" calcext:value-type="float">
            <text:p>2,36389424713491</text:p>
          </table:table-cell>
          <table:table-cell office:value-type="float" office:value="2.56885319785307" calcext:value-type="float">
            <text:p>2,5688531978530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26" calcext:value-type="float">
            <text:p>1,7626</text:p>
          </table:table-cell>
          <table:table-cell office:value-type="float" office:value="4.1666" calcext:value-type="float">
            <text:p>4,166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37020239242587" calcext:value-type="float">
            <text:p>2,37020239242587</text:p>
          </table:table-cell>
          <table:table-cell office:value-type="float" office:value="2.5732501023332" calcext:value-type="float">
            <text:p>2,57325010233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39" calcext:value-type="float">
            <text:p>1,7639</text:p>
          </table:table-cell>
          <table:table-cell office:value-type="float" office:value="4.1808" calcext:value-type="float">
            <text:p>4,1808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3765012463177" calcext:value-type="float">
            <text:p>2,3765012463177</text:p>
          </table:table-cell>
          <table:table-cell office:value-type="float" office:value="2.57778186725555" calcext:value-type="float">
            <text:p>2,5777818672555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52" calcext:value-type="float">
            <text:p>1,7652</text:p>
          </table:table-cell>
          <table:table-cell office:value-type="float" office:value="4.195" calcext:value-type="float">
            <text:p>4,19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38279082932352" calcext:value-type="float">
            <text:p>2,38279082932352</text:p>
          </table:table-cell>
          <table:table-cell office:value-type="float" office:value="2.58250086821515" calcext:value-type="float">
            <text:p>2,582500868215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65" calcext:value-type="float">
            <text:p>1,7665</text:p>
          </table:table-cell>
          <table:table-cell office:value-type="float" office:value="4.2092" calcext:value-type="float">
            <text:p>4,2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8912772938115" calcext:value-type="float">
            <text:p>2,38912772938115</text:p>
          </table:table-cell>
          <table:table-cell office:value-type="float" office:value="2.58730126334265" calcext:value-type="float">
            <text:p>2,587301263342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78" calcext:value-type="float">
            <text:p>1,7678</text:p>
          </table:table-cell>
          <table:table-cell office:value-type="float" office:value="4.2235" calcext:value-type="float">
            <text:p>4,223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39545531626251" calcext:value-type="float">
            <text:p>2,39545531626251</text:p>
          </table:table-cell>
          <table:table-cell office:value-type="float" office:value="2.59227616581367" calcext:value-type="float">
            <text:p>2,592276165813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691" calcext:value-type="float">
            <text:p>1,7691</text:p>
          </table:table-cell>
          <table:table-cell office:value-type="float" office:value="4.2378" calcext:value-type="float">
            <text:p>4,2378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40183009489381" calcext:value-type="float">
            <text:p>2,40183009489381</text:p>
          </table:table-cell>
          <table:table-cell office:value-type="float" office:value="2.5974250850496" calcext:value-type="float">
            <text:p>2,59742508504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04" calcext:value-type="float">
            <text:p>1,7704</text:p>
          </table:table-cell>
          <table:table-cell office:value-type="float" office:value="4.2522" calcext:value-type="float">
            <text:p>4,2522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40819551842863" calcext:value-type="float">
            <text:p>2,40819551842863</text:p>
          </table:table-cell>
          <table:table-cell office:value-type="float" office:value="2.60284120975292" calcext:value-type="float">
            <text:p>2,602841209752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17" calcext:value-type="float">
            <text:p>1,7717</text:p>
          </table:table-cell>
          <table:table-cell office:value-type="float" office:value="4.2666" calcext:value-type="float">
            <text:p>4,2666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41468779965029" calcext:value-type="float">
            <text:p>2,41468779965029</text:p>
          </table:table-cell>
          <table:table-cell office:value-type="float" office:value="2.60843042762155" calcext:value-type="float">
            <text:p>2,6084304276215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29" calcext:value-type="float">
            <text:p>1,7729</text:p>
          </table:table-cell>
          <table:table-cell office:value-type="float" office:value="4.281" calcext:value-type="float">
            <text:p>4,28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42109119603201" calcext:value-type="float">
            <text:p>2,42109119603201</text:p>
          </table:table-cell>
          <table:table-cell office:value-type="float" office:value="2.6141594718131" calcext:value-type="float">
            <text:p>2,614159471813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42" calcext:value-type="float">
            <text:p>1,7742</text:p>
          </table:table-cell>
          <table:table-cell office:value-type="float" office:value="4.2955" calcext:value-type="float">
            <text:p>4,295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4274288932695" calcext:value-type="float">
            <text:p>2,4274288932695</text:p>
          </table:table-cell>
          <table:table-cell office:value-type="float" office:value="2.62011365942764" calcext:value-type="float">
            <text:p>2,6201136594276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55" calcext:value-type="float">
            <text:p>1,7755</text:p>
          </table:table-cell>
          <table:table-cell office:value-type="float" office:value="4.3099" calcext:value-type="float">
            <text:p>4,3099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43386987843314" calcext:value-type="float">
            <text:p>2,43386987843314</text:p>
          </table:table-cell>
          <table:table-cell office:value-type="float" office:value="2.62619892527629" calcext:value-type="float">
            <text:p>2,626198925276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68" calcext:value-type="float">
            <text:p>1,7768</text:p>
          </table:table-cell>
          <table:table-cell office:value-type="float" office:value="4.3245" calcext:value-type="float">
            <text:p>4,3245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44024520555649" calcext:value-type="float">
            <text:p>2,44024520555649</text:p>
          </table:table-cell>
          <table:table-cell office:value-type="float" office:value="2.632414910859" calcext:value-type="float">
            <text:p>2,6324149108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81" calcext:value-type="float">
            <text:p>1,7781</text:p>
          </table:table-cell>
          <table:table-cell office:value-type="float" office:value="4.339" calcext:value-type="float">
            <text:p>4,339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44666741598292" calcext:value-type="float">
            <text:p>2,44666741598292</text:p>
          </table:table-cell>
          <table:table-cell office:value-type="float" office:value="2.63870053638296" calcext:value-type="float">
            <text:p>2,638700536382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794" calcext:value-type="float">
            <text:p>1,7794</text:p>
          </table:table-cell>
          <table:table-cell office:value-type="float" office:value="4.3536" calcext:value-type="float">
            <text:p>4,3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5321801639897" calcext:value-type="float">
            <text:p>2,45321801639897</text:p>
          </table:table-cell>
          <table:table-cell office:value-type="float" office:value="2.64501516683519" calcext:value-type="float">
            <text:p>2,6450151668351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06" calcext:value-type="float">
            <text:p>1,7806</text:p>
          </table:table-cell>
          <table:table-cell office:value-type="float" office:value="4.3682" calcext:value-type="float">
            <text:p>4,3682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4596217520624" calcext:value-type="float">
            <text:p>2,4596217520624</text:p>
          </table:table-cell>
          <table:table-cell office:value-type="float" office:value="2.65137892716436" calcext:value-type="float">
            <text:p>2,651378927164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19" calcext:value-type="float">
            <text:p>1,7819</text:p>
          </table:table-cell>
          <table:table-cell office:value-type="float" office:value="4.3828" calcext:value-type="float">
            <text:p>4,3828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46601615074024" calcext:value-type="float">
            <text:p>2,46601615074024</text:p>
          </table:table-cell>
          <table:table-cell office:value-type="float" office:value="2.65773112636254" calcext:value-type="float">
            <text:p>2,657731126362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32" calcext:value-type="float">
            <text:p>1,7832</text:p>
          </table:table-cell>
          <table:table-cell office:value-type="float" office:value="4.3974" calcext:value-type="float">
            <text:p>4,397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47245727094424" calcext:value-type="float">
            <text:p>2,47245727094424</text:p>
          </table:table-cell>
          <table:table-cell office:value-type="float" office:value="2.66409196329535" calcext:value-type="float">
            <text:p>2,6640919632953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45" calcext:value-type="float">
            <text:p>1,7845</text:p>
          </table:table-cell>
          <table:table-cell office:value-type="float" office:value="4.4121" calcext:value-type="float">
            <text:p>4,4121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47897183177465" calcext:value-type="float">
            <text:p>2,47897183177465</text:p>
          </table:table-cell>
          <table:table-cell office:value-type="float" office:value="2.6704749239356" calcext:value-type="float">
            <text:p>2,670474923935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57" calcext:value-type="float">
            <text:p>1,7857</text:p>
          </table:table-cell>
          <table:table-cell office:value-type="float" office:value="4.4267" calcext:value-type="float">
            <text:p>4,426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48539451594852" calcext:value-type="float">
            <text:p>2,48539451594852</text:p>
          </table:table-cell>
          <table:table-cell office:value-type="float" office:value="2.67677255707211" calcext:value-type="float">
            <text:p>2,676772557072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7" calcext:value-type="float">
            <text:p>1,787</text:p>
          </table:table-cell>
          <table:table-cell office:value-type="float" office:value="4.4414" calcext:value-type="float">
            <text:p>4,441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49175194318627" calcext:value-type="float">
            <text:p>2,49175194318627</text:p>
          </table:table-cell>
          <table:table-cell office:value-type="float" office:value="2.68311275594352" calcext:value-type="float">
            <text:p>2,6831127559435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83" calcext:value-type="float">
            <text:p>1,7883</text:p>
          </table:table-cell>
          <table:table-cell office:value-type="float" office:value="4.456" calcext:value-type="float">
            <text:p>4,456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49815601251676" calcext:value-type="float">
            <text:p>2,49815601251676</text:p>
          </table:table-cell>
          <table:table-cell office:value-type="float" office:value="2.68934750718405" calcext:value-type="float">
            <text:p>2,689347507184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896" calcext:value-type="float">
            <text:p>1,7896</text:p>
          </table:table-cell>
          <table:table-cell office:value-type="float" office:value="4.4707" calcext:value-type="float">
            <text:p>4,4707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50463480008935" calcext:value-type="float">
            <text:p>2,50463480008935</text:p>
          </table:table-cell>
          <table:table-cell office:value-type="float" office:value="2.69562511293593" calcext:value-type="float">
            <text:p>2,695625112935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08" calcext:value-type="float">
            <text:p>1,7908</text:p>
          </table:table-cell>
          <table:table-cell office:value-type="float" office:value="4.4853" calcext:value-type="float">
            <text:p>4,4853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51096478991128" calcext:value-type="float">
            <text:p>2,51096478991128</text:p>
          </table:table-cell>
          <table:table-cell office:value-type="float" office:value="2.70181737944315" calcext:value-type="float">
            <text:p>2,701817379443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21" calcext:value-type="float">
            <text:p>1,7921</text:p>
          </table:table-cell>
          <table:table-cell office:value-type="float" office:value="4.4999" calcext:value-type="float">
            <text:p>4,4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722984275677" calcext:value-type="float">
            <text:p>2,51722984275677</text:p>
          </table:table-cell>
          <table:table-cell office:value-type="float" office:value="2.70803270803271" calcext:value-type="float">
            <text:p>2,7080327080327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34" calcext:value-type="float">
            <text:p>1,7934</text:p>
          </table:table-cell>
          <table:table-cell office:value-type="float" office:value="4.5144" calcext:value-type="float">
            <text:p>4,5144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52368215758386" calcext:value-type="float">
            <text:p>2,52368215758386</text:p>
          </table:table-cell>
          <table:table-cell office:value-type="float" office:value="2.71421706047257" calcext:value-type="float">
            <text:p>2,714217060472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46" calcext:value-type="float">
            <text:p>1,7946</text:p>
          </table:table-cell>
          <table:table-cell office:value-type="float" office:value="4.529" calcext:value-type="float">
            <text:p>4,52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.52992928336767" calcext:value-type="float">
            <text:p>2,52992928336767</text:p>
          </table:table-cell>
          <table:table-cell office:value-type="float" office:value="2.72037051856594" calcext:value-type="float">
            <text:p>2,720370518565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59" calcext:value-type="float">
            <text:p>1,7959</text:p>
          </table:table-cell>
          <table:table-cell office:value-type="float" office:value="4.5435" calcext:value-type="float">
            <text:p>4,5435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.53611172935678" calcext:value-type="float">
            <text:p>2,53611172935678</text:p>
          </table:table-cell>
          <table:table-cell office:value-type="float" office:value="2.72649316382826" calcext:value-type="float">
            <text:p>2,726493163828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72" calcext:value-type="float">
            <text:p>1,7972</text:p>
          </table:table-cell>
          <table:table-cell office:value-type="float" office:value="4.5579" calcext:value-type="float">
            <text:p>4,5579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54242660142349" calcext:value-type="float">
            <text:p>2,54242660142349</text:p>
          </table:table-cell>
          <table:table-cell office:value-type="float" office:value="2.73258507748842" calcext:value-type="float">
            <text:p>2,732585077488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84" calcext:value-type="float">
            <text:p>1,7984</text:p>
          </table:table-cell>
          <table:table-cell office:value-type="float" office:value="4.5723" calcext:value-type="float">
            <text:p>4,57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54859143190532" calcext:value-type="float">
            <text:p>2,54859143190532</text:p>
          </table:table-cell>
          <table:table-cell office:value-type="float" office:value="2.73862638678266" calcext:value-type="float">
            <text:p>2,7386263867826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7997" calcext:value-type="float">
            <text:p>1,7997</text:p>
          </table:table-cell>
          <table:table-cell office:value-type="float" office:value="4.5867" calcext:value-type="float">
            <text:p>4,586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55469183786785" calcext:value-type="float">
            <text:p>2,55469183786785</text:p>
          </table:table-cell>
          <table:table-cell office:value-type="float" office:value="2.74465709728868" calcext:value-type="float">
            <text:p>2,744657097288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1" calcext:value-type="float">
            <text:p>1,801</text:p>
          </table:table-cell>
          <table:table-cell office:value-type="float" office:value="4.601" calcext:value-type="float">
            <text:p>4,601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2.56087004771945" calcext:value-type="float">
            <text:p>2,56087004771945</text:p>
          </table:table-cell>
          <table:table-cell office:value-type="float" office:value="2.75063739941041" calcext:value-type="float">
            <text:p>2,750637399410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22" calcext:value-type="float">
            <text:p>1,8022</text:p>
          </table:table-cell>
          <table:table-cell office:value-type="float" office:value="4.6152" calcext:value-type="float">
            <text:p>4,615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2.56684225117826" calcext:value-type="float">
            <text:p>2,56684225117826</text:p>
          </table:table-cell>
          <table:table-cell office:value-type="float" office:value="2.75660722814838" calcext:value-type="float">
            <text:p>2,756607228148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35" calcext:value-type="float">
            <text:p>1,8035</text:p>
          </table:table-cell>
          <table:table-cell office:value-type="float" office:value="4.6293" calcext:value-type="float">
            <text:p>4,6293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2.57294841247853" calcext:value-type="float">
            <text:p>2,57294841247853</text:p>
          </table:table-cell>
          <table:table-cell office:value-type="float" office:value="2.7625268432355" calcext:value-type="float">
            <text:p>2,762526843235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47" calcext:value-type="float">
            <text:p>1,8047</text:p>
          </table:table-cell>
          <table:table-cell office:value-type="float" office:value="4.6434" calcext:value-type="float">
            <text:p>4,6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7884828349945" calcext:value-type="float">
            <text:p>2,57884828349945</text:p>
          </table:table-cell>
          <table:table-cell office:value-type="float" office:value="2.76841624284806" calcext:value-type="float">
            <text:p>2,768416242848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6" calcext:value-type="float">
            <text:p>1,806</text:p>
          </table:table-cell>
          <table:table-cell office:value-type="float" office:value="4.6574" calcext:value-type="float">
            <text:p>4,657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2.5848826914564" calcext:value-type="float">
            <text:p>2,5848826914564</text:p>
          </table:table-cell>
          <table:table-cell office:value-type="float" office:value="2.77431072470672" calcext:value-type="float">
            <text:p>2,7743107247067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72" calcext:value-type="float">
            <text:p>1,8072</text:p>
          </table:table-cell>
          <table:table-cell office:value-type="float" office:value="4.6714" calcext:value-type="float">
            <text:p>4,6714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.59065523914847" calcext:value-type="float">
            <text:p>2,59065523914847</text:p>
          </table:table-cell>
          <table:table-cell office:value-type="float" office:value="2.78014001546913" calcext:value-type="float">
            <text:p>2,7801400154691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85" calcext:value-type="float">
            <text:p>1,8085</text:p>
          </table:table-cell>
          <table:table-cell office:value-type="float" office:value="4.6852" calcext:value-type="float">
            <text:p>4,6852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2.59641949386673" calcext:value-type="float">
            <text:p>2,59641949386673</text:p>
          </table:table-cell>
          <table:table-cell office:value-type="float" office:value="2.78597471565014" calcext:value-type="float">
            <text:p>2,785974715650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098" calcext:value-type="float">
            <text:p>1,8098</text:p>
          </table:table-cell>
          <table:table-cell office:value-type="float" office:value="4.699" calcext:value-type="float">
            <text:p>4,699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2.60220872446162" calcext:value-type="float">
            <text:p>2,60220872446162</text:p>
          </table:table-cell>
          <table:table-cell office:value-type="float" office:value="2.79174420906751" calcext:value-type="float">
            <text:p>2,791744209067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1" calcext:value-type="float">
            <text:p>1,811</text:p>
          </table:table-cell>
          <table:table-cell office:value-type="float" office:value="4.7126" calcext:value-type="float">
            <text:p>4,712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60784638304916" calcext:value-type="float">
            <text:p>2,60784638304916</text:p>
          </table:table-cell>
          <table:table-cell office:value-type="float" office:value="2.79751943504837" calcext:value-type="float">
            <text:p>2,797519435048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23" calcext:value-type="float">
            <text:p>1,8123</text:p>
          </table:table-cell>
          <table:table-cell office:value-type="float" office:value="4.7262" calcext:value-type="float">
            <text:p>4,7262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61350978770334" calcext:value-type="float">
            <text:p>2,61350978770334</text:p>
          </table:table-cell>
          <table:table-cell office:value-type="float" office:value="2.80320967646303" calcext:value-type="float">
            <text:p>2,803209676463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35" calcext:value-type="float">
            <text:p>1,8135</text:p>
          </table:table-cell>
          <table:table-cell office:value-type="float" office:value="4.7396" calcext:value-type="float">
            <text:p>4,7396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61902137976637" calcext:value-type="float">
            <text:p>2,61902137976637</text:p>
          </table:table-cell>
          <table:table-cell office:value-type="float" office:value="2.80890600315956" calcext:value-type="float">
            <text:p>2,8089060031595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48" calcext:value-type="float">
            <text:p>1,8148</text:p>
          </table:table-cell>
          <table:table-cell office:value-type="float" office:value="4.753" calcext:value-type="float">
            <text:p>4,753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62455947136564" calcext:value-type="float">
            <text:p>2,62455947136564</text:p>
          </table:table-cell>
          <table:table-cell office:value-type="float" office:value="2.81453713203378" calcext:value-type="float">
            <text:p>2,814537132033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6" calcext:value-type="float">
            <text:p>1,816</text:p>
          </table:table-cell>
          <table:table-cell office:value-type="float" office:value="4.7662" calcext:value-type="float">
            <text:p>4,7662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2.62994552357894" calcext:value-type="float">
            <text:p>2,62994552357894</text:p>
          </table:table-cell>
          <table:table-cell office:value-type="float" office:value="2.82017466043724" calcext:value-type="float">
            <text:p>2,820174660437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73" calcext:value-type="float">
            <text:p>1,8173</text:p>
          </table:table-cell>
          <table:table-cell office:value-type="float" office:value="4.7794" calcext:value-type="float">
            <text:p>4,77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3535881220786" calcext:value-type="float">
            <text:p>2,63535881220786</text:p>
          </table:table-cell>
          <table:table-cell office:value-type="float" office:value="2.82578294268269" calcext:value-type="float">
            <text:p>2,825782942682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85" calcext:value-type="float">
            <text:p>1,8185</text:p>
          </table:table-cell>
          <table:table-cell office:value-type="float" office:value="4.7924" calcext:value-type="float">
            <text:p>4,792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64050994614793" calcext:value-type="float">
            <text:p>2,64050994614793</text:p>
          </table:table-cell>
          <table:table-cell office:value-type="float" office:value="2.83136205301793" calcext:value-type="float">
            <text:p>2,831362053017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198" calcext:value-type="float">
            <text:p>1,8198</text:p>
          </table:table-cell>
          <table:table-cell office:value-type="float" office:value="4.8052" calcext:value-type="float">
            <text:p>4,8052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64579901153213" calcext:value-type="float">
            <text:p>2,64579901153213</text:p>
          </table:table-cell>
          <table:table-cell office:value-type="float" office:value="2.83683662032759" calcext:value-type="float">
            <text:p>2,836836620327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1" calcext:value-type="float">
            <text:p>1,821</text:p>
          </table:table-cell>
          <table:table-cell office:value-type="float" office:value="4.818" calcext:value-type="float">
            <text:p>4,818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65102623202722" calcext:value-type="float">
            <text:p>2,65102623202722</text:p>
          </table:table-cell>
          <table:table-cell office:value-type="float" office:value="2.84233791748527" calcext:value-type="float">
            <text:p>2,842337917485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22" calcext:value-type="float">
            <text:p>1,8222</text:p>
          </table:table-cell>
          <table:table-cell office:value-type="float" office:value="4.8307" calcext:value-type="float">
            <text:p>4,830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65599122566493" calcext:value-type="float">
            <text:p>2,65599122566493</text:p>
          </table:table-cell>
          <table:table-cell office:value-type="float" office:value="2.8478102977838" calcext:value-type="float">
            <text:p>2,84781029778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35" calcext:value-type="float">
            <text:p>1,8235</text:p>
          </table:table-cell>
          <table:table-cell office:value-type="float" office:value="4.8432" calcext:value-type="float">
            <text:p>4,843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.66098536745766" calcext:value-type="float">
            <text:p>2,66098536745766</text:p>
          </table:table-cell>
          <table:table-cell office:value-type="float" office:value="2.85325383438591" calcext:value-type="float">
            <text:p>2,853253834385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47" calcext:value-type="float">
            <text:p>1,8247</text:p>
          </table:table-cell>
          <table:table-cell office:value-type="float" office:value="4.8555" calcext:value-type="float">
            <text:p>4,855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.6658269441402" calcext:value-type="float">
            <text:p>2,6658269441402</text:p>
          </table:table-cell>
          <table:table-cell office:value-type="float" office:value="2.85866860020773" calcext:value-type="float">
            <text:p>2,858668600207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6" calcext:value-type="float">
            <text:p>1,826</text:p>
          </table:table-cell>
          <table:table-cell office:value-type="float" office:value="4.8678" calcext:value-type="float">
            <text:p>4,8678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2.67069833625219" calcext:value-type="float">
            <text:p>2,67069833625219</text:p>
          </table:table-cell>
          <table:table-cell office:value-type="float" office:value="2.8640350877193" calcext:value-type="float">
            <text:p>2,86403508771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72" calcext:value-type="float">
            <text:p>1,8272</text:p>
          </table:table-cell>
          <table:table-cell office:value-type="float" office:value="4.8799" calcext:value-type="float">
            <text:p>4,8799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2.67550864143513" calcext:value-type="float">
            <text:p>2,67550864143513</text:p>
          </table:table-cell>
          <table:table-cell office:value-type="float" office:value="2.86937298249046" calcext:value-type="float">
            <text:p>2,8693729824904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84" calcext:value-type="float">
            <text:p>1,8284</text:p>
          </table:table-cell>
          <table:table-cell office:value-type="float" office:value="4.8919" calcext:value-type="float">
            <text:p>4,8919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2.68011149368749" calcext:value-type="float">
            <text:p>2,68011149368749</text:p>
          </table:table-cell>
          <table:table-cell office:value-type="float" office:value="2.87468235662067" calcext:value-type="float">
            <text:p>2,874682356620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297" calcext:value-type="float">
            <text:p>1,8297</text:p>
          </table:table-cell>
          <table:table-cell office:value-type="float" office:value="4.9038" calcext:value-type="float">
            <text:p>4,90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8479982522257" calcext:value-type="float">
            <text:p>2,68479982522257</text:p>
          </table:table-cell>
          <table:table-cell office:value-type="float" office:value="2.87996328196715" calcext:value-type="float">
            <text:p>2,879963281967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09" calcext:value-type="float">
            <text:p>1,8309</text:p>
          </table:table-cell>
          <table:table-cell office:value-type="float" office:value="4.9156" calcext:value-type="float">
            <text:p>4,915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2.68942743300038" calcext:value-type="float">
            <text:p>2,68942743300038</text:p>
          </table:table-cell>
          <table:table-cell office:value-type="float" office:value="2.88519631566622" calcext:value-type="float">
            <text:p>2,885196315666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21" calcext:value-type="float">
            <text:p>1,8321</text:p>
          </table:table-cell>
          <table:table-cell office:value-type="float" office:value="4.9273" calcext:value-type="float">
            <text:p>4,927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2.69384749645467" calcext:value-type="float">
            <text:p>2,69384749645467</text:p>
          </table:table-cell>
          <table:table-cell office:value-type="float" office:value="2.89040107629614" calcext:value-type="float">
            <text:p>2,890401076296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34" calcext:value-type="float">
            <text:p>1,8334</text:p>
          </table:table-cell>
          <table:table-cell office:value-type="float" office:value="4.9389" calcext:value-type="float">
            <text:p>4,9389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2.69835386460264" calcext:value-type="float">
            <text:p>2,69835386460264</text:p>
          </table:table-cell>
          <table:table-cell office:value-type="float" office:value="2.89557763491136" calcext:value-type="float">
            <text:p>2,895577634911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46" calcext:value-type="float">
            <text:p>1,8346</text:p>
          </table:table-cell>
          <table:table-cell office:value-type="float" office:value="4.9504" calcext:value-type="float">
            <text:p>4,9504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.7027998692668" calcext:value-type="float">
            <text:p>2,7027998692668</text:p>
          </table:table-cell>
          <table:table-cell office:value-type="float" office:value="2.90078252744686" calcext:value-type="float">
            <text:p>2,900782527446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58" calcext:value-type="float">
            <text:p>1,8358</text:p>
          </table:table-cell>
          <table:table-cell office:value-type="float" office:value="4.9618" calcext:value-type="float">
            <text:p>4,961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.7070382668336" calcext:value-type="float">
            <text:p>2,7070382668336</text:p>
          </table:table-cell>
          <table:table-cell office:value-type="float" office:value="2.90588349703394" calcext:value-type="float">
            <text:p>2,905883497033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71" calcext:value-type="float">
            <text:p>1,8371</text:p>
          </table:table-cell>
          <table:table-cell office:value-type="float" office:value="4.9731" calcext:value-type="float">
            <text:p>4,9731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2.71136375999565" calcext:value-type="float">
            <text:p>2,71136375999565</text:p>
          </table:table-cell>
          <table:table-cell office:value-type="float" office:value="2.9109565082203" calcext:value-type="float">
            <text:p>2,91095650822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83" calcext:value-type="float">
            <text:p>1,8383</text:p>
          </table:table-cell>
          <table:table-cell office:value-type="float" office:value="4.9843" calcext:value-type="float">
            <text:p>4,9843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.71562924707801" calcext:value-type="float">
            <text:p>2,71562924707801</text:p>
          </table:table-cell>
          <table:table-cell office:value-type="float" office:value="2.91600163103629" calcext:value-type="float">
            <text:p>2,916001631036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395" calcext:value-type="float">
            <text:p>1,8395</text:p>
          </table:table-cell>
          <table:table-cell office:value-type="float" office:value="4.9954" calcext:value-type="float">
            <text:p>4,995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2.71974141677531" calcext:value-type="float">
            <text:p>2,71974141677531</text:p>
          </table:table-cell>
          <table:table-cell office:value-type="float" office:value="2.92105620549832" calcext:value-type="float">
            <text:p>2,921056205498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08" calcext:value-type="float">
            <text:p>1,8408</text:p>
          </table:table-cell>
          <table:table-cell office:value-type="float" office:value="5.0065" calcext:value-type="float">
            <text:p>5,006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2.72394136807818" calcext:value-type="float">
            <text:p>2,72394136807818</text:p>
          </table:table-cell>
          <table:table-cell office:value-type="float" office:value="2.92602644128252" calcext:value-type="float">
            <text:p>2,9260264412825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2" calcext:value-type="float">
            <text:p>1,842</text:p>
          </table:table-cell>
          <table:table-cell office:value-type="float" office:value="5.0175" calcext:value-type="float">
            <text:p>5,0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2808159722222" calcext:value-type="float">
            <text:p>2,72808159722222</text:p>
          </table:table-cell>
          <table:table-cell office:value-type="float" office:value="2.93096902903407" calcext:value-type="float">
            <text:p>2,9309690290340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32" calcext:value-type="float">
            <text:p>1,8432</text:p>
          </table:table-cell>
          <table:table-cell office:value-type="float" office:value="5.0284" calcext:value-type="float">
            <text:p>5,0284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2.7321622207764" calcext:value-type="float">
            <text:p>2,7321622207764</text:p>
          </table:table-cell>
          <table:table-cell office:value-type="float" office:value="2.93594085657332" calcext:value-type="float">
            <text:p>2,935940856573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44" calcext:value-type="float">
            <text:p>1,8444</text:p>
          </table:table-cell>
          <table:table-cell office:value-type="float" office:value="5.0392" calcext:value-type="float">
            <text:p>5,0392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2.73608928861678" calcext:value-type="float">
            <text:p>2,73608928861678</text:p>
          </table:table-cell>
          <table:table-cell office:value-type="float" office:value="2.94080906524345" calcext:value-type="float">
            <text:p>2,940809065243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57" calcext:value-type="float">
            <text:p>1,8457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2.74010504087931" calcext:value-type="float">
            <text:p>2,74010504087931</text:p>
          </table:table-cell>
          <table:table-cell office:value-type="float" office:value="2.94570677795811" calcext:value-type="float">
            <text:p>2,945706777958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69" calcext:value-type="float">
            <text:p>1,8469</text:p>
          </table:table-cell>
          <table:table-cell office:value-type="float" office:value="5.0607" calcext:value-type="float">
            <text:p>5,0607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2.74411557816135" calcext:value-type="float">
            <text:p>2,74411557816135</text:p>
          </table:table-cell>
          <table:table-cell office:value-type="float" office:value="2.95052028031429" calcext:value-type="float">
            <text:p>2,950520280314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81" calcext:value-type="float">
            <text:p>1,8481</text:p>
          </table:table-cell>
          <table:table-cell office:value-type="float" office:value="5.0714" calcext:value-type="float">
            <text:p>5,0714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2.74806683610015" calcext:value-type="float">
            <text:p>2,74806683610015</text:p>
          </table:table-cell>
          <table:table-cell office:value-type="float" office:value="2.95534422561293" calcext:value-type="float">
            <text:p>2,955344225612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493" calcext:value-type="float">
            <text:p>1,8493</text:p>
          </table:table-cell>
          <table:table-cell office:value-type="float" office:value="5.082" calcext:value-type="float">
            <text:p>5,082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2.75186426023992" calcext:value-type="float">
            <text:p>2,75186426023992</text:p>
          </table:table-cell>
          <table:table-cell office:value-type="float" office:value="2.960103307378" calcext:value-type="float">
            <text:p>2,9601033073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06" calcext:value-type="float">
            <text:p>1,8506</text:p>
          </table:table-cell>
          <table:table-cell office:value-type="float" office:value="5.0926" calcext:value-type="float">
            <text:p>5,092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2.75575116103251" calcext:value-type="float">
            <text:p>2,75575116103251</text:p>
          </table:table-cell>
          <table:table-cell office:value-type="float" office:value="2.96487308862612" calcext:value-type="float">
            <text:p>2,964873088626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18" calcext:value-type="float">
            <text:p>1,8518</text:p>
          </table:table-cell>
          <table:table-cell office:value-type="float" office:value="5.1031" calcext:value-type="float">
            <text:p>5,1031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2.75963302752294" calcext:value-type="float">
            <text:p>2,75963302752294</text:p>
          </table:table-cell>
          <table:table-cell office:value-type="float" office:value="2.96955877542381" calcext:value-type="float">
            <text:p>2,9695587754238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3" calcext:value-type="float">
            <text:p>1,853</text:p>
          </table:table-cell>
          <table:table-cell office:value-type="float" office:value="5.1136" calcext:value-type="float">
            <text:p>5,113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2.76345593787078" calcext:value-type="float">
            <text:p>2,76345593787078</text:p>
          </table:table-cell>
          <table:table-cell office:value-type="float" office:value="2.9742746726654" calcext:value-type="float">
            <text:p>2,97427467266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42" calcext:value-type="float">
            <text:p>1,8542</text:p>
          </table:table-cell>
          <table:table-cell office:value-type="float" office:value="5.124" calcext:value-type="float">
            <text:p>5,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6727390320147" calcext:value-type="float">
            <text:p>2,76727390320147</text:p>
          </table:table-cell>
          <table:table-cell office:value-type="float" office:value="2.97892573097168" calcext:value-type="float">
            <text:p>2,978925730971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54" calcext:value-type="float">
            <text:p>1,8554</text:p>
          </table:table-cell>
          <table:table-cell office:value-type="float" office:value="5.1344" calcext:value-type="float">
            <text:p>5,134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2.77088382614316" calcext:value-type="float">
            <text:p>2,77088382614316</text:p>
          </table:table-cell>
          <table:table-cell office:value-type="float" office:value="2.98358799140049" calcext:value-type="float">
            <text:p>2,983587991400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67" calcext:value-type="float">
            <text:p>1,8567</text:p>
          </table:table-cell>
          <table:table-cell office:value-type="float" office:value="5.1447" calcext:value-type="float">
            <text:p>5,1447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2.77469185639701" calcext:value-type="float">
            <text:p>2,77469185639701</text:p>
          </table:table-cell>
          <table:table-cell office:value-type="float" office:value="2.98818542741518" calcext:value-type="float">
            <text:p>2,988185427415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79" calcext:value-type="float">
            <text:p>1,8579</text:p>
          </table:table-cell>
          <table:table-cell office:value-type="float" office:value="5.1551" calcext:value-type="float">
            <text:p>5,1551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2.77844118121672" calcext:value-type="float">
            <text:p>2,77844118121672</text:p>
          </table:table-cell>
          <table:table-cell office:value-type="float" office:value="2.99279431210594" calcext:value-type="float">
            <text:p>2,992794312105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591" calcext:value-type="float">
            <text:p>1,8591</text:p>
          </table:table-cell>
          <table:table-cell office:value-type="float" office:value="5.1654" calcext:value-type="float">
            <text:p>5,1654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2.78213191420739" calcext:value-type="float">
            <text:p>2,78213191420739</text:p>
          </table:table-cell>
          <table:table-cell office:value-type="float" office:value="2.99739578346705" calcext:value-type="float">
            <text:p>2,997395783467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03" calcext:value-type="float">
            <text:p>1,8603</text:p>
          </table:table-cell>
          <table:table-cell office:value-type="float" office:value="5.1756" calcext:value-type="float">
            <text:p>5,175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2.78587160891754" calcext:value-type="float">
            <text:p>2,78587160891754</text:p>
          </table:table-cell>
          <table:table-cell office:value-type="float" office:value="3.00191328971033" calcext:value-type="float">
            <text:p>3,0019132897103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15" calcext:value-type="float">
            <text:p>1,8615</text:p>
          </table:table-cell>
          <table:table-cell office:value-type="float" office:value="5.1859" calcext:value-type="float">
            <text:p>5,1859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2.78940304917329" calcext:value-type="float">
            <text:p>2,78940304917329</text:p>
          </table:table-cell>
          <table:table-cell office:value-type="float" office:value="3.00646172669573" calcext:value-type="float">
            <text:p>3,006461726695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28" calcext:value-type="float">
            <text:p>1,8628</text:p>
          </table:table-cell>
          <table:table-cell office:value-type="float" office:value="5.1961" calcext:value-type="float">
            <text:p>5,1961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2.79307939914163" calcext:value-type="float">
            <text:p>2,79307939914163</text:p>
          </table:table-cell>
          <table:table-cell office:value-type="float" office:value="3.01100286532951" calcext:value-type="float">
            <text:p>3,011002865329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4" calcext:value-type="float">
            <text:p>1,864</text:p>
          </table:table-cell>
          <table:table-cell office:value-type="float" office:value="5.2063" calcext:value-type="float">
            <text:p>5,2063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2.79669740510401" calcext:value-type="float">
            <text:p>2,79669740510401</text:p>
          </table:table-cell>
          <table:table-cell office:value-type="float" office:value="3.01546008054511" calcext:value-type="float">
            <text:p>3,015460080545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52" calcext:value-type="float">
            <text:p>1,8652</text:p>
          </table:table-cell>
          <table:table-cell office:value-type="float" office:value="5.2164" calcext:value-type="float">
            <text:p>5,2164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2.80036433776254" calcext:value-type="float">
            <text:p>2,80036433776254</text:p>
          </table:table-cell>
          <table:table-cell office:value-type="float" office:value="3.01994850767617" calcext:value-type="float">
            <text:p>3,019948507676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64" calcext:value-type="float">
            <text:p>1,8664</text:p>
          </table:table-cell>
          <table:table-cell office:value-type="float" office:value="5.2266" calcext:value-type="float">
            <text:p>5,22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0397301349325" calcext:value-type="float">
            <text:p>2,80397301349325</text:p>
          </table:table-cell>
          <table:table-cell office:value-type="float" office:value="3.02437211783986" calcext:value-type="float">
            <text:p>3,024372117839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76" calcext:value-type="float">
            <text:p>1,8676</text:p>
          </table:table-cell>
          <table:table-cell office:value-type="float" office:value="5.2367" calcext:value-type="float">
            <text:p>5,236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2.80748033602654" calcext:value-type="float">
            <text:p>2,80748033602654</text:p>
          </table:table-cell>
          <table:table-cell office:value-type="float" office:value="3.02882711348058" calcext:value-type="float">
            <text:p>3,0288271134805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689" calcext:value-type="float">
            <text:p>1,8689</text:p>
          </table:table-cell>
          <table:table-cell office:value-type="float" office:value="5.2469" calcext:value-type="float">
            <text:p>5,2469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2.81107962141062" calcext:value-type="float">
            <text:p>2,81107962141062</text:p>
          </table:table-cell>
          <table:table-cell office:value-type="float" office:value="3.03325596438492" calcext:value-type="float">
            <text:p>3,033255964384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01" calcext:value-type="float">
            <text:p>1,8701</text:p>
          </table:table-cell>
          <table:table-cell office:value-type="float" office:value="5.257" calcext:value-type="float">
            <text:p>5,257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2.81467429060012" calcext:value-type="float">
            <text:p>2,81467429060012</text:p>
          </table:table-cell>
          <table:table-cell office:value-type="float" office:value="3.03761999809904" calcext:value-type="float">
            <text:p>3,0376199980990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13" calcext:value-type="float">
            <text:p>1,8713</text:p>
          </table:table-cell>
          <table:table-cell office:value-type="float" office:value="5.2671" calcext:value-type="float">
            <text:p>5,2671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2.81811385239774" calcext:value-type="float">
            <text:p>2,81811385239774</text:p>
          </table:table-cell>
          <table:table-cell office:value-type="float" office:value="3.042015689403" calcext:value-type="float">
            <text:p>3,0420156894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26" calcext:value-type="float">
            <text:p>1,8726</text:p>
          </table:table-cell>
          <table:table-cell office:value-type="float" office:value="5.2772" calcext:value-type="float">
            <text:p>5,2772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.82169922083467" calcext:value-type="float">
            <text:p>2,82169922083467</text:p>
          </table:table-cell>
          <table:table-cell office:value-type="float" office:value="3.04640437282924" calcext:value-type="float">
            <text:p>3,046404372829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38" calcext:value-type="float">
            <text:p>1,8738</text:p>
          </table:table-cell>
          <table:table-cell office:value-type="float" office:value="5.2873" calcext:value-type="float">
            <text:p>5,2873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2.82528" calcext:value-type="float">
            <text:p>2,82528</text:p>
          </table:table-cell>
          <table:table-cell office:value-type="float" office:value="3.05070924675719" calcext:value-type="float">
            <text:p>3,0507092467571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5" calcext:value-type="float">
            <text:p>1,875</text:p>
          </table:table-cell>
          <table:table-cell office:value-type="float" office:value="5.2974" calcext:value-type="float">
            <text:p>5,2974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2.82890949792133" calcext:value-type="float">
            <text:p>2,82890949792133</text:p>
          </table:table-cell>
          <table:table-cell office:value-type="float" office:value="3.0550649941259" calcext:value-type="float">
            <text:p>3,05506499412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62" calcext:value-type="float">
            <text:p>1,8762</text:p>
          </table:table-cell>
          <table:table-cell office:value-type="float" office:value="5.3076" calcext:value-type="float">
            <text:p>5,307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2.83233022636485" calcext:value-type="float">
            <text:p>2,83233022636485</text:p>
          </table:table-cell>
          <table:table-cell office:value-type="float" office:value="3.05939488033929" calcext:value-type="float">
            <text:p>3,059394880339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75" calcext:value-type="float">
            <text:p>1,8775</text:p>
          </table:table-cell>
          <table:table-cell office:value-type="float" office:value="5.3177" calcext:value-type="float">
            <text:p>5,3177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2.83595039122798" calcext:value-type="float">
            <text:p>2,83595039122798</text:p>
          </table:table-cell>
          <table:table-cell office:value-type="float" office:value="3.06365992546208" calcext:value-type="float">
            <text:p>3,0636599254620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787" calcext:value-type="float">
            <text:p>1,8787</text:p>
          </table:table-cell>
          <table:table-cell office:value-type="float" office:value="5.3279" calcext:value-type="float">
            <text:p>5,3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3941489361702" calcext:value-type="float">
            <text:p>2,83941489361702</text:p>
          </table:table-cell>
          <table:table-cell office:value-type="float" office:value="3.06797603069885" calcext:value-type="float">
            <text:p>3,0679760306988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" calcext:value-type="float">
            <text:p>1,88</text:p>
          </table:table-cell>
          <table:table-cell office:value-type="float" office:value="5.3381" calcext:value-type="float">
            <text:p>5,3381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2.84302572825856" calcext:value-type="float">
            <text:p>2,84302572825856</text:p>
          </table:table-cell>
          <table:table-cell office:value-type="float" office:value="3.0722083711091" calcext:value-type="float">
            <text:p>3,07220837110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12" calcext:value-type="float">
            <text:p>1,8812</text:p>
          </table:table-cell>
          <table:table-cell office:value-type="float" office:value="5.3483" calcext:value-type="float">
            <text:p>5,3483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2.84663195920102" calcext:value-type="float">
            <text:p>2,84663195920102</text:p>
          </table:table-cell>
          <table:table-cell office:value-type="float" office:value="3.07649190352168" calcext:value-type="float">
            <text:p>3,076491903521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24" calcext:value-type="float">
            <text:p>1,8824</text:p>
          </table:table-cell>
          <table:table-cell office:value-type="float" office:value="5.3585" calcext:value-type="float">
            <text:p>5,358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2.85028668507114" calcext:value-type="float">
            <text:p>2,85028668507114</text:p>
          </table:table-cell>
          <table:table-cell office:value-type="float" office:value="3.08069169699598" calcext:value-type="float">
            <text:p>3,0806916969959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36" calcext:value-type="float">
            <text:p>1,8836</text:p>
          </table:table-cell>
          <table:table-cell office:value-type="float" office:value="5.3688" calcext:value-type="float">
            <text:p>5,3688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2.85378534670274" calcext:value-type="float">
            <text:p>2,85378534670274</text:p>
          </table:table-cell>
          <table:table-cell office:value-type="float" office:value="3.08494281245878" calcext:value-type="float">
            <text:p>3,084942812458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49" calcext:value-type="float">
            <text:p>1,8849</text:p>
          </table:table-cell>
          <table:table-cell office:value-type="float" office:value="5.3791" calcext:value-type="float">
            <text:p>5,3791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.85743067705848" calcext:value-type="float">
            <text:p>2,85743067705848</text:p>
          </table:table-cell>
          <table:table-cell office:value-type="float" office:value="3.08912904319012" calcext:value-type="float">
            <text:p>3,089129043190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61" calcext:value-type="float">
            <text:p>1,8861</text:p>
          </table:table-cell>
          <table:table-cell office:value-type="float" office:value="5.3894" calcext:value-type="float">
            <text:p>5,3894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2.86112435754782" calcext:value-type="float">
            <text:p>2,86112435754782</text:p>
          </table:table-cell>
          <table:table-cell office:value-type="float" office:value="3.09336669425841" calcext:value-type="float">
            <text:p>3,093366694258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73" calcext:value-type="float">
            <text:p>1,8873</text:p>
          </table:table-cell>
          <table:table-cell office:value-type="float" office:value="5.3998" calcext:value-type="float">
            <text:p>5,3998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2.86486629600212" calcext:value-type="float">
            <text:p>2,86486629600212</text:p>
          </table:table-cell>
          <table:table-cell office:value-type="float" office:value="3.09752063008703" calcext:value-type="float">
            <text:p>3,097520630087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85" calcext:value-type="float">
            <text:p>1,8885</text:p>
          </table:table-cell>
          <table:table-cell office:value-type="float" office:value="5.4103" calcext:value-type="float">
            <text:p>5,4103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2.86860348203419" calcext:value-type="float">
            <text:p>2,86860348203419</text:p>
          </table:table-cell>
          <table:table-cell office:value-type="float" office:value="3.10168663836821" calcext:value-type="float">
            <text:p>3,1016866383682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897" calcext:value-type="float">
            <text:p>1,8897</text:p>
          </table:table-cell>
          <table:table-cell office:value-type="float" office:value="5.4208" calcext:value-type="float">
            <text:p>5,4208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2.87233592469195" calcext:value-type="float">
            <text:p>2,87233592469195</text:p>
          </table:table-cell>
          <table:table-cell office:value-type="float" office:value="3.10588544403573" calcext:value-type="float">
            <text:p>3,105885444035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09" calcext:value-type="float">
            <text:p>1,8909</text:p>
          </table:table-cell>
          <table:table-cell office:value-type="float" office:value="5.4313" calcext:value-type="float">
            <text:p>5,43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7616933565879" calcext:value-type="float">
            <text:p>2,87616933565879</text:p>
          </table:table-cell>
          <table:table-cell office:value-type="float" office:value="3.1100005625668" calcext:value-type="float">
            <text:p>3,110000562566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21" calcext:value-type="float">
            <text:p>1,8921</text:p>
          </table:table-cell>
          <table:table-cell office:value-type="float" office:value="5.442" calcext:value-type="float">
            <text:p>5,442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2.88009718994295" calcext:value-type="float">
            <text:p>2,88009718994295</text:p>
          </table:table-cell>
          <table:table-cell office:value-type="float" office:value="3.11412778714634" calcext:value-type="float">
            <text:p>3,1141277871463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32" calcext:value-type="float">
            <text:p>1,8932</text:p>
          </table:table-cell>
          <table:table-cell office:value-type="float" office:value="5.4526" calcext:value-type="float">
            <text:p>5,452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2.88397381756757" calcext:value-type="float">
            <text:p>2,88397381756757</text:p>
          </table:table-cell>
          <table:table-cell office:value-type="float" office:value="3.11824836650254" calcext:value-type="float">
            <text:p>3,118248366502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44" calcext:value-type="float">
            <text:p>1,8944</text:p>
          </table:table-cell>
          <table:table-cell office:value-type="float" office:value="5.4634" calcext:value-type="float">
            <text:p>5,4634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2.88799788973885" calcext:value-type="float">
            <text:p>2,88799788973885</text:p>
          </table:table-cell>
          <table:table-cell office:value-type="float" office:value="3.1223436096977" calcext:value-type="float">
            <text:p>3,122343609697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55" calcext:value-type="float">
            <text:p>1,8955</text:p>
          </table:table-cell>
          <table:table-cell office:value-type="float" office:value="5.4742" calcext:value-type="float">
            <text:p>5,4742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2.89186481784151" calcext:value-type="float">
            <text:p>2,89186481784151</text:p>
          </table:table-cell>
          <table:table-cell office:value-type="float" office:value="3.12639252336449" calcext:value-type="float">
            <text:p>3,126392523364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67" calcext:value-type="float">
            <text:p>1,8967</text:p>
          </table:table-cell>
          <table:table-cell office:value-type="float" office:value="5.485" calcext:value-type="float">
            <text:p>5,48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.89598482453367" calcext:value-type="float">
            <text:p>2,89598482453367</text:p>
          </table:table-cell>
          <table:table-cell office:value-type="float" office:value="3.13047457183946" calcext:value-type="float">
            <text:p>3,1304745718394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78" calcext:value-type="float">
            <text:p>1,8978</text:p>
          </table:table-cell>
          <table:table-cell office:value-type="float" office:value="5.496" calcext:value-type="float">
            <text:p>5,496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2.90010005792827" calcext:value-type="float">
            <text:p>2,90010005792827</text:p>
          </table:table-cell>
          <table:table-cell office:value-type="float" office:value="3.1345687306386" calcext:value-type="float">
            <text:p>3,13456873063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8989" calcext:value-type="float">
            <text:p>1,8989</text:p>
          </table:table-cell>
          <table:table-cell office:value-type="float" office:value="5.507" calcext:value-type="float">
            <text:p>5,507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2.90426315789474" calcext:value-type="float">
            <text:p>2,90426315789474</text:p>
          </table:table-cell>
          <table:table-cell office:value-type="float" office:value="3.13857915345888" calcext:value-type="float">
            <text:p>3,1385791534588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office:value-type="float" office:value="5.5181" calcext:value-type="float">
            <text:p>5,5181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2.90842144021882" calcext:value-type="float">
            <text:p>2,90842144021882</text:p>
          </table:table-cell>
          <table:table-cell office:value-type="float" office:value="3.14260163207512" calcext:value-type="float">
            <text:p>3,142601632075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11" calcext:value-type="float">
            <text:p>1,9011</text:p>
          </table:table-cell>
          <table:table-cell office:value-type="float" office:value="5.5292" calcext:value-type="float">
            <text:p>5,5292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2.91283318437516" calcext:value-type="float">
            <text:p>2,91283318437516</text:p>
          </table:table-cell>
          <table:table-cell office:value-type="float" office:value="3.14667609881416" calcext:value-type="float">
            <text:p>3,1466760988141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21" calcext:value-type="float">
            <text:p>1,9021</text:p>
          </table:table-cell>
          <table:table-cell office:value-type="float" office:value="5.5405" calcext:value-type="float">
            <text:p>5,54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1708701134931" calcext:value-type="float">
            <text:p>2,91708701134931</text:p>
          </table:table-cell>
          <table:table-cell office:value-type="float" office:value="3.15068544111903" calcext:value-type="float">
            <text:p>3,1506854411190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32" calcext:value-type="float">
            <text:p>1,9032</text:p>
          </table:table-cell>
          <table:table-cell office:value-type="float" office:value="5.5518" calcext:value-type="float">
            <text:p>5,5518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2.92154185484718" calcext:value-type="float">
            <text:p>2,92154185484718</text:p>
          </table:table-cell>
          <table:table-cell office:value-type="float" office:value="3.15470681163461" calcext:value-type="float">
            <text:p>3,1547068116346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42" calcext:value-type="float">
            <text:p>1,9042</text:p>
          </table:table-cell>
          <table:table-cell office:value-type="float" office:value="5.5632" calcext:value-type="float">
            <text:p>5,5632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2.92604450976275" calcext:value-type="float">
            <text:p>2,92604450976275</text:p>
          </table:table-cell>
          <table:table-cell office:value-type="float" office:value="3.15872161042916" calcext:value-type="float">
            <text:p>3,1587216104291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52" calcext:value-type="float">
            <text:p>1,9052</text:p>
          </table:table-cell>
          <table:table-cell office:value-type="float" office:value="5.5747" calcext:value-type="float">
            <text:p>5,5747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2.93059490084986" calcext:value-type="float">
            <text:p>2,93059490084986</text:p>
          </table:table-cell>
          <table:table-cell office:value-type="float" office:value="3.1627298535988" calcext:value-type="float">
            <text:p>3,162729853598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62" calcext:value-type="float">
            <text:p>1,9062</text:p>
          </table:table-cell>
          <table:table-cell office:value-type="float" office:value="5.5863" calcext:value-type="float">
            <text:p>5,5863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2.93514052013423" calcext:value-type="float">
            <text:p>2,93514052013423</text:p>
          </table:table-cell>
          <table:table-cell office:value-type="float" office:value="3.16676863748447" calcext:value-type="float">
            <text:p>3,166768637484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72" calcext:value-type="float">
            <text:p>1,9072</text:p>
          </table:table-cell>
          <table:table-cell office:value-type="float" office:value="5.5979" calcext:value-type="float">
            <text:p>5,597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2.93994025470363" calcext:value-type="float">
            <text:p>2,93994025470363</text:p>
          </table:table-cell>
          <table:table-cell office:value-type="float" office:value="3.17084105224157" calcext:value-type="float">
            <text:p>3,170841052241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81" calcext:value-type="float">
            <text:p>1,9081</text:p>
          </table:table-cell>
          <table:table-cell office:value-type="float" office:value="5.6097" calcext:value-type="float">
            <text:p>5,6097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2.94458121627992" calcext:value-type="float">
            <text:p>2,94458121627992</text:p>
          </table:table-cell>
          <table:table-cell office:value-type="float" office:value="3.17494400533106" calcext:value-type="float">
            <text:p>3,174944005331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091" calcext:value-type="float">
            <text:p>1,9091</text:p>
          </table:table-cell>
          <table:table-cell office:value-type="float" office:value="5.6215" calcext:value-type="float">
            <text:p>5,6215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2.94942408376963" calcext:value-type="float">
            <text:p>2,94942408376963</text:p>
          </table:table-cell>
          <table:table-cell office:value-type="float" office:value="3.17905892797692" calcext:value-type="float">
            <text:p>3,179058927976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" calcext:value-type="float">
            <text:p>1,91</text:p>
          </table:table-cell>
          <table:table-cell office:value-type="float" office:value="5.6334" calcext:value-type="float">
            <text:p>5,6334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2.95431472081218" calcext:value-type="float">
            <text:p>2,95431472081218</text:p>
          </table:table-cell>
          <table:table-cell office:value-type="float" office:value="3.18324462186738" calcext:value-type="float">
            <text:p>3,183244621867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09" calcext:value-type="float">
            <text:p>1,9109</text:p>
          </table:table-cell>
          <table:table-cell office:value-type="float" office:value="5.6454" calcext:value-type="float">
            <text:p>5,6454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2.95925305994351" calcext:value-type="float">
            <text:p>2,95925305994351</text:p>
          </table:table-cell>
          <table:table-cell office:value-type="float" office:value="3.18756002068405" calcext:value-type="float">
            <text:p>3,187560020684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18" calcext:value-type="float">
            <text:p>1,9118</text:p>
          </table:table-cell>
          <table:table-cell office:value-type="float" office:value="5.6575" calcext:value-type="float">
            <text:p>5,65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6423903382653" calcext:value-type="float">
            <text:p>2,96423903382653</text:p>
          </table:table-cell>
          <table:table-cell office:value-type="float" office:value="3.19198331703176" calcext:value-type="float">
            <text:p>3,1919833170317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27" calcext:value-type="float">
            <text:p>1,9127</text:p>
          </table:table-cell>
          <table:table-cell office:value-type="float" office:value="5.6697" calcext:value-type="float">
            <text:p>5,6697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96942775019598" calcext:value-type="float">
            <text:p>2,96942775019598</text:p>
          </table:table-cell>
          <table:table-cell office:value-type="float" office:value="3.19655503098259" calcext:value-type="float">
            <text:p>3,1965550309825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35" calcext:value-type="float">
            <text:p>1,9135</text:p>
          </table:table-cell>
          <table:table-cell office:value-type="float" office:value="5.682" calcext:value-type="float">
            <text:p>5,682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2.97450898453824" calcext:value-type="float">
            <text:p>2,97450898453824</text:p>
          </table:table-cell>
          <table:table-cell office:value-type="float" office:value="3.20131222470005" calcext:value-type="float">
            <text:p>3,201312224700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44" calcext:value-type="float">
            <text:p>1,9144</text:p>
          </table:table-cell>
          <table:table-cell office:value-type="float" office:value="5.6944" calcext:value-type="float">
            <text:p>5,6944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2.9797410192147" calcext:value-type="float">
            <text:p>2,9797410192147</text:p>
          </table:table-cell>
          <table:table-cell office:value-type="float" office:value="3.20643224225902" calcext:value-type="float">
            <text:p>3,2064322422590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52" calcext:value-type="float">
            <text:p>1,9152</text:p>
          </table:table-cell>
          <table:table-cell office:value-type="float" office:value="5.7068" calcext:value-type="float">
            <text:p>5,7068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2.98507306889353" calcext:value-type="float">
            <text:p>2,98507306889353</text:p>
          </table:table-cell>
          <table:table-cell office:value-type="float" office:value="3.21185676148394" calcext:value-type="float">
            <text:p>3,211856761483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6" calcext:value-type="float">
            <text:p>1,916</text:p>
          </table:table-cell>
          <table:table-cell office:value-type="float" office:value="5.7194" calcext:value-type="float">
            <text:p>5,7194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2.99040066777963" calcext:value-type="float">
            <text:p>2,99040066777963</text:p>
          </table:table-cell>
          <table:table-cell office:value-type="float" office:value="3.21768657403147" calcext:value-type="float">
            <text:p>3,217686574031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68" calcext:value-type="float">
            <text:p>1,9168</text:p>
          </table:table-cell>
          <table:table-cell office:value-type="float" office:value="5.732" calcext:value-type="float">
            <text:p>5,732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2.99582811848143" calcext:value-type="float">
            <text:p>2,99582811848143</text:p>
          </table:table-cell>
          <table:table-cell office:value-type="float" office:value="3.22386384544618" calcext:value-type="float">
            <text:p>3,223863845446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76" calcext:value-type="float">
            <text:p>1,9176</text:p>
          </table:table-cell>
          <table:table-cell office:value-type="float" office:value="5.7448" calcext:value-type="float">
            <text:p>5,7448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3.00140749622061" calcext:value-type="float">
            <text:p>3,00140749622061</text:p>
          </table:table-cell>
          <table:table-cell office:value-type="float" office:value="3.23041262716385" calcext:value-type="float">
            <text:p>3,2304126271638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83" calcext:value-type="float">
            <text:p>1,9183</text:p>
          </table:table-cell>
          <table:table-cell office:value-type="float" office:value="5.7576" calcext:value-type="float">
            <text:p>5,7576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3.00693033192642" calcext:value-type="float">
            <text:p>3,00693033192642</text:p>
          </table:table-cell>
          <table:table-cell office:value-type="float" office:value="3.23718337840075" calcext:value-type="float">
            <text:p>3,237183378400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91" calcext:value-type="float">
            <text:p>1,9191</text:p>
          </table:table-cell>
          <table:table-cell office:value-type="float" office:value="5.7706" calcext:value-type="float">
            <text:p>5,7706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3.01260547973747" calcext:value-type="float">
            <text:p>3,01260547973747</text:p>
          </table:table-cell>
          <table:table-cell office:value-type="float" office:value="3.24406754718369" calcext:value-type="float">
            <text:p>3,244067547183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198" calcext:value-type="float">
            <text:p>1,9198</text:p>
          </table:table-cell>
          <table:table-cell office:value-type="float" office:value="5.7836" calcext:value-type="float">
            <text:p>5,78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1832856027076" calcext:value-type="float">
            <text:p>3,01832856027076</text:p>
          </table:table-cell>
          <table:table-cell office:value-type="float" office:value="3.2507220515462" calcext:value-type="float">
            <text:p>3,250722051546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05" calcext:value-type="float">
            <text:p>1,9205</text:p>
          </table:table-cell>
          <table:table-cell office:value-type="float" office:value="5.7967" calcext:value-type="float">
            <text:p>5,7967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3.02409952113263" calcext:value-type="float">
            <text:p>3,02409952113263</text:p>
          </table:table-cell>
          <table:table-cell office:value-type="float" office:value="3.25715231909922" calcext:value-type="float">
            <text:p>3,257152319099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12" calcext:value-type="float">
            <text:p>1,9212</text:p>
          </table:table-cell>
          <table:table-cell office:value-type="float" office:value="5.8099" calcext:value-type="float">
            <text:p>5,8099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3.02991831000572" calcext:value-type="float">
            <text:p>3,02991831000572</text:p>
          </table:table-cell>
          <table:table-cell office:value-type="float" office:value="3.26318404298384" calcext:value-type="float">
            <text:p>3,2631840429838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19" calcext:value-type="float">
            <text:p>1,9219</text:p>
          </table:table-cell>
          <table:table-cell office:value-type="float" office:value="5.8232" calcext:value-type="float">
            <text:p>5,8232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3.03594278283485" calcext:value-type="float">
            <text:p>3,03594278283485</text:p>
          </table:table-cell>
          <table:table-cell office:value-type="float" office:value="3.2688910154956" calcext:value-type="float">
            <text:p>3,268891015495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25" calcext:value-type="float">
            <text:p>1,9225</text:p>
          </table:table-cell>
          <table:table-cell office:value-type="float" office:value="5.8366" calcext:value-type="float">
            <text:p>5,8366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3.04185732113145" calcext:value-type="float">
            <text:p>3,04185732113145</text:p>
          </table:table-cell>
          <table:table-cell office:value-type="float" office:value="3.27428676605927" calcext:value-type="float">
            <text:p>3,274286766059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32" calcext:value-type="float">
            <text:p>1,9232</text:p>
          </table:table-cell>
          <table:table-cell office:value-type="float" office:value="5.8501" calcext:value-type="float">
            <text:p>5,8501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3.04797796028693" calcext:value-type="float">
            <text:p>3,04797796028693</text:p>
          </table:table-cell>
          <table:table-cell office:value-type="float" office:value="3.27950516374883" calcext:value-type="float">
            <text:p>3,2795051637488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38" calcext:value-type="float">
            <text:p>1,9238</text:p>
          </table:table-cell>
          <table:table-cell office:value-type="float" office:value="5.8637" calcext:value-type="float">
            <text:p>5,8637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3.05414674703804" calcext:value-type="float">
            <text:p>3,05414674703804</text:p>
          </table:table-cell>
          <table:table-cell office:value-type="float" office:value="3.28449910702778" calcext:value-type="float">
            <text:p>3,284499107027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44" calcext:value-type="float">
            <text:p>1,9244</text:p>
          </table:table-cell>
          <table:table-cell office:value-type="float" office:value="5.8774" calcext:value-type="float">
            <text:p>5,8774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3.06031168831169" calcext:value-type="float">
            <text:p>3,06031168831169</text:p>
          </table:table-cell>
          <table:table-cell office:value-type="float" office:value="3.28942619328226" calcext:value-type="float">
            <text:p>3,289426193282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5" calcext:value-type="float">
            <text:p>1,925</text:p>
          </table:table-cell>
          <table:table-cell office:value-type="float" office:value="5.8911" calcext:value-type="float">
            <text:p>5,8911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3.06652471956793" calcext:value-type="float">
            <text:p>3,06652471956793</text:p>
          </table:table-cell>
          <table:table-cell office:value-type="float" office:value="3.29418373360837" calcext:value-type="float">
            <text:p>3,294183733608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56" calcext:value-type="float">
            <text:p>1,9256</text:p>
          </table:table-cell>
          <table:table-cell office:value-type="float" office:value="5.9049" calcext:value-type="float">
            <text:p>5,9049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3.07278579586751" calcext:value-type="float">
            <text:p>3,07278579586751</text:p>
          </table:table-cell>
          <table:table-cell office:value-type="float" office:value="3.29888741526673" calcext:value-type="float">
            <text:p>3,298887415266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62" calcext:value-type="float">
            <text:p>1,9262</text:p>
          </table:table-cell>
          <table:table-cell office:value-type="float" office:value="5.9188" calcext:value-type="float">
            <text:p>5,91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7925468417501" calcext:value-type="float">
            <text:p>3,07925468417501</text:p>
          </table:table-cell>
          <table:table-cell office:value-type="float" office:value="3.30351879145173" calcext:value-type="float">
            <text:p>3,303518791451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67" calcext:value-type="float">
            <text:p>1,9267</text:p>
          </table:table-cell>
          <table:table-cell office:value-type="float" office:value="5.9328" calcext:value-type="float">
            <text:p>5,9328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3.08556010999844" calcext:value-type="float">
            <text:p>3,08556010999844</text:p>
          </table:table-cell>
          <table:table-cell office:value-type="float" office:value="3.30805372837322" calcext:value-type="float">
            <text:p>3,308053728373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73" calcext:value-type="float">
            <text:p>1,9273</text:p>
          </table:table-cell>
          <table:table-cell office:value-type="float" office:value="5.9468" calcext:value-type="float">
            <text:p>5,9468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3.09207386658367" calcext:value-type="float">
            <text:p>3,09207386658367</text:p>
          </table:table-cell>
          <table:table-cell office:value-type="float" office:value="3.31255297976634" calcext:value-type="float">
            <text:p>3,3125529797663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78" calcext:value-type="float">
            <text:p>1,9278</text:p>
          </table:table-cell>
          <table:table-cell office:value-type="float" office:value="5.9609" calcext:value-type="float">
            <text:p>5,9609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3.09863610434061" calcext:value-type="float">
            <text:p>3,09863610434061</text:p>
          </table:table-cell>
          <table:table-cell office:value-type="float" office:value="3.31701653181961" calcext:value-type="float">
            <text:p>3,3170165318196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83" calcext:value-type="float">
            <text:p>1,9283</text:p>
          </table:table-cell>
          <table:table-cell office:value-type="float" office:value="5.9751" calcext:value-type="float">
            <text:p>5,9751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3.10519493985898" calcext:value-type="float">
            <text:p>3,10519493985898</text:p>
          </table:table-cell>
          <table:table-cell office:value-type="float" office:value="3.32148123571481" calcext:value-type="float">
            <text:p>3,3214812357148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88" calcext:value-type="float">
            <text:p>1,9288</text:p>
          </table:table-cell>
          <table:table-cell office:value-type="float" office:value="5.9893" calcext:value-type="float">
            <text:p>5,9893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3.11180220805473" calcext:value-type="float">
            <text:p>3,11180220805473</text:p>
          </table:table-cell>
          <table:table-cell office:value-type="float" office:value="3.32584891051875" calcext:value-type="float">
            <text:p>3,325848910518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93" calcext:value-type="float">
            <text:p>1,9293</text:p>
          </table:table-cell>
          <table:table-cell office:value-type="float" office:value="6.0036" calcext:value-type="float">
            <text:p>6,0036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3.11840605244067" calcext:value-type="float">
            <text:p>3,11840605244067</text:p>
          </table:table-cell>
          <table:table-cell office:value-type="float" office:value="3.33021755162242" calcext:value-type="float">
            <text:p>3,330217551622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298" calcext:value-type="float">
            <text:p>1,9298</text:p>
          </table:table-cell>
          <table:table-cell office:value-type="float" office:value="6.0179" calcext:value-type="float">
            <text:p>6,0179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3.1250582810962" calcext:value-type="float">
            <text:p>3,1250582810962</text:p>
          </table:table-cell>
          <table:table-cell office:value-type="float" office:value="3.33450723702406" calcext:value-type="float">
            <text:p>3,334507237024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03" calcext:value-type="float">
            <text:p>1,9303</text:p>
          </table:table-cell>
          <table:table-cell office:value-type="float" office:value="6.0323" calcext:value-type="float">
            <text:p>6,0323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3.13175885643257" calcext:value-type="float">
            <text:p>3,13175885643257</text:p>
          </table:table-cell>
          <table:table-cell office:value-type="float" office:value="3.33877927346487" calcext:value-type="float">
            <text:p>3,3387792734648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08" calcext:value-type="float">
            <text:p>1,9308</text:p>
          </table:table-cell>
          <table:table-cell office:value-type="float" office:value="6.0468" calcext:value-type="float">
            <text:p>6,0468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3.13845596230518" calcext:value-type="float">
            <text:p>3,13845596230518</text:p>
          </table:table-cell>
          <table:table-cell office:value-type="float" office:value="3.34305209774089" calcext:value-type="float">
            <text:p>3,3430520977408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13" calcext:value-type="float">
            <text:p>1,9313</text:p>
          </table:table-cell>
          <table:table-cell office:value-type="float" office:value="6.0613" calcext:value-type="float">
            <text:p>6,06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453124191127" calcext:value-type="float">
            <text:p>3,1453124191127</text:p>
          </table:table-cell>
          <table:table-cell office:value-type="float" office:value="3.34732571007008" calcext:value-type="float">
            <text:p>3,3473257100700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17" calcext:value-type="float">
            <text:p>1,9317</text:p>
          </table:table-cell>
          <table:table-cell office:value-type="float" office:value="6.0758" calcext:value-type="float">
            <text:p>6,0758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3.15210640720422" calcext:value-type="float">
            <text:p>3,15210640720422</text:p>
          </table:table-cell>
          <table:table-cell office:value-type="float" office:value="3.35160011067048" calcext:value-type="float">
            <text:p>3,3516001106704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22" calcext:value-type="float">
            <text:p>1,9322</text:p>
          </table:table-cell>
          <table:table-cell office:value-type="float" office:value="6.0905" calcext:value-type="float">
            <text:p>6,0905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3.15884513892482" calcext:value-type="float">
            <text:p>3,15884513892482</text:p>
          </table:table-cell>
          <table:table-cell office:value-type="float" office:value="3.35585685297915" calcext:value-type="float">
            <text:p>3,355856852979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27" calcext:value-type="float">
            <text:p>1,9327</text:p>
          </table:table-cell>
          <table:table-cell office:value-type="float" office:value="6.1051" calcext:value-type="float">
            <text:p>6,1051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3.16579587191558" calcext:value-type="float">
            <text:p>3,16579587191558</text:p>
          </table:table-cell>
          <table:table-cell office:value-type="float" office:value="3.36005239272405" calcext:value-type="float">
            <text:p>3,3600523927240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31" calcext:value-type="float">
            <text:p>1,9331</text:p>
          </table:table-cell>
          <table:table-cell office:value-type="float" office:value="6.1198" calcext:value-type="float">
            <text:p>6,1198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3.17263136119156" calcext:value-type="float">
            <text:p>3,17263136119156</text:p>
          </table:table-cell>
          <table:table-cell office:value-type="float" office:value="3.36426700121767" calcext:value-type="float">
            <text:p>3,364267001217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36" calcext:value-type="float">
            <text:p>1,9336</text:p>
          </table:table-cell>
          <table:table-cell office:value-type="float" office:value="6.1346" calcext:value-type="float">
            <text:p>6,1346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3.17962771458118" calcext:value-type="float">
            <text:p>3,17962771458118</text:p>
          </table:table-cell>
          <table:table-cell office:value-type="float" office:value="3.36846378095133" calcext:value-type="float">
            <text:p>3,3684637809513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4" calcext:value-type="float">
            <text:p>1,934</text:p>
          </table:table-cell>
          <table:table-cell office:value-type="float" office:value="6.1494" calcext:value-type="float">
            <text:p>6,1494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3.18667287014061" calcext:value-type="float">
            <text:p>3,18667287014061</text:p>
          </table:table-cell>
          <table:table-cell office:value-type="float" office:value="3.37266118020445" calcext:value-type="float">
            <text:p>3,372661180204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44" calcext:value-type="float">
            <text:p>1,9344</text:p>
          </table:table-cell>
          <table:table-cell office:value-type="float" office:value="6.1643" calcext:value-type="float">
            <text:p>6,1643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3.19355005426637" calcext:value-type="float">
            <text:p>3,19355005426637</text:p>
          </table:table-cell>
          <table:table-cell office:value-type="float" office:value="3.376840745525" calcext:value-type="float">
            <text:p>3,3768407455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49" calcext:value-type="float">
            <text:p>1,9349</text:p>
          </table:table-cell>
          <table:table-cell office:value-type="float" office:value="6.1792" calcext:value-type="float">
            <text:p>6,1792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3.20058905596032" calcext:value-type="float">
            <text:p>3,20058905596032</text:p>
          </table:table-cell>
          <table:table-cell office:value-type="float" office:value="3.38103938286642" calcext:value-type="float">
            <text:p>3,381039382866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53" calcext:value-type="float">
            <text:p>1,9353</text:p>
          </table:table-cell>
          <table:table-cell office:value-type="float" office:value="6.1941" calcext:value-type="float">
            <text:p>6,1941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3.20767680942295" calcext:value-type="float">
            <text:p>3,20767680942295</text:p>
          </table:table-cell>
          <table:table-cell office:value-type="float" office:value="3.38517616226492" calcext:value-type="float">
            <text:p>3,385176162264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57" calcext:value-type="float">
            <text:p>1,9357</text:p>
          </table:table-cell>
          <table:table-cell office:value-type="float" office:value="6.2091" calcext:value-type="float">
            <text:p>6,20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1476163421311" calcext:value-type="float">
            <text:p>3,21476163421311</text:p>
          </table:table-cell>
          <table:table-cell office:value-type="float" office:value="3.38935750013843" calcext:value-type="float">
            <text:p>3,389357500138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61" calcext:value-type="float">
            <text:p>1,9361</text:p>
          </table:table-cell>
          <table:table-cell office:value-type="float" office:value="6.2241" calcext:value-type="float">
            <text:p>6,2241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3.2217288030569" calcext:value-type="float">
            <text:p>3,2217288030569</text:p>
          </table:table-cell>
          <table:table-cell office:value-type="float" office:value="3.39349527466037" calcext:value-type="float">
            <text:p>3,393495274660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66" calcext:value-type="float">
            <text:p>1,9366</text:p>
          </table:table-cell>
          <table:table-cell office:value-type="float" office:value="6.2392" calcext:value-type="float">
            <text:p>6,2392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3.22885906040268" calcext:value-type="float">
            <text:p>3,22885906040268</text:p>
          </table:table-cell>
          <table:table-cell office:value-type="float" office:value="3.39767776711216" calcext:value-type="float">
            <text:p>3,3976777671121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7" calcext:value-type="float">
            <text:p>1,937</text:p>
          </table:table-cell>
          <table:table-cell office:value-type="float" office:value="6.2543" calcext:value-type="float">
            <text:p>6,2543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3.23598637349024" calcext:value-type="float">
            <text:p>3,23598637349024</text:p>
          </table:table-cell>
          <table:table-cell office:value-type="float" office:value="3.40181653713378" calcext:value-type="float">
            <text:p>3,4018165371337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74" calcext:value-type="float">
            <text:p>1,9374</text:p>
          </table:table-cell>
          <table:table-cell office:value-type="float" office:value="6.2694" calcext:value-type="float">
            <text:p>6,2694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3.24316234905563" calcext:value-type="float">
            <text:p>3,24316234905563</text:p>
          </table:table-cell>
          <table:table-cell office:value-type="float" office:value="3.40593730384374" calcext:value-type="float">
            <text:p>3,4059373038437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78" calcext:value-type="float">
            <text:p>1,9378</text:p>
          </table:table-cell>
          <table:table-cell office:value-type="float" office:value="6.2846" calcext:value-type="float">
            <text:p>6,2846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3.25033536270767" calcext:value-type="float">
            <text:p>3,25033536270767</text:p>
          </table:table-cell>
          <table:table-cell office:value-type="float" office:value="3.410076989827" calcext:value-type="float">
            <text:p>3,4100769898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82" calcext:value-type="float">
            <text:p>1,9382</text:p>
          </table:table-cell>
          <table:table-cell office:value-type="float" office:value="6.2998" calcext:value-type="float">
            <text:p>6,2998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3.25755699989683" calcext:value-type="float">
            <text:p>3,25755699989683</text:p>
          </table:table-cell>
          <table:table-cell office:value-type="float" office:value="3.41419867060561" calcext:value-type="float">
            <text:p>3,4141986706056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86" calcext:value-type="float">
            <text:p>1,9386</text:p>
          </table:table-cell>
          <table:table-cell office:value-type="float" office:value="6.3151" calcext:value-type="float">
            <text:p>6,3151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3.26477565755544" calcext:value-type="float">
            <text:p>3,26477565755544</text:p>
          </table:table-cell>
          <table:table-cell office:value-type="float" office:value="3.41832080802112" calcext:value-type="float">
            <text:p>3,418320808021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9" calcext:value-type="float">
            <text:p>1,939</text:p>
          </table:table-cell>
          <table:table-cell office:value-type="float" office:value="6.3304" calcext:value-type="float">
            <text:p>6,3304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3.27182263469966" calcext:value-type="float">
            <text:p>3,27182263469966</text:p>
          </table:table-cell>
          <table:table-cell office:value-type="float" office:value="3.42244340214943" calcext:value-type="float">
            <text:p>3,422443402149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95" calcext:value-type="float">
            <text:p>1,9395</text:p>
          </table:table-cell>
          <table:table-cell office:value-type="float" office:value="6.3457" calcext:value-type="float">
            <text:p>6,3457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3.27903500180422" calcext:value-type="float">
            <text:p>3,27903500180422</text:p>
          </table:table-cell>
          <table:table-cell office:value-type="float" office:value="3.42656645306643" calcext:value-type="float">
            <text:p>3,426566453066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399" calcext:value-type="float">
            <text:p>1,9399</text:p>
          </table:table-cell>
          <table:table-cell office:value-type="float" office:value="6.361" calcext:value-type="float">
            <text:p>6,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8629593361851" calcext:value-type="float">
            <text:p>3,28629593361851</text:p>
          </table:table-cell>
          <table:table-cell office:value-type="float" office:value="3.43070842875083" calcext:value-type="float">
            <text:p>3,4307084287508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03" calcext:value-type="float">
            <text:p>1,9403</text:p>
          </table:table-cell>
          <table:table-cell office:value-type="float" office:value="6.3764" calcext:value-type="float">
            <text:p>6,3764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3.29360540011336" calcext:value-type="float">
            <text:p>3,29360540011336</text:p>
          </table:table-cell>
          <table:table-cell office:value-type="float" office:value="3.43483239449626" calcext:value-type="float">
            <text:p>3,434832394496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07" calcext:value-type="float">
            <text:p>1,9407</text:p>
          </table:table-cell>
          <table:table-cell office:value-type="float" office:value="6.3919" calcext:value-type="float">
            <text:p>6,3919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3.30086033692236" calcext:value-type="float">
            <text:p>3,30086033692236</text:p>
          </table:table-cell>
          <table:table-cell office:value-type="float" office:value="3.43895681725832" calcext:value-type="float">
            <text:p>3,438956817258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11" calcext:value-type="float">
            <text:p>1,9411</text:p>
          </table:table-cell>
          <table:table-cell office:value-type="float" office:value="6.4073" calcext:value-type="float">
            <text:p>6,4073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3.30816379088334" calcext:value-type="float">
            <text:p>3,30816379088334</text:p>
          </table:table-cell>
          <table:table-cell office:value-type="float" office:value="3.44301810121906" calcext:value-type="float">
            <text:p>3,443018101219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15" calcext:value-type="float">
            <text:p>1,9415</text:p>
          </table:table-cell>
          <table:table-cell office:value-type="float" office:value="6.4228" calcext:value-type="float">
            <text:p>6,4228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3.31546423605747" calcext:value-type="float">
            <text:p>3,31546423605747</text:p>
          </table:table-cell>
          <table:table-cell office:value-type="float" office:value="3.44714335851636" calcext:value-type="float">
            <text:p>3,4471433585163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19" calcext:value-type="float">
            <text:p>1,9419</text:p>
          </table:table-cell>
          <table:table-cell office:value-type="float" office:value="6.4383" calcext:value-type="float">
            <text:p>6,4383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3.32281315965608" calcext:value-type="float">
            <text:p>3,32281315965608</text:p>
          </table:table-cell>
          <table:table-cell office:value-type="float" office:value="3.45120532003325" calcext:value-type="float">
            <text:p>3,451205320033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23" calcext:value-type="float">
            <text:p>1,9423</text:p>
          </table:table-cell>
          <table:table-cell office:value-type="float" office:value="6.4539" calcext:value-type="float">
            <text:p>6,4539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3.32993617459337" calcext:value-type="float">
            <text:p>3,32993617459337</text:p>
          </table:table-cell>
          <table:table-cell office:value-type="float" office:value="3.45533141210375" calcext:value-type="float">
            <text:p>3,455331412103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28" calcext:value-type="float">
            <text:p>1,9428</text:p>
          </table:table-cell>
          <table:table-cell office:value-type="float" office:value="6.4694" calcext:value-type="float">
            <text:p>6,4694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3.33733017702758" calcext:value-type="float">
            <text:p>3,33733017702758</text:p>
          </table:table-cell>
          <table:table-cell office:value-type="float" office:value="3.45939405135784" calcext:value-type="float">
            <text:p>3,4593940513578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32" calcext:value-type="float">
            <text:p>1,9432</text:p>
          </table:table-cell>
          <table:table-cell office:value-type="float" office:value="6.4851" calcext:value-type="float">
            <text:p>6,4851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3.3446696851204" calcext:value-type="float">
            <text:p>3,3446696851204</text:p>
          </table:table-cell>
          <table:table-cell office:value-type="float" office:value="3.4635025033717" calcext:value-type="float">
            <text:p>3,46350250337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36" calcext:value-type="float">
            <text:p>1,9436</text:p>
          </table:table-cell>
          <table:table-cell office:value-type="float" office:value="6.5007" calcext:value-type="float">
            <text:p>6,5007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3.35200617283951" calcext:value-type="float">
            <text:p>3,35200617283951</text:p>
          </table:table-cell>
          <table:table-cell office:value-type="float" office:value="3.46756581986143" calcext:value-type="float">
            <text:p>3,467565819861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4" calcext:value-type="float">
            <text:p>1,944</text:p>
          </table:table-cell>
          <table:table-cell office:value-type="float" office:value="6.5163" calcext:value-type="float">
            <text:p>6,51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5939107179593" calcext:value-type="float">
            <text:p>3,35939107179593</text:p>
          </table:table-cell>
          <table:table-cell office:value-type="float" office:value="3.47169358116847" calcext:value-type="float">
            <text:p>3,4716935811684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44" calcext:value-type="float">
            <text:p>1,9444</text:p>
          </table:table-cell>
          <table:table-cell office:value-type="float" office:value="6.532" calcext:value-type="float">
            <text:p>6,532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3.36665124170908" calcext:value-type="float">
            <text:p>3,36665124170908</text:p>
          </table:table-cell>
          <table:table-cell office:value-type="float" office:value="3.47575757575758" calcext:value-type="float">
            <text:p>3,4757575757575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49" calcext:value-type="float">
            <text:p>1,9449</text:p>
          </table:table-cell>
          <table:table-cell office:value-type="float" office:value="6.5478" calcext:value-type="float">
            <text:p>6,5478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3.37402971264072" calcext:value-type="float">
            <text:p>3,37402971264072</text:p>
          </table:table-cell>
          <table:table-cell office:value-type="float" office:value="3.47982187072693" calcext:value-type="float">
            <text:p>3,479821870726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53" calcext:value-type="float">
            <text:p>1,9453</text:p>
          </table:table-cell>
          <table:table-cell office:value-type="float" office:value="6.5635" calcext:value-type="float">
            <text:p>6,5635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3.38145654520224" calcext:value-type="float">
            <text:p>3,38145654520224</text:p>
          </table:table-cell>
          <table:table-cell office:value-type="float" office:value="3.48395084542179" calcext:value-type="float">
            <text:p>3,4839508454217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57" calcext:value-type="float">
            <text:p>1,9457</text:p>
          </table:table-cell>
          <table:table-cell office:value-type="float" office:value="6.5793" calcext:value-type="float">
            <text:p>6,5793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3.38888032475207" calcext:value-type="float">
            <text:p>3,38888032475207</text:p>
          </table:table-cell>
          <table:table-cell office:value-type="float" office:value="3.48799733890193" calcext:value-type="float">
            <text:p>3,487997338901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61" calcext:value-type="float">
            <text:p>1,9461</text:p>
          </table:table-cell>
          <table:table-cell office:value-type="float" office:value="6.5951" calcext:value-type="float">
            <text:p>6,5951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3.39612657967739" calcext:value-type="float">
            <text:p>3,39612657967739</text:p>
          </table:table-cell>
          <table:table-cell office:value-type="float" office:value="3.49206261203822" calcext:value-type="float">
            <text:p>3,4920626120382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66" calcext:value-type="float">
            <text:p>1,9466</text:p>
          </table:table-cell>
          <table:table-cell office:value-type="float" office:value="6.6109" calcext:value-type="float">
            <text:p>6,6109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3.4035439137134" calcext:value-type="float">
            <text:p>3,4035439137134</text:p>
          </table:table-cell>
          <table:table-cell office:value-type="float" office:value="3.49612818569924" calcext:value-type="float">
            <text:p>3,496128185699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7" calcext:value-type="float">
            <text:p>1,947</text:p>
          </table:table-cell>
          <table:table-cell office:value-type="float" office:value="6.6267" calcext:value-type="float">
            <text:p>6,6267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3.41083440308087" calcext:value-type="float">
            <text:p>3,41083440308087</text:p>
          </table:table-cell>
          <table:table-cell office:value-type="float" office:value="3.50017557802133" calcext:value-type="float">
            <text:p>3,5001755780213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75" calcext:value-type="float">
            <text:p>1,9475</text:p>
          </table:table-cell>
          <table:table-cell office:value-type="float" office:value="6.6426" calcext:value-type="float">
            <text:p>6,6426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3.41829662713692" calcext:value-type="float">
            <text:p>3,41829662713692</text:p>
          </table:table-cell>
          <table:table-cell office:value-type="float" office:value="3.5042417521486" calcext:value-type="float">
            <text:p>3,50424175214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79" calcext:value-type="float">
            <text:p>1,9479</text:p>
          </table:table-cell>
          <table:table-cell office:value-type="float" office:value="6.6585" calcext:value-type="float">
            <text:p>6,6585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3.4255799630466" calcext:value-type="float">
            <text:p>3,4255799630466</text:p>
          </table:table-cell>
          <table:table-cell office:value-type="float" office:value="3.50830822690054" calcext:value-type="float">
            <text:p>3,5083082269005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84" calcext:value-type="float">
            <text:p>1,9484</text:p>
          </table:table-cell>
          <table:table-cell office:value-type="float" office:value="6.6744" calcext:value-type="float">
            <text:p>6,67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43303571428571" calcext:value-type="float">
            <text:p>3,43303571428571</text:p>
          </table:table-cell>
          <table:table-cell office:value-type="float" office:value="3.5123565183638" calcext:value-type="float">
            <text:p>3,512356518363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88" calcext:value-type="float">
            <text:p>1,9488</text:p>
          </table:table-cell>
          <table:table-cell office:value-type="float" office:value="6.6903" calcext:value-type="float">
            <text:p>6,6903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3.44031190683835" calcext:value-type="float">
            <text:p>3,44031190683835</text:p>
          </table:table-cell>
          <table:table-cell office:value-type="float" office:value="3.51642359378177" calcext:value-type="float">
            <text:p>3,5164235937817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93" calcext:value-type="float">
            <text:p>1,9493</text:p>
          </table:table-cell>
          <table:table-cell office:value-type="float" office:value="6.7062" calcext:value-type="float">
            <text:p>6,7062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3.44763565493897" calcext:value-type="float">
            <text:p>3,44763565493897</text:p>
          </table:table-cell>
          <table:table-cell office:value-type="float" office:value="3.52049096992439" calcext:value-type="float">
            <text:p>3,5204909699243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498" calcext:value-type="float">
            <text:p>1,9498</text:p>
          </table:table-cell>
          <table:table-cell office:value-type="float" office:value="6.7222" calcext:value-type="float">
            <text:p>6,7222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3.4551328068916" calcext:value-type="float">
            <text:p>3,4551328068916</text:p>
          </table:table-cell>
          <table:table-cell office:value-type="float" office:value="3.52454016082817" calcext:value-type="float">
            <text:p>3,524540160828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02" calcext:value-type="float">
            <text:p>1,9502</text:p>
          </table:table-cell>
          <table:table-cell office:value-type="float" office:value="6.7382" calcext:value-type="float">
            <text:p>6,7382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3.46244937714666" calcext:value-type="float">
            <text:p>3,46244937714666</text:p>
          </table:table-cell>
          <table:table-cell office:value-type="float" office:value="3.52860813783669" calcext:value-type="float">
            <text:p>3,528608137836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07" calcext:value-type="float">
            <text:p>1,9507</text:p>
          </table:table-cell>
          <table:table-cell office:value-type="float" office:value="6.7542" calcext:value-type="float">
            <text:p>6,7542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.46976219762198" calcext:value-type="float">
            <text:p>3,46976219762198</text:p>
          </table:table-cell>
          <table:table-cell office:value-type="float" office:value="3.532657928306" calcext:value-type="float">
            <text:p>3,53265792830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12" calcext:value-type="float">
            <text:p>1,9512</text:p>
          </table:table-cell>
          <table:table-cell office:value-type="float" office:value="6.7702" calcext:value-type="float">
            <text:p>6,7702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3.47707127119947" calcext:value-type="float">
            <text:p>3,47707127119947</text:p>
          </table:table-cell>
          <table:table-cell office:value-type="float" office:value="3.53672650631367" calcext:value-type="float">
            <text:p>3,536726506313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17" calcext:value-type="float">
            <text:p>1,9517</text:p>
          </table:table-cell>
          <table:table-cell office:value-type="float" office:value="6.7862" calcext:value-type="float">
            <text:p>6,7862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3.48437660075812" calcext:value-type="float">
            <text:p>3,48437660075812</text:p>
          </table:table-cell>
          <table:table-cell office:value-type="float" office:value="3.54079538521271" calcext:value-type="float">
            <text:p>3,5407953852127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22" calcext:value-type="float">
            <text:p>1,9522</text:p>
          </table:table-cell>
          <table:table-cell office:value-type="float" office:value="6.8022" calcext:value-type="float">
            <text:p>6,8022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3.49167818917396" calcext:value-type="float">
            <text:p>3,49167818917396</text:p>
          </table:table-cell>
          <table:table-cell office:value-type="float" office:value="3.54484607562171" calcext:value-type="float">
            <text:p>3,5448460756217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27" calcext:value-type="float">
            <text:p>1,9527</text:p>
          </table:table-cell>
          <table:table-cell office:value-type="float" office:value="6.8182" calcext:value-type="float">
            <text:p>6,8182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3.49897603932009" calcext:value-type="float">
            <text:p>3,49897603932009</text:p>
          </table:table-cell>
          <table:table-cell office:value-type="float" office:value="3.54891555571991" calcext:value-type="float">
            <text:p>3,548915555719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32" calcext:value-type="float">
            <text:p>1,9532</text:p>
          </table:table-cell>
          <table:table-cell office:value-type="float" office:value="6.8342" calcext:value-type="float">
            <text:p>6,83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50621896913549" calcext:value-type="float">
            <text:p>3,50621896913549</text:p>
          </table:table-cell>
          <table:table-cell office:value-type="float" office:value="3.55296684602726" calcext:value-type="float">
            <text:p>3,552966846027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37" calcext:value-type="float">
            <text:p>1,9537</text:p>
          </table:table-cell>
          <table:table-cell office:value-type="float" office:value="6.8501" calcext:value-type="float">
            <text:p>6,8501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3.51332958092412" calcext:value-type="float">
            <text:p>3,51332958092412</text:p>
          </table:table-cell>
          <table:table-cell office:value-type="float" office:value="3.55697115384615" calcext:value-type="float">
            <text:p>3,5569711538461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43" calcext:value-type="float">
            <text:p>1,9543</text:p>
          </table:table-cell>
          <table:table-cell office:value-type="float" office:value="6.8661" calcext:value-type="float">
            <text:p>6,8661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3.52061591978719" calcext:value-type="float">
            <text:p>3,52061591978719</text:p>
          </table:table-cell>
          <table:table-cell office:value-type="float" office:value="3.5610229668257" calcext:value-type="float">
            <text:p>3,56102296682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48" calcext:value-type="float">
            <text:p>1,9548</text:p>
          </table:table-cell>
          <table:table-cell office:value-type="float" office:value="6.8821" calcext:value-type="float">
            <text:p>6,8821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3.52784738914745" calcext:value-type="float">
            <text:p>3,52784738914745</text:p>
          </table:table-cell>
          <table:table-cell office:value-type="float" office:value="3.56509357200976" calcext:value-type="float">
            <text:p>3,5650935720097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53" calcext:value-type="float">
            <text:p>1,9553</text:p>
          </table:table-cell>
          <table:table-cell office:value-type="float" office:value="6.898" calcext:value-type="float">
            <text:p>6,898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3.53484329464697" calcext:value-type="float">
            <text:p>3,53484329464697</text:p>
          </table:table-cell>
          <table:table-cell office:value-type="float" office:value="3.56914598513149" calcext:value-type="float">
            <text:p>3,569145985131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59" calcext:value-type="float">
            <text:p>1,9559</text:p>
          </table:table-cell>
          <table:table-cell office:value-type="float" office:value="6.9138" calcext:value-type="float">
            <text:p>6,9138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3.54206706195052" calcext:value-type="float">
            <text:p>3,54206706195052</text:p>
          </table:table-cell>
          <table:table-cell office:value-type="float" office:value="3.57313261701774" calcext:value-type="float">
            <text:p>3,5731326170177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64" calcext:value-type="float">
            <text:p>1,9564</text:p>
          </table:table-cell>
          <table:table-cell office:value-type="float" office:value="6.9297" calcext:value-type="float">
            <text:p>6,9297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3.54905467552376" calcext:value-type="float">
            <text:p>3,54905467552376</text:p>
          </table:table-cell>
          <table:table-cell office:value-type="float" office:value="3.57720404653141" calcext:value-type="float">
            <text:p>3,577204046531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7" calcext:value-type="float">
            <text:p>1,957</text:p>
          </table:table-cell>
          <table:table-cell office:value-type="float" office:value="6.9455" calcext:value-type="float">
            <text:p>6,9455</text:p>
          </table:table-cell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3.55598692276257" calcext:value-type="float">
            <text:p>3,55598692276257</text:p>
          </table:table-cell>
          <table:table-cell office:value-type="float" office:value="3.58125728236143" calcext:value-type="float">
            <text:p>3,5812572823614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76" calcext:value-type="float">
            <text:p>1,9576</text:p>
          </table:table-cell>
          <table:table-cell office:value-type="float" office:value="6.9612" calcext:value-type="float">
            <text:p>6,9612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3.56291492186702" calcext:value-type="float">
            <text:p>3,56291492186702</text:p>
          </table:table-cell>
          <table:table-cell office:value-type="float" office:value="3.58526300214545" calcext:value-type="float">
            <text:p>3,585263002145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82" calcext:value-type="float">
            <text:p>1,9582</text:p>
          </table:table-cell>
          <table:table-cell office:value-type="float" office:value="6.9769" calcext:value-type="float">
            <text:p>6,9769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3.56978762507658" calcext:value-type="float">
            <text:p>3,56978762507658</text:p>
          </table:table-cell>
          <table:table-cell office:value-type="float" office:value="3.58931676099582" calcext:value-type="float">
            <text:p>3,5893167609958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88" calcext:value-type="float">
            <text:p>1,9588</text:p>
          </table:table-cell>
          <table:table-cell office:value-type="float" office:value="6.9925" calcext:value-type="float">
            <text:p>6,99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57660508318873" calcext:value-type="float">
            <text:p>3,57660508318873</text:p>
          </table:table-cell>
          <table:table-cell office:value-type="float" office:value="3.59338931636579" calcext:value-type="float">
            <text:p>3,5933893163657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594" calcext:value-type="float">
            <text:p>1,9594</text:p>
          </table:table-cell>
          <table:table-cell office:value-type="float" office:value="7.008" calcext:value-type="float">
            <text:p>7,008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3.58336734693878" calcext:value-type="float">
            <text:p>3,58336734693878</text:p>
          </table:table-cell>
          <table:table-cell office:value-type="float" office:value="3.59737713408431" calcext:value-type="float">
            <text:p>3,5973771340843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" calcext:value-type="float">
            <text:p>1,96</text:p>
          </table:table-cell>
          <table:table-cell office:value-type="float" office:value="7.0234" calcext:value-type="float">
            <text:p>7,0234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3.59012547179435" calcext:value-type="float">
            <text:p>3,59012547179435</text:p>
          </table:table-cell>
          <table:table-cell office:value-type="float" office:value="3.60143171602449" calcext:value-type="float">
            <text:p>3,601431716024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06" calcext:value-type="float">
            <text:p>1,9606</text:p>
          </table:table-cell>
          <table:table-cell office:value-type="float" office:value="7.0388" calcext:value-type="float">
            <text:p>7,0388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3.59677748317357" calcext:value-type="float">
            <text:p>3,59677748317357</text:p>
          </table:table-cell>
          <table:table-cell office:value-type="float" office:value="3.60550509628369" calcext:value-type="float">
            <text:p>3,6055050962836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12" calcext:value-type="float">
            <text:p>1,9612</text:p>
          </table:table-cell>
          <table:table-cell office:value-type="float" office:value="7.054" calcext:value-type="float">
            <text:p>7,054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3.60319078444365" calcext:value-type="float">
            <text:p>3,60319078444365</text:p>
          </table:table-cell>
          <table:table-cell office:value-type="float" office:value="3.60949350697399" calcext:value-type="float">
            <text:p>3,6094935069739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19" calcext:value-type="float">
            <text:p>1,9619</text:p>
          </table:table-cell>
          <table:table-cell office:value-type="float" office:value="7.0691" calcext:value-type="float">
            <text:p>7,0691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3.60959951085295" calcext:value-type="float">
            <text:p>3,60959951085295</text:p>
          </table:table-cell>
          <table:table-cell office:value-type="float" office:value="3.61356741157318" calcext:value-type="float">
            <text:p>3,613567411573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26" calcext:value-type="float">
            <text:p>1,9626</text:p>
          </table:table-cell>
          <table:table-cell office:value-type="float" office:value="7.0842" calcext:value-type="float">
            <text:p>7,0842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3.61608598207009" calcext:value-type="float">
            <text:p>3,61608598207009</text:p>
          </table:table-cell>
          <table:table-cell office:value-type="float" office:value="3.61755619276663" calcext:value-type="float">
            <text:p>3,6175561927666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32" calcext:value-type="float">
            <text:p>1,9632</text:p>
          </table:table-cell>
          <table:table-cell office:value-type="float" office:value="7.0991" calcext:value-type="float">
            <text:p>7,0991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3.62228219359438" calcext:value-type="float">
            <text:p>3,62228219359438</text:p>
          </table:table-cell>
          <table:table-cell office:value-type="float" office:value="3.62161212143637" calcext:value-type="float">
            <text:p>3,6216121214363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39" calcext:value-type="float">
            <text:p>1,9639</text:p>
          </table:table-cell>
          <table:table-cell office:value-type="float" office:value="7.1138" calcext:value-type="float">
            <text:p>7,1138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3.62847398961621" calcext:value-type="float">
            <text:p>3,62847398961621</text:p>
          </table:table-cell>
          <table:table-cell office:value-type="float" office:value="3.6256197735514" calcext:value-type="float">
            <text:p>3,625619773551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46" calcext:value-type="float">
            <text:p>1,9646</text:p>
          </table:table-cell>
          <table:table-cell office:value-type="float" office:value="7.1285" calcext:value-type="float">
            <text:p>7,1285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3.63455960921997" calcext:value-type="float">
            <text:p>3,63455960921997</text:p>
          </table:table-cell>
          <table:table-cell office:value-type="float" office:value="3.62967622571693" calcext:value-type="float">
            <text:p>3,6296762257169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53" calcext:value-type="float">
            <text:p>1,9653</text:p>
          </table:table-cell>
          <table:table-cell office:value-type="float" office:value="7.143" calcext:value-type="float">
            <text:p>7,1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64059003051882" calcext:value-type="float">
            <text:p>3,64059003051882</text:p>
          </table:table-cell>
          <table:table-cell office:value-type="float" office:value="3.63366574774741" calcext:value-type="float">
            <text:p>3,6336657477474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6" calcext:value-type="float">
            <text:p>1,966</text:p>
          </table:table-cell>
          <table:table-cell office:value-type="float" office:value="7.1574" calcext:value-type="float">
            <text:p>7,1574</text:p>
          </table:table-cell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3.64651446585651" calcext:value-type="float">
            <text:p>3,64651446585651</text:p>
          </table:table-cell>
          <table:table-cell office:value-type="float" office:value="3.63774122522989" calcext:value-type="float">
            <text:p>3,6377412252298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67" calcext:value-type="float">
            <text:p>1,9667</text:p>
          </table:table-cell>
          <table:table-cell office:value-type="float" office:value="7.1716" calcext:value-type="float">
            <text:p>7,1716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3.65238385686693" calcext:value-type="float">
            <text:p>3,65238385686693</text:p>
          </table:table-cell>
          <table:table-cell office:value-type="float" office:value="3.64173111793657" calcext:value-type="float">
            <text:p>3,641731117936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74" calcext:value-type="float">
            <text:p>1,9674</text:p>
          </table:table-cell>
          <table:table-cell office:value-type="float" office:value="7.1857" calcext:value-type="float">
            <text:p>7,1857</text:p>
          </table:table-cell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3.65801239711411" calcext:value-type="float">
            <text:p>3,65801239711411</text:p>
          </table:table-cell>
          <table:table-cell office:value-type="float" office:value="3.6457886166827" calcext:value-type="float">
            <text:p>3,645788616682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82" calcext:value-type="float">
            <text:p>1,9682</text:p>
          </table:table-cell>
          <table:table-cell office:value-type="float" office:value="7.1997" calcext:value-type="float">
            <text:p>7,1997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3.6637208593631" calcext:value-type="float">
            <text:p>3,6637208593631</text:p>
          </table:table-cell>
          <table:table-cell office:value-type="float" office:value="3.64979738356494" calcext:value-type="float">
            <text:p>3,649797383564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89" calcext:value-type="float">
            <text:p>1,9689</text:p>
          </table:table-cell>
          <table:table-cell office:value-type="float" office:value="7.2135" calcext:value-type="float">
            <text:p>7,2135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3.66923897040158" calcext:value-type="float">
            <text:p>3,66923897040158</text:p>
          </table:table-cell>
          <table:table-cell office:value-type="float" office:value="3.65385540608057" calcext:value-type="float">
            <text:p>3,653855406080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697" calcext:value-type="float">
            <text:p>1,9697</text:p>
          </table:table-cell>
          <table:table-cell office:value-type="float" office:value="7.2273" calcext:value-type="float">
            <text:p>7,2273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3.6747868453106" calcext:value-type="float">
            <text:p>3,6747868453106</text:p>
          </table:table-cell>
          <table:table-cell office:value-type="float" office:value="3.65784603997039" calcext:value-type="float">
            <text:p>3,6578460399703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04" calcext:value-type="float">
            <text:p>1,9704</text:p>
          </table:table-cell>
          <table:table-cell office:value-type="float" office:value="7.2408" calcext:value-type="float">
            <text:p>7,2408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3.68014407467532" calcext:value-type="float">
            <text:p>3,68014407467532</text:p>
          </table:table-cell>
          <table:table-cell office:value-type="float" office:value="3.66192309115807" calcext:value-type="float">
            <text:p>3,6619230911580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12" calcext:value-type="float">
            <text:p>1,9712</text:p>
          </table:table-cell>
          <table:table-cell office:value-type="float" office:value="7.2543" calcext:value-type="float">
            <text:p>7,2543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3.68539553752535" calcext:value-type="float">
            <text:p>3,68539553752535</text:p>
          </table:table-cell>
          <table:table-cell office:value-type="float" office:value="3.66591409589726" calcext:value-type="float">
            <text:p>3,665914095897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2" calcext:value-type="float">
            <text:p>1,972</text:p>
          </table:table-cell>
          <table:table-cell office:value-type="float" office:value="7.2676" calcext:value-type="float">
            <text:p>7,2676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3.69082982714047" calcext:value-type="float">
            <text:p>3,69082982714047</text:p>
          </table:table-cell>
          <table:table-cell office:value-type="float" office:value="3.66990524835295" calcext:value-type="float">
            <text:p>3,6699052483529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27" calcext:value-type="float">
            <text:p>1,9727</text:p>
          </table:table-cell>
          <table:table-cell office:value-type="float" office:value="7.2809" calcext:value-type="float">
            <text:p>7,28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9597162401824" calcext:value-type="float">
            <text:p>3,69597162401824</text:p>
          </table:table-cell>
          <table:table-cell office:value-type="float" office:value="3.67396454084465" calcext:value-type="float">
            <text:p>3,673964540844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35" calcext:value-type="float">
            <text:p>1,9735</text:p>
          </table:table-cell>
          <table:table-cell office:value-type="float" office:value="7.294" calcext:value-type="float">
            <text:p>7,294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3.70110925391278" calcext:value-type="float">
            <text:p>3,70110925391278</text:p>
          </table:table-cell>
          <table:table-cell office:value-type="float" office:value="3.67797457109544" calcext:value-type="float">
            <text:p>3,6779745710954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43" calcext:value-type="float">
            <text:p>1,9743</text:p>
          </table:table-cell>
          <table:table-cell office:value-type="float" office:value="7.3071" calcext:value-type="float">
            <text:p>7,3071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3.70600445524504" calcext:value-type="float">
            <text:p>3,70600445524504</text:p>
          </table:table-cell>
          <table:table-cell office:value-type="float" office:value="3.68203438766634" calcext:value-type="float">
            <text:p>3,6820343876663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52" calcext:value-type="float">
            <text:p>1,9752</text:p>
          </table:table-cell>
          <table:table-cell office:value-type="float" office:value="7.3201" calcext:value-type="float">
            <text:p>7,3201</text:p>
          </table:table-cell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3.71103238866397" calcext:value-type="float">
            <text:p>3,71103238866397</text:p>
          </table:table-cell>
          <table:table-cell office:value-type="float" office:value="3.68602628169535" calcext:value-type="float">
            <text:p>3,6860262816953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6" calcext:value-type="float">
            <text:p>1,976</text:p>
          </table:table-cell>
          <table:table-cell office:value-type="float" office:value="7.333" calcext:value-type="float">
            <text:p>7,333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3.71605625252934" calcext:value-type="float">
            <text:p>3,71605625252934</text:p>
          </table:table-cell>
          <table:table-cell office:value-type="float" office:value="3.69001832349294" calcext:value-type="float">
            <text:p>3,6900183234929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68" calcext:value-type="float">
            <text:p>1,9768</text:p>
          </table:table-cell>
          <table:table-cell office:value-type="float" office:value="7.3459" calcext:value-type="float">
            <text:p>7,3459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3.72102548543689" calcext:value-type="float">
            <text:p>3,72102548543689</text:p>
          </table:table-cell>
          <table:table-cell office:value-type="float" office:value="3.69409739574657" calcext:value-type="float">
            <text:p>3,6940973957465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76" calcext:value-type="float">
            <text:p>1,9776</text:p>
          </table:table-cell>
          <table:table-cell office:value-type="float" office:value="7.3587" calcext:value-type="float">
            <text:p>7,3587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3.72580237553702" calcext:value-type="float">
            <text:p>3,72580237553702</text:p>
          </table:table-cell>
          <table:table-cell office:value-type="float" office:value="3.69808980861067" calcext:value-type="float">
            <text:p>3,6980898086106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85" calcext:value-type="float">
            <text:p>1,9785</text:p>
          </table:table-cell>
          <table:table-cell office:value-type="float" office:value="7.3715" calcext:value-type="float">
            <text:p>7,3715</text:p>
          </table:table-cell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3.73076340120244" calcext:value-type="float">
            <text:p>3,73076340120244</text:p>
          </table:table-cell>
          <table:table-cell office:value-type="float" office:value="3.70208236927348" calcext:value-type="float">
            <text:p>3,7020823692734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793" calcext:value-type="float">
            <text:p>1,9793</text:p>
          </table:table-cell>
          <table:table-cell office:value-type="float" office:value="7.3843" calcext:value-type="float">
            <text:p>7,3843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3.73548126451874" calcext:value-type="float">
            <text:p>3,73548126451874</text:p>
          </table:table-cell>
          <table:table-cell office:value-type="float" office:value="3.7061436795439" calcext:value-type="float">
            <text:p>3,706143679543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02" calcext:value-type="float">
            <text:p>1,9802</text:p>
          </table:table-cell>
          <table:table-cell office:value-type="float" office:value="7.397" calcext:value-type="float">
            <text:p>7,397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3.74024531825753" calcext:value-type="float">
            <text:p>3,74024531825753</text:p>
          </table:table-cell>
          <table:table-cell office:value-type="float" office:value="3.71015512198734" calcext:value-type="float">
            <text:p>3,7101551219873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11" calcext:value-type="float">
            <text:p>1,9811</text:p>
          </table:table-cell>
          <table:table-cell office:value-type="float" office:value="7.4098" calcext:value-type="float">
            <text:p>7,4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7449545913219" calcext:value-type="float">
            <text:p>3,7449545913219</text:p>
          </table:table-cell>
          <table:table-cell office:value-type="float" office:value="3.71414820162529" calcext:value-type="float">
            <text:p>3,714148201625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2" calcext:value-type="float">
            <text:p>1,982</text:p>
          </table:table-cell>
          <table:table-cell office:value-type="float" office:value="7.4225" calcext:value-type="float">
            <text:p>7,4225</text:p>
          </table:table-cell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3.74984869880976" calcext:value-type="float">
            <text:p>3,74984869880976</text:p>
          </table:table-cell>
          <table:table-cell office:value-type="float" office:value="3.71821025935319" calcext:value-type="float">
            <text:p>3,7182102593531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28" calcext:value-type="float">
            <text:p>1,9828</text:p>
          </table:table-cell>
          <table:table-cell office:value-type="float" office:value="7.4352" calcext:value-type="float">
            <text:p>7,4352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3.75454957906942" calcext:value-type="float">
            <text:p>3,75454957906942</text:p>
          </table:table-cell>
          <table:table-cell office:value-type="float" office:value="3.72220370987449" calcext:value-type="float">
            <text:p>3,7222037098744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37" calcext:value-type="float">
            <text:p>1,9837</text:p>
          </table:table-cell>
          <table:table-cell office:value-type="float" office:value="7.4479" calcext:value-type="float">
            <text:p>7,4479</text:p>
          </table:table-cell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3.75924619570694" calcext:value-type="float">
            <text:p>3,75924619570694</text:p>
          </table:table-cell>
          <table:table-cell office:value-type="float" office:value="3.72621582094526" calcext:value-type="float">
            <text:p>3,726215820945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46" calcext:value-type="float">
            <text:p>1,9846</text:p>
          </table:table-cell>
          <table:table-cell office:value-type="float" office:value="7.4606" calcext:value-type="float">
            <text:p>7,4606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3.76398891966759" calcext:value-type="float">
            <text:p>3,76398891966759</text:p>
          </table:table-cell>
          <table:table-cell office:value-type="float" office:value="3.73027862630751" calcext:value-type="float">
            <text:p>3,7302786263075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55" calcext:value-type="float">
            <text:p>1,9855</text:p>
          </table:table-cell>
          <table:table-cell office:value-type="float" office:value="7.4734" calcext:value-type="float">
            <text:p>7,4734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3.76867700362465" calcext:value-type="float">
            <text:p>3,76867700362465</text:p>
          </table:table-cell>
          <table:table-cell office:value-type="float" office:value="3.73427259599363" calcext:value-type="float">
            <text:p>3,7342725959936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64" calcext:value-type="float">
            <text:p>1,9864</text:p>
          </table:table-cell>
          <table:table-cell office:value-type="float" office:value="7.4861" calcext:value-type="float">
            <text:p>7,4861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3.77341116087153" calcext:value-type="float">
            <text:p>3,77341116087153</text:p>
          </table:table-cell>
          <table:table-cell office:value-type="float" office:value="3.73826671356896" calcext:value-type="float">
            <text:p>3,738266713568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73" calcext:value-type="float">
            <text:p>1,9873</text:p>
          </table:table-cell>
          <table:table-cell office:value-type="float" office:value="7.4989" calcext:value-type="float">
            <text:p>7,4989</text:p>
          </table:table-cell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3.77800130764975" calcext:value-type="float">
            <text:p>3,77800130764975</text:p>
          </table:table-cell>
          <table:table-cell office:value-type="float" office:value="3.74234878080391" calcext:value-type="float">
            <text:p>3,742348780803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83" calcext:value-type="float">
            <text:p>1,9883</text:p>
          </table:table-cell>
          <table:table-cell office:value-type="float" office:value="7.5118" calcext:value-type="float">
            <text:p>7,5118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3.7827769957772" calcext:value-type="float">
            <text:p>3,7827769957772</text:p>
          </table:table-cell>
          <table:table-cell office:value-type="float" office:value="3.74634326976486" calcext:value-type="float">
            <text:p>3,746343269764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892" calcext:value-type="float">
            <text:p>1,9892</text:p>
          </table:table-cell>
          <table:table-cell office:value-type="float" office:value="7.5247" calcext:value-type="float">
            <text:p>7,5247</text:p>
          </table:table-cell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3.7875483644038" calcext:value-type="float">
            <text:p>3,7875483644038</text:p>
          </table:table-cell>
          <table:table-cell office:value-type="float" office:value="3.75033790664519" calcext:value-type="float">
            <text:p>3,7503379066451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01" calcext:value-type="float">
            <text:p>1,9901</text:p>
          </table:table-cell>
          <table:table-cell office:value-type="float" office:value="7.5376" calcext:value-type="float">
            <text:p>7,53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9217517954899" calcext:value-type="float">
            <text:p>3,79217517954899</text:p>
          </table:table-cell>
          <table:table-cell office:value-type="float" office:value="3.75433269145312" calcext:value-type="float">
            <text:p>3,7543326914531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11" calcext:value-type="float">
            <text:p>1,9911</text:p>
          </table:table-cell>
          <table:table-cell office:value-type="float" office:value="7.5506" calcext:value-type="float">
            <text:p>7,5506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3.79698795180723" calcext:value-type="float">
            <text:p>3,79698795180723</text:p>
          </table:table-cell>
          <table:table-cell office:value-type="float" office:value="3.75839721512425" calcext:value-type="float">
            <text:p>3,7583972151242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2" calcext:value-type="float">
            <text:p>1,992</text:p>
          </table:table-cell>
          <table:table-cell office:value-type="float" office:value="7.5636" calcext:value-type="float">
            <text:p>7,5636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3.80170597089814" calcext:value-type="float">
            <text:p>3,80170597089814</text:p>
          </table:table-cell>
          <table:table-cell office:value-type="float" office:value="3.76241088788075" calcext:value-type="float">
            <text:p>3,7624108878807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3" calcext:value-type="float">
            <text:p>1,993</text:p>
          </table:table-cell>
          <table:table-cell office:value-type="float" office:value="7.5768" calcext:value-type="float">
            <text:p>7,5768</text:p>
          </table:table-cell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3.80661016099102" calcext:value-type="float">
            <text:p>3,80661016099102</text:p>
          </table:table-cell>
          <table:table-cell office:value-type="float" office:value="3.76640619213392" calcext:value-type="float">
            <text:p>3,7664061921339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39" calcext:value-type="float">
            <text:p>1,9939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3.81136899092686" calcext:value-type="float">
            <text:p>3,81136899092686</text:p>
          </table:table-cell>
          <table:table-cell office:value-type="float" office:value="3.77040164435309" calcext:value-type="float">
            <text:p>3,7704016443530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49" calcext:value-type="float">
            <text:p>1,9949</text:p>
          </table:table-cell>
          <table:table-cell office:value-type="float" office:value="7.6033" calcext:value-type="float">
            <text:p>7,6033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3.81617315496768" calcext:value-type="float">
            <text:p>3,81617315496768</text:p>
          </table:table-cell>
          <table:table-cell office:value-type="float" office:value="3.77446713949742" calcext:value-type="float">
            <text:p>3,774467139497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59" calcext:value-type="float">
            <text:p>1,9959</text:p>
          </table:table-cell>
          <table:table-cell office:value-type="float" office:value="7.6167" calcext:value-type="float">
            <text:p>7,6167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3.8212640224359" calcext:value-type="float">
            <text:p>3,8212640224359</text:p>
          </table:table-cell>
          <table:table-cell office:value-type="float" office:value="3.77846296296296" calcext:value-type="float">
            <text:p>3,778462962962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68" calcext:value-type="float">
            <text:p>1,9968</text:p>
          </table:table-cell>
          <table:table-cell office:value-type="float" office:value="7.6303" calcext:value-type="float">
            <text:p>7,6303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3.82620882971268" calcext:value-type="float">
            <text:p>3,82620882971268</text:p>
          </table:table-cell>
          <table:table-cell office:value-type="float" office:value="3.78247745328617" calcext:value-type="float">
            <text:p>3,78247745328617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78" calcext:value-type="float">
            <text:p>1,9978</text:p>
          </table:table-cell>
          <table:table-cell office:value-type="float" office:value="7.644" calcext:value-type="float">
            <text:p>7,644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office:value-type="float" office:value="3.83119871923154" calcext:value-type="float">
            <text:p>3,83119871923154</text:p>
          </table:table-cell>
          <table:table-cell office:value-type="float" office:value="3.7864735730953" calcext:value-type="float">
            <text:p>3,786473573095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88" calcext:value-type="float">
            <text:p>1,9988</text:p>
          </table:table-cell>
          <table:table-cell office:value-type="float" office:value="7.6578" calcext:value-type="float">
            <text:p>7,6578</text:p>
          </table:table-cell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3.83628362836284" calcext:value-type="float">
            <text:p>3,83628362836284</text:p>
          </table:table-cell>
          <table:table-cell office:value-type="float" office:value="3.79054004000296" calcext:value-type="float">
            <text:p>3,7905400400029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1.9998" calcext:value-type="float">
            <text:p>1,9998</text:p>
          </table:table-cell>
          <table:table-cell office:value-type="float" office:value="7.6718" calcext:value-type="float">
            <text:p>7,67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4165542060279" calcext:value-type="float">
            <text:p>3,84165542060279</text:p>
          </table:table-cell>
          <table:table-cell office:value-type="float" office:value="3.79453653116029" calcext:value-type="float">
            <text:p>3,7945365311602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07" calcext:value-type="float">
            <text:p>2,0007</text:p>
          </table:table-cell>
          <table:table-cell office:value-type="float" office:value="7.686" calcext:value-type="float">
            <text:p>7,686</text:p>
          </table:table-cell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3.846930109407" calcext:value-type="float">
            <text:p>3,846930109407</text:p>
          </table:table-cell>
          <table:table-cell office:value-type="float" office:value="3.79853317035226" calcext:value-type="float">
            <text:p>3,7985331703522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17" calcext:value-type="float">
            <text:p>2,0017</text:p>
          </table:table-cell>
          <table:table-cell office:value-type="float" office:value="7.7004" calcext:value-type="float">
            <text:p>7,7004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office:value-type="float" office:value="3.85234932840665" calcext:value-type="float">
            <text:p>3,85234932840665</text:p>
          </table:table-cell>
          <table:table-cell office:value-type="float" office:value="3.80252995758709" calcext:value-type="float">
            <text:p>3,8025299575870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27" calcext:value-type="float">
            <text:p>2,0027</text:p>
          </table:table-cell>
          <table:table-cell office:value-type="float" office:value="7.7151" calcext:value-type="float">
            <text:p>7,7151</text:p>
          </table:table-cell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3.85786295353596" calcext:value-type="float">
            <text:p>3,85786295353596</text:p>
          </table:table-cell>
          <table:table-cell office:value-type="float" office:value="3.80661591746773" calcext:value-type="float">
            <text:p>3,80661591746773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37" calcext:value-type="float">
            <text:p>2,0037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3.86352072629321" calcext:value-type="float">
            <text:p>3,86352072629321</text:p>
          </table:table-cell>
          <table:table-cell office:value-type="float" office:value="3.81061307649565" calcext:value-type="float">
            <text:p>3,810613076495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47" calcext:value-type="float">
            <text:p>2,0047</text:p>
          </table:table-cell>
          <table:table-cell office:value-type="float" office:value="7.7452" calcext:value-type="float">
            <text:p>7,7452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3.86937228897642" calcext:value-type="float">
            <text:p>3,86937228897642</text:p>
          </table:table-cell>
          <table:table-cell office:value-type="float" office:value="3.81461038359666" calcext:value-type="float">
            <text:p>3,8146103835966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57" calcext:value-type="float">
            <text:p>2,0057</text:p>
          </table:table-cell>
          <table:table-cell office:value-type="float" office:value="7.7608" calcext:value-type="float">
            <text:p>7,7608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3.87522423759219" calcext:value-type="float">
            <text:p>3,87522423759219</text:p>
          </table:table-cell>
          <table:table-cell office:value-type="float" office:value="3.81860783877899" calcext:value-type="float">
            <text:p>3,8186078387789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68" calcext:value-type="float">
            <text:p>2,0068</text:p>
          </table:table-cell>
          <table:table-cell office:value-type="float" office:value="7.7768" calcext:value-type="float">
            <text:p>7,7768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3.88141249128399" calcext:value-type="float">
            <text:p>3,88141249128399</text:p>
          </table:table-cell>
          <table:table-cell office:value-type="float" office:value="3.82260544205086" calcext:value-type="float">
            <text:p>3,82260544205086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78" calcext:value-type="float">
            <text:p>2,0078</text:p>
          </table:table-cell>
          <table:table-cell office:value-type="float" office:value="7.7931" calcext:value-type="float">
            <text:p>7,7931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3.8878932696137" calcext:value-type="float">
            <text:p>3,8878932696137</text:p>
          </table:table-cell>
          <table:table-cell office:value-type="float" office:value="3.82669259979624" calcext:value-type="float">
            <text:p>3,82669259979624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88" calcext:value-type="float">
            <text:p>2,0088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3.89456662354463" calcext:value-type="float">
            <text:p>3,89456662354463</text:p>
          </table:table-cell>
          <table:table-cell office:value-type="float" office:value="3.83069057498518" calcext:value-type="float">
            <text:p>3,83069057498518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098" calcext:value-type="float">
            <text:p>2,0098</text:p>
          </table:table-cell>
          <table:table-cell office:value-type="float" office:value="7.8273" calcext:value-type="float">
            <text:p>7,82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90153172866521" calcext:value-type="float">
            <text:p>3,90153172866521</text:p>
          </table:table-cell>
          <table:table-cell office:value-type="float" office:value="3.83468869829391" calcext:value-type="float">
            <text:p>3,8346886982939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08" calcext:value-type="float">
            <text:p>2,0108</text:p>
          </table:table-cell>
          <table:table-cell office:value-type="float" office:value="7.8452" calcext:value-type="float">
            <text:p>7,8452</text:p>
          </table:table-cell>
        </table:table-row>
        <table:table-row table:style-name="ro1">
          <table:table-cell office:value-type="float" office:value="29.1" calcext:value-type="float">
            <text:p>29,1</text:p>
          </table:table-cell>
          <table:table-cell office:value-type="float" office:value="3.90873844318521" calcext:value-type="float">
            <text:p>3,90873844318521</text:p>
          </table:table-cell>
          <table:table-cell office:value-type="float" office:value="3.83868696973065" calcext:value-type="float">
            <text:p>3,8386869697306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18" calcext:value-type="float">
            <text:p>2,0118</text:p>
          </table:table-cell>
          <table:table-cell office:value-type="float" office:value="7.8636" calcext:value-type="float">
            <text:p>7,8636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3.91604153211784" calcext:value-type="float">
            <text:p>3,91604153211784</text:p>
          </table:table-cell>
          <table:table-cell office:value-type="float" office:value="3.84275657650982" calcext:value-type="float">
            <text:p>3,8427565765098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29" calcext:value-type="float">
            <text:p>2,0129</text:p>
          </table:table-cell>
          <table:table-cell office:value-type="float" office:value="7.8826" calcext:value-type="float">
            <text:p>7,8826</text:p>
          </table:table-cell>
        </table:table-row>
        <table:table-row table:style-name="ro1">
          <table:table-cell office:value-type="float" office:value="29.3" calcext:value-type="float">
            <text:p>29,3</text:p>
          </table:table-cell>
          <table:table-cell office:value-type="float" office:value="3.92382938576891" calcext:value-type="float">
            <text:p>3,92382938576891</text:p>
          </table:table-cell>
          <table:table-cell office:value-type="float" office:value="3.84675521962245" calcext:value-type="float">
            <text:p>3,8467552196224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39" calcext:value-type="float">
            <text:p>2,0139</text:p>
          </table:table-cell>
          <table:table-cell office:value-type="float" office:value="7.9022" calcext:value-type="float">
            <text:p>7,9022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3.931956920939" calcext:value-type="float">
            <text:p>3,931956920939</text:p>
          </table:table-cell>
          <table:table-cell office:value-type="float" office:value="3.8507725369595" calcext:value-type="float">
            <text:p>3,8507725369595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49" calcext:value-type="float">
            <text:p>2,0149</text:p>
          </table:table-cell>
          <table:table-cell office:value-type="float" office:value="7.9225" calcext:value-type="float">
            <text:p>7,9225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3.94047323775981" calcext:value-type="float">
            <text:p>3,94047323775981</text:p>
          </table:table-cell>
          <table:table-cell office:value-type="float" office:value="3.85477147674009" calcext:value-type="float">
            <text:p>3,85477147674009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59" calcext:value-type="float">
            <text:p>2,0159</text:p>
          </table:table-cell>
          <table:table-cell office:value-type="float" office:value="7.9436" calcext:value-type="float">
            <text:p>7,9436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office:value-type="float" office:value="3.94913237481408" calcext:value-type="float">
            <text:p>3,94913237481408</text:p>
          </table:table-cell>
          <table:table-cell office:value-type="float" office:value="3.85877056469542" calcext:value-type="float">
            <text:p>3,8587705646954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7" calcext:value-type="float">
            <text:p>2,017</text:p>
          </table:table-cell>
          <table:table-cell office:value-type="float" office:value="7.9654" calcext:value-type="float">
            <text:p>7,9654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3.9583746283449" calcext:value-type="float">
            <text:p>3,9583746283449</text:p>
          </table:table-cell>
          <table:table-cell office:value-type="float" office:value="3.86284136806611" calcext:value-type="float">
            <text:p>3,86284136806611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8" calcext:value-type="float">
            <text:p>2,018</text:p>
          </table:table-cell>
          <table:table-cell office:value-type="float" office:value="7.988" calcext:value-type="float">
            <text:p>7,988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3.9680039623576" calcext:value-type="float">
            <text:p>3,9680039623576</text:p>
          </table:table-cell>
          <table:table-cell office:value-type="float" office:value="3.86684082782132" calcext:value-type="float">
            <text:p>3,8668408278213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19" calcext:value-type="float">
            <text:p>2,019</text:p>
          </table:table-cell>
          <table:table-cell office:value-type="float" office:value="8.0114" calcext:value-type="float">
            <text:p>8,0114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3.9780198019802" calcext:value-type="float">
            <text:p>3,9780198019802</text:p>
          </table:table-cell>
          <table:table-cell office:value-type="float" office:value="3.87084043578152" calcext:value-type="float">
            <text:p>3,87084043578152</text:p>
          </table:table-cell>
          <table:table-cell table:number-columns-repeated="16"/>
          <table:table-cell office:value-type="float" office:value="65" calcext:value-type="float">
            <text:p>65</text:p>
          </table:table-cell>
          <table:table-cell office:value-type="float" office:value="2.02" calcext:value-type="float">
            <text:p>2,02</text:p>
          </table:table-cell>
          <table:table-cell office:value-type="float" office:value="8.0356" calcext:value-type="float">
            <text:p>8,0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4:56:50.9944945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7T15:01:52.587466941</dc:date>
    <meta:editing-duration>PT5M23S</meta:editing-duration>
    <meta:editing-cycles>2</meta:editing-cycles>
    <meta:generator>LibreOffice/7.0.5.2$Linux_X86_64 LibreOffice_project/00$Build-2</meta:generator>
    <dc:creator>Tjarko Tjaden</dc:creator>
    <meta:document-statistic meta:table-count="1" meta:cell-count="878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3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5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scatter" chart:style-name="ch1">
        <chart:legend chart:legend-position="end" svg:x="18.214cm" svg:y="5.452cm" style:legend-expansion="high" chart:style-name="ch2"/>
        <chart:plot-area chart:style-name="ch3" table:cell-range-address="P_elmin.A2:P_elmin.C400 P_elmin.B1:P_elmin.C1" chart:data-source-has-labels="row" svg:x="1.781cm" svg:y="0.24cm" svg:width="16.033cm" svg:height="10.54cm">
          <chart:coordinate-region svg:x="2.019cm" svg:y="0.24cm" svg:width="15.608cm" svg:height="9.893cm"/>
          <chart:axis chart:dimension="x" chart:name="primary-x" chart:style-name="ch4">
            <chart:title svg:x="8.589cm" svg:y="11.02cm" chart:style-name="ch5">
              <text:p>Temp(Wq) in °C</text:p>
            </chart:title>
          </chart:axis>
          <chart:axis chart:dimension="y" chart:name="primary-y" chart:style-name="ch6">
            <chart:title svg:x="0.451cm" svg:y="5.911cm" chart:style-name="ch7">
              <text:p>COP
</text:p>
            </chart:title>
            <chart:grid chart:style-name="ch8" chart:class="major"/>
          </chart:axis>
          <chart:series chart:style-name="ch9" chart:values-cell-range-address="P_elmin.B2:P_elmin.B400" chart:label-cell-address="P_elmin.B1:P_elmin.B1" chart:class="chart:scatter">
            <chart:domain table:cell-range-address="P_elmin.A2:P_elmin.A400"/>
            <chart:data-point chart:repeated="399"/>
          </chart:series>
          <chart:series chart:style-name="ch10" chart:values-cell-range-address="P_elmin.C2:P_elmin.C400" chart:label-cell-address="P_elmin.C1:P_elmin.C1" chart:class="chart:scatter">
            <chart:data-point chart:repeated="243"/>
            <chart:data-point chart:style-name="ch11"/>
            <chart:data-point/>
            <chart:data-point chart:style-name="ch11"/>
            <chart:data-point chart:repeated="22"/>
            <chart:data-point chart:style-name="ch11"/>
            <chart:data-point chart:repeated="11"/>
            <chart:data-point chart:style-name="ch11"/>
            <chart:data-point/>
            <chart:data-point chart:style-name="ch11" chart:repeated="2"/>
            <chart:data-point chart:repeated="22"/>
            <chart:data-point chart:style-name="ch11"/>
            <chart:data-point chart:repeated="35"/>
            <chart:data-point chart:style-name="ch11"/>
            <chart:data-point chart:repeated="19"/>
            <chart:data-point chart:style-name="ch11"/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in35</text:p>
                <draw:g>
                  <svg:desc>P_elmin.B1:P_elmin.B1</svg:desc>
                </draw:g>
              </table:table-cell>
              <table:table-cell office:value-type="string">
                <text:p>max35</text:p>
                <draw:g>
                  <svg:desc>P_elmin.C1:P_elm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9">
                <text:p>-9.9</text:p>
                <draw:g>
                  <svg:desc>P_elmin.A2:P_elmin.A400</svg:desc>
                </draw:g>
              </table:table-cell>
              <table:table-cell office:value-type="float" office:value="2.75644444444444">
                <text:p>2.75644444444444</text:p>
                <draw:g>
                  <svg:desc>P_elmin.B2:P_elmin.B400</svg:desc>
                </draw:g>
              </table:table-cell>
              <table:table-cell office:value-type="float" office:value="3.25686319744257">
                <text:p>3.25686319744257</text:p>
                <draw:g>
                  <svg:desc>P_elmin.C2:P_elmin.C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2.77435988620199">
                <text:p>2.77435988620199</text:p>
              </table:table-cell>
              <table:table-cell office:value-type="float" office:value="3.26634837010207">
                <text:p>3.26634837010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">
                <text:p>-9.7</text:p>
              </table:table-cell>
              <table:table-cell office:value-type="float" office:value="2.79228170016006">
                <text:p>2.79228170016006</text:p>
              </table:table-cell>
              <table:table-cell office:value-type="float" office:value="3.27581669243675">
                <text:p>3.27581669243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">
                <text:p>-9.6</text:p>
              </table:table-cell>
              <table:table-cell office:value-type="float" office:value="2.81020988971896">
                <text:p>2.81020988971896</text:p>
              </table:table-cell>
              <table:table-cell office:value-type="float" office:value="3.28516023007395">
                <text:p>3.2851602300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2.82814445828144">
                <text:p>2.82814445828144</text:p>
              </table:table-cell>
              <table:table-cell office:value-type="float" office:value="3.29459477210035">
                <text:p>3.29459477210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">
                <text:p>-9.4</text:p>
              </table:table-cell>
              <table:table-cell office:value-type="float" office:value="2.84608540925267">
                <text:p>2.84608540925267</text:p>
              </table:table-cell>
              <table:table-cell office:value-type="float" office:value="3.30390419947507">
                <text:p>3.30390419947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">
                <text:p>-9.3</text:p>
              </table:table-cell>
              <table:table-cell office:value-type="float" office:value="2.8635231316726">
                <text:p>2.8635231316726</text:p>
              </table:table-cell>
              <table:table-cell office:value-type="float" office:value="3.31330514308192">
                <text:p>3.3133051430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">
                <text:p>-9.2</text:p>
              </table:table-cell>
              <table:table-cell office:value-type="float" office:value="2.88147357180993">
                <text:p>2.88147357180993</text:p>
              </table:table-cell>
              <table:table-cell office:value-type="float" office:value="3.3226894609288">
                <text:p>3.3226894609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">
                <text:p>-9.1</text:p>
              </table:table-cell>
              <table:table-cell office:value-type="float" office:value="2.89943040227839">
                <text:p>2.89943040227839</text:p>
              </table:table-cell>
              <table:table-cell office:value-type="float" office:value="3.33194817093122">
                <text:p>3.33194817093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2.91739362649101">
                <text:p>2.91739362649101</text:p>
              </table:table-cell>
              <table:table-cell office:value-type="float" office:value="3.3412991598287">
                <text:p>3.3412991598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">
                <text:p>-8.9</text:p>
              </table:table-cell>
              <table:table-cell office:value-type="float" office:value="2.93501869325263">
                <text:p>2.93501869325263</text:p>
              </table:table-cell>
              <table:table-cell office:value-type="float" office:value="3.35063365560491">
                <text:p>3.35063365560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">
                <text:p>-8.8</text:p>
              </table:table-cell>
              <table:table-cell office:value-type="float" office:value="2.95299145299145">
                <text:p>2.95299145299145</text:p>
              </table:table-cell>
              <table:table-cell office:value-type="float" office:value="3.35984205717269">
                <text:p>3.35984205717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">
                <text:p>-8.7</text:p>
              </table:table-cell>
              <table:table-cell office:value-type="float" office:value="2.97097061442565">
                <text:p>2.97097061442565</text:p>
              </table:table-cell>
              <table:table-cell office:value-type="float" office:value="3.36914349059372">
                <text:p>3.36914349059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">
                <text:p>-8.6</text:p>
              </table:table-cell>
              <table:table-cell office:value-type="float" office:value="2.98895618097613">
                <text:p>2.98895618097613</text:p>
              </table:table-cell>
              <table:table-cell office:value-type="float" office:value="3.37842856212131">
                <text:p>3.3784285621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">
                <text:p>-8.5</text:p>
              </table:table-cell>
              <table:table-cell office:value-type="float" office:value="3.00641254007838">
                <text:p>3.00641254007838</text:p>
              </table:table-cell>
              <table:table-cell office:value-type="float" office:value="3.38758705981905">
                <text:p>3.3875870598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">
                <text:p>-8.4</text:p>
              </table:table-cell>
              <table:table-cell office:value-type="float" office:value="3.02458578300374">
                <text:p>3.02458578300374</text:p>
              </table:table-cell>
              <table:table-cell office:value-type="float" office:value="3.39683933274802">
                <text:p>3.39683933274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">
                <text:p>-8.3</text:p>
              </table:table-cell>
              <table:table-cell office:value-type="float" office:value="3.04258731290093">
                <text:p>3.04258731290093</text:p>
              </table:table-cell>
              <table:table-cell office:value-type="float" office:value="3.40607537361923">
                <text:p>3.40607537361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">
                <text:p>-8.2</text:p>
              </table:table-cell>
              <table:table-cell office:value-type="float" office:value="3.06059525931207">
                <text:p>3.06059525931207</text:p>
              </table:table-cell>
              <table:table-cell office:value-type="float" office:value="3.41515190859517">
                <text:p>3.41515190859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">
                <text:p>-8.1</text:p>
              </table:table-cell>
              <table:table-cell office:value-type="float" office:value="3.07860962566845">
                <text:p>3.07860962566845</text:p>
              </table:table-cell>
              <table:table-cell office:value-type="float" office:value="3.42435544024647">
                <text:p>3.42435544024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3.09607843137255">
                <text:p>3.09607843137255</text:p>
              </table:table-cell>
              <table:table-cell office:value-type="float" office:value="3.43354286825222">
                <text:p>3.43354286825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">
                <text:p>-7.9</text:p>
              </table:table-cell>
              <table:table-cell office:value-type="float" office:value="3.11428062043145">
                <text:p>3.11428062043145</text:p>
              </table:table-cell>
              <table:table-cell office:value-type="float" office:value="3.44257041113629">
                <text:p>3.44257041113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">
                <text:p>-7.8</text:p>
              </table:table-cell>
              <table:table-cell office:value-type="float" office:value="3.13231098430813">
                <text:p>3.13231098430813</text:p>
              </table:table-cell>
              <table:table-cell office:value-type="float" office:value="3.45172558786428">
                <text:p>3.45172558786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">
                <text:p>-7.7</text:p>
              </table:table-cell>
              <table:table-cell office:value-type="float" office:value="3.15034777956126">
                <text:p>3.15034777956126</text:p>
              </table:table-cell>
              <table:table-cell office:value-type="float" office:value="3.46086478800414">
                <text:p>3.46086478800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">
                <text:p>-7.6</text:p>
              </table:table-cell>
              <table:table-cell office:value-type="float" office:value="3.16839100963254">
                <text:p>3.16839100963254</text:p>
              </table:table-cell>
              <table:table-cell office:value-type="float" office:value="3.46984372982048">
                <text:p>3.46984372982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">
                <text:p>-7.5</text:p>
              </table:table-cell>
              <table:table-cell office:value-type="float" office:value="3.18700927908637">
                <text:p>3.18700927908637</text:p>
              </table:table-cell>
              <table:table-cell office:value-type="float" office:value="3.47891867479596">
                <text:p>3.47891867479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">
                <text:p>-7.4</text:p>
              </table:table-cell>
              <table:table-cell office:value-type="float" office:value="3.20524718900589">
                <text:p>3.20524718900589</text:p>
              </table:table-cell>
              <table:table-cell office:value-type="float" office:value="3.4878976375415">
                <text:p>3.4878976375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">
                <text:p>-7.3</text:p>
              </table:table-cell>
              <table:table-cell office:value-type="float" office:value="3.22331310246341">
                <text:p>3.22331310246341</text:p>
              </table:table-cell>
              <table:table-cell office:value-type="float" office:value="3.49694081277774">
                <text:p>3.49694081277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">
                <text:p>-7.2</text:p>
              </table:table-cell>
              <table:table-cell office:value-type="float" office:value="3.24138546688091">
                <text:p>3.24138546688091</text:p>
              </table:table-cell>
              <table:table-cell office:value-type="float" office:value="3.5058554790554">
                <text:p>3.5058554790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">
                <text:p>-7.1</text:p>
              </table:table-cell>
              <table:table-cell office:value-type="float" office:value="3.26004643686373">
                <text:p>3.26004643686373</text:p>
              </table:table-cell>
              <table:table-cell office:value-type="float" office:value="3.51486708026616">
                <text:p>3.51486708026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3.27813504823151">
                <text:p>3.27813504823151</text:p>
              </table:table-cell>
              <table:table-cell office:value-type="float" office:value="3.52371776343257">
                <text:p>3.52371776343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">
                <text:p>-6.9</text:p>
              </table:table-cell>
              <table:table-cell office:value-type="float" office:value="3.29681915654039">
                <text:p>3.29681915654039</text:p>
              </table:table-cell>
              <table:table-cell office:value-type="float" office:value="3.53269798485432">
                <text:p>3.53269798485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">
                <text:p>-6.8</text:p>
              </table:table-cell>
              <table:table-cell office:value-type="float" office:value="3.31492403932082">
                <text:p>3.31492403932082</text:p>
              </table:table-cell>
              <table:table-cell office:value-type="float" office:value="3.5415170556553">
                <text:p>3.5415170556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">
                <text:p>-6.7</text:p>
              </table:table-cell>
              <table:table-cell office:value-type="float" office:value="3.33363132487037">
                <text:p>3.33363132487037</text:p>
              </table:table-cell>
              <table:table-cell office:value-type="float" office:value="3.55046606233383">
                <text:p>3.55046606233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">
                <text:p>-6.6</text:p>
              </table:table-cell>
              <table:table-cell office:value-type="float" office:value="3.35235199427652">
                <text:p>3.35235199427652</text:p>
              </table:table-cell>
              <table:table-cell office:value-type="float" office:value="3.55925368835408">
                <text:p>3.55925368835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">
                <text:p>-6.5</text:p>
              </table:table-cell>
              <table:table-cell office:value-type="float" office:value="3.37108606190732">
                <text:p>3.37108606190732</text:p>
              </table:table-cell>
              <table:table-cell office:value-type="float" office:value="3.56813966873441">
                <text:p>3.568139668734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">
                <text:p>-6.4</text:p>
              </table:table-cell>
              <table:table-cell office:value-type="float" office:value="3.38983354215142">
                <text:p>3.38983354215142</text:p>
              </table:table-cell>
              <table:table-cell office:value-type="float" office:value="3.57689604498115">
                <text:p>3.57689604498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">
                <text:p>-6.3</text:p>
              </table:table-cell>
              <table:table-cell office:value-type="float" office:value="3.40859444941808">
                <text:p>3.40859444941808</text:p>
              </table:table-cell>
              <table:table-cell office:value-type="float" office:value="3.58560485157996">
                <text:p>3.58560485157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">
                <text:p>-6.2</text:p>
              </table:table-cell>
              <table:table-cell office:value-type="float" office:value="3.4273687981372">
                <text:p>3.4273687981372</text:p>
              </table:table-cell>
              <table:table-cell office:value-type="float" office:value="3.59444462161559">
                <text:p>3.59444462161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">
                <text:p>-6.1</text:p>
              </table:table-cell>
              <table:table-cell office:value-type="float" office:value="3.44615660275936">
                <text:p>3.44615660275936</text:p>
              </table:table-cell>
              <table:table-cell office:value-type="float" office:value="3.60312251075354">
                <text:p>3.60312251075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3.46495787775587">
                <text:p>3.46495787775587</text:p>
              </table:table-cell>
              <table:table-cell office:value-type="float" office:value="3.61178492980613">
                <text:p>3.611784929806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">
                <text:p>-5.9</text:p>
              </table:table-cell>
              <table:table-cell office:value-type="float" office:value="3.48377263761879">
                <text:p>3.48377263761879</text:p>
              </table:table-cell>
              <table:table-cell office:value-type="float" office:value="3.62040011450017">
                <text:p>3.6204001145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">
                <text:p>-5.8</text:p>
              </table:table-cell>
              <table:table-cell office:value-type="float" office:value="3.50304987441694">
                <text:p>3.50304987441694</text:p>
              </table:table-cell>
              <table:table-cell office:value-type="float" office:value="3.6291470700394">
                <text:p>3.6291470700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">
                <text:p>-5.7</text:p>
              </table:table-cell>
              <table:table-cell office:value-type="float" office:value="3.5218951902369">
                <text:p>3.5218951902369</text:p>
              </table:table-cell>
              <table:table-cell office:value-type="float" office:value="3.63773177546355">
                <text:p>3.63773177546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">
                <text:p>-5.6</text:p>
              </table:table-cell>
              <table:table-cell office:value-type="float" office:value="3.54138983659544">
                <text:p>3.54138983659544</text:p>
              </table:table-cell>
              <table:table-cell office:value-type="float" office:value="3.64626950894557">
                <text:p>3.646269508945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">
                <text:p>-5.5</text:p>
              </table:table-cell>
              <table:table-cell office:value-type="float" office:value="3.56008622238189">
                <text:p>3.56008622238189</text:p>
              </table:table-cell>
              <table:table-cell office:value-type="float" office:value="3.65482378296146">
                <text:p>3.65482378296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">
                <text:p>-5.4</text:p>
              </table:table-cell>
              <table:table-cell office:value-type="float" office:value="3.57961897915169">
                <text:p>3.57961897915169</text:p>
              </table:table-cell>
              <table:table-cell office:value-type="float" office:value="3.66333122229259">
                <text:p>3.663331222292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">
                <text:p>-5.3</text:p>
              </table:table-cell>
              <table:table-cell office:value-type="float" office:value="3.59899298687286">
                <text:p>3.59899298687286</text:p>
              </table:table-cell>
              <table:table-cell office:value-type="float" office:value="3.67182358896482">
                <text:p>3.67182358896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">
                <text:p>-5.2</text:p>
              </table:table-cell>
              <table:table-cell office:value-type="float" office:value="3.61791689152725">
                <text:p>3.61791689152725</text:p>
              </table:table-cell>
              <table:table-cell office:value-type="float" office:value="3.68026931344038">
                <text:p>3.680269313440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">
                <text:p>-5.1</text:p>
              </table:table-cell>
              <table:table-cell office:value-type="float" office:value="3.63732901367891">
                <text:p>3.63732901367891</text:p>
              </table:table-cell>
              <table:table-cell office:value-type="float" office:value="3.68870010106114">
                <text:p>3.68870010106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3.65676211057086">
                <text:p>3.65676211057086</text:p>
              </table:table-cell>
              <table:table-cell office:value-type="float" office:value="3.69711599141739">
                <text:p>3.697115991417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">
                <text:p>-4.9</text:p>
              </table:table-cell>
              <table:table-cell office:value-type="float" office:value="3.67621621621622">
                <text:p>3.67621621621622</text:p>
              </table:table-cell>
              <table:table-cell office:value-type="float" office:value="3.70548549810845">
                <text:p>3.70548549810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">
                <text:p>-4.8</text:p>
              </table:table-cell>
              <table:table-cell office:value-type="float" office:value="3.69587164232919">
                <text:p>3.69587164232919</text:p>
              </table:table-cell>
              <table:table-cell office:value-type="float" office:value="3.71369176981952">
                <text:p>3.71369176981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">
                <text:p>-4.7</text:p>
              </table:table-cell>
              <table:table-cell office:value-type="float" office:value="3.71536796536797">
                <text:p>3.71536796536797</text:p>
              </table:table-cell>
              <table:table-cell office:value-type="float" office:value="3.72200018881581">
                <text:p>3.72200018881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">
                <text:p>-4.6</text:p>
              </table:table-cell>
              <table:table-cell office:value-type="float" office:value="3.73488539974734">
                <text:p>3.73488539974734</text:p>
              </table:table-cell>
              <table:table-cell office:value-type="float" office:value="3.7302625373369">
                <text:p>3.7302625373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">
                <text:p>-4.5</text:p>
              </table:table-cell>
              <table:table-cell office:value-type="float" office:value="3.75492143760159">
                <text:p>3.75492143760159</text:p>
              </table:table-cell>
              <table:table-cell office:value-type="float" office:value="3.73839291323742">
                <text:p>3.73839291323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">
                <text:p>-4.4</text:p>
              </table:table-cell>
              <table:table-cell office:value-type="float" office:value="3.77448500180701">
                <text:p>3.77448500180701</text:p>
              </table:table-cell>
              <table:table-cell office:value-type="float" office:value="3.7465946895989">
                <text:p>3.7465946895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">
                <text:p>-4.3</text:p>
              </table:table-cell>
              <table:table-cell office:value-type="float" office:value="3.79406978846501">
                <text:p>3.79406978846501</text:p>
              </table:table-cell>
              <table:table-cell office:value-type="float" office:value="3.75466432535825">
                <text:p>3.754664325358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">
                <text:p>-4.2</text:p>
              </table:table-cell>
              <table:table-cell office:value-type="float" office:value="3.81436584041976">
                <text:p>3.81436584041976</text:p>
              </table:table-cell>
              <table:table-cell office:value-type="float" office:value="3.76277452301137">
                <text:p>3.762774523011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">
                <text:p>-4.1</text:p>
              </table:table-cell>
              <table:table-cell office:value-type="float" office:value="3.83381607530775">
                <text:p>3.83381607530775</text:p>
              </table:table-cell>
              <table:table-cell office:value-type="float" office:value="3.77075247276825">
                <text:p>3.77075247276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">
                <text:p>-4</text:p>
              </table:table-cell>
              <table:table-cell office:value-type="float" office:value="3.85416666666667">
                <text:p>3.85416666666667</text:p>
              </table:table-cell>
              <table:table-cell office:value-type="float" office:value="3.7788028521391">
                <text:p>3.77880285213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">
                <text:p>-3.9</text:p>
              </table:table-cell>
              <table:table-cell office:value-type="float" office:value="3.873663222766">
                <text:p>3.873663222766</text:p>
              </table:table-cell>
              <table:table-cell office:value-type="float" office:value="3.78668957975316">
                <text:p>3.786689579753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">
                <text:p>-3.8</text:p>
              </table:table-cell>
              <table:table-cell office:value-type="float" office:value="3.89388717576637">
                <text:p>3.89388717576637</text:p>
              </table:table-cell>
              <table:table-cell office:value-type="float" office:value="3.7945308110133">
                <text:p>3.7945308110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">
                <text:p>-3.7</text:p>
              </table:table-cell>
              <table:table-cell office:value-type="float" office:value="3.91432201851516">
                <text:p>3.91432201851516</text:p>
              </table:table-cell>
              <table:table-cell office:value-type="float" office:value="3.80235785796713">
                <text:p>3.802357857967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">
                <text:p>-3.6</text:p>
              </table:table-cell>
              <table:table-cell office:value-type="float" office:value="3.93460490463215">
                <text:p>3.93460490463215</text:p>
              </table:table-cell>
              <table:table-cell office:value-type="float" office:value="3.81013959865387">
                <text:p>3.810139598653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">
                <text:p>-3.5</text:p>
              </table:table-cell>
              <table:table-cell office:value-type="float" office:value="3.95419847328244">
                <text:p>3.95419847328244</text:p>
              </table:table-cell>
              <table:table-cell office:value-type="float" office:value="3.81787615578593">
                <text:p>3.81787615578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">
                <text:p>-3.4</text:p>
              </table:table-cell>
              <table:table-cell office:value-type="float" office:value="3.97435431065842">
                <text:p>3.97435431065842</text:p>
              </table:table-cell>
              <table:table-cell office:value-type="float" office:value="3.82559875583204">
                <text:p>3.82559875583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">
                <text:p>-3.3</text:p>
              </table:table-cell>
              <table:table-cell office:value-type="float" office:value="3.99472151437932">
                <text:p>3.99472151437932</text:p>
              </table:table-cell>
              <table:table-cell office:value-type="float" office:value="3.83327636035924">
                <text:p>3.83327636035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">
                <text:p>-3.2</text:p>
              </table:table-cell>
              <table:table-cell office:value-type="float" office:value="4.01511839708561">
                <text:p>4.01511839708561</text:p>
              </table:table-cell>
              <table:table-cell office:value-type="float" office:value="3.84085193579434">
                <text:p>3.840851935794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">
                <text:p>-3.1</text:p>
              </table:table-cell>
              <table:table-cell office:value-type="float" office:value="4.03536274152388">
                <text:p>4.03536274152388</text:p>
              </table:table-cell>
              <table:table-cell office:value-type="float" office:value="3.84847074880576">
                <text:p>3.848470748805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">
                <text:p>-3</text:p>
              </table:table-cell>
              <table:table-cell office:value-type="float" office:value="4.05581904414447">
                <text:p>4.05581904414447</text:p>
              </table:table-cell>
              <table:table-cell office:value-type="float" office:value="3.85610685840022">
                <text:p>3.85610685840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">
                <text:p>-2.9</text:p>
              </table:table-cell>
              <table:table-cell office:value-type="float" office:value="4.07612267250822">
                <text:p>4.07612267250822</text:p>
              </table:table-cell>
              <table:table-cell office:value-type="float" office:value="3.86360962318482">
                <text:p>3.863609623184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">
                <text:p>-2.8</text:p>
              </table:table-cell>
              <table:table-cell office:value-type="float" office:value="4.09645597369383">
                <text:p>4.09645597369383</text:p>
              </table:table-cell>
              <table:table-cell office:value-type="float" office:value="3.87109846258545">
                <text:p>3.87109846258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">
                <text:p>-2.7</text:p>
              </table:table-cell>
              <table:table-cell office:value-type="float" office:value="4.11757176814774">
                <text:p>4.11757176814774</text:p>
              </table:table-cell>
              <table:table-cell office:value-type="float" office:value="3.87860432054888">
                <text:p>3.878604320548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">
                <text:p>-2.6</text:p>
              </table:table-cell>
              <table:table-cell office:value-type="float" office:value="4.13778591033852">
                <text:p>4.13778591033852</text:p>
              </table:table-cell>
              <table:table-cell office:value-type="float" office:value="3.88618538874822">
                <text:p>3.886185388748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4.15821278154184">
                <text:p>4.15821278154184</text:p>
              </table:table-cell>
              <table:table-cell office:value-type="float" office:value="3.89366362290227">
                <text:p>3.89366362290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">
                <text:p>-2.4</text:p>
              </table:table-cell>
              <table:table-cell office:value-type="float" office:value="4.17848634781015">
                <text:p>4.17848634781015</text:p>
              </table:table-cell>
              <table:table-cell office:value-type="float" office:value="3.90103861682128">
                <text:p>3.90103861682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">
                <text:p>-2.3</text:p>
              </table:table-cell>
              <table:table-cell office:value-type="float" office:value="4.19974321349963">
                <text:p>4.19974321349963</text:p>
              </table:table-cell>
              <table:table-cell office:value-type="float" office:value="3.90855066662561">
                <text:p>3.908550666625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">
                <text:p>-2.2</text:p>
              </table:table-cell>
              <table:table-cell office:value-type="float" office:value="4.22008076358297">
                <text:p>4.22008076358297</text:p>
              </table:table-cell>
              <table:table-cell office:value-type="float" office:value="3.9160488510167">
                <text:p>3.9160488510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">
                <text:p>-2.1</text:p>
              </table:table-cell>
              <table:table-cell office:value-type="float" office:value="4.24026451138868">
                <text:p>4.24026451138868</text:p>
              </table:table-cell>
              <table:table-cell office:value-type="float" office:value="3.92344335853464">
                <text:p>3.92344335853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4.26144511858798">
                <text:p>4.26144511858798</text:p>
              </table:table-cell>
              <table:table-cell office:value-type="float" office:value="3.9308544935368">
                <text:p>3.9308544935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">
                <text:p>-1.9</text:p>
              </table:table-cell>
              <table:table-cell office:value-type="float" office:value="4.281876724931">
                <text:p>4.281876724931</text:p>
              </table:table-cell>
              <table:table-cell office:value-type="float" office:value="3.93828220858896">
                <text:p>3.93828220858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">
                <text:p>-1.8</text:p>
              </table:table-cell>
              <table:table-cell office:value-type="float" office:value="4.30294659300184">
                <text:p>4.30294659300184</text:p>
              </table:table-cell>
              <table:table-cell office:value-type="float" office:value="3.94572645643713">
                <text:p>3.94572645643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">
                <text:p>-1.7</text:p>
              </table:table-cell>
              <table:table-cell office:value-type="float" office:value="4.32325838555105">
                <text:p>4.32325838555105</text:p>
              </table:table-cell>
              <table:table-cell office:value-type="float" office:value="3.95315657338803">
                <text:p>3.953156573388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">
                <text:p>-1.6</text:p>
              </table:table-cell>
              <table:table-cell office:value-type="float" office:value="4.34440140195536">
                <text:p>4.34440140195536</text:p>
              </table:table-cell>
              <table:table-cell office:value-type="float" office:value="3.96063377481418">
                <text:p>3.960633774814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">
                <text:p>-1.5</text:p>
              </table:table-cell>
              <table:table-cell office:value-type="float" office:value="4.36459294812627">
                <text:p>4.36459294812627</text:p>
              </table:table-cell>
              <table:table-cell office:value-type="float" office:value="3.96800611153552">
                <text:p>3.96800611153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">
                <text:p>-1.4</text:p>
              </table:table-cell>
              <table:table-cell office:value-type="float" office:value="4.38562453806356">
                <text:p>4.38562453806356</text:p>
              </table:table-cell>
              <table:table-cell office:value-type="float" office:value="3.97551593601172">
                <text:p>3.97551593601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">
                <text:p>-1.3</text:p>
              </table:table-cell>
              <table:table-cell office:value-type="float" office:value="4.40588017751479">
                <text:p>4.40588017751479</text:p>
              </table:table-cell>
              <table:table-cell office:value-type="float" office:value="3.98304205935279">
                <text:p>3.983042059352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4.42698500832871">
                <text:p>4.42698500832871</text:p>
              </table:table-cell>
              <table:table-cell office:value-type="float" office:value="3.99046284164661">
                <text:p>3.990462841646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">
                <text:p>-1.1</text:p>
              </table:table-cell>
              <table:table-cell office:value-type="float" office:value="4.44730505649194">
                <text:p>4.44730505649194</text:p>
              </table:table-cell>
              <table:table-cell office:value-type="float" office:value="3.99799086757991">
                <text:p>3.99799086757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4.46829810901001">
                <text:p>4.46829810901001</text:p>
              </table:table-cell>
              <table:table-cell office:value-type="float" office:value="4.00544370780366">
                <text:p>4.00544370780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">
                <text:p>-0.9</text:p>
              </table:table-cell>
              <table:table-cell office:value-type="float" office:value="4.48933011690481">
                <text:p>4.48933011690481</text:p>
              </table:table-cell>
              <table:table-cell office:value-type="float" office:value="4.01303436332148">
                <text:p>4.01303436332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">
                <text:p>-0.8</text:p>
              </table:table-cell>
              <table:table-cell office:value-type="float" office:value="4.50937790157846">
                <text:p>4.50937790157846</text:p>
              </table:table-cell>
              <table:table-cell office:value-type="float" office:value="4.02061073336571">
                <text:p>4.020610733365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">
                <text:p>-0.7</text:p>
              </table:table-cell>
              <table:table-cell office:value-type="float" office:value="4.53029739776952">
                <text:p>4.53029739776952</text:p>
              </table:table-cell>
              <table:table-cell office:value-type="float" office:value="4.02835567416753">
                <text:p>4.028355674167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">
                <text:p>-0.6</text:p>
              </table:table-cell>
              <table:table-cell office:value-type="float" office:value="4.55040922619048">
                <text:p>4.55040922619048</text:p>
              </table:table-cell>
              <table:table-cell office:value-type="float" office:value="4.03596424784124">
                <text:p>4.035964247841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4.57140197356172">
                <text:p>4.57140197356172</text:p>
              </table:table-cell>
              <table:table-cell office:value-type="float" office:value="4.04368094445285">
                <text:p>4.04368094445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">
                <text:p>-0.4</text:p>
              </table:table-cell>
              <table:table-cell office:value-type="float" office:value="4.59224748415952">
                <text:p>4.59224748415952</text:p>
              </table:table-cell>
              <table:table-cell office:value-type="float" office:value="4.05141388174807">
                <text:p>4.05141388174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">
                <text:p>-0.3</text:p>
              </table:table-cell>
              <table:table-cell office:value-type="float" office:value="4.61208504289444">
                <text:p>4.61208504289444</text:p>
              </table:table-cell>
              <table:table-cell office:value-type="float" office:value="4.05925545416087">
                <text:p>4.059255454160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">
                <text:p>-0.2</text:p>
              </table:table-cell>
              <table:table-cell office:value-type="float" office:value="4.63281687511667">
                <text:p>4.63281687511667</text:p>
              </table:table-cell>
              <table:table-cell office:value-type="float" office:value="4.06708329559521">
                <text:p>4.067083295595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">
                <text:p>-0.1</text:p>
              </table:table-cell>
              <table:table-cell office:value-type="float" office:value="4.65358744394619">
                <text:p>4.65358744394619</text:p>
              </table:table-cell>
              <table:table-cell office:value-type="float" office:value="4.07489744208494">
                <text:p>4.074897442084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.67333582647719">
                <text:p>4.67333582647719</text:p>
              </table:table-cell>
              <table:table-cell office:value-type="float" office:value="4.08282097649186">
                <text:p>4.082820976491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4.69399213924761">
                <text:p>4.69399213924761</text:p>
              </table:table-cell>
              <table:table-cell office:value-type="float" office:value="4.09070103589497">
                <text:p>4.09070103589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4.71449981266392">
                <text:p>4.71449981266392</text:p>
              </table:table-cell>
              <table:table-cell office:value-type="float" office:value="4.09869113885964">
                <text:p>4.098691138859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4.73415823022122">
                <text:p>4.73415823022122</text:p>
              </table:table-cell>
              <table:table-cell office:value-type="float" office:value="4.10663820576033">
                <text:p>4.106638205760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  <table:table-cell office:value-type="float" office:value="4.7543629198724">
                <text:p>4.7543629198724</text:p>
              </table:table-cell>
              <table:table-cell office:value-type="float" office:value="4.11466594568613">
                <text:p>4.114665945686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4.77479338842975">
                <text:p>4.77479338842975</text:p>
              </table:table-cell>
              <table:table-cell office:value-type="float" office:value="4.12280491099571">
                <text:p>4.122804910995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">
                <text:p>0.6</text:p>
              </table:table-cell>
              <table:table-cell office:value-type="float" office:value="4.79398496240601">
                <text:p>4.79398496240601</text:p>
              </table:table-cell>
              <table:table-cell office:value-type="float" office:value="4.13090167376567">
                <text:p>4.130901673765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4.81411100658514">
                <text:p>4.81411100658514</text:p>
              </table:table-cell>
              <table:table-cell office:value-type="float" office:value="4.13905041664169">
                <text:p>4.13905041664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4.83298813782715">
                <text:p>4.83298813782715</text:p>
              </table:table-cell>
              <table:table-cell office:value-type="float" office:value="4.14718744383874">
                <text:p>4.147187443838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4.85280814172635">
                <text:p>4.85280814172635</text:p>
              </table:table-cell>
              <table:table-cell office:value-type="float" office:value="4.15540722559789">
                <text:p>4.155407225597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4.87247689115261">
                <text:p>4.87247689115261</text:p>
              </table:table-cell>
              <table:table-cell office:value-type="float" office:value="4.16358578607322">
                <text:p>4.163585786073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4.89107041721729">
                <text:p>4.89107041721729</text:p>
              </table:table-cell>
              <table:table-cell office:value-type="float" office:value="4.17194272561504">
                <text:p>4.171942725615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">
                <text:p>1.2</text:p>
              </table:table-cell>
              <table:table-cell office:value-type="float" office:value="4.91024187452759">
                <text:p>4.91024187452759</text:p>
              </table:table-cell>
              <table:table-cell office:value-type="float" office:value="4.18013442867812">
                <text:p>4.180134428678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">
                <text:p>1.3</text:p>
              </table:table-cell>
              <table:table-cell office:value-type="float" office:value="4.92944959334216">
                <text:p>4.92944959334216</text:p>
              </table:table-cell>
              <table:table-cell office:value-type="float" office:value="4.18853560232871">
                <text:p>4.188535602328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">
                <text:p>1.4</text:p>
              </table:table-cell>
              <table:table-cell office:value-type="float" office:value="4.94737838349423">
                <text:p>4.94737838349423</text:p>
              </table:table-cell>
              <table:table-cell office:value-type="float" office:value="4.19686707444428">
                <text:p>4.196867074444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4.96608563849943">
                <text:p>4.96608563849943</text:p>
              </table:table-cell>
              <table:table-cell office:value-type="float" office:value="4.20515878932459">
                <text:p>4.20515878932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">
                <text:p>1.6</text:p>
              </table:table-cell>
              <table:table-cell office:value-type="float" office:value="4.9835039817975">
                <text:p>4.9835039817975</text:p>
              </table:table-cell>
              <table:table-cell office:value-type="float" office:value="4.21350658639805">
                <text:p>4.213506586398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">
                <text:p>1.7</text:p>
              </table:table-cell>
              <table:table-cell office:value-type="float" office:value="5.00170810400456">
                <text:p>5.00170810400456</text:p>
              </table:table-cell>
              <table:table-cell office:value-type="float" office:value="4.22191111640653">
                <text:p>4.221911116406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">
                <text:p>1.8</text:p>
              </table:table-cell>
              <table:table-cell office:value-type="float" office:value="5.01880341880342">
                <text:p>5.01880341880342</text:p>
              </table:table-cell>
              <table:table-cell office:value-type="float" office:value="4.2304028104439">
                <text:p>4.23040281044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">
                <text:p>1.9</text:p>
              </table:table-cell>
              <table:table-cell office:value-type="float" office:value="5.03650190114068">
                <text:p>5.03650190114068</text:p>
              </table:table-cell>
              <table:table-cell office:value-type="float" office:value="4.23870027077692">
                <text:p>4.238700270776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5.05404376784015">
                <text:p>5.05404376784015</text:p>
              </table:table-cell>
              <table:table-cell office:value-type="float" office:value="4.24721173006573">
                <text:p>4.247211730065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">
                <text:p>2.1</text:p>
              </table:table-cell>
              <table:table-cell office:value-type="float" office:value="5.07027232908018">
                <text:p>5.07027232908018</text:p>
              </table:table-cell>
              <table:table-cell office:value-type="float" office:value="4.25562591040162">
                <text:p>4.255625910401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">
                <text:p>2.2</text:p>
              </table:table-cell>
              <table:table-cell office:value-type="float" office:value="5.08711399161266">
                <text:p>5.08711399161266</text:p>
              </table:table-cell>
              <table:table-cell office:value-type="float" office:value="4.26397266379438">
                <text:p>4.263972663794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">
                <text:p>2.3</text:p>
              </table:table-cell>
              <table:table-cell office:value-type="float" office:value="5.10282334986646">
                <text:p>5.10282334986646</text:p>
              </table:table-cell>
              <table:table-cell office:value-type="float" office:value="4.27240867240867">
                <text:p>4.272408672408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">
                <text:p>2.4</text:p>
              </table:table-cell>
              <table:table-cell office:value-type="float" office:value="5.11915218636624">
                <text:p>5.11915218636624</text:p>
              </table:table-cell>
              <table:table-cell office:value-type="float" office:value="4.28087519296996">
                <text:p>4.280875192969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">
                <text:p>2.5</text:p>
              </table:table-cell>
              <table:table-cell office:value-type="float" office:value="5.13414867188993">
                <text:p>5.13414867188993</text:p>
              </table:table-cell>
              <table:table-cell office:value-type="float" office:value="4.28927532791264">
                <text:p>4.289275327912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5.14878561866514">
                <text:p>5.14878561866514</text:p>
              </table:table-cell>
              <table:table-cell office:value-type="float" office:value="4.29760915994305">
                <text:p>4.29760915994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">
                <text:p>2.7</text:p>
              </table:table-cell>
              <table:table-cell office:value-type="float" office:value="5.16424196018377">
                <text:p>5.16424196018377</text:p>
              </table:table-cell>
              <table:table-cell office:value-type="float" office:value="4.30600444773907">
                <text:p>4.306004447739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8">
                <text:p>2.8</text:p>
              </table:table-cell>
              <table:table-cell office:value-type="float" office:value="5.17835249042146">
                <text:p>5.17835249042146</text:p>
              </table:table-cell>
              <table:table-cell office:value-type="float" office:value="4.31430434524868">
                <text:p>4.314304345248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">
                <text:p>2.9</text:p>
              </table:table-cell>
              <table:table-cell office:value-type="float" office:value="5.19328859060403">
                <text:p>5.19328859060403</text:p>
              </table:table-cell>
              <table:table-cell office:value-type="float" office:value="4.32263703703704">
                <text:p>4.322637037037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5.20706198426406">
                <text:p>5.20706198426406</text:p>
              </table:table-cell>
              <table:table-cell office:value-type="float" office:value="4.33093418636337">
                <text:p>4.330934186363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">
                <text:p>3.1</text:p>
              </table:table-cell>
              <table:table-cell office:value-type="float" office:value="5.22047244094488">
                <text:p>5.22047244094488</text:p>
              </table:table-cell>
              <table:table-cell office:value-type="float" office:value="4.33923548396648">
                <text:p>4.339235483966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">
                <text:p>3.2</text:p>
              </table:table-cell>
              <table:table-cell office:value-type="float" office:value="5.23471741637832">
                <text:p>5.23471741637832</text:p>
              </table:table-cell>
              <table:table-cell office:value-type="float" office:value="4.34747217617807">
                <text:p>4.347472176178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">
                <text:p>3.3</text:p>
              </table:table-cell>
              <table:table-cell office:value-type="float" office:value="5.24797999230473">
                <text:p>5.24797999230473</text:p>
              </table:table-cell>
              <table:table-cell office:value-type="float" office:value="4.35561473590768">
                <text:p>4.35561473590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">
                <text:p>3.4</text:p>
              </table:table-cell>
              <table:table-cell office:value-type="float" office:value="5.26107046592222">
                <text:p>5.26107046592222</text:p>
              </table:table-cell>
              <table:table-cell office:value-type="float" office:value="4.36379233841148">
                <text:p>4.363792338411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  <table:table-cell office:value-type="float" office:value="5.27398843930636">
                <text:p>5.27398843930636</text:p>
              </table:table-cell>
              <table:table-cell office:value-type="float" office:value="4.37187638621913">
                <text:p>4.371876386219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">
                <text:p>3.6</text:p>
              </table:table-cell>
              <table:table-cell office:value-type="float" office:value="5.28813886210222">
                <text:p>5.28813886210222</text:p>
              </table:table-cell>
              <table:table-cell office:value-type="float" office:value="4.37999645222327">
                <text:p>4.379996452223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">
                <text:p>3.7</text:p>
              </table:table-cell>
              <table:table-cell office:value-type="float" office:value="5.30129318664351">
                <text:p>5.30129318664351</text:p>
              </table:table-cell>
              <table:table-cell office:value-type="float" office:value="4.38802352732539">
                <text:p>4.388023527325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">
                <text:p>3.8</text:p>
              </table:table-cell>
              <table:table-cell office:value-type="float" office:value="5.31466100057949">
                <text:p>5.31466100057949</text:p>
              </table:table-cell>
              <table:table-cell office:value-type="float" office:value="4.39595768571597">
                <text:p>4.395957685715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">
                <text:p>3.9</text:p>
              </table:table-cell>
              <table:table-cell office:value-type="float" office:value="5.32824279914943">
                <text:p>5.32824279914943</text:p>
              </table:table-cell>
              <table:table-cell office:value-type="float" office:value="4.40376946028182">
                <text:p>4.403769460281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5.34184561810795">
                <text:p>5.34184561810795</text:p>
              </table:table-cell>
              <table:table-cell office:value-type="float" office:value="4.4116187719661">
                <text:p>4.41161877196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">
                <text:p>4.1</text:p>
              </table:table-cell>
              <table:table-cell office:value-type="float" office:value="5.35585672797677">
                <text:p>5.35585672797677</text:p>
              </table:table-cell>
              <table:table-cell office:value-type="float" office:value="4.41934626627691">
                <text:p>4.419346266276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">
                <text:p>4.2</text:p>
              </table:table-cell>
              <table:table-cell office:value-type="float" office:value="5.37027707808564">
                <text:p>5.37027707808564</text:p>
              </table:table-cell>
              <table:table-cell office:value-type="float" office:value="4.4271122394757">
                <text:p>4.42711223947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">
                <text:p>4.3</text:p>
              </table:table-cell>
              <table:table-cell office:value-type="float" office:value="5.38471979833236">
                <text:p>5.38471979833236</text:p>
              </table:table-cell>
              <table:table-cell office:value-type="float" office:value="4.43472742835217">
                <text:p>4.434727428352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">
                <text:p>4.4</text:p>
              </table:table-cell>
              <table:table-cell office:value-type="float" office:value="5.39976712594605">
                <text:p>5.39976712594605</text:p>
              </table:table-cell>
              <table:table-cell office:value-type="float" office:value="4.44225094428706">
                <text:p>4.44225094428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">
                <text:p>4.5</text:p>
              </table:table-cell>
              <table:table-cell office:value-type="float" office:value="5.41503204505729">
                <text:p>5.41503204505729</text:p>
              </table:table-cell>
              <table:table-cell office:value-type="float" office:value="4.44962383832424">
                <text:p>4.449623838324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">
                <text:p>4.6</text:p>
              </table:table-cell>
              <table:table-cell office:value-type="float" office:value="5.43051506316813">
                <text:p>5.43051506316813</text:p>
              </table:table-cell>
              <table:table-cell office:value-type="float" office:value="4.45700716793015">
                <text:p>4.45700716793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">
                <text:p>4.7</text:p>
              </table:table-cell>
              <table:table-cell office:value-type="float" office:value="5.44641120404591">
                <text:p>5.44641120404591</text:p>
              </table:table-cell>
              <table:table-cell office:value-type="float" office:value="4.46413825645865">
                <text:p>4.464138256458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">
                <text:p>4.8</text:p>
              </table:table-cell>
              <table:table-cell office:value-type="float" office:value="5.46272143274285">
                <text:p>5.46272143274285</text:p>
              </table:table-cell>
              <table:table-cell office:value-type="float" office:value="4.47125081087457">
                <text:p>4.471250810874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">
                <text:p>4.9</text:p>
              </table:table-cell>
              <table:table-cell office:value-type="float" office:value="5.4783794312427">
                <text:p>5.4783794312427</text:p>
              </table:table-cell>
              <table:table-cell office:value-type="float" office:value="4.47837495209175">
                <text:p>4.478374952091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5.4953216374269">
                <text:p>5.4953216374269</text:p>
              </table:table-cell>
              <table:table-cell office:value-type="float" office:value="4.48518791451732">
                <text:p>4.485187914517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1">
                <text:p>5.1</text:p>
              </table:table-cell>
              <table:table-cell office:value-type="float" office:value="5.51248536870855">
                <text:p>5.51248536870855</text:p>
              </table:table-cell>
              <table:table-cell office:value-type="float" office:value="4.49201296787504">
                <text:p>4.492012967875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">
                <text:p>5.2</text:p>
              </table:table-cell>
              <table:table-cell office:value-type="float" office:value="5.53006638032019">
                <text:p>5.53006638032019</text:p>
              </table:table-cell>
              <table:table-cell office:value-type="float" office:value="4.49871813761603">
                <text:p>4.498718137616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">
                <text:p>5.3</text:p>
              </table:table-cell>
              <table:table-cell office:value-type="float" office:value="5.54678648173471">
                <text:p>5.54678648173471</text:p>
              </table:table-cell>
              <table:table-cell office:value-type="float" office:value="4.50527401296405">
                <text:p>4.505274012964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">
                <text:p>5.4</text:p>
              </table:table-cell>
              <table:table-cell office:value-type="float" office:value="5.56480938416422">
                <text:p>5.56480938416422</text:p>
              </table:table-cell>
              <table:table-cell office:value-type="float" office:value="4.51184303558803">
                <text:p>4.511843035588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">
                <text:p>5.5</text:p>
              </table:table-cell>
              <table:table-cell office:value-type="float" office:value="5.58196400625978">
                <text:p>5.58196400625978</text:p>
              </table:table-cell>
              <table:table-cell office:value-type="float" office:value="4.51815959232967">
                <text:p>4.51815959232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">
                <text:p>5.6</text:p>
              </table:table-cell>
              <table:table-cell office:value-type="float" office:value="5.60043069694597">
                <text:p>5.60043069694597</text:p>
              </table:table-cell>
              <table:table-cell office:value-type="float" office:value="4.52446028333284">
                <text:p>4.524460283332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">
                <text:p>5.7</text:p>
              </table:table-cell>
              <table:table-cell office:value-type="float" office:value="5.61802154750245">
                <text:p>5.61802154750245</text:p>
              </table:table-cell>
              <table:table-cell office:value-type="float" office:value="4.530641693907">
                <text:p>4.530641693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">
                <text:p>5.8</text:p>
              </table:table-cell>
              <table:table-cell office:value-type="float" office:value="5.63563308506468">
                <text:p>5.63563308506468</text:p>
              </table:table-cell>
              <table:table-cell office:value-type="float" office:value="4.53673331173994">
                <text:p>4.536733311739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">
                <text:p>5.9</text:p>
              </table:table-cell>
              <table:table-cell office:value-type="float" office:value="5.65457041977246">
                <text:p>5.65457041977246</text:p>
              </table:table-cell>
              <table:table-cell office:value-type="float" office:value="4.54267628441042">
                <text:p>4.54267628441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5.67262021589794">
                <text:p>5.67262021589794</text:p>
              </table:table-cell>
              <table:table-cell office:value-type="float" office:value="4.54863400847857">
                <text:p>4.548634008478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">
                <text:p>6.1</text:p>
              </table:table-cell>
              <table:table-cell office:value-type="float" office:value="5.69069128043991">
                <text:p>5.69069128043991</text:p>
              </table:table-cell>
              <table:table-cell office:value-type="float" office:value="4.55436830330861">
                <text:p>4.554368303308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">
                <text:p>6.2</text:p>
              </table:table-cell>
              <table:table-cell office:value-type="float" office:value="5.70898015327176">
                <text:p>5.70898015327176</text:p>
              </table:table-cell>
              <table:table-cell office:value-type="float" office:value="4.56011773362767">
                <text:p>4.560117733627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">
                <text:p>6.3</text:p>
              </table:table-cell>
              <table:table-cell office:value-type="float" office:value="5.72729060165159">
                <text:p>5.72729060165159</text:p>
              </table:table-cell>
              <table:table-cell office:value-type="float" office:value="4.56574842545176">
                <text:p>4.56574842545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">
                <text:p>6.4</text:p>
              </table:table-cell>
              <table:table-cell office:value-type="float" office:value="5.74581939799331">
                <text:p>5.74581939799331</text:p>
              </table:table-cell>
              <table:table-cell office:value-type="float" office:value="4.57128983843913">
                <text:p>4.571289838439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">
                <text:p>6.5</text:p>
              </table:table-cell>
              <table:table-cell office:value-type="float" office:value="5.76437007874016">
                <text:p>5.76437007874016</text:p>
              </table:table-cell>
              <table:table-cell office:value-type="float" office:value="4.57674199623352">
                <text:p>4.576741996233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5.78294268268663">
                <text:p>5.78294268268663</text:p>
              </table:table-cell>
              <table:table-cell office:value-type="float" office:value="4.58207549945568">
                <text:p>4.582075499455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">
                <text:p>6.7</text:p>
              </table:table-cell>
              <table:table-cell office:value-type="float" office:value="5.80173433188806">
                <text:p>5.80173433188806</text:p>
              </table:table-cell>
              <table:table-cell office:value-type="float" office:value="4.58731979994116">
                <text:p>4.58731979994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">
                <text:p>6.8</text:p>
              </table:table-cell>
              <table:table-cell office:value-type="float" office:value="5.82035101557878">
                <text:p>5.82035101557878</text:p>
              </table:table-cell>
              <table:table-cell office:value-type="float" office:value="4.59247492130733">
                <text:p>4.592474921307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">
                <text:p>6.9</text:p>
              </table:table-cell>
              <table:table-cell office:value-type="float" office:value="5.83823239297692">
                <text:p>5.83823239297692</text:p>
              </table:table-cell>
              <table:table-cell office:value-type="float" office:value="4.59767612884248">
                <text:p>4.597676128842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5.85708645874457">
                <text:p>5.85708645874457</text:p>
              </table:table-cell>
              <table:table-cell office:value-type="float" office:value="4.60278848133659">
                <text:p>4.602788481336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">
                <text:p>7.1</text:p>
              </table:table-cell>
              <table:table-cell office:value-type="float" office:value="5.87480252764613">
                <text:p>5.87480252764613</text:p>
              </table:table-cell>
              <table:table-cell office:value-type="float" office:value="4.60767647058824">
                <text:p>4.607676470588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2">
                <text:p>7.2</text:p>
              </table:table-cell>
              <table:table-cell office:value-type="float" office:value="5.89389448725548">
                <text:p>5.89389448725548</text:p>
              </table:table-cell>
              <table:table-cell office:value-type="float" office:value="4.61264043291571">
                <text:p>4.612640432915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">
                <text:p>7.3</text:p>
              </table:table-cell>
              <table:table-cell office:value-type="float" office:value="5.91184028464123">
                <text:p>5.91184028464123</text:p>
              </table:table-cell>
              <table:table-cell office:value-type="float" office:value="4.6175155864016">
                <text:p>4.61751558640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">
                <text:p>7.4</text:p>
              </table:table-cell>
              <table:table-cell office:value-type="float" office:value="5.92980027684398">
                <text:p>5.92980027684398</text:p>
              </table:table-cell>
              <table:table-cell office:value-type="float" office:value="4.6223313532906">
                <text:p>4.62233135329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5.94895132568263">
                <text:p>5.94895132568263</text:p>
              </table:table-cell>
              <table:table-cell office:value-type="float" office:value="4.62708774406022">
                <text:p>4.627087744060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6">
                <text:p>7.6</text:p>
              </table:table-cell>
              <table:table-cell office:value-type="float" office:value="5.96694378463975">
                <text:p>5.96694378463975</text:p>
              </table:table-cell>
              <table:table-cell office:value-type="float" office:value="4.63178476918553">
                <text:p>4.631784769185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">
                <text:p>7.7</text:p>
              </table:table-cell>
              <table:table-cell office:value-type="float" office:value="5.98495049504951">
                <text:p>5.98495049504951</text:p>
              </table:table-cell>
              <table:table-cell office:value-type="float" office:value="4.63642243913913">
                <text:p>4.63642243913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">
                <text:p>7.8</text:p>
              </table:table-cell>
              <table:table-cell office:value-type="float" office:value="6.00297147385103">
                <text:p>6.00297147385103</text:p>
              </table:table-cell>
              <table:table-cell office:value-type="float" office:value="4.64116661276571">
                <text:p>4.641166612765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">
                <text:p>7.9</text:p>
              </table:table-cell>
              <table:table-cell office:value-type="float" office:value="6.01981375074301">
                <text:p>6.01981375074301</text:p>
              </table:table-cell>
              <table:table-cell office:value-type="float" office:value="4.64571512567985">
                <text:p>4.645715125679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6.0380574826561">
                <text:p>6.0380574826561</text:p>
              </table:table-cell>
              <table:table-cell office:value-type="float" office:value="4.65034101599247">
                <text:p>4.650341015992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">
                <text:p>8.1</text:p>
              </table:table-cell>
              <table:table-cell office:value-type="float" office:value="6.0561173904422">
                <text:p>6.0561173904422</text:p>
              </table:table-cell>
              <table:table-cell office:value-type="float" office:value="4.65482979599036">
                <text:p>4.654829795990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">
                <text:p>8.2</text:p>
              </table:table-cell>
              <table:table-cell office:value-type="float" office:value="6.07298690995637">
                <text:p>6.07298690995637</text:p>
              </table:table-cell>
              <table:table-cell office:value-type="float" office:value="4.65939621975955">
                <text:p>4.659396219759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3">
                <text:p>8.3</text:p>
              </table:table-cell>
              <table:table-cell office:value-type="float" office:value="6.09107142857143">
                <text:p>6.09107142857143</text:p>
              </table:table-cell>
              <table:table-cell office:value-type="float" office:value="4.66382528438318">
                <text:p>4.663825284383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">
                <text:p>8.4</text:p>
              </table:table-cell>
              <table:table-cell office:value-type="float" office:value="6.10795792816035">
                <text:p>6.10795792816035</text:p>
              </table:table-cell>
              <table:table-cell office:value-type="float" office:value="4.66836164834519">
                <text:p>4.668361648345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">
                <text:p>8.5</text:p>
              </table:table-cell>
              <table:table-cell office:value-type="float" office:value="6.12606710343458">
                <text:p>6.12606710343458</text:p>
              </table:table-cell>
              <table:table-cell office:value-type="float" office:value="4.67292713752462">
                <text:p>4.672927137524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">
                <text:p>8.6</text:p>
              </table:table-cell>
              <table:table-cell office:value-type="float" office:value="6.14316918189039">
                <text:p>6.14316918189039</text:p>
              </table:table-cell>
              <table:table-cell office:value-type="float" office:value="4.67746296731719">
                <text:p>4.677462967317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7">
                <text:p>8.7</text:p>
              </table:table-cell>
              <table:table-cell office:value-type="float" office:value="6.15988083416088">
                <text:p>6.15988083416088</text:p>
              </table:table-cell>
              <table:table-cell office:value-type="float" office:value="4.68199853049229">
                <text:p>4.681998530492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6.17802503477052">
                <text:p>6.17802503477052</text:p>
              </table:table-cell>
              <table:table-cell office:value-type="float" office:value="4.6865926056545">
                <text:p>4.68659260565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6.19495230524642">
                <text:p>6.19495230524642</text:p>
              </table:table-cell>
              <table:table-cell office:value-type="float" office:value="4.69118641079143">
                <text:p>4.69118641079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6.21188630490956">
                <text:p>6.21188630490956</text:p>
              </table:table-cell>
              <table:table-cell office:value-type="float" office:value="4.69580933349007">
                <text:p>4.69580933349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1">
                <text:p>9.1</text:p>
              </table:table-cell>
              <table:table-cell office:value-type="float" office:value="6.2286282306163">
                <text:p>6.2286282306163</text:p>
              </table:table-cell>
              <table:table-cell office:value-type="float" office:value="4.70049075788298">
                <text:p>4.700490757882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2">
                <text:p>9.2</text:p>
              </table:table-cell>
              <table:table-cell office:value-type="float" office:value="6.24537681447604">
                <text:p>6.24537681447604</text:p>
              </table:table-cell>
              <table:table-cell office:value-type="float" office:value="4.70523067881281">
                <text:p>4.705230678812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3">
                <text:p>9.3</text:p>
              </table:table-cell>
              <table:table-cell office:value-type="float" office:value="6.26088685623384">
                <text:p>6.26088685623384</text:p>
              </table:table-cell>
              <table:table-cell office:value-type="float" office:value="4.71005847609533">
                <text:p>4.710058476095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4">
                <text:p>9.4</text:p>
              </table:table-cell>
              <table:table-cell office:value-type="float" office:value="6.27764518695306">
                <text:p>6.27764518695306</text:p>
              </table:table-cell>
              <table:table-cell office:value-type="float" office:value="4.71508330639711">
                <text:p>4.715083306397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">
                <text:p>9.5</text:p>
              </table:table-cell>
              <table:table-cell office:value-type="float" office:value="6.29441018500099">
                <text:p>6.29441018500099</text:p>
              </table:table-cell>
              <table:table-cell office:value-type="float" office:value="4.72008697696286">
                <text:p>4.720086976962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6">
                <text:p>9.6</text:p>
              </table:table-cell>
              <table:table-cell office:value-type="float" office:value="6.30972747165307">
                <text:p>6.30972747165307</text:p>
              </table:table-cell>
              <table:table-cell office:value-type="float" office:value="4.72520788646314">
                <text:p>4.725207886463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">
                <text:p>9.7</text:p>
              </table:table-cell>
              <table:table-cell office:value-type="float" office:value="6.32650218861918">
                <text:p>6.32650218861918</text:p>
              </table:table-cell>
              <table:table-cell office:value-type="float" office:value="4.73058502042136">
                <text:p>4.730585020421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">
                <text:p>9.8</text:p>
              </table:table-cell>
              <table:table-cell office:value-type="float" office:value="6.34308457711443">
                <text:p>6.34308457711443</text:p>
              </table:table-cell>
              <table:table-cell office:value-type="float" office:value="4.7359699124405">
                <text:p>4.7359699124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">
                <text:p>9.9</text:p>
              </table:table-cell>
              <table:table-cell office:value-type="float" office:value="6.35820895522388">
                <text:p>6.35820895522388</text:p>
              </table:table-cell>
              <table:table-cell office:value-type="float" office:value="4.74161132984662">
                <text:p>4.741611329846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6.37480095541401">
                <text:p>6.37480095541401</text:p>
              </table:table-cell>
              <table:table-cell office:value-type="float" office:value="4.74723079183194">
                <text:p>4.747230791831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1">
                <text:p>10.1</text:p>
              </table:table-cell>
              <table:table-cell office:value-type="float" office:value="6.38992834394905">
                <text:p>6.38992834394905</text:p>
              </table:table-cell>
              <table:table-cell office:value-type="float" office:value="4.75310709563684">
                <text:p>4.753107095636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">
                <text:p>10.2</text:p>
              </table:table-cell>
              <table:table-cell office:value-type="float" office:value="6.40505573248408">
                <text:p>6.40505573248408</text:p>
              </table:table-cell>
              <table:table-cell office:value-type="float" office:value="4.75893171935598">
                <text:p>4.758931719355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3">
                <text:p>10.3</text:p>
              </table:table-cell>
              <table:table-cell office:value-type="float" office:value="6.42146127812065">
                <text:p>6.42146127812065</text:p>
              </table:table-cell>
              <table:table-cell office:value-type="float" office:value="4.7649547537901">
                <text:p>4.76495475379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4">
                <text:p>10.4</text:p>
              </table:table-cell>
              <table:table-cell office:value-type="float" office:value="6.43639259406729">
                <text:p>6.43639259406729</text:p>
              </table:table-cell>
              <table:table-cell office:value-type="float" office:value="4.77100716888001">
                <text:p>4.77100716888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5">
                <text:p>10.5</text:p>
              </table:table-cell>
              <table:table-cell office:value-type="float" office:value="6.45132391001394">
                <text:p>6.45132391001394</text:p>
              </table:table-cell>
              <table:table-cell office:value-type="float" office:value="4.77700737432794">
                <text:p>4.777007374327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6">
                <text:p>10.6</text:p>
              </table:table-cell>
              <table:table-cell office:value-type="float" office:value="6.46625522596058">
                <text:p>6.46625522596058</text:p>
              </table:table-cell>
              <table:table-cell office:value-type="float" office:value="4.7831183711843">
                <text:p>4.78311837118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7">
                <text:p>10.7</text:p>
              </table:table-cell>
              <table:table-cell office:value-type="float" office:value="6.48227797690163">
                <text:p>6.48227797690163</text:p>
              </table:table-cell>
              <table:table-cell office:value-type="float" office:value="4.78925874783324">
                <text:p>4.789258747833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8">
                <text:p>10.8</text:p>
              </table:table-cell>
              <table:table-cell office:value-type="float" office:value="6.49701314217443">
                <text:p>6.49701314217443</text:p>
              </table:table-cell>
              <table:table-cell office:value-type="float" office:value="4.7953697446896">
                <text:p>4.79536974468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9">
                <text:p>10.9</text:p>
              </table:table-cell>
              <table:table-cell office:value-type="float" office:value="6.51154918359219">
                <text:p>6.51154918359219</text:p>
              </table:table-cell>
              <table:table-cell office:value-type="float" office:value="4.80131030025266">
                <text:p>4.801310300252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6.52608522500996">
                <text:p>6.52608522500996</text:p>
              </table:table-cell>
              <table:table-cell office:value-type="float" office:value="4.80736235971561">
                <text:p>4.807362359715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1">
                <text:p>11.1</text:p>
              </table:table-cell>
              <table:table-cell office:value-type="float" office:value="6.54062126642772">
                <text:p>6.54062126642772</text:p>
              </table:table-cell>
              <table:table-cell office:value-type="float" office:value="4.81338504024913">
                <text:p>4.81338504024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2">
                <text:p>11.2</text:p>
              </table:table-cell>
              <table:table-cell office:value-type="float" office:value="6.55495818399044">
                <text:p>6.55495818399044</text:p>
              </table:table-cell>
              <table:table-cell office:value-type="float" office:value="4.81931958399436">
                <text:p>4.819319583994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3">
                <text:p>11.3</text:p>
              </table:table-cell>
              <table:table-cell office:value-type="float" office:value="6.56909597769813">
                <text:p>6.56909597769813</text:p>
              </table:table-cell>
              <table:table-cell office:value-type="float" office:value="4.82519536988072">
                <text:p>4.825195369880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4">
                <text:p>11.4</text:p>
              </table:table-cell>
              <table:table-cell office:value-type="float" office:value="6.58343289526085">
                <text:p>6.58343289526085</text:p>
              </table:table-cell>
              <table:table-cell office:value-type="float" office:value="4.83098301897879">
                <text:p>4.830983018978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5">
                <text:p>11.5</text:p>
              </table:table-cell>
              <table:table-cell office:value-type="float" office:value="6.5973715651135">
                <text:p>6.5973715651135</text:p>
              </table:table-cell>
              <table:table-cell office:value-type="float" office:value="4.83671191021799">
                <text:p>4.836711910217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6">
                <text:p>11.6</text:p>
              </table:table-cell>
              <table:table-cell office:value-type="float" office:value="6.61131023496615">
                <text:p>6.61131023496615</text:p>
              </table:table-cell>
              <table:table-cell office:value-type="float" office:value="4.84238204359833">
                <text:p>4.842382043598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7">
                <text:p>11.7</text:p>
              </table:table-cell>
              <table:table-cell office:value-type="float" office:value="6.6252489048188">
                <text:p>6.6252489048188</text:p>
              </table:table-cell>
              <table:table-cell office:value-type="float" office:value="4.84793466126094">
                <text:p>4.847934661260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8">
                <text:p>11.8</text:p>
              </table:table-cell>
              <table:table-cell office:value-type="float" office:value="6.63898845081641">
                <text:p>6.63898845081641</text:p>
              </table:table-cell>
              <table:table-cell office:value-type="float" office:value="4.85342852106469">
                <text:p>4.853428521064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9">
                <text:p>11.9</text:p>
              </table:table-cell>
              <table:table-cell office:value-type="float" office:value="6.65405297749452">
                <text:p>6.65405297749452</text:p>
              </table:table-cell>
              <table:table-cell office:value-type="float" office:value="4.85883424408015">
                <text:p>4.858834244080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">
                <text:p>12</text:p>
              </table:table-cell>
              <table:table-cell office:value-type="float" office:value="6.66759609639514">
                <text:p>6.66759609639514</text:p>
              </table:table-cell>
              <table:table-cell office:value-type="float" office:value="4.86418120923674">
                <text:p>4.864181209236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1">
                <text:p>12.1</text:p>
              </table:table-cell>
              <table:table-cell office:value-type="float" office:value="6.68094005178251">
                <text:p>6.68094005178251</text:p>
              </table:table-cell>
              <table:table-cell office:value-type="float" office:value="4.8694106586756">
                <text:p>4.86941065867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2">
                <text:p>12.2</text:p>
              </table:table-cell>
              <table:table-cell office:value-type="float" office:value="6.69448317068313">
                <text:p>6.69448317068313</text:p>
              </table:table-cell>
              <table:table-cell office:value-type="float" office:value="4.8745813502556">
                <text:p>4.87458135025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3">
                <text:p>12.3</text:p>
              </table:table-cell>
              <table:table-cell office:value-type="float" office:value="6.7078271260705">
                <text:p>6.7078271260705</text:p>
              </table:table-cell>
              <table:table-cell office:value-type="float" office:value="4.87969328397673">
                <text:p>4.879693283976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4">
                <text:p>12.4</text:p>
              </table:table-cell>
              <table:table-cell office:value-type="float" office:value="6.72097191794463">
                <text:p>6.72097191794463</text:p>
              </table:table-cell>
              <table:table-cell office:value-type="float" office:value="4.88471708090957">
                <text:p>4.884717080909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5">
                <text:p>12.5</text:p>
              </table:table-cell>
              <table:table-cell office:value-type="float" office:value="6.73411670981876">
                <text:p>6.73411670981876</text:p>
              </table:table-cell>
              <table:table-cell office:value-type="float" office:value="4.88965274105412">
                <text:p>4.889652741054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">
                <text:p>12.6</text:p>
              </table:table-cell>
              <table:table-cell office:value-type="float" office:value="6.74860557768924">
                <text:p>6.74860557768924</text:p>
              </table:table-cell>
              <table:table-cell office:value-type="float" office:value="4.8945296433398">
                <text:p>4.89452964333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7">
                <text:p>12.7</text:p>
              </table:table-cell>
              <table:table-cell office:value-type="float" office:value="6.76155378486056">
                <text:p>6.76155378486056</text:p>
              </table:table-cell>
              <table:table-cell office:value-type="float" office:value="4.89934778776661">
                <text:p>4.899347787766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8">
                <text:p>12.8</text:p>
              </table:table-cell>
              <table:table-cell office:value-type="float" office:value="6.77450199203187">
                <text:p>6.77450199203187</text:p>
              </table:table-cell>
              <table:table-cell office:value-type="float" office:value="4.90407779540514">
                <text:p>4.904077795405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9">
                <text:p>12.9</text:p>
              </table:table-cell>
              <table:table-cell office:value-type="float" office:value="6.78860330743176">
                <text:p>6.78860330743176</text:p>
              </table:table-cell>
              <table:table-cell office:value-type="float" office:value="4.90889326321356">
                <text:p>4.908893263213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6.80155409444112">
                <text:p>6.80155409444112</text:p>
              </table:table-cell>
              <table:table-cell office:value-type="float" office:value="4.91350589064841">
                <text:p>4.913505890648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1">
                <text:p>13.1</text:p>
              </table:table-cell>
              <table:table-cell office:value-type="float" office:value="6.8156636110004">
                <text:p>6.8156636110004</text:p>
              </table:table-cell>
              <table:table-cell office:value-type="float" office:value="4.91805975849811">
                <text:p>4.918059758498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2">
                <text:p>13.2</text:p>
              </table:table-cell>
              <table:table-cell office:value-type="float" office:value="6.82821841371064">
                <text:p>6.82821841371064</text:p>
              </table:table-cell>
              <table:table-cell office:value-type="float" office:value="4.92255486676264">
                <text:p>4.922554866762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3">
                <text:p>13.3</text:p>
              </table:table-cell>
              <table:table-cell office:value-type="float" office:value="6.84233605740482">
                <text:p>6.84233605740482</text:p>
              </table:table-cell>
              <table:table-cell office:value-type="float" office:value="4.92699121544202">
                <text:p>4.926991215442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4">
                <text:p>13.4</text:p>
              </table:table-cell>
              <table:table-cell office:value-type="float" office:value="6.85489336256727">
                <text:p>6.85489336256727</text:p>
              </table:table-cell>
              <table:table-cell office:value-type="float" office:value="4.93136880453624">
                <text:p>4.931368804536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5">
                <text:p>13.5</text:p>
              </table:table-cell>
              <table:table-cell office:value-type="float" office:value="6.86881977671451">
                <text:p>6.86881977671451</text:p>
              </table:table-cell>
              <table:table-cell office:value-type="float" office:value="4.9356876340453">
                <text:p>4.93568763404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6">
                <text:p>13.6</text:p>
              </table:table-cell>
              <table:table-cell office:value-type="float" office:value="6.88255234297109">
                <text:p>6.88255234297109</text:p>
              </table:table-cell>
              <table:table-cell office:value-type="float" office:value="4.94009284287225">
                <text:p>4.94009284287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">
                <text:p>13.7</text:p>
              </table:table-cell>
              <table:table-cell office:value-type="float" office:value="6.89648982848026">
                <text:p>6.89648982848026</text:p>
              </table:table-cell>
              <table:table-cell office:value-type="float" office:value="4.94432365730403">
                <text:p>4.944323657304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">
                <text:p>13.8</text:p>
              </table:table-cell>
              <table:table-cell office:value-type="float" office:value="6.90885520542481">
                <text:p>6.90885520542481</text:p>
              </table:table-cell>
              <table:table-cell office:value-type="float" office:value="4.94849571042426">
                <text:p>4.948495710424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">
                <text:p>13.9</text:p>
              </table:table-cell>
              <table:table-cell office:value-type="float" office:value="6.92260123678436">
                <text:p>6.92260123678436</text:p>
              </table:table-cell>
              <table:table-cell office:value-type="float" office:value="4.95260900223293">
                <text:p>4.952609002232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">
                <text:p>14</text:p>
              </table:table-cell>
              <table:table-cell office:value-type="float" office:value="6.93635275339186">
                <text:p>6.93635275339186</text:p>
              </table:table-cell>
              <table:table-cell office:value-type="float" office:value="4.95669291338583">
                <text:p>4.956692913385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1">
                <text:p>14.1</text:p>
              </table:table-cell>
              <table:table-cell office:value-type="float" office:value="6.95010975853123">
                <text:p>6.95010975853123</text:p>
              </table:table-cell>
              <table:table-cell office:value-type="float" office:value="4.96071806322717">
                <text:p>4.960718063227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2">
                <text:p>14.2</text:p>
              </table:table-cell>
              <table:table-cell office:value-type="float" office:value="6.96526252745059">
                <text:p>6.96526252745059</text:p>
              </table:table-cell>
              <table:table-cell office:value-type="float" office:value="4.96471383241274">
                <text:p>4.964713832412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3">
                <text:p>14.3</text:p>
              </table:table-cell>
              <table:table-cell office:value-type="float" office:value="6.9788338658147">
                <text:p>6.9788338658147</text:p>
              </table:table-cell>
              <table:table-cell office:value-type="float" office:value="4.96882620831497">
                <text:p>4.968826208314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4">
                <text:p>14.4</text:p>
              </table:table-cell>
              <table:table-cell office:value-type="float" office:value="6.99261034551628">
                <text:p>6.99261034551628</text:p>
              </table:table-cell>
              <table:table-cell office:value-type="float" office:value="4.97273395034523">
                <text:p>4.972733950345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5">
                <text:p>14.5</text:p>
              </table:table-cell>
              <table:table-cell office:value-type="float" office:value="7.00759240759241">
                <text:p>7.00759240759241</text:p>
              </table:table-cell>
              <table:table-cell office:value-type="float" office:value="4.97661231085647">
                <text:p>4.976612310856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6">
                <text:p>14.6</text:p>
              </table:table-cell>
              <table:table-cell office:value-type="float" office:value="7.02138289368505">
                <text:p>7.02138289368505</text:p>
              </table:table-cell>
              <table:table-cell office:value-type="float" office:value="4.98043190832966">
                <text:p>4.980431908329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7">
                <text:p>14.7</text:p>
              </table:table-cell>
              <table:table-cell office:value-type="float" office:value="7.03658536585366">
                <text:p>7.03658536585366</text:p>
              </table:table-cell>
              <table:table-cell office:value-type="float" office:value="4.98422212428383">
                <text:p>4.984222124283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8">
                <text:p>14.8</text:p>
              </table:table-cell>
              <table:table-cell office:value-type="float" office:value="7.0501899620076">
                <text:p>7.0501899620076</text:p>
              </table:table-cell>
              <table:table-cell office:value-type="float" office:value="4.98801234023799">
                <text:p>4.988012340237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9">
                <text:p>14.9</text:p>
              </table:table-cell>
              <table:table-cell office:value-type="float" office:value="7.06541308261652">
                <text:p>7.06541308261652</text:p>
              </table:table-cell>
              <table:table-cell office:value-type="float" office:value="4.99171441163508">
                <text:p>4.991714411635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7.08044826896138">
                <text:p>7.08044826896138</text:p>
              </table:table-cell>
              <table:table-cell office:value-type="float" office:value="4.99541648303217">
                <text:p>4.995416483032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1">
                <text:p>15.1</text:p>
              </table:table-cell>
              <table:table-cell office:value-type="float" office:value="7.0956956956957">
                <text:p>7.0956956956957</text:p>
              </table:table-cell>
              <table:table-cell office:value-type="float" office:value="4.99908917291024">
                <text:p>4.999089172910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2">
                <text:p>15.2</text:p>
              </table:table-cell>
              <table:table-cell office:value-type="float" office:value="7.11095533747246">
                <text:p>7.11095533747246</text:p>
              </table:table-cell>
              <table:table-cell office:value-type="float" office:value="5.00270309975026">
                <text:p>5.002703099750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3">
                <text:p>15.3</text:p>
              </table:table-cell>
              <table:table-cell office:value-type="float" office:value="7.12622720897616">
                <text:p>7.12622720897616</text:p>
              </table:table-cell>
              <table:table-cell office:value-type="float" office:value="5.00631702659028">
                <text:p>5.006317026590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4">
                <text:p>15.4</text:p>
              </table:table-cell>
              <table:table-cell office:value-type="float" office:value="7.14171176588495">
                <text:p>7.14171176588495</text:p>
              </table:table-cell>
              <table:table-cell office:value-type="float" office:value="5.00987219039224">
                <text:p>5.009872190392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5">
                <text:p>15.5</text:p>
              </table:table-cell>
              <table:table-cell office:value-type="float" office:value="7.15700822137558">
                <text:p>7.15700822137558</text:p>
              </table:table-cell>
              <table:table-cell office:value-type="float" office:value="5.01342735419421">
                <text:p>5.013427354194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6">
                <text:p>15.6</text:p>
              </table:table-cell>
              <table:table-cell office:value-type="float" office:value="7.17251755265797">
                <text:p>7.17251755265797</text:p>
              </table:table-cell>
              <table:table-cell office:value-type="float" office:value="5.01695313647716">
                <text:p>5.016953136477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7">
                <text:p>15.7</text:p>
              </table:table-cell>
              <table:table-cell office:value-type="float" office:value="7.1880393337347">
                <text:p>7.1880393337347</text:p>
              </table:table-cell>
              <table:table-cell office:value-type="float" office:value="5.02042015572205">
                <text:p>5.020420155722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8">
                <text:p>15.8</text:p>
              </table:table-cell>
              <table:table-cell office:value-type="float" office:value="7.20502008032129">
                <text:p>7.20502008032129</text:p>
              </table:table-cell>
              <table:table-cell office:value-type="float" office:value="5.02388717496695">
                <text:p>5.023887174966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9">
                <text:p>15.9</text:p>
              </table:table-cell>
              <table:table-cell office:value-type="float" office:value="7.22077139413419">
                <text:p>7.22077139413419</text:p>
              </table:table-cell>
              <table:table-cell office:value-type="float" office:value="5.02735419421184">
                <text:p>5.027354194211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">
                <text:p>16</text:p>
              </table:table-cell>
              <table:table-cell office:value-type="float" office:value="7.23798994974874">
                <text:p>7.23798994974874</text:p>
              </table:table-cell>
              <table:table-cell office:value-type="float" office:value="5.03076245041869">
                <text:p>5.030762450418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1">
                <text:p>16.1</text:p>
              </table:table-cell>
              <table:table-cell office:value-type="float" office:value="7.25397144580736">
                <text:p>7.25397144580736</text:p>
              </table:table-cell>
              <table:table-cell office:value-type="float" office:value="5.03417070662553">
                <text:p>5.034170706625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2">
                <text:p>16.2</text:p>
              </table:table-cell>
              <table:table-cell office:value-type="float" office:value="7.27142857142857">
                <text:p>7.27142857142857</text:p>
              </table:table-cell>
              <table:table-cell office:value-type="float" office:value="5.03754958131335">
                <text:p>5.037549581313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3">
                <text:p>16.3</text:p>
              </table:table-cell>
              <table:table-cell office:value-type="float" office:value="7.28890678477955">
                <text:p>7.28890678477955</text:p>
              </table:table-cell>
              <table:table-cell office:value-type="float" office:value="5.04089907448215">
                <text:p>5.040899074482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4">
                <text:p>16.4</text:p>
              </table:table-cell>
              <table:table-cell office:value-type="float" office:value="7.30513595166163">
                <text:p>7.30513595166163</text:p>
              </table:table-cell>
              <table:table-cell office:value-type="float" office:value="5.04424856765095">
                <text:p>5.044248567650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5">
                <text:p>16.5</text:p>
              </table:table-cell>
              <table:table-cell office:value-type="float" office:value="7.32305521966949">
                <text:p>7.32305521966949</text:p>
              </table:table-cell>
              <table:table-cell office:value-type="float" office:value="5.04742037842285">
                <text:p>5.047420378422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6">
                <text:p>16.6</text:p>
              </table:table-cell>
              <table:table-cell office:value-type="float" office:value="7.34099616858238">
                <text:p>7.34099616858238</text:p>
              </table:table-cell>
              <table:table-cell office:value-type="float" office:value="5.05074039252556">
                <text:p>5.050740392525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7">
                <text:p>16.7</text:p>
              </table:table-cell>
              <table:table-cell office:value-type="float" office:value="7.3591606133979">
                <text:p>7.3591606133979</text:p>
              </table:table-cell>
              <table:table-cell office:value-type="float" office:value="5.0540310259725">
                <text:p>5.05403102597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8">
                <text:p>16.8</text:p>
              </table:table-cell>
              <table:table-cell office:value-type="float" office:value="7.37734706238643">
                <text:p>7.37734706238643</text:p>
              </table:table-cell>
              <table:table-cell office:value-type="float" office:value="5.0571436965655">
                <text:p>5.05714369656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9">
                <text:p>16.9</text:p>
              </table:table-cell>
              <table:table-cell office:value-type="float" office:value="7.3959595959596">
                <text:p>7.3959595959596</text:p>
              </table:table-cell>
              <table:table-cell office:value-type="float" office:value="5.06040485354173">
                <text:p>5.060404853541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">
                <text:p>17</text:p>
              </table:table-cell>
              <table:table-cell office:value-type="float" office:value="7.41459470386093">
                <text:p>7.41459470386093</text:p>
              </table:table-cell>
              <table:table-cell office:value-type="float" office:value="5.06366601051797">
                <text:p>5.063666010517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1">
                <text:p>17.1</text:p>
              </table:table-cell>
              <table:table-cell office:value-type="float" office:value="7.43345469255663">
                <text:p>7.43345469255663</text:p>
              </table:table-cell>
              <table:table-cell office:value-type="float" office:value="5.06671954873964">
                <text:p>5.066719548739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2">
                <text:p>17.2</text:p>
              </table:table-cell>
              <table:table-cell office:value-type="float" office:value="7.45253997166566">
                <text:p>7.45253997166566</text:p>
              </table:table-cell>
              <table:table-cell office:value-type="float" office:value="5.06995123097714">
                <text:p>5.06995123097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3">
                <text:p>17.3</text:p>
              </table:table-cell>
              <table:table-cell office:value-type="float" office:value="7.47164844066424">
                <text:p>7.47164844066424</text:p>
              </table:table-cell>
              <table:table-cell office:value-type="float" office:value="5.07300449484415">
                <text:p>5.073004494844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4">
                <text:p>17.4</text:p>
              </table:table-cell>
              <table:table-cell office:value-type="float" office:value="7.49270368869072">
                <text:p>7.49270368869072</text:p>
              </table:table-cell>
              <table:table-cell office:value-type="float" office:value="5.07620670407474">
                <text:p>5.076206704074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">
                <text:p>17.5</text:p>
              </table:table-cell>
              <table:table-cell office:value-type="float" office:value="7.51247211518962">
                <text:p>7.51247211518962</text:p>
              </table:table-cell>
              <table:table-cell office:value-type="float" office:value="5.0792303172738">
                <text:p>5.07923031727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">
                <text:p>17.6</text:p>
              </table:table-cell>
              <table:table-cell office:value-type="float" office:value="7.53246753246753">
                <text:p>7.53246753246753</text:p>
              </table:table-cell>
              <table:table-cell office:value-type="float" office:value="5.08237367802585">
                <text:p>5.082373678025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7">
                <text:p>17.7</text:p>
              </table:table-cell>
              <table:table-cell office:value-type="float" office:value="7.55422420796101">
                <text:p>7.55422420796101</text:p>
              </table:table-cell>
              <table:table-cell office:value-type="float" office:value="5.08539702123909">
                <text:p>5.085397021239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8">
                <text:p>17.8</text:p>
              </table:table-cell>
              <table:table-cell office:value-type="float" office:value="7.57488315383052">
                <text:p>7.57488315383052</text:p>
              </table:table-cell>
              <table:table-cell office:value-type="float" office:value="5.08854028965072">
                <text:p>5.088540289650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9">
                <text:p>17.9</text:p>
              </table:table-cell>
              <table:table-cell office:value-type="float" office:value="7.59711206019931">
                <text:p>7.59711206019931</text:p>
              </table:table-cell>
              <table:table-cell office:value-type="float" office:value="5.09150461194994">
                <text:p>5.091504611949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7.61823361823362">
                <text:p>7.61823361823362</text:p>
              </table:table-cell>
              <table:table-cell office:value-type="float" office:value="5.09446876009752">
                <text:p>5.094468760097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1">
                <text:p>18.1</text:p>
              </table:table-cell>
              <table:table-cell office:value-type="float" office:value="7.64093686354379">
                <text:p>7.64093686354379</text:p>
              </table:table-cell>
              <table:table-cell office:value-type="float" office:value="5.0974327341088">
                <text:p>5.09743273410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.2">
                <text:p>18.2</text:p>
              </table:table-cell>
              <table:table-cell office:value-type="float" office:value="7.66252292643163">
                <text:p>7.66252292643163</text:p>
              </table:table-cell>
              <table:table-cell office:value-type="float" office:value="5.10039653399912">
                <text:p>5.100396533999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3">
                <text:p>18.3</text:p>
              </table:table-cell>
              <table:table-cell office:value-type="float" office:value="7.68570263104222">
                <text:p>7.68570263104222</text:p>
              </table:table-cell>
              <table:table-cell office:value-type="float" office:value="5.1034806873256">
                <text:p>5.10348068732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4">
                <text:p>18.4</text:p>
              </table:table-cell>
              <table:table-cell office:value-type="float" office:value="7.70932843437436">
                <text:p>7.70932843437436</text:p>
              </table:table-cell>
              <table:table-cell office:value-type="float" office:value="5.10641485049639">
                <text:p>5.106414850496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5">
                <text:p>18.5</text:p>
              </table:table-cell>
              <table:table-cell office:value-type="float" office:value="7.73161764705882">
                <text:p>7.73161764705882</text:p>
              </table:table-cell>
              <table:table-cell office:value-type="float" office:value="5.10931947014421">
                <text:p>5.109319470144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6">
                <text:p>18.6</text:p>
              </table:table-cell>
              <table:table-cell office:value-type="float" office:value="7.75551921504497">
                <text:p>7.75551921504497</text:p>
              </table:table-cell>
              <table:table-cell office:value-type="float" office:value="5.11222391917293">
                <text:p>5.112223919172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7">
                <text:p>18.7</text:p>
              </table:table-cell>
              <table:table-cell office:value-type="float" office:value="7.77986906710311">
                <text:p>7.77986906710311</text:p>
              </table:table-cell>
              <table:table-cell office:value-type="float" office:value="5.11512819759758">
                <text:p>5.115128197597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8">
                <text:p>18.8</text:p>
              </table:table-cell>
              <table:table-cell office:value-type="float" office:value="7.8042588042588">
                <text:p>7.8042588042588</text:p>
              </table:table-cell>
              <table:table-cell office:value-type="float" office:value="5.11803230543319">
                <text:p>5.118032305433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9">
                <text:p>18.9</text:p>
              </table:table-cell>
              <table:table-cell office:value-type="float" office:value="7.82889344262295">
                <text:p>7.82889344262295</text:p>
              </table:table-cell>
              <table:table-cell office:value-type="float" office:value="5.120756490074">
                <text:p>5.1207564900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">
                <text:p>19</text:p>
              </table:table-cell>
              <table:table-cell office:value-type="float" office:value="7.85377358490566">
                <text:p>7.85377358490566</text:p>
              </table:table-cell>
              <table:table-cell office:value-type="float" office:value="5.12363081079494">
                <text:p>5.123630810794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.1">
                <text:p>19.1</text:p>
              </table:table-cell>
              <table:table-cell office:value-type="float" office:value="7.87889983579639">
                <text:p>7.87889983579639</text:p>
              </table:table-cell>
              <table:table-cell office:value-type="float" office:value="5.12650496270629">
                <text:p>5.126504962706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.2">
                <text:p>19.2</text:p>
              </table:table-cell>
              <table:table-cell office:value-type="float" office:value="7.90427280197206">
                <text:p>7.90427280197206</text:p>
              </table:table-cell>
              <table:table-cell office:value-type="float" office:value="5.12937894582293">
                <text:p>5.129378945822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3">
                <text:p>19.3</text:p>
              </table:table-cell>
              <table:table-cell office:value-type="float" office:value="7.9296875">
                <text:p>7.9296875</text:p>
              </table:table-cell>
              <table:table-cell office:value-type="float" office:value="5.13222339675828">
                <text:p>5.132223396758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4">
                <text:p>19.4</text:p>
              </table:table-cell>
              <table:table-cell office:value-type="float" office:value="7.95534979423868">
                <text:p>7.95534979423868</text:p>
              </table:table-cell>
              <table:table-cell office:value-type="float" office:value="5.1349169064537">
                <text:p>5.13491690645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5">
                <text:p>19.5</text:p>
              </table:table-cell>
              <table:table-cell office:value-type="float" office:value="7.98105436573311">
                <text:p>7.98105436573311</text:p>
              </table:table-cell>
              <table:table-cell office:value-type="float" office:value="5.13776094424381">
                <text:p>5.137760944243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.6">
                <text:p>19.6</text:p>
              </table:table-cell>
              <table:table-cell office:value-type="float" office:value="8.00700741962077">
                <text:p>8.00700741962077</text:p>
              </table:table-cell>
              <table:table-cell office:value-type="float" office:value="5.14042453245648">
                <text:p>5.140424532456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.7">
                <text:p>19.7</text:p>
              </table:table-cell>
              <table:table-cell office:value-type="float" office:value="8.0332095709571">
                <text:p>8.0332095709571</text:p>
              </table:table-cell>
              <table:table-cell office:value-type="float" office:value="5.14323879983559">
                <text:p>5.143238799835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8">
                <text:p>19.8</text:p>
              </table:table-cell>
              <table:table-cell office:value-type="float" office:value="8.05945499587118">
                <text:p>8.05945499587118</text:p>
              </table:table-cell>
              <table:table-cell office:value-type="float" office:value="5.14608225934298">
                <text:p>5.146082259342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9">
                <text:p>19.9</text:p>
              </table:table-cell>
              <table:table-cell office:value-type="float" office:value="8.08741475511469">
                <text:p>8.08741475511469</text:p>
              </table:table-cell>
              <table:table-cell office:value-type="float" office:value="5.14871569059152">
                <text:p>5.148715690591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">
                <text:p>20</text:p>
              </table:table-cell>
              <table:table-cell office:value-type="float" office:value="8.11396070320579">
                <text:p>8.11396070320579</text:p>
              </table:table-cell>
              <table:table-cell office:value-type="float" office:value="5.15137816655414">
                <text:p>5.151378166554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1">
                <text:p>20.1</text:p>
              </table:table-cell>
              <table:table-cell office:value-type="float" office:value="8.14055061063962">
                <text:p>8.14055061063962</text:p>
              </table:table-cell>
              <table:table-cell office:value-type="float" office:value="5.15416226370788">
                <text:p>5.154162263707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2">
                <text:p>20.2</text:p>
              </table:table-cell>
              <table:table-cell office:value-type="float" office:value="8.1688769167012">
                <text:p>8.1688769167012</text:p>
              </table:table-cell>
              <table:table-cell office:value-type="float" office:value="5.15682418550044">
                <text:p>5.156824185500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3">
                <text:p>20.3</text:p>
              </table:table-cell>
              <table:table-cell office:value-type="float" office:value="8.19556200746578">
                <text:p>8.19556200746578</text:p>
              </table:table-cell>
              <table:table-cell office:value-type="float" office:value="5.15945644517492">
                <text:p>5.159456445174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4">
                <text:p>20.4</text:p>
              </table:table-cell>
              <table:table-cell office:value-type="float" office:value="8.22420593730538">
                <text:p>8.22420593730538</text:p>
              </table:table-cell>
              <table:table-cell office:value-type="float" office:value="5.16221054794119">
                <text:p>5.162210547941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5">
                <text:p>20.5</text:p>
              </table:table-cell>
              <table:table-cell office:value-type="float" office:value="8.2511946810721">
                <text:p>8.2511946810721</text:p>
              </table:table-cell>
              <table:table-cell office:value-type="float" office:value="5.1648422597212">
                <text:p>5.16484225972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.6">
                <text:p>20.6</text:p>
              </table:table-cell>
              <table:table-cell office:value-type="float" office:value="8.27995008319468">
                <text:p>8.27995008319468</text:p>
              </table:table-cell>
              <table:table-cell office:value-type="float" office:value="5.16747366258767">
                <text:p>5.167473662587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7">
                <text:p>20.7</text:p>
              </table:table-cell>
              <table:table-cell office:value-type="float" office:value="8.30703580349709">
                <text:p>8.30703580349709</text:p>
              </table:table-cell>
              <table:table-cell office:value-type="float" office:value="5.17007541301095">
                <text:p>5.170075413010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8">
                <text:p>20.8</text:p>
              </table:table-cell>
              <table:table-cell office:value-type="float" office:value="8.33590331319025">
                <text:p>8.33590331319025</text:p>
              </table:table-cell>
              <table:table-cell office:value-type="float" office:value="5.17267685807341">
                <text:p>5.172676858073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9">
                <text:p>20.9</text:p>
              </table:table-cell>
              <table:table-cell office:value-type="float" office:value="8.36308654848801">
                <text:p>8.36308654848801</text:p>
              </table:table-cell>
              <table:table-cell office:value-type="float" office:value="5.17527799782883">
                <text:p>5.175277997828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">
                <text:p>21</text:p>
              </table:table-cell>
              <table:table-cell office:value-type="float" office:value="8.39206680584551">
                <text:p>8.39206680584551</text:p>
              </table:table-cell>
              <table:table-cell office:value-type="float" office:value="5.17803074756484">
                <text:p>5.178030747564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1">
                <text:p>21.1</text:p>
              </table:table-cell>
              <table:table-cell office:value-type="float" office:value="8.41934809862098">
                <text:p>8.41934809862098</text:p>
              </table:table-cell>
              <table:table-cell office:value-type="float" office:value="5.18060200668896">
                <text:p>5.180602006688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2">
                <text:p>21.2</text:p>
              </table:table-cell>
              <table:table-cell office:value-type="float" office:value="8.44844174858816">
                <text:p>8.44844174858816</text:p>
              </table:table-cell>
              <table:table-cell office:value-type="float" office:value="5.18302091583795">
                <text:p>5.183020915837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3">
                <text:p>21.3</text:p>
              </table:table-cell>
              <table:table-cell office:value-type="float" office:value="8.47759631490787">
                <text:p>8.47759631490787</text:p>
              </table:table-cell>
              <table:table-cell office:value-type="float" office:value="5.18562083834443">
                <text:p>5.185620838344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4">
                <text:p>21.4</text:p>
              </table:table-cell>
              <table:table-cell office:value-type="float" office:value="8.50660238943618">
                <text:p>8.50660238943618</text:p>
              </table:table-cell>
              <table:table-cell office:value-type="float" office:value="5.18819112427771">
                <text:p>5.188191124277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5">
                <text:p>21.5</text:p>
              </table:table-cell>
              <table:table-cell office:value-type="float" office:value="8.53387874973778">
                <text:p>8.53387874973778</text:p>
              </table:table-cell>
              <table:table-cell office:value-type="float" office:value="5.19076110866696">
                <text:p>5.190761108666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6">
                <text:p>21.6</text:p>
              </table:table-cell>
              <table:table-cell office:value-type="float" office:value="8.56320873582528">
                <text:p>8.56320873582528</text:p>
              </table:table-cell>
              <table:table-cell office:value-type="float" office:value="5.19333079156524">
                <text:p>5.193330791565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.7">
                <text:p>21.7</text:p>
              </table:table-cell>
              <table:table-cell office:value-type="float" office:value="8.5921799453437">
                <text:p>8.5921799453437</text:p>
              </table:table-cell>
              <table:table-cell office:value-type="float" office:value="5.19587084665239">
                <text:p>5.195870846652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8">
                <text:p>21.8</text:p>
              </table:table-cell>
              <table:table-cell office:value-type="float" office:value="8.62142255892256">
                <text:p>8.62142255892256</text:p>
              </table:table-cell>
              <table:table-cell office:value-type="float" office:value="5.19828749046977">
                <text:p>5.198287490469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.9">
                <text:p>21.9</text:p>
              </table:table-cell>
              <table:table-cell office:value-type="float" office:value="8.65051611544133">
                <text:p>8.65051611544133</text:p>
              </table:table-cell>
              <table:table-cell office:value-type="float" office:value="5.20082688247713">
                <text:p>5.200826882477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">
                <text:p>22</text:p>
              </table:table-cell>
              <table:table-cell office:value-type="float" office:value="8.67988190636862">
                <text:p>8.67988190636862</text:p>
              </table:table-cell>
              <table:table-cell office:value-type="float" office:value="5.203365976661">
                <text:p>5.2033659766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1">
                <text:p>22.1</text:p>
              </table:table-cell>
              <table:table-cell office:value-type="float" office:value="8.70888748152839">
                <text:p>8.70888748152839</text:p>
              </table:table-cell>
              <table:table-cell office:value-type="float" office:value="5.20575214752705">
                <text:p>5.205752147527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2">
                <text:p>22.2</text:p>
              </table:table-cell>
              <table:table-cell office:value-type="float" office:value="8.73816568047337">
                <text:p>8.73816568047337</text:p>
              </table:table-cell>
              <table:table-cell office:value-type="float" office:value="5.20829058075108">
                <text:p>5.208290580751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3">
                <text:p>22.3</text:p>
              </table:table-cell>
              <table:table-cell office:value-type="float" office:value="8.76729426697694">
                <text:p>8.76729426697694</text:p>
              </table:table-cell>
              <table:table-cell office:value-type="float" office:value="5.21067596881046">
                <text:p>5.210675968810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4">
                <text:p>22.4</text:p>
              </table:table-cell>
              <table:table-cell office:value-type="float" office:value="8.79648454044896">
                <text:p>8.79648454044896</text:p>
              </table:table-cell>
              <table:table-cell office:value-type="float" office:value="5.21321374135303">
                <text:p>5.213213741353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5">
                <text:p>22.5</text:p>
              </table:table-cell>
              <table:table-cell office:value-type="float" office:value="8.82552469790121">
                <text:p>8.82552469790121</text:p>
              </table:table-cell>
              <table:table-cell office:value-type="float" office:value="5.21556903777954">
                <text:p>5.215569037779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6">
                <text:p>22.6</text:p>
              </table:table-cell>
              <table:table-cell office:value-type="float" office:value="8.85462648556876">
                <text:p>8.85462648556876</text:p>
              </table:table-cell>
              <table:table-cell office:value-type="float" office:value="5.21810615163682">
                <text:p>5.218106151636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.7">
                <text:p>22.7</text:p>
              </table:table-cell>
              <table:table-cell office:value-type="float" office:value="8.88379009985129">
                <text:p>8.88379009985129</text:p>
              </table:table-cell>
              <table:table-cell office:value-type="float" office:value="5.22046067284023">
                <text:p>5.220460672840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.8">
                <text:p>22.8</text:p>
              </table:table-cell>
              <table:table-cell office:value-type="float" office:value="8.91280306252659">
                <text:p>8.91280306252659</text:p>
              </table:table-cell>
              <table:table-cell office:value-type="float" office:value="5.22296782511868">
                <text:p>5.222967825118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9">
                <text:p>22.9</text:p>
              </table:table-cell>
              <table:table-cell office:value-type="float" office:value="8.94378194207837">
                <text:p>8.94378194207837</text:p>
              </table:table-cell>
              <table:table-cell office:value-type="float" office:value="5.22532157402795">
                <text:p>5.225321574027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">
                <text:p>23</text:p>
              </table:table-cell>
              <table:table-cell office:value-type="float" office:value="8.9727137070987">
                <text:p>8.9727137070987</text:p>
              </table:table-cell>
              <table:table-cell office:value-type="float" office:value="5.22767490917614">
                <text:p>5.227674909176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1">
                <text:p>23.1</text:p>
              </table:table-cell>
              <table:table-cell office:value-type="float" office:value="9.00170721297482">
                <text:p>9.00170721297482</text:p>
              </table:table-cell>
              <table:table-cell office:value-type="float" office:value="5.23018105115134">
                <text:p>5.230181051151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2">
                <text:p>23.2</text:p>
              </table:table-cell>
              <table:table-cell office:value-type="float" office:value="9.0307626575518">
                <text:p>9.0307626575518</text:p>
              </table:table-cell>
              <table:table-cell office:value-type="float" office:value="5.23253361455313">
                <text:p>5.232533614553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3">
                <text:p>23.3</text:p>
              </table:table-cell>
              <table:table-cell office:value-type="float" office:value="9.06160427807487">
                <text:p>9.06160427807487</text:p>
              </table:table-cell>
              <table:table-cell office:value-type="float" office:value="5.23488576449912">
                <text:p>5.234885764499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4">
                <text:p>23.4</text:p>
              </table:table-cell>
              <table:table-cell office:value-type="float" office:value="9.09079229122056">
                <text:p>9.09079229122056</text:p>
              </table:table-cell>
              <table:table-cell office:value-type="float" office:value="5.23720821251794">
                <text:p>5.237208212517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">
                <text:p>23.5</text:p>
              </table:table-cell>
              <table:table-cell office:value-type="float" office:value="9.11961414790997">
                <text:p>9.11961414790997</text:p>
              </table:table-cell>
              <table:table-cell office:value-type="float" office:value="5.23955953845253">
                <text:p>5.239559538452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6">
                <text:p>23.6</text:p>
              </table:table-cell>
              <table:table-cell office:value-type="float" office:value="9.15067611075338">
                <text:p>9.15067611075338</text:p>
              </table:table-cell>
              <table:table-cell office:value-type="float" office:value="5.24188116782336">
                <text:p>5.241881167823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7">
                <text:p>23.7</text:p>
              </table:table-cell>
              <table:table-cell office:value-type="float" office:value="9.17963042544048">
                <text:p>9.17963042544048</text:p>
              </table:table-cell>
              <table:table-cell office:value-type="float" office:value="5.24423167018037">
                <text:p>5.244231670180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8">
                <text:p>23.8</text:p>
              </table:table-cell>
              <table:table-cell office:value-type="float" office:value="9.21062822719449">
                <text:p>9.21062822719449</text:p>
              </table:table-cell>
              <table:table-cell office:value-type="float" office:value="5.24670609591849">
                <text:p>5.246706095918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9">
                <text:p>23.9</text:p>
              </table:table-cell>
              <table:table-cell office:value-type="float" office:value="9.23971570105535">
                <text:p>9.23971570105535</text:p>
              </table:table-cell>
              <table:table-cell office:value-type="float" office:value="5.24902655385426">
                <text:p>5.249026553854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">
                <text:p>24</text:p>
              </table:table-cell>
              <table:table-cell office:value-type="float" office:value="9.27064912659047">
                <text:p>9.27064912659047</text:p>
              </table:table-cell>
              <table:table-cell office:value-type="float" office:value="5.25134660421546">
                <text:p>5.251346604215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1">
                <text:p>24.1</text:p>
              </table:table-cell>
              <table:table-cell office:value-type="float" office:value="9.29965457685665">
                <text:p>9.29965457685665</text:p>
              </table:table-cell>
              <table:table-cell office:value-type="float" office:value="5.25351246926589">
                <text:p>5.253512469265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2">
                <text:p>24.2</text:p>
              </table:table-cell>
              <table:table-cell office:value-type="float" office:value="9.33073929961089">
                <text:p>9.33073929961089</text:p>
              </table:table-cell>
              <table:table-cell office:value-type="float" office:value="5.25583165042292">
                <text:p>5.255831650422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3">
                <text:p>24.3</text:p>
              </table:table-cell>
              <table:table-cell office:value-type="float" office:value="9.36190476190476">
                <text:p>9.36190476190476</text:p>
              </table:table-cell>
              <table:table-cell office:value-type="float" office:value="5.25815042434884">
                <text:p>5.258150424348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4">
                <text:p>24.4</text:p>
              </table:table-cell>
              <table:table-cell office:value-type="float" office:value="9.39111592632719">
                <text:p>9.39111592632719</text:p>
              </table:table-cell>
              <table:table-cell office:value-type="float" office:value="5.26043952828256">
                <text:p>5.260439528282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5">
                <text:p>24.5</text:p>
              </table:table-cell>
              <table:table-cell office:value-type="float" office:value="9.42221740073769">
                <text:p>9.42221740073769</text:p>
              </table:table-cell>
              <table:table-cell office:value-type="float" office:value="5.2627574906367">
                <text:p>5.26275749063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6">
                <text:p>24.6</text:p>
              </table:table-cell>
              <table:table-cell office:value-type="float" office:value="9.45339995655008">
                <text:p>9.45339995655008</text:p>
              </table:table-cell>
              <table:table-cell office:value-type="float" office:value="5.26504578834957">
                <text:p>5.265045788349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7">
                <text:p>24.7</text:p>
              </table:table-cell>
              <table:table-cell office:value-type="float" office:value="9.48466391124647">
                <text:p>9.48466391124647</text:p>
              </table:table-cell>
              <table:table-cell office:value-type="float" office:value="5.26736293955883">
                <text:p>5.267362939558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8">
                <text:p>24.8</text:p>
              </table:table-cell>
              <table:table-cell office:value-type="float" office:value="9.51600958396863">
                <text:p>9.51600958396863</text:p>
              </table:table-cell>
              <table:table-cell office:value-type="float" office:value="5.26949628502896">
                <text:p>5.269496285028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9">
                <text:p>24.9</text:p>
              </table:table-cell>
              <table:table-cell office:value-type="float" office:value="9.54535542956825">
                <text:p>9.54535542956825</text:p>
              </table:table-cell>
              <table:table-cell office:value-type="float" office:value="5.27181257129486">
                <text:p>5.271812571294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">
                <text:p>25</text:p>
              </table:table-cell>
              <table:table-cell office:value-type="float" office:value="9.57663755458515">
                <text:p>9.57663755458515</text:p>
              </table:table-cell>
              <table:table-cell office:value-type="float" office:value="5.27409920449228">
                <text:p>5.27409920449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.1">
                <text:p>25.1</text:p>
              </table:table-cell>
              <table:table-cell office:value-type="float" office:value="9.60800174901618">
                <text:p>9.60800174901618</text:p>
              </table:table-cell>
              <table:table-cell office:value-type="float" office:value="5.27623113814481">
                <text:p>5.276231138144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.2">
                <text:p>25.2</text:p>
              </table:table-cell>
              <table:table-cell office:value-type="float" office:value="9.63944833625219">
                <text:p>9.63944833625219</text:p>
              </table:table-cell>
              <table:table-cell office:value-type="float" office:value="5.27851691569929">
                <text:p>5.278516915699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.3">
                <text:p>25.3</text:p>
              </table:table-cell>
              <table:table-cell office:value-type="float" office:value="9.67097764138536">
                <text:p>9.67097764138536</text:p>
              </table:table-cell>
              <table:table-cell office:value-type="float" office:value="5.28080229226361">
                <text:p>5.280802292263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.4">
                <text:p>25.4</text:p>
              </table:table-cell>
              <table:table-cell office:value-type="float" office:value="9.70258999122037">
                <text:p>9.70258999122037</text:p>
              </table:table-cell>
              <table:table-cell office:value-type="float" office:value="5.28293281880372">
                <text:p>5.282932818803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.5">
                <text:p>25.5</text:p>
              </table:table-cell>
              <table:table-cell office:value-type="float" office:value="9.73428571428572">
                <text:p>9.73428571428572</text:p>
              </table:table-cell>
              <table:table-cell office:value-type="float" office:value="5.28521734046596">
                <text:p>5.285217340465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.6">
                <text:p>25.6</text:p>
              </table:table-cell>
              <table:table-cell office:value-type="float" office:value="9.76584507042253">
                <text:p>9.76584507042253</text:p>
              </table:table-cell>
              <table:table-cell office:value-type="float" office:value="5.28734691491538">
                <text:p>5.287346914915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.7">
                <text:p>25.7</text:p>
              </table:table-cell>
              <table:table-cell office:value-type="float" office:value="9.79986775402248">
                <text:p>9.79986775402248</text:p>
              </table:table-cell>
              <table:table-cell office:value-type="float" office:value="5.28963058218377">
                <text:p>5.289630582183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.8">
                <text:p>25.8</text:p>
              </table:table-cell>
              <table:table-cell office:value-type="float" office:value="9.83160450231737">
                <text:p>9.83160450231737</text:p>
              </table:table-cell>
              <table:table-cell office:value-type="float" office:value="5.29175920514319">
                <text:p>5.291759205143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.9">
                <text:p>25.9</text:p>
              </table:table-cell>
              <table:table-cell office:value-type="float" office:value="9.86342541436464">
                <text:p>9.86342541436464</text:p>
              </table:table-cell>
              <table:table-cell office:value-type="float" office:value="5.29401279841043">
                <text:p>5.294012798410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">
                <text:p>26</text:p>
              </table:table-cell>
              <table:table-cell office:value-type="float" office:value="9.89533082540385">
                <text:p>9.89533082540385</text:p>
              </table:table-cell>
              <table:table-cell office:value-type="float" office:value="5.29614047389488">
                <text:p>5.296140473894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.1">
                <text:p>26.1</text:p>
              </table:table-cell>
              <table:table-cell office:value-type="float" office:value="9.92952127659575">
                <text:p>9.92952127659575</text:p>
              </table:table-cell>
              <table:table-cell office:value-type="float" office:value="5.2983932223196">
                <text:p>5.29839322231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.2">
                <text:p>26.2</text:p>
              </table:table-cell>
              <table:table-cell office:value-type="float" office:value="9.96160674656014">
                <text:p>9.96160674656014</text:p>
              </table:table-cell>
              <table:table-cell office:value-type="float" office:value="5.30051995092598">
                <text:p>5.300519950925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.3">
                <text:p>26.3</text:p>
              </table:table-cell>
              <table:table-cell office:value-type="float" office:value="9.99355555555555">
                <text:p>9.99355555555555</text:p>
              </table:table-cell>
              <table:table-cell office:value-type="float" office:value="5.30261697529061">
                <text:p>5.302616975290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.4">
                <text:p>26.4</text:p>
              </table:table-cell>
              <table:table-cell office:value-type="float" office:value="10.0280436234142">
                <text:p>10.0280436234142</text:p>
              </table:table-cell>
              <table:table-cell office:value-type="float" office:value="5.30489763733536">
                <text:p>5.304897637335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.5">
                <text:p>26.5</text:p>
              </table:table-cell>
              <table:table-cell office:value-type="float" office:value="10.0601738355249">
                <text:p>10.0601738355249</text:p>
              </table:table-cell>
              <table:table-cell office:value-type="float" office:value="5.3069937217112">
                <text:p>5.3069937217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.6">
                <text:p>26.6</text:p>
              </table:table-cell>
              <table:table-cell office:value-type="float" office:value="10.0948660714286">
                <text:p>10.0948660714286</text:p>
              </table:table-cell>
              <table:table-cell office:value-type="float" office:value="5.30911851440918">
                <text:p>5.309118514409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.7">
                <text:p>26.7</text:p>
              </table:table-cell>
              <table:table-cell office:value-type="float" office:value="10.1271792579347">
                <text:p>10.1271792579347</text:p>
              </table:table-cell>
              <table:table-cell office:value-type="float" office:value="5.31136867920121">
                <text:p>5.311368679201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.8">
                <text:p>26.8</text:p>
              </table:table-cell>
              <table:table-cell office:value-type="float" office:value="10.1618535930154">
                <text:p>10.1618535930154</text:p>
              </table:table-cell>
              <table:table-cell office:value-type="float" office:value="5.31346333489024">
                <text:p>5.313463334890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.9">
                <text:p>26.9</text:p>
              </table:table-cell>
              <table:table-cell office:value-type="float" office:value="10.1943510423672">
                <text:p>10.1943510423672</text:p>
              </table:table-cell>
              <table:table-cell office:value-type="float" office:value="5.31558669001751">
                <text:p>5.315586690017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">
                <text:p>27</text:p>
              </table:table-cell>
              <table:table-cell office:value-type="float" office:value="10.2292321508756">
                <text:p>10.2292321508756</text:p>
              </table:table-cell>
              <table:table-cell office:value-type="float" office:value="5.31768036423068">
                <text:p>5.317680364230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.1">
                <text:p>27.1</text:p>
              </table:table-cell>
              <table:table-cell office:value-type="float" office:value="10.2619154676259">
                <text:p>10.2619154676259</text:p>
              </table:table-cell>
              <table:table-cell office:value-type="float" office:value="5.31992879446698">
                <text:p>5.319928794466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.2">
                <text:p>27.2</text:p>
              </table:table-cell>
              <table:table-cell office:value-type="float" office:value="10.2970051790137">
                <text:p>10.2970051790137</text:p>
              </table:table-cell>
              <table:table-cell office:value-type="float" office:value="5.32202153424178">
                <text:p>5.322021534241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.3">
                <text:p>27.3</text:p>
              </table:table-cell>
              <table:table-cell office:value-type="float" office:value="10.3319801533604">
                <text:p>10.3319801533604</text:p>
              </table:table-cell>
              <table:table-cell office:value-type="float" office:value="5.32411378555799">
                <text:p>5.324113785557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.4">
                <text:p>27.4</text:p>
              </table:table-cell>
              <table:table-cell office:value-type="float" office:value="10.367291619607">
                <text:p>10.367291619607</text:p>
              </table:table-cell>
              <table:table-cell office:value-type="float" office:value="5.3262055485866">
                <text:p>5.32620554858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.5">
                <text:p>27.5</text:p>
              </table:table-cell>
              <table:table-cell office:value-type="float" office:value="10.4003619090703">
                <text:p>10.4003619090703</text:p>
              </table:table-cell>
              <table:table-cell office:value-type="float" office:value="5.32829682349853">
                <text:p>5.328296823498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.6">
                <text:p>27.6</text:p>
              </table:table-cell>
              <table:table-cell office:value-type="float" office:value="10.4356592659719">
                <text:p>10.4356592659719</text:p>
              </table:table-cell>
              <table:table-cell office:value-type="float" office:value="5.33038761046461">
                <text:p>5.330387610464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.7">
                <text:p>27.7</text:p>
              </table:table-cell>
              <table:table-cell office:value-type="float" office:value="10.4712956659859">
                <text:p>10.4712956659859</text:p>
              </table:table-cell>
              <table:table-cell office:value-type="float" office:value="5.3326334208224">
                <text:p>5.33263342082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.8">
                <text:p>27.8</text:p>
              </table:table-cell>
              <table:table-cell office:value-type="float" office:value="10.5068181818182">
                <text:p>10.5068181818182</text:p>
              </table:table-cell>
              <table:table-cell office:value-type="float" office:value="5.33472327520849">
                <text:p>5.334723275208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.9">
                <text:p>27.9</text:p>
              </table:table-cell>
              <table:table-cell office:value-type="float" office:value="10.5424539039381">
                <text:p>10.5424539039381</text:p>
              </table:table-cell>
              <table:table-cell office:value-type="float" office:value="5.33681264213657">
                <text:p>5.336812642136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">
                <text:p>28</text:p>
              </table:table-cell>
              <table:table-cell office:value-type="float" office:value="10.578203374373">
                <text:p>10.578203374373</text:p>
              </table:table-cell>
              <table:table-cell office:value-type="float" office:value="5.33890152177716">
                <text:p>5.338901521777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.1">
                <text:p>28.1</text:p>
              </table:table-cell>
              <table:table-cell office:value-type="float" office:value="10.614295501256">
                <text:p>10.614295501256</text:p>
              </table:table-cell>
              <table:table-cell office:value-type="float" office:value="5.34098991430071">
                <text:p>5.340989914300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.2">
                <text:p>28.2</text:p>
              </table:table-cell>
              <table:table-cell office:value-type="float" office:value="10.650274473925">
                <text:p>10.650274473925</text:p>
              </table:table-cell>
              <table:table-cell office:value-type="float" office:value="5.34304867385602">
                <text:p>5.343048673856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.3">
                <text:p>28.3</text:p>
              </table:table-cell>
              <table:table-cell office:value-type="float" office:value="10.6863688430699">
                <text:p>10.6863688430699</text:p>
              </table:table-cell>
              <table:table-cell office:value-type="float" office:value="5.34513609605409">
                <text:p>5.345136096054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.4">
                <text:p>28.4</text:p>
              </table:table-cell>
              <table:table-cell office:value-type="float" office:value="10.7225791647545">
                <text:p>10.7225791647545</text:p>
              </table:table-cell>
              <table:table-cell office:value-type="float" office:value="5.3472230316452">
                <text:p>5.34722303164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.5">
                <text:p>28.5</text:p>
              </table:table-cell>
              <table:table-cell office:value-type="float" office:value="10.758905998621">
                <text:p>10.758905998621</text:p>
              </table:table-cell>
              <table:table-cell office:value-type="float" office:value="5.34930948079949">
                <text:p>5.349309480799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.6">
                <text:p>28.6</text:p>
              </table:table-cell>
              <table:table-cell office:value-type="float" office:value="10.795349907919">
                <text:p>10.795349907919</text:p>
              </table:table-cell>
              <table:table-cell office:value-type="float" office:value="5.351395443687">
                <text:p>5.3513954436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.7">
                <text:p>28.7</text:p>
              </table:table-cell>
              <table:table-cell office:value-type="float" office:value="10.8319114595342">
                <text:p>10.8319114595342</text:p>
              </table:table-cell>
              <table:table-cell office:value-type="float" office:value="5.35345179143606">
                <text:p>5.353451791436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.8">
                <text:p>28.8</text:p>
              </table:table-cell>
              <table:table-cell office:value-type="float" office:value="10.8685912240185">
                <text:p>10.8685912240185</text:p>
              </table:table-cell>
              <table:table-cell office:value-type="float" office:value="5.35553678569348">
                <text:p>5.355536785693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.9">
                <text:p>28.9</text:p>
              </table:table-cell>
              <table:table-cell office:value-type="float" office:value="10.9053897756188">
                <text:p>10.9053897756188</text:p>
              </table:table-cell>
              <table:table-cell office:value-type="float" office:value="5.35762129419302">
                <text:p>5.357621294193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">
                <text:p>29</text:p>
              </table:table-cell>
              <table:table-cell office:value-type="float" office:value="10.9420759962929">
                <text:p>10.9420759962929</text:p>
              </table:table-cell>
              <table:table-cell office:value-type="float" office:value="5.35967619824122">
                <text:p>5.359676198241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.1">
                <text:p>29.1</text:p>
              </table:table-cell>
              <table:table-cell office:value-type="float" office:value="10.9791134834068">
                <text:p>10.9791134834068</text:p>
              </table:table-cell>
              <table:table-cell office:value-type="float" office:value="5.36175973912537">
                <text:p>5.361759739125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.2">
                <text:p>29.2</text:p>
              </table:table-cell>
              <table:table-cell office:value-type="float" office:value="11.0188328295745">
                <text:p>11.0188328295745</text:p>
              </table:table-cell>
              <table:table-cell office:value-type="float" office:value="5.36384279475983">
                <text:p>5.363842794759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.3">
                <text:p>29.3</text:p>
              </table:table-cell>
              <table:table-cell office:value-type="float" office:value="11.0561248253377">
                <text:p>11.0561248253377</text:p>
              </table:table-cell>
              <table:table-cell office:value-type="float" office:value="5.36589625662223">
                <text:p>5.365896256622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.4">
                <text:p>29.4</text:p>
              </table:table-cell>
              <table:table-cell office:value-type="float" office:value="11.0933053417308">
                <text:p>11.0933053417308</text:p>
              </table:table-cell>
              <table:table-cell office:value-type="float" office:value="5.36797834565458">
                <text:p>5.367978345654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.5">
                <text:p>29.5</text:p>
              </table:table-cell>
              <table:table-cell office:value-type="float" office:value="11.1308411214953">
                <text:p>11.1308411214953</text:p>
              </table:table-cell>
              <table:table-cell office:value-type="float" office:value="5.37005994994471">
                <text:p>5.370059949944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6">
                <text:p>29.6</text:p>
              </table:table-cell>
              <table:table-cell office:value-type="float" office:value="11.1684998829862">
                <text:p>11.1684998829862</text:p>
              </table:table-cell>
              <table:table-cell office:value-type="float" office:value="5.37211197113426">
                <text:p>5.372111971134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.7">
                <text:p>29.7</text:p>
              </table:table-cell>
              <table:table-cell office:value-type="float" office:value="11.2086752637749">
                <text:p>11.2086752637749</text:p>
              </table:table-cell>
              <table:table-cell office:value-type="float" office:value="5.37419260983416">
                <text:p>5.37419260983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.8">
                <text:p>29.8</text:p>
              </table:table-cell>
              <table:table-cell office:value-type="float" office:value="11.2465946453734">
                <text:p>11.2465946453734</text:p>
              </table:table-cell>
              <table:table-cell office:value-type="float" office:value="5.3762436725432">
                <text:p>5.37624367254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9">
                <text:p>29.9</text:p>
              </table:table-cell>
              <table:table-cell office:value-type="float" office:value="11.2844036697248">
                <text:p>11.2844036697248</text:p>
              </table:table-cell>
              <table:table-cell office:value-type="float" office:value="5.37832334632614">
                <text:p>5.378323346326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3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5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05cm" chart:symbol-height="0.05cm"/>
    </style:style>
    <style:style style:name="ch11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scatter" chart:style-name="ch1">
        <chart:legend chart:legend-position="end" svg:x="18.214cm" svg:y="5.452cm" style:legend-expansion="high" chart:style-name="ch2"/>
        <chart:plot-area chart:style-name="ch3" table:cell-range-address="P_elmin.A2:P_elmin.A400 P_elmin.D1:P_elmin.E400" chart:data-source-has-labels="row" svg:x="1.781cm" svg:y="0.24cm" svg:width="16.033cm" svg:height="10.54cm">
          <chart:coordinate-region svg:x="2.019cm" svg:y="0.24cm" svg:width="15.608cm" svg:height="9.893cm"/>
          <chart:axis chart:dimension="x" chart:name="primary-x" chart:style-name="ch4">
            <chart:title svg:x="8.589cm" svg:y="11.02cm" chart:style-name="ch5">
              <text:p>Temp(Wq) in °C</text:p>
            </chart:title>
          </chart:axis>
          <chart:axis chart:dimension="y" chart:name="primary-y" chart:style-name="ch6">
            <chart:title svg:x="0.451cm" svg:y="5.911cm" chart:style-name="ch7">
              <text:p>COP
</text:p>
            </chart:title>
            <chart:grid chart:style-name="ch8" chart:class="major"/>
          </chart:axis>
          <chart:series chart:style-name="ch9" chart:values-cell-range-address="P_elmin.D2:P_elmin.D400" chart:label-cell-address="P_elmin.D1:P_elmin.D1" chart:class="chart:scatter">
            <chart:domain table:cell-range-address="P_elmin.A2:P_elmin.A400"/>
            <chart:data-point chart:repeated="205"/>
            <chart:data-point chart:style-name="ch10"/>
            <chart:data-point chart:repeated="17"/>
            <chart:data-point chart:style-name="ch10"/>
            <chart:data-point chart:repeated="175"/>
          </chart:series>
          <chart:series chart:style-name="ch11" chart:values-cell-range-address="P_elmin.E2:P_elmin.E400" chart:label-cell-address="P_elmin.E1:P_elmin.E1" chart:class="chart:scatter">
            <chart:data-point chart:repeated="3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in55</text:p>
                <draw:g>
                  <svg:desc>P_elmin.D1:P_elmin.D1</svg:desc>
                </draw:g>
              </table:table-cell>
              <table:table-cell office:value-type="string">
                <text:p>max55</text:p>
                <draw:g>
                  <svg:desc>P_elmin.E1:P_elmi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9">
                <text:p>-9.9</text:p>
                <draw:g>
                  <svg:desc>P_elmin.A2:P_elmin.A400</svg:desc>
                </draw:g>
              </table:table-cell>
              <table:table-cell office:value-type="float" office:value="1.8502909705275">
                <text:p>1.8502909705275</text:p>
                <draw:g>
                  <svg:desc>P_elmin.D2:P_elmin.D400</svg:desc>
                </draw:g>
              </table:table-cell>
              <table:table-cell office:value-type="float" office:value="2.44770349544484">
                <text:p>2.44770349544484</text:p>
                <draw:g>
                  <svg:desc>P_elmin.E2:P_elmin.E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1.85727699530516">
                <text:p>1.85727699530516</text:p>
              </table:table-cell>
              <table:table-cell office:value-type="float" office:value="2.45353922574375">
                <text:p>2.4535392257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">
                <text:p>-9.7</text:p>
              </table:table-cell>
              <table:table-cell office:value-type="float" office:value="1.86417433777945">
                <text:p>1.86417433777945</text:p>
              </table:table-cell>
              <table:table-cell office:value-type="float" office:value="2.45938586795352">
                <text:p>2.45938586795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">
                <text:p>-9.6</text:p>
              </table:table-cell>
              <table:table-cell office:value-type="float" office:value="1.87117083255027">
                <text:p>1.87117083255027</text:p>
              </table:table-cell>
              <table:table-cell office:value-type="float" office:value="2.46518953262977">
                <text:p>2.46518953262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1.87807858620041">
                <text:p>1.87807858620041</text:p>
              </table:table-cell>
              <table:table-cell office:value-type="float" office:value="2.4709108506291">
                <text:p>2.4709108506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">
                <text:p>-9.4</text:p>
              </table:table-cell>
              <table:table-cell office:value-type="float" office:value="1.88508557457213">
                <text:p>1.88508557457213</text:p>
              </table:table-cell>
              <table:table-cell office:value-type="float" office:value="2.47668268585389">
                <text:p>2.47668268585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">
                <text:p>-9.3</text:p>
              </table:table-cell>
              <table:table-cell office:value-type="float" office:value="1.89218176686424">
                <text:p>1.89218176686424</text:p>
              </table:table-cell>
              <table:table-cell office:value-type="float" office:value="2.48243873666148">
                <text:p>2.48243873666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">
                <text:p>-9.2</text:p>
              </table:table-cell>
              <table:table-cell office:value-type="float" office:value="1.8992">
                <text:p>1.8992</text:p>
              </table:table-cell>
              <table:table-cell office:value-type="float" office:value="2.48817906771266">
                <text:p>2.48817906771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">
                <text:p>-9.1</text:p>
              </table:table-cell>
              <table:table-cell office:value-type="float" office:value="1.90612936634968">
                <text:p>1.90612936634968</text:p>
              </table:table-cell>
              <table:table-cell office:value-type="float" office:value="2.49390374331551">
                <text:p>2.49390374331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1.91315814260149">
                <text:p>1.91315814260149</text:p>
              </table:table-cell>
              <table:table-cell office:value-type="float" office:value="2.49954608565631">
                <text:p>2.49954608565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">
                <text:p>-8.9</text:p>
              </table:table-cell>
              <table:table-cell office:value-type="float" office:value="1.92009799302742">
                <text:p>1.92009799302742</text:p>
              </table:table-cell>
              <table:table-cell office:value-type="float" office:value="2.50523958083353">
                <text:p>2.50523958083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">
                <text:p>-8.8</text:p>
              </table:table-cell>
              <table:table-cell office:value-type="float" office:value="1.92713733622396">
                <text:p>1.92713733622396</text:p>
              </table:table-cell>
              <table:table-cell office:value-type="float" office:value="2.51091761197209">
                <text:p>2.51091761197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">
                <text:p>-8.7</text:p>
              </table:table-cell>
              <table:table-cell office:value-type="float" office:value="1.93408769448373">
                <text:p>1.93408769448373</text:p>
              </table:table-cell>
              <table:table-cell office:value-type="float" office:value="2.5165802419891">
                <text:p>2.5165802419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">
                <text:p>-8.6</text:p>
              </table:table-cell>
              <table:table-cell office:value-type="float" office:value="1.94113762852561">
                <text:p>1.94113762852561</text:p>
              </table:table-cell>
              <table:table-cell office:value-type="float" office:value="2.52216055447858">
                <text:p>2.52216055447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">
                <text:p>-8.5</text:p>
              </table:table-cell>
              <table:table-cell office:value-type="float" office:value="1.94809851844862">
                <text:p>1.94809851844862</text:p>
              </table:table-cell>
              <table:table-cell office:value-type="float" office:value="2.52779251087302">
                <text:p>2.52779251087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">
                <text:p>-8.4</text:p>
              </table:table-cell>
              <table:table-cell office:value-type="float" office:value="1.9551590673086">
                <text:p>1.9551590673086</text:p>
              </table:table-cell>
              <table:table-cell office:value-type="float" office:value="2.53340925342302">
                <text:p>2.53340925342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">
                <text:p>-8.3</text:p>
              </table:table-cell>
              <table:table-cell office:value-type="float" office:value="1.96231582924065">
                <text:p>1.96231582924065</text:p>
              </table:table-cell>
              <table:table-cell office:value-type="float" office:value="2.53903729172177">
                <text:p>2.53903729172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">
                <text:p>-8.2</text:p>
              </table:table-cell>
              <table:table-cell office:value-type="float" office:value="1.96938775510204">
                <text:p>1.96938775510204</text:p>
              </table:table-cell>
              <table:table-cell office:value-type="float" office:value="2.5446237553155">
                <text:p>2.5446237553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">
                <text:p>-8.1</text:p>
              </table:table-cell>
              <table:table-cell office:value-type="float" office:value="1.97637051039698">
                <text:p>1.97637051039698</text:p>
              </table:table-cell>
              <table:table-cell office:value-type="float" office:value="2.55019518885841">
                <text:p>2.55019518885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1.98345310136157">
                <text:p>1.98345310136157</text:p>
              </table:table-cell>
              <table:table-cell office:value-type="float" office:value="2.55571067326941">
                <text:p>2.55571067326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">
                <text:p>-7.9</text:p>
              </table:table-cell>
              <table:table-cell office:value-type="float" office:value="1.99044646235339">
                <text:p>1.99044646235339</text:p>
              </table:table-cell>
              <table:table-cell office:value-type="float" office:value="2.56125213731422">
                <text:p>2.56125213731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">
                <text:p>-7.8</text:p>
              </table:table-cell>
              <table:table-cell office:value-type="float" office:value="1.99753974261923">
                <text:p>1.99753974261923</text:p>
              </table:table-cell>
              <table:table-cell office:value-type="float" office:value="2.56680502285504">
                <text:p>2.56680502285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">
                <text:p>-7.7</text:p>
              </table:table-cell>
              <table:table-cell office:value-type="float" office:value="2.00454373343431">
                <text:p>2.00454373343431</text:p>
              </table:table-cell>
              <table:table-cell office:value-type="float" office:value="2.57234304903324">
                <text:p>2.57234304903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">
                <text:p>-7.6</text:p>
              </table:table-cell>
              <table:table-cell office:value-type="float" office:value="2.01164772727273">
                <text:p>2.01164772727273</text:p>
              </table:table-cell>
              <table:table-cell office:value-type="float" office:value="2.57786627541396">
                <text:p>2.57786627541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">
                <text:p>-7.5</text:p>
              </table:table-cell>
              <table:table-cell office:value-type="float" office:value="2.01866237211065">
                <text:p>2.01866237211065</text:p>
              </table:table-cell>
              <table:table-cell office:value-type="float" office:value="2.58337476124441">
                <text:p>2.58337476124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">
                <text:p>-7.4</text:p>
              </table:table-cell>
              <table:table-cell office:value-type="float" office:value="2.02577710386657">
                <text:p>2.02577710386657</text:p>
              </table:table-cell>
              <table:table-cell office:value-type="float" office:value="2.58889469558401">
                <text:p>2.588894695584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">
                <text:p>-7.3</text:p>
              </table:table-cell>
              <table:table-cell office:value-type="float" office:value="2.03280242700038">
                <text:p>2.03280242700038</text:p>
              </table:table-cell>
              <table:table-cell office:value-type="float" office:value="2.59437384201874">
                <text:p>2.59437384201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">
                <text:p>-7.2</text:p>
              </table:table-cell>
              <table:table-cell office:value-type="float" office:value="2.03992792109256">
                <text:p>2.03992792109256</text:p>
              </table:table-cell>
              <table:table-cell office:value-type="float" office:value="2.59986448451996">
                <text:p>2.59986448451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">
                <text:p>-7.1</text:p>
              </table:table-cell>
              <table:table-cell office:value-type="float" office:value="2.04696394686907">
                <text:p>2.04696394686907</text:p>
              </table:table-cell>
              <table:table-cell office:value-type="float" office:value="2.60540835979387">
                <text:p>2.60540835979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2.05410022779043">
                <text:p>2.05410022779043</text:p>
              </table:table-cell>
              <table:table-cell office:value-type="float" office:value="2.610895953006">
                <text:p>2.610895953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">
                <text:p>-6.9</text:p>
              </table:table-cell>
              <table:table-cell office:value-type="float" office:value="2.06114698063046">
                <text:p>2.06114698063046</text:p>
              </table:table-cell>
              <table:table-cell office:value-type="float" office:value="2.61634305887239">
                <text:p>2.61634305887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">
                <text:p>-6.8</text:p>
              </table:table-cell>
              <table:table-cell office:value-type="float" office:value="2.06829407294833">
                <text:p>2.06829407294833</text:p>
              </table:table-cell>
              <table:table-cell office:value-type="float" office:value="2.62180168502916">
                <text:p>2.62180168502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">
                <text:p>-6.7</text:p>
              </table:table-cell>
              <table:table-cell office:value-type="float" office:value="2.07535157734702">
                <text:p>2.07535157734702</text:p>
              </table:table-cell>
              <table:table-cell office:value-type="float" office:value="2.62731391585761">
                <text:p>2.62731391585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">
                <text:p>-6.6</text:p>
              </table:table-cell>
              <table:table-cell office:value-type="float" office:value="2.08250950570342">
                <text:p>2.08250950570342</text:p>
              </table:table-cell>
              <table:table-cell office:value-type="float" office:value="2.63274382045713">
                <text:p>2.63274382045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">
                <text:p>-6.5</text:p>
              </table:table-cell>
              <table:table-cell office:value-type="float" office:value="2.08967287942183">
                <text:p>2.08967287942183</text:p>
              </table:table-cell>
              <table:table-cell office:value-type="float" office:value="2.63825336982906">
                <text:p>2.63825336982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">
                <text:p>-6.4</text:p>
              </table:table-cell>
              <table:table-cell office:value-type="float" office:value="2.09674657534247">
                <text:p>2.09674657534247</text:p>
              </table:table-cell>
              <table:table-cell office:value-type="float" office:value="2.64368053227429">
                <text:p>2.64368053227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">
                <text:p>-6.3</text:p>
              </table:table-cell>
              <table:table-cell office:value-type="float" office:value="2.10392082223068">
                <text:p>2.10392082223068</text:p>
              </table:table-cell>
              <table:table-cell office:value-type="float" office:value="2.64916166585108">
                <text:p>2.64916166585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">
                <text:p>-6.2</text:p>
              </table:table-cell>
              <table:table-cell office:value-type="float" office:value="2.11100533130236">
                <text:p>2.11100533130236</text:p>
              </table:table-cell>
              <table:table-cell office:value-type="float" office:value="2.65456041977468">
                <text:p>2.65456041977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">
                <text:p>-6.1</text:p>
              </table:table-cell>
              <table:table-cell office:value-type="float" office:value="2.11798876297495">
                <text:p>2.11798876297495</text:p>
              </table:table-cell>
              <table:table-cell office:value-type="float" office:value="2.66003904644472">
                <text:p>2.66003904644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2.12517862246356">
                <text:p>2.12517862246356</text:p>
              </table:table-cell>
              <table:table-cell office:value-type="float" office:value="2.66550361742521">
                <text:p>2.66550361742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">
                <text:p>-5.9</text:p>
              </table:table-cell>
              <table:table-cell office:value-type="float" office:value="2.13227866196512">
                <text:p>2.13227866196512</text:p>
              </table:table-cell>
              <table:table-cell office:value-type="float" office:value="2.67097980936763">
                <text:p>2.67097980936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">
                <text:p>-5.8</text:p>
              </table:table-cell>
              <table:table-cell office:value-type="float" office:value="2.13947945466679">
                <text:p>2.13947945466679</text:p>
              </table:table-cell>
              <table:table-cell office:value-type="float" office:value="2.67644198781923">
                <text:p>2.67644198781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">
                <text:p>-5.7</text:p>
              </table:table-cell>
              <table:table-cell office:value-type="float" office:value="2.14668574153553">
                <text:p>2.14668574153553</text:p>
              </table:table-cell>
              <table:table-cell office:value-type="float" office:value="2.68189020650174">
                <text:p>2.68189020650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">
                <text:p>-5.6</text:p>
              </table:table-cell>
              <table:table-cell office:value-type="float" office:value="2.15389752886175">
                <text:p>2.15389752886175</text:p>
              </table:table-cell>
              <table:table-cell office:value-type="float" office:value="2.6873500433917">
                <text:p>2.6873500433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">
                <text:p>-5.5</text:p>
              </table:table-cell>
              <table:table-cell office:value-type="float" office:value="2.16081313227715">
                <text:p>2.16081313227715</text:p>
              </table:table-cell>
              <table:table-cell office:value-type="float" office:value="2.69279596206791">
                <text:p>2.69279596206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">
                <text:p>-5.4</text:p>
              </table:table-cell>
              <table:table-cell office:value-type="float" office:value="2.16803513461906">
                <text:p>2.16803513461906</text:p>
              </table:table-cell>
              <table:table-cell office:value-type="float" office:value="2.69825347522786">
                <text:p>2.698253475227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">
                <text:p>-5.3</text:p>
              </table:table-cell>
              <table:table-cell office:value-type="float" office:value="2.17526265520535">
                <text:p>2.17526265520535</text:p>
              </table:table-cell>
              <table:table-cell office:value-type="float" office:value="2.70374043278155">
                <text:p>2.70374043278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">
                <text:p>-5.2</text:p>
              </table:table-cell>
              <table:table-cell office:value-type="float" office:value="2.1822871883061">
                <text:p>2.1822871883061</text:p>
              </table:table-cell>
              <table:table-cell office:value-type="float" office:value="2.70919572339183">
                <text:p>2.70919572339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">
                <text:p>-5.1</text:p>
              </table:table-cell>
              <table:table-cell office:value-type="float" office:value="2.18952499283188">
                <text:p>2.18952499283188</text:p>
              </table:table-cell>
              <table:table-cell office:value-type="float" office:value="2.71463717756867">
                <text:p>2.714637177568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2.19676833349269">
                <text:p>2.19676833349269</text:p>
              </table:table-cell>
              <table:table-cell office:value-type="float" office:value="2.72013375215321">
                <text:p>2.720133752153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">
                <text:p>-4.9</text:p>
              </table:table-cell>
              <table:table-cell office:value-type="float" office:value="2.2038064269319">
                <text:p>2.2038064269319</text:p>
              </table:table-cell>
              <table:table-cell office:value-type="float" office:value="2.72564199873498">
                <text:p>2.72564199873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">
                <text:p>-4.8</text:p>
              </table:table-cell>
              <table:table-cell office:value-type="float" office:value="2.21106008419441">
                <text:p>2.21106008419441</text:p>
              </table:table-cell>
              <table:table-cell office:value-type="float" office:value="2.73113660484156">
                <text:p>2.73113660484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">
                <text:p>-4.7</text:p>
              </table:table-cell>
              <table:table-cell office:value-type="float" office:value="2.21831929555896">
                <text:p>2.21831929555896</text:p>
              </table:table-cell>
              <table:table-cell office:value-type="float" office:value="2.73654855643045">
                <text:p>2.73654855643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">
                <text:p>-4.6</text:p>
              </table:table-cell>
              <table:table-cell office:value-type="float" office:value="2.22537099090474">
                <text:p>2.22537099090474</text:p>
              </table:table-cell>
              <table:table-cell office:value-type="float" office:value="2.74206639276082">
                <text:p>2.74206639276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">
                <text:p>-4.5</text:p>
              </table:table-cell>
              <table:table-cell office:value-type="float" office:value="2.2326405516713">
                <text:p>2.2326405516713</text:p>
              </table:table-cell>
              <table:table-cell office:value-type="float" office:value="2.74761461191813">
                <text:p>2.74761461191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">
                <text:p>-4.4</text:p>
              </table:table-cell>
              <table:table-cell office:value-type="float" office:value="2.23970109216325">
                <text:p>2.23970109216325</text:p>
              </table:table-cell>
              <table:table-cell office:value-type="float" office:value="2.75310535579583">
                <text:p>2.75310535579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">
                <text:p>-4.3</text:p>
              </table:table-cell>
              <table:table-cell office:value-type="float" office:value="2.24698102357677">
                <text:p>2.24698102357677</text:p>
              </table:table-cell>
              <table:table-cell office:value-type="float" office:value="2.75860769984178">
                <text:p>2.75860769984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">
                <text:p>-4.2</text:p>
              </table:table-cell>
              <table:table-cell office:value-type="float" office:value="2.25405042661298">
                <text:p>2.25405042661298</text:p>
              </table:table-cell>
              <table:table-cell office:value-type="float" office:value="2.76409651851109">
                <text:p>2.76409651851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">
                <text:p>-4.1</text:p>
              </table:table-cell>
              <table:table-cell office:value-type="float" office:value="2.26121979286536">
                <text:p>2.26121979286536</text:p>
              </table:table-cell>
              <table:table-cell office:value-type="float" office:value="2.76966629922838">
                <text:p>2.769666299228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">
                <text:p>-4</text:p>
              </table:table-cell>
              <table:table-cell office:value-type="float" office:value="2.26851496546431">
                <text:p>2.26851496546431</text:p>
              </table:table-cell>
              <table:table-cell office:value-type="float" office:value="2.77524772295066">
                <text:p>2.775247722950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">
                <text:p>-3.9</text:p>
              </table:table-cell>
              <table:table-cell office:value-type="float" office:value="2.27569331158238">
                <text:p>2.27569331158238</text:p>
              </table:table-cell>
              <table:table-cell office:value-type="float" office:value="2.78072126558868">
                <text:p>2.780721265588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">
                <text:p>-3.8</text:p>
              </table:table-cell>
              <table:table-cell office:value-type="float" office:value="2.28277980418506">
                <text:p>2.28277980418506</text:p>
              </table:table-cell>
              <table:table-cell office:value-type="float" office:value="2.78630089114101">
                <text:p>2.78630089114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">
                <text:p>-3.7</text:p>
              </table:table-cell>
              <table:table-cell office:value-type="float" office:value="2.29018628768965">
                <text:p>2.29018628768965</text:p>
              </table:table-cell>
              <table:table-cell office:value-type="float" office:value="2.79186716198359">
                <text:p>2.791867161983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">
                <text:p>-3.6</text:p>
              </table:table-cell>
              <table:table-cell office:value-type="float" office:value="2.29728172125636">
                <text:p>2.29728172125636</text:p>
              </table:table-cell>
              <table:table-cell office:value-type="float" office:value="2.79751469269848">
                <text:p>2.79751469269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">
                <text:p>-3.5</text:p>
              </table:table-cell>
              <table:table-cell office:value-type="float" office:value="2.30447732513451">
                <text:p>2.30447732513451</text:p>
              </table:table-cell>
              <table:table-cell office:value-type="float" office:value="2.80307929559248">
                <text:p>2.80307929559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">
                <text:p>-3.4</text:p>
              </table:table-cell>
              <table:table-cell office:value-type="float" office:value="2.31167707832773">
                <text:p>2.31167707832773</text:p>
              </table:table-cell>
              <table:table-cell office:value-type="float" office:value="2.80865547053563">
                <text:p>2.808655470535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">
                <text:p>-3.3</text:p>
              </table:table-cell>
              <table:table-cell office:value-type="float" office:value="2.31888098442607">
                <text:p>2.31888098442607</text:p>
              </table:table-cell>
              <table:table-cell office:value-type="float" office:value="2.81428819573687">
                <text:p>2.81428819573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">
                <text:p>-3.2</text:p>
              </table:table-cell>
              <table:table-cell office:value-type="float" office:value="2.32608904702375">
                <text:p>2.32608904702375</text:p>
              </table:table-cell>
              <table:table-cell office:value-type="float" office:value="2.81986269115424">
                <text:p>2.819862691154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">
                <text:p>-3.1</text:p>
              </table:table-cell>
              <table:table-cell office:value-type="float" office:value="2.33352573352573">
                <text:p>2.33352573352573</text:p>
              </table:table-cell>
              <table:table-cell office:value-type="float" office:value="2.82551864138238">
                <text:p>2.82551864138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">
                <text:p>-3</text:p>
              </table:table-cell>
              <table:table-cell office:value-type="float" office:value="2.3407428791378">
                <text:p>2.3407428791378</text:p>
              </table:table-cell>
              <table:table-cell office:value-type="float" office:value="2.83118617244875">
                <text:p>2.83118617244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">
                <text:p>-2.9</text:p>
              </table:table-cell>
              <table:table-cell office:value-type="float" office:value="2.34806044855135">
                <text:p>2.34806044855135</text:p>
              </table:table-cell>
              <table:table-cell office:value-type="float" office:value="2.83684054534677">
                <text:p>2.83684054534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">
                <text:p>-2.8</text:p>
              </table:table-cell>
              <table:table-cell office:value-type="float" office:value="2.35505920862617">
                <text:p>2.35505920862617</text:p>
              </table:table-cell>
              <table:table-cell office:value-type="float" office:value="2.84255193171165">
                <text:p>2.84255193171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">
                <text:p>-2.7</text:p>
              </table:table-cell>
              <table:table-cell office:value-type="float" office:value="2.3623844375963">
                <text:p>2.3623844375963</text:p>
              </table:table-cell>
              <table:table-cell office:value-type="float" office:value="2.84822946699194">
                <text:p>2.84822946699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">
                <text:p>-2.6</text:p>
              </table:table-cell>
              <table:table-cell office:value-type="float" office:value="2.3698102302283">
                <text:p>2.3698102302283</text:p>
              </table:table-cell>
              <table:table-cell office:value-type="float" office:value="2.8538938662991">
                <text:p>2.8538938662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2.37724031605319">
                <text:p>2.37724031605319</text:p>
              </table:table-cell>
              <table:table-cell office:value-type="float" office:value="2.85964006490633">
                <text:p>2.85964006490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">
                <text:p>-2.4</text:p>
              </table:table-cell>
              <table:table-cell office:value-type="float" office:value="2.38477108433735">
                <text:p>2.38477108433735</text:p>
              </table:table-cell>
              <table:table-cell office:value-type="float" office:value="2.86537328094303">
                <text:p>2.865373280943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">
                <text:p>-2.3</text:p>
              </table:table-cell>
              <table:table-cell office:value-type="float" office:value="2.3923062090243">
                <text:p>2.3923062090243</text:p>
              </table:table-cell>
              <table:table-cell office:value-type="float" office:value="2.87111808860325">
                <text:p>2.871118088603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">
                <text:p>-2.2</text:p>
              </table:table-cell>
              <table:table-cell office:value-type="float" office:value="2.39971070395371">
                <text:p>2.39971070395371</text:p>
              </table:table-cell>
              <table:table-cell office:value-type="float" office:value="2.87687444869156">
                <text:p>2.87687444869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">
                <text:p>-2.1</text:p>
              </table:table-cell>
              <table:table-cell office:value-type="float" office:value="2.4074467058937">
                <text:p>2.4074467058937</text:p>
              </table:table-cell>
              <table:table-cell office:value-type="float" office:value="2.88264232218905">
                <text:p>2.88264232218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2.4150506512301">
                <text:p>2.4150506512301</text:p>
              </table:table-cell>
              <table:table-cell office:value-type="float" office:value="2.88846783854485">
                <text:p>2.88846783854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">
                <text:p>-1.9</text:p>
              </table:table-cell>
              <table:table-cell office:value-type="float" office:value="2.42298784018529">
                <text:p>2.42298784018529</text:p>
              </table:table-cell>
              <table:table-cell office:value-type="float" office:value="2.89430497215981">
                <text:p>2.89430497215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">
                <text:p>-1.8</text:p>
              </table:table-cell>
              <table:table-cell office:value-type="float" office:value="2.43079150579151">
                <text:p>2.43079150579151</text:p>
              </table:table-cell>
              <table:table-cell office:value-type="float" office:value="2.90008293896668">
                <text:p>2.900082938966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">
                <text:p>-1.7</text:p>
              </table:table-cell>
              <table:table-cell office:value-type="float" office:value="2.43893019214058">
                <text:p>2.43893019214058</text:p>
              </table:table-cell>
              <table:table-cell office:value-type="float" office:value="2.90594312726918">
                <text:p>2.905943127269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">
                <text:p>-1.6</text:p>
              </table:table-cell>
              <table:table-cell office:value-type="float" office:value="2.44693384838242">
                <text:p>2.44693384838242</text:p>
              </table:table-cell>
              <table:table-cell office:value-type="float" office:value="2.91186135384466">
                <text:p>2.911861353844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">
                <text:p>-1.5</text:p>
              </table:table-cell>
              <table:table-cell office:value-type="float" office:value="2.45537094281298">
                <text:p>2.45537094281298</text:p>
              </table:table-cell>
              <table:table-cell office:value-type="float" office:value="2.91772028788173">
                <text:p>2.91772028788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">
                <text:p>-1.4</text:p>
              </table:table-cell>
              <table:table-cell office:value-type="float" office:value="2.46367149758454">
                <text:p>2.46367149758454</text:p>
              </table:table-cell>
              <table:table-cell office:value-type="float" office:value="2.92359070264494">
                <text:p>2.92359070264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">
                <text:p>-1.3</text:p>
              </table:table-cell>
              <table:table-cell office:value-type="float" office:value="2.4720718979513">
                <text:p>2.4720718979513</text:p>
              </table:table-cell>
              <table:table-cell office:value-type="float" office:value="2.92954363490793">
                <text:p>2.9295436349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2.48057220181713">
                <text:p>2.48057220181713</text:p>
              </table:table-cell>
              <table:table-cell office:value-type="float" office:value="2.93548387096774">
                <text:p>2.93548387096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">
                <text:p>-1.1</text:p>
              </table:table-cell>
              <table:table-cell office:value-type="float" office:value="2.48926914153132">
                <text:p>2.48926914153132</text:p>
              </table:table-cell>
              <table:table-cell office:value-type="float" office:value="2.94143566154219">
                <text:p>2.941435661542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2.49816283117385">
                <text:p>2.49816283117385</text:p>
              </table:table-cell>
              <table:table-cell office:value-type="float" office:value="2.94739896974534">
                <text:p>2.947398969745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">
                <text:p>-0.9</text:p>
              </table:table-cell>
              <table:table-cell office:value-type="float" office:value="2.50705996131528">
                <text:p>2.50705996131528</text:p>
              </table:table-cell>
              <table:table-cell office:value-type="float" office:value="2.95344511016622">
                <text:p>2.95344511016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">
                <text:p>-0.8</text:p>
              </table:table-cell>
              <table:table-cell office:value-type="float" office:value="2.51615399497001">
                <text:p>2.51615399497001</text:p>
              </table:table-cell>
              <table:table-cell office:value-type="float" office:value="2.95943141229848">
                <text:p>2.95943141229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">
                <text:p>-0.7</text:p>
              </table:table-cell>
              <table:table-cell office:value-type="float" office:value="2.52534829721362">
                <text:p>2.52534829721362</text:p>
              </table:table-cell>
              <table:table-cell office:value-type="float" office:value="2.96547650618385">
                <text:p>2.965476506183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">
                <text:p>-0.6</text:p>
              </table:table-cell>
              <table:table-cell office:value-type="float" office:value="2.53473969421328">
                <text:p>2.53473969421328</text:p>
              </table:table-cell>
              <table:table-cell office:value-type="float" office:value="2.97155724676075">
                <text:p>2.971557246760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2.54413472706156">
                <text:p>2.54413472706156</text:p>
              </table:table-cell>
              <table:table-cell office:value-type="float" office:value="2.97762540599062">
                <text:p>2.97762540599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">
                <text:p>-0.4</text:p>
              </table:table-cell>
              <table:table-cell office:value-type="float" office:value="2.55347981802342">
                <text:p>2.55347981802342</text:p>
              </table:table-cell>
              <table:table-cell office:value-type="float" office:value="2.98377676833225">
                <text:p>2.98377676833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">
                <text:p>-0.3</text:p>
              </table:table-cell>
              <table:table-cell office:value-type="float" office:value="2.56317165262852">
                <text:p>2.56317165262852</text:p>
              </table:table-cell>
              <table:table-cell office:value-type="float" office:value="2.98986794717887">
                <text:p>2.989867947178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">
                <text:p>-0.2</text:p>
              </table:table-cell>
              <table:table-cell office:value-type="float" office:value="2.5729640747555">
                <text:p>2.5729640747555</text:p>
              </table:table-cell>
              <table:table-cell office:value-type="float" office:value="2.99604240621702">
                <text:p>2.996042406217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">
                <text:p>-0.1</text:p>
              </table:table-cell>
              <table:table-cell office:value-type="float" office:value="2.58260701142746">
                <text:p>2.58260701142746</text:p>
              </table:table-cell>
              <table:table-cell office:value-type="float" office:value="3.00220443762879">
                <text:p>3.002204437628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.59250290585045">
                <text:p>2.59250290585045</text:p>
              </table:table-cell>
              <table:table-cell office:value-type="float" office:value="3.00847396768402">
                <text:p>3.008473967684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2.60234427976363">
                <text:p>2.60234427976363</text:p>
              </table:table-cell>
              <table:table-cell office:value-type="float" office:value="3.01465910993137">
                <text:p>3.014659109931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2.61228444099981">
                <text:p>2.61228444099981</text:p>
              </table:table-cell>
              <table:table-cell office:value-type="float" office:value="3.02092789908739">
                <text:p>3.020927899087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2.62248062015504">
                <text:p>2.62248062015504</text:p>
              </table:table-cell>
              <table:table-cell office:value-type="float" office:value="3.02720828659395">
                <text:p>3.02720828659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  <table:table-cell office:value-type="float" office:value="2.63252253125303">
                <text:p>2.63252253125303</text:p>
              </table:table-cell>
              <table:table-cell office:value-type="float" office:value="3.03350023843586">
                <text:p>3.03350023843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2.64266330684241">
                <text:p>2.64266330684241</text:p>
              </table:table-cell>
              <table:table-cell office:value-type="float" office:value="3.03980372073081">
                <text:p>3.039803720730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">
                <text:p>0.6</text:p>
              </table:table-cell>
              <table:table-cell office:value-type="float" office:value="2.65280604826985">
                <text:p>2.65280604826985</text:p>
              </table:table-cell>
              <table:table-cell office:value-type="float" office:value="3.04619119011923">
                <text:p>3.04619119011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2.66304769290423">
                <text:p>2.66304769290423</text:p>
              </table:table-cell>
              <table:table-cell office:value-type="float" office:value="3.05256651054421">
                <text:p>3.052566510544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2.67338826951042">
                <text:p>2.67338826951042</text:p>
              </table:table-cell>
              <table:table-cell office:value-type="float" office:value="3.05897722144367">
                <text:p>3.058977221443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2.68373085127012">
                <text:p>2.68373085127012</text:p>
              </table:table-cell>
              <table:table-cell office:value-type="float" office:value="3.06537576232173">
                <text:p>3.06537576232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.6940754387666">
                <text:p>2.6940754387666</text:p>
              </table:table-cell>
              <table:table-cell office:value-type="float" office:value="3.07180958251345">
                <text:p>3.07180958251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2.70451900698216">
                <text:p>2.70451900698216</text:p>
              </table:table-cell>
              <table:table-cell office:value-type="float" office:value="3.07830412126954">
                <text:p>3.07830412126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">
                <text:p>1.2</text:p>
              </table:table-cell>
              <table:table-cell office:value-type="float" office:value="2.71470131885182">
                <text:p>2.71470131885182</text:p>
              </table:table-cell>
              <table:table-cell office:value-type="float" office:value="3.08481033625973">
                <text:p>3.084810336259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">
                <text:p>1.3</text:p>
              </table:table-cell>
              <table:table-cell office:value-type="float" office:value="2.72524488410435">
                <text:p>2.72524488410435</text:p>
              </table:table-cell>
              <table:table-cell office:value-type="float" office:value="3.09132819518653">
                <text:p>3.09132819518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">
                <text:p>1.4</text:p>
              </table:table-cell>
              <table:table-cell office:value-type="float" office:value="2.73579049466537">
                <text:p>2.73579049466537</text:p>
              </table:table-cell>
              <table:table-cell office:value-type="float" office:value="3.09793083900227">
                <text:p>3.097930839002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2.74607177497575">
                <text:p>2.74607177497575</text:p>
              </table:table-cell>
              <table:table-cell office:value-type="float" office:value="3.10447197640118">
                <text:p>3.104471976401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">
                <text:p>1.6</text:p>
              </table:table-cell>
              <table:table-cell office:value-type="float" office:value="2.75671743137065">
                <text:p>2.75671743137065</text:p>
              </table:table-cell>
              <table:table-cell office:value-type="float" office:value="3.11109801240186">
                <text:p>3.111098012401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">
                <text:p>1.7</text:p>
              </table:table-cell>
              <table:table-cell office:value-type="float" office:value="2.76709671161121">
                <text:p>2.76709671161121</text:p>
              </table:table-cell>
              <table:table-cell office:value-type="float" office:value="3.11780918727915">
                <text:p>3.117809187279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">
                <text:p>1.8</text:p>
              </table:table-cell>
              <table:table-cell office:value-type="float" office:value="2.77774544043461">
                <text:p>2.77774544043461</text:p>
              </table:table-cell>
              <table:table-cell office:value-type="float" office:value="3.12445867068349">
                <text:p>3.124458670683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">
                <text:p>1.9</text:p>
              </table:table-cell>
              <table:table-cell office:value-type="float" office:value="2.78812572759022">
                <text:p>2.78812572759022</text:p>
              </table:table-cell>
              <table:table-cell office:value-type="float" office:value="3.13119341563786">
                <text:p>3.131193415637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2.79860302677532">
                <text:p>2.79860302677532</text:p>
              </table:table-cell>
              <table:table-cell office:value-type="float" office:value="3.13793994643109">
                <text:p>3.137939946431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">
                <text:p>2.1</text:p>
              </table:table-cell>
              <table:table-cell office:value-type="float" office:value="2.80925584554187">
                <text:p>2.80925584554187</text:p>
              </table:table-cell>
              <table:table-cell office:value-type="float" office:value="3.14469823235287">
                <text:p>3.144698232352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">
                <text:p>2.2</text:p>
              </table:table-cell>
              <table:table-cell office:value-type="float" office:value="2.81973416124964">
                <text:p>2.81973416124964</text:p>
              </table:table-cell>
              <table:table-cell office:value-type="float" office:value="3.15144478844169">
                <text:p>3.151444788441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">
                <text:p>2.3</text:p>
              </table:table-cell>
              <table:table-cell office:value-type="float" office:value="2.83021247695741">
                <text:p>2.83021247695741</text:p>
              </table:table-cell>
              <table:table-cell office:value-type="float" office:value="3.15830052493438">
                <text:p>3.158300524934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">
                <text:p>2.4</text:p>
              </table:table-cell>
              <table:table-cell office:value-type="float" office:value="2.84069079266518">
                <text:p>2.84069079266518</text:p>
              </table:table-cell>
              <table:table-cell office:value-type="float" office:value="3.16516811838531">
                <text:p>3.165168118385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">
                <text:p>2.5</text:p>
              </table:table-cell>
              <table:table-cell office:value-type="float" office:value="2.85126612981469">
                <text:p>2.85126612981469</text:p>
              </table:table-cell>
              <table:table-cell office:value-type="float" office:value="3.17202414373947">
                <text:p>3.172024143739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2.86174444552246">
                <text:p>2.86174444552246</text:p>
              </table:table-cell>
              <table:table-cell office:value-type="float" office:value="3.17898969120363">
                <text:p>3.17898969120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">
                <text:p>2.7</text:p>
              </table:table-cell>
              <table:table-cell office:value-type="float" office:value="2.87231978267197">
                <text:p>2.87231978267197</text:p>
              </table:table-cell>
              <table:table-cell office:value-type="float" office:value="3.18594385014248">
                <text:p>3.185943850142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8">
                <text:p>2.8</text:p>
              </table:table-cell>
              <table:table-cell office:value-type="float" office:value="2.8825184322856">
                <text:p>2.8825184322856</text:p>
              </table:table-cell>
              <table:table-cell office:value-type="float" office:value="3.19290998623072">
                <text:p>3.192909986230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">
                <text:p>2.9</text:p>
              </table:table-cell>
              <table:table-cell office:value-type="float" office:value="2.89309274350019">
                <text:p>2.89309274350019</text:p>
              </table:table-cell>
              <table:table-cell office:value-type="float" office:value="3.19988807014271">
                <text:p>3.199888070142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.90366705471478">
                <text:p>2.90366705471478</text:p>
              </table:table-cell>
              <table:table-cell office:value-type="float" office:value="3.20687807264848">
                <text:p>3.20687807264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">
                <text:p>3.1</text:p>
              </table:table-cell>
              <table:table-cell office:value-type="float" office:value="2.91414435389988">
                <text:p>2.91414435389988</text:p>
              </table:table-cell>
              <table:table-cell office:value-type="float" office:value="3.21395478779131">
                <text:p>3.21395478779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">
                <text:p>3.2</text:p>
              </table:table-cell>
              <table:table-cell office:value-type="float" office:value="2.92443495974391">
                <text:p>2.92443495974391</text:p>
              </table:table-cell>
              <table:table-cell office:value-type="float" office:value="3.22102030846535">
                <text:p>3.221020308465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">
                <text:p>3.3</text:p>
              </table:table-cell>
              <table:table-cell office:value-type="float" office:value="2.93500824522262">
                <text:p>2.93500824522262</text:p>
              </table:table-cell>
              <table:table-cell office:value-type="float" office:value="3.22809790567397">
                <text:p>3.228097905673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">
                <text:p>3.4</text:p>
              </table:table-cell>
              <table:table-cell office:value-type="float" office:value="2.94529582929195">
                <text:p>2.94529582929195</text:p>
              </table:table-cell>
              <table:table-cell office:value-type="float" office:value="3.23526269336182">
                <text:p>3.23526269336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  <table:table-cell office:value-type="float" office:value="2.95586808923375">
                <text:p>2.95586808923375</text:p>
              </table:table-cell>
              <table:table-cell office:value-type="float" office:value="3.24234125510583">
                <text:p>3.242341255105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">
                <text:p>3.6</text:p>
              </table:table-cell>
              <table:table-cell office:value-type="float" office:value="2.96615265250703">
                <text:p>2.96615265250703</text:p>
              </table:table-cell>
              <table:table-cell office:value-type="float" office:value="3.24953039122469">
                <text:p>3.24953039122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">
                <text:p>3.7</text:p>
              </table:table-cell>
              <table:table-cell office:value-type="float" office:value="2.97643522110163">
                <text:p>2.97643522110163</text:p>
              </table:table-cell>
              <table:table-cell office:value-type="float" office:value="3.25668535941048">
                <text:p>3.25668535941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">
                <text:p>3.8</text:p>
              </table:table-cell>
              <table:table-cell office:value-type="float" office:value="2.98700543056633">
                <text:p>2.98700543056633</text:p>
              </table:table-cell>
              <table:table-cell office:value-type="float" office:value="3.26387570333665">
                <text:p>3.263875703336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">
                <text:p>3.9</text:p>
              </table:table-cell>
              <table:table-cell office:value-type="float" office:value="2.99728498012218">
                <text:p>2.99728498012218</text:p>
              </table:table-cell>
              <table:table-cell office:value-type="float" office:value="3.27105506709857">
                <text:p>3.271055067098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3.00756253635835">
                <text:p>3.00756253635835</text:p>
              </table:table-cell>
              <table:table-cell office:value-type="float" office:value="3.27829926939795">
                <text:p>3.278299269397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">
                <text:p>4.1</text:p>
              </table:table-cell>
              <table:table-cell office:value-type="float" office:value="3.01783809985458">
                <text:p>3.01783809985458</text:p>
              </table:table-cell>
              <table:table-cell office:value-type="float" office:value="3.28555586359856">
                <text:p>3.285555863598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">
                <text:p>4.2</text:p>
              </table:table-cell>
              <table:table-cell office:value-type="float" office:value="3.02811167119038">
                <text:p>3.02811167119038</text:p>
              </table:table-cell>
              <table:table-cell office:value-type="float" office:value="3.29282482223659">
                <text:p>3.292824822236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">
                <text:p>4.3</text:p>
              </table:table-cell>
              <table:table-cell office:value-type="float" office:value="3.03838325094504">
                <text:p>3.03838325094504</text:p>
              </table:table-cell>
              <table:table-cell office:value-type="float" office:value="3.30008304881425">
                <text:p>3.30008304881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">
                <text:p>4.4</text:p>
              </table:table-cell>
              <table:table-cell office:value-type="float" office:value="3.04855592169025">
                <text:p>3.04855592169025</text:p>
              </table:table-cell>
              <table:table-cell office:value-type="float" office:value="3.30735361917935">
                <text:p>3.307353619179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">
                <text:p>4.5</text:p>
              </table:table-cell>
              <table:table-cell office:value-type="float" office:value="3.05882352941176">
                <text:p>3.05882352941176</text:p>
              </table:table-cell>
              <table:table-cell office:value-type="float" office:value="3.31468982515952">
                <text:p>3.314689825159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">
                <text:p>4.6</text:p>
              </table:table-cell>
              <table:table-cell office:value-type="float" office:value="3.06908914728682">
                <text:p>3.06908914728682</text:p>
              </table:table-cell>
              <table:table-cell office:value-type="float" office:value="3.32201556097786">
                <text:p>3.322015560977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">
                <text:p>4.7</text:p>
              </table:table-cell>
              <table:table-cell office:value-type="float" office:value="3.07895756636311">
                <text:p>3.07895756636311</text:p>
              </table:table-cell>
              <table:table-cell office:value-type="float" office:value="3.32927726917238">
                <text:p>3.329277269172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">
                <text:p>4.8</text:p>
              </table:table-cell>
              <table:table-cell office:value-type="float" office:value="3.08912137944396">
                <text:p>3.08912137944396</text:p>
              </table:table-cell>
              <table:table-cell office:value-type="float" office:value="3.33660498793242">
                <text:p>3.336604987932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">
                <text:p>4.9</text:p>
              </table:table-cell>
              <table:table-cell office:value-type="float" office:value="3.09928322355676">
                <text:p>3.09928322355676</text:p>
              </table:table-cell>
              <table:table-cell office:value-type="float" office:value="3.34402205122315">
                <text:p>3.34402205122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3.10914197172187">
                <text:p>3.10914197172187</text:p>
              </table:table-cell>
              <table:table-cell office:value-type="float" office:value="3.35135197172107">
                <text:p>3.351351971721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1">
                <text:p>5.1</text:p>
              </table:table-cell>
              <table:table-cell office:value-type="float" office:value="3.11929892514767">
                <text:p>3.11929892514767</text:p>
              </table:table-cell>
              <table:table-cell office:value-type="float" office:value="3.35874850903753">
                <text:p>3.358748509037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">
                <text:p>5.2</text:p>
              </table:table-cell>
              <table:table-cell office:value-type="float" office:value="3.12915093426276">
                <text:p>3.12915093426276</text:p>
              </table:table-cell>
              <table:table-cell office:value-type="float" office:value="3.36608063813693">
                <text:p>3.366080638136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">
                <text:p>5.3</text:p>
              </table:table-cell>
              <table:table-cell office:value-type="float" office:value="3.13920619554695">
                <text:p>3.13920619554695</text:p>
              </table:table-cell>
              <table:table-cell office:value-type="float" office:value="3.37347962526055">
                <text:p>3.37347962526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">
                <text:p>5.4</text:p>
              </table:table-cell>
              <table:table-cell office:value-type="float" office:value="3.14895470383275">
                <text:p>3.14895470383275</text:p>
              </table:table-cell>
              <table:table-cell office:value-type="float" office:value="3.38086845056882">
                <text:p>3.380868450568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">
                <text:p>5.5</text:p>
              </table:table-cell>
              <table:table-cell office:value-type="float" office:value="3.15869943874589">
                <text:p>3.15869943874589</text:p>
              </table:table-cell>
              <table:table-cell office:value-type="float" office:value="3.38824713498182">
                <text:p>3.38824713498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">
                <text:p>5.6</text:p>
              </table:table-cell>
              <table:table-cell office:value-type="float" office:value="3.16865021770682">
                <text:p>3.16865021770682</text:p>
              </table:table-cell>
              <table:table-cell office:value-type="float" office:value="3.39571617976501">
                <text:p>3.395716179765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">
                <text:p>5.7</text:p>
              </table:table-cell>
              <table:table-cell office:value-type="float" office:value="3.17838831382413">
                <text:p>3.17838831382413</text:p>
              </table:table-cell>
              <table:table-cell office:value-type="float" office:value="3.40307474415205">
                <text:p>3.403074744152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">
                <text:p>5.8</text:p>
              </table:table-cell>
              <table:table-cell office:value-type="float" office:value="3.18792920011606">
                <text:p>3.18792920011606</text:p>
              </table:table-cell>
              <table:table-cell office:value-type="float" office:value="3.41052391279534">
                <text:p>3.410523912795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">
                <text:p>5.9</text:p>
              </table:table-cell>
              <table:table-cell office:value-type="float" office:value="3.19756309834639">
                <text:p>3.19756309834639</text:p>
              </table:table-cell>
              <table:table-cell office:value-type="float" office:value="3.41790806433215">
                <text:p>3.417908064332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3.20709658706371">
                <text:p>3.20709658706371</text:p>
              </table:table-cell>
              <table:table-cell office:value-type="float" office:value="3.42533740652927">
                <text:p>3.425337406529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">
                <text:p>6.1</text:p>
              </table:table-cell>
              <table:table-cell office:value-type="float" office:value="3.21652972450459">
                <text:p>3.21652972450459</text:p>
              </table:table-cell>
              <table:table-cell office:value-type="float" office:value="3.43275693162919">
                <text:p>3.432756931629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">
                <text:p>6.2</text:p>
              </table:table-cell>
              <table:table-cell office:value-type="float" office:value="3.22595921523147">
                <text:p>3.22595921523147</text:p>
              </table:table-cell>
              <table:table-cell office:value-type="float" office:value="3.44018942671099">
                <text:p>3.440189426710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">
                <text:p>6.3</text:p>
              </table:table-cell>
              <table:table-cell office:value-type="float" office:value="3.23528843366509">
                <text:p>3.23528843366509</text:p>
              </table:table-cell>
              <table:table-cell office:value-type="float" office:value="3.44766780432309">
                <text:p>3.447667804323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">
                <text:p>6.4</text:p>
              </table:table-cell>
              <table:table-cell office:value-type="float" office:value="3.24461404695199">
                <text:p>3.24461404695199</text:p>
              </table:table-cell>
              <table:table-cell office:value-type="float" office:value="3.45508083403443">
                <text:p>3.45508083403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">
                <text:p>6.5</text:p>
              </table:table-cell>
              <table:table-cell office:value-type="float" office:value="3.25383946682121">
                <text:p>3.25383946682121</text:p>
              </table:table-cell>
              <table:table-cell office:value-type="float" office:value="3.46248409380113">
                <text:p>3.462484093801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3.26306132303235">
                <text:p>3.26306132303235</text:p>
              </table:table-cell>
              <table:table-cell office:value-type="float" office:value="3.46993369061677">
                <text:p>3.46993369061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">
                <text:p>6.7</text:p>
              </table:table-cell>
              <table:table-cell office:value-type="float" office:value="3.27186715582159">
                <text:p>3.27186715582159</text:p>
              </table:table-cell>
              <table:table-cell office:value-type="float" office:value="3.47739651416122">
                <text:p>3.477396514161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">
                <text:p>6.8</text:p>
              </table:table-cell>
              <table:table-cell office:value-type="float" office:value="3.28098455598456">
                <text:p>3.28098455598456</text:p>
              </table:table-cell>
              <table:table-cell office:value-type="float" office:value="3.48484985938492">
                <text:p>3.484849859384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">
                <text:p>6.9</text:p>
              </table:table-cell>
              <table:table-cell office:value-type="float" office:value="3.29000193012932">
                <text:p>3.29000193012932</text:p>
              </table:table-cell>
              <table:table-cell office:value-type="float" office:value="3.4921919267469">
                <text:p>3.49219192674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3.29860106126387">
                <text:p>3.29860106126387</text:p>
              </table:table-cell>
              <table:table-cell office:value-type="float" office:value="3.49970553592462">
                <text:p>3.499705535924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">
                <text:p>7.1</text:p>
              </table:table-cell>
              <table:table-cell office:value-type="float" office:value="3.30751422783833">
                <text:p>3.30751422783833</text:p>
              </table:table-cell>
              <table:table-cell office:value-type="float" office:value="3.50710793190873">
                <text:p>3.507107931908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2">
                <text:p>7.2</text:p>
              </table:table-cell>
              <table:table-cell office:value-type="float" office:value="3.31600771456123">
                <text:p>3.31600771456123</text:p>
              </table:table-cell>
              <table:table-cell office:value-type="float" office:value="3.51452357252737">
                <text:p>3.514523572527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">
                <text:p>7.3</text:p>
              </table:table-cell>
              <table:table-cell office:value-type="float" office:value="3.32481681450058">
                <text:p>3.32481681450058</text:p>
              </table:table-cell>
              <table:table-cell office:value-type="float" office:value="3.52190721649485">
                <text:p>3.521907216494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">
                <text:p>7.4</text:p>
              </table:table-cell>
              <table:table-cell office:value-type="float" office:value="3.33320481927711">
                <text:p>3.33320481927711</text:p>
              </table:table-cell>
              <table:table-cell office:value-type="float" office:value="3.52936125985675">
                <text:p>3.529361259856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3.34181362628891">
                <text:p>3.34181362628891</text:p>
              </table:table-cell>
              <table:table-cell office:value-type="float" office:value="3.53672635310588">
                <text:p>3.536726353105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6">
                <text:p>7.6</text:p>
              </table:table-cell>
              <table:table-cell office:value-type="float" office:value="3.35009633911368">
                <text:p>3.35009633911368</text:p>
              </table:table-cell>
              <table:table-cell office:value-type="float" office:value="3.5441621158099">
                <text:p>3.54416211580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">
                <text:p>7.7</text:p>
              </table:table-cell>
              <table:table-cell office:value-type="float" office:value="3.35827795434845">
                <text:p>3.35827795434845</text:p>
              </table:table-cell>
              <table:table-cell office:value-type="float" office:value="3.55148617563484">
                <text:p>3.551486175634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">
                <text:p>7.8</text:p>
              </table:table-cell>
              <table:table-cell office:value-type="float" office:value="3.36645484305796">
                <text:p>3.36645484305796</text:p>
              </table:table-cell>
              <table:table-cell office:value-type="float" office:value="3.55890373909712">
                <text:p>3.558903739097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">
                <text:p>7.9</text:p>
              </table:table-cell>
              <table:table-cell office:value-type="float" office:value="3.37485560261841">
                <text:p>3.37485560261841</text:p>
              </table:table-cell>
              <table:table-cell office:value-type="float" office:value="3.56628975583386">
                <text:p>3.566289755833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3.3829275334424">
                <text:p>3.3829275334424</text:p>
              </table:table-cell>
              <table:table-cell office:value-type="float" office:value="3.57364428336672">
                <text:p>3.573644283366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">
                <text:p>8.1</text:p>
              </table:table-cell>
              <table:table-cell office:value-type="float" office:value="3.39099480469502">
                <text:p>3.39099480469502</text:p>
              </table:table-cell>
              <table:table-cell office:value-type="float" office:value="3.58101237345332">
                <text:p>3.58101237345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">
                <text:p>8.2</text:p>
              </table:table-cell>
              <table:table-cell office:value-type="float" office:value="3.39905742040973">
                <text:p>3.39905742040973</text:p>
              </table:table-cell>
              <table:table-cell office:value-type="float" office:value="3.58826835739017">
                <text:p>3.588268357390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3">
                <text:p>8.3</text:p>
              </table:table-cell>
              <table:table-cell office:value-type="float" office:value="3.40701923076923">
                <text:p>3.40701923076923</text:p>
              </table:table-cell>
              <table:table-cell office:value-type="float" office:value="3.59559600044939">
                <text:p>3.595596000449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">
                <text:p>8.4</text:p>
              </table:table-cell>
              <table:table-cell office:value-type="float" office:value="3.41497644910122">
                <text:p>3.41497644910122</text:p>
              </table:table-cell>
              <table:table-cell office:value-type="float" office:value="3.60297320967416">
                <text:p>3.60297320967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">
                <text:p>8.5</text:p>
              </table:table-cell>
              <table:table-cell office:value-type="float" office:value="3.42292907937728">
                <text:p>3.42292907937728</text:p>
              </table:table-cell>
              <table:table-cell office:value-type="float" office:value="3.61026078369765">
                <text:p>3.610260783697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">
                <text:p>8.6</text:p>
              </table:table-cell>
              <table:table-cell office:value-type="float" office:value="3.43087712556442">
                <text:p>3.43087712556442</text:p>
              </table:table-cell>
              <table:table-cell office:value-type="float" office:value="3.61753953123248">
                <text:p>3.61753953123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7">
                <text:p>8.7</text:p>
              </table:table-cell>
              <table:table-cell office:value-type="float" office:value="3.43882059162505">
                <text:p>3.43882059162505</text:p>
              </table:table-cell>
              <table:table-cell office:value-type="float" office:value="3.6247870528109">
                <text:p>3.62478705281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3.44642857142857">
                <text:p>3.44642857142857</text:p>
              </table:table-cell>
              <table:table-cell office:value-type="float" office:value="3.63202580702973">
                <text:p>3.632025807029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3.45445820136289">
                <text:p>3.45445820136289</text:p>
              </table:table-cell>
              <table:table-cell office:value-type="float" office:value="3.63923342139435">
                <text:p>3.639233421394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3.4624832085972">
                <text:p>3.4624832085972</text:p>
              </table:table-cell>
              <table:table-cell office:value-type="float" office:value="3.64643232721008">
                <text:p>3.646432327210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1">
                <text:p>9.1</text:p>
              </table:table-cell>
              <table:table-cell office:value-type="float" office:value="3.4705035971223">
                <text:p>3.4705035971223</text:p>
              </table:table-cell>
              <table:table-cell office:value-type="float" office:value="3.65368188018516">
                <text:p>3.653681880185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2">
                <text:p>9.2</text:p>
              </table:table-cell>
              <table:table-cell office:value-type="float" office:value="3.47828171445009">
                <text:p>3.47828171445009</text:p>
              </table:table-cell>
              <table:table-cell office:value-type="float" office:value="3.66084119250883">
                <text:p>3.660841192508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3">
                <text:p>9.3</text:p>
              </table:table-cell>
              <table:table-cell office:value-type="float" office:value="3.48638803680982">
                <text:p>3.48638803680982</text:p>
              </table:table-cell>
              <table:table-cell office:value-type="float" office:value="3.66796953521095">
                <text:p>3.667969535210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4">
                <text:p>9.4</text:p>
              </table:table-cell>
              <table:table-cell office:value-type="float" office:value="3.49448969813129">
                <text:p>3.49448969813129</text:p>
              </table:table-cell>
              <table:table-cell office:value-type="float" office:value="3.67506696428571">
                <text:p>3.675066964285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">
                <text:p>9.5</text:p>
              </table:table-cell>
              <table:table-cell office:value-type="float" office:value="3.50234696810039">
                <text:p>3.50234696810039</text:p>
              </table:table-cell>
              <table:table-cell office:value-type="float" office:value="3.68215584357642">
                <text:p>3.682155843576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6">
                <text:p>9.6</text:p>
              </table:table-cell>
              <table:table-cell office:value-type="float" office:value="3.5105343803869">
                <text:p>3.5105343803869</text:p>
              </table:table-cell>
              <table:table-cell office:value-type="float" office:value="3.68931844023811">
                <text:p>3.689318440238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">
                <text:p>9.7</text:p>
              </table:table-cell>
              <table:table-cell office:value-type="float" office:value="3.51847597166379">
                <text:p>3.51847597166379</text:p>
              </table:table-cell>
              <table:table-cell office:value-type="float" office:value="3.69634581105169">
                <text:p>3.696345811051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">
                <text:p>9.8</text:p>
              </table:table-cell>
              <table:table-cell office:value-type="float" office:value="3.52665326825534">
                <text:p>3.52665326825534</text:p>
              </table:table-cell>
              <table:table-cell office:value-type="float" office:value="3.70336473155633">
                <text:p>3.703364731556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">
                <text:p>9.9</text:p>
              </table:table-cell>
              <table:table-cell office:value-type="float" office:value="3.53467903951019">
                <text:p>3.53467903951019</text:p>
              </table:table-cell>
              <table:table-cell office:value-type="float" office:value="3.71035296212222">
                <text:p>3.71035296212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3.54260304102515">
                <text:p>3.54260304102515</text:p>
              </table:table-cell>
              <table:table-cell office:value-type="float" office:value="3.71731055803919">
                <text:p>3.717310558039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1">
                <text:p>10.1</text:p>
              </table:table-cell>
              <table:table-cell office:value-type="float" office:value="3.5508604206501">
                <text:p>3.5508604206501</text:p>
              </table:table-cell>
              <table:table-cell office:value-type="float" office:value="3.72417702104959">
                <text:p>3.724177021049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">
                <text:p>10.2</text:p>
              </table:table-cell>
              <table:table-cell office:value-type="float" office:value="3.55886850152905">
                <text:p>3.55886850152905</text:p>
              </table:table-cell>
              <table:table-cell office:value-type="float" office:value="3.73109561044962">
                <text:p>3.731095610449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3">
                <text:p>10.3</text:p>
              </table:table-cell>
              <table:table-cell office:value-type="float" office:value="3.56687046236148">
                <text:p>3.56687046236148</text:p>
              </table:table-cell>
              <table:table-cell office:value-type="float" office:value="3.73798370446018">
                <text:p>3.737983704460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4">
                <text:p>10.4</text:p>
              </table:table-cell>
              <table:table-cell office:value-type="float" office:value="3.57520771655047">
                <text:p>3.57520771655047</text:p>
              </table:table-cell>
              <table:table-cell office:value-type="float" office:value="3.74475827028466">
                <text:p>3.744758270284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5">
                <text:p>10.5</text:p>
              </table:table-cell>
              <table:table-cell office:value-type="float" office:value="3.58319809069212">
                <text:p>3.58319809069212</text:p>
              </table:table-cell>
              <table:table-cell office:value-type="float" office:value="3.75158543616125">
                <text:p>3.75158543616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6">
                <text:p>10.6</text:p>
              </table:table-cell>
              <table:table-cell office:value-type="float" office:value="3.59118236472946">
                <text:p>3.59118236472946</text:p>
              </table:table-cell>
              <table:table-cell office:value-type="float" office:value="3.75829898506404">
                <text:p>3.758298985064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7">
                <text:p>10.7</text:p>
              </table:table-cell>
              <table:table-cell office:value-type="float" office:value="3.59925593818563">
                <text:p>3.59925593818563</text:p>
              </table:table-cell>
              <table:table-cell office:value-type="float" office:value="3.76498206138991">
                <text:p>3.76498206138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8">
                <text:p>10.8</text:p>
              </table:table-cell>
              <table:table-cell office:value-type="float" office:value="3.60722799656718">
                <text:p>3.60722799656718</text:p>
              </table:table-cell>
              <table:table-cell office:value-type="float" office:value="3.77165685449958">
                <text:p>3.771656854499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9">
                <text:p>10.9</text:p>
              </table:table-cell>
              <table:table-cell office:value-type="float" office:value="3.61563393708294">
                <text:p>3.61563393708294</text:p>
              </table:table-cell>
              <table:table-cell office:value-type="float" office:value="3.7781955718741">
                <text:p>3.77819557187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3.62359443491519">
                <text:p>3.62359443491519</text:p>
              </table:table-cell>
              <table:table-cell office:value-type="float" office:value="3.78478746214549">
                <text:p>3.784787462145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1">
                <text:p>11.1</text:p>
              </table:table-cell>
              <table:table-cell office:value-type="float" office:value="3.63154886645075">
                <text:p>3.63154886645075</text:p>
              </table:table-cell>
              <table:table-cell office:value-type="float" office:value="3.79126535300875">
                <text:p>3.79126535300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2">
                <text:p>11.2</text:p>
              </table:table-cell>
              <table:table-cell office:value-type="float" office:value="3.63959245857932">
                <text:p>3.63959245857932</text:p>
              </table:table-cell>
              <table:table-cell office:value-type="float" office:value="3.79771287281718">
                <text:p>3.797712872817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3">
                <text:p>11.3</text:p>
              </table:table-cell>
              <table:table-cell office:value-type="float" office:value="3.64753474205216">
                <text:p>3.64753474205216</text:p>
              </table:table-cell>
              <table:table-cell office:value-type="float" office:value="3.80404615350674">
                <text:p>3.804046153506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4">
                <text:p>11.4</text:p>
              </table:table-cell>
              <table:table-cell office:value-type="float" office:value="3.65547098001903">
                <text:p>3.65547098001903</text:p>
              </table:table-cell>
              <table:table-cell office:value-type="float" office:value="3.81032696165972">
                <text:p>3.810326961659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5">
                <text:p>11.5</text:p>
              </table:table-cell>
              <table:table-cell office:value-type="float" office:value="3.66349629066007">
                <text:p>3.66349629066007</text:p>
              </table:table-cell>
              <table:table-cell office:value-type="float" office:value="3.81659946680768">
                <text:p>3.816599466807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6">
                <text:p>11.6</text:p>
              </table:table-cell>
              <table:table-cell office:value-type="float" office:value="3.67142042213349">
                <text:p>3.67142042213349</text:p>
              </table:table-cell>
              <table:table-cell office:value-type="float" office:value="3.82273547932538">
                <text:p>3.822735479325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7">
                <text:p>11.7</text:p>
              </table:table-cell>
              <table:table-cell office:value-type="float" office:value="3.67933852879681">
                <text:p>3.67933852879681</text:p>
              </table:table-cell>
              <table:table-cell office:value-type="float" office:value="3.82884111861647">
                <text:p>3.828841118616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8">
                <text:p>11.8</text:p>
              </table:table-cell>
              <table:table-cell office:value-type="float" office:value="3.68725061751853">
                <text:p>3.68725061751853</text:p>
              </table:table-cell>
              <table:table-cell office:value-type="float" office:value="3.83481014049823">
                <text:p>3.834810140498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9">
                <text:p>11.9</text:p>
              </table:table-cell>
              <table:table-cell office:value-type="float" office:value="3.69471085367012">
                <text:p>3.69471085367012</text:p>
              </table:table-cell>
              <table:table-cell office:value-type="float" office:value="3.840748797047">
                <text:p>3.8407487970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">
                <text:p>12</text:p>
              </table:table-cell>
              <table:table-cell office:value-type="float" office:value="3.70261034646417">
                <text:p>3.70261034646417</text:p>
              </table:table-cell>
              <table:table-cell office:value-type="float" office:value="3.84657269573618">
                <text:p>3.846572695736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1">
                <text:p>12.1</text:p>
              </table:table-cell>
              <table:table-cell office:value-type="float" office:value="3.71040895720657">
                <text:p>3.71040895720657</text:p>
              </table:table-cell>
              <table:table-cell office:value-type="float" office:value="3.85225976305397">
                <text:p>3.85225976305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2">
                <text:p>12.2</text:p>
              </table:table-cell>
              <table:table-cell office:value-type="float" office:value="3.71820165038414">
                <text:p>3.71820165038414</text:p>
              </table:table-cell>
              <table:table-cell office:value-type="float" office:value="3.85791642916648">
                <text:p>3.857916429166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3">
                <text:p>12.3</text:p>
              </table:table-cell>
              <table:table-cell office:value-type="float" office:value="3.72589361903859">
                <text:p>3.72589361903859</text:p>
              </table:table-cell>
              <table:table-cell office:value-type="float" office:value="3.86343621985148">
                <text:p>3.863436219851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4">
                <text:p>12.4</text:p>
              </table:table-cell>
              <table:table-cell office:value-type="float" office:value="3.73357975547341">
                <text:p>3.73357975547341</text:p>
              </table:table-cell>
              <table:table-cell office:value-type="float" office:value="3.86890377375011">
                <text:p>3.868903773750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5">
                <text:p>12.5</text:p>
              </table:table-cell>
              <table:table-cell office:value-type="float" office:value="3.74090564607806">
                <text:p>3.74090564607806</text:p>
              </table:table-cell>
              <table:table-cell office:value-type="float" office:value="3.87417160604536">
                <text:p>3.874171606045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">
                <text:p>12.6</text:p>
              </table:table-cell>
              <table:table-cell office:value-type="float" office:value="3.74848484848485">
                <text:p>3.74848484848485</text:p>
              </table:table-cell>
              <table:table-cell office:value-type="float" office:value="3.87947199335621">
                <text:p>3.879471993356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7">
                <text:p>12.7</text:p>
              </table:table-cell>
              <table:table-cell office:value-type="float" office:value="3.75596365013253">
                <text:p>3.75596365013253</text:p>
              </table:table-cell>
              <table:table-cell office:value-type="float" office:value="3.8845725515886">
                <text:p>3.88457255158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8">
                <text:p>12.8</text:p>
              </table:table-cell>
              <table:table-cell office:value-type="float" office:value="3.7633421650265">
                <text:p>3.7633421650265</text:p>
              </table:table-cell>
              <table:table-cell office:value-type="float" office:value="3.88959919708507">
                <text:p>3.889599197085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9">
                <text:p>12.9</text:p>
              </table:table-cell>
              <table:table-cell office:value-type="float" office:value="3.77035846022889">
                <text:p>3.77035846022889</text:p>
              </table:table-cell>
              <table:table-cell office:value-type="float" office:value="3.89442591502627">
                <text:p>3.894425915026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3.7776307081403">
                <text:p>3.7776307081403</text:p>
              </table:table-cell>
              <table:table-cell office:value-type="float" office:value="3.89928558982401">
                <text:p>3.899285589824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1">
                <text:p>13.1</text:p>
              </table:table-cell>
              <table:table-cell office:value-type="float" office:value="3.7848029486816">
                <text:p>3.7848029486816</text:p>
              </table:table-cell>
              <table:table-cell office:value-type="float" office:value="3.90392357408657">
                <text:p>3.903923574086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2">
                <text:p>13.2</text:p>
              </table:table-cell>
              <table:table-cell office:value-type="float" office:value="3.79161156244096">
                <text:p>3.79161156244096</text:p>
              </table:table-cell>
              <table:table-cell office:value-type="float" office:value="3.90850980562682">
                <text:p>3.908509805626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3">
                <text:p>13.3</text:p>
              </table:table-cell>
              <table:table-cell office:value-type="float" office:value="3.79877242681775">
                <text:p>3.79877242681775</text:p>
              </table:table-cell>
              <table:table-cell office:value-type="float" office:value="3.91295942306021">
                <text:p>3.91295942306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4">
                <text:p>13.4</text:p>
              </table:table-cell>
              <table:table-cell office:value-type="float" office:value="3.80547428032091">
                <text:p>3.80547428032091</text:p>
              </table:table-cell>
              <table:table-cell office:value-type="float" office:value="3.91727251025413">
                <text:p>3.917272510254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5">
                <text:p>13.5</text:p>
              </table:table-cell>
              <table:table-cell office:value-type="float" office:value="3.81271818096047">
                <text:p>3.81271818096047</text:p>
              </table:table-cell>
              <table:table-cell office:value-type="float" office:value="3.92151251029877">
                <text:p>3.921512510298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6">
                <text:p>13.6</text:p>
              </table:table-cell>
              <table:table-cell office:value-type="float" office:value="3.81995661605206">
                <text:p>3.81995661605206</text:p>
              </table:table-cell>
              <table:table-cell office:value-type="float" office:value="3.92570128885519">
                <text:p>3.925701288855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">
                <text:p>13.7</text:p>
              </table:table-cell>
              <table:table-cell office:value-type="float" office:value="3.82692307692308">
                <text:p>3.82692307692308</text:p>
              </table:table-cell>
              <table:table-cell office:value-type="float" office:value="3.92975394403688">
                <text:p>3.92975394403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">
                <text:p>13.8</text:p>
              </table:table-cell>
              <table:table-cell office:value-type="float" office:value="3.8344327176781">
                <text:p>3.8344327176781</text:p>
              </table:table-cell>
              <table:table-cell office:value-type="float" office:value="3.93375564828227">
                <text:p>3.933755648282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">
                <text:p>13.9</text:p>
              </table:table-cell>
              <table:table-cell office:value-type="float" office:value="3.8416690213808">
                <text:p>3.8416690213808</text:p>
              </table:table-cell>
              <table:table-cell office:value-type="float" office:value="3.93777000172801">
                <text:p>3.937770001728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">
                <text:p>14</text:p>
              </table:table-cell>
              <table:table-cell office:value-type="float" office:value="3.84954335749929">
                <text:p>3.84954335749929</text:p>
              </table:table-cell>
              <table:table-cell office:value-type="float" office:value="3.9417337447938">
                <text:p>3.94173374479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1">
                <text:p>14.1</text:p>
              </table:table-cell>
              <table:table-cell office:value-type="float" office:value="3.85733107472238">
                <text:p>3.85733107472238</text:p>
              </table:table-cell>
              <table:table-cell office:value-type="float" office:value="3.94562545815187">
                <text:p>3.945625458151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2">
                <text:p>14.2</text:p>
              </table:table-cell>
              <table:table-cell office:value-type="float" office:value="3.8656632173095">
                <text:p>3.8656632173095</text:p>
              </table:table-cell>
              <table:table-cell office:value-type="float" office:value="3.94961549232062">
                <text:p>3.949615492320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3">
                <text:p>14.3</text:p>
              </table:table-cell>
              <table:table-cell office:value-type="float" office:value="3.87381288199342">
                <text:p>3.87381288199342</text:p>
              </table:table-cell>
              <table:table-cell office:value-type="float" office:value="3.95370410227713">
                <text:p>3.953704102277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4">
                <text:p>14.4</text:p>
              </table:table-cell>
              <table:table-cell office:value-type="float" office:value="3.88223684210526">
                <text:p>3.88223684210526</text:p>
              </table:table-cell>
              <table:table-cell office:value-type="float" office:value="3.95782795698925">
                <text:p>3.957827956989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5">
                <text:p>14.5</text:p>
              </table:table-cell>
              <table:table-cell office:value-type="float" office:value="3.89120631341601">
                <text:p>3.89120631341601</text:p>
              </table:table-cell>
              <table:table-cell office:value-type="float" office:value="3.96205088533608">
                <text:p>3.962050885336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6">
                <text:p>14.6</text:p>
              </table:table-cell>
              <table:table-cell office:value-type="float" office:value="3.8999906094469">
                <text:p>3.8999906094469</text:p>
              </table:table-cell>
              <table:table-cell office:value-type="float" office:value="3.96645837359617">
                <text:p>3.966458373596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7">
                <text:p>14.7</text:p>
              </table:table-cell>
              <table:table-cell office:value-type="float" office:value="3.90904824479069">
                <text:p>3.90904824479069</text:p>
              </table:table-cell>
              <table:table-cell office:value-type="float" office:value="3.97098712446352">
                <text:p>3.970987124463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8">
                <text:p>14.8</text:p>
              </table:table-cell>
              <table:table-cell office:value-type="float" office:value="3.9185588290486">
                <text:p>3.9185588290486</text:p>
              </table:table-cell>
              <table:table-cell office:value-type="float" office:value="3.97567984901776">
                <text:p>3.975679849017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9">
                <text:p>14.9</text:p>
              </table:table-cell>
              <table:table-cell office:value-type="float" office:value="3.92778767701397">
                <text:p>3.92778767701397</text:p>
              </table:table-cell>
              <table:table-cell office:value-type="float" office:value="3.98049470570583">
                <text:p>3.980494705705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3.93728908886389">
                <text:p>3.93728908886389</text:p>
              </table:table-cell>
              <table:table-cell office:value-type="float" office:value="3.98549606872764">
                <text:p>3.98549606872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1">
                <text:p>15.1</text:p>
              </table:table-cell>
              <table:table-cell office:value-type="float" office:value="3.94678159842593">
                <text:p>3.94678159842593</text:p>
              </table:table-cell>
              <table:table-cell office:value-type="float" office:value="3.9905991691293">
                <text:p>3.9905991691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2">
                <text:p>15.2</text:p>
              </table:table-cell>
              <table:table-cell office:value-type="float" office:value="3.95682307764353">
                <text:p>3.95682307764353</text:p>
              </table:table-cell>
              <table:table-cell office:value-type="float" office:value="3.99582593060342">
                <text:p>3.995825930603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3">
                <text:p>15.3</text:p>
              </table:table-cell>
              <table:table-cell office:value-type="float" office:value="3.96657929226737">
                <text:p>3.96657929226737</text:p>
              </table:table-cell>
              <table:table-cell office:value-type="float" office:value="4.0012196948623">
                <text:p>4.00121969486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4">
                <text:p>15.4</text:p>
              </table:table-cell>
              <table:table-cell office:value-type="float" office:value="3.97641994947132">
                <text:p>3.97641994947132</text:p>
              </table:table-cell>
              <table:table-cell office:value-type="float" office:value="4.00665269102421">
                <text:p>4.006652691024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5">
                <text:p>15.5</text:p>
              </table:table-cell>
              <table:table-cell office:value-type="float" office:value="3.98625140291807">
                <text:p>3.98625140291807</text:p>
              </table:table-cell>
              <table:table-cell office:value-type="float" office:value="4.01218964521717">
                <text:p>4.012189645217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6">
                <text:p>15.6</text:p>
              </table:table-cell>
              <table:table-cell office:value-type="float" office:value="3.99616714966813">
                <text:p>3.99616714966813</text:p>
              </table:table-cell>
              <table:table-cell office:value-type="float" office:value="4.01774528039681">
                <text:p>4.017745280396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7">
                <text:p>15.7</text:p>
              </table:table-cell>
              <table:table-cell office:value-type="float" office:value="4.00607363109699">
                <text:p>4.00607363109699</text:p>
              </table:table-cell>
              <table:table-cell office:value-type="float" office:value="4.02331993844049">
                <text:p>4.023319938440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8">
                <text:p>15.8</text:p>
              </table:table-cell>
              <table:table-cell office:value-type="float" office:value="4.01606425702811">
                <text:p>4.01606425702811</text:p>
              </table:table-cell>
              <table:table-cell office:value-type="float" office:value="4.02902143483">
                <text:p>4.029021434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9">
                <text:p>15.9</text:p>
              </table:table-cell>
              <table:table-cell office:value-type="float" office:value="4.02595220313667">
                <text:p>4.02595220313667</text:p>
              </table:table-cell>
              <table:table-cell office:value-type="float" office:value="4.03463527199692">
                <text:p>4.034635271996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">
                <text:p>16</text:p>
              </table:table-cell>
              <table:table-cell office:value-type="float" office:value="4.03592423252776">
                <text:p>4.03592423252776</text:p>
              </table:table-cell>
              <table:table-cell office:value-type="float" office:value="4.04029053621021">
                <text:p>4.040290536210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1">
                <text:p>16.1</text:p>
              </table:table-cell>
              <table:table-cell office:value-type="float" office:value="4.04626434101297">
                <text:p>4.04626434101297</text:p>
              </table:table-cell>
              <table:table-cell office:value-type="float" office:value="4.04596620885576">
                <text:p>4.045966208855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2">
                <text:p>16.2</text:p>
              </table:table-cell>
              <table:table-cell office:value-type="float" office:value="4.05574718001305">
                <text:p>4.05574718001305</text:p>
              </table:table-cell>
              <table:table-cell office:value-type="float" office:value="4.05166264442688">
                <text:p>4.051662644426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3">
                <text:p>16.3</text:p>
              </table:table-cell>
              <table:table-cell office:value-type="float" office:value="4.06559821095788">
                <text:p>4.06559821095788</text:p>
              </table:table-cell>
              <table:table-cell office:value-type="float" office:value="4.05729355741101">
                <text:p>4.057293557411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4">
                <text:p>16.4</text:p>
              </table:table-cell>
              <table:table-cell office:value-type="float" office:value="4.07544006705784">
                <text:p>4.07544006705784</text:p>
              </table:table-cell>
              <table:table-cell office:value-type="float" office:value="4.06296707520178">
                <text:p>4.062967075201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5">
                <text:p>16.5</text:p>
              </table:table-cell>
              <table:table-cell office:value-type="float" office:value="4.08527276112456">
                <text:p>4.08527276112456</text:p>
              </table:table-cell>
              <table:table-cell office:value-type="float" office:value="4.06857533252204">
                <text:p>4.068575332522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6">
                <text:p>16.6</text:p>
              </table:table-cell>
              <table:table-cell office:value-type="float" office:value="4.09500325672281">
                <text:p>4.09500325672281</text:p>
              </table:table-cell>
              <table:table-cell office:value-type="float" office:value="4.07420532416797">
                <text:p>4.074205324167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7">
                <text:p>16.7</text:p>
              </table:table-cell>
              <table:table-cell office:value-type="float" office:value="4.10472470238095">
                <text:p>4.10472470238095</text:p>
              </table:table-cell>
              <table:table-cell office:value-type="float" office:value="4.07985740511463">
                <text:p>4.079857405114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8">
                <text:p>16.8</text:p>
              </table:table-cell>
              <table:table-cell office:value-type="float" office:value="4.11434414799665">
                <text:p>4.11434414799665</text:p>
              </table:table-cell>
              <table:table-cell office:value-type="float" office:value="4.08535752401281">
                <text:p>4.085357524012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9">
                <text:p>16.9</text:p>
              </table:table-cell>
              <table:table-cell office:value-type="float" office:value="4.12395465526854">
                <text:p>4.12395465526854</text:p>
              </table:table-cell>
              <table:table-cell office:value-type="float" office:value="4.09090132969074">
                <text:p>4.090901329690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">
                <text:p>17</text:p>
              </table:table-cell>
              <table:table-cell office:value-type="float" office:value="4.13346336026748">
                <text:p>4.13346336026748</text:p>
              </table:table-cell>
              <table:table-cell office:value-type="float" office:value="4.09638039952194">
                <text:p>4.096380399521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1">
                <text:p>17.1</text:p>
              </table:table-cell>
              <table:table-cell office:value-type="float" office:value="4.14296323802451">
                <text:p>4.14296323802451</text:p>
              </table:table-cell>
              <table:table-cell office:value-type="float" office:value="4.10188228264117">
                <text:p>4.101882282641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2">
                <text:p>17.2</text:p>
              </table:table-cell>
              <table:table-cell office:value-type="float" office:value="4.15197624791241">
                <text:p>4.15197624791241</text:p>
              </table:table-cell>
              <table:table-cell office:value-type="float" office:value="4.10725336633875">
                <text:p>4.10725336633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3">
                <text:p>17.3</text:p>
              </table:table-cell>
              <table:table-cell office:value-type="float" office:value="4.16127237318001">
                <text:p>4.16127237318001</text:p>
              </table:table-cell>
              <table:table-cell office:value-type="float" office:value="4.11262616563173">
                <text:p>4.112626165631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4">
                <text:p>17.4</text:p>
              </table:table-cell>
              <table:table-cell office:value-type="float" office:value="4.17055988134965">
                <text:p>4.17055988134965</text:p>
              </table:table-cell>
              <table:table-cell office:value-type="float" office:value="4.11797716846261">
                <text:p>4.117977168462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">
                <text:p>17.5</text:p>
              </table:table-cell>
              <table:table-cell office:value-type="float" office:value="4.17965347910683">
                <text:p>4.17965347910683</text:p>
              </table:table-cell>
              <table:table-cell office:value-type="float" office:value="4.12324236669725">
                <text:p>4.123242366697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">
                <text:p>17.6</text:p>
              </table:table-cell>
              <table:table-cell office:value-type="float" office:value="4.18873865530654">
                <text:p>4.18873865530654</text:p>
              </table:table-cell>
              <table:table-cell office:value-type="float" office:value="4.12846444344876">
                <text:p>4.128464443448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7">
                <text:p>17.7</text:p>
              </table:table-cell>
              <table:table-cell office:value-type="float" office:value="4.19724176231026">
                <text:p>4.19724176231026</text:p>
              </table:table-cell>
              <table:table-cell office:value-type="float" office:value="4.13371026242799">
                <text:p>4.133710262427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8">
                <text:p>17.8</text:p>
              </table:table-cell>
              <table:table-cell office:value-type="float" office:value="4.20612452585808">
                <text:p>4.20612452585808</text:p>
              </table:table-cell>
              <table:table-cell office:value-type="float" office:value="4.13882488479263">
                <text:p>4.138824884792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9">
                <text:p>17.9</text:p>
              </table:table-cell>
              <table:table-cell office:value-type="float" office:value="4.2148141298317">
                <text:p>4.2148141298317</text:p>
              </table:table-cell>
              <table:table-cell office:value-type="float" office:value="4.14387506933481">
                <text:p>4.143875069334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4.22310536044362">
                <text:p>4.22310536044362</text:p>
              </table:table-cell>
              <table:table-cell office:value-type="float" office:value="4.14888215718065">
                <text:p>4.148882157180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1">
                <text:p>18.1</text:p>
              </table:table-cell>
              <table:table-cell office:value-type="float" office:value="4.2315935334873">
                <text:p>4.2315935334873</text:p>
              </table:table-cell>
              <table:table-cell office:value-type="float" office:value="4.15384615384615">
                <text:p>4.153846153846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.2">
                <text:p>18.2</text:p>
              </table:table-cell>
              <table:table-cell office:value-type="float" office:value="4.2398891966759">
                <text:p>4.2398891966759</text:p>
              </table:table-cell>
              <table:table-cell office:value-type="float" office:value="4.15872440273038">
                <text:p>4.158724402730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3">
                <text:p>18.3</text:p>
              </table:table-cell>
              <table:table-cell office:value-type="float" office:value="4.24769287559985">
                <text:p>4.24769287559985</text:p>
              </table:table-cell>
              <table:table-cell office:value-type="float" office:value="4.16358090525148">
                <text:p>4.163580905251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4">
                <text:p>18.4</text:p>
              </table:table-cell>
              <table:table-cell office:value-type="float" office:value="4.25578821141961">
                <text:p>4.25578821141961</text:p>
              </table:table-cell>
              <table:table-cell office:value-type="float" office:value="4.16828409939213">
                <text:p>4.168284099392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5">
                <text:p>18.5</text:p>
              </table:table-cell>
              <table:table-cell office:value-type="float" office:value="4.26369168356998">
                <text:p>4.26369168356998</text:p>
              </table:table-cell>
              <table:table-cell office:value-type="float" office:value="4.17303303687589">
                <text:p>4.173033036875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6">
                <text:p>18.6</text:p>
              </table:table-cell>
              <table:table-cell office:value-type="float" office:value="4.27100995208257">
                <text:p>4.27100995208257</text:p>
              </table:table-cell>
              <table:table-cell office:value-type="float" office:value="4.17753939988484">
                <text:p>4.177539399884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7">
                <text:p>18.7</text:p>
              </table:table-cell>
              <table:table-cell office:value-type="float" office:value="4.27852998065764">
                <text:p>4.27852998065764</text:p>
              </table:table-cell>
              <table:table-cell office:value-type="float" office:value="4.18211285025803">
                <text:p>4.182112850258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8">
                <text:p>18.8</text:p>
              </table:table-cell>
              <table:table-cell office:value-type="float" office:value="4.28546442050999">
                <text:p>4.28546442050999</text:p>
              </table:table-cell>
              <table:table-cell office:value-type="float" office:value="4.1865324747324">
                <text:p>4.1865324747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9">
                <text:p>18.9</text:p>
              </table:table-cell>
              <table:table-cell office:value-type="float" office:value="4.29251012145749">
                <text:p>4.29251012145749</text:p>
              </table:table-cell>
              <table:table-cell office:value-type="float" office:value="4.19090870325359">
                <text:p>4.19090870325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">
                <text:p>19</text:p>
              </table:table-cell>
              <table:table-cell office:value-type="float" office:value="4.29906198271106">
                <text:p>4.29906198271106</text:p>
              </table:table-cell>
              <table:table-cell office:value-type="float" office:value="4.19515210949325">
                <text:p>4.195152109493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.1">
                <text:p>19.1</text:p>
              </table:table-cell>
              <table:table-cell office:value-type="float" office:value="4.30563470907252">
                <text:p>4.30563470907252</text:p>
              </table:table-cell>
              <table:table-cell office:value-type="float" office:value="4.19926246456206">
                <text:p>4.199262464562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.2">
                <text:p>19.2</text:p>
              </table:table-cell>
              <table:table-cell office:value-type="float" office:value="4.31162149747359">
                <text:p>4.31162149747359</text:p>
              </table:table-cell>
              <table:table-cell office:value-type="float" office:value="4.20323955669224">
                <text:p>4.203239556692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3">
                <text:p>19.3</text:p>
              </table:table-cell>
              <table:table-cell office:value-type="float" office:value="4.31772268135905">
                <text:p>4.31772268135905</text:p>
              </table:table-cell>
              <table:table-cell office:value-type="float" office:value="4.20717284292625">
                <text:p>4.20717284292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4">
                <text:p>19.4</text:p>
              </table:table-cell>
              <table:table-cell office:value-type="float" office:value="4.32305433186491">
                <text:p>4.32305433186491</text:p>
              </table:table-cell>
              <table:table-cell office:value-type="float" office:value="4.21090420998807">
                <text:p>4.210904209988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5">
                <text:p>19.5</text:p>
              </table:table-cell>
              <table:table-cell office:value-type="float" office:value="4.32850197229612">
                <text:p>4.32850197229612</text:p>
              </table:table-cell>
              <table:table-cell office:value-type="float" office:value="4.21457024177229">
                <text:p>4.214570241772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.6">
                <text:p>19.6</text:p>
              </table:table-cell>
              <table:table-cell office:value-type="float" office:value="4.33318052626754">
                <text:p>4.33318052626754</text:p>
              </table:table-cell>
              <table:table-cell office:value-type="float" office:value="4.21803390408042">
                <text:p>4.218033904080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.7">
                <text:p>19.7</text:p>
              </table:table-cell>
              <table:table-cell office:value-type="float" office:value="4.33797653958944">
                <text:p>4.33797653958944</text:p>
              </table:table-cell>
              <table:table-cell office:value-type="float" office:value="4.22138477261114">
                <text:p>4.221384772611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8">
                <text:p>19.8</text:p>
              </table:table-cell>
              <table:table-cell office:value-type="float" office:value="4.34209562190878">
                <text:p>4.34209562190878</text:p>
              </table:table-cell>
              <table:table-cell office:value-type="float" office:value="4.22467007237122">
                <text:p>4.224670072371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9">
                <text:p>19.9</text:p>
              </table:table-cell>
              <table:table-cell office:value-type="float" office:value="4.34633342488327">
                <text:p>4.34633342488327</text:p>
              </table:table-cell>
              <table:table-cell office:value-type="float" office:value="4.22768379614853">
                <text:p>4.227683796148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">
                <text:p>20</text:p>
              </table:table-cell>
              <table:table-cell office:value-type="float" office:value="4.34980327568854">
                <text:p>4.34980327568854</text:p>
              </table:table-cell>
              <table:table-cell office:value-type="float" office:value="4.23065305254201">
                <text:p>4.230653052542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1">
                <text:p>20.1</text:p>
              </table:table-cell>
              <table:table-cell office:value-type="float" office:value="4.35357600146333">
                <text:p>4.35357600146333</text:p>
              </table:table-cell>
              <table:table-cell office:value-type="float" office:value="4.2334878577808">
                <text:p>4.23348785778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2">
                <text:p>20.2</text:p>
              </table:table-cell>
              <table:table-cell office:value-type="float" office:value="4.35667276051188">
                <text:p>4.35667276051188</text:p>
              </table:table-cell>
              <table:table-cell office:value-type="float" office:value="4.23623068256701">
                <text:p>4.236230682567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3">
                <text:p>20.3</text:p>
              </table:table-cell>
              <table:table-cell office:value-type="float" office:value="4.35958340946465">
                <text:p>4.35958340946465</text:p>
              </table:table-cell>
              <table:table-cell office:value-type="float" office:value="4.2387488844503">
                <text:p>4.23874888445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4">
                <text:p>20.4</text:p>
              </table:table-cell>
              <table:table-cell office:value-type="float" office:value="4.36270660213679">
                <text:p>4.36270660213679</text:p>
              </table:table-cell>
              <table:table-cell office:value-type="float" office:value="4.24124381385272">
                <text:p>4.241243813852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5">
                <text:p>20.5</text:p>
              </table:table-cell>
              <table:table-cell office:value-type="float" office:value="4.36533722734325">
                <text:p>4.36533722734325</text:p>
              </table:table-cell>
              <table:table-cell office:value-type="float" office:value="4.24362540073459">
                <text:p>4.243625400734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.6">
                <text:p>20.6</text:p>
              </table:table-cell>
              <table:table-cell office:value-type="float" office:value="4.3682722130998">
                <text:p>4.3682722130998</text:p>
              </table:table-cell>
              <table:table-cell office:value-type="float" office:value="4.24589363779127">
                <text:p>4.245893637791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7">
                <text:p>20.7</text:p>
              </table:table-cell>
              <table:table-cell office:value-type="float" office:value="4.37071480671043">
                <text:p>4.37071480671043</text:p>
              </table:table-cell>
              <table:table-cell office:value-type="float" office:value="4.24815985406105">
                <text:p>4.248159854061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8">
                <text:p>20.8</text:p>
              </table:table-cell>
              <table:table-cell office:value-type="float" office:value="4.37315472936031">
                <text:p>4.37315472936031</text:p>
              </table:table-cell>
              <table:table-cell office:value-type="float" office:value="4.25040284963108">
                <text:p>4.250402849631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9">
                <text:p>20.9</text:p>
              </table:table-cell>
              <table:table-cell office:value-type="float" office:value="4.37599052737043">
                <text:p>4.37599052737043</text:p>
              </table:table-cell>
              <table:table-cell office:value-type="float" office:value="4.25253253083542">
                <text:p>4.252532530835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">
                <text:p>21</text:p>
              </table:table-cell>
              <table:table-cell office:value-type="float" office:value="4.37851615839782">
                <text:p>4.37851615839782</text:p>
              </table:table-cell>
              <table:table-cell office:value-type="float" office:value="4.25463904422979">
                <text:p>4.254639044229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1">
                <text:p>21.1</text:p>
              </table:table-cell>
              <table:table-cell office:value-type="float" office:value="4.3811300154672">
                <text:p>4.3811300154672</text:p>
              </table:table-cell>
              <table:table-cell office:value-type="float" office:value="4.25667464165485">
                <text:p>4.256674641654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2">
                <text:p>21.2</text:p>
              </table:table-cell>
              <table:table-cell office:value-type="float" office:value="4.38423062931975">
                <text:p>4.38423062931975</text:p>
              </table:table-cell>
              <table:table-cell office:value-type="float" office:value="4.25875605781644">
                <text:p>4.258756057816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3">
                <text:p>21.3</text:p>
              </table:table-cell>
              <table:table-cell office:value-type="float" office:value="4.38702054171969">
                <text:p>4.38702054171969</text:p>
              </table:table-cell>
              <table:table-cell office:value-type="float" office:value="4.26085668958223">
                <text:p>4.260856689582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4">
                <text:p>21.4</text:p>
              </table:table-cell>
              <table:table-cell office:value-type="float" office:value="4.38998909883721">
                <text:p>4.38998909883721</text:p>
              </table:table-cell>
              <table:table-cell office:value-type="float" office:value="4.26295536714802">
                <text:p>4.262955367148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5">
                <text:p>21.5</text:p>
              </table:table-cell>
              <table:table-cell office:value-type="float" office:value="4.3935349132843">
                <text:p>4.3935349132843</text:p>
              </table:table-cell>
              <table:table-cell office:value-type="float" office:value="4.26503096007946">
                <text:p>4.265030960079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6">
                <text:p>21.6</text:p>
              </table:table-cell>
              <table:table-cell office:value-type="float" office:value="4.39685996914421">
                <text:p>4.39685996914421</text:p>
              </table:table-cell>
              <table:table-cell office:value-type="float" office:value="4.26712574723812">
                <text:p>4.267125747238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.7">
                <text:p>21.7</text:p>
              </table:table-cell>
              <table:table-cell office:value-type="float" office:value="4.40045351473923">
                <text:p>4.40045351473923</text:p>
              </table:table-cell>
              <table:table-cell office:value-type="float" office:value="4.26921858834956">
                <text:p>4.269218588349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8">
                <text:p>21.8</text:p>
              </table:table-cell>
              <table:table-cell office:value-type="float" office:value="4.40453309156845">
                <text:p>4.40453309156845</text:p>
              </table:table-cell>
              <table:table-cell office:value-type="float" office:value="4.27139962856661">
                <text:p>4.271399628566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.9">
                <text:p>21.9</text:p>
              </table:table-cell>
              <table:table-cell office:value-type="float" office:value="4.4084813338166">
                <text:p>4.4084813338166</text:p>
              </table:table-cell>
              <table:table-cell office:value-type="float" office:value="4.27359983124143">
                <text:p>4.273599831241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">
                <text:p>22</text:p>
              </table:table-cell>
              <table:table-cell office:value-type="float" office:value="4.41260641188191">
                <text:p>4.41260641188191</text:p>
              </table:table-cell>
              <table:table-cell office:value-type="float" office:value="4.27579808543837">
                <text:p>4.275798085438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1">
                <text:p>22.1</text:p>
              </table:table-cell>
              <table:table-cell office:value-type="float" office:value="4.41699855177408">
                <text:p>4.41699855177408</text:p>
              </table:table-cell>
              <table:table-cell office:value-type="float" office:value="4.27810563588079">
                <text:p>4.278105635880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2">
                <text:p>22.2</text:p>
              </table:table-cell>
              <table:table-cell office:value-type="float" office:value="4.42205735999276">
                <text:p>4.42205735999276</text:p>
              </table:table-cell>
              <table:table-cell office:value-type="float" office:value="4.28043230944255">
                <text:p>4.280432309442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3">
                <text:p>22.3</text:p>
              </table:table-cell>
              <table:table-cell office:value-type="float" office:value="4.42689212406185">
                <text:p>4.42689212406185</text:p>
              </table:table-cell>
              <table:table-cell office:value-type="float" office:value="4.2827570231226">
                <text:p>4.28275702312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4">
                <text:p>22.4</text:p>
              </table:table-cell>
              <table:table-cell office:value-type="float" office:value="4.431902394939">
                <text:p>4.431902394939</text:p>
              </table:table-cell>
              <table:table-cell office:value-type="float" office:value="4.28521208293864">
                <text:p>4.285212082938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5">
                <text:p>22.5</text:p>
              </table:table-cell>
              <table:table-cell office:value-type="float" office:value="4.43717821335019">
                <text:p>4.43717821335019</text:p>
              </table:table-cell>
              <table:table-cell office:value-type="float" office:value="4.28759600210416">
                <text:p>4.287596002104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6">
                <text:p>22.6</text:p>
              </table:table-cell>
              <table:table-cell office:value-type="float" office:value="4.44302997472012">
                <text:p>4.44302997472012</text:p>
              </table:table-cell>
              <table:table-cell office:value-type="float" office:value="4.2900681474003">
                <text:p>4.29006814740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.7">
                <text:p>22.7</text:p>
              </table:table-cell>
              <table:table-cell office:value-type="float" office:value="4.44874571377008">
                <text:p>4.44874571377008</text:p>
              </table:table-cell>
              <table:table-cell office:value-type="float" office:value="4.29269164459022">
                <text:p>4.292691644590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.8">
                <text:p>22.8</text:p>
              </table:table-cell>
              <table:table-cell office:value-type="float" office:value="4.45463564213564">
                <text:p>4.45463564213564</text:p>
              </table:table-cell>
              <table:table-cell office:value-type="float" office:value="4.29522288308358">
                <text:p>4.295222883083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9">
                <text:p>22.9</text:p>
              </table:table-cell>
              <table:table-cell office:value-type="float" office:value="4.46069947719488">
                <text:p>4.46069947719488</text:p>
              </table:table-cell>
              <table:table-cell office:value-type="float" office:value="4.29788440933633">
                <text:p>4.297884409336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">
                <text:p>23</text:p>
              </table:table-cell>
              <table:table-cell office:value-type="float" office:value="4.46742949815299">
                <text:p>4.46742949815299</text:p>
              </table:table-cell>
              <table:table-cell office:value-type="float" office:value="4.30056492429175">
                <text:p>4.300564924291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1">
                <text:p>23.1</text:p>
              </table:table-cell>
              <table:table-cell office:value-type="float" office:value="4.47393066186403">
                <text:p>4.47393066186403</text:p>
              </table:table-cell>
              <table:table-cell office:value-type="float" office:value="4.30337574001764">
                <text:p>4.30337574001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2">
                <text:p>23.2</text:p>
              </table:table-cell>
              <table:table-cell office:value-type="float" office:value="4.48060480604806">
                <text:p>4.48060480604806</text:p>
              </table:table-cell>
              <table:table-cell office:value-type="float" office:value="4.30611516830353">
                <text:p>4.306115168303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3">
                <text:p>23.3</text:p>
              </table:table-cell>
              <table:table-cell office:value-type="float" office:value="4.48745165062517">
                <text:p>4.48745165062517</text:p>
              </table:table-cell>
              <table:table-cell office:value-type="float" office:value="4.30896389687218">
                <text:p>4.308963896872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4">
                <text:p>23.4</text:p>
              </table:table-cell>
              <table:table-cell office:value-type="float" office:value="4.49487502247797">
                <text:p>4.49487502247797</text:p>
              </table:table-cell>
              <table:table-cell office:value-type="float" office:value="4.31174114538553">
                <text:p>4.311741145385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">
                <text:p>23.5</text:p>
              </table:table-cell>
              <table:table-cell office:value-type="float" office:value="4.50197699496765">
                <text:p>4.50197699496765</text:p>
              </table:table-cell>
              <table:table-cell office:value-type="float" office:value="4.31464866677847">
                <text:p>4.314648666778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6">
                <text:p>23.6</text:p>
              </table:table-cell>
              <table:table-cell office:value-type="float" office:value="4.5092509430573">
                <text:p>4.5092509430573</text:p>
              </table:table-cell>
              <table:table-cell office:value-type="float" office:value="4.31757507177134">
                <text:p>4.317575071771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7">
                <text:p>23.7</text:p>
              </table:table-cell>
              <table:table-cell office:value-type="float" office:value="4.51669658886894">
                <text:p>4.51669658886894</text:p>
              </table:table-cell>
              <table:table-cell office:value-type="float" office:value="4.32061084693215">
                <text:p>4.320610846932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8">
                <text:p>23.8</text:p>
              </table:table-cell>
              <table:table-cell office:value-type="float" office:value="4.52422393683833">
                <text:p>4.52422393683833</text:p>
              </table:table-cell>
              <table:table-cell office:value-type="float" office:value="4.32357498848264">
                <text:p>4.323574988482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9">
                <text:p>23.9</text:p>
              </table:table-cell>
              <table:table-cell office:value-type="float" office:value="4.5323289391086">
                <text:p>4.5323289391086</text:p>
              </table:table-cell>
              <table:table-cell office:value-type="float" office:value="4.32657888677231">
                <text:p>4.326578886772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">
                <text:p>24</text:p>
              </table:table-cell>
              <table:table-cell office:value-type="float" office:value="4.54010934839115">
                <text:p>4.54010934839115</text:p>
              </table:table-cell>
              <table:table-cell office:value-type="float" office:value="4.32969217569632">
                <text:p>4.329692175696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1">
                <text:p>24.1</text:p>
              </table:table-cell>
              <table:table-cell office:value-type="float" office:value="4.54797097554421">
                <text:p>4.54797097554421</text:p>
              </table:table-cell>
              <table:table-cell office:value-type="float" office:value="4.33271274370346">
                <text:p>4.332712743703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2">
                <text:p>24.2</text:p>
              </table:table-cell>
              <table:table-cell office:value-type="float" office:value="4.55591368967678">
                <text:p>4.55591368967678</text:p>
              </table:table-cell>
              <table:table-cell office:value-type="float" office:value="4.33586365537432">
                <text:p>4.33586365537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3">
                <text:p>24.3</text:p>
              </table:table-cell>
              <table:table-cell office:value-type="float" office:value="4.56393736017897">
                <text:p>4.56393736017897</text:p>
              </table:table-cell>
              <table:table-cell office:value-type="float" office:value="4.33903336399365">
                <text:p>4.339033363993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4">
                <text:p>24.4</text:p>
              </table:table-cell>
              <table:table-cell office:value-type="float" office:value="4.57204185672122">
                <text:p>4.57204185672122</text:p>
              </table:table-cell>
              <table:table-cell office:value-type="float" office:value="4.34224274847446">
                <text:p>4.342242748474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5">
                <text:p>24.5</text:p>
              </table:table-cell>
              <table:table-cell office:value-type="float" office:value="4.58063650992312">
                <text:p>4.58063650992312</text:p>
              </table:table-cell>
              <table:table-cell office:value-type="float" office:value="4.34544998746553">
                <text:p>4.345449987465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6">
                <text:p>24.6</text:p>
              </table:table-cell>
              <table:table-cell office:value-type="float" office:value="4.5889027877055">
                <text:p>4.5889027877055</text:p>
              </table:table-cell>
              <table:table-cell office:value-type="float" office:value="4.34867596692006">
                <text:p>4.348675966920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7">
                <text:p>24.7</text:p>
              </table:table-cell>
              <table:table-cell office:value-type="float" office:value="4.59724950884086">
                <text:p>4.59724950884086</text:p>
              </table:table-cell>
              <table:table-cell office:value-type="float" office:value="4.35192066805846">
                <text:p>4.351920668058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8">
                <text:p>24.8</text:p>
              </table:table-cell>
              <table:table-cell office:value-type="float" office:value="4.6056765440914">
                <text:p>4.6056765440914</text:p>
              </table:table-cell>
              <table:table-cell office:value-type="float" office:value="4.3552049419818">
                <text:p>4.35520494198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9">
                <text:p>24.9</text:p>
              </table:table-cell>
              <table:table-cell office:value-type="float" office:value="4.61418376449599">
                <text:p>4.61418376449599</text:p>
              </table:table-cell>
              <table:table-cell office:value-type="float" office:value="4.35857795581148">
                <text:p>4.35857795581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">
                <text:p>25</text:p>
              </table:table-cell>
              <table:table-cell office:value-type="float" office:value="4.62268188302425">
                <text:p>4.62268188302425</text:p>
              </table:table-cell>
              <table:table-cell office:value-type="float" office:value="4.36189959747221">
                <text:p>4.361899597472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.1">
                <text:p>25.1</text:p>
              </table:table-cell>
              <table:table-cell office:value-type="float" office:value="4.63167275643882">
                <text:p>4.63167275643882</text:p>
              </table:table-cell>
              <table:table-cell office:value-type="float" office:value="4.36521902299689">
                <text:p>4.365219022996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.2">
                <text:p>25.2</text:p>
              </table:table-cell>
              <table:table-cell office:value-type="float" office:value="4.64024227309165">
                <text:p>4.64024227309165</text:p>
              </table:table-cell>
              <table:table-cell office:value-type="float" office:value="4.3686481303931">
                <text:p>4.36864813039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.3">
                <text:p>25.3</text:p>
              </table:table-cell>
              <table:table-cell office:value-type="float" office:value="4.64898068191935">
                <text:p>4.64898068191935</text:p>
              </table:table-cell>
              <table:table-cell office:value-type="float" office:value="4.37200483393758">
                <text:p>4.372004833937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.4">
                <text:p>25.4</text:p>
              </table:table-cell>
              <table:table-cell office:value-type="float" office:value="4.65762078476733">
                <text:p>4.65762078476733</text:p>
              </table:table-cell>
              <table:table-cell office:value-type="float" office:value="4.37547126580433">
                <text:p>4.375471265804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.5">
                <text:p>25.5</text:p>
              </table:table-cell>
              <table:table-cell office:value-type="float" office:value="4.66642952423299">
                <text:p>4.66642952423299</text:p>
              </table:table-cell>
              <table:table-cell office:value-type="float" office:value="4.37895635515576">
                <text:p>4.378956355155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.6">
                <text:p>25.6</text:p>
              </table:table-cell>
              <table:table-cell office:value-type="float" office:value="4.67522886854502">
                <text:p>4.67522886854502</text:p>
              </table:table-cell>
              <table:table-cell office:value-type="float" office:value="4.38236885928393">
                <text:p>4.382368859283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.7">
                <text:p>25.7</text:p>
              </table:table-cell>
              <table:table-cell office:value-type="float" office:value="4.68443496801706">
                <text:p>4.68443496801706</text:p>
              </table:table-cell>
              <table:table-cell office:value-type="float" office:value="4.38589116637187">
                <text:p>4.385891166371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.8">
                <text:p>25.8</text:p>
              </table:table-cell>
              <table:table-cell office:value-type="float" office:value="4.6933049191973">
                <text:p>4.6933049191973</text:p>
              </table:table-cell>
              <table:table-cell office:value-type="float" office:value="4.38943207821926">
                <text:p>4.389432078219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.9">
                <text:p>25.9</text:p>
              </table:table-cell>
              <table:table-cell office:value-type="float" office:value="4.70225417110401">
                <text:p>4.70225417110401</text:p>
              </table:table-cell>
              <table:table-cell office:value-type="float" office:value="4.39287942436468">
                <text:p>4.392879424364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">
                <text:p>26</text:p>
              </table:table-cell>
              <table:table-cell office:value-type="float" office:value="4.71119389746319">
                <text:p>4.71119389746319</text:p>
              </table:table-cell>
              <table:table-cell office:value-type="float" office:value="4.39643666451841">
                <text:p>4.39643666451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.1">
                <text:p>26.1</text:p>
              </table:table-cell>
              <table:table-cell office:value-type="float" office:value="4.72012411347518">
                <text:p>4.72012411347518</text:p>
              </table:table-cell>
              <table:table-cell office:value-type="float" office:value="4.40001246986449">
                <text:p>4.400012469864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.2">
                <text:p>26.2</text:p>
              </table:table-cell>
              <table:table-cell office:value-type="float" office:value="4.72913343965976">
                <text:p>4.72913343965976</text:p>
              </table:table-cell>
              <table:table-cell office:value-type="float" office:value="4.40360682304544">
                <text:p>4.403606823045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.3">
                <text:p>26.3</text:p>
              </table:table-cell>
              <table:table-cell office:value-type="float" office:value="4.73822174991144">
                <text:p>4.73822174991144</text:p>
              </table:table-cell>
              <table:table-cell office:value-type="float" office:value="4.40719893656794">
                <text:p>4.407198936567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.4">
                <text:p>26.4</text:p>
              </table:table-cell>
              <table:table-cell office:value-type="float" office:value="4.74763211472072">
                <text:p>4.74763211472072</text:p>
              </table:table-cell>
              <table:table-cell office:value-type="float" office:value="4.41083033990158">
                <text:p>4.410830339901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.5">
                <text:p>26.5</text:p>
              </table:table-cell>
              <table:table-cell office:value-type="float" office:value="4.75670176059453">
                <text:p>4.75670176059453</text:p>
              </table:table-cell>
              <table:table-cell office:value-type="float" office:value="4.41443872467619">
                <text:p>4.414438724676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.6">
                <text:p>26.6</text:p>
              </table:table-cell>
              <table:table-cell office:value-type="float" office:value="4.7658502077991">
                <text:p>4.7658502077991</text:p>
              </table:table-cell>
              <table:table-cell office:value-type="float" office:value="4.4180863646739">
                <text:p>4.41808636467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.7">
                <text:p>26.7</text:p>
              </table:table-cell>
              <table:table-cell office:value-type="float" office:value="4.77498895271763">
                <text:p>4.77498895271763</text:p>
              </table:table-cell>
              <table:table-cell office:value-type="float" office:value="4.42173173463884">
                <text:p>4.421731734638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.8">
                <text:p>26.8</text:p>
              </table:table-cell>
              <table:table-cell office:value-type="float" office:value="4.78411801077643">
                <text:p>4.78411801077643</text:p>
              </table:table-cell>
              <table:table-cell office:value-type="float" office:value="4.42539557454221">
                <text:p>4.425395574542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.9">
                <text:p>26.9</text:p>
              </table:table-cell>
              <table:table-cell office:value-type="float" office:value="4.79323739736912">
                <text:p>4.79323739736912</text:p>
              </table:table-cell>
              <table:table-cell office:value-type="float" office:value="4.42907786715316">
                <text:p>4.429077867153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">
                <text:p>27</text:p>
              </table:table-cell>
              <table:table-cell office:value-type="float" office:value="4.80243536574605">
                <text:p>4.80243536574605</text:p>
              </table:table-cell>
              <table:table-cell office:value-type="float" office:value="4.43284974093264">
                <text:p>4.432849740932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.1">
                <text:p>27.1</text:p>
              </table:table-cell>
              <table:table-cell office:value-type="float" office:value="4.81162359996472">
                <text:p>4.81162359996472</text:p>
              </table:table-cell>
              <table:table-cell office:value-type="float" office:value="4.43654822335025">
                <text:p>4.436548223350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.2">
                <text:p>27.2</text:p>
              </table:table-cell>
              <table:table-cell office:value-type="float" office:value="4.82122708039492">
                <text:p>4.82122708039492</text:p>
              </table:table-cell>
              <table:table-cell office:value-type="float" office:value="4.4402444076222">
                <text:p>4.44024440762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.3">
                <text:p>27.3</text:p>
              </table:table-cell>
              <table:table-cell office:value-type="float" office:value="4.8304845814978">
                <text:p>4.8304845814978</text:p>
              </table:table-cell>
              <table:table-cell office:value-type="float" office:value="4.44395900196708">
                <text:p>4.443959001967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.4">
                <text:p>27.4</text:p>
              </table:table-cell>
              <table:table-cell office:value-type="float" office:value="4.83973230010567">
                <text:p>4.83973230010567</text:p>
              </table:table-cell>
              <table:table-cell office:value-type="float" office:value="4.44776335672442">
                <text:p>4.447763356724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.5">
                <text:p>27.5</text:p>
              </table:table-cell>
              <table:table-cell office:value-type="float" office:value="4.84897025171625">
                <text:p>4.84897025171625</text:p>
              </table:table-cell>
              <table:table-cell office:value-type="float" office:value="4.45149408161576">
                <text:p>4.451494081615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.6">
                <text:p>27.6</text:p>
              </table:table-cell>
              <table:table-cell office:value-type="float" office:value="4.85819845179451">
                <text:p>4.85819845179451</text:p>
              </table:table-cell>
              <table:table-cell office:value-type="float" office:value="4.45522249115621">
                <text:p>4.455222491156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.7">
                <text:p>27.7</text:p>
              </table:table-cell>
              <table:table-cell office:value-type="float" office:value="4.86750483558994">
                <text:p>4.86750483558994</text:p>
              </table:table-cell>
              <table:table-cell office:value-type="float" office:value="4.45896926831286">
                <text:p>4.458969268312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.8">
                <text:p>27.8</text:p>
              </table:table-cell>
              <table:table-cell office:value-type="float" office:value="4.8768014059754">
                <text:p>4.8768014059754</text:p>
              </table:table-cell>
              <table:table-cell office:value-type="float" office:value="4.46282666225604">
                <text:p>4.462826662256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.9">
                <text:p>27.9</text:p>
              </table:table-cell>
              <table:table-cell office:value-type="float" office:value="4.88608817846478">
                <text:p>4.88608817846478</text:p>
              </table:table-cell>
              <table:table-cell office:value-type="float" office:value="4.46658950457805">
                <text:p>4.466589504578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">
                <text:p>28</text:p>
              </table:table-cell>
              <table:table-cell office:value-type="float" office:value="4.89536516853933">
                <text:p>4.89536516853933</text:p>
              </table:table-cell>
              <table:table-cell office:value-type="float" office:value="4.47035001446341">
                <text:p>4.470350014463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.1">
                <text:p>28.1</text:p>
              </table:table-cell>
              <table:table-cell office:value-type="float" office:value="4.90506273580767">
                <text:p>4.90506273580767</text:p>
              </table:table-cell>
              <table:table-cell office:value-type="float" office:value="4.47420061141866">
                <text:p>4.474200611418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.2">
                <text:p>28.2</text:p>
              </table:table-cell>
              <table:table-cell office:value-type="float" office:value="4.91440848899412">
                <text:p>4.91440848899412</text:p>
              </table:table-cell>
              <table:table-cell office:value-type="float" office:value="4.47797716150082">
                <text:p>4.477977161500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.3">
                <text:p>28.3</text:p>
              </table:table-cell>
              <table:table-cell office:value-type="float" office:value="4.92374441230607">
                <text:p>4.92374441230607</text:p>
              </table:table-cell>
              <table:table-cell office:value-type="float" office:value="4.48186453623996">
                <text:p>4.481864536239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.4">
                <text:p>28.4</text:p>
              </table:table-cell>
              <table:table-cell office:value-type="float" office:value="4.93298291721419">
                <text:p>4.93298291721419</text:p>
              </table:table-cell>
              <table:table-cell office:value-type="float" office:value="4.48563645368995">
                <text:p>4.485636453689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.5">
                <text:p>28.5</text:p>
              </table:table-cell>
              <table:table-cell office:value-type="float" office:value="4.94238683127572">
                <text:p>4.94238683127572</text:p>
              </table:table-cell>
              <table:table-cell office:value-type="float" office:value="4.4894266674919">
                <text:p>4.4894266674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.6">
                <text:p>28.6</text:p>
              </table:table-cell>
              <table:table-cell office:value-type="float" office:value="4.9516933578367">
                <text:p>4.9516933578367</text:p>
              </table:table-cell>
              <table:table-cell office:value-type="float" office:value="4.49332783335052">
                <text:p>4.493327833350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.7">
                <text:p>28.7</text:p>
              </table:table-cell>
              <table:table-cell office:value-type="float" office:value="4.96099011632992">
                <text:p>4.96099011632992</text:p>
              </table:table-cell>
              <table:table-cell office:value-type="float" office:value="4.49711340206186">
                <text:p>4.497113402061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.8">
                <text:p>28.8</text:p>
              </table:table-cell>
              <table:table-cell office:value-type="float" office:value="4.9703645423551">
                <text:p>4.9703645423551</text:p>
              </table:table-cell>
              <table:table-cell office:value-type="float" office:value="4.50101001772684">
                <text:p>4.501010017726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.9">
                <text:p>28.9</text:p>
              </table:table-cell>
              <table:table-cell office:value-type="float" office:value="4.97964176496287">
                <text:p>4.97964176496287</text:p>
              </table:table-cell>
              <table:table-cell office:value-type="float" office:value="4.50481155597684">
                <text:p>4.504811555976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">
                <text:p>29</text:p>
              </table:table-cell>
              <table:table-cell office:value-type="float" office:value="4.98943231441048">
                <text:p>4.98943231441048</text:p>
              </table:table-cell>
              <table:table-cell office:value-type="float" office:value="4.50872422388398">
                <text:p>4.508724223883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.1">
                <text:p>29.1</text:p>
              </table:table-cell>
              <table:table-cell office:value-type="float" office:value="4.9987779329609">
                <text:p>4.9987779329609</text:p>
              </table:table-cell>
              <table:table-cell office:value-type="float" office:value="4.51252110877713">
                <text:p>4.512521108777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.2">
                <text:p>29.2</text:p>
              </table:table-cell>
              <table:table-cell office:value-type="float" office:value="5.00811376723085">
                <text:p>5.00811376723085</text:p>
              </table:table-cell>
              <table:table-cell office:value-type="float" office:value="4.51633623618059">
                <text:p>4.516336236180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.3">
                <text:p>29.3</text:p>
              </table:table-cell>
              <table:table-cell office:value-type="float" office:value="5.01743983257761">
                <text:p>5.01743983257761</text:p>
              </table:table-cell>
              <table:table-cell office:value-type="float" office:value="4.52024204005187">
                <text:p>4.520242040051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.4">
                <text:p>29.4</text:p>
              </table:table-cell>
              <table:table-cell office:value-type="float" office:value="5.0267561443263">
                <text:p>5.0267561443263</text:p>
              </table:table-cell>
              <table:table-cell office:value-type="float" office:value="4.52405250812724">
                <text:p>4.524052508127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.5">
                <text:p>29.5</text:p>
              </table:table-cell>
              <table:table-cell office:value-type="float" office:value="5.03606271777004">
                <text:p>5.03606271777004</text:p>
              </table:table-cell>
              <table:table-cell office:value-type="float" office:value="4.52795376007899">
                <text:p>4.527953760078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6">
                <text:p>29.6</text:p>
              </table:table-cell>
              <table:table-cell office:value-type="float" office:value="5.04535956816995">
                <text:p>5.04535956816995</text:p>
              </table:table-cell>
              <table:table-cell office:value-type="float" office:value="4.53178014023976">
                <text:p>4.531780140239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.7">
                <text:p>29.7</text:p>
              </table:table-cell>
              <table:table-cell office:value-type="float" office:value="5.05464671075531">
                <text:p>5.05464671075531</text:p>
              </table:table-cell>
              <table:table-cell office:value-type="float" office:value="4.53567684242985">
                <text:p>4.535676842429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.8">
                <text:p>29.8</text:p>
              </table:table-cell>
              <table:table-cell office:value-type="float" office:value="5.06401113237085">
                <text:p>5.06401113237085</text:p>
              </table:table-cell>
              <table:table-cell office:value-type="float" office:value="4.53949856144677">
                <text:p>4.539498561446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9">
                <text:p>29.9</text:p>
              </table:table-cell>
              <table:table-cell office:value-type="float" office:value="5.07327885952712">
                <text:p>5.07327885952712</text:p>
              </table:table-cell>
              <table:table-cell office:value-type="float" office:value="4.54339072194601">
                <text:p>4.54339072194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3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5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05cm" chart:symbol-height="0.05cm"/>
    </style:style>
    <style:style style:name="ch11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scatter" chart:style-name="ch1">
        <chart:legend chart:legend-position="end" svg:x="18.214cm" svg:y="5.452cm" style:legend-expansion="high" chart:style-name="ch2"/>
        <chart:plot-area chart:style-name="ch3" table:cell-range-address="P_elmin.A2:P_elmin.A400 P_elmin.F1:P_elmin.G400" chart:data-source-has-labels="row" svg:x="1.781cm" svg:y="0.24cm" svg:width="16.033cm" svg:height="10.54cm">
          <chart:coordinate-region svg:x="2.019cm" svg:y="0.24cm" svg:width="15.608cm" svg:height="9.893cm"/>
          <chart:axis chart:dimension="x" chart:name="primary-x" chart:style-name="ch4">
            <chart:title svg:x="8.589cm" svg:y="11.02cm" chart:style-name="ch5">
              <text:p>Temp(Wq) in °C</text:p>
            </chart:title>
          </chart:axis>
          <chart:axis chart:dimension="y" chart:name="primary-y" chart:style-name="ch6">
            <chart:title svg:x="0.451cm" svg:y="5.911cm" chart:style-name="ch7">
              <text:p>COP
</text:p>
            </chart:title>
            <chart:grid chart:style-name="ch8" chart:class="major"/>
          </chart:axis>
          <chart:series chart:style-name="ch9" chart:values-cell-range-address="P_elmin.F2:P_elmin.F400" chart:label-cell-address="P_elmin.F1:P_elmin.F1" chart:class="chart:scatter">
            <chart:domain table:cell-range-address="P_elmin.A2:P_elmin.A400"/>
            <chart:data-point chart:repeated="203"/>
            <chart:data-point chart:style-name="ch10"/>
            <chart:data-point chart:repeated="15"/>
            <chart:data-point chart:style-name="ch10"/>
            <chart:data-point chart:repeated="28"/>
            <chart:data-point chart:style-name="ch10"/>
            <chart:data-point chart:repeated="150"/>
          </chart:series>
          <chart:series chart:style-name="ch11" chart:values-cell-range-address="P_elmin.G2:P_elmin.G400" chart:label-cell-address="P_elmin.G1:P_elmin.G1" chart:class="chart:scatter">
            <chart:data-point chart:repeated="3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in65</text:p>
                <draw:g>
                  <svg:desc>P_elmin.F1:P_elmin.F1</svg:desc>
                </draw:g>
              </table:table-cell>
              <table:table-cell office:value-type="string">
                <text:p>max65</text:p>
                <draw:g>
                  <svg:desc>P_elmin.G1:P_elmi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9">
                <text:p>-9.9</text:p>
                <draw:g>
                  <svg:desc>P_elmin.A2:P_elmin.A400</svg:desc>
                </draw:g>
              </table:table-cell>
              <table:table-cell office:value-type="float" office:value="1.70435993165855">
                <text:p>1.70435993165855</text:p>
                <draw:g>
                  <svg:desc>P_elmin.F2:P_elmin.F400</svg:desc>
                </draw:g>
              </table:table-cell>
              <table:table-cell office:value-type="float" office:value="2.17458511142722">
                <text:p>2.17458511142722</text:p>
                <draw:g>
                  <svg:desc>P_elmin.G2:P_elmin.G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1.71038493142026">
                <text:p>1.71038493142026</text:p>
              </table:table-cell>
              <table:table-cell office:value-type="float" office:value="2.1779534641513">
                <text:p>2.1779534641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">
                <text:p>-9.7</text:p>
              </table:table-cell>
              <table:table-cell office:value-type="float" office:value="1.71644146988256">
                <text:p>1.71644146988256</text:p>
              </table:table-cell>
              <table:table-cell office:value-type="float" office:value="2.18128323289614">
                <text:p>2.18128323289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">
                <text:p>-9.6</text:p>
              </table:table-cell>
              <table:table-cell office:value-type="float" office:value="1.72237638748739">
                <text:p>1.72237638748739</text:p>
              </table:table-cell>
              <table:table-cell office:value-type="float" office:value="2.18463026756642">
                <text:p>2.18463026756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1.72823484943933">
                <text:p>1.72823484943933</text:p>
              </table:table-cell>
              <table:table-cell office:value-type="float" office:value="2.18791519434629">
                <text:p>2.18791519434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">
                <text:p>-9.4</text:p>
              </table:table-cell>
              <table:table-cell office:value-type="float" office:value="1.73408004027183">
                <text:p>1.73408004027183</text:p>
              </table:table-cell>
              <table:table-cell office:value-type="float" office:value="2.19118961381062">
                <text:p>2.19118961381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">
                <text:p>-9.3</text:p>
              </table:table-cell>
              <table:table-cell office:value-type="float" office:value="1.73991200502828">
                <text:p>1.73991200502828</text:p>
              </table:table-cell>
              <table:table-cell office:value-type="float" office:value="2.19447705818814">
                <text:p>2.19447705818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">
                <text:p>-9.2</text:p>
              </table:table-cell>
              <table:table-cell office:value-type="float" office:value="1.74577761034721">
                <text:p>1.74577761034721</text:p>
              </table:table-cell>
              <table:table-cell office:value-type="float" office:value="2.19773057626483">
                <text:p>2.19773057626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">
                <text:p>-9.1</text:p>
              </table:table-cell>
              <table:table-cell office:value-type="float" office:value="1.75152085293195">
                <text:p>1.75152085293195</text:p>
              </table:table-cell>
              <table:table-cell office:value-type="float" office:value="2.20097373718459">
                <text:p>2.20097373718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1.75725114326881">
                <text:p>1.75725114326881</text:p>
              </table:table-cell>
              <table:table-cell office:value-type="float" office:value="2.20420659032484">
                <text:p>2.20420659032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">
                <text:p>-8.9</text:p>
              </table:table-cell>
              <table:table-cell office:value-type="float" office:value="1.76296852512358">
                <text:p>1.76296852512358</text:p>
              </table:table-cell>
              <table:table-cell office:value-type="float" office:value="2.20750402501342">
                <text:p>2.20750402501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">
                <text:p>-8.8</text:p>
              </table:table-cell>
              <table:table-cell office:value-type="float" office:value="1.76867304206513">
                <text:p>1.76867304206513</text:p>
              </table:table-cell>
              <table:table-cell office:value-type="float" office:value="2.21071636575422">
                <text:p>2.21071636575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">
                <text:p>-8.7</text:p>
              </table:table-cell>
              <table:table-cell office:value-type="float" office:value="1.77441308691309">
                <text:p>1.77441308691309</text:p>
              </table:table-cell>
              <table:table-cell office:value-type="float" office:value="2.2139185448794">
                <text:p>2.2139185448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">
                <text:p>-8.6</text:p>
              </table:table-cell>
              <table:table-cell office:value-type="float" office:value="1.78002993638518">
                <text:p>1.78002993638518</text:p>
              </table:table-cell>
              <table:table-cell office:value-type="float" office:value="2.21711061052925">
                <text:p>2.21711061052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">
                <text:p>-8.5</text:p>
              </table:table-cell>
              <table:table-cell office:value-type="float" office:value="1.78563418888612">
                <text:p>1.78563418888612</text:p>
              </table:table-cell>
              <table:table-cell office:value-type="float" office:value="2.22031579679566">
                <text:p>2.22031579679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">
                <text:p>-8.4</text:p>
              </table:table-cell>
              <table:table-cell office:value-type="float" office:value="1.79128811449907">
                <text:p>1.79128811449907</text:p>
              </table:table-cell>
              <table:table-cell office:value-type="float" office:value="2.22348774220432">
                <text:p>2.22348774220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">
                <text:p>-8.3</text:p>
              </table:table-cell>
              <table:table-cell office:value-type="float" office:value="1.79697892708398">
                <text:p>1.79697892708398</text:p>
              </table:table-cell>
              <table:table-cell office:value-type="float" office:value="2.2266497168612">
                <text:p>2.2266497168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">
                <text:p>-8.2</text:p>
              </table:table-cell>
              <table:table-cell office:value-type="float" office:value="1.80254579323192">
                <text:p>1.80254579323192</text:p>
              </table:table-cell>
              <table:table-cell office:value-type="float" office:value="2.22987630388627">
                <text:p>2.22987630388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">
                <text:p>-8.1</text:p>
              </table:table-cell>
              <table:table-cell office:value-type="float" office:value="1.80810022948583">
                <text:p>1.80810022948583</text:p>
              </table:table-cell>
              <table:table-cell office:value-type="float" office:value="2.23301843317972">
                <text:p>2.23301843317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1.81364227743015">
                <text:p>1.81364227743015</text:p>
              </table:table-cell>
              <table:table-cell office:value-type="float" office:value="2.23620217636368">
                <text:p>2.23620217636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">
                <text:p>-7.9</text:p>
              </table:table-cell>
              <table:table-cell office:value-type="float" office:value="1.81917197846401">
                <text:p>1.81917197846401</text:p>
              </table:table-cell>
              <table:table-cell office:value-type="float" office:value="2.2393761198144">
                <text:p>2.2393761198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">
                <text:p>-7.8</text:p>
              </table:table-cell>
              <table:table-cell office:value-type="float" office:value="1.8248021760633">
                <text:p>1.8248021760633</text:p>
              </table:table-cell>
              <table:table-cell office:value-type="float" office:value="2.24256324396229">
                <text:p>2.24256324396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">
                <text:p>-7.7</text:p>
              </table:table-cell>
              <table:table-cell office:value-type="float" office:value="1.83030752130419">
                <text:p>1.83030752130419</text:p>
              </table:table-cell>
              <table:table-cell office:value-type="float" office:value="2.24571768800953">
                <text:p>2.24571768800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">
                <text:p>-7.6</text:p>
              </table:table-cell>
              <table:table-cell office:value-type="float" office:value="1.83586232420429">
                <text:p>1.83586232420429</text:p>
              </table:table-cell>
              <table:table-cell office:value-type="float" office:value="2.24886246713159">
                <text:p>2.24886246713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">
                <text:p>-7.5</text:p>
              </table:table-cell>
              <table:table-cell office:value-type="float" office:value="1.84140480591497">
                <text:p>1.84140480591497</text:p>
              </table:table-cell>
              <table:table-cell office:value-type="float" office:value="2.25202045568695">
                <text:p>2.25202045568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">
                <text:p>-7.4</text:p>
              </table:table-cell>
              <table:table-cell office:value-type="float" office:value="1.84698713608666">
                <text:p>1.84698713608666</text:p>
              </table:table-cell>
              <table:table-cell office:value-type="float" office:value="2.25519741041306">
                <text:p>2.25519741041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">
                <text:p>-7.3</text:p>
              </table:table-cell>
              <table:table-cell office:value-type="float" office:value="1.85256686135875">
                <text:p>1.85256686135875</text:p>
              </table:table-cell>
              <table:table-cell office:value-type="float" office:value="2.25838758137206">
                <text:p>2.25838758137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">
                <text:p>-7.2</text:p>
              </table:table-cell>
              <table:table-cell office:value-type="float" office:value="1.85807283670085">
                <text:p>1.85807283670085</text:p>
              </table:table-cell>
              <table:table-cell office:value-type="float" office:value="2.26154545454545">
                <text:p>2.26154545454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">
                <text:p>-7.1</text:p>
              </table:table-cell>
              <table:table-cell office:value-type="float" office:value="1.86356665235262">
                <text:p>1.86356665235262</text:p>
              </table:table-cell>
              <table:table-cell office:value-type="float" office:value="2.26469386828848">
                <text:p>2.26469386828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1.86922416962863">
                <text:p>1.86922416962863</text:p>
              </table:table-cell>
              <table:table-cell office:value-type="float" office:value="2.26785552433608">
                <text:p>2.26785552433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">
                <text:p>-6.9</text:p>
              </table:table-cell>
              <table:table-cell office:value-type="float" office:value="1.87481635651322">
                <text:p>1.87481635651322</text:p>
              </table:table-cell>
              <table:table-cell office:value-type="float" office:value="2.27103649568975">
                <text:p>2.27103649568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">
                <text:p>-6.8</text:p>
              </table:table-cell>
              <table:table-cell office:value-type="float" office:value="1.88033508621744">
                <text:p>1.88033508621744</text:p>
              </table:table-cell>
              <table:table-cell office:value-type="float" office:value="2.27423071709367">
                <text:p>2.27423071709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">
                <text:p>-6.7</text:p>
              </table:table-cell>
              <table:table-cell office:value-type="float" office:value="1.8860179585853">
                <text:p>1.8860179585853</text:p>
              </table:table-cell>
              <table:table-cell office:value-type="float" office:value="2.27739301103165">
                <text:p>2.27739301103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">
                <text:p>-6.6</text:p>
              </table:table-cell>
              <table:table-cell office:value-type="float" office:value="1.89163463298554">
                <text:p>1.89163463298554</text:p>
              </table:table-cell>
              <table:table-cell office:value-type="float" office:value="2.28061994548445">
                <text:p>2.28061994548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">
                <text:p>-6.5</text:p>
              </table:table-cell>
              <table:table-cell office:value-type="float" office:value="1.89723898336076">
                <text:p>1.89723898336076</text:p>
              </table:table-cell>
              <table:table-cell office:value-type="float" office:value="2.28378621558395">
                <text:p>2.28378621558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">
                <text:p>-6.4</text:p>
              </table:table-cell>
              <table:table-cell office:value-type="float" office:value="1.90294690696542">
                <text:p>1.90294690696542</text:p>
              </table:table-cell>
              <table:table-cell office:value-type="float" office:value="2.28697214734951">
                <text:p>2.28697214734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">
                <text:p>-6.3</text:p>
              </table:table-cell>
              <table:table-cell office:value-type="float" office:value="1.90858776304586">
                <text:p>1.90858776304586</text:p>
              </table:table-cell>
              <table:table-cell office:value-type="float" office:value="2.29022273063724">
                <text:p>2.29022273063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">
                <text:p>-6.2</text:p>
              </table:table-cell>
              <table:table-cell office:value-type="float" office:value="1.91439334102922">
                <text:p>1.91439334102922</text:p>
              </table:table-cell>
              <table:table-cell office:value-type="float" office:value="2.29339037337335">
                <text:p>2.29339037337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">
                <text:p>-6.1</text:p>
              </table:table-cell>
              <table:table-cell office:value-type="float" office:value="1.92007040116526">
                <text:p>1.92007040116526</text:p>
              </table:table-cell>
              <table:table-cell office:value-type="float" office:value="2.29662267949005">
                <text:p>2.29662267949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1.92591245301322">
                <text:p>1.92591245301322</text:p>
              </table:table-cell>
              <table:table-cell office:value-type="float" office:value="2.29984588926362">
                <text:p>2.299845889263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">
                <text:p>-5.9</text:p>
              </table:table-cell>
              <table:table-cell office:value-type="float" office:value="1.93168604651163">
                <text:p>1.93168604651163</text:p>
              </table:table-cell>
              <table:table-cell office:value-type="float" office:value="2.30306004103845">
                <text:p>2.303060041038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">
                <text:p>-5.8</text:p>
              </table:table-cell>
              <table:table-cell office:value-type="float" office:value="1.93744706594071">
                <text:p>1.93744706594071</text:p>
              </table:table-cell>
              <table:table-cell office:value-type="float" office:value="2.30629426700521">
                <text:p>2.30629426700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">
                <text:p>-5.7</text:p>
              </table:table-cell>
              <table:table-cell office:value-type="float" office:value="1.94343385507947">
                <text:p>1.94343385507947</text:p>
              </table:table-cell>
              <table:table-cell office:value-type="float" office:value="2.30954181494662">
                <text:p>2.30954181494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">
                <text:p>-5.6</text:p>
              </table:table-cell>
              <table:table-cell office:value-type="float" office:value="1.94940835546969">
                <text:p>1.94940835546969</text:p>
              </table:table-cell>
              <table:table-cell office:value-type="float" office:value="2.31278041846208">
                <text:p>2.31278041846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">
                <text:p>-5.5</text:p>
              </table:table-cell>
              <table:table-cell office:value-type="float" office:value="1.95531298998915">
                <text:p>1.95531298998915</text:p>
              </table:table-cell>
              <table:table-cell office:value-type="float" office:value="2.3160614865914">
                <text:p>2.3160614865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">
                <text:p>-5.4</text:p>
              </table:table-cell>
              <table:table-cell office:value-type="float" office:value="1.96144346044942">
                <text:p>1.96144346044942</text:p>
              </table:table-cell>
              <table:table-cell office:value-type="float" office:value="2.31928231254845">
                <text:p>2.319282312548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">
                <text:p>-5.3</text:p>
              </table:table-cell>
              <table:table-cell office:value-type="float" office:value="1.96744298008064">
                <text:p>1.96744298008064</text:p>
              </table:table-cell>
              <table:table-cell office:value-type="float" office:value="2.32254567977702">
                <text:p>2.32254567977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">
                <text:p>-5.2</text:p>
              </table:table-cell>
              <table:table-cell office:value-type="float" office:value="1.97366839004449">
                <text:p>1.97366839004449</text:p>
              </table:table-cell>
              <table:table-cell office:value-type="float" office:value="2.32585163257191">
                <text:p>2.32585163257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">
                <text:p>-5.1</text:p>
              </table:table-cell>
              <table:table-cell office:value-type="float" office:value="1.97988108822293">
                <text:p>1.97988108822293</text:p>
              </table:table-cell>
              <table:table-cell office:value-type="float" office:value="2.32914883289944">
                <text:p>2.32914883289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1.98608194852721">
                <text:p>1.98608194852721</text:p>
              </table:table-cell>
              <table:table-cell office:value-type="float" office:value="2.33238592548527">
                <text:p>2.332385925485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">
                <text:p>-4.9</text:p>
              </table:table-cell>
              <table:table-cell office:value-type="float" office:value="1.99238882895841">
                <text:p>1.99238882895841</text:p>
              </table:table-cell>
              <table:table-cell office:value-type="float" office:value="2.33571711481759">
                <text:p>2.33571711481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">
                <text:p>-4.8</text:p>
              </table:table-cell>
              <table:table-cell office:value-type="float" office:value="1.99880261030953">
                <text:p>1.99880261030953</text:p>
              </table:table-cell>
              <table:table-cell office:value-type="float" office:value="2.3389882652837">
                <text:p>2.3389882652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">
                <text:p>-4.7</text:p>
              </table:table-cell>
              <table:table-cell office:value-type="float" office:value="2.00514354066986">
                <text:p>2.00514354066986</text:p>
              </table:table-cell>
              <table:table-cell office:value-type="float" office:value="2.34232415230989">
                <text:p>2.34232415230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">
                <text:p>-4.6</text:p>
              </table:table-cell>
              <table:table-cell office:value-type="float" office:value="2.01159108561869">
                <text:p>2.01159108561869</text:p>
              </table:table-cell>
              <table:table-cell office:value-type="float" office:value="2.34562949324917">
                <text:p>2.34562949324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">
                <text:p>-4.5</text:p>
              </table:table-cell>
              <table:table-cell office:value-type="float" office:value="2.01802554613824">
                <text:p>2.01802554613824</text:p>
              </table:table-cell>
              <table:table-cell office:value-type="float" office:value="2.34897771551158">
                <text:p>2.34897771551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">
                <text:p>-4.4</text:p>
              </table:table-cell>
              <table:table-cell office:value-type="float" office:value="2.02444696201777">
                <text:p>2.02444696201777</text:p>
              </table:table-cell>
              <table:table-cell office:value-type="float" office:value="2.35228788176909">
                <text:p>2.35228788176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">
                <text:p>-4.3</text:p>
              </table:table-cell>
              <table:table-cell office:value-type="float" office:value="2.03085537288539">
                <text:p>2.03085537288539</text:p>
              </table:table-cell>
              <table:table-cell office:value-type="float" office:value="2.35561911832136">
                <text:p>2.35561911832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">
                <text:p>-4.2</text:p>
              </table:table-cell>
              <table:table-cell office:value-type="float" office:value="2.03725081820887">
                <text:p>2.03725081820887</text:p>
              </table:table-cell>
              <table:table-cell office:value-type="float" office:value="2.35901517794836">
                <text:p>2.359015177948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">
                <text:p>-4.1</text:p>
              </table:table-cell>
              <table:table-cell office:value-type="float" office:value="2.04381427976934">
                <text:p>2.04381427976934</text:p>
              </table:table-cell>
              <table:table-cell office:value-type="float" office:value="2.36232957267936">
                <text:p>2.36232957267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">
                <text:p>-4</text:p>
              </table:table-cell>
              <table:table-cell office:value-type="float" office:value="2.05012471789999">
                <text:p>2.05012471789999</text:p>
              </table:table-cell>
              <table:table-cell office:value-type="float" office:value="2.36570881642775">
                <text:p>2.365708816427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">
                <text:p>-3.9</text:p>
              </table:table-cell>
              <table:table-cell office:value-type="float" office:value="2.05660377358491">
                <text:p>2.05660377358491</text:p>
              </table:table-cell>
              <table:table-cell office:value-type="float" office:value="2.3690796906231">
                <text:p>2.3690796906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">
                <text:p>-3.8</text:p>
              </table:table-cell>
              <table:table-cell office:value-type="float" office:value="2.06295198577356">
                <text:p>2.06295198577356</text:p>
              </table:table-cell>
              <table:table-cell office:value-type="float" office:value="2.37244222632093">
                <text:p>2.372442226320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">
                <text:p>-3.7</text:p>
              </table:table-cell>
              <table:table-cell office:value-type="float" office:value="2.0692881677129">
                <text:p>2.0692881677129</text:p>
              </table:table-cell>
              <table:table-cell office:value-type="float" office:value="2.37584794434451">
                <text:p>2.37584794434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">
                <text:p>-3.6</text:p>
              </table:table-cell>
              <table:table-cell office:value-type="float" office:value="2.07555318897172">
                <text:p>2.07555318897172</text:p>
              </table:table-cell>
              <table:table-cell office:value-type="float" office:value="2.37924540554581">
                <text:p>2.379245405545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">
                <text:p>-3.5</text:p>
              </table:table-cell>
              <table:table-cell office:value-type="float" office:value="2.08174725144816">
                <text:p>2.08174725144816</text:p>
              </table:table-cell>
              <table:table-cell office:value-type="float" office:value="2.38263463991525">
                <text:p>2.38263463991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">
                <text:p>-3.4</text:p>
              </table:table-cell>
              <table:table-cell office:value-type="float" office:value="2.08787055627731">
                <text:p>2.08787055627731</text:p>
              </table:table-cell>
              <table:table-cell office:value-type="float" office:value="2.38606720221128">
                <text:p>2.38606720221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">
                <text:p>-3.3</text:p>
              </table:table-cell>
              <table:table-cell office:value-type="float" office:value="2.09398784589061">
                <text:p>2.09398784589061</text:p>
              </table:table-cell>
              <table:table-cell office:value-type="float" office:value="2.38944008282288">
                <text:p>2.38944008282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">
                <text:p>-3.2</text:p>
              </table:table-cell>
              <table:table-cell office:value-type="float" office:value="2.09985263778367">
                <text:p>2.09985263778367</text:p>
              </table:table-cell>
              <table:table-cell office:value-type="float" office:value="2.39285637346776">
                <text:p>2.392856373467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">
                <text:p>-3.1</text:p>
              </table:table-cell>
              <table:table-cell office:value-type="float" office:value="2.1057714958775">
                <text:p>2.1057714958775</text:p>
              </table:table-cell>
              <table:table-cell office:value-type="float" office:value="2.39628609545122">
                <text:p>2.39628609545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">
                <text:p>-3</text:p>
              </table:table-cell>
              <table:table-cell office:value-type="float" office:value="2.11150338334804">
                <text:p>2.11150338334804</text:p>
              </table:table-cell>
              <table:table-cell office:value-type="float" office:value="2.39973779229711">
                <text:p>2.39973779229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">
                <text:p>-2.9</text:p>
              </table:table-cell>
              <table:table-cell office:value-type="float" office:value="2.11704191405561">
                <text:p>2.11704191405561</text:p>
              </table:table-cell>
              <table:table-cell office:value-type="float" office:value="2.4032029539307">
                <text:p>2.4032029539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">
                <text:p>-2.8</text:p>
              </table:table-cell>
              <table:table-cell office:value-type="float" office:value="2.12251850111594">
                <text:p>2.12251850111594</text:p>
              </table:table-cell>
              <table:table-cell office:value-type="float" office:value="2.40666009091689">
                <text:p>2.40666009091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">
                <text:p>-2.7</text:p>
              </table:table-cell>
              <table:table-cell office:value-type="float" office:value="2.12799295774648">
                <text:p>2.12799295774648</text:p>
              </table:table-cell>
              <table:table-cell office:value-type="float" office:value="2.41010923109874">
                <text:p>2.410109231098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">
                <text:p>-2.6</text:p>
              </table:table-cell>
              <table:table-cell office:value-type="float" office:value="2.13327469950161">
                <text:p>2.13327469950161</text:p>
              </table:table-cell>
              <table:table-cell office:value-type="float" office:value="2.41355040219066">
                <text:p>2.413550402190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2.13842999414177">
                <text:p>2.13842999414177</text:p>
              </table:table-cell>
              <table:table-cell office:value-type="float" office:value="2.41703528003932">
                <text:p>2.417035280039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">
                <text:p>-2.4</text:p>
              </table:table-cell>
              <table:table-cell office:value-type="float" office:value="2.1435177055897">
                <text:p>2.1435177055897</text:p>
              </table:table-cell>
              <table:table-cell office:value-type="float" office:value="2.42051227321238">
                <text:p>2.420512273212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">
                <text:p>-2.3</text:p>
              </table:table-cell>
              <table:table-cell office:value-type="float" office:value="2.14866366454179">
                <text:p>2.14866366454179</text:p>
              </table:table-cell>
              <table:table-cell office:value-type="float" office:value="2.42398140843869">
                <text:p>2.423981408438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">
                <text:p>-2.2</text:p>
              </table:table-cell>
              <table:table-cell office:value-type="float" office:value="2.15355849012504">
                <text:p>2.15355849012504</text:p>
              </table:table-cell>
              <table:table-cell office:value-type="float" office:value="2.42746400885936">
                <text:p>2.42746400885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">
                <text:p>-2.1</text:p>
              </table:table-cell>
              <table:table-cell office:value-type="float" office:value="2.15857076132648">
                <text:p>2.15857076132648</text:p>
              </table:table-cell>
              <table:table-cell office:value-type="float" office:value="2.43096919673247">
                <text:p>2.430969196732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2.16357484540894">
                <text:p>2.16357484540894</text:p>
              </table:table-cell>
              <table:table-cell office:value-type="float" office:value="2.4344878878028">
                <text:p>2.4344878878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">
                <text:p>-1.9</text:p>
              </table:table-cell>
              <table:table-cell office:value-type="float" office:value="2.16851247377011">
                <text:p>2.16851247377011</text:p>
              </table:table-cell>
              <table:table-cell office:value-type="float" office:value="2.43799881134318">
                <text:p>2.43799881134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">
                <text:p>-1.8</text:p>
              </table:table-cell>
              <table:table-cell office:value-type="float" office:value="2.1732572360375">
                <text:p>2.1732572360375</text:p>
              </table:table-cell>
              <table:table-cell office:value-type="float" office:value="2.44150199304554">
                <text:p>2.44150199304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">
                <text:p>-1.7</text:p>
              </table:table-cell>
              <table:table-cell office:value-type="float" office:value="2.17817864416642">
                <text:p>2.17817864416642</text:p>
              </table:table-cell>
              <table:table-cell office:value-type="float" office:value="2.44507042253521">
                <text:p>2.44507042253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">
                <text:p>-1.6</text:p>
              </table:table-cell>
              <table:table-cell office:value-type="float" office:value="2.1830920402349">
                <text:p>2.1830920402349</text:p>
              </table:table-cell>
              <table:table-cell office:value-type="float" office:value="2.44855819070387">
                <text:p>2.44855819070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">
                <text:p>-1.5</text:p>
              </table:table-cell>
              <table:table-cell office:value-type="float" office:value="2.18799744379248">
                <text:p>2.18799744379248</text:p>
              </table:table-cell>
              <table:table-cell office:value-type="float" office:value="2.45211124730547">
                <text:p>2.45211124730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">
                <text:p>-1.4</text:p>
              </table:table-cell>
              <table:table-cell office:value-type="float" office:value="2.19289487432519">
                <text:p>2.19289487432519</text:p>
              </table:table-cell>
              <table:table-cell office:value-type="float" office:value="2.45565665308535">
                <text:p>2.45565665308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">
                <text:p>-1.3</text:p>
              </table:table-cell>
              <table:table-cell office:value-type="float" office:value="2.19796983758701">
                <text:p>2.19796983758701</text:p>
              </table:table-cell>
              <table:table-cell office:value-type="float" office:value="2.45924629367975">
                <text:p>2.459246293679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2.20296742784282">
                <text:p>2.20296742784282</text:p>
              </table:table-cell>
              <table:table-cell office:value-type="float" office:value="2.462776490415">
                <text:p>2.4627764904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">
                <text:p>-1.1</text:p>
              </table:table-cell>
              <table:table-cell office:value-type="float" office:value="2.20795691452397">
                <text:p>2.20795691452397</text:p>
              </table:table-cell>
              <table:table-cell office:value-type="float" office:value="2.46637205387205">
                <text:p>2.46637205387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2.21299618099757">
                <text:p>2.21299618099757</text:p>
              </table:table-cell>
              <table:table-cell office:value-type="float" office:value="2.46996005886063">
                <text:p>2.46996005886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">
                <text:p>-0.9</text:p>
              </table:table-cell>
              <table:table-cell office:value-type="float" office:value="2.2182133564614">
                <text:p>2.2182133564614</text:p>
              </table:table-cell>
              <table:table-cell office:value-type="float" office:value="2.47354052918942">
                <text:p>2.473540529189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">
                <text:p>-0.8</text:p>
              </table:table-cell>
              <table:table-cell office:value-type="float" office:value="2.22335201340343">
                <text:p>2.22335201340343</text:p>
              </table:table-cell>
              <table:table-cell office:value-type="float" office:value="2.47711348856723">
                <text:p>2.477113488567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">
                <text:p>-0.7</text:p>
              </table:table-cell>
              <table:table-cell office:value-type="float" office:value="2.22866874494862">
                <text:p>2.22866874494862</text:p>
              </table:table-cell>
              <table:table-cell office:value-type="float" office:value="2.48075190175821">
                <text:p>2.480751901758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">
                <text:p>-0.6</text:p>
              </table:table-cell>
              <table:table-cell office:value-type="float" office:value="2.23390632210429">
                <text:p>2.23390632210429</text:p>
              </table:table-cell>
              <table:table-cell office:value-type="float" office:value="2.48438285044381">
                <text:p>2.48438285044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2.23932215113263">
                <text:p>2.23932215113263</text:p>
              </table:table-cell>
              <table:table-cell office:value-type="float" office:value="2.48795432682254">
                <text:p>2.487954326822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">
                <text:p>-0.4</text:p>
              </table:table-cell>
              <table:table-cell office:value-type="float" office:value="2.24471577492369">
                <text:p>2.24471577492369</text:p>
              </table:table-cell>
              <table:table-cell office:value-type="float" office:value="2.49159128418326">
                <text:p>2.49159128418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">
                <text:p>-0.3</text:p>
              </table:table-cell>
              <table:table-cell office:value-type="float" office:value="2.25023020257827">
                <text:p>2.25023020257827</text:p>
              </table:table-cell>
              <table:table-cell office:value-type="float" office:value="2.4952937493478">
                <text:p>2.4952937493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">
                <text:p>-0.2</text:p>
              </table:table-cell>
              <table:table-cell office:value-type="float" office:value="2.25585140031054">
                <text:p>2.25585140031054</text:p>
              </table:table-cell>
              <table:table-cell office:value-type="float" office:value="2.49891585355683">
                <text:p>2.498915853556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">
                <text:p>-0.1</text:p>
              </table:table-cell>
              <table:table-cell office:value-type="float" office:value="2.26144917542952">
                <text:p>2.26144917542952</text:p>
              </table:table-cell>
              <table:table-cell office:value-type="float" office:value="2.50260351578772">
                <text:p>2.50260351578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.2671681212678">
                <text:p>2.2671681212678</text:p>
              </table:table-cell>
              <table:table-cell office:value-type="float" office:value="2.50625247081833">
                <text:p>2.50625247081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2.27293591141201">
                <text:p>2.27293591141201</text:p>
              </table:table-cell>
              <table:table-cell office:value-type="float" office:value="2.50996695005093">
                <text:p>2.509966950050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2.27867912629708">
                <text:p>2.27867912629708</text:p>
              </table:table-cell>
              <table:table-cell office:value-type="float" office:value="2.51367402454472">
                <text:p>2.513674024544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2.28454399633364">
                <text:p>2.28454399633364</text:p>
              </table:table-cell>
              <table:table-cell office:value-type="float" office:value="2.51744668492241">
                <text:p>2.51744668492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  <table:table-cell office:value-type="float" office:value="2.29045738164749">
                <text:p>2.29045738164749</text:p>
              </table:table-cell>
              <table:table-cell office:value-type="float" office:value="2.5211597446738">
                <text:p>2.5211597446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2.29641917400755">
                <text:p>2.29641917400755</text:p>
              </table:table-cell>
              <table:table-cell office:value-type="float" office:value="2.52495910888424">
                <text:p>2.524959108884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">
                <text:p>0.6</text:p>
              </table:table-cell>
              <table:table-cell office:value-type="float" office:value="2.30242926550443">
                <text:p>2.30242926550443</text:p>
              </table:table-cell>
              <table:table-cell office:value-type="float" office:value="2.52871946553044">
                <text:p>2.52871946553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2.30835570278143">
                <text:p>2.30835570278143</text:p>
              </table:table-cell>
              <table:table-cell office:value-type="float" office:value="2.53254535686242">
                <text:p>2.532545356862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2.3144047483164">
                <text:p>2.3144047483164</text:p>
              </table:table-cell>
              <table:table-cell office:value-type="float" office:value="2.5364051113726">
                <text:p>2.53640511137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2.32050185343599">
                <text:p>2.32050185343599</text:p>
              </table:table-cell>
              <table:table-cell office:value-type="float" office:value="2.54027800692955">
                <text:p>2.54027800692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.32664691132893">
                <text:p>2.32664691132893</text:p>
              </table:table-cell>
              <table:table-cell office:value-type="float" office:value="2.54418460904502">
                <text:p>2.54418460904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2.3327828711349">
                <text:p>2.3327828711349</text:p>
              </table:table-cell>
              <table:table-cell office:value-type="float" office:value="2.54812481989214">
                <text:p>2.548124819892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">
                <text:p>1.2</text:p>
              </table:table-cell>
              <table:table-cell office:value-type="float" office:value="2.33896665528622">
                <text:p>2.33896665528622</text:p>
              </table:table-cell>
              <table:table-cell office:value-type="float" office:value="2.55217158838529">
                <text:p>2.55217158838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">
                <text:p>1.3</text:p>
              </table:table-cell>
              <table:table-cell office:value-type="float" office:value="2.34519815773014">
                <text:p>2.34519815773014</text:p>
              </table:table-cell>
              <table:table-cell office:value-type="float" office:value="2.55621982537237">
                <text:p>2.556219825372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">
                <text:p>1.4</text:p>
              </table:table-cell>
              <table:table-cell office:value-type="float" office:value="2.35142045454545">
                <text:p>2.35142045454545</text:p>
              </table:table-cell>
              <table:table-cell office:value-type="float" office:value="2.56037437655221">
                <text:p>2.56037437655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2.35763356611594">
                <text:p>2.35763356611594</text:p>
              </table:table-cell>
              <table:table-cell office:value-type="float" office:value="2.56458260709086">
                <text:p>2.56458260709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">
                <text:p>1.6</text:p>
              </table:table-cell>
              <table:table-cell office:value-type="float" office:value="2.36389424713491">
                <text:p>2.36389424713491</text:p>
              </table:table-cell>
              <table:table-cell office:value-type="float" office:value="2.56885319785307">
                <text:p>2.56885319785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">
                <text:p>1.7</text:p>
              </table:table-cell>
              <table:table-cell office:value-type="float" office:value="2.37020239242587">
                <text:p>2.37020239242587</text:p>
              </table:table-cell>
              <table:table-cell office:value-type="float" office:value="2.5732501023332">
                <text:p>2.5732501023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">
                <text:p>1.8</text:p>
              </table:table-cell>
              <table:table-cell office:value-type="float" office:value="2.3765012463177">
                <text:p>2.3765012463177</text:p>
              </table:table-cell>
              <table:table-cell office:value-type="float" office:value="2.57778186725555">
                <text:p>2.57778186725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">
                <text:p>1.9</text:p>
              </table:table-cell>
              <table:table-cell office:value-type="float" office:value="2.38279082932352">
                <text:p>2.38279082932352</text:p>
              </table:table-cell>
              <table:table-cell office:value-type="float" office:value="2.58250086821515">
                <text:p>2.582500868215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2.38912772938115">
                <text:p>2.38912772938115</text:p>
              </table:table-cell>
              <table:table-cell office:value-type="float" office:value="2.58730126334265">
                <text:p>2.587301263342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">
                <text:p>2.1</text:p>
              </table:table-cell>
              <table:table-cell office:value-type="float" office:value="2.39545531626251">
                <text:p>2.39545531626251</text:p>
              </table:table-cell>
              <table:table-cell office:value-type="float" office:value="2.59227616581367">
                <text:p>2.592276165813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">
                <text:p>2.2</text:p>
              </table:table-cell>
              <table:table-cell office:value-type="float" office:value="2.40183009489381">
                <text:p>2.40183009489381</text:p>
              </table:table-cell>
              <table:table-cell office:value-type="float" office:value="2.5974250850496">
                <text:p>2.59742508504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">
                <text:p>2.3</text:p>
              </table:table-cell>
              <table:table-cell office:value-type="float" office:value="2.40819551842863">
                <text:p>2.40819551842863</text:p>
              </table:table-cell>
              <table:table-cell office:value-type="float" office:value="2.60284120975292">
                <text:p>2.6028412097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">
                <text:p>2.4</text:p>
              </table:table-cell>
              <table:table-cell office:value-type="float" office:value="2.41468779965029">
                <text:p>2.41468779965029</text:p>
              </table:table-cell>
              <table:table-cell office:value-type="float" office:value="2.60843042762155">
                <text:p>2.60843042762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">
                <text:p>2.5</text:p>
              </table:table-cell>
              <table:table-cell office:value-type="float" office:value="2.42109119603201">
                <text:p>2.42109119603201</text:p>
              </table:table-cell>
              <table:table-cell office:value-type="float" office:value="2.6141594718131">
                <text:p>2.61415947181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2.4274288932695">
                <text:p>2.4274288932695</text:p>
              </table:table-cell>
              <table:table-cell office:value-type="float" office:value="2.62011365942764">
                <text:p>2.62011365942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">
                <text:p>2.7</text:p>
              </table:table-cell>
              <table:table-cell office:value-type="float" office:value="2.43386987843314">
                <text:p>2.43386987843314</text:p>
              </table:table-cell>
              <table:table-cell office:value-type="float" office:value="2.62619892527629">
                <text:p>2.626198925276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8">
                <text:p>2.8</text:p>
              </table:table-cell>
              <table:table-cell office:value-type="float" office:value="2.44024520555649">
                <text:p>2.44024520555649</text:p>
              </table:table-cell>
              <table:table-cell office:value-type="float" office:value="2.632414910859">
                <text:p>2.6324149108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">
                <text:p>2.9</text:p>
              </table:table-cell>
              <table:table-cell office:value-type="float" office:value="2.44666741598292">
                <text:p>2.44666741598292</text:p>
              </table:table-cell>
              <table:table-cell office:value-type="float" office:value="2.63870053638296">
                <text:p>2.63870053638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.45321801639897">
                <text:p>2.45321801639897</text:p>
              </table:table-cell>
              <table:table-cell office:value-type="float" office:value="2.64501516683519">
                <text:p>2.645015166835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">
                <text:p>3.1</text:p>
              </table:table-cell>
              <table:table-cell office:value-type="float" office:value="2.4596217520624">
                <text:p>2.4596217520624</text:p>
              </table:table-cell>
              <table:table-cell office:value-type="float" office:value="2.65137892716436">
                <text:p>2.651378927164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">
                <text:p>3.2</text:p>
              </table:table-cell>
              <table:table-cell office:value-type="float" office:value="2.46601615074024">
                <text:p>2.46601615074024</text:p>
              </table:table-cell>
              <table:table-cell office:value-type="float" office:value="2.65773112636254">
                <text:p>2.657731126362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">
                <text:p>3.3</text:p>
              </table:table-cell>
              <table:table-cell office:value-type="float" office:value="2.47245727094424">
                <text:p>2.47245727094424</text:p>
              </table:table-cell>
              <table:table-cell office:value-type="float" office:value="2.66409196329535">
                <text:p>2.664091963295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">
                <text:p>3.4</text:p>
              </table:table-cell>
              <table:table-cell office:value-type="float" office:value="2.47897183177465">
                <text:p>2.47897183177465</text:p>
              </table:table-cell>
              <table:table-cell office:value-type="float" office:value="2.6704749239356">
                <text:p>2.67047492393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  <table:table-cell office:value-type="float" office:value="2.48539451594852">
                <text:p>2.48539451594852</text:p>
              </table:table-cell>
              <table:table-cell office:value-type="float" office:value="2.67677255707211">
                <text:p>2.676772557072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">
                <text:p>3.6</text:p>
              </table:table-cell>
              <table:table-cell office:value-type="float" office:value="2.49175194318627">
                <text:p>2.49175194318627</text:p>
              </table:table-cell>
              <table:table-cell office:value-type="float" office:value="2.68311275594352">
                <text:p>2.68311275594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">
                <text:p>3.7</text:p>
              </table:table-cell>
              <table:table-cell office:value-type="float" office:value="2.49815601251676">
                <text:p>2.49815601251676</text:p>
              </table:table-cell>
              <table:table-cell office:value-type="float" office:value="2.68934750718405">
                <text:p>2.689347507184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">
                <text:p>3.8</text:p>
              </table:table-cell>
              <table:table-cell office:value-type="float" office:value="2.50463480008935">
                <text:p>2.50463480008935</text:p>
              </table:table-cell>
              <table:table-cell office:value-type="float" office:value="2.69562511293593">
                <text:p>2.69562511293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">
                <text:p>3.9</text:p>
              </table:table-cell>
              <table:table-cell office:value-type="float" office:value="2.51096478991128">
                <text:p>2.51096478991128</text:p>
              </table:table-cell>
              <table:table-cell office:value-type="float" office:value="2.70181737944315">
                <text:p>2.701817379443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2.51722984275677">
                <text:p>2.51722984275677</text:p>
              </table:table-cell>
              <table:table-cell office:value-type="float" office:value="2.70803270803271">
                <text:p>2.708032708032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">
                <text:p>4.1</text:p>
              </table:table-cell>
              <table:table-cell office:value-type="float" office:value="2.52368215758386">
                <text:p>2.52368215758386</text:p>
              </table:table-cell>
              <table:table-cell office:value-type="float" office:value="2.71421706047257">
                <text:p>2.714217060472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">
                <text:p>4.2</text:p>
              </table:table-cell>
              <table:table-cell office:value-type="float" office:value="2.52992928336767">
                <text:p>2.52992928336767</text:p>
              </table:table-cell>
              <table:table-cell office:value-type="float" office:value="2.72037051856594">
                <text:p>2.720370518565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">
                <text:p>4.3</text:p>
              </table:table-cell>
              <table:table-cell office:value-type="float" office:value="2.53611172935678">
                <text:p>2.53611172935678</text:p>
              </table:table-cell>
              <table:table-cell office:value-type="float" office:value="2.72649316382826">
                <text:p>2.726493163828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">
                <text:p>4.4</text:p>
              </table:table-cell>
              <table:table-cell office:value-type="float" office:value="2.54242660142349">
                <text:p>2.54242660142349</text:p>
              </table:table-cell>
              <table:table-cell office:value-type="float" office:value="2.73258507748842">
                <text:p>2.73258507748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">
                <text:p>4.5</text:p>
              </table:table-cell>
              <table:table-cell office:value-type="float" office:value="2.54859143190532">
                <text:p>2.54859143190532</text:p>
              </table:table-cell>
              <table:table-cell office:value-type="float" office:value="2.73862638678266">
                <text:p>2.738626386782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">
                <text:p>4.6</text:p>
              </table:table-cell>
              <table:table-cell office:value-type="float" office:value="2.55469183786785">
                <text:p>2.55469183786785</text:p>
              </table:table-cell>
              <table:table-cell office:value-type="float" office:value="2.74465709728868">
                <text:p>2.744657097288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">
                <text:p>4.7</text:p>
              </table:table-cell>
              <table:table-cell office:value-type="float" office:value="2.56087004771945">
                <text:p>2.56087004771945</text:p>
              </table:table-cell>
              <table:table-cell office:value-type="float" office:value="2.75063739941041">
                <text:p>2.75063739941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">
                <text:p>4.8</text:p>
              </table:table-cell>
              <table:table-cell office:value-type="float" office:value="2.56684225117826">
                <text:p>2.56684225117826</text:p>
              </table:table-cell>
              <table:table-cell office:value-type="float" office:value="2.75660722814838">
                <text:p>2.75660722814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">
                <text:p>4.9</text:p>
              </table:table-cell>
              <table:table-cell office:value-type="float" office:value="2.57294841247853">
                <text:p>2.57294841247853</text:p>
              </table:table-cell>
              <table:table-cell office:value-type="float" office:value="2.7625268432355">
                <text:p>2.76252684323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2.57884828349945">
                <text:p>2.57884828349945</text:p>
              </table:table-cell>
              <table:table-cell office:value-type="float" office:value="2.76841624284806">
                <text:p>2.768416242848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1">
                <text:p>5.1</text:p>
              </table:table-cell>
              <table:table-cell office:value-type="float" office:value="2.5848826914564">
                <text:p>2.5848826914564</text:p>
              </table:table-cell>
              <table:table-cell office:value-type="float" office:value="2.77431072470672">
                <text:p>2.774310724706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">
                <text:p>5.2</text:p>
              </table:table-cell>
              <table:table-cell office:value-type="float" office:value="2.59065523914847">
                <text:p>2.59065523914847</text:p>
              </table:table-cell>
              <table:table-cell office:value-type="float" office:value="2.78014001546913">
                <text:p>2.78014001546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">
                <text:p>5.3</text:p>
              </table:table-cell>
              <table:table-cell office:value-type="float" office:value="2.59641949386673">
                <text:p>2.59641949386673</text:p>
              </table:table-cell>
              <table:table-cell office:value-type="float" office:value="2.78597471565014">
                <text:p>2.785974715650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">
                <text:p>5.4</text:p>
              </table:table-cell>
              <table:table-cell office:value-type="float" office:value="2.60220872446162">
                <text:p>2.60220872446162</text:p>
              </table:table-cell>
              <table:table-cell office:value-type="float" office:value="2.79174420906751">
                <text:p>2.79174420906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">
                <text:p>5.5</text:p>
              </table:table-cell>
              <table:table-cell office:value-type="float" office:value="2.60784638304916">
                <text:p>2.60784638304916</text:p>
              </table:table-cell>
              <table:table-cell office:value-type="float" office:value="2.79751943504837">
                <text:p>2.797519435048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">
                <text:p>5.6</text:p>
              </table:table-cell>
              <table:table-cell office:value-type="float" office:value="2.61350978770334">
                <text:p>2.61350978770334</text:p>
              </table:table-cell>
              <table:table-cell office:value-type="float" office:value="2.80320967646303">
                <text:p>2.8032096764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">
                <text:p>5.7</text:p>
              </table:table-cell>
              <table:table-cell office:value-type="float" office:value="2.61902137976637">
                <text:p>2.61902137976637</text:p>
              </table:table-cell>
              <table:table-cell office:value-type="float" office:value="2.80890600315956">
                <text:p>2.80890600315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">
                <text:p>5.8</text:p>
              </table:table-cell>
              <table:table-cell office:value-type="float" office:value="2.62455947136564">
                <text:p>2.62455947136564</text:p>
              </table:table-cell>
              <table:table-cell office:value-type="float" office:value="2.81453713203378">
                <text:p>2.814537132033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">
                <text:p>5.9</text:p>
              </table:table-cell>
              <table:table-cell office:value-type="float" office:value="2.62994552357894">
                <text:p>2.62994552357894</text:p>
              </table:table-cell>
              <table:table-cell office:value-type="float" office:value="2.82017466043724">
                <text:p>2.820174660437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2.63535881220786">
                <text:p>2.63535881220786</text:p>
              </table:table-cell>
              <table:table-cell office:value-type="float" office:value="2.82578294268269">
                <text:p>2.825782942682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">
                <text:p>6.1</text:p>
              </table:table-cell>
              <table:table-cell office:value-type="float" office:value="2.64050994614793">
                <text:p>2.64050994614793</text:p>
              </table:table-cell>
              <table:table-cell office:value-type="float" office:value="2.83136205301793">
                <text:p>2.831362053017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">
                <text:p>6.2</text:p>
              </table:table-cell>
              <table:table-cell office:value-type="float" office:value="2.64579901153213">
                <text:p>2.64579901153213</text:p>
              </table:table-cell>
              <table:table-cell office:value-type="float" office:value="2.83683662032759">
                <text:p>2.836836620327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">
                <text:p>6.3</text:p>
              </table:table-cell>
              <table:table-cell office:value-type="float" office:value="2.65102623202722">
                <text:p>2.65102623202722</text:p>
              </table:table-cell>
              <table:table-cell office:value-type="float" office:value="2.84233791748527">
                <text:p>2.842337917485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">
                <text:p>6.4</text:p>
              </table:table-cell>
              <table:table-cell office:value-type="float" office:value="2.65599122566493">
                <text:p>2.65599122566493</text:p>
              </table:table-cell>
              <table:table-cell office:value-type="float" office:value="2.8478102977838">
                <text:p>2.84781029778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">
                <text:p>6.5</text:p>
              </table:table-cell>
              <table:table-cell office:value-type="float" office:value="2.66098536745766">
                <text:p>2.66098536745766</text:p>
              </table:table-cell>
              <table:table-cell office:value-type="float" office:value="2.85325383438591">
                <text:p>2.853253834385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2.6658269441402">
                <text:p>2.6658269441402</text:p>
              </table:table-cell>
              <table:table-cell office:value-type="float" office:value="2.85866860020773">
                <text:p>2.858668600207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">
                <text:p>6.7</text:p>
              </table:table-cell>
              <table:table-cell office:value-type="float" office:value="2.67069833625219">
                <text:p>2.67069833625219</text:p>
              </table:table-cell>
              <table:table-cell office:value-type="float" office:value="2.8640350877193">
                <text:p>2.86403508771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">
                <text:p>6.8</text:p>
              </table:table-cell>
              <table:table-cell office:value-type="float" office:value="2.67550864143513">
                <text:p>2.67550864143513</text:p>
              </table:table-cell>
              <table:table-cell office:value-type="float" office:value="2.86937298249046">
                <text:p>2.86937298249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">
                <text:p>6.9</text:p>
              </table:table-cell>
              <table:table-cell office:value-type="float" office:value="2.68011149368749">
                <text:p>2.68011149368749</text:p>
              </table:table-cell>
              <table:table-cell office:value-type="float" office:value="2.87468235662067">
                <text:p>2.87468235662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2.68479982522257">
                <text:p>2.68479982522257</text:p>
              </table:table-cell>
              <table:table-cell office:value-type="float" office:value="2.87996328196715">
                <text:p>2.87996328196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">
                <text:p>7.1</text:p>
              </table:table-cell>
              <table:table-cell office:value-type="float" office:value="2.68942743300038">
                <text:p>2.68942743300038</text:p>
              </table:table-cell>
              <table:table-cell office:value-type="float" office:value="2.88519631566622">
                <text:p>2.88519631566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2">
                <text:p>7.2</text:p>
              </table:table-cell>
              <table:table-cell office:value-type="float" office:value="2.69384749645467">
                <text:p>2.69384749645467</text:p>
              </table:table-cell>
              <table:table-cell office:value-type="float" office:value="2.89040107629614">
                <text:p>2.890401076296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">
                <text:p>7.3</text:p>
              </table:table-cell>
              <table:table-cell office:value-type="float" office:value="2.69835386460264">
                <text:p>2.69835386460264</text:p>
              </table:table-cell>
              <table:table-cell office:value-type="float" office:value="2.89557763491136">
                <text:p>2.89557763491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">
                <text:p>7.4</text:p>
              </table:table-cell>
              <table:table-cell office:value-type="float" office:value="2.7027998692668">
                <text:p>2.7027998692668</text:p>
              </table:table-cell>
              <table:table-cell office:value-type="float" office:value="2.90078252744686">
                <text:p>2.900782527446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2.7070382668336">
                <text:p>2.7070382668336</text:p>
              </table:table-cell>
              <table:table-cell office:value-type="float" office:value="2.90588349703394">
                <text:p>2.905883497033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6">
                <text:p>7.6</text:p>
              </table:table-cell>
              <table:table-cell office:value-type="float" office:value="2.71136375999565">
                <text:p>2.71136375999565</text:p>
              </table:table-cell>
              <table:table-cell office:value-type="float" office:value="2.9109565082203">
                <text:p>2.9109565082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">
                <text:p>7.7</text:p>
              </table:table-cell>
              <table:table-cell office:value-type="float" office:value="2.71562924707801">
                <text:p>2.71562924707801</text:p>
              </table:table-cell>
              <table:table-cell office:value-type="float" office:value="2.91600163103629">
                <text:p>2.916001631036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">
                <text:p>7.8</text:p>
              </table:table-cell>
              <table:table-cell office:value-type="float" office:value="2.71974141677531">
                <text:p>2.71974141677531</text:p>
              </table:table-cell>
              <table:table-cell office:value-type="float" office:value="2.92105620549832">
                <text:p>2.921056205498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">
                <text:p>7.9</text:p>
              </table:table-cell>
              <table:table-cell office:value-type="float" office:value="2.72394136807818">
                <text:p>2.72394136807818</text:p>
              </table:table-cell>
              <table:table-cell office:value-type="float" office:value="2.92602644128252">
                <text:p>2.926026441282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2.72808159722222">
                <text:p>2.72808159722222</text:p>
              </table:table-cell>
              <table:table-cell office:value-type="float" office:value="2.93096902903407">
                <text:p>2.930969029034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">
                <text:p>8.1</text:p>
              </table:table-cell>
              <table:table-cell office:value-type="float" office:value="2.7321622207764">
                <text:p>2.7321622207764</text:p>
              </table:table-cell>
              <table:table-cell office:value-type="float" office:value="2.93594085657332">
                <text:p>2.93594085657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">
                <text:p>8.2</text:p>
              </table:table-cell>
              <table:table-cell office:value-type="float" office:value="2.73608928861678">
                <text:p>2.73608928861678</text:p>
              </table:table-cell>
              <table:table-cell office:value-type="float" office:value="2.94080906524345">
                <text:p>2.940809065243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3">
                <text:p>8.3</text:p>
              </table:table-cell>
              <table:table-cell office:value-type="float" office:value="2.74010504087931">
                <text:p>2.74010504087931</text:p>
              </table:table-cell>
              <table:table-cell office:value-type="float" office:value="2.94570677795811">
                <text:p>2.945706777958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">
                <text:p>8.4</text:p>
              </table:table-cell>
              <table:table-cell office:value-type="float" office:value="2.74411557816135">
                <text:p>2.74411557816135</text:p>
              </table:table-cell>
              <table:table-cell office:value-type="float" office:value="2.95052028031429">
                <text:p>2.950520280314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">
                <text:p>8.5</text:p>
              </table:table-cell>
              <table:table-cell office:value-type="float" office:value="2.74806683610015">
                <text:p>2.74806683610015</text:p>
              </table:table-cell>
              <table:table-cell office:value-type="float" office:value="2.95534422561293">
                <text:p>2.955344225612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">
                <text:p>8.6</text:p>
              </table:table-cell>
              <table:table-cell office:value-type="float" office:value="2.75186426023992">
                <text:p>2.75186426023992</text:p>
              </table:table-cell>
              <table:table-cell office:value-type="float" office:value="2.960103307378">
                <text:p>2.9601033073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7">
                <text:p>8.7</text:p>
              </table:table-cell>
              <table:table-cell office:value-type="float" office:value="2.75575116103251">
                <text:p>2.75575116103251</text:p>
              </table:table-cell>
              <table:table-cell office:value-type="float" office:value="2.96487308862612">
                <text:p>2.964873088626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2.75963302752294">
                <text:p>2.75963302752294</text:p>
              </table:table-cell>
              <table:table-cell office:value-type="float" office:value="2.96955877542381">
                <text:p>2.969558775423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2.76345593787078">
                <text:p>2.76345593787078</text:p>
              </table:table-cell>
              <table:table-cell office:value-type="float" office:value="2.9742746726654">
                <text:p>2.97427467266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2.76727390320147">
                <text:p>2.76727390320147</text:p>
              </table:table-cell>
              <table:table-cell office:value-type="float" office:value="2.97892573097168">
                <text:p>2.978925730971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1">
                <text:p>9.1</text:p>
              </table:table-cell>
              <table:table-cell office:value-type="float" office:value="2.77088382614316">
                <text:p>2.77088382614316</text:p>
              </table:table-cell>
              <table:table-cell office:value-type="float" office:value="2.98358799140049">
                <text:p>2.983587991400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2">
                <text:p>9.2</text:p>
              </table:table-cell>
              <table:table-cell office:value-type="float" office:value="2.77469185639701">
                <text:p>2.77469185639701</text:p>
              </table:table-cell>
              <table:table-cell office:value-type="float" office:value="2.98818542741518">
                <text:p>2.98818542741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3">
                <text:p>9.3</text:p>
              </table:table-cell>
              <table:table-cell office:value-type="float" office:value="2.77844118121672">
                <text:p>2.77844118121672</text:p>
              </table:table-cell>
              <table:table-cell office:value-type="float" office:value="2.99279431210594">
                <text:p>2.99279431210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4">
                <text:p>9.4</text:p>
              </table:table-cell>
              <table:table-cell office:value-type="float" office:value="2.78213191420739">
                <text:p>2.78213191420739</text:p>
              </table:table-cell>
              <table:table-cell office:value-type="float" office:value="2.99739578346705">
                <text:p>2.997395783467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">
                <text:p>9.5</text:p>
              </table:table-cell>
              <table:table-cell office:value-type="float" office:value="2.78587160891754">
                <text:p>2.78587160891754</text:p>
              </table:table-cell>
              <table:table-cell office:value-type="float" office:value="3.00191328971033">
                <text:p>3.001913289710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6">
                <text:p>9.6</text:p>
              </table:table-cell>
              <table:table-cell office:value-type="float" office:value="2.78940304917329">
                <text:p>2.78940304917329</text:p>
              </table:table-cell>
              <table:table-cell office:value-type="float" office:value="3.00646172669573">
                <text:p>3.006461726695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">
                <text:p>9.7</text:p>
              </table:table-cell>
              <table:table-cell office:value-type="float" office:value="2.79307939914163">
                <text:p>2.79307939914163</text:p>
              </table:table-cell>
              <table:table-cell office:value-type="float" office:value="3.01100286532951">
                <text:p>3.011002865329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">
                <text:p>9.8</text:p>
              </table:table-cell>
              <table:table-cell office:value-type="float" office:value="2.79669740510401">
                <text:p>2.79669740510401</text:p>
              </table:table-cell>
              <table:table-cell office:value-type="float" office:value="3.01546008054511">
                <text:p>3.015460080545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">
                <text:p>9.9</text:p>
              </table:table-cell>
              <table:table-cell office:value-type="float" office:value="2.80036433776254">
                <text:p>2.80036433776254</text:p>
              </table:table-cell>
              <table:table-cell office:value-type="float" office:value="3.01994850767617">
                <text:p>3.019948507676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2.80397301349325">
                <text:p>2.80397301349325</text:p>
              </table:table-cell>
              <table:table-cell office:value-type="float" office:value="3.02437211783986">
                <text:p>3.024372117839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1">
                <text:p>10.1</text:p>
              </table:table-cell>
              <table:table-cell office:value-type="float" office:value="2.80748033602654">
                <text:p>2.80748033602654</text:p>
              </table:table-cell>
              <table:table-cell office:value-type="float" office:value="3.02882711348058">
                <text:p>3.02882711348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">
                <text:p>10.2</text:p>
              </table:table-cell>
              <table:table-cell office:value-type="float" office:value="2.81107962141062">
                <text:p>2.81107962141062</text:p>
              </table:table-cell>
              <table:table-cell office:value-type="float" office:value="3.03325596438492">
                <text:p>3.033255964384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3">
                <text:p>10.3</text:p>
              </table:table-cell>
              <table:table-cell office:value-type="float" office:value="2.81467429060012">
                <text:p>2.81467429060012</text:p>
              </table:table-cell>
              <table:table-cell office:value-type="float" office:value="3.03761999809904">
                <text:p>3.037619998099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4">
                <text:p>10.4</text:p>
              </table:table-cell>
              <table:table-cell office:value-type="float" office:value="2.81811385239774">
                <text:p>2.81811385239774</text:p>
              </table:table-cell>
              <table:table-cell office:value-type="float" office:value="3.042015689403">
                <text:p>3.042015689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5">
                <text:p>10.5</text:p>
              </table:table-cell>
              <table:table-cell office:value-type="float" office:value="2.82169922083467">
                <text:p>2.82169922083467</text:p>
              </table:table-cell>
              <table:table-cell office:value-type="float" office:value="3.04640437282924">
                <text:p>3.046404372829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6">
                <text:p>10.6</text:p>
              </table:table-cell>
              <table:table-cell office:value-type="float" office:value="2.82528">
                <text:p>2.82528</text:p>
              </table:table-cell>
              <table:table-cell office:value-type="float" office:value="3.05070924675719">
                <text:p>3.050709246757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7">
                <text:p>10.7</text:p>
              </table:table-cell>
              <table:table-cell office:value-type="float" office:value="2.82890949792133">
                <text:p>2.82890949792133</text:p>
              </table:table-cell>
              <table:table-cell office:value-type="float" office:value="3.0550649941259">
                <text:p>3.05506499412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8">
                <text:p>10.8</text:p>
              </table:table-cell>
              <table:table-cell office:value-type="float" office:value="2.83233022636485">
                <text:p>2.83233022636485</text:p>
              </table:table-cell>
              <table:table-cell office:value-type="float" office:value="3.05939488033929">
                <text:p>3.059394880339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9">
                <text:p>10.9</text:p>
              </table:table-cell>
              <table:table-cell office:value-type="float" office:value="2.83595039122798">
                <text:p>2.83595039122798</text:p>
              </table:table-cell>
              <table:table-cell office:value-type="float" office:value="3.06365992546208">
                <text:p>3.063659925462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2.83941489361702">
                <text:p>2.83941489361702</text:p>
              </table:table-cell>
              <table:table-cell office:value-type="float" office:value="3.06797603069885">
                <text:p>3.067976030698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1">
                <text:p>11.1</text:p>
              </table:table-cell>
              <table:table-cell office:value-type="float" office:value="2.84302572825856">
                <text:p>2.84302572825856</text:p>
              </table:table-cell>
              <table:table-cell office:value-type="float" office:value="3.0722083711091">
                <text:p>3.07220837110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2">
                <text:p>11.2</text:p>
              </table:table-cell>
              <table:table-cell office:value-type="float" office:value="2.84663195920102">
                <text:p>2.84663195920102</text:p>
              </table:table-cell>
              <table:table-cell office:value-type="float" office:value="3.07649190352168">
                <text:p>3.076491903521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3">
                <text:p>11.3</text:p>
              </table:table-cell>
              <table:table-cell office:value-type="float" office:value="2.85028668507114">
                <text:p>2.85028668507114</text:p>
              </table:table-cell>
              <table:table-cell office:value-type="float" office:value="3.08069169699598">
                <text:p>3.080691696995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4">
                <text:p>11.4</text:p>
              </table:table-cell>
              <table:table-cell office:value-type="float" office:value="2.85378534670274">
                <text:p>2.85378534670274</text:p>
              </table:table-cell>
              <table:table-cell office:value-type="float" office:value="3.08494281245878">
                <text:p>3.084942812458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5">
                <text:p>11.5</text:p>
              </table:table-cell>
              <table:table-cell office:value-type="float" office:value="2.85743067705848">
                <text:p>2.85743067705848</text:p>
              </table:table-cell>
              <table:table-cell office:value-type="float" office:value="3.08912904319012">
                <text:p>3.089129043190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6">
                <text:p>11.6</text:p>
              </table:table-cell>
              <table:table-cell office:value-type="float" office:value="2.86112435754782">
                <text:p>2.86112435754782</text:p>
              </table:table-cell>
              <table:table-cell office:value-type="float" office:value="3.09336669425841">
                <text:p>3.093366694258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7">
                <text:p>11.7</text:p>
              </table:table-cell>
              <table:table-cell office:value-type="float" office:value="2.86486629600212">
                <text:p>2.86486629600212</text:p>
              </table:table-cell>
              <table:table-cell office:value-type="float" office:value="3.09752063008703">
                <text:p>3.097520630087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8">
                <text:p>11.8</text:p>
              </table:table-cell>
              <table:table-cell office:value-type="float" office:value="2.86860348203419">
                <text:p>2.86860348203419</text:p>
              </table:table-cell>
              <table:table-cell office:value-type="float" office:value="3.10168663836821">
                <text:p>3.101686638368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9">
                <text:p>11.9</text:p>
              </table:table-cell>
              <table:table-cell office:value-type="float" office:value="2.87233592469195">
                <text:p>2.87233592469195</text:p>
              </table:table-cell>
              <table:table-cell office:value-type="float" office:value="3.10588544403573">
                <text:p>3.105885444035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">
                <text:p>12</text:p>
              </table:table-cell>
              <table:table-cell office:value-type="float" office:value="2.87616933565879">
                <text:p>2.87616933565879</text:p>
              </table:table-cell>
              <table:table-cell office:value-type="float" office:value="3.1100005625668">
                <text:p>3.11000056256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1">
                <text:p>12.1</text:p>
              </table:table-cell>
              <table:table-cell office:value-type="float" office:value="2.88009718994295">
                <text:p>2.88009718994295</text:p>
              </table:table-cell>
              <table:table-cell office:value-type="float" office:value="3.11412778714634">
                <text:p>3.114127787146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2">
                <text:p>12.2</text:p>
              </table:table-cell>
              <table:table-cell office:value-type="float" office:value="2.88397381756757">
                <text:p>2.88397381756757</text:p>
              </table:table-cell>
              <table:table-cell office:value-type="float" office:value="3.11824836650254">
                <text:p>3.11824836650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3">
                <text:p>12.3</text:p>
              </table:table-cell>
              <table:table-cell office:value-type="float" office:value="2.88799788973885">
                <text:p>2.88799788973885</text:p>
              </table:table-cell>
              <table:table-cell office:value-type="float" office:value="3.1223436096977">
                <text:p>3.12234360969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4">
                <text:p>12.4</text:p>
              </table:table-cell>
              <table:table-cell office:value-type="float" office:value="2.89186481784151">
                <text:p>2.89186481784151</text:p>
              </table:table-cell>
              <table:table-cell office:value-type="float" office:value="3.12639252336449">
                <text:p>3.126392523364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5">
                <text:p>12.5</text:p>
              </table:table-cell>
              <table:table-cell office:value-type="float" office:value="2.89598482453367">
                <text:p>2.89598482453367</text:p>
              </table:table-cell>
              <table:table-cell office:value-type="float" office:value="3.13047457183946">
                <text:p>3.130474571839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">
                <text:p>12.6</text:p>
              </table:table-cell>
              <table:table-cell office:value-type="float" office:value="2.90010005792827">
                <text:p>2.90010005792827</text:p>
              </table:table-cell>
              <table:table-cell office:value-type="float" office:value="3.1345687306386">
                <text:p>3.13456873063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7">
                <text:p>12.7</text:p>
              </table:table-cell>
              <table:table-cell office:value-type="float" office:value="2.90426315789474">
                <text:p>2.90426315789474</text:p>
              </table:table-cell>
              <table:table-cell office:value-type="float" office:value="3.13857915345888">
                <text:p>3.138579153458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8">
                <text:p>12.8</text:p>
              </table:table-cell>
              <table:table-cell office:value-type="float" office:value="2.90842144021882">
                <text:p>2.90842144021882</text:p>
              </table:table-cell>
              <table:table-cell office:value-type="float" office:value="3.14260163207512">
                <text:p>3.142601632075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9">
                <text:p>12.9</text:p>
              </table:table-cell>
              <table:table-cell office:value-type="float" office:value="2.91283318437516">
                <text:p>2.91283318437516</text:p>
              </table:table-cell>
              <table:table-cell office:value-type="float" office:value="3.14667609881416">
                <text:p>3.146676098814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2.91708701134931">
                <text:p>2.91708701134931</text:p>
              </table:table-cell>
              <table:table-cell office:value-type="float" office:value="3.15068544111903">
                <text:p>3.15068544111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1">
                <text:p>13.1</text:p>
              </table:table-cell>
              <table:table-cell office:value-type="float" office:value="2.92154185484718">
                <text:p>2.92154185484718</text:p>
              </table:table-cell>
              <table:table-cell office:value-type="float" office:value="3.15470681163461">
                <text:p>3.154706811634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2">
                <text:p>13.2</text:p>
              </table:table-cell>
              <table:table-cell office:value-type="float" office:value="2.92604450976275">
                <text:p>2.92604450976275</text:p>
              </table:table-cell>
              <table:table-cell office:value-type="float" office:value="3.15872161042916">
                <text:p>3.158721610429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3">
                <text:p>13.3</text:p>
              </table:table-cell>
              <table:table-cell office:value-type="float" office:value="2.93059490084986">
                <text:p>2.93059490084986</text:p>
              </table:table-cell>
              <table:table-cell office:value-type="float" office:value="3.1627298535988">
                <text:p>3.16272985359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4">
                <text:p>13.4</text:p>
              </table:table-cell>
              <table:table-cell office:value-type="float" office:value="2.93514052013423">
                <text:p>2.93514052013423</text:p>
              </table:table-cell>
              <table:table-cell office:value-type="float" office:value="3.16676863748447">
                <text:p>3.16676863748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5">
                <text:p>13.5</text:p>
              </table:table-cell>
              <table:table-cell office:value-type="float" office:value="2.93994025470363">
                <text:p>2.93994025470363</text:p>
              </table:table-cell>
              <table:table-cell office:value-type="float" office:value="3.17084105224157">
                <text:p>3.170841052241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6">
                <text:p>13.6</text:p>
              </table:table-cell>
              <table:table-cell office:value-type="float" office:value="2.94458121627992">
                <text:p>2.94458121627992</text:p>
              </table:table-cell>
              <table:table-cell office:value-type="float" office:value="3.17494400533106">
                <text:p>3.174944005331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">
                <text:p>13.7</text:p>
              </table:table-cell>
              <table:table-cell office:value-type="float" office:value="2.94942408376963">
                <text:p>2.94942408376963</text:p>
              </table:table-cell>
              <table:table-cell office:value-type="float" office:value="3.17905892797692">
                <text:p>3.179058927976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">
                <text:p>13.8</text:p>
              </table:table-cell>
              <table:table-cell office:value-type="float" office:value="2.95431472081218">
                <text:p>2.95431472081218</text:p>
              </table:table-cell>
              <table:table-cell office:value-type="float" office:value="3.18324462186738">
                <text:p>3.18324462186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">
                <text:p>13.9</text:p>
              </table:table-cell>
              <table:table-cell office:value-type="float" office:value="2.95925305994351">
                <text:p>2.95925305994351</text:p>
              </table:table-cell>
              <table:table-cell office:value-type="float" office:value="3.18756002068405">
                <text:p>3.187560020684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">
                <text:p>14</text:p>
              </table:table-cell>
              <table:table-cell office:value-type="float" office:value="2.96423903382653">
                <text:p>2.96423903382653</text:p>
              </table:table-cell>
              <table:table-cell office:value-type="float" office:value="3.19198331703176">
                <text:p>3.191983317031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1">
                <text:p>14.1</text:p>
              </table:table-cell>
              <table:table-cell office:value-type="float" office:value="2.96942775019598">
                <text:p>2.96942775019598</text:p>
              </table:table-cell>
              <table:table-cell office:value-type="float" office:value="3.19655503098259">
                <text:p>3.196555030982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2">
                <text:p>14.2</text:p>
              </table:table-cell>
              <table:table-cell office:value-type="float" office:value="2.97450898453824">
                <text:p>2.97450898453824</text:p>
              </table:table-cell>
              <table:table-cell office:value-type="float" office:value="3.20131222470005">
                <text:p>3.20131222470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3">
                <text:p>14.3</text:p>
              </table:table-cell>
              <table:table-cell office:value-type="float" office:value="2.9797410192147">
                <text:p>2.9797410192147</text:p>
              </table:table-cell>
              <table:table-cell office:value-type="float" office:value="3.20643224225902">
                <text:p>3.206432242259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4">
                <text:p>14.4</text:p>
              </table:table-cell>
              <table:table-cell office:value-type="float" office:value="2.98507306889353">
                <text:p>2.98507306889353</text:p>
              </table:table-cell>
              <table:table-cell office:value-type="float" office:value="3.21185676148394">
                <text:p>3.211856761483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5">
                <text:p>14.5</text:p>
              </table:table-cell>
              <table:table-cell office:value-type="float" office:value="2.99040066777963">
                <text:p>2.99040066777963</text:p>
              </table:table-cell>
              <table:table-cell office:value-type="float" office:value="3.21768657403147">
                <text:p>3.217686574031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6">
                <text:p>14.6</text:p>
              </table:table-cell>
              <table:table-cell office:value-type="float" office:value="2.99582811848143">
                <text:p>2.99582811848143</text:p>
              </table:table-cell>
              <table:table-cell office:value-type="float" office:value="3.22386384544618">
                <text:p>3.223863845446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7">
                <text:p>14.7</text:p>
              </table:table-cell>
              <table:table-cell office:value-type="float" office:value="3.00140749622061">
                <text:p>3.00140749622061</text:p>
              </table:table-cell>
              <table:table-cell office:value-type="float" office:value="3.23041262716385">
                <text:p>3.23041262716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8">
                <text:p>14.8</text:p>
              </table:table-cell>
              <table:table-cell office:value-type="float" office:value="3.00693033192642">
                <text:p>3.00693033192642</text:p>
              </table:table-cell>
              <table:table-cell office:value-type="float" office:value="3.23718337840075">
                <text:p>3.237183378400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9">
                <text:p>14.9</text:p>
              </table:table-cell>
              <table:table-cell office:value-type="float" office:value="3.01260547973747">
                <text:p>3.01260547973747</text:p>
              </table:table-cell>
              <table:table-cell office:value-type="float" office:value="3.24406754718369">
                <text:p>3.24406754718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3.01832856027076">
                <text:p>3.01832856027076</text:p>
              </table:table-cell>
              <table:table-cell office:value-type="float" office:value="3.2507220515462">
                <text:p>3.25072205154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1">
                <text:p>15.1</text:p>
              </table:table-cell>
              <table:table-cell office:value-type="float" office:value="3.02409952113263">
                <text:p>3.02409952113263</text:p>
              </table:table-cell>
              <table:table-cell office:value-type="float" office:value="3.25715231909922">
                <text:p>3.257152319099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2">
                <text:p>15.2</text:p>
              </table:table-cell>
              <table:table-cell office:value-type="float" office:value="3.02991831000572">
                <text:p>3.02991831000572</text:p>
              </table:table-cell>
              <table:table-cell office:value-type="float" office:value="3.26318404298384">
                <text:p>3.263184042983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3">
                <text:p>15.3</text:p>
              </table:table-cell>
              <table:table-cell office:value-type="float" office:value="3.03594278283485">
                <text:p>3.03594278283485</text:p>
              </table:table-cell>
              <table:table-cell office:value-type="float" office:value="3.2688910154956">
                <text:p>3.26889101549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4">
                <text:p>15.4</text:p>
              </table:table-cell>
              <table:table-cell office:value-type="float" office:value="3.04185732113145">
                <text:p>3.04185732113145</text:p>
              </table:table-cell>
              <table:table-cell office:value-type="float" office:value="3.27428676605927">
                <text:p>3.274286766059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5">
                <text:p>15.5</text:p>
              </table:table-cell>
              <table:table-cell office:value-type="float" office:value="3.04797796028693">
                <text:p>3.04797796028693</text:p>
              </table:table-cell>
              <table:table-cell office:value-type="float" office:value="3.27950516374883">
                <text:p>3.279505163748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6">
                <text:p>15.6</text:p>
              </table:table-cell>
              <table:table-cell office:value-type="float" office:value="3.05414674703804">
                <text:p>3.05414674703804</text:p>
              </table:table-cell>
              <table:table-cell office:value-type="float" office:value="3.28449910702778">
                <text:p>3.284499107027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7">
                <text:p>15.7</text:p>
              </table:table-cell>
              <table:table-cell office:value-type="float" office:value="3.06031168831169">
                <text:p>3.06031168831169</text:p>
              </table:table-cell>
              <table:table-cell office:value-type="float" office:value="3.28942619328226">
                <text:p>3.289426193282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8">
                <text:p>15.8</text:p>
              </table:table-cell>
              <table:table-cell office:value-type="float" office:value="3.06652471956793">
                <text:p>3.06652471956793</text:p>
              </table:table-cell>
              <table:table-cell office:value-type="float" office:value="3.29418373360837">
                <text:p>3.294183733608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9">
                <text:p>15.9</text:p>
              </table:table-cell>
              <table:table-cell office:value-type="float" office:value="3.07278579586751">
                <text:p>3.07278579586751</text:p>
              </table:table-cell>
              <table:table-cell office:value-type="float" office:value="3.29888741526673">
                <text:p>3.298887415266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">
                <text:p>16</text:p>
              </table:table-cell>
              <table:table-cell office:value-type="float" office:value="3.07925468417501">
                <text:p>3.07925468417501</text:p>
              </table:table-cell>
              <table:table-cell office:value-type="float" office:value="3.30351879145173">
                <text:p>3.303518791451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1">
                <text:p>16.1</text:p>
              </table:table-cell>
              <table:table-cell office:value-type="float" office:value="3.08556010999844">
                <text:p>3.08556010999844</text:p>
              </table:table-cell>
              <table:table-cell office:value-type="float" office:value="3.30805372837322">
                <text:p>3.308053728373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2">
                <text:p>16.2</text:p>
              </table:table-cell>
              <table:table-cell office:value-type="float" office:value="3.09207386658367">
                <text:p>3.09207386658367</text:p>
              </table:table-cell>
              <table:table-cell office:value-type="float" office:value="3.31255297976634">
                <text:p>3.312552979766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3">
                <text:p>16.3</text:p>
              </table:table-cell>
              <table:table-cell office:value-type="float" office:value="3.09863610434061">
                <text:p>3.09863610434061</text:p>
              </table:table-cell>
              <table:table-cell office:value-type="float" office:value="3.31701653181961">
                <text:p>3.31701653181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4">
                <text:p>16.4</text:p>
              </table:table-cell>
              <table:table-cell office:value-type="float" office:value="3.10519493985898">
                <text:p>3.10519493985898</text:p>
              </table:table-cell>
              <table:table-cell office:value-type="float" office:value="3.32148123571481">
                <text:p>3.321481235714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5">
                <text:p>16.5</text:p>
              </table:table-cell>
              <table:table-cell office:value-type="float" office:value="3.11180220805473">
                <text:p>3.11180220805473</text:p>
              </table:table-cell>
              <table:table-cell office:value-type="float" office:value="3.32584891051875">
                <text:p>3.32584891051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6">
                <text:p>16.6</text:p>
              </table:table-cell>
              <table:table-cell office:value-type="float" office:value="3.11840605244067">
                <text:p>3.11840605244067</text:p>
              </table:table-cell>
              <table:table-cell office:value-type="float" office:value="3.33021755162242">
                <text:p>3.330217551622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7">
                <text:p>16.7</text:p>
              </table:table-cell>
              <table:table-cell office:value-type="float" office:value="3.1250582810962">
                <text:p>3.1250582810962</text:p>
              </table:table-cell>
              <table:table-cell office:value-type="float" office:value="3.33450723702406">
                <text:p>3.334507237024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8">
                <text:p>16.8</text:p>
              </table:table-cell>
              <table:table-cell office:value-type="float" office:value="3.13175885643257">
                <text:p>3.13175885643257</text:p>
              </table:table-cell>
              <table:table-cell office:value-type="float" office:value="3.33877927346487">
                <text:p>3.338779273464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9">
                <text:p>16.9</text:p>
              </table:table-cell>
              <table:table-cell office:value-type="float" office:value="3.13845596230518">
                <text:p>3.13845596230518</text:p>
              </table:table-cell>
              <table:table-cell office:value-type="float" office:value="3.34305209774089">
                <text:p>3.343052097740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">
                <text:p>17</text:p>
              </table:table-cell>
              <table:table-cell office:value-type="float" office:value="3.1453124191127">
                <text:p>3.1453124191127</text:p>
              </table:table-cell>
              <table:table-cell office:value-type="float" office:value="3.34732571007008">
                <text:p>3.347325710070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1">
                <text:p>17.1</text:p>
              </table:table-cell>
              <table:table-cell office:value-type="float" office:value="3.15210640720422">
                <text:p>3.15210640720422</text:p>
              </table:table-cell>
              <table:table-cell office:value-type="float" office:value="3.35160011067048">
                <text:p>3.351600110670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2">
                <text:p>17.2</text:p>
              </table:table-cell>
              <table:table-cell office:value-type="float" office:value="3.15884513892482">
                <text:p>3.15884513892482</text:p>
              </table:table-cell>
              <table:table-cell office:value-type="float" office:value="3.35585685297915">
                <text:p>3.355856852979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3">
                <text:p>17.3</text:p>
              </table:table-cell>
              <table:table-cell office:value-type="float" office:value="3.16579587191558">
                <text:p>3.16579587191558</text:p>
              </table:table-cell>
              <table:table-cell office:value-type="float" office:value="3.36005239272405">
                <text:p>3.360052392724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4">
                <text:p>17.4</text:p>
              </table:table-cell>
              <table:table-cell office:value-type="float" office:value="3.17263136119156">
                <text:p>3.17263136119156</text:p>
              </table:table-cell>
              <table:table-cell office:value-type="float" office:value="3.36426700121767">
                <text:p>3.364267001217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">
                <text:p>17.5</text:p>
              </table:table-cell>
              <table:table-cell office:value-type="float" office:value="3.17962771458118">
                <text:p>3.17962771458118</text:p>
              </table:table-cell>
              <table:table-cell office:value-type="float" office:value="3.36846378095133">
                <text:p>3.368463780951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">
                <text:p>17.6</text:p>
              </table:table-cell>
              <table:table-cell office:value-type="float" office:value="3.18667287014061">
                <text:p>3.18667287014061</text:p>
              </table:table-cell>
              <table:table-cell office:value-type="float" office:value="3.37266118020445">
                <text:p>3.372661180204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7">
                <text:p>17.7</text:p>
              </table:table-cell>
              <table:table-cell office:value-type="float" office:value="3.19355005426637">
                <text:p>3.19355005426637</text:p>
              </table:table-cell>
              <table:table-cell office:value-type="float" office:value="3.376840745525">
                <text:p>3.376840745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8">
                <text:p>17.8</text:p>
              </table:table-cell>
              <table:table-cell office:value-type="float" office:value="3.20058905596032">
                <text:p>3.20058905596032</text:p>
              </table:table-cell>
              <table:table-cell office:value-type="float" office:value="3.38103938286642">
                <text:p>3.381039382866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9">
                <text:p>17.9</text:p>
              </table:table-cell>
              <table:table-cell office:value-type="float" office:value="3.20767680942295">
                <text:p>3.20767680942295</text:p>
              </table:table-cell>
              <table:table-cell office:value-type="float" office:value="3.38517616226492">
                <text:p>3.385176162264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3.21476163421311">
                <text:p>3.21476163421311</text:p>
              </table:table-cell>
              <table:table-cell office:value-type="float" office:value="3.38935750013843">
                <text:p>3.389357500138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1">
                <text:p>18.1</text:p>
              </table:table-cell>
              <table:table-cell office:value-type="float" office:value="3.2217288030569">
                <text:p>3.2217288030569</text:p>
              </table:table-cell>
              <table:table-cell office:value-type="float" office:value="3.39349527466037">
                <text:p>3.39349527466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.2">
                <text:p>18.2</text:p>
              </table:table-cell>
              <table:table-cell office:value-type="float" office:value="3.22885906040268">
                <text:p>3.22885906040268</text:p>
              </table:table-cell>
              <table:table-cell office:value-type="float" office:value="3.39767776711216">
                <text:p>3.397677767112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3">
                <text:p>18.3</text:p>
              </table:table-cell>
              <table:table-cell office:value-type="float" office:value="3.23598637349024">
                <text:p>3.23598637349024</text:p>
              </table:table-cell>
              <table:table-cell office:value-type="float" office:value="3.40181653713378">
                <text:p>3.40181653713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4">
                <text:p>18.4</text:p>
              </table:table-cell>
              <table:table-cell office:value-type="float" office:value="3.24316234905563">
                <text:p>3.24316234905563</text:p>
              </table:table-cell>
              <table:table-cell office:value-type="float" office:value="3.40593730384374">
                <text:p>3.405937303843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5">
                <text:p>18.5</text:p>
              </table:table-cell>
              <table:table-cell office:value-type="float" office:value="3.25033536270767">
                <text:p>3.25033536270767</text:p>
              </table:table-cell>
              <table:table-cell office:value-type="float" office:value="3.410076989827">
                <text:p>3.4100769898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6">
                <text:p>18.6</text:p>
              </table:table-cell>
              <table:table-cell office:value-type="float" office:value="3.25755699989683">
                <text:p>3.25755699989683</text:p>
              </table:table-cell>
              <table:table-cell office:value-type="float" office:value="3.41419867060561">
                <text:p>3.414198670605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7">
                <text:p>18.7</text:p>
              </table:table-cell>
              <table:table-cell office:value-type="float" office:value="3.26477565755544">
                <text:p>3.26477565755544</text:p>
              </table:table-cell>
              <table:table-cell office:value-type="float" office:value="3.41832080802112">
                <text:p>3.418320808021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8">
                <text:p>18.8</text:p>
              </table:table-cell>
              <table:table-cell office:value-type="float" office:value="3.27182263469966">
                <text:p>3.27182263469966</text:p>
              </table:table-cell>
              <table:table-cell office:value-type="float" office:value="3.42244340214943">
                <text:p>3.422443402149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9">
                <text:p>18.9</text:p>
              </table:table-cell>
              <table:table-cell office:value-type="float" office:value="3.27903500180422">
                <text:p>3.27903500180422</text:p>
              </table:table-cell>
              <table:table-cell office:value-type="float" office:value="3.42656645306643">
                <text:p>3.426566453066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">
                <text:p>19</text:p>
              </table:table-cell>
              <table:table-cell office:value-type="float" office:value="3.28629593361851">
                <text:p>3.28629593361851</text:p>
              </table:table-cell>
              <table:table-cell office:value-type="float" office:value="3.43070842875083">
                <text:p>3.430708428750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.1">
                <text:p>19.1</text:p>
              </table:table-cell>
              <table:table-cell office:value-type="float" office:value="3.29360540011336">
                <text:p>3.29360540011336</text:p>
              </table:table-cell>
              <table:table-cell office:value-type="float" office:value="3.43483239449626">
                <text:p>3.434832394496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.2">
                <text:p>19.2</text:p>
              </table:table-cell>
              <table:table-cell office:value-type="float" office:value="3.30086033692236">
                <text:p>3.30086033692236</text:p>
              </table:table-cell>
              <table:table-cell office:value-type="float" office:value="3.43895681725832">
                <text:p>3.438956817258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3">
                <text:p>19.3</text:p>
              </table:table-cell>
              <table:table-cell office:value-type="float" office:value="3.30816379088334">
                <text:p>3.30816379088334</text:p>
              </table:table-cell>
              <table:table-cell office:value-type="float" office:value="3.44301810121906">
                <text:p>3.443018101219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4">
                <text:p>19.4</text:p>
              </table:table-cell>
              <table:table-cell office:value-type="float" office:value="3.31546423605747">
                <text:p>3.31546423605747</text:p>
              </table:table-cell>
              <table:table-cell office:value-type="float" office:value="3.44714335851636">
                <text:p>3.44714335851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5">
                <text:p>19.5</text:p>
              </table:table-cell>
              <table:table-cell office:value-type="float" office:value="3.32281315965608">
                <text:p>3.32281315965608</text:p>
              </table:table-cell>
              <table:table-cell office:value-type="float" office:value="3.45120532003325">
                <text:p>3.451205320033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.6">
                <text:p>19.6</text:p>
              </table:table-cell>
              <table:table-cell office:value-type="float" office:value="3.32993617459337">
                <text:p>3.32993617459337</text:p>
              </table:table-cell>
              <table:table-cell office:value-type="float" office:value="3.45533141210375">
                <text:p>3.45533141210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.7">
                <text:p>19.7</text:p>
              </table:table-cell>
              <table:table-cell office:value-type="float" office:value="3.33733017702758">
                <text:p>3.33733017702758</text:p>
              </table:table-cell>
              <table:table-cell office:value-type="float" office:value="3.45939405135784">
                <text:p>3.459394051357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8">
                <text:p>19.8</text:p>
              </table:table-cell>
              <table:table-cell office:value-type="float" office:value="3.3446696851204">
                <text:p>3.3446696851204</text:p>
              </table:table-cell>
              <table:table-cell office:value-type="float" office:value="3.4635025033717">
                <text:p>3.46350250337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9">
                <text:p>19.9</text:p>
              </table:table-cell>
              <table:table-cell office:value-type="float" office:value="3.35200617283951">
                <text:p>3.35200617283951</text:p>
              </table:table-cell>
              <table:table-cell office:value-type="float" office:value="3.46756581986143">
                <text:p>3.467565819861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">
                <text:p>20</text:p>
              </table:table-cell>
              <table:table-cell office:value-type="float" office:value="3.35939107179593">
                <text:p>3.35939107179593</text:p>
              </table:table-cell>
              <table:table-cell office:value-type="float" office:value="3.47169358116847">
                <text:p>3.471693581168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1">
                <text:p>20.1</text:p>
              </table:table-cell>
              <table:table-cell office:value-type="float" office:value="3.36665124170908">
                <text:p>3.36665124170908</text:p>
              </table:table-cell>
              <table:table-cell office:value-type="float" office:value="3.47575757575758">
                <text:p>3.475757575757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2">
                <text:p>20.2</text:p>
              </table:table-cell>
              <table:table-cell office:value-type="float" office:value="3.37402971264072">
                <text:p>3.37402971264072</text:p>
              </table:table-cell>
              <table:table-cell office:value-type="float" office:value="3.47982187072693">
                <text:p>3.479821870726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3">
                <text:p>20.3</text:p>
              </table:table-cell>
              <table:table-cell office:value-type="float" office:value="3.38145654520224">
                <text:p>3.38145654520224</text:p>
              </table:table-cell>
              <table:table-cell office:value-type="float" office:value="3.48395084542179">
                <text:p>3.483950845421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4">
                <text:p>20.4</text:p>
              </table:table-cell>
              <table:table-cell office:value-type="float" office:value="3.38888032475207">
                <text:p>3.38888032475207</text:p>
              </table:table-cell>
              <table:table-cell office:value-type="float" office:value="3.48799733890193">
                <text:p>3.487997338901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5">
                <text:p>20.5</text:p>
              </table:table-cell>
              <table:table-cell office:value-type="float" office:value="3.39612657967739">
                <text:p>3.39612657967739</text:p>
              </table:table-cell>
              <table:table-cell office:value-type="float" office:value="3.49206261203822">
                <text:p>3.492062612038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.6">
                <text:p>20.6</text:p>
              </table:table-cell>
              <table:table-cell office:value-type="float" office:value="3.4035439137134">
                <text:p>3.4035439137134</text:p>
              </table:table-cell>
              <table:table-cell office:value-type="float" office:value="3.49612818569924">
                <text:p>3.496128185699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7">
                <text:p>20.7</text:p>
              </table:table-cell>
              <table:table-cell office:value-type="float" office:value="3.41083440308087">
                <text:p>3.41083440308087</text:p>
              </table:table-cell>
              <table:table-cell office:value-type="float" office:value="3.50017557802133">
                <text:p>3.500175578021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8">
                <text:p>20.8</text:p>
              </table:table-cell>
              <table:table-cell office:value-type="float" office:value="3.41829662713692">
                <text:p>3.41829662713692</text:p>
              </table:table-cell>
              <table:table-cell office:value-type="float" office:value="3.5042417521486">
                <text:p>3.50424175214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9">
                <text:p>20.9</text:p>
              </table:table-cell>
              <table:table-cell office:value-type="float" office:value="3.4255799630466">
                <text:p>3.4255799630466</text:p>
              </table:table-cell>
              <table:table-cell office:value-type="float" office:value="3.50830822690054">
                <text:p>3.508308226900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">
                <text:p>21</text:p>
              </table:table-cell>
              <table:table-cell office:value-type="float" office:value="3.43303571428571">
                <text:p>3.43303571428571</text:p>
              </table:table-cell>
              <table:table-cell office:value-type="float" office:value="3.5123565183638">
                <text:p>3.51235651836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1">
                <text:p>21.1</text:p>
              </table:table-cell>
              <table:table-cell office:value-type="float" office:value="3.44031190683835">
                <text:p>3.44031190683835</text:p>
              </table:table-cell>
              <table:table-cell office:value-type="float" office:value="3.51642359378177">
                <text:p>3.516423593781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2">
                <text:p>21.2</text:p>
              </table:table-cell>
              <table:table-cell office:value-type="float" office:value="3.44763565493897">
                <text:p>3.44763565493897</text:p>
              </table:table-cell>
              <table:table-cell office:value-type="float" office:value="3.52049096992439">
                <text:p>3.520490969924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3">
                <text:p>21.3</text:p>
              </table:table-cell>
              <table:table-cell office:value-type="float" office:value="3.4551328068916">
                <text:p>3.4551328068916</text:p>
              </table:table-cell>
              <table:table-cell office:value-type="float" office:value="3.52454016082817">
                <text:p>3.524540160828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4">
                <text:p>21.4</text:p>
              </table:table-cell>
              <table:table-cell office:value-type="float" office:value="3.46244937714666">
                <text:p>3.46244937714666</text:p>
              </table:table-cell>
              <table:table-cell office:value-type="float" office:value="3.52860813783669">
                <text:p>3.528608137836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5">
                <text:p>21.5</text:p>
              </table:table-cell>
              <table:table-cell office:value-type="float" office:value="3.46976219762198">
                <text:p>3.46976219762198</text:p>
              </table:table-cell>
              <table:table-cell office:value-type="float" office:value="3.532657928306">
                <text:p>3.5326579283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6">
                <text:p>21.6</text:p>
              </table:table-cell>
              <table:table-cell office:value-type="float" office:value="3.47707127119947">
                <text:p>3.47707127119947</text:p>
              </table:table-cell>
              <table:table-cell office:value-type="float" office:value="3.53672650631367">
                <text:p>3.536726506313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.7">
                <text:p>21.7</text:p>
              </table:table-cell>
              <table:table-cell office:value-type="float" office:value="3.48437660075812">
                <text:p>3.48437660075812</text:p>
              </table:table-cell>
              <table:table-cell office:value-type="float" office:value="3.54079538521271">
                <text:p>3.540795385212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8">
                <text:p>21.8</text:p>
              </table:table-cell>
              <table:table-cell office:value-type="float" office:value="3.49167818917396">
                <text:p>3.49167818917396</text:p>
              </table:table-cell>
              <table:table-cell office:value-type="float" office:value="3.54484607562171">
                <text:p>3.544846075621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.9">
                <text:p>21.9</text:p>
              </table:table-cell>
              <table:table-cell office:value-type="float" office:value="3.49897603932009">
                <text:p>3.49897603932009</text:p>
              </table:table-cell>
              <table:table-cell office:value-type="float" office:value="3.54891555571991">
                <text:p>3.54891555571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">
                <text:p>22</text:p>
              </table:table-cell>
              <table:table-cell office:value-type="float" office:value="3.50621896913549">
                <text:p>3.50621896913549</text:p>
              </table:table-cell>
              <table:table-cell office:value-type="float" office:value="3.55296684602726">
                <text:p>3.552966846027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1">
                <text:p>22.1</text:p>
              </table:table-cell>
              <table:table-cell office:value-type="float" office:value="3.51332958092412">
                <text:p>3.51332958092412</text:p>
              </table:table-cell>
              <table:table-cell office:value-type="float" office:value="3.55697115384615">
                <text:p>3.556971153846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2">
                <text:p>22.2</text:p>
              </table:table-cell>
              <table:table-cell office:value-type="float" office:value="3.52061591978719">
                <text:p>3.52061591978719</text:p>
              </table:table-cell>
              <table:table-cell office:value-type="float" office:value="3.5610229668257">
                <text:p>3.56102296682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3">
                <text:p>22.3</text:p>
              </table:table-cell>
              <table:table-cell office:value-type="float" office:value="3.52784738914745">
                <text:p>3.52784738914745</text:p>
              </table:table-cell>
              <table:table-cell office:value-type="float" office:value="3.56509357200976">
                <text:p>3.565093572009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4">
                <text:p>22.4</text:p>
              </table:table-cell>
              <table:table-cell office:value-type="float" office:value="3.53484329464697">
                <text:p>3.53484329464697</text:p>
              </table:table-cell>
              <table:table-cell office:value-type="float" office:value="3.56914598513149">
                <text:p>3.569145985131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5">
                <text:p>22.5</text:p>
              </table:table-cell>
              <table:table-cell office:value-type="float" office:value="3.54206706195052">
                <text:p>3.54206706195052</text:p>
              </table:table-cell>
              <table:table-cell office:value-type="float" office:value="3.57313261701774">
                <text:p>3.573132617017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6">
                <text:p>22.6</text:p>
              </table:table-cell>
              <table:table-cell office:value-type="float" office:value="3.54905467552376">
                <text:p>3.54905467552376</text:p>
              </table:table-cell>
              <table:table-cell office:value-type="float" office:value="3.57720404653141">
                <text:p>3.577204046531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.7">
                <text:p>22.7</text:p>
              </table:table-cell>
              <table:table-cell office:value-type="float" office:value="3.55598692276257">
                <text:p>3.55598692276257</text:p>
              </table:table-cell>
              <table:table-cell office:value-type="float" office:value="3.58125728236143">
                <text:p>3.581257282361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.8">
                <text:p>22.8</text:p>
              </table:table-cell>
              <table:table-cell office:value-type="float" office:value="3.56291492186702">
                <text:p>3.56291492186702</text:p>
              </table:table-cell>
              <table:table-cell office:value-type="float" office:value="3.58526300214545">
                <text:p>3.585263002145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9">
                <text:p>22.9</text:p>
              </table:table-cell>
              <table:table-cell office:value-type="float" office:value="3.56978762507658">
                <text:p>3.56978762507658</text:p>
              </table:table-cell>
              <table:table-cell office:value-type="float" office:value="3.58931676099582">
                <text:p>3.589316760995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">
                <text:p>23</text:p>
              </table:table-cell>
              <table:table-cell office:value-type="float" office:value="3.57660508318873">
                <text:p>3.57660508318873</text:p>
              </table:table-cell>
              <table:table-cell office:value-type="float" office:value="3.59338931636579">
                <text:p>3.593389316365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1">
                <text:p>23.1</text:p>
              </table:table-cell>
              <table:table-cell office:value-type="float" office:value="3.58336734693878">
                <text:p>3.58336734693878</text:p>
              </table:table-cell>
              <table:table-cell office:value-type="float" office:value="3.59737713408431">
                <text:p>3.597377134084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2">
                <text:p>23.2</text:p>
              </table:table-cell>
              <table:table-cell office:value-type="float" office:value="3.59012547179435">
                <text:p>3.59012547179435</text:p>
              </table:table-cell>
              <table:table-cell office:value-type="float" office:value="3.60143171602449">
                <text:p>3.601431716024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3">
                <text:p>23.3</text:p>
              </table:table-cell>
              <table:table-cell office:value-type="float" office:value="3.59677748317357">
                <text:p>3.59677748317357</text:p>
              </table:table-cell>
              <table:table-cell office:value-type="float" office:value="3.60550509628369">
                <text:p>3.605505096283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4">
                <text:p>23.4</text:p>
              </table:table-cell>
              <table:table-cell office:value-type="float" office:value="3.60319078444365">
                <text:p>3.60319078444365</text:p>
              </table:table-cell>
              <table:table-cell office:value-type="float" office:value="3.60949350697399">
                <text:p>3.609493506973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">
                <text:p>23.5</text:p>
              </table:table-cell>
              <table:table-cell office:value-type="float" office:value="3.60959951085295">
                <text:p>3.60959951085295</text:p>
              </table:table-cell>
              <table:table-cell office:value-type="float" office:value="3.61356741157318">
                <text:p>3.613567411573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6">
                <text:p>23.6</text:p>
              </table:table-cell>
              <table:table-cell office:value-type="float" office:value="3.61608598207009">
                <text:p>3.61608598207009</text:p>
              </table:table-cell>
              <table:table-cell office:value-type="float" office:value="3.61755619276663">
                <text:p>3.617556192766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7">
                <text:p>23.7</text:p>
              </table:table-cell>
              <table:table-cell office:value-type="float" office:value="3.62228219359438">
                <text:p>3.62228219359438</text:p>
              </table:table-cell>
              <table:table-cell office:value-type="float" office:value="3.62161212143637">
                <text:p>3.621612121436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8">
                <text:p>23.8</text:p>
              </table:table-cell>
              <table:table-cell office:value-type="float" office:value="3.62847398961621">
                <text:p>3.62847398961621</text:p>
              </table:table-cell>
              <table:table-cell office:value-type="float" office:value="3.6256197735514">
                <text:p>3.62561977355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9">
                <text:p>23.9</text:p>
              </table:table-cell>
              <table:table-cell office:value-type="float" office:value="3.63455960921997">
                <text:p>3.63455960921997</text:p>
              </table:table-cell>
              <table:table-cell office:value-type="float" office:value="3.62967622571693">
                <text:p>3.629676225716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">
                <text:p>24</text:p>
              </table:table-cell>
              <table:table-cell office:value-type="float" office:value="3.64059003051882">
                <text:p>3.64059003051882</text:p>
              </table:table-cell>
              <table:table-cell office:value-type="float" office:value="3.63366574774741">
                <text:p>3.63366574774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1">
                <text:p>24.1</text:p>
              </table:table-cell>
              <table:table-cell office:value-type="float" office:value="3.64651446585651">
                <text:p>3.64651446585651</text:p>
              </table:table-cell>
              <table:table-cell office:value-type="float" office:value="3.63774122522989">
                <text:p>3.637741225229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2">
                <text:p>24.2</text:p>
              </table:table-cell>
              <table:table-cell office:value-type="float" office:value="3.65238385686693">
                <text:p>3.65238385686693</text:p>
              </table:table-cell>
              <table:table-cell office:value-type="float" office:value="3.64173111793657">
                <text:p>3.641731117936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3">
                <text:p>24.3</text:p>
              </table:table-cell>
              <table:table-cell office:value-type="float" office:value="3.65801239711411">
                <text:p>3.65801239711411</text:p>
              </table:table-cell>
              <table:table-cell office:value-type="float" office:value="3.6457886166827">
                <text:p>3.64578861668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4">
                <text:p>24.4</text:p>
              </table:table-cell>
              <table:table-cell office:value-type="float" office:value="3.6637208593631">
                <text:p>3.6637208593631</text:p>
              </table:table-cell>
              <table:table-cell office:value-type="float" office:value="3.64979738356494">
                <text:p>3.649797383564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5">
                <text:p>24.5</text:p>
              </table:table-cell>
              <table:table-cell office:value-type="float" office:value="3.66923897040158">
                <text:p>3.66923897040158</text:p>
              </table:table-cell>
              <table:table-cell office:value-type="float" office:value="3.65385540608057">
                <text:p>3.653855406080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6">
                <text:p>24.6</text:p>
              </table:table-cell>
              <table:table-cell office:value-type="float" office:value="3.6747868453106">
                <text:p>3.6747868453106</text:p>
              </table:table-cell>
              <table:table-cell office:value-type="float" office:value="3.65784603997039">
                <text:p>3.657846039970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7">
                <text:p>24.7</text:p>
              </table:table-cell>
              <table:table-cell office:value-type="float" office:value="3.68014407467532">
                <text:p>3.68014407467532</text:p>
              </table:table-cell>
              <table:table-cell office:value-type="float" office:value="3.66192309115807">
                <text:p>3.661923091158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8">
                <text:p>24.8</text:p>
              </table:table-cell>
              <table:table-cell office:value-type="float" office:value="3.68539553752535">
                <text:p>3.68539553752535</text:p>
              </table:table-cell>
              <table:table-cell office:value-type="float" office:value="3.66591409589726">
                <text:p>3.665914095897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9">
                <text:p>24.9</text:p>
              </table:table-cell>
              <table:table-cell office:value-type="float" office:value="3.69082982714047">
                <text:p>3.69082982714047</text:p>
              </table:table-cell>
              <table:table-cell office:value-type="float" office:value="3.66990524835295">
                <text:p>3.669905248352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">
                <text:p>25</text:p>
              </table:table-cell>
              <table:table-cell office:value-type="float" office:value="3.69597162401824">
                <text:p>3.69597162401824</text:p>
              </table:table-cell>
              <table:table-cell office:value-type="float" office:value="3.67396454084465">
                <text:p>3.673964540844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.1">
                <text:p>25.1</text:p>
              </table:table-cell>
              <table:table-cell office:value-type="float" office:value="3.70110925391278">
                <text:p>3.70110925391278</text:p>
              </table:table-cell>
              <table:table-cell office:value-type="float" office:value="3.67797457109544">
                <text:p>3.677974571095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.2">
                <text:p>25.2</text:p>
              </table:table-cell>
              <table:table-cell office:value-type="float" office:value="3.70600445524504">
                <text:p>3.70600445524504</text:p>
              </table:table-cell>
              <table:table-cell office:value-type="float" office:value="3.68203438766634">
                <text:p>3.682034387666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.3">
                <text:p>25.3</text:p>
              </table:table-cell>
              <table:table-cell office:value-type="float" office:value="3.71103238866397">
                <text:p>3.71103238866397</text:p>
              </table:table-cell>
              <table:table-cell office:value-type="float" office:value="3.68602628169535">
                <text:p>3.686026281695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.4">
                <text:p>25.4</text:p>
              </table:table-cell>
              <table:table-cell office:value-type="float" office:value="3.71605625252934">
                <text:p>3.71605625252934</text:p>
              </table:table-cell>
              <table:table-cell office:value-type="float" office:value="3.69001832349294">
                <text:p>3.690018323492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.5">
                <text:p>25.5</text:p>
              </table:table-cell>
              <table:table-cell office:value-type="float" office:value="3.72102548543689">
                <text:p>3.72102548543689</text:p>
              </table:table-cell>
              <table:table-cell office:value-type="float" office:value="3.69409739574657">
                <text:p>3.694097395746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.6">
                <text:p>25.6</text:p>
              </table:table-cell>
              <table:table-cell office:value-type="float" office:value="3.72580237553702">
                <text:p>3.72580237553702</text:p>
              </table:table-cell>
              <table:table-cell office:value-type="float" office:value="3.69808980861067">
                <text:p>3.698089808610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.7">
                <text:p>25.7</text:p>
              </table:table-cell>
              <table:table-cell office:value-type="float" office:value="3.73076340120244">
                <text:p>3.73076340120244</text:p>
              </table:table-cell>
              <table:table-cell office:value-type="float" office:value="3.70208236927348">
                <text:p>3.70208236927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.8">
                <text:p>25.8</text:p>
              </table:table-cell>
              <table:table-cell office:value-type="float" office:value="3.73548126451874">
                <text:p>3.73548126451874</text:p>
              </table:table-cell>
              <table:table-cell office:value-type="float" office:value="3.7061436795439">
                <text:p>3.7061436795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.9">
                <text:p>25.9</text:p>
              </table:table-cell>
              <table:table-cell office:value-type="float" office:value="3.74024531825753">
                <text:p>3.74024531825753</text:p>
              </table:table-cell>
              <table:table-cell office:value-type="float" office:value="3.71015512198734">
                <text:p>3.710155121987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">
                <text:p>26</text:p>
              </table:table-cell>
              <table:table-cell office:value-type="float" office:value="3.7449545913219">
                <text:p>3.7449545913219</text:p>
              </table:table-cell>
              <table:table-cell office:value-type="float" office:value="3.71414820162529">
                <text:p>3.714148201625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.1">
                <text:p>26.1</text:p>
              </table:table-cell>
              <table:table-cell office:value-type="float" office:value="3.74984869880976">
                <text:p>3.74984869880976</text:p>
              </table:table-cell>
              <table:table-cell office:value-type="float" office:value="3.71821025935319">
                <text:p>3.718210259353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.2">
                <text:p>26.2</text:p>
              </table:table-cell>
              <table:table-cell office:value-type="float" office:value="3.75454957906942">
                <text:p>3.75454957906942</text:p>
              </table:table-cell>
              <table:table-cell office:value-type="float" office:value="3.72220370987449">
                <text:p>3.722203709874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.3">
                <text:p>26.3</text:p>
              </table:table-cell>
              <table:table-cell office:value-type="float" office:value="3.75924619570694">
                <text:p>3.75924619570694</text:p>
              </table:table-cell>
              <table:table-cell office:value-type="float" office:value="3.72621582094526">
                <text:p>3.726215820945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.4">
                <text:p>26.4</text:p>
              </table:table-cell>
              <table:table-cell office:value-type="float" office:value="3.76398891966759">
                <text:p>3.76398891966759</text:p>
              </table:table-cell>
              <table:table-cell office:value-type="float" office:value="3.73027862630751">
                <text:p>3.730278626307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.5">
                <text:p>26.5</text:p>
              </table:table-cell>
              <table:table-cell office:value-type="float" office:value="3.76867700362465">
                <text:p>3.76867700362465</text:p>
              </table:table-cell>
              <table:table-cell office:value-type="float" office:value="3.73427259599363">
                <text:p>3.734272595993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.6">
                <text:p>26.6</text:p>
              </table:table-cell>
              <table:table-cell office:value-type="float" office:value="3.77341116087153">
                <text:p>3.77341116087153</text:p>
              </table:table-cell>
              <table:table-cell office:value-type="float" office:value="3.73826671356896">
                <text:p>3.738266713568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.7">
                <text:p>26.7</text:p>
              </table:table-cell>
              <table:table-cell office:value-type="float" office:value="3.77800130764975">
                <text:p>3.77800130764975</text:p>
              </table:table-cell>
              <table:table-cell office:value-type="float" office:value="3.74234878080391">
                <text:p>3.742348780803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.8">
                <text:p>26.8</text:p>
              </table:table-cell>
              <table:table-cell office:value-type="float" office:value="3.7827769957772">
                <text:p>3.7827769957772</text:p>
              </table:table-cell>
              <table:table-cell office:value-type="float" office:value="3.74634326976486">
                <text:p>3.746343269764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.9">
                <text:p>26.9</text:p>
              </table:table-cell>
              <table:table-cell office:value-type="float" office:value="3.7875483644038">
                <text:p>3.7875483644038</text:p>
              </table:table-cell>
              <table:table-cell office:value-type="float" office:value="3.75033790664519">
                <text:p>3.750337906645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">
                <text:p>27</text:p>
              </table:table-cell>
              <table:table-cell office:value-type="float" office:value="3.79217517954899">
                <text:p>3.79217517954899</text:p>
              </table:table-cell>
              <table:table-cell office:value-type="float" office:value="3.75433269145312">
                <text:p>3.754332691453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.1">
                <text:p>27.1</text:p>
              </table:table-cell>
              <table:table-cell office:value-type="float" office:value="3.79698795180723">
                <text:p>3.79698795180723</text:p>
              </table:table-cell>
              <table:table-cell office:value-type="float" office:value="3.75839721512425">
                <text:p>3.758397215124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.2">
                <text:p>27.2</text:p>
              </table:table-cell>
              <table:table-cell office:value-type="float" office:value="3.80170597089814">
                <text:p>3.80170597089814</text:p>
              </table:table-cell>
              <table:table-cell office:value-type="float" office:value="3.76241088788075">
                <text:p>3.762410887880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.3">
                <text:p>27.3</text:p>
              </table:table-cell>
              <table:table-cell office:value-type="float" office:value="3.80661016099102">
                <text:p>3.80661016099102</text:p>
              </table:table-cell>
              <table:table-cell office:value-type="float" office:value="3.76640619213392">
                <text:p>3.766406192133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.4">
                <text:p>27.4</text:p>
              </table:table-cell>
              <table:table-cell office:value-type="float" office:value="3.81136899092686">
                <text:p>3.81136899092686</text:p>
              </table:table-cell>
              <table:table-cell office:value-type="float" office:value="3.77040164435309">
                <text:p>3.770401644353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.5">
                <text:p>27.5</text:p>
              </table:table-cell>
              <table:table-cell office:value-type="float" office:value="3.81617315496768">
                <text:p>3.81617315496768</text:p>
              </table:table-cell>
              <table:table-cell office:value-type="float" office:value="3.77446713949742">
                <text:p>3.774467139497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.6">
                <text:p>27.6</text:p>
              </table:table-cell>
              <table:table-cell office:value-type="float" office:value="3.8212640224359">
                <text:p>3.8212640224359</text:p>
              </table:table-cell>
              <table:table-cell office:value-type="float" office:value="3.77846296296296">
                <text:p>3.778462962962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.7">
                <text:p>27.7</text:p>
              </table:table-cell>
              <table:table-cell office:value-type="float" office:value="3.82620882971268">
                <text:p>3.82620882971268</text:p>
              </table:table-cell>
              <table:table-cell office:value-type="float" office:value="3.78247745328617">
                <text:p>3.782477453286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.8">
                <text:p>27.8</text:p>
              </table:table-cell>
              <table:table-cell office:value-type="float" office:value="3.83119871923154">
                <text:p>3.83119871923154</text:p>
              </table:table-cell>
              <table:table-cell office:value-type="float" office:value="3.7864735730953">
                <text:p>3.78647357309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.9">
                <text:p>27.9</text:p>
              </table:table-cell>
              <table:table-cell office:value-type="float" office:value="3.83628362836284">
                <text:p>3.83628362836284</text:p>
              </table:table-cell>
              <table:table-cell office:value-type="float" office:value="3.79054004000296">
                <text:p>3.790540040002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">
                <text:p>28</text:p>
              </table:table-cell>
              <table:table-cell office:value-type="float" office:value="3.84165542060279">
                <text:p>3.84165542060279</text:p>
              </table:table-cell>
              <table:table-cell office:value-type="float" office:value="3.79453653116029">
                <text:p>3.794536531160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.1">
                <text:p>28.1</text:p>
              </table:table-cell>
              <table:table-cell office:value-type="float" office:value="3.846930109407">
                <text:p>3.846930109407</text:p>
              </table:table-cell>
              <table:table-cell office:value-type="float" office:value="3.79853317035226">
                <text:p>3.798533170352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.2">
                <text:p>28.2</text:p>
              </table:table-cell>
              <table:table-cell office:value-type="float" office:value="3.85234932840665">
                <text:p>3.85234932840665</text:p>
              </table:table-cell>
              <table:table-cell office:value-type="float" office:value="3.80252995758709">
                <text:p>3.802529957587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.3">
                <text:p>28.3</text:p>
              </table:table-cell>
              <table:table-cell office:value-type="float" office:value="3.85786295353596">
                <text:p>3.85786295353596</text:p>
              </table:table-cell>
              <table:table-cell office:value-type="float" office:value="3.80661591746773">
                <text:p>3.806615917467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.4">
                <text:p>28.4</text:p>
              </table:table-cell>
              <table:table-cell office:value-type="float" office:value="3.86352072629321">
                <text:p>3.86352072629321</text:p>
              </table:table-cell>
              <table:table-cell office:value-type="float" office:value="3.81061307649565">
                <text:p>3.810613076495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.5">
                <text:p>28.5</text:p>
              </table:table-cell>
              <table:table-cell office:value-type="float" office:value="3.86937228897642">
                <text:p>3.86937228897642</text:p>
              </table:table-cell>
              <table:table-cell office:value-type="float" office:value="3.81461038359666">
                <text:p>3.814610383596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.6">
                <text:p>28.6</text:p>
              </table:table-cell>
              <table:table-cell office:value-type="float" office:value="3.87522423759219">
                <text:p>3.87522423759219</text:p>
              </table:table-cell>
              <table:table-cell office:value-type="float" office:value="3.81860783877899">
                <text:p>3.81860783877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.7">
                <text:p>28.7</text:p>
              </table:table-cell>
              <table:table-cell office:value-type="float" office:value="3.88141249128399">
                <text:p>3.88141249128399</text:p>
              </table:table-cell>
              <table:table-cell office:value-type="float" office:value="3.82260544205086">
                <text:p>3.822605442050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.8">
                <text:p>28.8</text:p>
              </table:table-cell>
              <table:table-cell office:value-type="float" office:value="3.8878932696137">
                <text:p>3.8878932696137</text:p>
              </table:table-cell>
              <table:table-cell office:value-type="float" office:value="3.82669259979624">
                <text:p>3.826692599796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.9">
                <text:p>28.9</text:p>
              </table:table-cell>
              <table:table-cell office:value-type="float" office:value="3.89456662354463">
                <text:p>3.89456662354463</text:p>
              </table:table-cell>
              <table:table-cell office:value-type="float" office:value="3.83069057498518">
                <text:p>3.830690574985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">
                <text:p>29</text:p>
              </table:table-cell>
              <table:table-cell office:value-type="float" office:value="3.90153172866521">
                <text:p>3.90153172866521</text:p>
              </table:table-cell>
              <table:table-cell office:value-type="float" office:value="3.83468869829391">
                <text:p>3.834688698293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.1">
                <text:p>29.1</text:p>
              </table:table-cell>
              <table:table-cell office:value-type="float" office:value="3.90873844318521">
                <text:p>3.90873844318521</text:p>
              </table:table-cell>
              <table:table-cell office:value-type="float" office:value="3.83868696973065">
                <text:p>3.838686969730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.2">
                <text:p>29.2</text:p>
              </table:table-cell>
              <table:table-cell office:value-type="float" office:value="3.91604153211784">
                <text:p>3.91604153211784</text:p>
              </table:table-cell>
              <table:table-cell office:value-type="float" office:value="3.84275657650982">
                <text:p>3.842756576509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.3">
                <text:p>29.3</text:p>
              </table:table-cell>
              <table:table-cell office:value-type="float" office:value="3.92382938576891">
                <text:p>3.92382938576891</text:p>
              </table:table-cell>
              <table:table-cell office:value-type="float" office:value="3.84675521962245">
                <text:p>3.846755219622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.4">
                <text:p>29.4</text:p>
              </table:table-cell>
              <table:table-cell office:value-type="float" office:value="3.931956920939">
                <text:p>3.931956920939</text:p>
              </table:table-cell>
              <table:table-cell office:value-type="float" office:value="3.8507725369595">
                <text:p>3.85077253695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.5">
                <text:p>29.5</text:p>
              </table:table-cell>
              <table:table-cell office:value-type="float" office:value="3.94047323775981">
                <text:p>3.94047323775981</text:p>
              </table:table-cell>
              <table:table-cell office:value-type="float" office:value="3.85477147674009">
                <text:p>3.854771476740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6">
                <text:p>29.6</text:p>
              </table:table-cell>
              <table:table-cell office:value-type="float" office:value="3.94913237481408">
                <text:p>3.94913237481408</text:p>
              </table:table-cell>
              <table:table-cell office:value-type="float" office:value="3.85877056469542">
                <text:p>3.858770564695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.7">
                <text:p>29.7</text:p>
              </table:table-cell>
              <table:table-cell office:value-type="float" office:value="3.9583746283449">
                <text:p>3.9583746283449</text:p>
              </table:table-cell>
              <table:table-cell office:value-type="float" office:value="3.86284136806611">
                <text:p>3.862841368066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.8">
                <text:p>29.8</text:p>
              </table:table-cell>
              <table:table-cell office:value-type="float" office:value="3.9680039623576">
                <text:p>3.9680039623576</text:p>
              </table:table-cell>
              <table:table-cell office:value-type="float" office:value="3.86684082782132">
                <text:p>3.866840827821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9">
                <text:p>29.9</text:p>
              </table:table-cell>
              <table:table-cell office:value-type="float" office:value="3.9780198019802">
                <text:p>3.9780198019802</text:p>
              </table:table-cell>
              <table:table-cell office:value-type="float" office:value="3.87084043578152">
                <text:p>3.87084043578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